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Arial21" svg:font-family="Arial2"/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31" svg:font-family="Arial3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354in"/>
    </style:style>
    <style:style style:name="co12" style:family="table-column">
      <style:table-column-properties fo:break-before="auto" style:column-width="1.0783in"/>
    </style:style>
    <style:style style:name="co13" style:family="table-column">
      <style:table-column-properties fo:break-before="auto" style:column-width="2.7193in"/>
    </style:style>
    <style:style style:name="co14" style:family="table-column">
      <style:table-column-properties fo:break-before="auto" style:column-width="1.6374in"/>
    </style:style>
    <style:style style:name="co15" style:family="table-column">
      <style:table-column-properties fo:break-before="auto" style:column-width="1.8437in"/>
    </style:style>
    <style:style style:name="co1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5.2555in"/>
    </style:style>
    <style:style style:name="co11" style:family="table-column">
      <style:table-column-properties fo:break-before="auto" style:column-width="2.1839in"/>
    </style:style>
    <style:style style:name="co17" style:family="table-column">
      <style:table-column-properties fo:break-before="auto" style:column-width="1.9354in"/>
    </style:style>
    <style:style style:name="co18" style:family="table-column">
      <style:table-column-properties fo:break-before="auto" style:column-width="0.4146in"/>
    </style:style>
    <style:style style:name="co19" style:family="table-column">
      <style:table-column-properties fo:break-before="auto" style:column-width="1.1075in"/>
    </style:style>
    <style:style style:name="co20" style:family="table-column">
      <style:table-column-properties fo:break-before="auto" style:column-width="1.3693in"/>
    </style:style>
    <style:style style:name="co21" style:family="table-column">
      <style:table-column-properties fo:break-before="auto" style:column-width="1.0453in"/>
    </style:style>
    <style:style style:name="co22" style:family="table-column">
      <style:table-column-properties fo:break-before="auto" style:column-width="1.1138in"/>
    </style:style>
    <style:style style:name="co23" style:family="table-column">
      <style:table-column-properties fo:break-before="auto" style:column-width="0.852in"/>
    </style:style>
    <style:style style:name="co24" style:family="table-column">
      <style:table-column-properties fo:break-before="auto" style:column-width="1.1862in"/>
    </style:style>
    <style:style style:name="co25" style:family="table-column">
      <style:table-column-properties fo:break-before="auto" style:column-width="1.1701in"/>
    </style:style>
    <style:style style:name="co26" style:family="table-column">
      <style:table-column-properties fo:break-before="auto" style:column-width="1.1547in"/>
    </style:style>
    <style:style style:name="co27" style:family="table-column">
      <style:table-column-properties fo:break-before="auto" style:column-width="0.9535in"/>
    </style:style>
    <style:style style:name="co28" style:family="table-column">
      <style:table-column-properties fo:break-before="auto" style:column-width="1.3228in"/>
    </style:style>
    <style:style style:name="co29" style:family="table-column">
      <style:table-column-properties fo:break-before="auto" style:column-width="1.248in"/>
    </style:style>
    <style:style style:name="co30" style:family="table-column">
      <style:table-column-properties fo:break-before="auto" style:column-width="2.7382in"/>
    </style:style>
    <style:style style:name="co31" style:family="table-column">
      <style:table-column-properties fo:break-before="auto" style:column-width="0.3728in"/>
    </style:style>
    <style:style style:name="co32" style:family="table-column">
      <style:table-column-properties fo:break-before="auto" style:column-width="0.9634in"/>
    </style:style>
    <style:style style:name="co33" style:family="table-column">
      <style:table-column-properties fo:break-before="auto" style:column-width="0.6244in"/>
    </style:style>
    <style:style style:name="co34" style:family="table-column">
      <style:table-column-properties fo:break-before="auto" style:column-width="0.4583in"/>
    </style:style>
    <style:style style:name="co35" style:family="table-column">
      <style:table-column-properties fo:break-before="auto" style:column-width="0.4909in"/>
    </style:style>
    <style:style style:name="ro7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8" style:family="table-row">
      <style:table-row-properties style:row-height="0.6008in" fo:break-before="auto" style:use-optimal-row-height="true"/>
    </style:style>
    <style:style style:name="ro9" style:family="table-row">
      <style:table-row-properties style:row-height="0.2382in" fo:break-before="auto" style:use-optimal-row-height="true"/>
    </style:style>
    <style:style style:name="ro10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2508in" fo:break-before="auto" style:use-optimal-row-height="true"/>
    </style:style>
    <style:style style:name="ro13" style:family="table-row">
      <style:table-row-properties style:row-height="0.2728in" fo:break-before="auto" style:use-optimal-row-height="true"/>
    </style:style>
    <style:style style:name="ro14" style:family="table-row">
      <style:table-row-properties style:row-height="1.2244in" fo:break-before="auto" style:use-optimal-row-height="false"/>
    </style:style>
    <style:style style:name="ro15" style:family="table-row">
      <style:table-row-properties style:row-height="0.9118in" fo:break-before="auto" style:use-optimal-row-height="true"/>
    </style:style>
    <style:style style:name="ro16" style:family="table-row">
      <style:table-row-properties style:row-height="0.2839in" fo:break-before="auto" style:use-optimal-row-height="true"/>
    </style:style>
    <style:style style:name="ro17" style:family="table-row">
      <style:table-row-properties style:row-height="0.3354in" fo:break-before="auto" style:use-optimal-row-height="false"/>
    </style:style>
    <style:style style:name="ro18" style:family="table-row">
      <style:table-row-properties style:row-height="0.5799in" fo:break-before="auto" style:use-optimal-row-height="true"/>
    </style:style>
    <style:style style:name="ro19" style:family="table-row">
      <style:table-row-properties style:row-height="0.7457in" fo:break-before="auto" style:use-optimal-row-height="true"/>
    </style:style>
    <style:style style:name="ro20" style:family="table-row">
      <style:table-row-properties style:row-height="0.1783in" fo:break-before="auto" style:use-optimal-row-height="false"/>
    </style:style>
    <style:style style:name="ro21" style:family="table-row">
      <style:table-row-properties style:row-height="0.8701in" fo:break-before="auto" style:use-optimal-row-height="true"/>
    </style:style>
    <style:style style:name="ta3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fo:padding="0.0417in" style:vertical-align="middle"/>
    </style:style>
    <style:style style:name="ce14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15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19" style:family="table-cell" style:parent-style-name="Result2">
      <style:table-cell-properties fo:padding="0.0417in" style:vertical-align="middle"/>
    </style:style>
    <style:style style:name="ce20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34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35" style:family="table-cell" style:parent-style-name="Default">
      <style:text-properties style:font-name="Arial" fo:font-size="9pt" style:font-size-asian="9pt" style:font-size-complex="9pt"/>
    </style:style>
    <style:style style:name="ce36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37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8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39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40" style:family="table-cell" style:parent-style-name="Document_20_Title">
      <style:text-properties style:font-name="Arial" fo:font-size="9pt" style:font-size-asian="9pt" style:font-size-complex="9pt"/>
    </style:style>
    <style:style style:name="ce41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42" style:family="table-cell" style:parent-style-name="Heading">
      <style:text-properties fo:color="#333366" fo:font-style="normal" style:font-style-asian="normal" style:font-style-complex="normal"/>
    </style:style>
    <style:style style:name="ce43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44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order="0.0008in solid #000000" fo:padding="0.0417in"/>
    </style:style>
    <style:style style:name="ce4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50" style:family="table-cell" style:parent-style-name="Default">
      <style:text-properties fo:font-size="10pt" style:font-size-asian="10pt" style:font-size-complex="10pt"/>
    </style:style>
    <style:style style:name="ce51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54" style:family="table-cell" style:parent-style-name="Default">
      <style:table-cell-properties fo:padding="0.028in"/>
    </style:style>
    <style:style style:name="ce55" style:family="table-cell" style:parent-style-name="Default">
      <style:table-cell-properties fo:border="0.0008in solid #000000"/>
    </style:style>
    <style:style style:name="ce56" style:family="table-cell" style:parent-style-name="Default">
      <style:table-cell-properties fo:background-color="transparent" fo:border="0.0008in solid #000000"/>
    </style:style>
    <style:style style:name="ce57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9.G10"/>
    </style:style>
    <style:style style:name="ce5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61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62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63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64" style:family="table-cell" style:parent-style-name="Default">
      <style:table-cell-properties fo:padding="0.028in"/>
      <style:text-properties fo:font-size="9pt" style:font-size-asian="9pt" style:font-size-complex="9pt"/>
    </style:style>
    <style:style style:name="ce65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6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68" style:family="table-cell" style:parent-style-name="Default">
      <style:text-properties fo:font-size="9pt" style:font-size-asian="9pt" style:font-size-complex="9pt"/>
    </style:style>
    <style:style style:name="ce69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70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7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73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>
      <style:table-cell-properties fo:wrap-option="wrap" fo:border="0.0008in solid #000000"/>
    </style:style>
    <style:style style:name="ce78" style:family="table-cell" style:parent-style-name="Default">
      <style:table-cell-properties fo:background-color="transparent" fo:wrap-option="wrap" fo:border="0.0008in solid #000000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fo:border="none"/>
    </style:style>
    <style:style style:name="ce81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83" style:family="table-cell" style:parent-style-name="Default">
      <style:table-cell-properties fo:background-color="#ffff99" style:text-align-source="fix" style:repeat-content="false" fo:border="0.0008in solid #000000" fo:padding="0.028in"/>
      <style:paragraph-properties fo:text-align="start" fo:margin-left="0in"/>
      <style:text-properties fo:font-style="italic" style:font-style-asian="italic" style:font-style-complex="italic"/>
    </style:style>
    <style:style style:name="ce84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="0.0008in solid #000000" fo:padding="0.028in"/>
    </style:style>
    <style:style style:name="ce86" style:family="table-cell" style:parent-style-name="Default">
      <style:table-cell-properties fo:background-color="#ff9999" fo:border="0.0008in solid #000000"/>
    </style:style>
    <style:style style:name="ce87" style:family="table-cell" style:parent-style-name="Default">
      <style:table-cell-properties fo:background-color="#ffff99" fo:border="0.0008in solid #000000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89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9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4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6" style:family="table-cell" style:parent-style-name="Default"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transparent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ff99" fo:padding="0.028in"/>
    </style:style>
    <style:style style:name="ce106" style:family="table-cell" style:parent-style-name="Default">
      <style:table-cell-properties fo:background-color="#ffff99"/>
    </style:style>
    <style:style style:name="ce107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08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5" style:family="table-cell" style:parent-style-name="Default"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>
      <style:table-cell-properties fo:background-color="#ff9900" fo:border="0.0008in solid #000000"/>
    </style:style>
    <style:style style:name="ce122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23" style:family="table-cell" style:parent-style-name="Absent">
      <style:table-cell-properties fo:background-color="#ff9900"/>
      <style:map style:condition="cell-content()&gt;0" style:apply-style-name="Absent" style:base-cell-address="Tong_Hop_Ngay_Nghi_2019.C2"/>
    </style:style>
    <style:style style:name="ce124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2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9" style:family="table-cell" style:parent-style-name="Default" style:data-style-name="N0">
      <style:table-cell-properties fo:background-color="#ff99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0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>
      <style:table-cell-properties fo:background-color="#ff9900" fo:padding="0.028in"/>
    </style:style>
    <style:style style:name="ce139" style:family="table-cell" style:parent-style-name="Default">
      <style:table-cell-properties fo:background-color="#ff9900"/>
    </style:style>
    <style:style style:name="ce140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41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4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6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8" style:family="table-cell" style:parent-style-name="Default">
      <style:map style:condition="cell-content()=&quot;Sun&quot;" style:apply-style-name="Không_20_tên4" style:base-cell-address="'Cover Page'.AH1"/>
    </style:style>
    <style:style style:name="ce14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>
      <style:table-cell-properties fo:background-color="#ffff00" fo:border="0.0008in solid #000000"/>
    </style:style>
    <style:style style:name="ce155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56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1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3" style:family="table-cell" style:parent-style-name="Default"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70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7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5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7" style:family="table-cell" style:parent-style-name="Default"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3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84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9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1" style:family="table-cell" style:parent-style-name="Default">
      <style:map style:condition="cell-content()=&quot;Sun&quot;" style:apply-style-name="Không_20_tên4" style:base-cell-address="'Cover Page'.AH1"/>
    </style:style>
    <style:style style:name="ce1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98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0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5" style:family="table-cell" style:parent-style-name="Default"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1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12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1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4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1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7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19" style:family="table-cell" style:parent-style-name="Default">
      <style:map style:condition="cell-content()=&quot;Sun&quot;" style:apply-style-name="Không_20_tên4" style:base-cell-address="'Cover Page'.AH1"/>
    </style:style>
    <style:style style:name="ce2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3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5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26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2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8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3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31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3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33" style:family="table-cell" style:parent-style-name="Default">
      <style:map style:condition="cell-content()=&quot;Sun&quot;" style:apply-style-name="Không_20_tên4" style:base-cell-address="'Cover Page'.AH1"/>
    </style:style>
    <style:style style:name="ce2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7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3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9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40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4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2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4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5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47" style:family="table-cell" style:parent-style-name="Default">
      <style:map style:condition="cell-content()=&quot;Sun&quot;" style:apply-style-name="Không_20_tên4" style:base-cell-address="'Cover Page'.AH1"/>
    </style:style>
    <style:style style:name="ce24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1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5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3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54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5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6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5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59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61" style:family="table-cell" style:parent-style-name="Default">
      <style:map style:condition="cell-content()=&quot;Sun&quot;" style:apply-style-name="Không_20_tên4" style:base-cell-address="'Cover Page'.AH1"/>
    </style:style>
    <style:style style:name="ce2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65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6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06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'Segoe UI'" style:font-pitch="variable" fo:font-size="5.09999990463257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5.09999990463257pt" style:language-asian="zxx" style:country-asian="none" style:font-style-asian="normal" style:font-weight-asian="normal" style:font-family-complex="'Segoe UI'" style:font-pitch-complex="variable" style:font-size-complex="5.0999999046325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'Segoe UI'" style:font-pitch="variable" fo:font-size="11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language-asian="zxx" style:country-asian="none" style:font-style-asian="normal" style:font-weight-asian="normal" style:font-family-complex="'Segoe UI'" style:font-pitch-complex="variable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3" table:print="false">
        <office:forms form:automatic-focus="false" form:apply-design-mode="false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1018" table:default-cell-style-name="Default"/>
        <table:table-row table:style-name="ro7">
          <table:table-cell table:style-name="ce11" office:value-type="string">
            <text:p>NUS Technology</text:p>
          </table:table-cell>
          <table:table-cell table:style-name="ce13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13" table:number-columns-repeated="1019"/>
          <table:table-cell table:number-columns-repeated="2"/>
        </table:table-row>
        <table:table-row table:style-name="ro2">
          <table:table-cell/>
          <table:table-cell table:style-name="ce13"/>
          <table:table-cell table:style-name="ce33"/>
          <table:table-cell table:style-name="ce13" table:number-columns-repeated="1019"/>
          <table:table-cell table:number-columns-repeated="2"/>
        </table:table-row>
        <table:table-row table:style-name="ro2">
          <table:table-cell/>
          <table:table-cell table:style-name="ce13" table:number-columns-repeated="1021"/>
          <table:table-cell table:number-columns-repeated="2"/>
        </table:table-row>
        <table:table-row table:style-name="ro2" table:number-rows-repeated="2">
          <table:table-cell table:style-name="ce13" table:number-columns-repeated="1022"/>
          <table:table-cell table:number-columns-repeated="2"/>
        </table:table-row>
        <table:table-row table:style-name="ro2">
          <table:table-cell table:style-name="ce13"/>
          <table:table-cell table:style-name="ce19" table:number-columns-repeated="2"/>
          <table:table-cell table:style-name="ce13" table:number-columns-repeated="1019"/>
          <table:table-cell table:number-columns-repeated="2"/>
        </table:table-row>
        <table:table-row table:style-name="ro2" table:number-rows-repeated="2">
          <table:table-cell table:style-name="ce13" table:number-columns-repeated="2"/>
          <table:table-cell/>
          <table:table-cell table:style-name="ce13" table:number-columns-repeated="1019"/>
          <table:table-cell table:number-columns-repeated="2"/>
        </table:table-row>
        <table:table-row table:style-name="ro8">
          <table:table-cell table:style-name="ce14" office:value-type="string">
            <text:p>Timekeeping Information 2019</text:p>
          </table:table-cell>
          <table:table-cell table:style-name="ce13" table:number-columns-repeated="1021"/>
          <table:table-cell table:number-columns-repeated="2"/>
        </table:table-row>
        <table:table-row table:style-name="ro9">
          <table:table-cell table:style-name="ce15" office:value-type="string">
            <text:p>Created by:</text:p>
          </table:table-cell>
          <table:table-cell table:style-name="ce20" office:value-type="string">
            <text:p>Thuyen Tran-Thanh-Nha</text:p>
          </table:table-cell>
          <table:table-cell table:style-name="ce17"/>
          <table:table-cell table:style-name="ce38" table:number-columns-repeated="1019"/>
          <table:table-cell table:style-name="ce35" table:number-columns-repeated="2"/>
        </table:table-row>
        <table:table-row table:style-name="ro2">
          <table:table-cell table:style-name="ce16" office:value-type="string">
            <text:p>Effective date:</text:p>
          </table:table-cell>
          <table:table-cell table:style-name="ce21" office:value-type="string">
            <text:p>N/A</text:p>
          </table:table-cell>
          <table:table-cell table:style-name="ce17"/>
          <table:table-cell table:style-name="ce38" table:number-columns-repeated="2"/>
          <table:table-cell table:style-name="ce35"/>
          <table:table-cell table:style-name="ce38" table:number-columns-repeated="1016"/>
          <table:table-cell table:style-name="ce35" table:number-columns-repeated="2"/>
        </table:table-row>
        <table:table-row table:style-name="ro2">
          <table:table-cell table:style-name="ce15" office:value-type="string">
            <text:p>Version:</text:p>
          </table:table-cell>
          <table:table-cell table:style-name="ce22" office:value-type="float" office:value="0.8">
            <text:p>0.8</text:p>
          </table:table-cell>
          <table:table-cell table:style-name="ce17"/>
          <table:table-cell table:style-name="ce38" table:number-columns-repeated="2"/>
          <table:table-cell table:style-name="ce40"/>
          <table:table-cell table:style-name="ce38" table:number-columns-repeated="1016"/>
          <table:table-cell table:style-name="ce35" table:number-columns-repeated="2"/>
        </table:table-row>
        <table:table-row table:style-name="ro2">
          <table:table-cell table:style-name="ce17" table:number-columns-repeated="3"/>
          <table:table-cell table:style-name="ce13" table:number-columns-repeated="1019"/>
          <table:table-cell table:number-columns-repeated="2"/>
        </table:table-row>
        <table:table-row table:style-name="ro2">
          <table:table-cell table:style-name="ce13"/>
          <table:table-cell table:style-name="ce12" table:number-columns-repeated="2"/>
          <table:table-cell table:style-name="ce13" table:number-columns-repeated="1019"/>
          <table:table-cell table:number-columns-repeated="2"/>
        </table:table-row>
        <table:table-row table:style-name="ro2" table:number-rows-repeated="2">
          <table:table-cell table:style-name="ce13"/>
          <table:table-cell table:style-name="ce12"/>
          <table:table-cell/>
          <table:table-cell table:style-name="ce13" table:number-columns-repeated="1019"/>
          <table:table-cell table:number-columns-repeated="2"/>
        </table:table-row>
        <table:table-row table:style-name="ro2">
          <table:table-cell table:style-name="ce13"/>
          <table:table-cell table:style-name="ce12" table:number-columns-repeated="2"/>
          <table:table-cell table:style-name="ce13" table:number-columns-repeated="2"/>
          <table:table-cell/>
          <table:table-cell table:style-name="ce13" table:number-columns-repeated="1016"/>
          <table:table-cell table:number-columns-repeated="2"/>
        </table:table-row>
        <table:table-row table:style-name="ro2" table:number-rows-repeated="2">
          <table:table-cell table:style-name="ce13"/>
          <table:table-cell table:style-name="ce12" table:number-columns-repeated="2"/>
          <table:table-cell table:style-name="ce13" table:number-columns-repeated="1019"/>
          <table:table-cell table:number-columns-repeated="2"/>
        </table:table-row>
        <table:table-row table:style-name="ro10">
          <table:table-cell table:style-name="ce13"/>
          <table:table-cell table:style-name="ce12" table:number-columns-repeated="2"/>
          <table:table-cell table:style-name="ce13"/>
          <table:table-cell/>
          <table:table-cell table:style-name="ce41" office:value-type="string">
            <text:p>Office Admin</text:p>
          </table:table-cell>
          <table:table-cell table:style-name="ce13" table:number-columns-repeated="1016"/>
          <table:table-cell table:number-columns-repeated="2"/>
        </table:table-row>
        <table:table-row table:style-name="ro2">
          <table:table-cell table:style-name="ce13"/>
          <table:table-cell table:style-name="ce12" table:number-columns-repeated="2"/>
          <table:table-cell table:style-name="ce13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34"/>
          <table:table-cell table:style-name="ce13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5"/>
          <table:table-cell table:style-name="ce39" table:number-columns-repeated="3"/>
          <table:table-cell table:style-name="ce13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39" table:number-columns-repeated="3"/>
          <table:table-cell table:style-name="ce13" table:number-columns-repeated="1016"/>
          <table:table-cell table:number-columns-repeated="2"/>
        </table:table-row>
        <table:table-row table:style-name="ro2">
          <table:table-cell table:style-name="ce18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36"/>
          <table:table-cell table:style-name="ce39" table:number-columns-repeated="3"/>
          <table:table-cell table:style-name="ce13" table:number-columns-repeated="1016"/>
          <table:table-cell table:number-columns-repeated="2"/>
        </table:table-row>
        <table:table-row table:style-name="ro2">
          <table:table-cell table:style-name="ce13"/>
          <table:table-cell table:number-columns-repeated="2"/>
          <table:table-cell table:style-name="ce13" table:number-columns-repeated="1019"/>
          <table:table-cell table:number-columns-repeated="2"/>
        </table:table-row>
        <table:table-row table:style-name="ro2">
          <table:table-cell table:style-name="ce13"/>
          <table:table-cell table:style-name="ce32"/>
          <table:table-cell table:style-name="ce37"/>
          <table:table-cell table:style-name="ce13" table:number-columns-repeated="1019"/>
          <table:table-cell table:number-columns-repeated="2"/>
        </table:table-row>
        <table:table-row table:style-name="ro2" table:number-rows-repeated="5">
          <table:table-cell table:style-name="ce13"/>
          <table:table-cell table:style-name="ce12" table:number-columns-repeated="2"/>
          <table:table-cell table:style-name="ce13" table:number-columns-repeated="1019"/>
          <table:table-cell table:number-columns-repeated="2"/>
        </table:table-row>
        <table:table-row table:style-name="ro2" table:number-rows-repeated="6">
          <table:table-cell table:style-name="ce13"/>
          <table:table-cell table:number-columns-repeated="2"/>
          <table:table-cell table:style-name="ce13" table:number-columns-repeated="1019"/>
          <table:table-cell table:number-columns-repeated="2"/>
        </table:table-row>
        <table:table-row table:style-name="ro2" table:number-rows-repeated="65496">
          <table:table-cell table:style-name="ce13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42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43" office:value-type="string">
            <text:p>Version</text:p>
          </table:table-cell>
          <table:table-cell table:style-name="ce43" office:value-type="string">
            <text:p>Change description</text:p>
          </table:table-cell>
          <table:table-cell table:style-name="ce43" office:value-type="string">
            <text:p>Changed by</text:p>
          </table:table-cell>
          <table:table-cell table:style-name="ce43" office:value-type="string">
            <text:p>Date</text:p>
          </table:table-cell>
          <table:table-cell table:style-name="ce49" table:number-columns-repeated="1014"/>
          <table:table-cell table:style-name="ce50" table:number-columns-repeated="4"/>
        </table:table-row>
        <table:table-row table:style-name="ro11">
          <table:table-cell table:style-name="ce44" office:value-type="float" office:value="0.1">
            <text:p>0.1</text:p>
          </table:table-cell>
          <table:table-cell table:style-name="ce46" office:value-type="string">
            <text:p>Initiate and add content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1-02">
            <text:p>January 02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4" office:value-type="float" office:value="0.1">
            <text:p>0.1</text:p>
          </table:table-cell>
          <table:table-cell table:style-name="ce46" office:value-type="string">
            <text:p>Remove PhongPT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1-08">
            <text:p>January 08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4" office:value-type="float" office:value="0.2">
            <text:p>0.2</text:p>
          </table:table-cell>
          <table:table-cell table:style-name="ce46" office:value-type="string">
            <text:p>Remove SonNN from FEB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1-25">
            <text:p>January 25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4" office:value-type="float" office:value="0.3">
            <text:p>0.3</text:p>
          </table:table-cell>
          <table:table-cell table:style-name="ce46" office:value-type="string">
            <text:p>Remove CuongNM from FEB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2-11">
            <text:p>February 11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3">
            <text:p>0.3</text:p>
          </table:table-cell>
          <table:table-cell table:style-name="ce45" office:value-type="string">
            <text:p>Add VuPTM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2-26">
            <text:p>February 26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3">
            <text:p>0.3</text:p>
          </table:table-cell>
          <table:table-cell table:style-name="ce45" office:value-type="string">
            <text:p>Add TuanNT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3-01">
            <text:p>March 01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4">
            <text:p>0.4</text:p>
          </table:table-cell>
          <table:table-cell table:style-name="ce45" office:value-type="string">
            <text:p>Remove ToanBV from April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3-08">
            <text:p>March 08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4">
            <text:p>0.4</text:p>
          </table:table-cell>
          <table:table-cell table:style-name="ce45" office:value-type="string">
            <text:p>Add VyNL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3-12">
            <text:p>March 12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4">
            <text:p>0.4</text:p>
          </table:table-cell>
          <table:table-cell table:style-name="ce45" office:value-type="string">
            <text:p>Add HaVS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3-18">
            <text:p>March 18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4">
            <text:p>0.4</text:p>
          </table:table-cell>
          <table:table-cell table:style-name="ce45" office:value-type="string">
            <text:p>Add TrucPDT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3-18">
            <text:p>March 18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4">
            <text:p>0.4</text:p>
          </table:table-cell>
          <table:table-cell table:style-name="ce45" office:value-type="string">
            <text:p>Add TinTT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3-18">
            <text:p>March 18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5">
            <text:p>0.5</text:p>
          </table:table-cell>
          <table:table-cell table:style-name="ce45" office:value-type="string">
            <text:p>Remove TinTT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3-20">
            <text:p>March 20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6">
            <text:p>0.6</text:p>
          </table:table-cell>
          <table:table-cell table:style-name="ce45" office:value-type="string">
            <text:p>Remove TanNN from April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3-22">
            <text:p>March 22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7">
            <text:p>0.7</text:p>
          </table:table-cell>
          <table:table-cell table:style-name="ce45" office:value-type="string">
            <text:p>Remove DaiPD from April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3-29">
            <text:p>March 29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7">
            <text:p>0.7</text:p>
          </table:table-cell>
          <table:table-cell table:style-name="ce45" office:value-type="string">
            <text:p>Add TamLH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4-01">
            <text:p>April 01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8">
            <text:p>0.8</text:p>
          </table:table-cell>
          <table:table-cell table:style-name="ce45" office:value-type="string">
            <text:p>Remove NamTH from May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4-12">
            <text:p>April 12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8">
            <text:p>0.8</text:p>
          </table:table-cell>
          <table:table-cell table:style-name="ce45" office:value-type="string">
            <text:p>Add ThienTM form April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4-24">
            <text:p>April 24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8">
            <text:p>0.8</text:p>
          </table:table-cell>
          <table:table-cell table:style-name="ce45" office:value-type="string">
            <text:p>Add DatVT + VietDQ form May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5-24">
            <text:p>May 24, 2019</text:p>
          </table:table-cell>
          <table:table-cell table:style-name="ce12" table:number-columns-repeated="1014"/>
          <table:table-cell table:number-columns-repeated="4"/>
        </table:table-row>
        <table:table-row table:style-name="ro12">
          <table:table-cell table:style-name="ce45" office:value-type="float" office:value="0.9">
            <text:p>0.9</text:p>
          </table:table-cell>
          <table:table-cell table:style-name="ce45" office:value-type="string">
            <text:p>Revove DatVT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5-30">
            <text:p>May 30, 2019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12">
          <table:table-cell table:style-name="ce45" table:number-columns-repeated="2"/>
          <table:table-cell table:style-name="ce47"/>
          <table:table-cell table:style-name="ce48"/>
          <table:table-cell table:style-name="ce12" table:number-columns-repeated="1014"/>
          <table:table-cell table:number-columns-repeated="4"/>
        </table:table-row>
        <table:table-row table:style-name="ro2" table:number-rows-repeated="23">
          <table:table-cell table:style-name="ce45"/>
          <table:table-cell table:style-name="ce46" table:number-columns-repeated="2"/>
          <table:table-cell table:style-name="ce48"/>
          <table:table-cell table:style-name="ce12" table:number-columns-repeated="1014"/>
          <table:table-cell table:number-columns-repeated="4"/>
        </table:table-row>
        <table:table-row table:style-name="ro2" table:number-rows-repeated="65427">
          <table:table-cell table:style-name="ce12" table:number-columns-repeated="1018"/>
          <table:table-cell table:number-columns-repeated="4"/>
        </table:table-row>
        <table:table-row table:style-name="ro2" table:number-rows-repeated="98309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9" table:style-name="ta4" table:print="false"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68"/>
        <table:table-column table:style-name="co25" table:default-cell-style-name="ce17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76"/>
        <table:table-column table:style-name="co29" table:default-cell-style-name="Default"/>
        <table:table-column table:style-name="co30" table:default-cell-style-name="Default"/>
        <table:table-column table:style-name="co7" table:number-columns-repeated="1009" table:default-cell-style-name="Default"/>
        <table:table-row table:style-name="ro13">
          <table:table-cell table:style-name="ce51" office:value-type="string">
            <text:p>Tổng hợp ngày nghỉ 2019</text:p>
          </table:table-cell>
          <table:table-cell table:style-name="ce54" table:number-columns-repeated="6"/>
          <table:table-cell table:style-name="ce64"/>
          <table:table-cell table:style-name="ce69"/>
          <table:table-cell table:style-name="ce54" table:number-columns-repeated="3"/>
          <table:table-cell table:style-name="ce73"/>
          <table:table-cell table:style-name="ce54" table:number-columns-repeated="2"/>
          <table:table-cell table:number-columns-repeated="1009"/>
        </table:table-row>
        <table:table-row table:style-name="ro13" table:number-rows-repeated="4">
          <table:table-cell table:style-name="ce51"/>
          <table:table-cell table:style-name="ce54" table:number-columns-repeated="6"/>
          <table:table-cell table:style-name="ce64"/>
          <table:table-cell table:style-name="ce69"/>
          <table:table-cell table:style-name="ce54" table:number-columns-repeated="3"/>
          <table:table-cell table:style-name="ce73"/>
          <table:table-cell table:style-name="ce54" table:number-columns-repeated="2"/>
          <table:table-cell table:number-columns-repeated="1009"/>
        </table:table-row>
        <table:table-row table:style-name="ro14">
          <table:table-cell table:style-name="ce52" office:value-type="string">
            <text:p>No.</text:p>
          </table:table-cell>
          <table:table-cell table:style-name="ce52" office:value-type="string">
            <text:p>Name</text:p>
          </table:table-cell>
          <table:table-cell table:style-name="ce58" office:value-type="string">
            <text:p>Remaining Leave Days From 2018</text:p>
          </table:table-cell>
          <table:table-cell table:style-name="ce58" office:value-type="string">
            <office:annotation draw:style-name="gr1" draw:text-style-name="P1" svg:width="3.4126in" svg:height="1.3232in" svg:x="4.5346in" svg:y="0.4402in" draw:caption-point-x="-0.7689in" draw:caption-point-y="0.9236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8 MOVE TO 2019</text:p>
          </table:table-cell>
          <table:table-cell table:style-name="ce58" office:value-type="string">
            <office:annotation draw:style-name="gr2" draw:text-style-name="P1" svg:width="1.1413in" svg:height="0.5457in" svg:x="5.0472in" svg:y="0.6685in" draw:caption-point-x="-0.2402in" draw:caption-point-y="0.6953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9</text:p>
          </table:table-cell>
          <table:table-cell table:style-name="ce58" office:value-type="string">
            <text:p>Working To</text:p>
          </table:table-cell>
          <table:table-cell table:style-name="ce58" office:value-type="string">
            <office:annotation draw:style-name="gr3" draw:text-style-name="P1" svg:width="1.1413in" svg:height="0.7012in" svg:x="7.028in" svg:y="0.6685in" draw:caption-point-x="-0.2622in" draw:caption-point-y="0.6953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9</text:p>
          </table:table-cell>
          <table:table-cell table:style-name="ce65" office:value-type="string">
            <office:annotation draw:style-name="gr2" draw:text-style-name="P1" svg:width="1.1413in" svg:height="0.5457in" svg:x="8.1874in" svg:y="0.6685in" draw:caption-point-x="-0.2402in" draw:caption-point-y="0.6953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70" office:value-type="string">
            <office:annotation draw:style-name="gr4" draw:text-style-name="P1" svg:width="1.1413in" svg:height="0.3902in" svg:x="9.3531in" svg:y="0.6685in" draw:caption-point-x="-0.2402in" draw:caption-point-y="0.6953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58" office:value-type="string">
            <text:p>Remaining Leave Days</text:p>
          </table:table-cell>
          <table:table-cell table:style-name="ce58" office:value-type="string">
            <text:p>Extended Leave Days</text:p>
          </table:table-cell>
          <table:table-cell table:style-name="ce58" office:value-type="string">
            <text:p>Leave Days Already Subtracted From Salary</text:p>
          </table:table-cell>
          <table:table-cell table:style-name="ce58" office:value-type="string">
            <text:p>Leave Days Seniority (over 3 years)</text:p>
          </table:table-cell>
          <table:table-cell table:style-name="ce58" office:value-type="string">
            <office:annotation office:display="true" draw:style-name="gr5" draw:text-style-name="P3" svg:width="1.9224in" svg:height="1.4787in" svg:x="16.4665in" svg:y="1.2457in" draw:caption-point-x="-1.4484in" draw:caption-point-y="0.1177in">
              <dc:creator>ThuyLTT</dc:creator>
              <dc:date>2014-01-06T00:00:00</dc:date>
              <text:p text:style-name="P2"><text:span text:style-name="T3">Ngày phép còn lại trong năm</text:span></text:p>
              <text:p text:style-name="P2"><text:span text:style-name="T3"/></text:p>
              <text:p text:style-name="P2"><text:span text:style-name="T3">Khi kết thúc năm:</text:span></text:p>
              <text:p text:style-name="P2"><text:span text:style-name="T3">- Số ngày phép còn lại (dương) sẽ được chuyển sang năm sau</text:span></text:p>
              <text:p text:style-name="P2"><text:span text:style-name="T3"/></text:p>
              <text:p text:style-name="P2"><text:span text:style-name="T3">- Số ngày phép còn lại (âm) sẽ bị trừ vào lương tháng 13 </text:span></text:p>
            </office:annotation>
            <text:p>Final Remaining Leave Days</text:p>
          </table:table-cell>
          <table:table-cell table:style-name="ce52" office:value-type="string">
            <text:p>Notes</text:p>
          </table:table-cell>
          <table:table-cell table:number-columns-repeated="1009"/>
        </table:table-row>
        <table:table-row table:style-name="ro15">
          <table:table-cell table:style-name="ce53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59" office:value-type="float" office:value="-2.5">
            <text:p>-2.5</text:p>
          </table:table-cell>
          <table:table-cell table:style-name="ce59" table:formula="of:=IF([.C7]&lt;0;0;[.C7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1" table:formula="of:=IF(YEAR(NOW())&gt;YEAR([.E7]);DATE(YEAR([.E7]);12;31);NOW())" office:value-type="date" office:date-value="2019-05-31T17:50:17.11">
            <text:p>05/31/19</text:p>
          </table:table-cell>
          <table:table-cell table:style-name="ce63" table:formula="of:= IF(MONTH([.F7])=MONTH([.E7]) ; IF(NETWORKDAYS([.E7];[.E7]) &lt; NETWORKDAYS(DATE(YEAR([.E7]);MONTH([.E7]);1);EOMONTH([.E7];0)) / 2 ; 0 ; 1)  ;  IF( NETWORKDAYS([.E7];EOMONTH([.E7];0)) &lt; NETWORKDAYS(DATE(YEAR([.E7]);MONTH([.E7]);1);EOMONTH([.E7];0))/2  ; 0  ; 1) + IF(MONTH([.F7]) &gt; MONTH([.E7]) ; MONTH([.F7])-MONTH([.E7])-1 ; 0) + IF(NETWORKDAYS(DATE(YEAR([.F7]);MONTH([.F7]);1);[.F7]) &lt;  NETWORKDAYS(DATE(YEAR([.F7]);MONTH([.F7]);1);EOMONTH([.F7];0)) / 2 ; 0 ; 1))" office:value-type="float" office:value="5">
            <text:p>5</text:p>
          </table:table-cell>
          <table:table-cell table:style-name="ce66" table:formula="of:=SUMPRODUCT([Thong_Tin_Ngay_Nghi_201901.$B$3:.$B$70]=[.$B7];[Thong_Tin_Ngay_Nghi_201901.$C$3:.$C$70]) +  SUMPRODUCT([Thong_Tin_Ngay_Nghi_201902.$B$3:.$B$68]=[.$B7];[Thong_Tin_Ngay_Nghi_201902.$C$3:.$C$68]) + SUMPRODUCT([Thong_Tin_Ngay_Nghi_201903.$B$3:.$B$71]=[.$B7];[Thong_Tin_Ngay_Nghi_201903.$C$3:.$C$71])" office:value-type="float" office:value="11">
            <text:p>11</text:p>
          </table:table-cell>
          <table:table-cell table:style-name="ce71" table:formula="of:=SUMPRODUCT([Thong_Tin_Ngay_Nghi_201901.$B$3:.$B$70]=[.$B7];[Thong_Tin_Ngay_Nghi_201901.$C$3:.$C$70]) +SUMPRODUCT([Thong_Tin_Ngay_Nghi_201902.$B$3:.$B$68]=[.$B7];[Thong_Tin_Ngay_Nghi_201902.$C$3:.$C$68]) +SUMPRODUCT([Thong_Tin_Ngay_Nghi_201903.$B$3:.$B$71]=[.$B7];[Thong_Tin_Ngay_Nghi_201903.$C$3:.$C$71]) +SUMPRODUCT([Thong_Tin_Ngay_Nghi_201904.$B$3:.$B$72]=[.$B7];[Thong_Tin_Ngay_Nghi_201904.$C$3:.$C$72]) +SUMPRODUCT([Thong_Tin_Ngay_Nghi_201905.$B$3:.$B$70]=[.$B7];[Thong_Tin_Ngay_Nghi_201905.$C$3:.$C$70]) +SUMPRODUCT([Thong_Tin_Ngay_Nghi_201906.$B$3:.$B$69]=[.$B7];[Thong_Tin_Ngay_Nghi_201906.$C$3:.$C$69]) +SUMPRODUCT([Thong_Tin_Ngay_Nghi_201907.$B$3:.$B$66]=[.$B7];[Thong_Tin_Ngay_Nghi_201907.$C$3:.$C$66]) +SUMPRODUCT([Thong_Tin_Ngay_Nghi_201908.$B$3:.$B$69]=[.$B7];[Thong_Tin_Ngay_Nghi_201908.$C$3:.$C$69]) +SUMPRODUCT([Thong_Tin_Ngay_Nghi_201909.$B$3:.$B$69]=[.$B7];[Thong_Tin_Ngay_Nghi_201909.$C$3:.$C$69]) +SUMPRODUCT([Thong_Tin_Ngay_Nghi_201910.$B$3:.$B$69]=[.$B7];[Thong_Tin_Ngay_Nghi_201910.$C$3:.$C$69]) +SUMPRODUCT([Thong_Tin_Ngay_Nghi_201911.$B$3:.$B$69]=[.$B7];[Thong_Tin_Ngay_Nghi_201911.$C$3:.$C$69]) +SUMPRODUCT([Thong_Tin_Ngay_Nghi_201912.$B$3:.$B$69]=[.$B7];[Thong_Tin_Ngay_Nghi_201912.$C$3:.$C$69])" office:value-type="float" office:value="18.5">
            <text:p>18.5</text:p>
          </table:table-cell>
          <table:table-cell table:style-name="ce59" table:formula="of:=IF(DATE(YEAR([.F7]);MONTH([.F7]);DAY([.F7]))&lt;=DATE(YEAR([.F7]);3;31); [.D7]-[.H7] + [.G7]; IF([.H7]-[.D7]&lt;0;[.H7] + [.G7] -[.I7];[.G7]+[.D7]-[.I7]))" office:value-type="float" office:value="-13.5">
            <text:p>-13.5</text:p>
          </table:table-cell>
          <table:table-cell table:style-name="ce59"/>
          <table:table-cell table:style-name="ce59" table:formula="of:=0.5+1+1" office:value-type="float" office:value="2.5">
            <text:p>2.5</text:p>
          </table:table-cell>
          <table:table-cell table:style-name="ce74"/>
          <table:table-cell table:style-name="ce59" table:formula="of:=[.J7]+[.L7] +[.K7]+[.M7]" office:value-type="float" office:value="-11">
            <text:p>-11</text:p>
          </table:table-cell>
          <table:table-cell table:style-name="ce77" office:value-type="string">
            <text:p>Những ngày nghỉ này đã trừ vào lương → sẽ ko trừ vào phép nữa: </text:p>
            <text:p>- Tháng 1: 0.5 ngày</text:p>
            <text:p>- Tháng 3: 1 ngày</text:p>
            <text:p>- Tháng 4: 1 ngày</text:p>
          </table:table-cell>
          <table:table-cell table:number-columns-repeated="1009"/>
        </table:table-row>
        <table:table-row table:style-name="ro16">
          <table:table-cell table:style-name="ce53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59" office:value-type="float" office:value="2.5">
            <text:p>2.5</text:p>
          </table:table-cell>
          <table:table-cell table:style-name="ce59" table:formula="of:=IF([.C8]&lt;0;0;[.C8])" office:value-type="float" office:value="2.5">
            <text:p>2.5</text:p>
          </table:table-cell>
          <table:table-cell table:style-name="ce61" office:value-type="date" office:date-value="2019-01-01">
            <text:p>01/01/19</text:p>
          </table:table-cell>
          <table:table-cell table:style-name="ce61" table:formula="of:=IF(YEAR(NOW())&gt;YEAR([.E8]);DATE(YEAR([.E8]);12;31);NOW())" office:value-type="date" office:date-value="2019-05-31T17:50:17.12">
            <text:p>05/31/19</text:p>
          </table:table-cell>
          <table:table-cell table:style-name="ce63" table:formula="of:= IF(MONTH([.F8])=MONTH([.E8]) ; IF(NETWORKDAYS([.E8];[.E8]) &lt; NETWORKDAYS(DATE(YEAR([.E8]);MONTH([.E8]);1);EOMONTH([.E8];0)) / 2 ; 0 ; 1)  ;  IF( NETWORKDAYS([.E8];EOMONTH([.E8];0)) &lt; NETWORKDAYS(DATE(YEAR([.E8]);MONTH([.E8]);1);EOMONTH([.E8];0))/2  ; 0  ; 1) + IF(MONTH([.F8]) &gt; MONTH([.E8]) ; MONTH([.F8])-MONTH([.E8])-1 ; 0) + IF(NETWORKDAYS(DATE(YEAR([.F8]);MONTH([.F8]);1);[.F8]) &lt;  NETWORKDAYS(DATE(YEAR([.F8]);MONTH([.F8]);1);EOMONTH([.F8];0)) / 2 ; 0 ; 1))" office:value-type="float" office:value="5">
            <text:p>5</text:p>
          </table:table-cell>
          <table:table-cell table:style-name="ce66" table:formula="of:=SUMPRODUCT([Thong_Tin_Ngay_Nghi_201901.$B$3:.$B$70]=[.$B8];[Thong_Tin_Ngay_Nghi_201901.$C$3:.$C$70]) +  SUMPRODUCT([Thong_Tin_Ngay_Nghi_201902.$B$3:.$B$68]=[.$B8];[Thong_Tin_Ngay_Nghi_201902.$C$3:.$C$68]) + SUMPRODUCT([Thong_Tin_Ngay_Nghi_201903.$B$3:.$B$71]=[.$B8];[Thong_Tin_Ngay_Nghi_201903.$C$3:.$C$71])" office:value-type="float" office:value="2">
            <text:p>2</text:p>
          </table:table-cell>
          <table:table-cell table:style-name="ce71" table:formula="of:=SUMPRODUCT([Thong_Tin_Ngay_Nghi_201901.$B$3:.$B$70]=[.$B8];[Thong_Tin_Ngay_Nghi_201901.$C$3:.$C$70]) +SUMPRODUCT([Thong_Tin_Ngay_Nghi_201902.$B$3:.$B$68]=[.$B8];[Thong_Tin_Ngay_Nghi_201902.$C$3:.$C$68]) +SUMPRODUCT([Thong_Tin_Ngay_Nghi_201903.$B$3:.$B$71]=[.$B8];[Thong_Tin_Ngay_Nghi_201903.$C$3:.$C$71]) +SUMPRODUCT([Thong_Tin_Ngay_Nghi_201904.$B$3:.$B$72]=[.$B8];[Thong_Tin_Ngay_Nghi_201904.$C$3:.$C$72]) +SUMPRODUCT([Thong_Tin_Ngay_Nghi_201905.$B$3:.$B$70]=[.$B8];[Thong_Tin_Ngay_Nghi_201905.$C$3:.$C$70]) +SUMPRODUCT([Thong_Tin_Ngay_Nghi_201906.$B$3:.$B$69]=[.$B8];[Thong_Tin_Ngay_Nghi_201906.$C$3:.$C$69]) +SUMPRODUCT([Thong_Tin_Ngay_Nghi_201907.$B$3:.$B$66]=[.$B8];[Thong_Tin_Ngay_Nghi_201907.$C$3:.$C$66]) +SUMPRODUCT([Thong_Tin_Ngay_Nghi_201908.$B$3:.$B$69]=[.$B8];[Thong_Tin_Ngay_Nghi_201908.$C$3:.$C$69]) +SUMPRODUCT([Thong_Tin_Ngay_Nghi_201909.$B$3:.$B$69]=[.$B8];[Thong_Tin_Ngay_Nghi_201909.$C$3:.$C$69]) +SUMPRODUCT([Thong_Tin_Ngay_Nghi_201910.$B$3:.$B$69]=[.$B8];[Thong_Tin_Ngay_Nghi_201910.$C$3:.$C$69]) +SUMPRODUCT([Thong_Tin_Ngay_Nghi_201911.$B$3:.$B$69]=[.$B8];[Thong_Tin_Ngay_Nghi_201911.$C$3:.$C$69]) +SUMPRODUCT([Thong_Tin_Ngay_Nghi_201912.$B$3:.$B$69]=[.$B8];[Thong_Tin_Ngay_Nghi_201912.$C$3:.$C$69])" office:value-type="float" office:value="2.5">
            <text:p>2.5</text:p>
          </table:table-cell>
          <table:table-cell table:style-name="ce59" table:formula="of:=IF(DATE(YEAR([.F8]);MONTH([.F8]);DAY([.F8]))&lt;=DATE(YEAR([.F8]);3;31); [.D8]-[.H8] + [.G8]; IF([.H8]-[.D8]&lt;0;[.H8] + [.G8] -[.I8];[.G8]+[.D8]-[.I8]))" office:value-type="float" office:value="4.5">
            <text:p>4.5</text:p>
          </table:table-cell>
          <table:table-cell table:number-columns-repeated="2" table:style-name="ce59"/>
          <table:table-cell table:style-name="ce74"/>
          <table:table-cell table:style-name="ce59" table:formula="of:=[.J8]+[.L8] +[.K8]+[.M8]" office:value-type="float" office:value="4.5">
            <text:p>4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59" office:value-type="float" office:value="-26.5">
            <text:p>-26.5</text:p>
          </table:table-cell>
          <table:table-cell table:style-name="ce59" table:formula="of:=IF([.C9]&lt;0;0;[.C9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1" table:formula="of:=IF(YEAR(NOW())&gt;YEAR([.E9]);DATE(YEAR([.E9]);12;31);NOW())" office:value-type="date" office:date-value="2019-05-31T17:50:17.13">
            <text:p>05/31/19</text:p>
          </table:table-cell>
          <table:table-cell table:style-name="ce63" table:formula="of:= IF(MONTH([.F9])=MONTH([.E9]) ; IF(NETWORKDAYS([.E9];[.E9]) &lt; NETWORKDAYS(DATE(YEAR([.E9]);MONTH([.E9]);1);EOMONTH([.E9];0)) / 2 ; 0 ; 1)  ;  IF( NETWORKDAYS([.E9];EOMONTH([.E9];0)) &lt; NETWORKDAYS(DATE(YEAR([.E9]);MONTH([.E9]);1);EOMONTH([.E9];0))/2  ; 0  ; 1) + IF(MONTH([.F9]) &gt; MONTH([.E9]) ; MONTH([.F9])-MONTH([.E9])-1 ; 0) + IF(NETWORKDAYS(DATE(YEAR([.F9]);MONTH([.F9]);1);[.F9]) &lt;  NETWORKDAYS(DATE(YEAR([.F9]);MONTH([.F9]);1);EOMONTH([.F9];0)) / 2 ; 0 ; 1))" office:value-type="float" office:value="5">
            <text:p>5</text:p>
          </table:table-cell>
          <table:table-cell table:style-name="ce67" table:formula="of:=SUMPRODUCT([Thong_Tin_Ngay_Nghi_201901.$B$3:.$B$70]=[.$B9];[Thong_Tin_Ngay_Nghi_201901.$C$3:.$C$70]) +  SUMPRODUCT([Thong_Tin_Ngay_Nghi_201902.$B$3:.$B$68]=[.$B9];[Thong_Tin_Ngay_Nghi_201902.$C$3:.$C$68]) + SUMPRODUCT([Thong_Tin_Ngay_Nghi_201903.$B$3:.$B$71]=[.$B9];[Thong_Tin_Ngay_Nghi_201903.$C$3:.$C$71])" office:value-type="float" office:value="8.5">
            <text:p>8.5</text:p>
          </table:table-cell>
          <table:table-cell table:style-name="ce72" table:formula="of:=SUMPRODUCT([Thong_Tin_Ngay_Nghi_201901.$B$3:.$B$70]=[.$B9];[Thong_Tin_Ngay_Nghi_201901.$C$3:.$C$70]) +SUMPRODUCT([Thong_Tin_Ngay_Nghi_201902.$B$3:.$B$68]=[.$B9];[Thong_Tin_Ngay_Nghi_201902.$C$3:.$C$68]) +SUMPRODUCT([Thong_Tin_Ngay_Nghi_201903.$B$3:.$B$71]=[.$B9];[Thong_Tin_Ngay_Nghi_201903.$C$3:.$C$71]) +SUMPRODUCT([Thong_Tin_Ngay_Nghi_201904.$B$3:.$B$72]=[.$B9];[Thong_Tin_Ngay_Nghi_201904.$C$3:.$C$72]) +SUMPRODUCT([Thong_Tin_Ngay_Nghi_201905.$B$3:.$B$70]=[.$B9];[Thong_Tin_Ngay_Nghi_201905.$C$3:.$C$70]) +SUMPRODUCT([Thong_Tin_Ngay_Nghi_201906.$B$3:.$B$69]=[.$B9];[Thong_Tin_Ngay_Nghi_201906.$C$3:.$C$69]) +SUMPRODUCT([Thong_Tin_Ngay_Nghi_201907.$B$3:.$B$66]=[.$B9];[Thong_Tin_Ngay_Nghi_201907.$C$3:.$C$66]) +SUMPRODUCT([Thong_Tin_Ngay_Nghi_201908.$B$3:.$B$69]=[.$B9];[Thong_Tin_Ngay_Nghi_201908.$C$3:.$C$69]) +SUMPRODUCT([Thong_Tin_Ngay_Nghi_201909.$B$3:.$B$69]=[.$B9];[Thong_Tin_Ngay_Nghi_201909.$C$3:.$C$69]) +SUMPRODUCT([Thong_Tin_Ngay_Nghi_201910.$B$3:.$B$69]=[.$B9];[Thong_Tin_Ngay_Nghi_201910.$C$3:.$C$69]) +SUMPRODUCT([Thong_Tin_Ngay_Nghi_201911.$B$3:.$B$69]=[.$B9];[Thong_Tin_Ngay_Nghi_201911.$C$3:.$C$69]) +SUMPRODUCT([Thong_Tin_Ngay_Nghi_201912.$B$3:.$B$69]=[.$B9];[Thong_Tin_Ngay_Nghi_201912.$C$3:.$C$69])" office:value-type="float" office:value="22">
            <text:p>22</text:p>
          </table:table-cell>
          <table:table-cell table:style-name="ce59" table:formula="of:=IF(DATE(YEAR([.F9]);MONTH([.F9]);DAY([.F9]))&lt;=DATE(YEAR([.F9]);3;31); [.D9]-[.H9] + [.G9]; IF([.H9]-[.D9]&lt;0;[.H9] + [.G9] -[.I9];[.G9]+[.D9]-[.I9]))" office:value-type="float" office:value="-17">
            <text:p>-17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9]+[.L9] +[.K9]+[.M9]" office:value-type="float" office:value="-16">
            <text:p>-16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59" office:value-type="float" office:value="6.5">
            <text:p>6.5</text:p>
          </table:table-cell>
          <table:table-cell table:style-name="ce59" table:formula="of:=IF([.C10]&lt;0;0;[.C10])" office:value-type="float" office:value="6.5">
            <text:p>6.5</text:p>
          </table:table-cell>
          <table:table-cell table:style-name="ce61" office:value-type="date" office:date-value="2019-01-01">
            <text:p>01/01/19</text:p>
          </table:table-cell>
          <table:table-cell table:style-name="ce61" table:formula="of:=IF(YEAR(NOW())&gt;YEAR([.E10]);DATE(YEAR([.E10]);12;31);NOW())" office:value-type="date" office:date-value="2019-05-31T17:50:17.13">
            <text:p>05/31/19</text:p>
          </table:table-cell>
          <table:table-cell table:style-name="ce63" table:formula="of:= IF(MONTH([.F10])=MONTH([.E10]) ; IF(NETWORKDAYS([.E10];[.E10]) &lt; NETWORKDAYS(DATE(YEAR([.E10]);MONTH([.E10]);1);EOMONTH([.E10];0)) / 2 ; 0 ; 1)  ;  IF( NETWORKDAYS([.E10];EOMONTH([.E10];0)) &lt; NETWORKDAYS(DATE(YEAR([.E10]);MONTH([.E10]);1);EOMONTH([.E10];0))/2  ; 0  ; 1) + IF(MONTH([.F10]) &gt; MONTH([.E10]) ; MONTH([.F10])-MONTH([.E10])-1 ; 0) + IF(NETWORKDAYS(DATE(YEAR([.F10]);MONTH([.F10]);1);[.F10]) &lt;  NETWORKDAYS(DATE(YEAR([.F10]);MONTH([.F10]);1);EOMONTH([.F10];0)) / 2 ; 0 ; 1))" office:value-type="float" office:value="5">
            <text:p>5</text:p>
          </table:table-cell>
          <table:table-cell table:style-name="ce66" table:formula="of:=SUMPRODUCT([Thong_Tin_Ngay_Nghi_201901.$B$3:.$B$70]=[.$B10];[Thong_Tin_Ngay_Nghi_201901.$C$3:.$C$70]) +  SUMPRODUCT([Thong_Tin_Ngay_Nghi_201902.$B$3:.$B$68]=[.$B10];[Thong_Tin_Ngay_Nghi_201902.$C$3:.$C$68]) + SUMPRODUCT([Thong_Tin_Ngay_Nghi_201903.$B$3:.$B$71]=[.$B10];[Thong_Tin_Ngay_Nghi_201903.$C$3:.$C$71])" office:value-type="float" office:value="8.5">
            <text:p>8.5</text:p>
          </table:table-cell>
          <table:table-cell table:style-name="ce71" table:formula="of:=SUMPRODUCT([Thong_Tin_Ngay_Nghi_201901.$B$3:.$B$70]=[.$B10];[Thong_Tin_Ngay_Nghi_201901.$C$3:.$C$70]) +SUMPRODUCT([Thong_Tin_Ngay_Nghi_201902.$B$3:.$B$68]=[.$B10];[Thong_Tin_Ngay_Nghi_201902.$C$3:.$C$68]) +SUMPRODUCT([Thong_Tin_Ngay_Nghi_201903.$B$3:.$B$71]=[.$B10];[Thong_Tin_Ngay_Nghi_201903.$C$3:.$C$71]) +SUMPRODUCT([Thong_Tin_Ngay_Nghi_201904.$B$3:.$B$72]=[.$B10];[Thong_Tin_Ngay_Nghi_201904.$C$3:.$C$72]) +SUMPRODUCT([Thong_Tin_Ngay_Nghi_201905.$B$3:.$B$70]=[.$B10];[Thong_Tin_Ngay_Nghi_201905.$C$3:.$C$70]) +SUMPRODUCT([Thong_Tin_Ngay_Nghi_201906.$B$3:.$B$69]=[.$B10];[Thong_Tin_Ngay_Nghi_201906.$C$3:.$C$69]) +SUMPRODUCT([Thong_Tin_Ngay_Nghi_201907.$B$3:.$B$66]=[.$B10];[Thong_Tin_Ngay_Nghi_201907.$C$3:.$C$66]) +SUMPRODUCT([Thong_Tin_Ngay_Nghi_201908.$B$3:.$B$69]=[.$B10];[Thong_Tin_Ngay_Nghi_201908.$C$3:.$C$69]) +SUMPRODUCT([Thong_Tin_Ngay_Nghi_201909.$B$3:.$B$69]=[.$B10];[Thong_Tin_Ngay_Nghi_201909.$C$3:.$C$69]) +SUMPRODUCT([Thong_Tin_Ngay_Nghi_201910.$B$3:.$B$69]=[.$B10];[Thong_Tin_Ngay_Nghi_201910.$C$3:.$C$69]) +SUMPRODUCT([Thong_Tin_Ngay_Nghi_201911.$B$3:.$B$69]=[.$B10];[Thong_Tin_Ngay_Nghi_201911.$C$3:.$C$69]) +SUMPRODUCT([Thong_Tin_Ngay_Nghi_201912.$B$3:.$B$69]=[.$B10];[Thong_Tin_Ngay_Nghi_201912.$C$3:.$C$69])" office:value-type="float" office:value="8.5">
            <text:p>8.5</text:p>
          </table:table-cell>
          <table:table-cell table:style-name="ce59" table:formula="of:=IF(DATE(YEAR([.F10]);MONTH([.F10]);DAY([.F10]))&lt;=DATE(YEAR([.F10]);3;31); [.D10]-[.H10] + [.G10]; IF([.H10]-[.D10]&lt;0;[.H10] + [.G10] -[.I10];[.G10]+[.D10]-[.I10]))" office:value-type="float" office:value="3">
            <text:p>3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10]+[.L10] +[.K10]+[.M10]" office:value-type="float" office:value="4">
            <text:p>4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59" office:value-type="float" office:value="5">
            <text:p>5</text:p>
          </table:table-cell>
          <table:table-cell table:style-name="ce59" table:formula="of:=IF([.C11]&lt;0;0;[.C11])" office:value-type="float" office:value="5">
            <text:p>5</text:p>
          </table:table-cell>
          <table:table-cell table:style-name="ce61" office:value-type="date" office:date-value="2019-01-01">
            <text:p>01/01/19</text:p>
          </table:table-cell>
          <table:table-cell table:style-name="ce61" table:formula="of:=IF(YEAR(NOW())&gt;YEAR([.E11]);DATE(YEAR([.E11]);12;31);NOW())" office:value-type="date" office:date-value="2019-05-31T17:50:17.13">
            <text:p>05/31/19</text:p>
          </table:table-cell>
          <table:table-cell table:style-name="ce63" table:formula="of:= IF(MONTH([.F11])=MONTH([.E11]) ; IF(NETWORKDAYS([.E11];[.E11]) &lt; NETWORKDAYS(DATE(YEAR([.E11]);MONTH([.E11]);1);EOMONTH([.E11];0)) / 2 ; 0 ; 1)  ;  IF( NETWORKDAYS([.E11];EOMONTH([.E11];0)) &lt; NETWORKDAYS(DATE(YEAR([.E11]);MONTH([.E11]);1);EOMONTH([.E11];0))/2  ; 0  ; 1) + IF(MONTH([.F11]) &gt; MONTH([.E11]) ; MONTH([.F11])-MONTH([.E11])-1 ; 0) + IF(NETWORKDAYS(DATE(YEAR([.F11]);MONTH([.F11]);1);[.F11]) &lt;  NETWORKDAYS(DATE(YEAR([.F11]);MONTH([.F11]);1);EOMONTH([.F11];0)) / 2 ; 0 ; 1))" office:value-type="float" office:value="5">
            <text:p>5</text:p>
          </table:table-cell>
          <table:table-cell table:style-name="ce66" table:formula="of:=SUMPRODUCT([Thong_Tin_Ngay_Nghi_201901.$B$3:.$B$70]=[.$B11];[Thong_Tin_Ngay_Nghi_201901.$C$3:.$C$70]) +  SUMPRODUCT([Thong_Tin_Ngay_Nghi_201902.$B$3:.$B$68]=[.$B11];[Thong_Tin_Ngay_Nghi_201902.$C$3:.$C$68]) + SUMPRODUCT([Thong_Tin_Ngay_Nghi_201903.$B$3:.$B$71]=[.$B11];[Thong_Tin_Ngay_Nghi_201903.$C$3:.$C$71])" office:value-type="float" office:value="8">
            <text:p>8</text:p>
          </table:table-cell>
          <table:table-cell table:style-name="ce71" table:formula="of:=SUMPRODUCT([Thong_Tin_Ngay_Nghi_201901.$B$3:.$B$70]=[.$B11];[Thong_Tin_Ngay_Nghi_201901.$C$3:.$C$70]) +SUMPRODUCT([Thong_Tin_Ngay_Nghi_201902.$B$3:.$B$68]=[.$B11];[Thong_Tin_Ngay_Nghi_201902.$C$3:.$C$68]) +SUMPRODUCT([Thong_Tin_Ngay_Nghi_201903.$B$3:.$B$71]=[.$B11];[Thong_Tin_Ngay_Nghi_201903.$C$3:.$C$71]) +SUMPRODUCT([Thong_Tin_Ngay_Nghi_201904.$B$3:.$B$72]=[.$B11];[Thong_Tin_Ngay_Nghi_201904.$C$3:.$C$72]) +SUMPRODUCT([Thong_Tin_Ngay_Nghi_201905.$B$3:.$B$70]=[.$B11];[Thong_Tin_Ngay_Nghi_201905.$C$3:.$C$70]) +SUMPRODUCT([Thong_Tin_Ngay_Nghi_201906.$B$3:.$B$69]=[.$B11];[Thong_Tin_Ngay_Nghi_201906.$C$3:.$C$69]) +SUMPRODUCT([Thong_Tin_Ngay_Nghi_201907.$B$3:.$B$66]=[.$B11];[Thong_Tin_Ngay_Nghi_201907.$C$3:.$C$66]) +SUMPRODUCT([Thong_Tin_Ngay_Nghi_201908.$B$3:.$B$69]=[.$B11];[Thong_Tin_Ngay_Nghi_201908.$C$3:.$C$69]) +SUMPRODUCT([Thong_Tin_Ngay_Nghi_201909.$B$3:.$B$69]=[.$B11];[Thong_Tin_Ngay_Nghi_201909.$C$3:.$C$69]) +SUMPRODUCT([Thong_Tin_Ngay_Nghi_201910.$B$3:.$B$69]=[.$B11];[Thong_Tin_Ngay_Nghi_201910.$C$3:.$C$69]) +SUMPRODUCT([Thong_Tin_Ngay_Nghi_201911.$B$3:.$B$69]=[.$B11];[Thong_Tin_Ngay_Nghi_201911.$C$3:.$C$69]) +SUMPRODUCT([Thong_Tin_Ngay_Nghi_201912.$B$3:.$B$69]=[.$B11];[Thong_Tin_Ngay_Nghi_201912.$C$3:.$C$69])" office:value-type="float" office:value="9">
            <text:p>9</text:p>
          </table:table-cell>
          <table:table-cell table:style-name="ce59" table:formula="of:=IF(DATE(YEAR([.F11]);MONTH([.F11]);DAY([.F11]))&lt;=DATE(YEAR([.F11]);3;31); [.D11]-[.H11] + [.G11]; IF([.H11]-[.D11]&lt;0;[.H11] + [.G11] -[.I11];[.G11]+[.D11]-[.I11]))" office:value-type="float" office:value="1">
            <text:p>1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11]+[.L11] +[.K11]+[.M11]" office:value-type="float" office:value="2">
            <text:p>2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6">
            <text:p>6</text:p>
          </table:table-cell>
          <table:table-cell table:style-name="ce55" office:value-type="string">
            <text:p>DauDQ</text:p>
          </table:table-cell>
          <table:table-cell table:style-name="ce59" office:value-type="float" office:value="2">
            <text:p>2</text:p>
          </table:table-cell>
          <table:table-cell table:style-name="ce59" table:formula="of:=IF([.C12]&lt;0;0;[.C12])" office:value-type="float" office:value="2">
            <text:p>2</text:p>
          </table:table-cell>
          <table:table-cell table:style-name="ce61" office:value-type="date" office:date-value="2019-01-01">
            <text:p>01/01/19</text:p>
          </table:table-cell>
          <table:table-cell table:style-name="ce61" table:formula="of:=IF(YEAR(NOW())&gt;YEAR([.E12]);DATE(YEAR([.E12]);12;31);NOW())" office:value-type="date" office:date-value="2019-05-31T17:50:17.13">
            <text:p>05/31/19</text:p>
          </table:table-cell>
          <table:table-cell table:style-name="ce63" table:formula="of:= IF(MONTH([.F12])=MONTH([.E12]) ; IF(NETWORKDAYS([.E12];[.E12]) &lt; NETWORKDAYS(DATE(YEAR([.E12]);MONTH([.E12]);1);EOMONTH([.E12];0)) / 2 ; 0 ; 1)  ;  IF( NETWORKDAYS([.E12];EOMONTH([.E12];0)) &lt; NETWORKDAYS(DATE(YEAR([.E12]);MONTH([.E12]);1);EOMONTH([.E12];0))/2  ; 0  ; 1) + IF(MONTH([.F12]) &gt; MONTH([.E12]) ; MONTH([.F12])-MONTH([.E12])-1 ; 0) + IF(NETWORKDAYS(DATE(YEAR([.F12]);MONTH([.F12]);1);[.F12]) &lt;  NETWORKDAYS(DATE(YEAR([.F12]);MONTH([.F12]);1);EOMONTH([.F12];0)) / 2 ; 0 ; 1))" office:value-type="float" office:value="5">
            <text:p>5</text:p>
          </table:table-cell>
          <table:table-cell table:style-name="ce66" table:formula="of:=SUMPRODUCT([Thong_Tin_Ngay_Nghi_201901.$B$3:.$B$70]=[.$B12];[Thong_Tin_Ngay_Nghi_201901.$C$3:.$C$70]) +  SUMPRODUCT([Thong_Tin_Ngay_Nghi_201902.$B$3:.$B$68]=[.$B12];[Thong_Tin_Ngay_Nghi_201902.$C$3:.$C$68]) + SUMPRODUCT([Thong_Tin_Ngay_Nghi_201903.$B$3:.$B$71]=[.$B12];[Thong_Tin_Ngay_Nghi_201903.$C$3:.$C$71])" office:value-type="float" office:value="6">
            <text:p>6</text:p>
          </table:table-cell>
          <table:table-cell table:style-name="ce71" table:formula="of:=SUMPRODUCT([Thong_Tin_Ngay_Nghi_201901.$B$3:.$B$70]=[.$B12];[Thong_Tin_Ngay_Nghi_201901.$C$3:.$C$70]) +SUMPRODUCT([Thong_Tin_Ngay_Nghi_201902.$B$3:.$B$68]=[.$B12];[Thong_Tin_Ngay_Nghi_201902.$C$3:.$C$68]) +SUMPRODUCT([Thong_Tin_Ngay_Nghi_201903.$B$3:.$B$71]=[.$B12];[Thong_Tin_Ngay_Nghi_201903.$C$3:.$C$71]) +SUMPRODUCT([Thong_Tin_Ngay_Nghi_201904.$B$3:.$B$72]=[.$B12];[Thong_Tin_Ngay_Nghi_201904.$C$3:.$C$72]) +SUMPRODUCT([Thong_Tin_Ngay_Nghi_201905.$B$3:.$B$70]=[.$B12];[Thong_Tin_Ngay_Nghi_201905.$C$3:.$C$70]) +SUMPRODUCT([Thong_Tin_Ngay_Nghi_201906.$B$3:.$B$69]=[.$B12];[Thong_Tin_Ngay_Nghi_201906.$C$3:.$C$69]) +SUMPRODUCT([Thong_Tin_Ngay_Nghi_201907.$B$3:.$B$66]=[.$B12];[Thong_Tin_Ngay_Nghi_201907.$C$3:.$C$66]) +SUMPRODUCT([Thong_Tin_Ngay_Nghi_201908.$B$3:.$B$69]=[.$B12];[Thong_Tin_Ngay_Nghi_201908.$C$3:.$C$69]) +SUMPRODUCT([Thong_Tin_Ngay_Nghi_201909.$B$3:.$B$69]=[.$B12];[Thong_Tin_Ngay_Nghi_201909.$C$3:.$C$69]) +SUMPRODUCT([Thong_Tin_Ngay_Nghi_201910.$B$3:.$B$69]=[.$B12];[Thong_Tin_Ngay_Nghi_201910.$C$3:.$C$69]) +SUMPRODUCT([Thong_Tin_Ngay_Nghi_201911.$B$3:.$B$69]=[.$B12];[Thong_Tin_Ngay_Nghi_201911.$C$3:.$C$69]) +SUMPRODUCT([Thong_Tin_Ngay_Nghi_201912.$B$3:.$B$69]=[.$B12];[Thong_Tin_Ngay_Nghi_201912.$C$3:.$C$69])" office:value-type="float" office:value="6">
            <text:p>6</text:p>
          </table:table-cell>
          <table:table-cell table:style-name="ce59" table:formula="of:=IF(DATE(YEAR([.F12]);MONTH([.F12]);DAY([.F12]))&lt;=DATE(YEAR([.F12]);3;31); [.D12]-[.H12] + [.G12]; IF([.H12]-[.D12]&lt;0;[.H12] + [.G12] -[.I12];[.G12]+[.D12]-[.I12]))" office:value-type="float" office:value="1">
            <text:p>1</text:p>
          </table:table-cell>
          <table:table-cell table:number-columns-repeated="2" table:style-name="ce59"/>
          <table:table-cell table:style-name="ce74"/>
          <table:table-cell table:style-name="ce59" table:formula="of:=[.J12]+[.L12] +[.K12]+[.M12]" office:value-type="float" office:value="1">
            <text:p>1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7">
            <text:p>7</text:p>
          </table:table-cell>
          <table:table-cell table:style-name="ce55" office:value-type="string">
            <text:p>DuongDN</text:p>
          </table:table-cell>
          <table:table-cell table:style-name="ce59" office:value-type="float" office:value="2">
            <text:p>2</text:p>
          </table:table-cell>
          <table:table-cell table:style-name="ce59" table:formula="of:=IF([.C13]&lt;0;0;[.C13])" office:value-type="float" office:value="2">
            <text:p>2</text:p>
          </table:table-cell>
          <table:table-cell table:style-name="ce61" office:value-type="date" office:date-value="2019-01-01">
            <text:p>01/01/19</text:p>
          </table:table-cell>
          <table:table-cell table:style-name="ce61" table:formula="of:=IF(YEAR(NOW())&gt;YEAR([.E13]);DATE(YEAR([.E13]);12;31);NOW())" office:value-type="date" office:date-value="2019-05-31T17:50:17.13">
            <text:p>05/31/19</text:p>
          </table:table-cell>
          <table:table-cell table:style-name="ce63" table:formula="of:= IF(MONTH([.F13])=MONTH([.E13]) ; IF(NETWORKDAYS([.E13];[.E13]) &lt; NETWORKDAYS(DATE(YEAR([.E13]);MONTH([.E13]);1);EOMONTH([.E13];0)) / 2 ; 0 ; 1)  ;  IF( NETWORKDAYS([.E13];EOMONTH([.E13];0)) &lt; NETWORKDAYS(DATE(YEAR([.E13]);MONTH([.E13]);1);EOMONTH([.E13];0))/2  ; 0  ; 1) + IF(MONTH([.F13]) &gt; MONTH([.E13]) ; MONTH([.F13])-MONTH([.E13])-1 ; 0) + IF(NETWORKDAYS(DATE(YEAR([.F13]);MONTH([.F13]);1);[.F13]) &lt;  NETWORKDAYS(DATE(YEAR([.F13]);MONTH([.F13]);1);EOMONTH([.F13];0)) / 2 ; 0 ; 1))" office:value-type="float" office:value="5">
            <text:p>5</text:p>
          </table:table-cell>
          <table:table-cell table:style-name="ce66" table:formula="of:=SUMPRODUCT([Thong_Tin_Ngay_Nghi_201901.$B$3:.$B$70]=[.$B13];[Thong_Tin_Ngay_Nghi_201901.$C$3:.$C$70]) +  SUMPRODUCT([Thong_Tin_Ngay_Nghi_201902.$B$3:.$B$68]=[.$B13];[Thong_Tin_Ngay_Nghi_201902.$C$3:.$C$68]) + SUMPRODUCT([Thong_Tin_Ngay_Nghi_201903.$B$3:.$B$71]=[.$B13];[Thong_Tin_Ngay_Nghi_201903.$C$3:.$C$71])" office:value-type="float" office:value="2.5">
            <text:p>2.5</text:p>
          </table:table-cell>
          <table:table-cell table:style-name="ce71" table:formula="of:=SUMPRODUCT([Thong_Tin_Ngay_Nghi_201901.$B$3:.$B$70]=[.$B13];[Thong_Tin_Ngay_Nghi_201901.$C$3:.$C$70]) +SUMPRODUCT([Thong_Tin_Ngay_Nghi_201902.$B$3:.$B$68]=[.$B13];[Thong_Tin_Ngay_Nghi_201902.$C$3:.$C$68]) +SUMPRODUCT([Thong_Tin_Ngay_Nghi_201903.$B$3:.$B$71]=[.$B13];[Thong_Tin_Ngay_Nghi_201903.$C$3:.$C$71]) +SUMPRODUCT([Thong_Tin_Ngay_Nghi_201904.$B$3:.$B$72]=[.$B13];[Thong_Tin_Ngay_Nghi_201904.$C$3:.$C$72]) +SUMPRODUCT([Thong_Tin_Ngay_Nghi_201905.$B$3:.$B$70]=[.$B13];[Thong_Tin_Ngay_Nghi_201905.$C$3:.$C$70]) +SUMPRODUCT([Thong_Tin_Ngay_Nghi_201906.$B$3:.$B$69]=[.$B13];[Thong_Tin_Ngay_Nghi_201906.$C$3:.$C$69]) +SUMPRODUCT([Thong_Tin_Ngay_Nghi_201907.$B$3:.$B$66]=[.$B13];[Thong_Tin_Ngay_Nghi_201907.$C$3:.$C$66]) +SUMPRODUCT([Thong_Tin_Ngay_Nghi_201908.$B$3:.$B$69]=[.$B13];[Thong_Tin_Ngay_Nghi_201908.$C$3:.$C$69]) +SUMPRODUCT([Thong_Tin_Ngay_Nghi_201909.$B$3:.$B$69]=[.$B13];[Thong_Tin_Ngay_Nghi_201909.$C$3:.$C$69]) +SUMPRODUCT([Thong_Tin_Ngay_Nghi_201910.$B$3:.$B$69]=[.$B13];[Thong_Tin_Ngay_Nghi_201910.$C$3:.$C$69]) +SUMPRODUCT([Thong_Tin_Ngay_Nghi_201911.$B$3:.$B$69]=[.$B13];[Thong_Tin_Ngay_Nghi_201911.$C$3:.$C$69]) +SUMPRODUCT([Thong_Tin_Ngay_Nghi_201912.$B$3:.$B$69]=[.$B13];[Thong_Tin_Ngay_Nghi_201912.$C$3:.$C$69])" office:value-type="float" office:value="3.5">
            <text:p>3.5</text:p>
          </table:table-cell>
          <table:table-cell table:style-name="ce59" table:formula="of:=IF(DATE(YEAR([.F13]);MONTH([.F13]);DAY([.F13]))&lt;=DATE(YEAR([.F13]);3;31); [.D13]-[.H13] + [.G13]; IF([.H13]-[.D13]&lt;0;[.H13] + [.G13] -[.I13];[.G13]+[.D13]-[.I13]))" office:value-type="float" office:value="3.5">
            <text:p>3.5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13]+[.L13] +[.K13]+[.M13]" office:value-type="float" office:value="4.5">
            <text:p>4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8">
            <text:p>8</text:p>
          </table:table-cell>
          <table:table-cell table:style-name="ce55" office:value-type="string">
            <text:p>DuyNM</text:p>
          </table:table-cell>
          <table:table-cell table:style-name="ce59" office:value-type="float" office:value="-2.5">
            <text:p>-2.5</text:p>
          </table:table-cell>
          <table:table-cell table:style-name="ce59" table:formula="of:=IF([.C14]&lt;0;0;[.C14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1" table:formula="of:=IF(YEAR(NOW())&gt;YEAR([.E14]);DATE(YEAR([.E14]);12;31);NOW())" office:value-type="date" office:date-value="2019-05-31T17:50:17.14">
            <text:p>05/31/19</text:p>
          </table:table-cell>
          <table:table-cell table:style-name="ce63" table:formula="of:= IF(MONTH([.F14])=MONTH([.E14]) ; IF(NETWORKDAYS([.E14];[.E14]) &lt; NETWORKDAYS(DATE(YEAR([.E14]);MONTH([.E14]);1);EOMONTH([.E14];0)) / 2 ; 0 ; 1)  ;  IF( NETWORKDAYS([.E14];EOMONTH([.E14];0)) &lt; NETWORKDAYS(DATE(YEAR([.E14]);MONTH([.E14]);1);EOMONTH([.E14];0))/2  ; 0  ; 1) + IF(MONTH([.F14]) &gt; MONTH([.E14]) ; MONTH([.F14])-MONTH([.E14])-1 ; 0) + IF(NETWORKDAYS(DATE(YEAR([.F14]);MONTH([.F14]);1);[.F14]) &lt;  NETWORKDAYS(DATE(YEAR([.F14]);MONTH([.F14]);1);EOMONTH([.F14];0)) / 2 ; 0 ; 1))" office:value-type="float" office:value="5">
            <text:p>5</text:p>
          </table:table-cell>
          <table:table-cell table:style-name="ce66" table:formula="of:=SUMPRODUCT([Thong_Tin_Ngay_Nghi_201901.$B$3:.$B$70]=[.$B14];[Thong_Tin_Ngay_Nghi_201901.$C$3:.$C$70]) +  SUMPRODUCT([Thong_Tin_Ngay_Nghi_201902.$B$3:.$B$68]=[.$B14];[Thong_Tin_Ngay_Nghi_201902.$C$3:.$C$68]) + SUMPRODUCT([Thong_Tin_Ngay_Nghi_201903.$B$3:.$B$71]=[.$B14];[Thong_Tin_Ngay_Nghi_201903.$C$3:.$C$71])" office:value-type="float" office:value="1">
            <text:p>1</text:p>
          </table:table-cell>
          <table:table-cell table:style-name="ce71" table:formula="of:=SUMPRODUCT([Thong_Tin_Ngay_Nghi_201901.$B$3:.$B$70]=[.$B14];[Thong_Tin_Ngay_Nghi_201901.$C$3:.$C$70]) +SUMPRODUCT([Thong_Tin_Ngay_Nghi_201902.$B$3:.$B$68]=[.$B14];[Thong_Tin_Ngay_Nghi_201902.$C$3:.$C$68]) +SUMPRODUCT([Thong_Tin_Ngay_Nghi_201903.$B$3:.$B$71]=[.$B14];[Thong_Tin_Ngay_Nghi_201903.$C$3:.$C$71]) +SUMPRODUCT([Thong_Tin_Ngay_Nghi_201904.$B$3:.$B$72]=[.$B14];[Thong_Tin_Ngay_Nghi_201904.$C$3:.$C$72]) +SUMPRODUCT([Thong_Tin_Ngay_Nghi_201905.$B$3:.$B$70]=[.$B14];[Thong_Tin_Ngay_Nghi_201905.$C$3:.$C$70]) +SUMPRODUCT([Thong_Tin_Ngay_Nghi_201906.$B$3:.$B$69]=[.$B14];[Thong_Tin_Ngay_Nghi_201906.$C$3:.$C$69]) +SUMPRODUCT([Thong_Tin_Ngay_Nghi_201907.$B$3:.$B$66]=[.$B14];[Thong_Tin_Ngay_Nghi_201907.$C$3:.$C$66]) +SUMPRODUCT([Thong_Tin_Ngay_Nghi_201908.$B$3:.$B$69]=[.$B14];[Thong_Tin_Ngay_Nghi_201908.$C$3:.$C$69]) +SUMPRODUCT([Thong_Tin_Ngay_Nghi_201909.$B$3:.$B$69]=[.$B14];[Thong_Tin_Ngay_Nghi_201909.$C$3:.$C$69]) +SUMPRODUCT([Thong_Tin_Ngay_Nghi_201910.$B$3:.$B$69]=[.$B14];[Thong_Tin_Ngay_Nghi_201910.$C$3:.$C$69]) +SUMPRODUCT([Thong_Tin_Ngay_Nghi_201911.$B$3:.$B$69]=[.$B14];[Thong_Tin_Ngay_Nghi_201911.$C$3:.$C$69]) +SUMPRODUCT([Thong_Tin_Ngay_Nghi_201912.$B$3:.$B$69]=[.$B14];[Thong_Tin_Ngay_Nghi_201912.$C$3:.$C$69])" office:value-type="float" office:value="4">
            <text:p>4</text:p>
          </table:table-cell>
          <table:table-cell table:style-name="ce59" table:formula="of:=IF(DATE(YEAR([.F14]);MONTH([.F14]);DAY([.F14]))&lt;=DATE(YEAR([.F14]);3;31); [.D14]-[.H14] + [.G14]; IF([.H14]-[.D14]&lt;0;[.H14] + [.G14] -[.I14];[.G14]+[.D14]-[.I14]))" office:value-type="float" office:value="1">
            <text:p>1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14]+[.L14] +[.K14]+[.M14]" office:value-type="float" office:value="2">
            <text:p>2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9">
            <text:p>9</text:p>
          </table:table-cell>
          <table:table-cell table:style-name="ce56" office:value-type="string">
            <text:p>DuyenLT</text:p>
          </table:table-cell>
          <table:table-cell table:style-name="ce60" office:value-type="float" office:value="-1.5">
            <text:p>-1.5</text:p>
          </table:table-cell>
          <table:table-cell table:style-name="ce59" table:formula="of:=IF([.C15]&lt;0;0;[.C15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15]);DATE(YEAR([.E15]);12;31);NOW())" office:value-type="date" office:date-value="2019-05-31T17:50:17.14">
            <text:p>05/31/19</text:p>
          </table:table-cell>
          <table:table-cell table:style-name="ce63" table:formula="of:= IF(MONTH([.F15])=MONTH([.E15]) ; IF(NETWORKDAYS([.E15];[.E15]) &lt; NETWORKDAYS(DATE(YEAR([.E15]);MONTH([.E15]);1);EOMONTH([.E15];0)) / 2 ; 0 ; 1)  ;  IF( NETWORKDAYS([.E15];EOMONTH([.E15];0)) &lt; NETWORKDAYS(DATE(YEAR([.E15]);MONTH([.E15]);1);EOMONTH([.E15];0))/2  ; 0  ; 1) + IF(MONTH([.F15]) &gt; MONTH([.E15]) ; MONTH([.F15])-MONTH([.E15])-1 ; 0) + IF(NETWORKDAYS(DATE(YEAR([.F15]);MONTH([.F15]);1);[.F15]) &lt;  NETWORKDAYS(DATE(YEAR([.F15]);MONTH([.F15]);1);EOMONTH([.F15];0)) / 2 ; 0 ; 1))" office:value-type="float" office:value="5">
            <text:p>5</text:p>
          </table:table-cell>
          <table:table-cell table:style-name="ce66" table:formula="of:=SUMPRODUCT([Thong_Tin_Ngay_Nghi_201901.$B$3:.$B$70]=[.$B15];[Thong_Tin_Ngay_Nghi_201901.$C$3:.$C$70]) +  SUMPRODUCT([Thong_Tin_Ngay_Nghi_201902.$B$3:.$B$68]=[.$B15];[Thong_Tin_Ngay_Nghi_201902.$C$3:.$C$68]) + SUMPRODUCT([Thong_Tin_Ngay_Nghi_201903.$B$3:.$B$71]=[.$B15];[Thong_Tin_Ngay_Nghi_201903.$C$3:.$C$71])" office:value-type="float" office:value="4">
            <text:p>4</text:p>
          </table:table-cell>
          <table:table-cell table:style-name="ce71" table:formula="of:=SUMPRODUCT([Thong_Tin_Ngay_Nghi_201901.$B$3:.$B$70]=[.$B15];[Thong_Tin_Ngay_Nghi_201901.$C$3:.$C$70]) +SUMPRODUCT([Thong_Tin_Ngay_Nghi_201902.$B$3:.$B$68]=[.$B15];[Thong_Tin_Ngay_Nghi_201902.$C$3:.$C$68]) +SUMPRODUCT([Thong_Tin_Ngay_Nghi_201903.$B$3:.$B$71]=[.$B15];[Thong_Tin_Ngay_Nghi_201903.$C$3:.$C$71]) +SUMPRODUCT([Thong_Tin_Ngay_Nghi_201904.$B$3:.$B$72]=[.$B15];[Thong_Tin_Ngay_Nghi_201904.$C$3:.$C$72]) +SUMPRODUCT([Thong_Tin_Ngay_Nghi_201905.$B$3:.$B$70]=[.$B15];[Thong_Tin_Ngay_Nghi_201905.$C$3:.$C$70]) +SUMPRODUCT([Thong_Tin_Ngay_Nghi_201906.$B$3:.$B$69]=[.$B15];[Thong_Tin_Ngay_Nghi_201906.$C$3:.$C$69]) +SUMPRODUCT([Thong_Tin_Ngay_Nghi_201907.$B$3:.$B$66]=[.$B15];[Thong_Tin_Ngay_Nghi_201907.$C$3:.$C$66]) +SUMPRODUCT([Thong_Tin_Ngay_Nghi_201908.$B$3:.$B$69]=[.$B15];[Thong_Tin_Ngay_Nghi_201908.$C$3:.$C$69]) +SUMPRODUCT([Thong_Tin_Ngay_Nghi_201909.$B$3:.$B$69]=[.$B15];[Thong_Tin_Ngay_Nghi_201909.$C$3:.$C$69]) +SUMPRODUCT([Thong_Tin_Ngay_Nghi_201910.$B$3:.$B$69]=[.$B15];[Thong_Tin_Ngay_Nghi_201910.$C$3:.$C$69]) +SUMPRODUCT([Thong_Tin_Ngay_Nghi_201911.$B$3:.$B$69]=[.$B15];[Thong_Tin_Ngay_Nghi_201911.$C$3:.$C$69]) +SUMPRODUCT([Thong_Tin_Ngay_Nghi_201912.$B$3:.$B$69]=[.$B15];[Thong_Tin_Ngay_Nghi_201912.$C$3:.$C$69])" office:value-type="float" office:value="6.5">
            <text:p>6.5</text:p>
          </table:table-cell>
          <table:table-cell table:style-name="ce59" table:formula="of:=IF(DATE(YEAR([.F15]);MONTH([.F15]);DAY([.F15]))&lt;=DATE(YEAR([.F15]);3;31); [.D15]-[.H15] + [.G15]; IF([.H15]-[.D15]&lt;0;[.H15] + [.G15] -[.I15];[.G15]+[.D15]-[.I15]))" office:value-type="float" office:value="-1.5">
            <text:p>-1.5</text:p>
          </table:table-cell>
          <table:table-cell table:style-name="ce60"/>
          <table:table-cell table:style-name="ce59"/>
          <table:table-cell table:style-name="ce75" office:value-type="float" office:value="1">
            <text:p>1</text:p>
          </table:table-cell>
          <table:table-cell table:style-name="ce59" table:formula="of:=[.J15]+[.L15] +[.K15]+[.M15]" office:value-type="float" office:value="-0.5">
            <text:p>-0.5</text:p>
          </table:table-cell>
          <table:table-cell table:style-name="ce77"/>
          <table:table-cell table:style-name="ce79" table:number-columns-repeated="1009"/>
        </table:table-row>
        <table:table-row table:style-name="ro16">
          <table:table-cell table:style-name="ce53" office:value-type="float" office:value="10">
            <text:p>10</text:p>
          </table:table-cell>
          <table:table-cell table:style-name="ce55" office:value-type="string">
            <text:p>GiauNV</text:p>
          </table:table-cell>
          <table:table-cell table:style-name="ce59" office:value-type="float" office:value="-8.5">
            <text:p>-8.5</text:p>
          </table:table-cell>
          <table:table-cell table:style-name="ce59" table:formula="of:=IF([.C16]&lt;0;0;[.C16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1" table:formula="of:=IF(YEAR(NOW())&gt;YEAR([.E16]);DATE(YEAR([.E16]);12;31);NOW())" office:value-type="date" office:date-value="2019-05-31T17:50:17.14">
            <text:p>05/31/19</text:p>
          </table:table-cell>
          <table:table-cell table:style-name="ce63" table:formula="of:= IF(MONTH([.F16])=MONTH([.E16]) ; IF(NETWORKDAYS([.E16];[.E16]) &lt; NETWORKDAYS(DATE(YEAR([.E16]);MONTH([.E16]);1);EOMONTH([.E16];0)) / 2 ; 0 ; 1)  ;  IF( NETWORKDAYS([.E16];EOMONTH([.E16];0)) &lt; NETWORKDAYS(DATE(YEAR([.E16]);MONTH([.E16]);1);EOMONTH([.E16];0))/2  ; 0  ; 1) + IF(MONTH([.F16]) &gt; MONTH([.E16]) ; MONTH([.F16])-MONTH([.E16])-1 ; 0) + IF(NETWORKDAYS(DATE(YEAR([.F16]);MONTH([.F16]);1);[.F16]) &lt;  NETWORKDAYS(DATE(YEAR([.F16]);MONTH([.F16]);1);EOMONTH([.F16];0)) / 2 ; 0 ; 1))" office:value-type="float" office:value="5">
            <text:p>5</text:p>
          </table:table-cell>
          <table:table-cell table:style-name="ce66" table:formula="of:=SUMPRODUCT([Thong_Tin_Ngay_Nghi_201901.$B$3:.$B$70]=[.$B16];[Thong_Tin_Ngay_Nghi_201901.$C$3:.$C$70]) +  SUMPRODUCT([Thong_Tin_Ngay_Nghi_201902.$B$3:.$B$68]=[.$B16];[Thong_Tin_Ngay_Nghi_201902.$C$3:.$C$68]) + SUMPRODUCT([Thong_Tin_Ngay_Nghi_201903.$B$3:.$B$71]=[.$B16];[Thong_Tin_Ngay_Nghi_201903.$C$3:.$C$71])" office:value-type="float" office:value="8.5">
            <text:p>8.5</text:p>
          </table:table-cell>
          <table:table-cell table:style-name="ce71" table:formula="of:=SUMPRODUCT([Thong_Tin_Ngay_Nghi_201901.$B$3:.$B$70]=[.$B16];[Thong_Tin_Ngay_Nghi_201901.$C$3:.$C$70]) +SUMPRODUCT([Thong_Tin_Ngay_Nghi_201902.$B$3:.$B$68]=[.$B16];[Thong_Tin_Ngay_Nghi_201902.$C$3:.$C$68]) +SUMPRODUCT([Thong_Tin_Ngay_Nghi_201903.$B$3:.$B$71]=[.$B16];[Thong_Tin_Ngay_Nghi_201903.$C$3:.$C$71]) +SUMPRODUCT([Thong_Tin_Ngay_Nghi_201904.$B$3:.$B$72]=[.$B16];[Thong_Tin_Ngay_Nghi_201904.$C$3:.$C$72]) +SUMPRODUCT([Thong_Tin_Ngay_Nghi_201905.$B$3:.$B$70]=[.$B16];[Thong_Tin_Ngay_Nghi_201905.$C$3:.$C$70]) +SUMPRODUCT([Thong_Tin_Ngay_Nghi_201906.$B$3:.$B$69]=[.$B16];[Thong_Tin_Ngay_Nghi_201906.$C$3:.$C$69]) +SUMPRODUCT([Thong_Tin_Ngay_Nghi_201907.$B$3:.$B$66]=[.$B16];[Thong_Tin_Ngay_Nghi_201907.$C$3:.$C$66]) +SUMPRODUCT([Thong_Tin_Ngay_Nghi_201908.$B$3:.$B$69]=[.$B16];[Thong_Tin_Ngay_Nghi_201908.$C$3:.$C$69]) +SUMPRODUCT([Thong_Tin_Ngay_Nghi_201909.$B$3:.$B$69]=[.$B16];[Thong_Tin_Ngay_Nghi_201909.$C$3:.$C$69]) +SUMPRODUCT([Thong_Tin_Ngay_Nghi_201910.$B$3:.$B$69]=[.$B16];[Thong_Tin_Ngay_Nghi_201910.$C$3:.$C$69]) +SUMPRODUCT([Thong_Tin_Ngay_Nghi_201911.$B$3:.$B$69]=[.$B16];[Thong_Tin_Ngay_Nghi_201911.$C$3:.$C$69]) +SUMPRODUCT([Thong_Tin_Ngay_Nghi_201912.$B$3:.$B$69]=[.$B16];[Thong_Tin_Ngay_Nghi_201912.$C$3:.$C$69])" office:value-type="float" office:value="15">
            <text:p>15</text:p>
          </table:table-cell>
          <table:table-cell table:style-name="ce59" table:formula="of:=IF(DATE(YEAR([.F16]);MONTH([.F16]);DAY([.F16]))&lt;=DATE(YEAR([.F16]);3;31); [.D16]-[.H16] + [.G16]; IF([.H16]-[.D16]&lt;0;[.H16] + [.G16] -[.I16];[.G16]+[.D16]-[.I16]))" office:value-type="float" office:value="-10">
            <text:p>-10</text:p>
          </table:table-cell>
          <table:table-cell table:style-name="ce59"/>
          <table:table-cell table:style-name="ce60"/>
          <table:table-cell table:style-name="ce74" office:value-type="float" office:value="1">
            <text:p>1</text:p>
          </table:table-cell>
          <table:table-cell table:style-name="ce59" table:formula="of:=[.J16]+[.L16] +[.K16]+[.M16]" office:value-type="float" office:value="-9">
            <text:p>-9</text:p>
          </table:table-cell>
          <table:table-cell table:style-name="ce78"/>
          <table:table-cell table:number-columns-repeated="1009"/>
        </table:table-row>
        <table:table-row table:style-name="ro17">
          <table:table-cell table:style-name="ce53" office:value-type="float" office:value="11">
            <text:p>11</text:p>
          </table:table-cell>
          <table:table-cell table:style-name="ce56" office:value-type="string">
            <text:p>HaTH</text:p>
          </table:table-cell>
          <table:table-cell table:style-name="ce60" office:value-type="float" office:value="0">
            <text:p>0</text:p>
          </table:table-cell>
          <table:table-cell table:style-name="ce59" table:formula="of:=IF([.C17]&lt;0;0;[.C17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17]);DATE(YEAR([.E17]);12;31);NOW())" office:value-type="date" office:date-value="2019-05-31T17:50:17.14">
            <text:p>05/31/19</text:p>
          </table:table-cell>
          <table:table-cell table:style-name="ce63" table:formula="of:= IF(MONTH([.F17])=MONTH([.E17]) ; IF(NETWORKDAYS([.E17];[.E17]) &lt; NETWORKDAYS(DATE(YEAR([.E17]);MONTH([.E17]);1);EOMONTH([.E17];0)) / 2 ; 0 ; 1)  ;  IF( NETWORKDAYS([.E17];EOMONTH([.E17];0)) &lt; NETWORKDAYS(DATE(YEAR([.E17]);MONTH([.E17]);1);EOMONTH([.E17];0))/2  ; 0  ; 1) + IF(MONTH([.F17]) &gt; MONTH([.E17]) ; MONTH([.F17])-MONTH([.E17])-1 ; 0) + IF(NETWORKDAYS(DATE(YEAR([.F17]);MONTH([.F17]);1);[.F17]) &lt;  NETWORKDAYS(DATE(YEAR([.F17]);MONTH([.F17]);1);EOMONTH([.F17];0)) / 2 ; 0 ; 1))" office:value-type="float" office:value="5">
            <text:p>5</text:p>
          </table:table-cell>
          <table:table-cell table:style-name="ce66" table:formula="of:=SUMPRODUCT([Thong_Tin_Ngay_Nghi_201901.$B$3:.$B$70]=[.$B17];[Thong_Tin_Ngay_Nghi_201901.$C$3:.$C$70]) +  SUMPRODUCT([Thong_Tin_Ngay_Nghi_201902.$B$3:.$B$68]=[.$B17];[Thong_Tin_Ngay_Nghi_201902.$C$3:.$C$68]) + SUMPRODUCT([Thong_Tin_Ngay_Nghi_201903.$B$3:.$B$71]=[.$B17];[Thong_Tin_Ngay_Nghi_201903.$C$3:.$C$71])" office:value-type="float" office:value="6.5">
            <text:p>6.5</text:p>
          </table:table-cell>
          <table:table-cell table:style-name="ce71" table:formula="of:=SUMPRODUCT([Thong_Tin_Ngay_Nghi_201901.$B$3:.$B$70]=[.$B17];[Thong_Tin_Ngay_Nghi_201901.$C$3:.$C$70]) +SUMPRODUCT([Thong_Tin_Ngay_Nghi_201902.$B$3:.$B$68]=[.$B17];[Thong_Tin_Ngay_Nghi_201902.$C$3:.$C$68]) +SUMPRODUCT([Thong_Tin_Ngay_Nghi_201903.$B$3:.$B$71]=[.$B17];[Thong_Tin_Ngay_Nghi_201903.$C$3:.$C$71]) +SUMPRODUCT([Thong_Tin_Ngay_Nghi_201904.$B$3:.$B$72]=[.$B17];[Thong_Tin_Ngay_Nghi_201904.$C$3:.$C$72]) +SUMPRODUCT([Thong_Tin_Ngay_Nghi_201905.$B$3:.$B$70]=[.$B17];[Thong_Tin_Ngay_Nghi_201905.$C$3:.$C$70]) +SUMPRODUCT([Thong_Tin_Ngay_Nghi_201906.$B$3:.$B$69]=[.$B17];[Thong_Tin_Ngay_Nghi_201906.$C$3:.$C$69]) +SUMPRODUCT([Thong_Tin_Ngay_Nghi_201907.$B$3:.$B$66]=[.$B17];[Thong_Tin_Ngay_Nghi_201907.$C$3:.$C$66]) +SUMPRODUCT([Thong_Tin_Ngay_Nghi_201908.$B$3:.$B$69]=[.$B17];[Thong_Tin_Ngay_Nghi_201908.$C$3:.$C$69]) +SUMPRODUCT([Thong_Tin_Ngay_Nghi_201909.$B$3:.$B$69]=[.$B17];[Thong_Tin_Ngay_Nghi_201909.$C$3:.$C$69]) +SUMPRODUCT([Thong_Tin_Ngay_Nghi_201910.$B$3:.$B$69]=[.$B17];[Thong_Tin_Ngay_Nghi_201910.$C$3:.$C$69]) +SUMPRODUCT([Thong_Tin_Ngay_Nghi_201911.$B$3:.$B$69]=[.$B17];[Thong_Tin_Ngay_Nghi_201911.$C$3:.$C$69]) +SUMPRODUCT([Thong_Tin_Ngay_Nghi_201912.$B$3:.$B$69]=[.$B17];[Thong_Tin_Ngay_Nghi_201912.$C$3:.$C$69])" office:value-type="float" office:value="7.5">
            <text:p>7.5</text:p>
          </table:table-cell>
          <table:table-cell table:style-name="ce59" table:formula="of:=IF(DATE(YEAR([.F17]);MONTH([.F17]);DAY([.F17]))&lt;=DATE(YEAR([.F17]);3;31); [.D17]-[.H17] + [.G17]; IF([.H17]-[.D17]&lt;0;[.H17] + [.G17] -[.I17];[.G17]+[.D17]-[.I17]))" office:value-type="float" office:value="-2.5">
            <text:p>-2.5</text:p>
          </table:table-cell>
          <table:table-cell table:style-name="ce60"/>
          <table:table-cell table:style-name="ce59"/>
          <table:table-cell table:style-name="ce75" office:value-type="float" office:value="1">
            <text:p>1</text:p>
          </table:table-cell>
          <table:table-cell table:style-name="ce59" table:formula="of:=[.J17]+[.L17] +[.K17]+[.M17]" office:value-type="float" office:value="-1.5">
            <text:p>-1.5</text:p>
          </table:table-cell>
          <table:table-cell table:style-name="ce77"/>
          <table:table-cell table:style-name="ce79" table:number-columns-repeated="1009"/>
        </table:table-row>
        <table:table-row table:style-name="ro18">
          <table:table-cell table:style-name="ce53" office:value-type="float" office:value="12">
            <text:p>12</text:p>
          </table:table-cell>
          <table:table-cell table:style-name="ce56" office:value-type="string">
            <text:p>HaVS</text:p>
          </table:table-cell>
          <table:table-cell table:style-name="ce60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61" office:value-type="date" office:date-value="2019-03-11">
            <text:p>03/11/19</text:p>
          </table:table-cell>
          <table:table-cell table:style-name="ce62" table:formula="of:=IF(YEAR(NOW())&gt;YEAR([.E18]);DATE(YEAR([.E18]);12;31);NOW())" office:value-type="date" office:date-value="2019-05-31T17:50:17.15">
            <text:p>05/31/19</text:p>
          </table:table-cell>
          <table:table-cell table:style-name="ce63" table:formula="of:= IF(MONTH([.F18])=MONTH([.E18]) ; IF(NETWORKDAYS([.E18];[.E18]) &lt; NETWORKDAYS(DATE(YEAR([.E18]);MONTH([.E18]);1);EOMONTH([.E18];0)) / 2 ; 0 ; 1)  ;  IF( NETWORKDAYS([.E18];EOMONTH([.E18];0)) &lt; NETWORKDAYS(DATE(YEAR([.E18]);MONTH([.E18]);1);EOMONTH([.E18];0))/2  ; 0  ; 1) + IF(MONTH([.F18]) &gt; MONTH([.E18]) ; MONTH([.F18])-MONTH([.E18])-1 ; 0) + IF(NETWORKDAYS(DATE(YEAR([.F18]);MONTH([.F18]);1);[.F18]) &lt;  NETWORKDAYS(DATE(YEAR([.F18]);MONTH([.F18]);1);EOMONTH([.F18];0)) / 2 ; 0 ; 1))" office:value-type="float" office:value="3">
            <text:p>3</text:p>
          </table:table-cell>
          <table:table-cell table:style-name="ce66" table:formula="of:=SUMPRODUCT([Thong_Tin_Ngay_Nghi_201901.$B$3:.$B$70]=[.$B18];[Thong_Tin_Ngay_Nghi_201901.$C$3:.$C$70]) +  SUMPRODUCT([Thong_Tin_Ngay_Nghi_201902.$B$3:.$B$68]=[.$B18];[Thong_Tin_Ngay_Nghi_201902.$C$3:.$C$68]) + SUMPRODUCT([Thong_Tin_Ngay_Nghi_201903.$B$3:.$B$71]=[.$B18];[Thong_Tin_Ngay_Nghi_201903.$C$3:.$C$71])" office:value-type="float" office:value="4.5">
            <text:p>4.5</text:p>
          </table:table-cell>
          <table:table-cell table:style-name="ce71" table:formula="of:=SUMPRODUCT([Thong_Tin_Ngay_Nghi_201901.$B$3:.$B$70]=[.$B18];[Thong_Tin_Ngay_Nghi_201901.$C$3:.$C$70]) +SUMPRODUCT([Thong_Tin_Ngay_Nghi_201902.$B$3:.$B$68]=[.$B18];[Thong_Tin_Ngay_Nghi_201902.$C$3:.$C$68]) +SUMPRODUCT([Thong_Tin_Ngay_Nghi_201903.$B$3:.$B$71]=[.$B18];[Thong_Tin_Ngay_Nghi_201903.$C$3:.$C$71]) +SUMPRODUCT([Thong_Tin_Ngay_Nghi_201904.$B$3:.$B$72]=[.$B18];[Thong_Tin_Ngay_Nghi_201904.$C$3:.$C$72]) +SUMPRODUCT([Thong_Tin_Ngay_Nghi_201905.$B$3:.$B$70]=[.$B18];[Thong_Tin_Ngay_Nghi_201905.$C$3:.$C$70]) +SUMPRODUCT([Thong_Tin_Ngay_Nghi_201906.$B$3:.$B$69]=[.$B18];[Thong_Tin_Ngay_Nghi_201906.$C$3:.$C$69]) +SUMPRODUCT([Thong_Tin_Ngay_Nghi_201907.$B$3:.$B$66]=[.$B18];[Thong_Tin_Ngay_Nghi_201907.$C$3:.$C$66]) +SUMPRODUCT([Thong_Tin_Ngay_Nghi_201908.$B$3:.$B$69]=[.$B18];[Thong_Tin_Ngay_Nghi_201908.$C$3:.$C$69]) +SUMPRODUCT([Thong_Tin_Ngay_Nghi_201909.$B$3:.$B$69]=[.$B18];[Thong_Tin_Ngay_Nghi_201909.$C$3:.$C$69]) +SUMPRODUCT([Thong_Tin_Ngay_Nghi_201910.$B$3:.$B$69]=[.$B18];[Thong_Tin_Ngay_Nghi_201910.$C$3:.$C$69]) +SUMPRODUCT([Thong_Tin_Ngay_Nghi_201911.$B$3:.$B$69]=[.$B18];[Thong_Tin_Ngay_Nghi_201911.$C$3:.$C$69]) +SUMPRODUCT([Thong_Tin_Ngay_Nghi_201912.$B$3:.$B$69]=[.$B18];[Thong_Tin_Ngay_Nghi_201912.$C$3:.$C$69])" office:value-type="float" office:value="16.5">
            <text:p>16.5</text:p>
          </table:table-cell>
          <table:table-cell table:style-name="ce59" table:formula="of:=IF(DATE(YEAR([.F18]);MONTH([.F18]);DAY([.F18]))&lt;=DATE(YEAR([.F18]);3;31); [.D18]-[.H18] + [.G18]; IF([.H18]-[.D18]&lt;0;[.H18] + [.G18] -[.I18];[.G18]+[.D18]-[.I18]))" office:value-type="float" office:value="-13.5">
            <text:p>-13.5</text:p>
          </table:table-cell>
          <table:table-cell table:style-name="ce60"/>
          <table:table-cell table:style-name="ce59" table:formula="of:=7" office:value-type="float" office:value="7">
            <text:p>7</text:p>
          </table:table-cell>
          <table:table-cell table:style-name="ce75"/>
          <table:table-cell table:style-name="ce59" table:formula="of:=[.J18]+[.L18] +[.K18]+[.M18]" office:value-type="float" office:value="-6.5">
            <text:p>-6.5</text:p>
          </table:table-cell>
          <table:table-cell table:style-name="ce77" office:value-type="string">
            <text:p>Những ngày nghỉ này đã trừ vào lương → sẽ ko trừ vào phép nữa: </text:p>
            <text:p>- Tháng 4: 7 ngày</text:p>
          </table:table-cell>
          <table:table-cell table:style-name="ce79" table:number-columns-repeated="1009"/>
        </table:table-row>
        <table:table-row table:style-name="ro16">
          <table:table-cell table:style-name="ce53" office:value-type="float" office:value="13">
            <text:p>13</text:p>
          </table:table-cell>
          <table:table-cell table:style-name="ce55" office:value-type="string">
            <text:p>HaiNM</text:p>
          </table:table-cell>
          <table:table-cell table:style-name="ce59" office:value-type="float" office:value="-3">
            <text:p>-3</text:p>
          </table:table-cell>
          <table:table-cell table:style-name="ce59" table:formula="of:=IF([.C19]&lt;0;0;[.C19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19]);DATE(YEAR([.E19]);12;31);NOW())" office:value-type="date" office:date-value="2019-05-31T17:50:17.15">
            <text:p>05/31/19</text:p>
          </table:table-cell>
          <table:table-cell table:style-name="ce63" table:formula="of:= IF(MONTH([.F19])=MONTH([.E19]) ; IF(NETWORKDAYS([.E19];[.E19]) &lt; NETWORKDAYS(DATE(YEAR([.E19]);MONTH([.E19]);1);EOMONTH([.E19];0)) / 2 ; 0 ; 1)  ;  IF( NETWORKDAYS([.E19];EOMONTH([.E19];0)) &lt; NETWORKDAYS(DATE(YEAR([.E19]);MONTH([.E19]);1);EOMONTH([.E19];0))/2  ; 0  ; 1) + IF(MONTH([.F19]) &gt; MONTH([.E19]) ; MONTH([.F19])-MONTH([.E19])-1 ; 0) + IF(NETWORKDAYS(DATE(YEAR([.F19]);MONTH([.F19]);1);[.F19]) &lt;  NETWORKDAYS(DATE(YEAR([.F19]);MONTH([.F19]);1);EOMONTH([.F19];0)) / 2 ; 0 ; 1))" office:value-type="float" office:value="5">
            <text:p>5</text:p>
          </table:table-cell>
          <table:table-cell table:style-name="ce66" table:formula="of:=SUMPRODUCT([Thong_Tin_Ngay_Nghi_201901.$B$3:.$B$70]=[.$B19];[Thong_Tin_Ngay_Nghi_201901.$C$3:.$C$70]) +  SUMPRODUCT([Thong_Tin_Ngay_Nghi_201902.$B$3:.$B$68]=[.$B19];[Thong_Tin_Ngay_Nghi_201902.$C$3:.$C$68]) + SUMPRODUCT([Thong_Tin_Ngay_Nghi_201903.$B$3:.$B$71]=[.$B19];[Thong_Tin_Ngay_Nghi_201903.$C$3:.$C$71])" office:value-type="float" office:value="3">
            <text:p>3</text:p>
          </table:table-cell>
          <table:table-cell table:style-name="ce71" table:formula="of:=SUMPRODUCT([Thong_Tin_Ngay_Nghi_201901.$B$3:.$B$70]=[.$B19];[Thong_Tin_Ngay_Nghi_201901.$C$3:.$C$70]) +SUMPRODUCT([Thong_Tin_Ngay_Nghi_201902.$B$3:.$B$68]=[.$B19];[Thong_Tin_Ngay_Nghi_201902.$C$3:.$C$68]) +SUMPRODUCT([Thong_Tin_Ngay_Nghi_201903.$B$3:.$B$71]=[.$B19];[Thong_Tin_Ngay_Nghi_201903.$C$3:.$C$71]) +SUMPRODUCT([Thong_Tin_Ngay_Nghi_201904.$B$3:.$B$72]=[.$B19];[Thong_Tin_Ngay_Nghi_201904.$C$3:.$C$72]) +SUMPRODUCT([Thong_Tin_Ngay_Nghi_201905.$B$3:.$B$70]=[.$B19];[Thong_Tin_Ngay_Nghi_201905.$C$3:.$C$70]) +SUMPRODUCT([Thong_Tin_Ngay_Nghi_201906.$B$3:.$B$69]=[.$B19];[Thong_Tin_Ngay_Nghi_201906.$C$3:.$C$69]) +SUMPRODUCT([Thong_Tin_Ngay_Nghi_201907.$B$3:.$B$66]=[.$B19];[Thong_Tin_Ngay_Nghi_201907.$C$3:.$C$66]) +SUMPRODUCT([Thong_Tin_Ngay_Nghi_201908.$B$3:.$B$69]=[.$B19];[Thong_Tin_Ngay_Nghi_201908.$C$3:.$C$69]) +SUMPRODUCT([Thong_Tin_Ngay_Nghi_201909.$B$3:.$B$69]=[.$B19];[Thong_Tin_Ngay_Nghi_201909.$C$3:.$C$69]) +SUMPRODUCT([Thong_Tin_Ngay_Nghi_201910.$B$3:.$B$69]=[.$B19];[Thong_Tin_Ngay_Nghi_201910.$C$3:.$C$69]) +SUMPRODUCT([Thong_Tin_Ngay_Nghi_201911.$B$3:.$B$69]=[.$B19];[Thong_Tin_Ngay_Nghi_201911.$C$3:.$C$69]) +SUMPRODUCT([Thong_Tin_Ngay_Nghi_201912.$B$3:.$B$69]=[.$B19];[Thong_Tin_Ngay_Nghi_201912.$C$3:.$C$69])" office:value-type="float" office:value="4.5">
            <text:p>4.5</text:p>
          </table:table-cell>
          <table:table-cell table:style-name="ce59" table:formula="of:=IF(DATE(YEAR([.F19]);MONTH([.F19]);DAY([.F19]))&lt;=DATE(YEAR([.F19]);3;31); [.D19]-[.H19] + [.G19]; IF([.H19]-[.D19]&lt;0;[.H19] + [.G19] -[.I19];[.G19]+[.D19]-[.I19]))" office:value-type="float" office:value="0.5">
            <text:p>0.5</text:p>
          </table:table-cell>
          <table:table-cell table:style-name="ce59"/>
          <table:table-cell table:style-name="ce60"/>
          <table:table-cell table:style-name="ce74" office:value-type="float" office:value="1">
            <text:p>1</text:p>
          </table:table-cell>
          <table:table-cell table:style-name="ce59" table:formula="of:=[.J19]+[.L19] +[.K19]+[.M19]" office:value-type="float" office:value="1.5">
            <text:p>1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14">
            <text:p>14</text:p>
          </table:table-cell>
          <table:table-cell table:style-name="ce55" office:value-type="string">
            <text:p>HangDTT</text:p>
          </table:table-cell>
          <table:table-cell table:style-name="ce59" office:value-type="float" office:value="3.5">
            <text:p>3.5</text:p>
          </table:table-cell>
          <table:table-cell table:style-name="ce59" table:formula="of:=IF([.C20]&lt;0;0;[.C20])" office:value-type="float" office:value="3.5">
            <text:p>3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20]);DATE(YEAR([.E20]);12;31);NOW())" office:value-type="date" office:date-value="2019-05-31T17:50:17.15">
            <text:p>05/31/19</text:p>
          </table:table-cell>
          <table:table-cell table:style-name="ce63" table:formula="of:= IF(MONTH([.F20])=MONTH([.E20]) ; IF(NETWORKDAYS([.E20];[.E20]) &lt; NETWORKDAYS(DATE(YEAR([.E20]);MONTH([.E20]);1);EOMONTH([.E20];0)) / 2 ; 0 ; 1)  ;  IF( NETWORKDAYS([.E20];EOMONTH([.E20];0)) &lt; NETWORKDAYS(DATE(YEAR([.E20]);MONTH([.E20]);1);EOMONTH([.E20];0))/2  ; 0  ; 1) + IF(MONTH([.F20]) &gt; MONTH([.E20]) ; MONTH([.F20])-MONTH([.E20])-1 ; 0) + IF(NETWORKDAYS(DATE(YEAR([.F20]);MONTH([.F20]);1);[.F20]) &lt;  NETWORKDAYS(DATE(YEAR([.F20]);MONTH([.F20]);1);EOMONTH([.F20];0)) / 2 ; 0 ; 1))" office:value-type="float" office:value="5">
            <text:p>5</text:p>
          </table:table-cell>
          <table:table-cell table:style-name="ce66" table:formula="of:=SUMPRODUCT([Thong_Tin_Ngay_Nghi_201901.$B$3:.$B$70]=[.$B20];[Thong_Tin_Ngay_Nghi_201901.$C$3:.$C$70]) +  SUMPRODUCT([Thong_Tin_Ngay_Nghi_201902.$B$3:.$B$68]=[.$B20];[Thong_Tin_Ngay_Nghi_201902.$C$3:.$C$68]) + SUMPRODUCT([Thong_Tin_Ngay_Nghi_201903.$B$3:.$B$71]=[.$B20];[Thong_Tin_Ngay_Nghi_201903.$C$3:.$C$71])" office:value-type="float" office:value="3.5">
            <text:p>3.5</text:p>
          </table:table-cell>
          <table:table-cell table:style-name="ce71" table:formula="of:=SUMPRODUCT([Thong_Tin_Ngay_Nghi_201901.$B$3:.$B$70]=[.$B20];[Thong_Tin_Ngay_Nghi_201901.$C$3:.$C$70]) +SUMPRODUCT([Thong_Tin_Ngay_Nghi_201902.$B$3:.$B$68]=[.$B20];[Thong_Tin_Ngay_Nghi_201902.$C$3:.$C$68]) +SUMPRODUCT([Thong_Tin_Ngay_Nghi_201903.$B$3:.$B$71]=[.$B20];[Thong_Tin_Ngay_Nghi_201903.$C$3:.$C$71]) +SUMPRODUCT([Thong_Tin_Ngay_Nghi_201904.$B$3:.$B$72]=[.$B20];[Thong_Tin_Ngay_Nghi_201904.$C$3:.$C$72]) +SUMPRODUCT([Thong_Tin_Ngay_Nghi_201905.$B$3:.$B$70]=[.$B20];[Thong_Tin_Ngay_Nghi_201905.$C$3:.$C$70]) +SUMPRODUCT([Thong_Tin_Ngay_Nghi_201906.$B$3:.$B$69]=[.$B20];[Thong_Tin_Ngay_Nghi_201906.$C$3:.$C$69]) +SUMPRODUCT([Thong_Tin_Ngay_Nghi_201907.$B$3:.$B$66]=[.$B20];[Thong_Tin_Ngay_Nghi_201907.$C$3:.$C$66]) +SUMPRODUCT([Thong_Tin_Ngay_Nghi_201908.$B$3:.$B$69]=[.$B20];[Thong_Tin_Ngay_Nghi_201908.$C$3:.$C$69]) +SUMPRODUCT([Thong_Tin_Ngay_Nghi_201909.$B$3:.$B$69]=[.$B20];[Thong_Tin_Ngay_Nghi_201909.$C$3:.$C$69]) +SUMPRODUCT([Thong_Tin_Ngay_Nghi_201910.$B$3:.$B$69]=[.$B20];[Thong_Tin_Ngay_Nghi_201910.$C$3:.$C$69]) +SUMPRODUCT([Thong_Tin_Ngay_Nghi_201911.$B$3:.$B$69]=[.$B20];[Thong_Tin_Ngay_Nghi_201911.$C$3:.$C$69]) +SUMPRODUCT([Thong_Tin_Ngay_Nghi_201912.$B$3:.$B$69]=[.$B20];[Thong_Tin_Ngay_Nghi_201912.$C$3:.$C$69])" office:value-type="float" office:value="5.5">
            <text:p>5.5</text:p>
          </table:table-cell>
          <table:table-cell table:style-name="ce59" table:formula="of:=IF(DATE(YEAR([.F20]);MONTH([.F20]);DAY([.F20]))&lt;=DATE(YEAR([.F20]);3;31); [.D20]-[.H20] + [.G20]; IF([.H20]-[.D20]&lt;0;[.H20] + [.G20] -[.I20];[.G20]+[.D20]-[.I20]))" office:value-type="float" office:value="3">
            <text:p>3</text:p>
          </table:table-cell>
          <table:table-cell table:number-columns-repeated="2" table:style-name="ce59"/>
          <table:table-cell table:style-name="ce74"/>
          <table:table-cell table:style-name="ce59" table:formula="of:=[.J20]+[.L20] +[.K20]+[.M20]" office:value-type="float" office:value="3">
            <text:p>3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15">
            <text:p>15</text:p>
          </table:table-cell>
          <table:table-cell table:style-name="ce55" office:value-type="string">
            <text:p>HanTTH</text:p>
          </table:table-cell>
          <table:table-cell table:style-name="ce59" office:value-type="float" office:value="3.5">
            <text:p>3.5</text:p>
          </table:table-cell>
          <table:table-cell table:style-name="ce59" table:formula="of:=IF([.C21]&lt;0;0;[.C21])" office:value-type="float" office:value="3.5">
            <text:p>3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21]);DATE(YEAR([.E21]);12;31);NOW())" office:value-type="date" office:date-value="2019-05-31T17:50:17.15">
            <text:p>05/31/19</text:p>
          </table:table-cell>
          <table:table-cell table:style-name="ce63" table:formula="of:= IF(MONTH([.F21])=MONTH([.E21]) ; IF(NETWORKDAYS([.E21];[.E21]) &lt; NETWORKDAYS(DATE(YEAR([.E21]);MONTH([.E21]);1);EOMONTH([.E21];0)) / 2 ; 0 ; 1)  ;  IF( NETWORKDAYS([.E21];EOMONTH([.E21];0)) &lt; NETWORKDAYS(DATE(YEAR([.E21]);MONTH([.E21]);1);EOMONTH([.E21];0))/2  ; 0  ; 1) + IF(MONTH([.F21]) &gt; MONTH([.E21]) ; MONTH([.F21])-MONTH([.E21])-1 ; 0) + IF(NETWORKDAYS(DATE(YEAR([.F21]);MONTH([.F21]);1);[.F21]) &lt;  NETWORKDAYS(DATE(YEAR([.F21]);MONTH([.F21]);1);EOMONTH([.F21];0)) / 2 ; 0 ; 1))" office:value-type="float" office:value="5">
            <text:p>5</text:p>
          </table:table-cell>
          <table:table-cell table:style-name="ce66" table:formula="of:=SUMPRODUCT([Thong_Tin_Ngay_Nghi_201901.$B$3:.$B$70]=[.$B21];[Thong_Tin_Ngay_Nghi_201901.$C$3:.$C$70]) +  SUMPRODUCT([Thong_Tin_Ngay_Nghi_201902.$B$3:.$B$68]=[.$B21];[Thong_Tin_Ngay_Nghi_201902.$C$3:.$C$68]) + SUMPRODUCT([Thong_Tin_Ngay_Nghi_201903.$B$3:.$B$71]=[.$B21];[Thong_Tin_Ngay_Nghi_201903.$C$3:.$C$71])" office:value-type="float" office:value="4">
            <text:p>4</text:p>
          </table:table-cell>
          <table:table-cell table:style-name="ce71" table:formula="of:=SUMPRODUCT([Thong_Tin_Ngay_Nghi_201901.$B$3:.$B$70]=[.$B21];[Thong_Tin_Ngay_Nghi_201901.$C$3:.$C$70]) +SUMPRODUCT([Thong_Tin_Ngay_Nghi_201902.$B$3:.$B$68]=[.$B21];[Thong_Tin_Ngay_Nghi_201902.$C$3:.$C$68]) +SUMPRODUCT([Thong_Tin_Ngay_Nghi_201903.$B$3:.$B$71]=[.$B21];[Thong_Tin_Ngay_Nghi_201903.$C$3:.$C$71]) +SUMPRODUCT([Thong_Tin_Ngay_Nghi_201904.$B$3:.$B$72]=[.$B21];[Thong_Tin_Ngay_Nghi_201904.$C$3:.$C$72]) +SUMPRODUCT([Thong_Tin_Ngay_Nghi_201905.$B$3:.$B$70]=[.$B21];[Thong_Tin_Ngay_Nghi_201905.$C$3:.$C$70]) +SUMPRODUCT([Thong_Tin_Ngay_Nghi_201906.$B$3:.$B$69]=[.$B21];[Thong_Tin_Ngay_Nghi_201906.$C$3:.$C$69]) +SUMPRODUCT([Thong_Tin_Ngay_Nghi_201907.$B$3:.$B$66]=[.$B21];[Thong_Tin_Ngay_Nghi_201907.$C$3:.$C$66]) +SUMPRODUCT([Thong_Tin_Ngay_Nghi_201908.$B$3:.$B$69]=[.$B21];[Thong_Tin_Ngay_Nghi_201908.$C$3:.$C$69]) +SUMPRODUCT([Thong_Tin_Ngay_Nghi_201909.$B$3:.$B$69]=[.$B21];[Thong_Tin_Ngay_Nghi_201909.$C$3:.$C$69]) +SUMPRODUCT([Thong_Tin_Ngay_Nghi_201910.$B$3:.$B$69]=[.$B21];[Thong_Tin_Ngay_Nghi_201910.$C$3:.$C$69]) +SUMPRODUCT([Thong_Tin_Ngay_Nghi_201911.$B$3:.$B$69]=[.$B21];[Thong_Tin_Ngay_Nghi_201911.$C$3:.$C$69]) +SUMPRODUCT([Thong_Tin_Ngay_Nghi_201912.$B$3:.$B$69]=[.$B21];[Thong_Tin_Ngay_Nghi_201912.$C$3:.$C$69])" office:value-type="float" office:value="7">
            <text:p>7</text:p>
          </table:table-cell>
          <table:table-cell table:style-name="ce59" table:formula="of:=IF(DATE(YEAR([.F21]);MONTH([.F21]);DAY([.F21]))&lt;=DATE(YEAR([.F21]);3;31); [.D21]-[.H21] + [.G21]; IF([.H21]-[.D21]&lt;0;[.H21] + [.G21] -[.I21];[.G21]+[.D21]-[.I21]))" office:value-type="float" office:value="1.5">
            <text:p>1.5</text:p>
          </table:table-cell>
          <table:table-cell table:number-columns-repeated="2" table:style-name="ce59"/>
          <table:table-cell table:style-name="ce74"/>
          <table:table-cell table:style-name="ce59" table:formula="of:=[.J21]+[.L21] +[.K21]+[.M21]" office:value-type="float" office:value="1.5">
            <text:p>1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16">
            <text:p>16</text:p>
          </table:table-cell>
          <table:table-cell table:style-name="ce55" office:value-type="string">
            <text:p>HienNV</text:p>
          </table:table-cell>
          <table:table-cell table:style-name="ce59" office:value-type="float" office:value="-92.5">
            <text:p>-92.5</text:p>
          </table:table-cell>
          <table:table-cell table:style-name="ce59" table:formula="of:=IF([.C22]&lt;0;0;[.C22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22]);DATE(YEAR([.E22]);12;31);NOW())" office:value-type="date" office:date-value="2019-05-31T17:50:17.15">
            <text:p>05/31/19</text:p>
          </table:table-cell>
          <table:table-cell table:style-name="ce63" table:formula="of:= IF(MONTH([.F22])=MONTH([.E22]) ; IF(NETWORKDAYS([.E22];[.E22]) &lt; NETWORKDAYS(DATE(YEAR([.E22]);MONTH([.E22]);1);EOMONTH([.E22];0)) / 2 ; 0 ; 1)  ;  IF( NETWORKDAYS([.E22];EOMONTH([.E22];0)) &lt; NETWORKDAYS(DATE(YEAR([.E22]);MONTH([.E22]);1);EOMONTH([.E22];0))/2  ; 0  ; 1) + IF(MONTH([.F22]) &gt; MONTH([.E22]) ; MONTH([.F22])-MONTH([.E22])-1 ; 0) + IF(NETWORKDAYS(DATE(YEAR([.F22]);MONTH([.F22]);1);[.F22]) &lt;  NETWORKDAYS(DATE(YEAR([.F22]);MONTH([.F22]);1);EOMONTH([.F22];0)) / 2 ; 0 ; 1))" office:value-type="float" office:value="5">
            <text:p>5</text:p>
          </table:table-cell>
          <table:table-cell table:style-name="ce66" table:formula="of:=SUMPRODUCT([Thong_Tin_Ngay_Nghi_201901.$B$3:.$B$70]=[.$B22];[Thong_Tin_Ngay_Nghi_201901.$C$3:.$C$70]) +  SUMPRODUCT([Thong_Tin_Ngay_Nghi_201902.$B$3:.$B$68]=[.$B22];[Thong_Tin_Ngay_Nghi_201902.$C$3:.$C$68]) + SUMPRODUCT([Thong_Tin_Ngay_Nghi_201903.$B$3:.$B$71]=[.$B22];[Thong_Tin_Ngay_Nghi_201903.$C$3:.$C$71])" office:value-type="float" office:value="30.5">
            <text:p>30.5</text:p>
          </table:table-cell>
          <table:table-cell table:style-name="ce71" table:formula="of:=SUMPRODUCT([Thong_Tin_Ngay_Nghi_201901.$B$3:.$B$70]=[.$B22];[Thong_Tin_Ngay_Nghi_201901.$C$3:.$C$70]) +SUMPRODUCT([Thong_Tin_Ngay_Nghi_201902.$B$3:.$B$68]=[.$B22];[Thong_Tin_Ngay_Nghi_201902.$C$3:.$C$68]) +SUMPRODUCT([Thong_Tin_Ngay_Nghi_201903.$B$3:.$B$71]=[.$B22];[Thong_Tin_Ngay_Nghi_201903.$C$3:.$C$71]) +SUMPRODUCT([Thong_Tin_Ngay_Nghi_201904.$B$3:.$B$72]=[.$B22];[Thong_Tin_Ngay_Nghi_201904.$C$3:.$C$72]) +SUMPRODUCT([Thong_Tin_Ngay_Nghi_201905.$B$3:.$B$70]=[.$B22];[Thong_Tin_Ngay_Nghi_201905.$C$3:.$C$70]) +SUMPRODUCT([Thong_Tin_Ngay_Nghi_201906.$B$3:.$B$69]=[.$B22];[Thong_Tin_Ngay_Nghi_201906.$C$3:.$C$69]) +SUMPRODUCT([Thong_Tin_Ngay_Nghi_201907.$B$3:.$B$66]=[.$B22];[Thong_Tin_Ngay_Nghi_201907.$C$3:.$C$66]) +SUMPRODUCT([Thong_Tin_Ngay_Nghi_201908.$B$3:.$B$69]=[.$B22];[Thong_Tin_Ngay_Nghi_201908.$C$3:.$C$69]) +SUMPRODUCT([Thong_Tin_Ngay_Nghi_201909.$B$3:.$B$69]=[.$B22];[Thong_Tin_Ngay_Nghi_201909.$C$3:.$C$69]) +SUMPRODUCT([Thong_Tin_Ngay_Nghi_201910.$B$3:.$B$69]=[.$B22];[Thong_Tin_Ngay_Nghi_201910.$C$3:.$C$69]) +SUMPRODUCT([Thong_Tin_Ngay_Nghi_201911.$B$3:.$B$69]=[.$B22];[Thong_Tin_Ngay_Nghi_201911.$C$3:.$C$69]) +SUMPRODUCT([Thong_Tin_Ngay_Nghi_201912.$B$3:.$B$69]=[.$B22];[Thong_Tin_Ngay_Nghi_201912.$C$3:.$C$69])" office:value-type="float" office:value="53">
            <text:p>53</text:p>
          </table:table-cell>
          <table:table-cell table:style-name="ce59" table:formula="of:=IF(DATE(YEAR([.F22]);MONTH([.F22]);DAY([.F22]))&lt;=DATE(YEAR([.F22]);3;31); [.D22]-[.H22] + [.G22]; IF([.H22]-[.D22]&lt;0;[.H22] + [.G22] -[.I22];[.G22]+[.D22]-[.I22]))" office:value-type="float" office:value="-48">
            <text:p>-48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22]+[.L22] +[.K22]+[.M22]" office:value-type="float" office:value="-47">
            <text:p>-47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17">
            <text:p>17</text:p>
          </table:table-cell>
          <table:table-cell table:style-name="ce55" office:value-type="string">
            <text:p>HieuNKT</text:p>
          </table:table-cell>
          <table:table-cell office:value-type="float" office:value="2">
            <text:p>2</text:p>
          </table:table-cell>
          <table:table-cell table:style-name="ce59" table:formula="of:=IF([.C23]&lt;0;0;[.C23])" office:value-type="float" office:value="2">
            <text:p>2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23]);DATE(YEAR([.E23]);12;31);NOW())" office:value-type="date" office:date-value="2019-05-31T17:50:17.16">
            <text:p>05/31/19</text:p>
          </table:table-cell>
          <table:table-cell table:style-name="ce63" table:formula="of:= IF(MONTH([.F23])=MONTH([.E23]) ; IF(NETWORKDAYS([.E23];[.E23]) &lt; NETWORKDAYS(DATE(YEAR([.E23]);MONTH([.E23]);1);EOMONTH([.E23];0)) / 2 ; 0 ; 1)  ;  IF( NETWORKDAYS([.E23];EOMONTH([.E23];0)) &lt; NETWORKDAYS(DATE(YEAR([.E23]);MONTH([.E23]);1);EOMONTH([.E23];0))/2  ; 0  ; 1) + IF(MONTH([.F23]) &gt; MONTH([.E23]) ; MONTH([.F23])-MONTH([.E23])-1 ; 0) + IF(NETWORKDAYS(DATE(YEAR([.F23]);MONTH([.F23]);1);[.F23]) &lt;  NETWORKDAYS(DATE(YEAR([.F23]);MONTH([.F23]);1);EOMONTH([.F23];0)) / 2 ; 0 ; 1))" office:value-type="float" office:value="5">
            <text:p>5</text:p>
          </table:table-cell>
          <table:table-cell table:style-name="ce66" table:formula="of:=SUMPRODUCT([Thong_Tin_Ngay_Nghi_201901.$B$3:.$B$70]=[.$B23];[Thong_Tin_Ngay_Nghi_201901.$C$3:.$C$70]) +  SUMPRODUCT([Thong_Tin_Ngay_Nghi_201902.$B$3:.$B$68]=[.$B23];[Thong_Tin_Ngay_Nghi_201902.$C$3:.$C$68]) + SUMPRODUCT([Thong_Tin_Ngay_Nghi_201903.$B$3:.$B$71]=[.$B23];[Thong_Tin_Ngay_Nghi_201903.$C$3:.$C$71])" office:value-type="float" office:value="4">
            <text:p>4</text:p>
          </table:table-cell>
          <table:table-cell table:style-name="ce71" table:formula="of:=SUMPRODUCT([Thong_Tin_Ngay_Nghi_201901.$B$3:.$B$70]=[.$B23];[Thong_Tin_Ngay_Nghi_201901.$C$3:.$C$70]) +SUMPRODUCT([Thong_Tin_Ngay_Nghi_201902.$B$3:.$B$68]=[.$B23];[Thong_Tin_Ngay_Nghi_201902.$C$3:.$C$68]) +SUMPRODUCT([Thong_Tin_Ngay_Nghi_201903.$B$3:.$B$71]=[.$B23];[Thong_Tin_Ngay_Nghi_201903.$C$3:.$C$71]) +SUMPRODUCT([Thong_Tin_Ngay_Nghi_201904.$B$3:.$B$72]=[.$B23];[Thong_Tin_Ngay_Nghi_201904.$C$3:.$C$72]) +SUMPRODUCT([Thong_Tin_Ngay_Nghi_201905.$B$3:.$B$70]=[.$B23];[Thong_Tin_Ngay_Nghi_201905.$C$3:.$C$70]) +SUMPRODUCT([Thong_Tin_Ngay_Nghi_201906.$B$3:.$B$69]=[.$B23];[Thong_Tin_Ngay_Nghi_201906.$C$3:.$C$69]) +SUMPRODUCT([Thong_Tin_Ngay_Nghi_201907.$B$3:.$B$66]=[.$B23];[Thong_Tin_Ngay_Nghi_201907.$C$3:.$C$66]) +SUMPRODUCT([Thong_Tin_Ngay_Nghi_201908.$B$3:.$B$69]=[.$B23];[Thong_Tin_Ngay_Nghi_201908.$C$3:.$C$69]) +SUMPRODUCT([Thong_Tin_Ngay_Nghi_201909.$B$3:.$B$69]=[.$B23];[Thong_Tin_Ngay_Nghi_201909.$C$3:.$C$69]) +SUMPRODUCT([Thong_Tin_Ngay_Nghi_201910.$B$3:.$B$69]=[.$B23];[Thong_Tin_Ngay_Nghi_201910.$C$3:.$C$69]) +SUMPRODUCT([Thong_Tin_Ngay_Nghi_201911.$B$3:.$B$69]=[.$B23];[Thong_Tin_Ngay_Nghi_201911.$C$3:.$C$69]) +SUMPRODUCT([Thong_Tin_Ngay_Nghi_201912.$B$3:.$B$69]=[.$B23];[Thong_Tin_Ngay_Nghi_201912.$C$3:.$C$69])" office:value-type="float" office:value="9">
            <text:p>9</text:p>
          </table:table-cell>
          <table:table-cell table:style-name="ce59" table:formula="of:=IF(DATE(YEAR([.F23]);MONTH([.F23]);DAY([.F23]))&lt;=DATE(YEAR([.F23]);3;31); [.D23]-[.H23] + [.G23]; IF([.H23]-[.D23]&lt;0;[.H23] + [.G23] -[.I23];[.G23]+[.D23]-[.I23]))" office:value-type="float" office:value="-2">
            <text:p>-2</text:p>
          </table:table-cell>
          <table:table-cell table:number-columns-repeated="2" table:style-name="ce59"/>
          <table:table-cell table:style-name="ce74"/>
          <table:table-cell table:style-name="ce59" table:formula="of:=[.J23]+[.L23] +[.K23]+[.M23]" office:value-type="float" office:value="-2">
            <text:p>-2</text:p>
          </table:table-cell>
          <table:table-cell table:style-name="ce77"/>
          <table:table-cell table:number-columns-repeated="1009"/>
        </table:table-row>
        <table:table-row table:style-name="ro19">
          <table:table-cell table:style-name="ce53" office:value-type="float" office:value="18">
            <text:p>18</text:p>
          </table:table-cell>
          <table:table-cell table:style-name="ce55" office:value-type="string">
            <text:p>HueND</text:p>
          </table:table-cell>
          <table:table-cell table:style-name="ce55" office:value-type="float" office:value="0">
            <text:p>0</text:p>
          </table:table-cell>
          <table:table-cell table:style-name="ce59" table:formula="of:=IF([.C24]&lt;0;0;[.C24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24]);DATE(YEAR([.E24]);12;31);NOW())" office:value-type="date" office:date-value="2019-05-31T17:50:17.16">
            <text:p>05/31/19</text:p>
          </table:table-cell>
          <table:table-cell table:style-name="ce63" table:formula="of:= IF(MONTH([.F24])=MONTH([.E24]) ; IF(NETWORKDAYS([.E24];[.E24]) &lt; NETWORKDAYS(DATE(YEAR([.E24]);MONTH([.E24]);1);EOMONTH([.E24];0)) / 2 ; 0 ; 1)  ;  IF( NETWORKDAYS([.E24];EOMONTH([.E24];0)) &lt; NETWORKDAYS(DATE(YEAR([.E24]);MONTH([.E24]);1);EOMONTH([.E24];0))/2  ; 0  ; 1) + IF(MONTH([.F24]) &gt; MONTH([.E24]) ; MONTH([.F24])-MONTH([.E24])-1 ; 0) + IF(NETWORKDAYS(DATE(YEAR([.F24]);MONTH([.F24]);1);[.F24]) &lt;  NETWORKDAYS(DATE(YEAR([.F24]);MONTH([.F24]);1);EOMONTH([.F24];0)) / 2 ; 0 ; 1))" office:value-type="float" office:value="5">
            <text:p>5</text:p>
          </table:table-cell>
          <table:table-cell table:style-name="ce66" table:formula="of:=SUMPRODUCT([Thong_Tin_Ngay_Nghi_201901.$B$3:.$B$70]=[.$B24];[Thong_Tin_Ngay_Nghi_201901.$C$3:.$C$70]) +  SUMPRODUCT([Thong_Tin_Ngay_Nghi_201902.$B$3:.$B$68]=[.$B24];[Thong_Tin_Ngay_Nghi_201902.$C$3:.$C$68]) + SUMPRODUCT([Thong_Tin_Ngay_Nghi_201903.$B$3:.$B$71]=[.$B24];[Thong_Tin_Ngay_Nghi_201903.$C$3:.$C$71])" office:value-type="float" office:value="5">
            <text:p>5</text:p>
          </table:table-cell>
          <table:table-cell table:style-name="ce71" table:formula="of:=SUMPRODUCT([Thong_Tin_Ngay_Nghi_201901.$B$3:.$B$70]=[.$B24];[Thong_Tin_Ngay_Nghi_201901.$C$3:.$C$70]) +SUMPRODUCT([Thong_Tin_Ngay_Nghi_201902.$B$3:.$B$68]=[.$B24];[Thong_Tin_Ngay_Nghi_201902.$C$3:.$C$68]) +SUMPRODUCT([Thong_Tin_Ngay_Nghi_201903.$B$3:.$B$71]=[.$B24];[Thong_Tin_Ngay_Nghi_201903.$C$3:.$C$71]) +SUMPRODUCT([Thong_Tin_Ngay_Nghi_201904.$B$3:.$B$72]=[.$B24];[Thong_Tin_Ngay_Nghi_201904.$C$3:.$C$72]) +SUMPRODUCT([Thong_Tin_Ngay_Nghi_201905.$B$3:.$B$70]=[.$B24];[Thong_Tin_Ngay_Nghi_201905.$C$3:.$C$70]) +SUMPRODUCT([Thong_Tin_Ngay_Nghi_201906.$B$3:.$B$69]=[.$B24];[Thong_Tin_Ngay_Nghi_201906.$C$3:.$C$69]) +SUMPRODUCT([Thong_Tin_Ngay_Nghi_201907.$B$3:.$B$66]=[.$B24];[Thong_Tin_Ngay_Nghi_201907.$C$3:.$C$66]) +SUMPRODUCT([Thong_Tin_Ngay_Nghi_201908.$B$3:.$B$69]=[.$B24];[Thong_Tin_Ngay_Nghi_201908.$C$3:.$C$69]) +SUMPRODUCT([Thong_Tin_Ngay_Nghi_201909.$B$3:.$B$69]=[.$B24];[Thong_Tin_Ngay_Nghi_201909.$C$3:.$C$69]) +SUMPRODUCT([Thong_Tin_Ngay_Nghi_201910.$B$3:.$B$69]=[.$B24];[Thong_Tin_Ngay_Nghi_201910.$C$3:.$C$69]) +SUMPRODUCT([Thong_Tin_Ngay_Nghi_201911.$B$3:.$B$69]=[.$B24];[Thong_Tin_Ngay_Nghi_201911.$C$3:.$C$69]) +SUMPRODUCT([Thong_Tin_Ngay_Nghi_201912.$B$3:.$B$69]=[.$B24];[Thong_Tin_Ngay_Nghi_201912.$C$3:.$C$69])" office:value-type="float" office:value="13.5">
            <text:p>13.5</text:p>
          </table:table-cell>
          <table:table-cell table:style-name="ce59" table:formula="of:=IF(DATE(YEAR([.F24]);MONTH([.F24]);DAY([.F24]))&lt;=DATE(YEAR([.F24]);3;31); [.D24]-[.H24] + [.G24]; IF([.H24]-[.D24]&lt;0;[.H24] + [.G24] -[.I24];[.G24]+[.D24]-[.I24]))" office:value-type="float" office:value="-8.5">
            <text:p>-8.5</text:p>
          </table:table-cell>
          <table:table-cell table:style-name="ce59"/>
          <table:table-cell table:style-name="ce59" table:formula="of:=3+3" office:value-type="float" office:value="6">
            <text:p>6</text:p>
          </table:table-cell>
          <table:table-cell table:style-name="ce74"/>
          <table:table-cell table:style-name="ce59" table:formula="of:=[.J24]+[.L24] +[.K24]+[.M24]" office:value-type="float" office:value="-2.5">
            <text:p>-2.5</text:p>
          </table:table-cell>
          <table:table-cell table:style-name="ce77" office:value-type="string">
            <text:p>Những ngày nghỉ này đã trừ vào lương → sẽ ko trừ vào phép nữa: </text:p>
            <text:p>- Tháng 3: 3 ngày</text:p>
            <text:p>- Tháng 4: 3 ngày</text:p>
          </table:table-cell>
          <table:table-cell table:style-name="ce80" table:number-columns-repeated="1009"/>
        </table:table-row>
        <table:table-row table:style-name="ro16">
          <table:table-cell table:style-name="ce53" office:value-type="float" office:value="19">
            <text:p>19</text:p>
          </table:table-cell>
          <table:table-cell table:style-name="ce55" office:value-type="string">
            <text:p>HungLV</text:p>
          </table:table-cell>
          <table:table-cell table:style-name="ce59" office:value-type="float" office:value="3">
            <text:p>3</text:p>
          </table:table-cell>
          <table:table-cell table:style-name="ce59" table:formula="of:=IF([.C25]&lt;0;0;[.C25])" office:value-type="float" office:value="3">
            <text:p>3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25]);DATE(YEAR([.E25]);12;31);NOW())" office:value-type="date" office:date-value="2019-05-31T17:50:17.16">
            <text:p>05/31/19</text:p>
          </table:table-cell>
          <table:table-cell table:style-name="ce63" table:formula="of:= IF(MONTH([.F25])=MONTH([.E25]) ; IF(NETWORKDAYS([.E25];[.E25]) &lt; NETWORKDAYS(DATE(YEAR([.E25]);MONTH([.E25]);1);EOMONTH([.E25];0)) / 2 ; 0 ; 1)  ;  IF( NETWORKDAYS([.E25];EOMONTH([.E25];0)) &lt; NETWORKDAYS(DATE(YEAR([.E25]);MONTH([.E25]);1);EOMONTH([.E25];0))/2  ; 0  ; 1) + IF(MONTH([.F25]) &gt; MONTH([.E25]) ; MONTH([.F25])-MONTH([.E25])-1 ; 0) + IF(NETWORKDAYS(DATE(YEAR([.F25]);MONTH([.F25]);1);[.F25]) &lt;  NETWORKDAYS(DATE(YEAR([.F25]);MONTH([.F25]);1);EOMONTH([.F25];0)) / 2 ; 0 ; 1))" office:value-type="float" office:value="5">
            <text:p>5</text:p>
          </table:table-cell>
          <table:table-cell table:style-name="ce66" table:formula="of:=SUMPRODUCT([Thong_Tin_Ngay_Nghi_201901.$B$3:.$B$70]=[.$B25];[Thong_Tin_Ngay_Nghi_201901.$C$3:.$C$70]) +  SUMPRODUCT([Thong_Tin_Ngay_Nghi_201902.$B$3:.$B$68]=[.$B25];[Thong_Tin_Ngay_Nghi_201902.$C$3:.$C$68]) + SUMPRODUCT([Thong_Tin_Ngay_Nghi_201903.$B$3:.$B$71]=[.$B25];[Thong_Tin_Ngay_Nghi_201903.$C$3:.$C$71])" office:value-type="float" office:value="0">
            <text:p>0</text:p>
          </table:table-cell>
          <table:table-cell table:style-name="ce71" table:formula="of:=SUMPRODUCT([Thong_Tin_Ngay_Nghi_201901.$B$3:.$B$70]=[.$B25];[Thong_Tin_Ngay_Nghi_201901.$C$3:.$C$70]) +SUMPRODUCT([Thong_Tin_Ngay_Nghi_201902.$B$3:.$B$68]=[.$B25];[Thong_Tin_Ngay_Nghi_201902.$C$3:.$C$68]) +SUMPRODUCT([Thong_Tin_Ngay_Nghi_201903.$B$3:.$B$71]=[.$B25];[Thong_Tin_Ngay_Nghi_201903.$C$3:.$C$71]) +SUMPRODUCT([Thong_Tin_Ngay_Nghi_201904.$B$3:.$B$72]=[.$B25];[Thong_Tin_Ngay_Nghi_201904.$C$3:.$C$72]) +SUMPRODUCT([Thong_Tin_Ngay_Nghi_201905.$B$3:.$B$70]=[.$B25];[Thong_Tin_Ngay_Nghi_201905.$C$3:.$C$70]) +SUMPRODUCT([Thong_Tin_Ngay_Nghi_201906.$B$3:.$B$69]=[.$B25];[Thong_Tin_Ngay_Nghi_201906.$C$3:.$C$69]) +SUMPRODUCT([Thong_Tin_Ngay_Nghi_201907.$B$3:.$B$66]=[.$B25];[Thong_Tin_Ngay_Nghi_201907.$C$3:.$C$66]) +SUMPRODUCT([Thong_Tin_Ngay_Nghi_201908.$B$3:.$B$69]=[.$B25];[Thong_Tin_Ngay_Nghi_201908.$C$3:.$C$69]) +SUMPRODUCT([Thong_Tin_Ngay_Nghi_201909.$B$3:.$B$69]=[.$B25];[Thong_Tin_Ngay_Nghi_201909.$C$3:.$C$69]) +SUMPRODUCT([Thong_Tin_Ngay_Nghi_201910.$B$3:.$B$69]=[.$B25];[Thong_Tin_Ngay_Nghi_201910.$C$3:.$C$69]) +SUMPRODUCT([Thong_Tin_Ngay_Nghi_201911.$B$3:.$B$69]=[.$B25];[Thong_Tin_Ngay_Nghi_201911.$C$3:.$C$69]) +SUMPRODUCT([Thong_Tin_Ngay_Nghi_201912.$B$3:.$B$69]=[.$B25];[Thong_Tin_Ngay_Nghi_201912.$C$3:.$C$69])" office:value-type="float" office:value="2.5">
            <text:p>2.5</text:p>
          </table:table-cell>
          <table:table-cell table:style-name="ce59" table:formula="of:=IF(DATE(YEAR([.F25]);MONTH([.F25]);DAY([.F25]))&lt;=DATE(YEAR([.F25]);3;31); [.D25]-[.H25] + [.G25]; IF([.H25]-[.D25]&lt;0;[.H25] + [.G25] -[.I25];[.G25]+[.D25]-[.I25]))" office:value-type="float" office:value="2.5">
            <text:p>2.5</text:p>
          </table:table-cell>
          <table:table-cell table:number-columns-repeated="2" table:style-name="ce59"/>
          <table:table-cell table:style-name="ce74"/>
          <table:table-cell table:style-name="ce59" table:formula="of:=[.J25]+[.L25] +[.K25]+[.M25]" office:value-type="float" office:value="2.5">
            <text:p>2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20">
            <text:p>20</text:p>
          </table:table-cell>
          <table:table-cell table:style-name="ce55" office:value-type="string">
            <text:p>HungPN</text:p>
          </table:table-cell>
          <table:table-cell table:style-name="ce59" office:value-type="float" office:value="-8">
            <text:p>-8</text:p>
          </table:table-cell>
          <table:table-cell table:style-name="ce59" table:formula="of:=IF([.C26]&lt;0;0;[.C26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26]);DATE(YEAR([.E26]);12;31);NOW())" office:value-type="date" office:date-value="2019-05-31T17:50:17.16">
            <text:p>05/31/19</text:p>
          </table:table-cell>
          <table:table-cell table:style-name="ce63" table:formula="of:= IF(MONTH([.F26])=MONTH([.E26]) ; IF(NETWORKDAYS([.E26];[.E26]) &lt; NETWORKDAYS(DATE(YEAR([.E26]);MONTH([.E26]);1);EOMONTH([.E26];0)) / 2 ; 0 ; 1)  ;  IF( NETWORKDAYS([.E26];EOMONTH([.E26];0)) &lt; NETWORKDAYS(DATE(YEAR([.E26]);MONTH([.E26]);1);EOMONTH([.E26];0))/2  ; 0  ; 1) + IF(MONTH([.F26]) &gt; MONTH([.E26]) ; MONTH([.F26])-MONTH([.E26])-1 ; 0) + IF(NETWORKDAYS(DATE(YEAR([.F26]);MONTH([.F26]);1);[.F26]) &lt;  NETWORKDAYS(DATE(YEAR([.F26]);MONTH([.F26]);1);EOMONTH([.F26];0)) / 2 ; 0 ; 1))" office:value-type="float" office:value="5">
            <text:p>5</text:p>
          </table:table-cell>
          <table:table-cell table:style-name="ce66" table:formula="of:=SUMPRODUCT([Thong_Tin_Ngay_Nghi_201901.$B$3:.$B$70]=[.$B26];[Thong_Tin_Ngay_Nghi_201901.$C$3:.$C$70]) +  SUMPRODUCT([Thong_Tin_Ngay_Nghi_201902.$B$3:.$B$68]=[.$B26];[Thong_Tin_Ngay_Nghi_201902.$C$3:.$C$68]) + SUMPRODUCT([Thong_Tin_Ngay_Nghi_201903.$B$3:.$B$71]=[.$B26];[Thong_Tin_Ngay_Nghi_201903.$C$3:.$C$71])" office:value-type="float" office:value="4.5">
            <text:p>4.5</text:p>
          </table:table-cell>
          <table:table-cell table:style-name="ce71" table:formula="of:=SUMPRODUCT([Thong_Tin_Ngay_Nghi_201901.$B$3:.$B$70]=[.$B26];[Thong_Tin_Ngay_Nghi_201901.$C$3:.$C$70]) +SUMPRODUCT([Thong_Tin_Ngay_Nghi_201902.$B$3:.$B$68]=[.$B26];[Thong_Tin_Ngay_Nghi_201902.$C$3:.$C$68]) +SUMPRODUCT([Thong_Tin_Ngay_Nghi_201903.$B$3:.$B$71]=[.$B26];[Thong_Tin_Ngay_Nghi_201903.$C$3:.$C$71]) +SUMPRODUCT([Thong_Tin_Ngay_Nghi_201904.$B$3:.$B$72]=[.$B26];[Thong_Tin_Ngay_Nghi_201904.$C$3:.$C$72]) +SUMPRODUCT([Thong_Tin_Ngay_Nghi_201905.$B$3:.$B$70]=[.$B26];[Thong_Tin_Ngay_Nghi_201905.$C$3:.$C$70]) +SUMPRODUCT([Thong_Tin_Ngay_Nghi_201906.$B$3:.$B$69]=[.$B26];[Thong_Tin_Ngay_Nghi_201906.$C$3:.$C$69]) +SUMPRODUCT([Thong_Tin_Ngay_Nghi_201907.$B$3:.$B$66]=[.$B26];[Thong_Tin_Ngay_Nghi_201907.$C$3:.$C$66]) +SUMPRODUCT([Thong_Tin_Ngay_Nghi_201908.$B$3:.$B$69]=[.$B26];[Thong_Tin_Ngay_Nghi_201908.$C$3:.$C$69]) +SUMPRODUCT([Thong_Tin_Ngay_Nghi_201909.$B$3:.$B$69]=[.$B26];[Thong_Tin_Ngay_Nghi_201909.$C$3:.$C$69]) +SUMPRODUCT([Thong_Tin_Ngay_Nghi_201910.$B$3:.$B$69]=[.$B26];[Thong_Tin_Ngay_Nghi_201910.$C$3:.$C$69]) +SUMPRODUCT([Thong_Tin_Ngay_Nghi_201911.$B$3:.$B$69]=[.$B26];[Thong_Tin_Ngay_Nghi_201911.$C$3:.$C$69]) +SUMPRODUCT([Thong_Tin_Ngay_Nghi_201912.$B$3:.$B$69]=[.$B26];[Thong_Tin_Ngay_Nghi_201912.$C$3:.$C$69])" office:value-type="float" office:value="4.5">
            <text:p>4.5</text:p>
          </table:table-cell>
          <table:table-cell table:style-name="ce59" table:formula="of:=IF(DATE(YEAR([.F26]);MONTH([.F26]);DAY([.F26]))&lt;=DATE(YEAR([.F26]);3;31); [.D26]-[.H26] + [.G26]; IF([.H26]-[.D26]&lt;0;[.H26] + [.G26] -[.I26];[.G26]+[.D26]-[.I26]))" office:value-type="float" office:value="0.5">
            <text:p>0.5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26]+[.L26] +[.K26]+[.M26]" office:value-type="float" office:value="1.5">
            <text:p>1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21">
            <text:p>21</text:p>
          </table:table-cell>
          <table:table-cell table:style-name="ce55" office:value-type="string">
            <text:p>HuyNG</text:p>
          </table:table-cell>
          <table:table-cell table:style-name="ce59" office:value-type="float" office:value="0.5">
            <text:p>0.5</text:p>
          </table:table-cell>
          <table:table-cell table:style-name="ce59" table:formula="of:=IF([.C27]&lt;0;0;[.C27])" office:value-type="float" office:value="0.5">
            <text:p>0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27]);DATE(YEAR([.E27]);12;31);NOW())" office:value-type="date" office:date-value="2019-05-31T17:50:17.17">
            <text:p>05/31/19</text:p>
          </table:table-cell>
          <table:table-cell table:style-name="ce63" table:formula="of:= IF(MONTH([.F27])=MONTH([.E27]) ; IF(NETWORKDAYS([.E27];[.E27]) &lt; NETWORKDAYS(DATE(YEAR([.E27]);MONTH([.E27]);1);EOMONTH([.E27];0)) / 2 ; 0 ; 1)  ;  IF( NETWORKDAYS([.E27];EOMONTH([.E27];0)) &lt; NETWORKDAYS(DATE(YEAR([.E27]);MONTH([.E27]);1);EOMONTH([.E27];0))/2  ; 0  ; 1) + IF(MONTH([.F27]) &gt; MONTH([.E27]) ; MONTH([.F27])-MONTH([.E27])-1 ; 0) + IF(NETWORKDAYS(DATE(YEAR([.F27]);MONTH([.F27]);1);[.F27]) &lt;  NETWORKDAYS(DATE(YEAR([.F27]);MONTH([.F27]);1);EOMONTH([.F27];0)) / 2 ; 0 ; 1))" office:value-type="float" office:value="5">
            <text:p>5</text:p>
          </table:table-cell>
          <table:table-cell table:style-name="ce66" table:formula="of:=SUMPRODUCT([Thong_Tin_Ngay_Nghi_201901.$B$3:.$B$70]=[.$B27];[Thong_Tin_Ngay_Nghi_201901.$C$3:.$C$70]) +  SUMPRODUCT([Thong_Tin_Ngay_Nghi_201902.$B$3:.$B$68]=[.$B27];[Thong_Tin_Ngay_Nghi_201902.$C$3:.$C$68]) + SUMPRODUCT([Thong_Tin_Ngay_Nghi_201903.$B$3:.$B$71]=[.$B27];[Thong_Tin_Ngay_Nghi_201903.$C$3:.$C$71])" office:value-type="float" office:value="1.5">
            <text:p>1.5</text:p>
          </table:table-cell>
          <table:table-cell table:style-name="ce71" table:formula="of:=SUMPRODUCT([Thong_Tin_Ngay_Nghi_201901.$B$3:.$B$70]=[.$B27];[Thong_Tin_Ngay_Nghi_201901.$C$3:.$C$70]) +SUMPRODUCT([Thong_Tin_Ngay_Nghi_201902.$B$3:.$B$68]=[.$B27];[Thong_Tin_Ngay_Nghi_201902.$C$3:.$C$68]) +SUMPRODUCT([Thong_Tin_Ngay_Nghi_201903.$B$3:.$B$71]=[.$B27];[Thong_Tin_Ngay_Nghi_201903.$C$3:.$C$71]) +SUMPRODUCT([Thong_Tin_Ngay_Nghi_201904.$B$3:.$B$72]=[.$B27];[Thong_Tin_Ngay_Nghi_201904.$C$3:.$C$72]) +SUMPRODUCT([Thong_Tin_Ngay_Nghi_201905.$B$3:.$B$70]=[.$B27];[Thong_Tin_Ngay_Nghi_201905.$C$3:.$C$70]) +SUMPRODUCT([Thong_Tin_Ngay_Nghi_201906.$B$3:.$B$69]=[.$B27];[Thong_Tin_Ngay_Nghi_201906.$C$3:.$C$69]) +SUMPRODUCT([Thong_Tin_Ngay_Nghi_201907.$B$3:.$B$66]=[.$B27];[Thong_Tin_Ngay_Nghi_201907.$C$3:.$C$66]) +SUMPRODUCT([Thong_Tin_Ngay_Nghi_201908.$B$3:.$B$69]=[.$B27];[Thong_Tin_Ngay_Nghi_201908.$C$3:.$C$69]) +SUMPRODUCT([Thong_Tin_Ngay_Nghi_201909.$B$3:.$B$69]=[.$B27];[Thong_Tin_Ngay_Nghi_201909.$C$3:.$C$69]) +SUMPRODUCT([Thong_Tin_Ngay_Nghi_201910.$B$3:.$B$69]=[.$B27];[Thong_Tin_Ngay_Nghi_201910.$C$3:.$C$69]) +SUMPRODUCT([Thong_Tin_Ngay_Nghi_201911.$B$3:.$B$69]=[.$B27];[Thong_Tin_Ngay_Nghi_201911.$C$3:.$C$69]) +SUMPRODUCT([Thong_Tin_Ngay_Nghi_201912.$B$3:.$B$69]=[.$B27];[Thong_Tin_Ngay_Nghi_201912.$C$3:.$C$69])" office:value-type="float" office:value="3.5">
            <text:p>3.5</text:p>
          </table:table-cell>
          <table:table-cell table:style-name="ce59" table:formula="of:=IF(DATE(YEAR([.F27]);MONTH([.F27]);DAY([.F27]))&lt;=DATE(YEAR([.F27]);3;31); [.D27]-[.H27] + [.G27]; IF([.H27]-[.D27]&lt;0;[.H27] + [.G27] -[.I27];[.G27]+[.D27]-[.I27]))" office:value-type="float" office:value="2">
            <text:p>2</text:p>
          </table:table-cell>
          <table:table-cell table:number-columns-repeated="2" table:style-name="ce59"/>
          <table:table-cell table:style-name="ce74"/>
          <table:table-cell table:style-name="ce59" table:formula="of:=[.J27]+[.L27] +[.K27]+[.M27]" office:value-type="float" office:value="2">
            <text:p>2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22">
            <text:p>22</text:p>
          </table:table-cell>
          <table:table-cell table:style-name="ce55" office:value-type="string">
            <text:p>KhangNHH</text:p>
          </table:table-cell>
          <table:table-cell table:style-name="ce59" office:value-type="float" office:value="5">
            <text:p>5</text:p>
          </table:table-cell>
          <table:table-cell table:style-name="ce59" table:formula="of:=IF([.C28]&lt;0;0;[.C28])" office:value-type="float" office:value="5">
            <text:p>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28]);DATE(YEAR([.E28]);12;31);NOW())" office:value-type="date" office:date-value="2019-05-31T17:50:17.17">
            <text:p>05/31/19</text:p>
          </table:table-cell>
          <table:table-cell table:style-name="ce63" table:formula="of:= IF(MONTH([.F28])=MONTH([.E28]) ; IF(NETWORKDAYS([.E28];[.E28]) &lt; NETWORKDAYS(DATE(YEAR([.E28]);MONTH([.E28]);1);EOMONTH([.E28];0)) / 2 ; 0 ; 1)  ;  IF( NETWORKDAYS([.E28];EOMONTH([.E28];0)) &lt; NETWORKDAYS(DATE(YEAR([.E28]);MONTH([.E28]);1);EOMONTH([.E28];0))/2  ; 0  ; 1) + IF(MONTH([.F28]) &gt; MONTH([.E28]) ; MONTH([.F28])-MONTH([.E28])-1 ; 0) + IF(NETWORKDAYS(DATE(YEAR([.F28]);MONTH([.F28]);1);[.F28]) &lt;  NETWORKDAYS(DATE(YEAR([.F28]);MONTH([.F28]);1);EOMONTH([.F28];0)) / 2 ; 0 ; 1))" office:value-type="float" office:value="5">
            <text:p>5</text:p>
          </table:table-cell>
          <table:table-cell table:style-name="ce66" table:formula="of:=SUMPRODUCT([Thong_Tin_Ngay_Nghi_201901.$B$3:.$B$70]=[.$B28];[Thong_Tin_Ngay_Nghi_201901.$C$3:.$C$70]) +  SUMPRODUCT([Thong_Tin_Ngay_Nghi_201902.$B$3:.$B$68]=[.$B28];[Thong_Tin_Ngay_Nghi_201902.$C$3:.$C$68]) + SUMPRODUCT([Thong_Tin_Ngay_Nghi_201903.$B$3:.$B$71]=[.$B28];[Thong_Tin_Ngay_Nghi_201903.$C$3:.$C$71]) + SUMPRODUCT([Thong_Tin_Ngay_Nghi_201904.$B$3:.$B$72]=[.$B28];[Thong_Tin_Ngay_Nghi_201904.$C$3:.$C$72]) + SUMPRODUCT([Thong_Tin_Ngay_Nghi_201905.$B$3:.$B$70]=[.$B28];[Thong_Tin_Ngay_Nghi_201905.$C$3:.$C$70]) + SUMPRODUCT([Thong_Tin_Ngay_Nghi_201906.$B$3:.$B$69]=[.$B28];[Thong_Tin_Ngay_Nghi_201906.$C$3:.$C$69])" office:value-type="float" office:value="5.5">
            <text:p>5.5</text:p>
          </table:table-cell>
          <table:table-cell table:style-name="ce71" table:formula="of:=SUMPRODUCT([Thong_Tin_Ngay_Nghi_201901.$B$3:.$B$70]=[.$B28];[Thong_Tin_Ngay_Nghi_201901.$C$3:.$C$70]) +SUMPRODUCT([Thong_Tin_Ngay_Nghi_201902.$B$3:.$B$68]=[.$B28];[Thong_Tin_Ngay_Nghi_201902.$C$3:.$C$68]) +SUMPRODUCT([Thong_Tin_Ngay_Nghi_201903.$B$3:.$B$71]=[.$B28];[Thong_Tin_Ngay_Nghi_201903.$C$3:.$C$71]) +SUMPRODUCT([Thong_Tin_Ngay_Nghi_201904.$B$3:.$B$72]=[.$B28];[Thong_Tin_Ngay_Nghi_201904.$C$3:.$C$72]) +SUMPRODUCT([Thong_Tin_Ngay_Nghi_201905.$B$3:.$B$70]=[.$B28];[Thong_Tin_Ngay_Nghi_201905.$C$3:.$C$70]) +SUMPRODUCT([Thong_Tin_Ngay_Nghi_201906.$B$3:.$B$69]=[.$B28];[Thong_Tin_Ngay_Nghi_201906.$C$3:.$C$69]) +SUMPRODUCT([Thong_Tin_Ngay_Nghi_201907.$B$3:.$B$66]=[.$B28];[Thong_Tin_Ngay_Nghi_201907.$C$3:.$C$66]) +SUMPRODUCT([Thong_Tin_Ngay_Nghi_201908.$B$3:.$B$69]=[.$B28];[Thong_Tin_Ngay_Nghi_201908.$C$3:.$C$69]) +SUMPRODUCT([Thong_Tin_Ngay_Nghi_201909.$B$3:.$B$69]=[.$B28];[Thong_Tin_Ngay_Nghi_201909.$C$3:.$C$69]) +SUMPRODUCT([Thong_Tin_Ngay_Nghi_201910.$B$3:.$B$69]=[.$B28];[Thong_Tin_Ngay_Nghi_201910.$C$3:.$C$69]) +SUMPRODUCT([Thong_Tin_Ngay_Nghi_201911.$B$3:.$B$69]=[.$B28];[Thong_Tin_Ngay_Nghi_201911.$C$3:.$C$69]) +SUMPRODUCT([Thong_Tin_Ngay_Nghi_201912.$B$3:.$B$69]=[.$B28];[Thong_Tin_Ngay_Nghi_201912.$C$3:.$C$69])" office:value-type="float" office:value="5.5">
            <text:p>5.5</text:p>
          </table:table-cell>
          <table:table-cell table:style-name="ce59" table:formula="of:=IF(DATE(YEAR([.F28]);MONTH([.F28]);DAY([.F28]))&lt;=DATE(YEAR([.F28]);6;30); [.D28]-[.H28] + [.G28]; IF([.H28]-[.D28]&lt;0;[.H28] + [.G28] -[.I28];[.G28]+[.D28]-[.I28]))" office:value-type="float" office:value="4.5">
            <text:p>4.5</text:p>
          </table:table-cell>
          <table:table-cell table:number-columns-repeated="2" table:style-name="ce59"/>
          <table:table-cell table:style-name="ce74"/>
          <table:table-cell table:style-name="ce59" table:formula="of:=[.J28]+[.L28] +[.K28]+[.M28]" office:value-type="float" office:value="4.5">
            <text:p>4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23">
            <text:p>23</text:p>
          </table:table-cell>
          <table:table-cell table:style-name="ce55" office:value-type="string">
            <text:p>KhanhNN</text:p>
          </table:table-cell>
          <table:table-cell table:style-name="ce59" office:value-type="float" office:value="2.5">
            <text:p>2.5</text:p>
          </table:table-cell>
          <table:table-cell table:style-name="ce59" table:formula="of:=IF([.C29]&lt;0;0;[.C29])" office:value-type="float" office:value="2.5">
            <text:p>2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29]);DATE(YEAR([.E29]);12;31);NOW())" office:value-type="date" office:date-value="2019-05-31T17:50:17.17">
            <text:p>05/31/19</text:p>
          </table:table-cell>
          <table:table-cell table:style-name="ce63" table:formula="of:= IF(MONTH([.F29])=MONTH([.E29]) ; IF(NETWORKDAYS([.E29];[.E29]) &lt; NETWORKDAYS(DATE(YEAR([.E29]);MONTH([.E29]);1);EOMONTH([.E29];0)) / 2 ; 0 ; 1)  ;  IF( NETWORKDAYS([.E29];EOMONTH([.E29];0)) &lt; NETWORKDAYS(DATE(YEAR([.E29]);MONTH([.E29]);1);EOMONTH([.E29];0))/2  ; 0  ; 1) + IF(MONTH([.F29]) &gt; MONTH([.E29]) ; MONTH([.F29])-MONTH([.E29])-1 ; 0) + IF(NETWORKDAYS(DATE(YEAR([.F29]);MONTH([.F29]);1);[.F29]) &lt;  NETWORKDAYS(DATE(YEAR([.F29]);MONTH([.F29]);1);EOMONTH([.F29];0)) / 2 ; 0 ; 1))" office:value-type="float" office:value="5">
            <text:p>5</text:p>
          </table:table-cell>
          <table:table-cell table:style-name="ce66" table:formula="of:=SUMPRODUCT([Thong_Tin_Ngay_Nghi_201901.$B$3:.$B$70]=[.$B29];[Thong_Tin_Ngay_Nghi_201901.$C$3:.$C$70]) +  SUMPRODUCT([Thong_Tin_Ngay_Nghi_201902.$B$3:.$B$68]=[.$B29];[Thong_Tin_Ngay_Nghi_201902.$C$3:.$C$68]) + SUMPRODUCT([Thong_Tin_Ngay_Nghi_201903.$B$3:.$B$71]=[.$B29];[Thong_Tin_Ngay_Nghi_201903.$C$3:.$C$71])" office:value-type="float" office:value="6">
            <text:p>6</text:p>
          </table:table-cell>
          <table:table-cell table:style-name="ce71" table:formula="of:=SUMPRODUCT([Thong_Tin_Ngay_Nghi_201901.$B$3:.$B$70]=[.$B29];[Thong_Tin_Ngay_Nghi_201901.$C$3:.$C$70]) +SUMPRODUCT([Thong_Tin_Ngay_Nghi_201902.$B$3:.$B$68]=[.$B29];[Thong_Tin_Ngay_Nghi_201902.$C$3:.$C$68]) +SUMPRODUCT([Thong_Tin_Ngay_Nghi_201903.$B$3:.$B$71]=[.$B29];[Thong_Tin_Ngay_Nghi_201903.$C$3:.$C$71]) +SUMPRODUCT([Thong_Tin_Ngay_Nghi_201904.$B$3:.$B$72]=[.$B29];[Thong_Tin_Ngay_Nghi_201904.$C$3:.$C$72]) +SUMPRODUCT([Thong_Tin_Ngay_Nghi_201905.$B$3:.$B$70]=[.$B29];[Thong_Tin_Ngay_Nghi_201905.$C$3:.$C$70]) +SUMPRODUCT([Thong_Tin_Ngay_Nghi_201906.$B$3:.$B$69]=[.$B29];[Thong_Tin_Ngay_Nghi_201906.$C$3:.$C$69]) +SUMPRODUCT([Thong_Tin_Ngay_Nghi_201907.$B$3:.$B$66]=[.$B29];[Thong_Tin_Ngay_Nghi_201907.$C$3:.$C$66]) +SUMPRODUCT([Thong_Tin_Ngay_Nghi_201908.$B$3:.$B$69]=[.$B29];[Thong_Tin_Ngay_Nghi_201908.$C$3:.$C$69]) +SUMPRODUCT([Thong_Tin_Ngay_Nghi_201909.$B$3:.$B$69]=[.$B29];[Thong_Tin_Ngay_Nghi_201909.$C$3:.$C$69]) +SUMPRODUCT([Thong_Tin_Ngay_Nghi_201910.$B$3:.$B$69]=[.$B29];[Thong_Tin_Ngay_Nghi_201910.$C$3:.$C$69]) +SUMPRODUCT([Thong_Tin_Ngay_Nghi_201911.$B$3:.$B$69]=[.$B29];[Thong_Tin_Ngay_Nghi_201911.$C$3:.$C$69]) +SUMPRODUCT([Thong_Tin_Ngay_Nghi_201912.$B$3:.$B$69]=[.$B29];[Thong_Tin_Ngay_Nghi_201912.$C$3:.$C$69])" office:value-type="float" office:value="9">
            <text:p>9</text:p>
          </table:table-cell>
          <table:table-cell table:style-name="ce59" table:formula="of:=IF(DATE(YEAR([.F29]);MONTH([.F29]);DAY([.F29]))&lt;=DATE(YEAR([.F29]);6;30); [.D29]-[.H29] + [.G29]; IF([.H29]-[.D29]&lt;0;[.H29] + [.G29] -[.I29];[.G29]+[.D29]-[.I29]))" office:value-type="float" office:value="1.5">
            <text:p>1.5</text:p>
          </table:table-cell>
          <table:table-cell table:number-columns-repeated="2" table:style-name="ce59"/>
          <table:table-cell table:style-name="ce74"/>
          <table:table-cell table:style-name="ce59" table:formula="of:=[.J29]+[.L29] +[.K29]+[.M29]" office:value-type="float" office:value="1.5">
            <text:p>1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24">
            <text:p>24</text:p>
          </table:table-cell>
          <table:table-cell table:style-name="ce55" office:value-type="string">
            <text:p>KhoaND</text:p>
          </table:table-cell>
          <table:table-cell table:style-name="ce59" office:value-type="float" office:value="2">
            <text:p>2</text:p>
          </table:table-cell>
          <table:table-cell table:style-name="ce59" table:formula="of:=IF([.C30]&lt;0;0;[.C30])" office:value-type="float" office:value="2">
            <text:p>2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30]);DATE(YEAR([.E30]);12;31);NOW())" office:value-type="date" office:date-value="2019-05-31T17:50:17.17">
            <text:p>05/31/19</text:p>
          </table:table-cell>
          <table:table-cell table:style-name="ce63" table:formula="of:= IF(MONTH([.F30])=MONTH([.E30]) ; IF(NETWORKDAYS([.E30];[.E30]) &lt; NETWORKDAYS(DATE(YEAR([.E30]);MONTH([.E30]);1);EOMONTH([.E30];0)) / 2 ; 0 ; 1)  ;  IF( NETWORKDAYS([.E30];EOMONTH([.E30];0)) &lt; NETWORKDAYS(DATE(YEAR([.E30]);MONTH([.E30]);1);EOMONTH([.E30];0))/2  ; 0  ; 1) + IF(MONTH([.F30]) &gt; MONTH([.E30]) ; MONTH([.F30])-MONTH([.E30])-1 ; 0) + IF(NETWORKDAYS(DATE(YEAR([.F30]);MONTH([.F30]);1);[.F30]) &lt;  NETWORKDAYS(DATE(YEAR([.F30]);MONTH([.F30]);1);EOMONTH([.F30];0)) / 2 ; 0 ; 1))" office:value-type="float" office:value="5">
            <text:p>5</text:p>
          </table:table-cell>
          <table:table-cell table:style-name="ce66" table:formula="of:=SUMPRODUCT([Thong_Tin_Ngay_Nghi_201901.$B$3:.$B$70]=[.$B30];[Thong_Tin_Ngay_Nghi_201901.$C$3:.$C$70]) +  SUMPRODUCT([Thong_Tin_Ngay_Nghi_201902.$B$3:.$B$68]=[.$B30];[Thong_Tin_Ngay_Nghi_201902.$C$3:.$C$68]) + SUMPRODUCT([Thong_Tin_Ngay_Nghi_201903.$B$3:.$B$71]=[.$B30];[Thong_Tin_Ngay_Nghi_201903.$C$3:.$C$71])" office:value-type="float" office:value="0">
            <text:p>0</text:p>
          </table:table-cell>
          <table:table-cell table:style-name="ce71" table:formula="of:=SUMPRODUCT([Thong_Tin_Ngay_Nghi_201901.$B$3:.$B$70]=[.$B30];[Thong_Tin_Ngay_Nghi_201901.$C$3:.$C$70]) +SUMPRODUCT([Thong_Tin_Ngay_Nghi_201902.$B$3:.$B$68]=[.$B30];[Thong_Tin_Ngay_Nghi_201902.$C$3:.$C$68]) +SUMPRODUCT([Thong_Tin_Ngay_Nghi_201903.$B$3:.$B$71]=[.$B30];[Thong_Tin_Ngay_Nghi_201903.$C$3:.$C$71]) +SUMPRODUCT([Thong_Tin_Ngay_Nghi_201904.$B$3:.$B$72]=[.$B30];[Thong_Tin_Ngay_Nghi_201904.$C$3:.$C$72]) +SUMPRODUCT([Thong_Tin_Ngay_Nghi_201905.$B$3:.$B$70]=[.$B30];[Thong_Tin_Ngay_Nghi_201905.$C$3:.$C$70]) +SUMPRODUCT([Thong_Tin_Ngay_Nghi_201906.$B$3:.$B$69]=[.$B30];[Thong_Tin_Ngay_Nghi_201906.$C$3:.$C$69]) +SUMPRODUCT([Thong_Tin_Ngay_Nghi_201907.$B$3:.$B$66]=[.$B30];[Thong_Tin_Ngay_Nghi_201907.$C$3:.$C$66]) +SUMPRODUCT([Thong_Tin_Ngay_Nghi_201908.$B$3:.$B$69]=[.$B30];[Thong_Tin_Ngay_Nghi_201908.$C$3:.$C$69]) +SUMPRODUCT([Thong_Tin_Ngay_Nghi_201909.$B$3:.$B$69]=[.$B30];[Thong_Tin_Ngay_Nghi_201909.$C$3:.$C$69]) +SUMPRODUCT([Thong_Tin_Ngay_Nghi_201910.$B$3:.$B$69]=[.$B30];[Thong_Tin_Ngay_Nghi_201910.$C$3:.$C$69]) +SUMPRODUCT([Thong_Tin_Ngay_Nghi_201911.$B$3:.$B$69]=[.$B30];[Thong_Tin_Ngay_Nghi_201911.$C$3:.$C$69]) +SUMPRODUCT([Thong_Tin_Ngay_Nghi_201912.$B$3:.$B$69]=[.$B30];[Thong_Tin_Ngay_Nghi_201912.$C$3:.$C$69])" office:value-type="float" office:value="1.5">
            <text:p>1.5</text:p>
          </table:table-cell>
          <table:table-cell table:style-name="ce59" table:formula="of:=IF(DATE(YEAR([.F30]);MONTH([.F30]);DAY([.F30]))&lt;=DATE(YEAR([.F30]);6;30); [.D30]-[.H30] + [.G30]; IF([.H30]-[.D30]&lt;0;[.H30] + [.G30] -[.I30];[.G30]+[.D30]-[.I30]))" office:value-type="float" office:value="7">
            <text:p>7</text:p>
          </table:table-cell>
          <table:table-cell table:number-columns-repeated="2" table:style-name="ce59"/>
          <table:table-cell table:style-name="ce74"/>
          <table:table-cell table:style-name="ce59" table:formula="of:=[.J30]+[.L30] +[.K30]+[.M30]" office:value-type="float" office:value="7">
            <text:p>7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25">
            <text:p>25</text:p>
          </table:table-cell>
          <table:table-cell table:style-name="ce55" office:value-type="string">
            <text:p>KietNVT</text:p>
          </table:table-cell>
          <table:table-cell table:style-name="ce59" office:value-type="float" office:value="0">
            <text:p>0</text:p>
          </table:table-cell>
          <table:table-cell table:style-name="ce59" table:formula="of:=IF([.C31]&lt;0;0;[.C31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31]);DATE(YEAR([.E31]);12;31);NOW())" office:value-type="date" office:date-value="2019-05-31T17:50:17.18">
            <text:p>05/31/19</text:p>
          </table:table-cell>
          <table:table-cell table:style-name="ce63" table:formula="of:= IF(MONTH([.F31])=MONTH([.E31]) ; IF(NETWORKDAYS([.E31];[.E31]) &lt; NETWORKDAYS(DATE(YEAR([.E31]);MONTH([.E31]);1);EOMONTH([.E31];0)) / 2 ; 0 ; 1)  ;  IF( NETWORKDAYS([.E31];EOMONTH([.E31];0)) &lt; NETWORKDAYS(DATE(YEAR([.E31]);MONTH([.E31]);1);EOMONTH([.E31];0))/2  ; 0  ; 1) + IF(MONTH([.F31]) &gt; MONTH([.E31]) ; MONTH([.F31])-MONTH([.E31])-1 ; 0) + IF(NETWORKDAYS(DATE(YEAR([.F31]);MONTH([.F31]);1);[.F31]) &lt;  NETWORKDAYS(DATE(YEAR([.F31]);MONTH([.F31]);1);EOMONTH([.F31];0)) / 2 ; 0 ; 1))" office:value-type="float" office:value="5">
            <text:p>5</text:p>
          </table:table-cell>
          <table:table-cell table:style-name="ce66" table:formula="of:=SUMPRODUCT([Thong_Tin_Ngay_Nghi_201901.$B$3:.$B$70]=[.$B31];[Thong_Tin_Ngay_Nghi_201901.$C$3:.$C$70]) +  SUMPRODUCT([Thong_Tin_Ngay_Nghi_201902.$B$3:.$B$68]=[.$B31];[Thong_Tin_Ngay_Nghi_201902.$C$3:.$C$68]) + SUMPRODUCT([Thong_Tin_Ngay_Nghi_201903.$B$3:.$B$71]=[.$B31];[Thong_Tin_Ngay_Nghi_201903.$C$3:.$C$71])" office:value-type="float" office:value="6">
            <text:p>6</text:p>
          </table:table-cell>
          <table:table-cell table:style-name="ce71" table:formula="of:=SUMPRODUCT([Thong_Tin_Ngay_Nghi_201901.$B$3:.$B$70]=[.$B31];[Thong_Tin_Ngay_Nghi_201901.$C$3:.$C$70]) +SUMPRODUCT([Thong_Tin_Ngay_Nghi_201902.$B$3:.$B$68]=[.$B31];[Thong_Tin_Ngay_Nghi_201902.$C$3:.$C$68]) +SUMPRODUCT([Thong_Tin_Ngay_Nghi_201903.$B$3:.$B$71]=[.$B31];[Thong_Tin_Ngay_Nghi_201903.$C$3:.$C$71]) +SUMPRODUCT([Thong_Tin_Ngay_Nghi_201904.$B$3:.$B$72]=[.$B31];[Thong_Tin_Ngay_Nghi_201904.$C$3:.$C$72]) +SUMPRODUCT([Thong_Tin_Ngay_Nghi_201905.$B$3:.$B$70]=[.$B31];[Thong_Tin_Ngay_Nghi_201905.$C$3:.$C$70]) +SUMPRODUCT([Thong_Tin_Ngay_Nghi_201906.$B$3:.$B$69]=[.$B31];[Thong_Tin_Ngay_Nghi_201906.$C$3:.$C$69]) +SUMPRODUCT([Thong_Tin_Ngay_Nghi_201907.$B$3:.$B$66]=[.$B31];[Thong_Tin_Ngay_Nghi_201907.$C$3:.$C$66]) +SUMPRODUCT([Thong_Tin_Ngay_Nghi_201908.$B$3:.$B$69]=[.$B31];[Thong_Tin_Ngay_Nghi_201908.$C$3:.$C$69]) +SUMPRODUCT([Thong_Tin_Ngay_Nghi_201909.$B$3:.$B$69]=[.$B31];[Thong_Tin_Ngay_Nghi_201909.$C$3:.$C$69]) +SUMPRODUCT([Thong_Tin_Ngay_Nghi_201910.$B$3:.$B$69]=[.$B31];[Thong_Tin_Ngay_Nghi_201910.$C$3:.$C$69]) +SUMPRODUCT([Thong_Tin_Ngay_Nghi_201911.$B$3:.$B$69]=[.$B31];[Thong_Tin_Ngay_Nghi_201911.$C$3:.$C$69]) +SUMPRODUCT([Thong_Tin_Ngay_Nghi_201912.$B$3:.$B$69]=[.$B31];[Thong_Tin_Ngay_Nghi_201912.$C$3:.$C$69])" office:value-type="float" office:value="14.5">
            <text:p>14.5</text:p>
          </table:table-cell>
          <table:table-cell table:style-name="ce59" table:formula="of:=IF(DATE(YEAR([.F31]);MONTH([.F31]);DAY([.F31]))&lt;=DATE(YEAR([.F31]);3;31); [.D31]-[.H31] + [.G31]; IF([.H31]-[.D31]&lt;0;[.H31] + [.G31] -[.I31];[.G31]+[.D31]-[.I31]))" office:value-type="float" office:value="-9.5">
            <text:p>-9.5</text:p>
          </table:table-cell>
          <table:table-cell table:number-columns-repeated="2" table:style-name="ce59"/>
          <table:table-cell table:style-name="ce74"/>
          <table:table-cell table:style-name="ce59" table:formula="of:=[.J31]+[.L31] +[.K31]+[.M31]" office:value-type="float" office:value="-9.5">
            <text:p>-9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26">
            <text:p>26</text:p>
          </table:table-cell>
          <table:table-cell table:style-name="ce55" office:value-type="string">
            <text:p>LinhBT</text:p>
          </table:table-cell>
          <table:table-cell table:style-name="ce59" office:value-type="float" office:value="8.5">
            <text:p>8.5</text:p>
          </table:table-cell>
          <table:table-cell table:style-name="ce59" table:formula="of:=IF([.C32]&lt;0;0;[.C32])" office:value-type="float" office:value="8.5">
            <text:p>8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32]);DATE(YEAR([.E32]);12;31);NOW())" office:value-type="date" office:date-value="2019-05-31T17:50:17.18">
            <text:p>05/31/19</text:p>
          </table:table-cell>
          <table:table-cell table:style-name="ce63" table:formula="of:= IF(MONTH([.F32])=MONTH([.E32]) ; IF(NETWORKDAYS([.E32];[.E32]) &lt; NETWORKDAYS(DATE(YEAR([.E32]);MONTH([.E32]);1);EOMONTH([.E32];0)) / 2 ; 0 ; 1)  ;  IF( NETWORKDAYS([.E32];EOMONTH([.E32];0)) &lt; NETWORKDAYS(DATE(YEAR([.E32]);MONTH([.E32]);1);EOMONTH([.E32];0))/2  ; 0  ; 1) + IF(MONTH([.F32]) &gt; MONTH([.E32]) ; MONTH([.F32])-MONTH([.E32])-1 ; 0) + IF(NETWORKDAYS(DATE(YEAR([.F32]);MONTH([.F32]);1);[.F32]) &lt;  NETWORKDAYS(DATE(YEAR([.F32]);MONTH([.F32]);1);EOMONTH([.F32];0)) / 2 ; 0 ; 1))" office:value-type="float" office:value="5">
            <text:p>5</text:p>
          </table:table-cell>
          <table:table-cell table:style-name="ce66" table:formula="of:=SUMPRODUCT([Thong_Tin_Ngay_Nghi_201901.$B$3:.$B$70]=[.$B32];[Thong_Tin_Ngay_Nghi_201901.$C$3:.$C$70]) +  SUMPRODUCT([Thong_Tin_Ngay_Nghi_201902.$B$3:.$B$68]=[.$B32];[Thong_Tin_Ngay_Nghi_201902.$C$3:.$C$68]) + SUMPRODUCT([Thong_Tin_Ngay_Nghi_201903.$B$3:.$B$71]=[.$B32];[Thong_Tin_Ngay_Nghi_201903.$C$3:.$C$71])" office:value-type="float" office:value="8.5">
            <text:p>8.5</text:p>
          </table:table-cell>
          <table:table-cell table:style-name="ce71" table:formula="of:=SUMPRODUCT([Thong_Tin_Ngay_Nghi_201901.$B$3:.$B$70]=[.$B32];[Thong_Tin_Ngay_Nghi_201901.$C$3:.$C$70]) +SUMPRODUCT([Thong_Tin_Ngay_Nghi_201902.$B$3:.$B$68]=[.$B32];[Thong_Tin_Ngay_Nghi_201902.$C$3:.$C$68]) +SUMPRODUCT([Thong_Tin_Ngay_Nghi_201903.$B$3:.$B$71]=[.$B32];[Thong_Tin_Ngay_Nghi_201903.$C$3:.$C$71]) +SUMPRODUCT([Thong_Tin_Ngay_Nghi_201904.$B$3:.$B$72]=[.$B32];[Thong_Tin_Ngay_Nghi_201904.$C$3:.$C$72]) +SUMPRODUCT([Thong_Tin_Ngay_Nghi_201905.$B$3:.$B$70]=[.$B32];[Thong_Tin_Ngay_Nghi_201905.$C$3:.$C$70]) +SUMPRODUCT([Thong_Tin_Ngay_Nghi_201906.$B$3:.$B$69]=[.$B32];[Thong_Tin_Ngay_Nghi_201906.$C$3:.$C$69]) +SUMPRODUCT([Thong_Tin_Ngay_Nghi_201907.$B$3:.$B$66]=[.$B32];[Thong_Tin_Ngay_Nghi_201907.$C$3:.$C$66]) +SUMPRODUCT([Thong_Tin_Ngay_Nghi_201908.$B$3:.$B$69]=[.$B32];[Thong_Tin_Ngay_Nghi_201908.$C$3:.$C$69]) +SUMPRODUCT([Thong_Tin_Ngay_Nghi_201909.$B$3:.$B$69]=[.$B32];[Thong_Tin_Ngay_Nghi_201909.$C$3:.$C$69]) +SUMPRODUCT([Thong_Tin_Ngay_Nghi_201910.$B$3:.$B$69]=[.$B32];[Thong_Tin_Ngay_Nghi_201910.$C$3:.$C$69]) +SUMPRODUCT([Thong_Tin_Ngay_Nghi_201911.$B$3:.$B$69]=[.$B32];[Thong_Tin_Ngay_Nghi_201911.$C$3:.$C$69]) +SUMPRODUCT([Thong_Tin_Ngay_Nghi_201912.$B$3:.$B$69]=[.$B32];[Thong_Tin_Ngay_Nghi_201912.$C$3:.$C$69])" office:value-type="float" office:value="11.5">
            <text:p>11.5</text:p>
          </table:table-cell>
          <table:table-cell table:style-name="ce59" table:formula="of:=IF(DATE(YEAR([.F32]);MONTH([.F32]);DAY([.F32]))&lt;=DATE(YEAR([.F32]);3;31); [.D32]-[.H32] + [.G32]; IF([.H32]-[.D32]&lt;0;[.H32] + [.G32] -[.I32];[.G32]+[.D32]-[.I32]))" office:value-type="float" office:value="2">
            <text:p>2</text:p>
          </table:table-cell>
          <table:table-cell table:number-columns-repeated="2" table:style-name="ce59"/>
          <table:table-cell table:style-name="ce74"/>
          <table:table-cell table:style-name="ce59" table:formula="of:=[.J32]+[.L32] +[.K32]+[.M32]" office:value-type="float" office:value="2">
            <text:p>2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27">
            <text:p>27</text:p>
          </table:table-cell>
          <table:table-cell table:style-name="ce55" office:value-type="string">
            <text:p>LongDD</text:p>
          </table:table-cell>
          <table:table-cell table:style-name="ce59" office:value-type="float" office:value="2.5">
            <text:p>2.5</text:p>
          </table:table-cell>
          <table:table-cell table:style-name="ce59" table:formula="of:=IF([.C33]&lt;0;0;[.C33])" office:value-type="float" office:value="2.5">
            <text:p>2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33]);DATE(YEAR([.E33]);12;31);NOW())" office:value-type="date" office:date-value="2019-05-31T17:50:17.18">
            <text:p>05/31/19</text:p>
          </table:table-cell>
          <table:table-cell table:style-name="ce63" table:formula="of:= IF(MONTH([.F33])=MONTH([.E33]) ; IF(NETWORKDAYS([.E33];[.E33]) &lt; NETWORKDAYS(DATE(YEAR([.E33]);MONTH([.E33]);1);EOMONTH([.E33];0)) / 2 ; 0 ; 1)  ;  IF( NETWORKDAYS([.E33];EOMONTH([.E33];0)) &lt; NETWORKDAYS(DATE(YEAR([.E33]);MONTH([.E33]);1);EOMONTH([.E33];0))/2  ; 0  ; 1) + IF(MONTH([.F33]) &gt; MONTH([.E33]) ; MONTH([.F33])-MONTH([.E33])-1 ; 0) + IF(NETWORKDAYS(DATE(YEAR([.F33]);MONTH([.F33]);1);[.F33]) &lt;  NETWORKDAYS(DATE(YEAR([.F33]);MONTH([.F33]);1);EOMONTH([.F33];0)) / 2 ; 0 ; 1))" office:value-type="float" office:value="5">
            <text:p>5</text:p>
          </table:table-cell>
          <table:table-cell table:style-name="ce66" table:formula="of:=SUMPRODUCT([Thong_Tin_Ngay_Nghi_201901.$B$3:.$B$70]=[.$B33];[Thong_Tin_Ngay_Nghi_201901.$C$3:.$C$70]) +  SUMPRODUCT([Thong_Tin_Ngay_Nghi_201902.$B$3:.$B$68]=[.$B33];[Thong_Tin_Ngay_Nghi_201902.$C$3:.$C$68]) + SUMPRODUCT([Thong_Tin_Ngay_Nghi_201903.$B$3:.$B$71]=[.$B33];[Thong_Tin_Ngay_Nghi_201903.$C$3:.$C$71])" office:value-type="float" office:value="5.5">
            <text:p>5.5</text:p>
          </table:table-cell>
          <table:table-cell table:style-name="ce71" table:formula="of:=SUMPRODUCT([Thong_Tin_Ngay_Nghi_201901.$B$3:.$B$70]=[.$B33];[Thong_Tin_Ngay_Nghi_201901.$C$3:.$C$70]) +SUMPRODUCT([Thong_Tin_Ngay_Nghi_201902.$B$3:.$B$68]=[.$B33];[Thong_Tin_Ngay_Nghi_201902.$C$3:.$C$68]) +SUMPRODUCT([Thong_Tin_Ngay_Nghi_201903.$B$3:.$B$71]=[.$B33];[Thong_Tin_Ngay_Nghi_201903.$C$3:.$C$71]) +SUMPRODUCT([Thong_Tin_Ngay_Nghi_201904.$B$3:.$B$72]=[.$B33];[Thong_Tin_Ngay_Nghi_201904.$C$3:.$C$72]) +SUMPRODUCT([Thong_Tin_Ngay_Nghi_201905.$B$3:.$B$70]=[.$B33];[Thong_Tin_Ngay_Nghi_201905.$C$3:.$C$70]) +SUMPRODUCT([Thong_Tin_Ngay_Nghi_201906.$B$3:.$B$69]=[.$B33];[Thong_Tin_Ngay_Nghi_201906.$C$3:.$C$69]) +SUMPRODUCT([Thong_Tin_Ngay_Nghi_201907.$B$3:.$B$66]=[.$B33];[Thong_Tin_Ngay_Nghi_201907.$C$3:.$C$66]) +SUMPRODUCT([Thong_Tin_Ngay_Nghi_201908.$B$3:.$B$69]=[.$B33];[Thong_Tin_Ngay_Nghi_201908.$C$3:.$C$69]) +SUMPRODUCT([Thong_Tin_Ngay_Nghi_201909.$B$3:.$B$69]=[.$B33];[Thong_Tin_Ngay_Nghi_201909.$C$3:.$C$69]) +SUMPRODUCT([Thong_Tin_Ngay_Nghi_201910.$B$3:.$B$69]=[.$B33];[Thong_Tin_Ngay_Nghi_201910.$C$3:.$C$69]) +SUMPRODUCT([Thong_Tin_Ngay_Nghi_201911.$B$3:.$B$69]=[.$B33];[Thong_Tin_Ngay_Nghi_201911.$C$3:.$C$69]) +SUMPRODUCT([Thong_Tin_Ngay_Nghi_201912.$B$3:.$B$69]=[.$B33];[Thong_Tin_Ngay_Nghi_201912.$C$3:.$C$69])" office:value-type="float" office:value="7.5">
            <text:p>7.5</text:p>
          </table:table-cell>
          <table:table-cell table:style-name="ce59" table:formula="of:=IF(DATE(YEAR([.F33]);MONTH([.F33]);DAY([.F33]))&lt;=DATE(YEAR([.F33]);3;31); [.D33]-[.H33] + [.G33]; IF([.H33]-[.D33]&lt;0;[.H33] + [.G33] -[.I33];[.G33]+[.D33]-[.I33]))" office:value-type="float" office:value="0">
            <text:p>0</text:p>
          </table:table-cell>
          <table:table-cell table:number-columns-repeated="2" table:style-name="ce59"/>
          <table:table-cell table:style-name="ce74"/>
          <table:table-cell table:style-name="ce59" table:formula="of:=[.J33]+[.L33] +[.K33]+[.M33]" office:value-type="float" office:value="0">
            <text:p>0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28">
            <text:p>28</text:p>
          </table:table-cell>
          <table:table-cell table:style-name="ce55" office:value-type="string">
            <text:p>MaiLT</text:p>
          </table:table-cell>
          <table:table-cell table:style-name="ce59" office:value-type="float" office:value="-3.5">
            <text:p>-3.5</text:p>
          </table:table-cell>
          <table:table-cell table:style-name="ce59" table:formula="of:=IF([.C34]&lt;0;0;[.C34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34]);DATE(YEAR([.E34]);12;31);NOW())" office:value-type="date" office:date-value="2019-05-31T17:50:17.18">
            <text:p>05/31/19</text:p>
          </table:table-cell>
          <table:table-cell table:style-name="ce63" table:formula="of:= IF(MONTH([.F34])=MONTH([.E34]) ; IF(NETWORKDAYS([.E34];[.E34]) &lt; NETWORKDAYS(DATE(YEAR([.E34]);MONTH([.E34]);1);EOMONTH([.E34];0)) / 2 ; 0 ; 1)  ;  IF( NETWORKDAYS([.E34];EOMONTH([.E34];0)) &lt; NETWORKDAYS(DATE(YEAR([.E34]);MONTH([.E34]);1);EOMONTH([.E34];0))/2  ; 0  ; 1) + IF(MONTH([.F34]) &gt; MONTH([.E34]) ; MONTH([.F34])-MONTH([.E34])-1 ; 0) + IF(NETWORKDAYS(DATE(YEAR([.F34]);MONTH([.F34]);1);[.F34]) &lt;  NETWORKDAYS(DATE(YEAR([.F34]);MONTH([.F34]);1);EOMONTH([.F34];0)) / 2 ; 0 ; 1))" office:value-type="float" office:value="5">
            <text:p>5</text:p>
          </table:table-cell>
          <table:table-cell table:style-name="ce66" table:formula="of:=SUMPRODUCT([Thong_Tin_Ngay_Nghi_201901.$B$3:.$B$70]=[.$B34];[Thong_Tin_Ngay_Nghi_201901.$C$3:.$C$70]) +  SUMPRODUCT([Thong_Tin_Ngay_Nghi_201902.$B$3:.$B$68]=[.$B34];[Thong_Tin_Ngay_Nghi_201902.$C$3:.$C$68]) + SUMPRODUCT([Thong_Tin_Ngay_Nghi_201903.$B$3:.$B$71]=[.$B34];[Thong_Tin_Ngay_Nghi_201903.$C$3:.$C$71])" office:value-type="float" office:value="0">
            <text:p>0</text:p>
          </table:table-cell>
          <table:table-cell table:style-name="ce71" table:formula="of:=SUMPRODUCT([Thong_Tin_Ngay_Nghi_201901.$B$3:.$B$70]=[.$B34];[Thong_Tin_Ngay_Nghi_201901.$C$3:.$C$70]) +SUMPRODUCT([Thong_Tin_Ngay_Nghi_201902.$B$3:.$B$68]=[.$B34];[Thong_Tin_Ngay_Nghi_201902.$C$3:.$C$68]) +SUMPRODUCT([Thong_Tin_Ngay_Nghi_201903.$B$3:.$B$71]=[.$B34];[Thong_Tin_Ngay_Nghi_201903.$C$3:.$C$71]) +SUMPRODUCT([Thong_Tin_Ngay_Nghi_201904.$B$3:.$B$72]=[.$B34];[Thong_Tin_Ngay_Nghi_201904.$C$3:.$C$72]) +SUMPRODUCT([Thong_Tin_Ngay_Nghi_201905.$B$3:.$B$70]=[.$B34];[Thong_Tin_Ngay_Nghi_201905.$C$3:.$C$70]) +SUMPRODUCT([Thong_Tin_Ngay_Nghi_201906.$B$3:.$B$69]=[.$B34];[Thong_Tin_Ngay_Nghi_201906.$C$3:.$C$69]) +SUMPRODUCT([Thong_Tin_Ngay_Nghi_201907.$B$3:.$B$66]=[.$B34];[Thong_Tin_Ngay_Nghi_201907.$C$3:.$C$66]) +SUMPRODUCT([Thong_Tin_Ngay_Nghi_201908.$B$3:.$B$69]=[.$B34];[Thong_Tin_Ngay_Nghi_201908.$C$3:.$C$69]) +SUMPRODUCT([Thong_Tin_Ngay_Nghi_201909.$B$3:.$B$69]=[.$B34];[Thong_Tin_Ngay_Nghi_201909.$C$3:.$C$69]) +SUMPRODUCT([Thong_Tin_Ngay_Nghi_201910.$B$3:.$B$69]=[.$B34];[Thong_Tin_Ngay_Nghi_201910.$C$3:.$C$69]) +SUMPRODUCT([Thong_Tin_Ngay_Nghi_201911.$B$3:.$B$69]=[.$B34];[Thong_Tin_Ngay_Nghi_201911.$C$3:.$C$69]) +SUMPRODUCT([Thong_Tin_Ngay_Nghi_201912.$B$3:.$B$69]=[.$B34];[Thong_Tin_Ngay_Nghi_201912.$C$3:.$C$69])" office:value-type="float" office:value="0">
            <text:p>0</text:p>
          </table:table-cell>
          <table:table-cell table:style-name="ce59" table:formula="of:=IF(DATE(YEAR([.F34]);MONTH([.F34]);DAY([.F34]))&lt;=DATE(YEAR([.F34]);3;31); [.D34]-[.H34] + [.G34]; IF([.H34]-[.D34]&lt;0;[.H34] + [.G34] -[.I34];[.G34]+[.D34]-[.I34]))" office:value-type="float" office:value="5">
            <text:p>5</text:p>
          </table:table-cell>
          <table:table-cell table:number-columns-repeated="2" table:style-name="ce59"/>
          <table:table-cell table:style-name="ce74"/>
          <table:table-cell table:style-name="ce59" table:formula="of:=[.J34]+[.L34] +[.K34]+[.M34]" office:value-type="float" office:value="5">
            <text:p>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29">
            <text:p>29</text:p>
          </table:table-cell>
          <table:table-cell table:style-name="ce55" office:value-type="string">
            <text:p>ManhNB</text:p>
          </table:table-cell>
          <table:table-cell table:style-name="ce59" office:value-type="float" office:value="-6">
            <text:p>-6</text:p>
          </table:table-cell>
          <table:table-cell table:style-name="ce59" table:formula="of:=IF([.C35]&lt;0;0;[.C35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35]);DATE(YEAR([.E35]);12;31);NOW())" office:value-type="date" office:date-value="2019-05-31T17:50:17.18">
            <text:p>05/31/19</text:p>
          </table:table-cell>
          <table:table-cell table:style-name="ce63" table:formula="of:= IF(MONTH([.F35])=MONTH([.E35]) ; IF(NETWORKDAYS([.E35];[.E35]) &lt; NETWORKDAYS(DATE(YEAR([.E35]);MONTH([.E35]);1);EOMONTH([.E35];0)) / 2 ; 0 ; 1)  ;  IF( NETWORKDAYS([.E35];EOMONTH([.E35];0)) &lt; NETWORKDAYS(DATE(YEAR([.E35]);MONTH([.E35]);1);EOMONTH([.E35];0))/2  ; 0  ; 1) + IF(MONTH([.F35]) &gt; MONTH([.E35]) ; MONTH([.F35])-MONTH([.E35])-1 ; 0) + IF(NETWORKDAYS(DATE(YEAR([.F35]);MONTH([.F35]);1);[.F35]) &lt;  NETWORKDAYS(DATE(YEAR([.F35]);MONTH([.F35]);1);EOMONTH([.F35];0)) / 2 ; 0 ; 1))" office:value-type="float" office:value="5">
            <text:p>5</text:p>
          </table:table-cell>
          <table:table-cell table:style-name="ce66" table:formula="of:=SUMPRODUCT([Thong_Tin_Ngay_Nghi_201901.$B$3:.$B$70]=[.$B35];[Thong_Tin_Ngay_Nghi_201901.$C$3:.$C$70]) +  SUMPRODUCT([Thong_Tin_Ngay_Nghi_201902.$B$3:.$B$68]=[.$B35];[Thong_Tin_Ngay_Nghi_201902.$C$3:.$C$68]) + SUMPRODUCT([Thong_Tin_Ngay_Nghi_201903.$B$3:.$B$71]=[.$B35];[Thong_Tin_Ngay_Nghi_201903.$C$3:.$C$71])" office:value-type="float" office:value="3">
            <text:p>3</text:p>
          </table:table-cell>
          <table:table-cell table:style-name="ce71" table:formula="of:=SUMPRODUCT([Thong_Tin_Ngay_Nghi_201901.$B$3:.$B$70]=[.$B35];[Thong_Tin_Ngay_Nghi_201901.$C$3:.$C$70]) +SUMPRODUCT([Thong_Tin_Ngay_Nghi_201902.$B$3:.$B$68]=[.$B35];[Thong_Tin_Ngay_Nghi_201902.$C$3:.$C$68]) +SUMPRODUCT([Thong_Tin_Ngay_Nghi_201903.$B$3:.$B$71]=[.$B35];[Thong_Tin_Ngay_Nghi_201903.$C$3:.$C$71]) +SUMPRODUCT([Thong_Tin_Ngay_Nghi_201904.$B$3:.$B$72]=[.$B35];[Thong_Tin_Ngay_Nghi_201904.$C$3:.$C$72]) +SUMPRODUCT([Thong_Tin_Ngay_Nghi_201905.$B$3:.$B$70]=[.$B35];[Thong_Tin_Ngay_Nghi_201905.$C$3:.$C$70]) +SUMPRODUCT([Thong_Tin_Ngay_Nghi_201906.$B$3:.$B$69]=[.$B35];[Thong_Tin_Ngay_Nghi_201906.$C$3:.$C$69]) +SUMPRODUCT([Thong_Tin_Ngay_Nghi_201907.$B$3:.$B$66]=[.$B35];[Thong_Tin_Ngay_Nghi_201907.$C$3:.$C$66]) +SUMPRODUCT([Thong_Tin_Ngay_Nghi_201908.$B$3:.$B$69]=[.$B35];[Thong_Tin_Ngay_Nghi_201908.$C$3:.$C$69]) +SUMPRODUCT([Thong_Tin_Ngay_Nghi_201909.$B$3:.$B$69]=[.$B35];[Thong_Tin_Ngay_Nghi_201909.$C$3:.$C$69]) +SUMPRODUCT([Thong_Tin_Ngay_Nghi_201910.$B$3:.$B$69]=[.$B35];[Thong_Tin_Ngay_Nghi_201910.$C$3:.$C$69]) +SUMPRODUCT([Thong_Tin_Ngay_Nghi_201911.$B$3:.$B$69]=[.$B35];[Thong_Tin_Ngay_Nghi_201911.$C$3:.$C$69]) +SUMPRODUCT([Thong_Tin_Ngay_Nghi_201912.$B$3:.$B$69]=[.$B35];[Thong_Tin_Ngay_Nghi_201912.$C$3:.$C$69])" office:value-type="float" office:value="16">
            <text:p>16</text:p>
          </table:table-cell>
          <table:table-cell table:style-name="ce59" table:formula="of:=IF(DATE(YEAR([.F35]);MONTH([.F35]);DAY([.F35]))&lt;=DATE(YEAR([.F35]);3;31); [.D35]-[.H35] + [.G35]; IF([.H35]-[.D35]&lt;0;[.H35] + [.G35] -[.I35];[.G35]+[.D35]-[.I35]))" office:value-type="float" office:value="-11">
            <text:p>-11</text:p>
          </table:table-cell>
          <table:table-cell table:number-columns-repeated="2" table:style-name="ce59"/>
          <table:table-cell table:style-name="ce74"/>
          <table:table-cell table:style-name="ce59" table:formula="of:=[.J35]+[.L35] +[.K35]+[.M35]" office:value-type="float" office:value="-11">
            <text:p>-11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30">
            <text:p>30</text:p>
          </table:table-cell>
          <table:table-cell table:style-name="ce55" office:value-type="string">
            <text:p>NamTV</text:p>
          </table:table-cell>
          <table:table-cell table:style-name="ce59" office:value-type="float" office:value="4">
            <text:p>4</text:p>
          </table:table-cell>
          <table:table-cell table:style-name="ce59" table:formula="of:=IF([.C36]&lt;0;0;[.C36])" office:value-type="float" office:value="4">
            <text:p>4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36]);DATE(YEAR([.E36]);12;31);NOW())" office:value-type="date" office:date-value="2019-05-31T17:50:17.19">
            <text:p>05/31/19</text:p>
          </table:table-cell>
          <table:table-cell table:style-name="ce63" table:formula="of:= IF(MONTH([.F36])=MONTH([.E36]) ; IF(NETWORKDAYS([.E36];[.E36]) &lt; NETWORKDAYS(DATE(YEAR([.E36]);MONTH([.E36]);1);EOMONTH([.E36];0)) / 2 ; 0 ; 1)  ;  IF( NETWORKDAYS([.E36];EOMONTH([.E36];0)) &lt; NETWORKDAYS(DATE(YEAR([.E36]);MONTH([.E36]);1);EOMONTH([.E36];0))/2  ; 0  ; 1) + IF(MONTH([.F36]) &gt; MONTH([.E36]) ; MONTH([.F36])-MONTH([.E36])-1 ; 0) + IF(NETWORKDAYS(DATE(YEAR([.F36]);MONTH([.F36]);1);[.F36]) &lt;  NETWORKDAYS(DATE(YEAR([.F36]);MONTH([.F36]);1);EOMONTH([.F36];0)) / 2 ; 0 ; 1))" office:value-type="float" office:value="5">
            <text:p>5</text:p>
          </table:table-cell>
          <table:table-cell table:style-name="ce66" table:formula="of:=SUMPRODUCT([Thong_Tin_Ngay_Nghi_201901.$B$3:.$B$70]=[.$B36];[Thong_Tin_Ngay_Nghi_201901.$C$3:.$C$70]) +  SUMPRODUCT([Thong_Tin_Ngay_Nghi_201902.$B$3:.$B$68]=[.$B36];[Thong_Tin_Ngay_Nghi_201902.$C$3:.$C$68]) + SUMPRODUCT([Thong_Tin_Ngay_Nghi_201903.$B$3:.$B$71]=[.$B36];[Thong_Tin_Ngay_Nghi_201903.$C$3:.$C$71])" office:value-type="float" office:value="4">
            <text:p>4</text:p>
          </table:table-cell>
          <table:table-cell table:style-name="ce71" table:formula="of:=SUMPRODUCT([Thong_Tin_Ngay_Nghi_201901.$B$3:.$B$70]=[.$B36];[Thong_Tin_Ngay_Nghi_201901.$C$3:.$C$70]) +SUMPRODUCT([Thong_Tin_Ngay_Nghi_201902.$B$3:.$B$68]=[.$B36];[Thong_Tin_Ngay_Nghi_201902.$C$3:.$C$68]) +SUMPRODUCT([Thong_Tin_Ngay_Nghi_201903.$B$3:.$B$71]=[.$B36];[Thong_Tin_Ngay_Nghi_201903.$C$3:.$C$71]) +SUMPRODUCT([Thong_Tin_Ngay_Nghi_201904.$B$3:.$B$72]=[.$B36];[Thong_Tin_Ngay_Nghi_201904.$C$3:.$C$72]) +SUMPRODUCT([Thong_Tin_Ngay_Nghi_201905.$B$3:.$B$70]=[.$B36];[Thong_Tin_Ngay_Nghi_201905.$C$3:.$C$70]) +SUMPRODUCT([Thong_Tin_Ngay_Nghi_201906.$B$3:.$B$69]=[.$B36];[Thong_Tin_Ngay_Nghi_201906.$C$3:.$C$69]) +SUMPRODUCT([Thong_Tin_Ngay_Nghi_201907.$B$3:.$B$66]=[.$B36];[Thong_Tin_Ngay_Nghi_201907.$C$3:.$C$66]) +SUMPRODUCT([Thong_Tin_Ngay_Nghi_201908.$B$3:.$B$69]=[.$B36];[Thong_Tin_Ngay_Nghi_201908.$C$3:.$C$69]) +SUMPRODUCT([Thong_Tin_Ngay_Nghi_201909.$B$3:.$B$69]=[.$B36];[Thong_Tin_Ngay_Nghi_201909.$C$3:.$C$69]) +SUMPRODUCT([Thong_Tin_Ngay_Nghi_201910.$B$3:.$B$69]=[.$B36];[Thong_Tin_Ngay_Nghi_201910.$C$3:.$C$69]) +SUMPRODUCT([Thong_Tin_Ngay_Nghi_201911.$B$3:.$B$69]=[.$B36];[Thong_Tin_Ngay_Nghi_201911.$C$3:.$C$69]) +SUMPRODUCT([Thong_Tin_Ngay_Nghi_201912.$B$3:.$B$69]=[.$B36];[Thong_Tin_Ngay_Nghi_201912.$C$3:.$C$69])" office:value-type="float" office:value="7.5">
            <text:p>7.5</text:p>
          </table:table-cell>
          <table:table-cell table:style-name="ce59" table:formula="of:=IF(DATE(YEAR([.F36]);MONTH([.F36]);DAY([.F36]))&lt;=DATE(YEAR([.F36]);3;31); [.D36]-[.H36] + [.G36]; IF([.H36]-[.D36]&lt;0;[.H36] + [.G36] -[.I36];[.G36]+[.D36]-[.I36]))" office:value-type="float" office:value="1.5">
            <text:p>1.5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36]+[.L36] +[.K36]+[.M36]" office:value-type="float" office:value="2.5">
            <text:p>2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31">
            <text:p>31</text:p>
          </table:table-cell>
          <table:table-cell table:style-name="ce55" office:value-type="string">
            <text:p>NhanHTH</text:p>
          </table:table-cell>
          <table:table-cell table:style-name="ce59" office:value-type="float" office:value="4">
            <text:p>4</text:p>
          </table:table-cell>
          <table:table-cell table:style-name="ce59" table:formula="of:=IF([.C37]&lt;0;0;[.C37])" office:value-type="float" office:value="4">
            <text:p>4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37]);DATE(YEAR([.E37]);12;31);NOW())" office:value-type="date" office:date-value="2019-05-31T17:50:17.19">
            <text:p>05/31/19</text:p>
          </table:table-cell>
          <table:table-cell table:style-name="ce63" table:formula="of:= IF(MONTH([.F37])=MONTH([.E37]) ; IF(NETWORKDAYS([.E37];[.E37]) &lt; NETWORKDAYS(DATE(YEAR([.E37]);MONTH([.E37]);1);EOMONTH([.E37];0)) / 2 ; 0 ; 1)  ;  IF( NETWORKDAYS([.E37];EOMONTH([.E37];0)) &lt; NETWORKDAYS(DATE(YEAR([.E37]);MONTH([.E37]);1);EOMONTH([.E37];0))/2  ; 0  ; 1) + IF(MONTH([.F37]) &gt; MONTH([.E37]) ; MONTH([.F37])-MONTH([.E37])-1 ; 0) + IF(NETWORKDAYS(DATE(YEAR([.F37]);MONTH([.F37]);1);[.F37]) &lt;  NETWORKDAYS(DATE(YEAR([.F37]);MONTH([.F37]);1);EOMONTH([.F37];0)) / 2 ; 0 ; 1))" office:value-type="float" office:value="5">
            <text:p>5</text:p>
          </table:table-cell>
          <table:table-cell table:style-name="ce66" table:formula="of:=SUMPRODUCT([Thong_Tin_Ngay_Nghi_201901.$B$3:.$B$70]=[.$B37];[Thong_Tin_Ngay_Nghi_201901.$C$3:.$C$70]) +  SUMPRODUCT([Thong_Tin_Ngay_Nghi_201902.$B$3:.$B$68]=[.$B37];[Thong_Tin_Ngay_Nghi_201902.$C$3:.$C$68]) + SUMPRODUCT([Thong_Tin_Ngay_Nghi_201903.$B$3:.$B$71]=[.$B37];[Thong_Tin_Ngay_Nghi_201903.$C$3:.$C$71])" office:value-type="float" office:value="6">
            <text:p>6</text:p>
          </table:table-cell>
          <table:table-cell table:style-name="ce71" table:formula="of:=SUMPRODUCT([Thong_Tin_Ngay_Nghi_201901.$B$3:.$B$70]=[.$B37];[Thong_Tin_Ngay_Nghi_201901.$C$3:.$C$70]) +SUMPRODUCT([Thong_Tin_Ngay_Nghi_201902.$B$3:.$B$68]=[.$B37];[Thong_Tin_Ngay_Nghi_201902.$C$3:.$C$68]) +SUMPRODUCT([Thong_Tin_Ngay_Nghi_201903.$B$3:.$B$71]=[.$B37];[Thong_Tin_Ngay_Nghi_201903.$C$3:.$C$71]) +SUMPRODUCT([Thong_Tin_Ngay_Nghi_201904.$B$3:.$B$72]=[.$B37];[Thong_Tin_Ngay_Nghi_201904.$C$3:.$C$72]) +SUMPRODUCT([Thong_Tin_Ngay_Nghi_201905.$B$3:.$B$70]=[.$B37];[Thong_Tin_Ngay_Nghi_201905.$C$3:.$C$70]) +SUMPRODUCT([Thong_Tin_Ngay_Nghi_201906.$B$3:.$B$69]=[.$B37];[Thong_Tin_Ngay_Nghi_201906.$C$3:.$C$69]) +SUMPRODUCT([Thong_Tin_Ngay_Nghi_201907.$B$3:.$B$66]=[.$B37];[Thong_Tin_Ngay_Nghi_201907.$C$3:.$C$66]) +SUMPRODUCT([Thong_Tin_Ngay_Nghi_201908.$B$3:.$B$69]=[.$B37];[Thong_Tin_Ngay_Nghi_201908.$C$3:.$C$69]) +SUMPRODUCT([Thong_Tin_Ngay_Nghi_201909.$B$3:.$B$69]=[.$B37];[Thong_Tin_Ngay_Nghi_201909.$C$3:.$C$69]) +SUMPRODUCT([Thong_Tin_Ngay_Nghi_201910.$B$3:.$B$69]=[.$B37];[Thong_Tin_Ngay_Nghi_201910.$C$3:.$C$69]) +SUMPRODUCT([Thong_Tin_Ngay_Nghi_201911.$B$3:.$B$69]=[.$B37];[Thong_Tin_Ngay_Nghi_201911.$C$3:.$C$69]) +SUMPRODUCT([Thong_Tin_Ngay_Nghi_201912.$B$3:.$B$69]=[.$B37];[Thong_Tin_Ngay_Nghi_201912.$C$3:.$C$69])" office:value-type="float" office:value="7">
            <text:p>7</text:p>
          </table:table-cell>
          <table:table-cell table:style-name="ce59" table:formula="of:=IF(DATE(YEAR([.F37]);MONTH([.F37]);DAY([.F37]))&lt;=DATE(YEAR([.F37]);3;31); [.D37]-[.H37] + [.G37]; IF([.H37]-[.D37]&lt;0;[.H37] + [.G37] -[.I37];[.G37]+[.D37]-[.I37]))" office:value-type="float" office:value="2">
            <text:p>2</text:p>
          </table:table-cell>
          <table:table-cell table:number-columns-repeated="2" table:style-name="ce59"/>
          <table:table-cell table:style-name="ce74"/>
          <table:table-cell table:style-name="ce59" table:formula="of:=[.J37]+[.L37] +[.K37]+[.M37]" office:value-type="float" office:value="2">
            <text:p>2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32">
            <text:p>32</text:p>
          </table:table-cell>
          <table:table-cell table:style-name="ce55" office:value-type="string">
            <text:p>NhanNM</text:p>
          </table:table-cell>
          <table:table-cell table:style-name="ce59" office:value-type="float" office:value="4.5">
            <text:p>4.5</text:p>
          </table:table-cell>
          <table:table-cell table:style-name="ce59" table:formula="of:=IF([.C38]&lt;0;0;[.C38])" office:value-type="float" office:value="4.5">
            <text:p>4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38]);DATE(YEAR([.E38]);12;31);NOW())" office:value-type="date" office:date-value="2019-05-31T17:50:17.19">
            <text:p>05/31/19</text:p>
          </table:table-cell>
          <table:table-cell table:style-name="ce63" table:formula="of:= IF(MONTH([.F38])=MONTH([.E38]) ; IF(NETWORKDAYS([.E38];[.E38]) &lt; NETWORKDAYS(DATE(YEAR([.E38]);MONTH([.E38]);1);EOMONTH([.E38];0)) / 2 ; 0 ; 1)  ;  IF( NETWORKDAYS([.E38];EOMONTH([.E38];0)) &lt; NETWORKDAYS(DATE(YEAR([.E38]);MONTH([.E38]);1);EOMONTH([.E38];0))/2  ; 0  ; 1) + IF(MONTH([.F38]) &gt; MONTH([.E38]) ; MONTH([.F38])-MONTH([.E38])-1 ; 0) + IF(NETWORKDAYS(DATE(YEAR([.F38]);MONTH([.F38]);1);[.F38]) &lt;  NETWORKDAYS(DATE(YEAR([.F38]);MONTH([.F38]);1);EOMONTH([.F38];0)) / 2 ; 0 ; 1))" office:value-type="float" office:value="5">
            <text:p>5</text:p>
          </table:table-cell>
          <table:table-cell table:style-name="ce66" table:formula="of:=SUMPRODUCT([Thong_Tin_Ngay_Nghi_201901.$B$3:.$B$70]=[.$B38];[Thong_Tin_Ngay_Nghi_201901.$C$3:.$C$70]) +  SUMPRODUCT([Thong_Tin_Ngay_Nghi_201902.$B$3:.$B$68]=[.$B38];[Thong_Tin_Ngay_Nghi_201902.$C$3:.$C$68]) + SUMPRODUCT([Thong_Tin_Ngay_Nghi_201903.$B$3:.$B$71]=[.$B38];[Thong_Tin_Ngay_Nghi_201903.$C$3:.$C$71])" office:value-type="float" office:value="4.5">
            <text:p>4.5</text:p>
          </table:table-cell>
          <table:table-cell table:style-name="ce71" table:formula="of:=SUMPRODUCT([Thong_Tin_Ngay_Nghi_201901.$B$3:.$B$70]=[.$B38];[Thong_Tin_Ngay_Nghi_201901.$C$3:.$C$70]) +SUMPRODUCT([Thong_Tin_Ngay_Nghi_201902.$B$3:.$B$68]=[.$B38];[Thong_Tin_Ngay_Nghi_201902.$C$3:.$C$68]) +SUMPRODUCT([Thong_Tin_Ngay_Nghi_201903.$B$3:.$B$71]=[.$B38];[Thong_Tin_Ngay_Nghi_201903.$C$3:.$C$71]) +SUMPRODUCT([Thong_Tin_Ngay_Nghi_201904.$B$3:.$B$72]=[.$B38];[Thong_Tin_Ngay_Nghi_201904.$C$3:.$C$72]) +SUMPRODUCT([Thong_Tin_Ngay_Nghi_201905.$B$3:.$B$70]=[.$B38];[Thong_Tin_Ngay_Nghi_201905.$C$3:.$C$70]) +SUMPRODUCT([Thong_Tin_Ngay_Nghi_201906.$B$3:.$B$69]=[.$B38];[Thong_Tin_Ngay_Nghi_201906.$C$3:.$C$69]) +SUMPRODUCT([Thong_Tin_Ngay_Nghi_201907.$B$3:.$B$66]=[.$B38];[Thong_Tin_Ngay_Nghi_201907.$C$3:.$C$66]) +SUMPRODUCT([Thong_Tin_Ngay_Nghi_201908.$B$3:.$B$69]=[.$B38];[Thong_Tin_Ngay_Nghi_201908.$C$3:.$C$69]) +SUMPRODUCT([Thong_Tin_Ngay_Nghi_201909.$B$3:.$B$69]=[.$B38];[Thong_Tin_Ngay_Nghi_201909.$C$3:.$C$69]) +SUMPRODUCT([Thong_Tin_Ngay_Nghi_201910.$B$3:.$B$69]=[.$B38];[Thong_Tin_Ngay_Nghi_201910.$C$3:.$C$69]) +SUMPRODUCT([Thong_Tin_Ngay_Nghi_201911.$B$3:.$B$69]=[.$B38];[Thong_Tin_Ngay_Nghi_201911.$C$3:.$C$69]) +SUMPRODUCT([Thong_Tin_Ngay_Nghi_201912.$B$3:.$B$69]=[.$B38];[Thong_Tin_Ngay_Nghi_201912.$C$3:.$C$69])" office:value-type="float" office:value="7.5">
            <text:p>7.5</text:p>
          </table:table-cell>
          <table:table-cell table:style-name="ce59" table:formula="of:=IF(DATE(YEAR([.F38]);MONTH([.F38]);DAY([.F38]))&lt;=DATE(YEAR([.F38]);3;31); [.D38]-[.H38] + [.G38]; IF([.H38]-[.D38]&lt;0;[.H38] + [.G38] -[.I38];[.G38]+[.D38]-[.I38]))" office:value-type="float" office:value="2">
            <text:p>2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38]+[.L38] +[.K38]+[.M38]" office:value-type="float" office:value="3">
            <text:p>3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33">
            <text:p>33</text:p>
          </table:table-cell>
          <table:table-cell table:style-name="ce55" office:value-type="string">
            <text:p>NhanPV</text:p>
          </table:table-cell>
          <table:table-cell table:style-name="ce59" office:value-type="float" office:value="3">
            <text:p>3</text:p>
          </table:table-cell>
          <table:table-cell table:style-name="ce59" table:formula="of:=IF([.C39]&lt;0;0;[.C39])" office:value-type="float" office:value="3">
            <text:p>3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39]);DATE(YEAR([.E39]);12;31);NOW())" office:value-type="date" office:date-value="2019-05-31T17:50:17.19">
            <text:p>05/31/19</text:p>
          </table:table-cell>
          <table:table-cell table:style-name="ce63" table:formula="of:= IF(MONTH([.F39])=MONTH([.E39]) ; IF(NETWORKDAYS([.E39];[.E39]) &lt; NETWORKDAYS(DATE(YEAR([.E39]);MONTH([.E39]);1);EOMONTH([.E39];0)) / 2 ; 0 ; 1)  ;  IF( NETWORKDAYS([.E39];EOMONTH([.E39];0)) &lt; NETWORKDAYS(DATE(YEAR([.E39]);MONTH([.E39]);1);EOMONTH([.E39];0))/2  ; 0  ; 1) + IF(MONTH([.F39]) &gt; MONTH([.E39]) ; MONTH([.F39])-MONTH([.E39])-1 ; 0) + IF(NETWORKDAYS(DATE(YEAR([.F39]);MONTH([.F39]);1);[.F39]) &lt;  NETWORKDAYS(DATE(YEAR([.F39]);MONTH([.F39]);1);EOMONTH([.F39];0)) / 2 ; 0 ; 1))" office:value-type="float" office:value="5">
            <text:p>5</text:p>
          </table:table-cell>
          <table:table-cell table:style-name="ce66" table:formula="of:=SUMPRODUCT([Thong_Tin_Ngay_Nghi_201901.$B$3:.$B$70]=[.$B39];[Thong_Tin_Ngay_Nghi_201901.$C$3:.$C$70]) +  SUMPRODUCT([Thong_Tin_Ngay_Nghi_201902.$B$3:.$B$68]=[.$B39];[Thong_Tin_Ngay_Nghi_201902.$C$3:.$C$68]) + SUMPRODUCT([Thong_Tin_Ngay_Nghi_201903.$B$3:.$B$71]=[.$B39];[Thong_Tin_Ngay_Nghi_201903.$C$3:.$C$71])" office:value-type="float" office:value="4">
            <text:p>4</text:p>
          </table:table-cell>
          <table:table-cell table:style-name="ce71" table:formula="of:=SUMPRODUCT([Thong_Tin_Ngay_Nghi_201901.$B$3:.$B$70]=[.$B39];[Thong_Tin_Ngay_Nghi_201901.$C$3:.$C$70]) +SUMPRODUCT([Thong_Tin_Ngay_Nghi_201902.$B$3:.$B$68]=[.$B39];[Thong_Tin_Ngay_Nghi_201902.$C$3:.$C$68]) +SUMPRODUCT([Thong_Tin_Ngay_Nghi_201903.$B$3:.$B$71]=[.$B39];[Thong_Tin_Ngay_Nghi_201903.$C$3:.$C$71]) +SUMPRODUCT([Thong_Tin_Ngay_Nghi_201904.$B$3:.$B$72]=[.$B39];[Thong_Tin_Ngay_Nghi_201904.$C$3:.$C$72]) +SUMPRODUCT([Thong_Tin_Ngay_Nghi_201905.$B$3:.$B$70]=[.$B39];[Thong_Tin_Ngay_Nghi_201905.$C$3:.$C$70]) +SUMPRODUCT([Thong_Tin_Ngay_Nghi_201906.$B$3:.$B$69]=[.$B39];[Thong_Tin_Ngay_Nghi_201906.$C$3:.$C$69]) +SUMPRODUCT([Thong_Tin_Ngay_Nghi_201907.$B$3:.$B$66]=[.$B39];[Thong_Tin_Ngay_Nghi_201907.$C$3:.$C$66]) +SUMPRODUCT([Thong_Tin_Ngay_Nghi_201908.$B$3:.$B$69]=[.$B39];[Thong_Tin_Ngay_Nghi_201908.$C$3:.$C$69]) +SUMPRODUCT([Thong_Tin_Ngay_Nghi_201909.$B$3:.$B$69]=[.$B39];[Thong_Tin_Ngay_Nghi_201909.$C$3:.$C$69]) +SUMPRODUCT([Thong_Tin_Ngay_Nghi_201910.$B$3:.$B$69]=[.$B39];[Thong_Tin_Ngay_Nghi_201910.$C$3:.$C$69]) +SUMPRODUCT([Thong_Tin_Ngay_Nghi_201911.$B$3:.$B$69]=[.$B39];[Thong_Tin_Ngay_Nghi_201911.$C$3:.$C$69]) +SUMPRODUCT([Thong_Tin_Ngay_Nghi_201912.$B$3:.$B$69]=[.$B39];[Thong_Tin_Ngay_Nghi_201912.$C$3:.$C$69])" office:value-type="float" office:value="9">
            <text:p>9</text:p>
          </table:table-cell>
          <table:table-cell table:style-name="ce59" table:formula="of:=IF(DATE(YEAR([.F39]);MONTH([.F39]);DAY([.F39]))&lt;=DATE(YEAR([.F39]);3;31); [.D39]-[.H39] + [.G39]; IF([.H39]-[.D39]&lt;0;[.H39] + [.G39] -[.I39];[.G39]+[.D39]-[.I39]))" office:value-type="float" office:value="-1">
            <text:p>-1</text:p>
          </table:table-cell>
          <table:table-cell table:number-columns-repeated="2" table:style-name="ce59"/>
          <table:table-cell table:style-name="ce74"/>
          <table:table-cell table:style-name="ce59" table:formula="of:=[.J39]+[.L39] +[.K39]+[.M39]" office:value-type="float" office:value="-1">
            <text:p>-1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34">
            <text:p>34</text:p>
          </table:table-cell>
          <table:table-cell table:style-name="ce55" office:value-type="string">
            <text:p>NhatNH</text:p>
          </table:table-cell>
          <table:table-cell table:style-name="ce59" office:value-type="float" office:value="-0.5">
            <text:p>-0.5</text:p>
          </table:table-cell>
          <table:table-cell table:style-name="ce59" table:formula="of:=IF([.C40]&lt;0;0;[.C40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40]);DATE(YEAR([.E40]);12;31);NOW())" office:value-type="date" office:date-value="2019-05-31T17:50:17.19">
            <text:p>05/31/19</text:p>
          </table:table-cell>
          <table:table-cell table:style-name="ce63" table:formula="of:= IF(MONTH([.F40])=MONTH([.E40]) ; IF(NETWORKDAYS([.E40];[.E40]) &lt; NETWORKDAYS(DATE(YEAR([.E40]);MONTH([.E40]);1);EOMONTH([.E40];0)) / 2 ; 0 ; 1)  ;  IF( NETWORKDAYS([.E40];EOMONTH([.E40];0)) &lt; NETWORKDAYS(DATE(YEAR([.E40]);MONTH([.E40]);1);EOMONTH([.E40];0))/2  ; 0  ; 1) + IF(MONTH([.F40]) &gt; MONTH([.E40]) ; MONTH([.F40])-MONTH([.E40])-1 ; 0) + IF(NETWORKDAYS(DATE(YEAR([.F40]);MONTH([.F40]);1);[.F40]) &lt;  NETWORKDAYS(DATE(YEAR([.F40]);MONTH([.F40]);1);EOMONTH([.F40];0)) / 2 ; 0 ; 1))" office:value-type="float" office:value="5">
            <text:p>5</text:p>
          </table:table-cell>
          <table:table-cell table:style-name="ce66" table:formula="of:=SUMPRODUCT([Thong_Tin_Ngay_Nghi_201901.$B$3:.$B$70]=[.$B40];[Thong_Tin_Ngay_Nghi_201901.$C$3:.$C$70]) +  SUMPRODUCT([Thong_Tin_Ngay_Nghi_201902.$B$3:.$B$68]=[.$B40];[Thong_Tin_Ngay_Nghi_201902.$C$3:.$C$68]) + SUMPRODUCT([Thong_Tin_Ngay_Nghi_201903.$B$3:.$B$71]=[.$B40];[Thong_Tin_Ngay_Nghi_201903.$C$3:.$C$71])" office:value-type="float" office:value="7">
            <text:p>7</text:p>
          </table:table-cell>
          <table:table-cell table:style-name="ce71" table:formula="of:=SUMPRODUCT([Thong_Tin_Ngay_Nghi_201901.$B$3:.$B$70]=[.$B40];[Thong_Tin_Ngay_Nghi_201901.$C$3:.$C$70]) +SUMPRODUCT([Thong_Tin_Ngay_Nghi_201902.$B$3:.$B$68]=[.$B40];[Thong_Tin_Ngay_Nghi_201902.$C$3:.$C$68]) +SUMPRODUCT([Thong_Tin_Ngay_Nghi_201903.$B$3:.$B$71]=[.$B40];[Thong_Tin_Ngay_Nghi_201903.$C$3:.$C$71]) +SUMPRODUCT([Thong_Tin_Ngay_Nghi_201904.$B$3:.$B$72]=[.$B40];[Thong_Tin_Ngay_Nghi_201904.$C$3:.$C$72]) +SUMPRODUCT([Thong_Tin_Ngay_Nghi_201905.$B$3:.$B$70]=[.$B40];[Thong_Tin_Ngay_Nghi_201905.$C$3:.$C$70]) +SUMPRODUCT([Thong_Tin_Ngay_Nghi_201906.$B$3:.$B$69]=[.$B40];[Thong_Tin_Ngay_Nghi_201906.$C$3:.$C$69]) +SUMPRODUCT([Thong_Tin_Ngay_Nghi_201907.$B$3:.$B$66]=[.$B40];[Thong_Tin_Ngay_Nghi_201907.$C$3:.$C$66]) +SUMPRODUCT([Thong_Tin_Ngay_Nghi_201908.$B$3:.$B$69]=[.$B40];[Thong_Tin_Ngay_Nghi_201908.$C$3:.$C$69]) +SUMPRODUCT([Thong_Tin_Ngay_Nghi_201909.$B$3:.$B$69]=[.$B40];[Thong_Tin_Ngay_Nghi_201909.$C$3:.$C$69]) +SUMPRODUCT([Thong_Tin_Ngay_Nghi_201910.$B$3:.$B$69]=[.$B40];[Thong_Tin_Ngay_Nghi_201910.$C$3:.$C$69]) +SUMPRODUCT([Thong_Tin_Ngay_Nghi_201911.$B$3:.$B$69]=[.$B40];[Thong_Tin_Ngay_Nghi_201911.$C$3:.$C$69]) +SUMPRODUCT([Thong_Tin_Ngay_Nghi_201912.$B$3:.$B$69]=[.$B40];[Thong_Tin_Ngay_Nghi_201912.$C$3:.$C$69])" office:value-type="float" office:value="12">
            <text:p>12</text:p>
          </table:table-cell>
          <table:table-cell table:style-name="ce59" table:formula="of:=IF(DATE(YEAR([.F40]);MONTH([.F40]);DAY([.F40]))&lt;=DATE(YEAR([.F40]);3;31); [.D40]-[.H40] + [.G40]; IF([.H40]-[.D40]&lt;0;[.H40] + [.G40] -[.I40];[.G40]+[.D40]-[.I40]))" office:value-type="float" office:value="-7">
            <text:p>-7</text:p>
          </table:table-cell>
          <table:table-cell table:number-columns-repeated="2" table:style-name="ce59"/>
          <table:table-cell table:style-name="ce74"/>
          <table:table-cell table:style-name="ce59" table:formula="of:=[.J40]+[.L40] +[.K40]+[.M40]" office:value-type="float" office:value="-7">
            <text:p>-7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35">
            <text:p>35</text:p>
          </table:table-cell>
          <table:table-cell table:style-name="ce55" office:value-type="string">
            <text:p>NhungLM</text:p>
          </table:table-cell>
          <table:table-cell table:style-name="ce59" office:value-type="float" office:value="-8.5">
            <text:p>-8.5</text:p>
          </table:table-cell>
          <table:table-cell table:style-name="ce59" table:formula="of:=IF([.C41]&lt;0;0;[.C41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41]);DATE(YEAR([.E41]);12;31);NOW())" office:value-type="date" office:date-value="2019-05-31T17:50:17.2">
            <text:p>05/31/19</text:p>
          </table:table-cell>
          <table:table-cell table:style-name="ce63" table:formula="of:= IF(MONTH([.F41])=MONTH([.E41]) ; IF(NETWORKDAYS([.E41];[.E41]) &lt; NETWORKDAYS(DATE(YEAR([.E41]);MONTH([.E41]);1);EOMONTH([.E41];0)) / 2 ; 0 ; 1)  ;  IF( NETWORKDAYS([.E41];EOMONTH([.E41];0)) &lt; NETWORKDAYS(DATE(YEAR([.E41]);MONTH([.E41]);1);EOMONTH([.E41];0))/2  ; 0  ; 1) + IF(MONTH([.F41]) &gt; MONTH([.E41]) ; MONTH([.F41])-MONTH([.E41])-1 ; 0) + IF(NETWORKDAYS(DATE(YEAR([.F41]);MONTH([.F41]);1);[.F41]) &lt;  NETWORKDAYS(DATE(YEAR([.F41]);MONTH([.F41]);1);EOMONTH([.F41];0)) / 2 ; 0 ; 1))" office:value-type="float" office:value="5">
            <text:p>5</text:p>
          </table:table-cell>
          <table:table-cell table:style-name="ce66" table:formula="of:=SUMPRODUCT([Thong_Tin_Ngay_Nghi_201901.$B$3:.$B$70]=[.$B41];[Thong_Tin_Ngay_Nghi_201901.$C$3:.$C$70]) +  SUMPRODUCT([Thong_Tin_Ngay_Nghi_201902.$B$3:.$B$68]=[.$B41];[Thong_Tin_Ngay_Nghi_201902.$C$3:.$C$68]) + SUMPRODUCT([Thong_Tin_Ngay_Nghi_201903.$B$3:.$B$71]=[.$B41];[Thong_Tin_Ngay_Nghi_201903.$C$3:.$C$71])" office:value-type="float" office:value="8.5">
            <text:p>8.5</text:p>
          </table:table-cell>
          <table:table-cell table:style-name="ce71" table:formula="of:=SUMPRODUCT([Thong_Tin_Ngay_Nghi_201901.$B$3:.$B$70]=[.$B41];[Thong_Tin_Ngay_Nghi_201901.$C$3:.$C$70]) +SUMPRODUCT([Thong_Tin_Ngay_Nghi_201902.$B$3:.$B$68]=[.$B41];[Thong_Tin_Ngay_Nghi_201902.$C$3:.$C$68]) +SUMPRODUCT([Thong_Tin_Ngay_Nghi_201903.$B$3:.$B$71]=[.$B41];[Thong_Tin_Ngay_Nghi_201903.$C$3:.$C$71]) +SUMPRODUCT([Thong_Tin_Ngay_Nghi_201904.$B$3:.$B$72]=[.$B41];[Thong_Tin_Ngay_Nghi_201904.$C$3:.$C$72]) +SUMPRODUCT([Thong_Tin_Ngay_Nghi_201905.$B$3:.$B$70]=[.$B41];[Thong_Tin_Ngay_Nghi_201905.$C$3:.$C$70]) +SUMPRODUCT([Thong_Tin_Ngay_Nghi_201906.$B$3:.$B$69]=[.$B41];[Thong_Tin_Ngay_Nghi_201906.$C$3:.$C$69]) +SUMPRODUCT([Thong_Tin_Ngay_Nghi_201907.$B$3:.$B$66]=[.$B41];[Thong_Tin_Ngay_Nghi_201907.$C$3:.$C$66]) +SUMPRODUCT([Thong_Tin_Ngay_Nghi_201908.$B$3:.$B$69]=[.$B41];[Thong_Tin_Ngay_Nghi_201908.$C$3:.$C$69]) +SUMPRODUCT([Thong_Tin_Ngay_Nghi_201909.$B$3:.$B$69]=[.$B41];[Thong_Tin_Ngay_Nghi_201909.$C$3:.$C$69]) +SUMPRODUCT([Thong_Tin_Ngay_Nghi_201910.$B$3:.$B$69]=[.$B41];[Thong_Tin_Ngay_Nghi_201910.$C$3:.$C$69]) +SUMPRODUCT([Thong_Tin_Ngay_Nghi_201911.$B$3:.$B$69]=[.$B41];[Thong_Tin_Ngay_Nghi_201911.$C$3:.$C$69]) +SUMPRODUCT([Thong_Tin_Ngay_Nghi_201912.$B$3:.$B$69]=[.$B41];[Thong_Tin_Ngay_Nghi_201912.$C$3:.$C$69])" office:value-type="float" office:value="8.5">
            <text:p>8.5</text:p>
          </table:table-cell>
          <table:table-cell table:style-name="ce59" table:formula="of:=IF(DATE(YEAR([.F41]);MONTH([.F41]);DAY([.F41]))&lt;=DATE(YEAR([.F41]);3;31); [.D41]-[.H41] + [.G41]; IF([.H41]-[.D41]&lt;0;[.H41] + [.G41] -[.I41];[.G41]+[.D41]-[.I41]))" office:value-type="float" office:value="-3.5">
            <text:p>-3.5</text:p>
          </table:table-cell>
          <table:table-cell table:number-columns-repeated="2" table:style-name="ce59"/>
          <table:table-cell table:style-name="ce74"/>
          <table:table-cell table:style-name="ce59" table:formula="of:=[.J41]+[.L41] +[.K41]+[.M41]" office:value-type="float" office:value="-3.5">
            <text:p>-3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36">
            <text:p>36</text:p>
          </table:table-cell>
          <table:table-cell table:style-name="ce55" office:value-type="string">
            <text:p>NhuPHQ</text:p>
          </table:table-cell>
          <table:table-cell table:style-name="ce59" office:value-type="float" office:value="5.5">
            <text:p>5.5</text:p>
          </table:table-cell>
          <table:table-cell table:style-name="ce59" table:formula="of:=IF([.C42]&lt;0;0;[.C42])" office:value-type="float" office:value="5.5">
            <text:p>5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42]);DATE(YEAR([.E42]);12;31);NOW())" office:value-type="date" office:date-value="2019-05-31T17:50:17.2">
            <text:p>05/31/19</text:p>
          </table:table-cell>
          <table:table-cell table:style-name="ce63" table:formula="of:= IF(MONTH([.F42])=MONTH([.E42]) ; IF(NETWORKDAYS([.E42];[.E42]) &lt; NETWORKDAYS(DATE(YEAR([.E42]);MONTH([.E42]);1);EOMONTH([.E42];0)) / 2 ; 0 ; 1)  ;  IF( NETWORKDAYS([.E42];EOMONTH([.E42];0)) &lt; NETWORKDAYS(DATE(YEAR([.E42]);MONTH([.E42]);1);EOMONTH([.E42];0))/2  ; 0  ; 1) + IF(MONTH([.F42]) &gt; MONTH([.E42]) ; MONTH([.F42])-MONTH([.E42])-1 ; 0) + IF(NETWORKDAYS(DATE(YEAR([.F42]);MONTH([.F42]);1);[.F42]) &lt;  NETWORKDAYS(DATE(YEAR([.F42]);MONTH([.F42]);1);EOMONTH([.F42];0)) / 2 ; 0 ; 1))" office:value-type="float" office:value="5">
            <text:p>5</text:p>
          </table:table-cell>
          <table:table-cell table:style-name="ce66" table:formula="of:=SUMPRODUCT([Thong_Tin_Ngay_Nghi_201901.$B$3:.$B$70]=[.$B42];[Thong_Tin_Ngay_Nghi_201901.$C$3:.$C$70]) +  SUMPRODUCT([Thong_Tin_Ngay_Nghi_201902.$B$3:.$B$68]=[.$B42];[Thong_Tin_Ngay_Nghi_201902.$C$3:.$C$68]) + SUMPRODUCT([Thong_Tin_Ngay_Nghi_201903.$B$3:.$B$71]=[.$B42];[Thong_Tin_Ngay_Nghi_201903.$C$3:.$C$71])" office:value-type="float" office:value="5.5">
            <text:p>5.5</text:p>
          </table:table-cell>
          <table:table-cell table:style-name="ce71" table:formula="of:=SUMPRODUCT([Thong_Tin_Ngay_Nghi_201901.$B$3:.$B$70]=[.$B42];[Thong_Tin_Ngay_Nghi_201901.$C$3:.$C$70]) +SUMPRODUCT([Thong_Tin_Ngay_Nghi_201902.$B$3:.$B$68]=[.$B42];[Thong_Tin_Ngay_Nghi_201902.$C$3:.$C$68]) +SUMPRODUCT([Thong_Tin_Ngay_Nghi_201903.$B$3:.$B$71]=[.$B42];[Thong_Tin_Ngay_Nghi_201903.$C$3:.$C$71]) +SUMPRODUCT([Thong_Tin_Ngay_Nghi_201904.$B$3:.$B$72]=[.$B42];[Thong_Tin_Ngay_Nghi_201904.$C$3:.$C$72]) +SUMPRODUCT([Thong_Tin_Ngay_Nghi_201905.$B$3:.$B$70]=[.$B42];[Thong_Tin_Ngay_Nghi_201905.$C$3:.$C$70]) +SUMPRODUCT([Thong_Tin_Ngay_Nghi_201906.$B$3:.$B$69]=[.$B42];[Thong_Tin_Ngay_Nghi_201906.$C$3:.$C$69]) +SUMPRODUCT([Thong_Tin_Ngay_Nghi_201907.$B$3:.$B$66]=[.$B42];[Thong_Tin_Ngay_Nghi_201907.$C$3:.$C$66]) +SUMPRODUCT([Thong_Tin_Ngay_Nghi_201908.$B$3:.$B$69]=[.$B42];[Thong_Tin_Ngay_Nghi_201908.$C$3:.$C$69]) +SUMPRODUCT([Thong_Tin_Ngay_Nghi_201909.$B$3:.$B$69]=[.$B42];[Thong_Tin_Ngay_Nghi_201909.$C$3:.$C$69]) +SUMPRODUCT([Thong_Tin_Ngay_Nghi_201910.$B$3:.$B$69]=[.$B42];[Thong_Tin_Ngay_Nghi_201910.$C$3:.$C$69]) +SUMPRODUCT([Thong_Tin_Ngay_Nghi_201911.$B$3:.$B$69]=[.$B42];[Thong_Tin_Ngay_Nghi_201911.$C$3:.$C$69]) +SUMPRODUCT([Thong_Tin_Ngay_Nghi_201912.$B$3:.$B$69]=[.$B42];[Thong_Tin_Ngay_Nghi_201912.$C$3:.$C$69])" office:value-type="float" office:value="6.5">
            <text:p>6.5</text:p>
          </table:table-cell>
          <table:table-cell table:style-name="ce59" table:formula="of:=IF(DATE(YEAR([.F42]);MONTH([.F42]);DAY([.F42]))&lt;=DATE(YEAR([.F42]);3;31); [.D42]-[.H42] + [.G42]; IF([.H42]-[.D42]&lt;0;[.H42] + [.G42] -[.I42];[.G42]+[.D42]-[.I42]))" office:value-type="float" office:value="4">
            <text:p>4</text:p>
          </table:table-cell>
          <table:table-cell table:number-columns-repeated="2" table:style-name="ce59"/>
          <table:table-cell table:style-name="ce74"/>
          <table:table-cell table:style-name="ce59" table:formula="of:=[.J42]+[.L42] +[.K42]+[.M42]" office:value-type="float" office:value="4">
            <text:p>4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37">
            <text:p>37</text:p>
          </table:table-cell>
          <table:table-cell table:style-name="ce55" office:value-type="string">
            <text:p>NhuVNQ</text:p>
          </table:table-cell>
          <table:table-cell table:style-name="ce59" office:value-type="float" office:value="-7.5">
            <text:p>-7.5</text:p>
          </table:table-cell>
          <table:table-cell table:style-name="ce59" table:formula="of:=IF([.C43]&lt;0;0;[.C43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43]);DATE(YEAR([.E43]);12;31);NOW())" office:value-type="date" office:date-value="2019-05-31T17:50:17.2">
            <text:p>05/31/19</text:p>
          </table:table-cell>
          <table:table-cell table:style-name="ce63" table:formula="of:= IF(MONTH([.F43])=MONTH([.E43]) ; IF(NETWORKDAYS([.E43];[.E43]) &lt; NETWORKDAYS(DATE(YEAR([.E43]);MONTH([.E43]);1);EOMONTH([.E43];0)) / 2 ; 0 ; 1)  ;  IF( NETWORKDAYS([.E43];EOMONTH([.E43];0)) &lt; NETWORKDAYS(DATE(YEAR([.E43]);MONTH([.E43]);1);EOMONTH([.E43];0))/2  ; 0  ; 1) + IF(MONTH([.F43]) &gt; MONTH([.E43]) ; MONTH([.F43])-MONTH([.E43])-1 ; 0) + IF(NETWORKDAYS(DATE(YEAR([.F43]);MONTH([.F43]);1);[.F43]) &lt;  NETWORKDAYS(DATE(YEAR([.F43]);MONTH([.F43]);1);EOMONTH([.F43];0)) / 2 ; 0 ; 1))" office:value-type="float" office:value="5">
            <text:p>5</text:p>
          </table:table-cell>
          <table:table-cell table:style-name="ce66" table:formula="of:=SUMPRODUCT([Thong_Tin_Ngay_Nghi_201901.$B$3:.$B$70]=[.$B43];[Thong_Tin_Ngay_Nghi_201901.$C$3:.$C$70]) +  SUMPRODUCT([Thong_Tin_Ngay_Nghi_201902.$B$3:.$B$68]=[.$B43];[Thong_Tin_Ngay_Nghi_201902.$C$3:.$C$68]) + SUMPRODUCT([Thong_Tin_Ngay_Nghi_201903.$B$3:.$B$71]=[.$B43];[Thong_Tin_Ngay_Nghi_201903.$C$3:.$C$71])" office:value-type="float" office:value="0.5">
            <text:p>0.5</text:p>
          </table:table-cell>
          <table:table-cell table:style-name="ce71" table:formula="of:=SUMPRODUCT([Thong_Tin_Ngay_Nghi_201901.$B$3:.$B$70]=[.$B43];[Thong_Tin_Ngay_Nghi_201901.$C$3:.$C$70]) +SUMPRODUCT([Thong_Tin_Ngay_Nghi_201902.$B$3:.$B$68]=[.$B43];[Thong_Tin_Ngay_Nghi_201902.$C$3:.$C$68]) +SUMPRODUCT([Thong_Tin_Ngay_Nghi_201903.$B$3:.$B$71]=[.$B43];[Thong_Tin_Ngay_Nghi_201903.$C$3:.$C$71]) +SUMPRODUCT([Thong_Tin_Ngay_Nghi_201904.$B$3:.$B$72]=[.$B43];[Thong_Tin_Ngay_Nghi_201904.$C$3:.$C$72]) +SUMPRODUCT([Thong_Tin_Ngay_Nghi_201905.$B$3:.$B$70]=[.$B43];[Thong_Tin_Ngay_Nghi_201905.$C$3:.$C$70]) +SUMPRODUCT([Thong_Tin_Ngay_Nghi_201906.$B$3:.$B$69]=[.$B43];[Thong_Tin_Ngay_Nghi_201906.$C$3:.$C$69]) +SUMPRODUCT([Thong_Tin_Ngay_Nghi_201907.$B$3:.$B$66]=[.$B43];[Thong_Tin_Ngay_Nghi_201907.$C$3:.$C$66]) +SUMPRODUCT([Thong_Tin_Ngay_Nghi_201908.$B$3:.$B$69]=[.$B43];[Thong_Tin_Ngay_Nghi_201908.$C$3:.$C$69]) +SUMPRODUCT([Thong_Tin_Ngay_Nghi_201909.$B$3:.$B$69]=[.$B43];[Thong_Tin_Ngay_Nghi_201909.$C$3:.$C$69]) +SUMPRODUCT([Thong_Tin_Ngay_Nghi_201910.$B$3:.$B$69]=[.$B43];[Thong_Tin_Ngay_Nghi_201910.$C$3:.$C$69]) +SUMPRODUCT([Thong_Tin_Ngay_Nghi_201911.$B$3:.$B$69]=[.$B43];[Thong_Tin_Ngay_Nghi_201911.$C$3:.$C$69]) +SUMPRODUCT([Thong_Tin_Ngay_Nghi_201912.$B$3:.$B$69]=[.$B43];[Thong_Tin_Ngay_Nghi_201912.$C$3:.$C$69])" office:value-type="float" office:value="2.5">
            <text:p>2.5</text:p>
          </table:table-cell>
          <table:table-cell table:style-name="ce59" table:formula="of:=IF(DATE(YEAR([.F43]);MONTH([.F43]);DAY([.F43]))&lt;=DATE(YEAR([.F43]);3;31); [.D43]-[.H43] + [.G43]; IF([.H43]-[.D43]&lt;0;[.H43] + [.G43] -[.I43];[.G43]+[.D43]-[.I43]))" office:value-type="float" office:value="2.5">
            <text:p>2.5</text:p>
          </table:table-cell>
          <table:table-cell table:number-columns-repeated="2" table:style-name="ce59"/>
          <table:table-cell table:style-name="ce74"/>
          <table:table-cell table:style-name="ce59" table:formula="of:=[.J43]+[.L43] +[.K43]+[.M43]" office:value-type="float" office:value="2.5">
            <text:p>2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38">
            <text:p>38</text:p>
          </table:table-cell>
          <table:table-cell table:style-name="ce55" office:value-type="string">
            <text:p>PhatHDT</text:p>
          </table:table-cell>
          <table:table-cell table:style-name="ce59" office:value-type="float" office:value="0.5">
            <text:p>0.5</text:p>
          </table:table-cell>
          <table:table-cell table:style-name="ce59" table:formula="of:=IF([.C44]&lt;0;0;[.C44])" office:value-type="float" office:value="0.5">
            <text:p>0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44]);DATE(YEAR([.E44]);12;31);NOW())" office:value-type="date" office:date-value="2019-05-31T17:50:17.2">
            <text:p>05/31/19</text:p>
          </table:table-cell>
          <table:table-cell table:style-name="ce63" table:formula="of:= IF(MONTH([.F44])=MONTH([.E44]) ; IF(NETWORKDAYS([.E44];[.E44]) &lt; NETWORKDAYS(DATE(YEAR([.E44]);MONTH([.E44]);1);EOMONTH([.E44];0)) / 2 ; 0 ; 1)  ;  IF( NETWORKDAYS([.E44];EOMONTH([.E44];0)) &lt; NETWORKDAYS(DATE(YEAR([.E44]);MONTH([.E44]);1);EOMONTH([.E44];0))/2  ; 0  ; 1) + IF(MONTH([.F44]) &gt; MONTH([.E44]) ; MONTH([.F44])-MONTH([.E44])-1 ; 0) + IF(NETWORKDAYS(DATE(YEAR([.F44]);MONTH([.F44]);1);[.F44]) &lt;  NETWORKDAYS(DATE(YEAR([.F44]);MONTH([.F44]);1);EOMONTH([.F44];0)) / 2 ; 0 ; 1))" office:value-type="float" office:value="5">
            <text:p>5</text:p>
          </table:table-cell>
          <table:table-cell table:style-name="ce66" table:formula="of:=SUMPRODUCT([Thong_Tin_Ngay_Nghi_201901.$B$3:.$B$70]=[.$B44];[Thong_Tin_Ngay_Nghi_201901.$C$3:.$C$70]) +  SUMPRODUCT([Thong_Tin_Ngay_Nghi_201902.$B$3:.$B$68]=[.$B44];[Thong_Tin_Ngay_Nghi_201902.$C$3:.$C$68]) + SUMPRODUCT([Thong_Tin_Ngay_Nghi_201903.$B$3:.$B$71]=[.$B44];[Thong_Tin_Ngay_Nghi_201903.$C$3:.$C$71])" office:value-type="float" office:value="2">
            <text:p>2</text:p>
          </table:table-cell>
          <table:table-cell table:style-name="ce71" table:formula="of:=SUMPRODUCT([Thong_Tin_Ngay_Nghi_201901.$B$3:.$B$70]=[.$B44];[Thong_Tin_Ngay_Nghi_201901.$C$3:.$C$70]) +SUMPRODUCT([Thong_Tin_Ngay_Nghi_201902.$B$3:.$B$68]=[.$B44];[Thong_Tin_Ngay_Nghi_201902.$C$3:.$C$68]) +SUMPRODUCT([Thong_Tin_Ngay_Nghi_201903.$B$3:.$B$71]=[.$B44];[Thong_Tin_Ngay_Nghi_201903.$C$3:.$C$71]) +SUMPRODUCT([Thong_Tin_Ngay_Nghi_201904.$B$3:.$B$72]=[.$B44];[Thong_Tin_Ngay_Nghi_201904.$C$3:.$C$72]) +SUMPRODUCT([Thong_Tin_Ngay_Nghi_201905.$B$3:.$B$70]=[.$B44];[Thong_Tin_Ngay_Nghi_201905.$C$3:.$C$70]) +SUMPRODUCT([Thong_Tin_Ngay_Nghi_201906.$B$3:.$B$69]=[.$B44];[Thong_Tin_Ngay_Nghi_201906.$C$3:.$C$69]) +SUMPRODUCT([Thong_Tin_Ngay_Nghi_201907.$B$3:.$B$66]=[.$B44];[Thong_Tin_Ngay_Nghi_201907.$C$3:.$C$66]) +SUMPRODUCT([Thong_Tin_Ngay_Nghi_201908.$B$3:.$B$69]=[.$B44];[Thong_Tin_Ngay_Nghi_201908.$C$3:.$C$69]) +SUMPRODUCT([Thong_Tin_Ngay_Nghi_201909.$B$3:.$B$69]=[.$B44];[Thong_Tin_Ngay_Nghi_201909.$C$3:.$C$69]) +SUMPRODUCT([Thong_Tin_Ngay_Nghi_201910.$B$3:.$B$69]=[.$B44];[Thong_Tin_Ngay_Nghi_201910.$C$3:.$C$69]) +SUMPRODUCT([Thong_Tin_Ngay_Nghi_201911.$B$3:.$B$69]=[.$B44];[Thong_Tin_Ngay_Nghi_201911.$C$3:.$C$69]) +SUMPRODUCT([Thong_Tin_Ngay_Nghi_201912.$B$3:.$B$69]=[.$B44];[Thong_Tin_Ngay_Nghi_201912.$C$3:.$C$69])" office:value-type="float" office:value="4">
            <text:p>4</text:p>
          </table:table-cell>
          <table:table-cell table:style-name="ce59" table:formula="of:=IF(DATE(YEAR([.F44]);MONTH([.F44]);DAY([.F44]))&lt;=DATE(YEAR([.F44]);3;31); [.D44]-[.H44] + [.G44]; IF([.H44]-[.D44]&lt;0;[.H44] + [.G44] -[.I44];[.G44]+[.D44]-[.I44]))" office:value-type="float" office:value="1.5">
            <text:p>1.5</text:p>
          </table:table-cell>
          <table:table-cell table:number-columns-repeated="2" table:style-name="ce59"/>
          <table:table-cell table:style-name="ce74"/>
          <table:table-cell table:style-name="ce59" table:formula="of:=[.J44]+[.L44] +[.K44]+[.M44]" office:value-type="float" office:value="1.5">
            <text:p>1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39">
            <text:p>39</text:p>
          </table:table-cell>
          <table:table-cell table:style-name="ce55" office:value-type="string">
            <text:p>PhongTH</text:p>
          </table:table-cell>
          <table:table-cell table:style-name="ce59" office:value-type="float" office:value="-8.5">
            <text:p>-8.5</text:p>
          </table:table-cell>
          <table:table-cell table:style-name="ce59" table:formula="of:=IF([.C45]&lt;0;0;[.C45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45]);DATE(YEAR([.E45]);12;31);NOW())" office:value-type="date" office:date-value="2019-05-31T17:50:17.2">
            <text:p>05/31/19</text:p>
          </table:table-cell>
          <table:table-cell table:style-name="ce63" table:formula="of:= IF(MONTH([.F45])=MONTH([.E45]) ; IF(NETWORKDAYS([.E45];[.E45]) &lt; NETWORKDAYS(DATE(YEAR([.E45]);MONTH([.E45]);1);EOMONTH([.E45];0)) / 2 ; 0 ; 1)  ;  IF( NETWORKDAYS([.E45];EOMONTH([.E45];0)) &lt; NETWORKDAYS(DATE(YEAR([.E45]);MONTH([.E45]);1);EOMONTH([.E45];0))/2  ; 0  ; 1) + IF(MONTH([.F45]) &gt; MONTH([.E45]) ; MONTH([.F45])-MONTH([.E45])-1 ; 0) + IF(NETWORKDAYS(DATE(YEAR([.F45]);MONTH([.F45]);1);[.F45]) &lt;  NETWORKDAYS(DATE(YEAR([.F45]);MONTH([.F45]);1);EOMONTH([.F45];0)) / 2 ; 0 ; 1))" office:value-type="float" office:value="5">
            <text:p>5</text:p>
          </table:table-cell>
          <table:table-cell table:style-name="ce66" table:formula="of:=SUMPRODUCT([Thong_Tin_Ngay_Nghi_201901.$B$3:.$B$70]=[.$B45];[Thong_Tin_Ngay_Nghi_201901.$C$3:.$C$70]) +  SUMPRODUCT([Thong_Tin_Ngay_Nghi_201902.$B$3:.$B$68]=[.$B45];[Thong_Tin_Ngay_Nghi_201902.$C$3:.$C$68]) + SUMPRODUCT([Thong_Tin_Ngay_Nghi_201903.$B$3:.$B$71]=[.$B45];[Thong_Tin_Ngay_Nghi_201903.$C$3:.$C$71])" office:value-type="float" office:value="2">
            <text:p>2</text:p>
          </table:table-cell>
          <table:table-cell table:style-name="ce71" table:formula="of:=SUMPRODUCT([Thong_Tin_Ngay_Nghi_201901.$B$3:.$B$70]=[.$B45];[Thong_Tin_Ngay_Nghi_201901.$C$3:.$C$70]) +SUMPRODUCT([Thong_Tin_Ngay_Nghi_201902.$B$3:.$B$68]=[.$B45];[Thong_Tin_Ngay_Nghi_201902.$C$3:.$C$68]) +SUMPRODUCT([Thong_Tin_Ngay_Nghi_201903.$B$3:.$B$71]=[.$B45];[Thong_Tin_Ngay_Nghi_201903.$C$3:.$C$71]) +SUMPRODUCT([Thong_Tin_Ngay_Nghi_201904.$B$3:.$B$72]=[.$B45];[Thong_Tin_Ngay_Nghi_201904.$C$3:.$C$72]) +SUMPRODUCT([Thong_Tin_Ngay_Nghi_201905.$B$3:.$B$70]=[.$B45];[Thong_Tin_Ngay_Nghi_201905.$C$3:.$C$70]) +SUMPRODUCT([Thong_Tin_Ngay_Nghi_201906.$B$3:.$B$69]=[.$B45];[Thong_Tin_Ngay_Nghi_201906.$C$3:.$C$69]) +SUMPRODUCT([Thong_Tin_Ngay_Nghi_201907.$B$3:.$B$66]=[.$B45];[Thong_Tin_Ngay_Nghi_201907.$C$3:.$C$66]) +SUMPRODUCT([Thong_Tin_Ngay_Nghi_201908.$B$3:.$B$69]=[.$B45];[Thong_Tin_Ngay_Nghi_201908.$C$3:.$C$69]) +SUMPRODUCT([Thong_Tin_Ngay_Nghi_201909.$B$3:.$B$69]=[.$B45];[Thong_Tin_Ngay_Nghi_201909.$C$3:.$C$69]) +SUMPRODUCT([Thong_Tin_Ngay_Nghi_201910.$B$3:.$B$69]=[.$B45];[Thong_Tin_Ngay_Nghi_201910.$C$3:.$C$69]) +SUMPRODUCT([Thong_Tin_Ngay_Nghi_201911.$B$3:.$B$69]=[.$B45];[Thong_Tin_Ngay_Nghi_201911.$C$3:.$C$69]) +SUMPRODUCT([Thong_Tin_Ngay_Nghi_201912.$B$3:.$B$69]=[.$B45];[Thong_Tin_Ngay_Nghi_201912.$C$3:.$C$69])" office:value-type="float" office:value="18.5">
            <text:p>18.5</text:p>
          </table:table-cell>
          <table:table-cell table:style-name="ce59" table:formula="of:=IF(DATE(YEAR([.F45]);MONTH([.F45]);DAY([.F45]))&lt;=DATE(YEAR([.F45]);3;31); [.D45]-[.H45] + [.G45]; IF([.H45]-[.D45]&lt;0;[.H45] + [.G45] -[.I45];[.G45]+[.D45]-[.I45]))" office:value-type="float" office:value="-13.5">
            <text:p>-13.5</text:p>
          </table:table-cell>
          <table:table-cell table:number-columns-repeated="2" table:style-name="ce59"/>
          <table:table-cell table:style-name="ce74"/>
          <table:table-cell table:style-name="ce59" table:formula="of:=[.J45]+[.L45] +[.K45]+[.M45]" office:value-type="float" office:value="-13.5">
            <text:p>-13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40">
            <text:p>40</text:p>
          </table:table-cell>
          <table:table-cell table:style-name="ce55" office:value-type="string">
            <text:p>PhuTV</text:p>
          </table:table-cell>
          <table:table-cell table:style-name="ce59" office:value-type="float" office:value="-0.5">
            <text:p>-0.5</text:p>
          </table:table-cell>
          <table:table-cell table:style-name="ce59" table:formula="of:=IF([.C46]&lt;0;0;[.C46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46]);DATE(YEAR([.E46]);12;31);NOW())" office:value-type="date" office:date-value="2019-05-31T17:50:17.21">
            <text:p>05/31/19</text:p>
          </table:table-cell>
          <table:table-cell table:style-name="ce63" table:formula="of:= IF(MONTH([.F46])=MONTH([.E46]) ; IF(NETWORKDAYS([.E46];[.E46]) &lt; NETWORKDAYS(DATE(YEAR([.E46]);MONTH([.E46]);1);EOMONTH([.E46];0)) / 2 ; 0 ; 1)  ;  IF( NETWORKDAYS([.E46];EOMONTH([.E46];0)) &lt; NETWORKDAYS(DATE(YEAR([.E46]);MONTH([.E46]);1);EOMONTH([.E46];0))/2  ; 0  ; 1) + IF(MONTH([.F46]) &gt; MONTH([.E46]) ; MONTH([.F46])-MONTH([.E46])-1 ; 0) + IF(NETWORKDAYS(DATE(YEAR([.F46]);MONTH([.F46]);1);[.F46]) &lt;  NETWORKDAYS(DATE(YEAR([.F46]);MONTH([.F46]);1);EOMONTH([.F46];0)) / 2 ; 0 ; 1))" office:value-type="float" office:value="5">
            <text:p>5</text:p>
          </table:table-cell>
          <table:table-cell table:style-name="ce66" table:formula="of:=SUMPRODUCT([Thong_Tin_Ngay_Nghi_201901.$B$3:.$B$70]=[.$B46];[Thong_Tin_Ngay_Nghi_201901.$C$3:.$C$70]) +  SUMPRODUCT([Thong_Tin_Ngay_Nghi_201902.$B$3:.$B$68]=[.$B46];[Thong_Tin_Ngay_Nghi_201902.$C$3:.$C$68]) + SUMPRODUCT([Thong_Tin_Ngay_Nghi_201903.$B$3:.$B$71]=[.$B46];[Thong_Tin_Ngay_Nghi_201903.$C$3:.$C$71])" office:value-type="float" office:value="1">
            <text:p>1</text:p>
          </table:table-cell>
          <table:table-cell table:style-name="ce71" table:formula="of:=SUMPRODUCT([Thong_Tin_Ngay_Nghi_201901.$B$3:.$B$70]=[.$B46];[Thong_Tin_Ngay_Nghi_201901.$C$3:.$C$70]) +SUMPRODUCT([Thong_Tin_Ngay_Nghi_201902.$B$3:.$B$68]=[.$B46];[Thong_Tin_Ngay_Nghi_201902.$C$3:.$C$68]) +SUMPRODUCT([Thong_Tin_Ngay_Nghi_201903.$B$3:.$B$71]=[.$B46];[Thong_Tin_Ngay_Nghi_201903.$C$3:.$C$71]) +SUMPRODUCT([Thong_Tin_Ngay_Nghi_201904.$B$3:.$B$72]=[.$B46];[Thong_Tin_Ngay_Nghi_201904.$C$3:.$C$72]) +SUMPRODUCT([Thong_Tin_Ngay_Nghi_201905.$B$3:.$B$70]=[.$B46];[Thong_Tin_Ngay_Nghi_201905.$C$3:.$C$70]) +SUMPRODUCT([Thong_Tin_Ngay_Nghi_201906.$B$3:.$B$69]=[.$B46];[Thong_Tin_Ngay_Nghi_201906.$C$3:.$C$69]) +SUMPRODUCT([Thong_Tin_Ngay_Nghi_201907.$B$3:.$B$66]=[.$B46];[Thong_Tin_Ngay_Nghi_201907.$C$3:.$C$66]) +SUMPRODUCT([Thong_Tin_Ngay_Nghi_201908.$B$3:.$B$69]=[.$B46];[Thong_Tin_Ngay_Nghi_201908.$C$3:.$C$69]) +SUMPRODUCT([Thong_Tin_Ngay_Nghi_201909.$B$3:.$B$69]=[.$B46];[Thong_Tin_Ngay_Nghi_201909.$C$3:.$C$69]) +SUMPRODUCT([Thong_Tin_Ngay_Nghi_201910.$B$3:.$B$69]=[.$B46];[Thong_Tin_Ngay_Nghi_201910.$C$3:.$C$69]) +SUMPRODUCT([Thong_Tin_Ngay_Nghi_201911.$B$3:.$B$69]=[.$B46];[Thong_Tin_Ngay_Nghi_201911.$C$3:.$C$69]) +SUMPRODUCT([Thong_Tin_Ngay_Nghi_201912.$B$3:.$B$69]=[.$B46];[Thong_Tin_Ngay_Nghi_201912.$C$3:.$C$69])" office:value-type="float" office:value="1">
            <text:p>1</text:p>
          </table:table-cell>
          <table:table-cell table:style-name="ce59" table:formula="of:=IF(DATE(YEAR([.F46]);MONTH([.F46]);DAY([.F46]))&lt;=DATE(YEAR([.F46]);3;31); [.D46]-[.H46] + [.G46]; IF([.H46]-[.D46]&lt;0;[.H46] + [.G46] -[.I46];[.G46]+[.D46]-[.I46]))" office:value-type="float" office:value="4">
            <text:p>4</text:p>
          </table:table-cell>
          <table:table-cell table:number-columns-repeated="2" table:style-name="ce59"/>
          <table:table-cell table:style-name="ce74"/>
          <table:table-cell table:style-name="ce59" table:formula="of:=[.J46]+[.L46] +[.K46]+[.M46]" office:value-type="float" office:value="4">
            <text:p>4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41">
            <text:p>41</text:p>
          </table:table-cell>
          <table:table-cell table:style-name="ce55" office:value-type="string">
            <text:p>SangLT</text:p>
          </table:table-cell>
          <table:table-cell table:style-name="ce59" office:value-type="float" office:value="2.5">
            <text:p>2.5</text:p>
          </table:table-cell>
          <table:table-cell table:style-name="ce59" table:formula="of:=IF([.C47]&lt;0;0;[.C47])" office:value-type="float" office:value="2.5">
            <text:p>2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47]);DATE(YEAR([.E47]);12;31);NOW())" office:value-type="date" office:date-value="2019-05-31T17:50:17.21">
            <text:p>05/31/19</text:p>
          </table:table-cell>
          <table:table-cell table:style-name="ce63" table:formula="of:= IF(MONTH([.F47])=MONTH([.E47]) ; IF(NETWORKDAYS([.E47];[.E47]) &lt; NETWORKDAYS(DATE(YEAR([.E47]);MONTH([.E47]);1);EOMONTH([.E47];0)) / 2 ; 0 ; 1)  ;  IF( NETWORKDAYS([.E47];EOMONTH([.E47];0)) &lt; NETWORKDAYS(DATE(YEAR([.E47]);MONTH([.E47]);1);EOMONTH([.E47];0))/2  ; 0  ; 1) + IF(MONTH([.F47]) &gt; MONTH([.E47]) ; MONTH([.F47])-MONTH([.E47])-1 ; 0) + IF(NETWORKDAYS(DATE(YEAR([.F47]);MONTH([.F47]);1);[.F47]) &lt;  NETWORKDAYS(DATE(YEAR([.F47]);MONTH([.F47]);1);EOMONTH([.F47];0)) / 2 ; 0 ; 1))" office:value-type="float" office:value="5">
            <text:p>5</text:p>
          </table:table-cell>
          <table:table-cell table:style-name="ce66" table:formula="of:=SUMPRODUCT([Thong_Tin_Ngay_Nghi_201901.$B$3:.$B$70]=[.$B47];[Thong_Tin_Ngay_Nghi_201901.$C$3:.$C$70]) +  SUMPRODUCT([Thong_Tin_Ngay_Nghi_201902.$B$3:.$B$68]=[.$B47];[Thong_Tin_Ngay_Nghi_201902.$C$3:.$C$68]) + SUMPRODUCT([Thong_Tin_Ngay_Nghi_201903.$B$3:.$B$71]=[.$B47];[Thong_Tin_Ngay_Nghi_201903.$C$3:.$C$71])" office:value-type="float" office:value="3.5">
            <text:p>3.5</text:p>
          </table:table-cell>
          <table:table-cell table:style-name="ce71" table:formula="of:=SUMPRODUCT([Thong_Tin_Ngay_Nghi_201901.$B$3:.$B$70]=[.$B47];[Thong_Tin_Ngay_Nghi_201901.$C$3:.$C$70]) +SUMPRODUCT([Thong_Tin_Ngay_Nghi_201902.$B$3:.$B$68]=[.$B47];[Thong_Tin_Ngay_Nghi_201902.$C$3:.$C$68]) +SUMPRODUCT([Thong_Tin_Ngay_Nghi_201903.$B$3:.$B$71]=[.$B47];[Thong_Tin_Ngay_Nghi_201903.$C$3:.$C$71]) +SUMPRODUCT([Thong_Tin_Ngay_Nghi_201904.$B$3:.$B$72]=[.$B47];[Thong_Tin_Ngay_Nghi_201904.$C$3:.$C$72]) +SUMPRODUCT([Thong_Tin_Ngay_Nghi_201905.$B$3:.$B$70]=[.$B47];[Thong_Tin_Ngay_Nghi_201905.$C$3:.$C$70]) +SUMPRODUCT([Thong_Tin_Ngay_Nghi_201906.$B$3:.$B$69]=[.$B47];[Thong_Tin_Ngay_Nghi_201906.$C$3:.$C$69]) +SUMPRODUCT([Thong_Tin_Ngay_Nghi_201907.$B$3:.$B$66]=[.$B47];[Thong_Tin_Ngay_Nghi_201907.$C$3:.$C$66]) +SUMPRODUCT([Thong_Tin_Ngay_Nghi_201908.$B$3:.$B$69]=[.$B47];[Thong_Tin_Ngay_Nghi_201908.$C$3:.$C$69]) +SUMPRODUCT([Thong_Tin_Ngay_Nghi_201909.$B$3:.$B$69]=[.$B47];[Thong_Tin_Ngay_Nghi_201909.$C$3:.$C$69]) +SUMPRODUCT([Thong_Tin_Ngay_Nghi_201910.$B$3:.$B$69]=[.$B47];[Thong_Tin_Ngay_Nghi_201910.$C$3:.$C$69]) +SUMPRODUCT([Thong_Tin_Ngay_Nghi_201911.$B$3:.$B$69]=[.$B47];[Thong_Tin_Ngay_Nghi_201911.$C$3:.$C$69]) +SUMPRODUCT([Thong_Tin_Ngay_Nghi_201912.$B$3:.$B$69]=[.$B47];[Thong_Tin_Ngay_Nghi_201912.$C$3:.$C$69])" office:value-type="float" office:value="6">
            <text:p>6</text:p>
          </table:table-cell>
          <table:table-cell table:style-name="ce59" table:formula="of:=IF(DATE(YEAR([.F47]);MONTH([.F47]);DAY([.F47]))&lt;=DATE(YEAR([.F47]);3;31); [.D47]-[.H47] + [.G47]; IF([.H47]-[.D47]&lt;0;[.H47] + [.G47] -[.I47];[.G47]+[.D47]-[.I47]))" office:value-type="float" office:value="1.5">
            <text:p>1.5</text:p>
          </table:table-cell>
          <table:table-cell table:number-columns-repeated="2" table:style-name="ce59"/>
          <table:table-cell table:style-name="ce74"/>
          <table:table-cell table:style-name="ce59" table:formula="of:=[.J47]+[.L47] +[.K47]+[.M47]" office:value-type="float" office:value="1.5">
            <text:p>1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42">
            <text:p>42</text:p>
          </table:table-cell>
          <table:table-cell table:style-name="ce55" office:value-type="string">
            <text:p>TaiPA</text:p>
          </table:table-cell>
          <table:table-cell table:style-name="ce59" office:value-type="float" office:value="1">
            <text:p>1</text:p>
          </table:table-cell>
          <table:table-cell table:style-name="ce59" table:formula="of:=IF([.C48]&lt;0;0;[.C48])" office:value-type="float" office:value="1">
            <text:p>1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48]);DATE(YEAR([.E48]);12;31);NOW())" office:value-type="date" office:date-value="2019-05-31T17:50:17.21">
            <text:p>05/31/19</text:p>
          </table:table-cell>
          <table:table-cell table:style-name="ce63" table:formula="of:= IF(MONTH([.F48])=MONTH([.E48]) ; IF(NETWORKDAYS([.E48];[.E48]) &lt; NETWORKDAYS(DATE(YEAR([.E48]);MONTH([.E48]);1);EOMONTH([.E48];0)) / 2 ; 0 ; 1)  ;  IF( NETWORKDAYS([.E48];EOMONTH([.E48];0)) &lt; NETWORKDAYS(DATE(YEAR([.E48]);MONTH([.E48]);1);EOMONTH([.E48];0))/2  ; 0  ; 1) + IF(MONTH([.F48]) &gt; MONTH([.E48]) ; MONTH([.F48])-MONTH([.E48])-1 ; 0) + IF(NETWORKDAYS(DATE(YEAR([.F48]);MONTH([.F48]);1);[.F48]) &lt;  NETWORKDAYS(DATE(YEAR([.F48]);MONTH([.F48]);1);EOMONTH([.F48];0)) / 2 ; 0 ; 1))" office:value-type="float" office:value="5">
            <text:p>5</text:p>
          </table:table-cell>
          <table:table-cell table:style-name="ce66" table:formula="of:=SUMPRODUCT([Thong_Tin_Ngay_Nghi_201901.$B$3:.$B$70]=[.$B48];[Thong_Tin_Ngay_Nghi_201901.$C$3:.$C$70]) +  SUMPRODUCT([Thong_Tin_Ngay_Nghi_201902.$B$3:.$B$68]=[.$B48];[Thong_Tin_Ngay_Nghi_201902.$C$3:.$C$68]) + SUMPRODUCT([Thong_Tin_Ngay_Nghi_201903.$B$3:.$B$71]=[.$B48];[Thong_Tin_Ngay_Nghi_201903.$C$3:.$C$71])" office:value-type="float" office:value="3">
            <text:p>3</text:p>
          </table:table-cell>
          <table:table-cell table:style-name="ce71" table:formula="of:=SUMPRODUCT([Thong_Tin_Ngay_Nghi_201901.$B$3:.$B$70]=[.$B48];[Thong_Tin_Ngay_Nghi_201901.$C$3:.$C$70]) +SUMPRODUCT([Thong_Tin_Ngay_Nghi_201902.$B$3:.$B$68]=[.$B48];[Thong_Tin_Ngay_Nghi_201902.$C$3:.$C$68]) +SUMPRODUCT([Thong_Tin_Ngay_Nghi_201903.$B$3:.$B$71]=[.$B48];[Thong_Tin_Ngay_Nghi_201903.$C$3:.$C$71]) +SUMPRODUCT([Thong_Tin_Ngay_Nghi_201904.$B$3:.$B$72]=[.$B48];[Thong_Tin_Ngay_Nghi_201904.$C$3:.$C$72]) +SUMPRODUCT([Thong_Tin_Ngay_Nghi_201905.$B$3:.$B$70]=[.$B48];[Thong_Tin_Ngay_Nghi_201905.$C$3:.$C$70]) +SUMPRODUCT([Thong_Tin_Ngay_Nghi_201906.$B$3:.$B$69]=[.$B48];[Thong_Tin_Ngay_Nghi_201906.$C$3:.$C$69]) +SUMPRODUCT([Thong_Tin_Ngay_Nghi_201907.$B$3:.$B$66]=[.$B48];[Thong_Tin_Ngay_Nghi_201907.$C$3:.$C$66]) +SUMPRODUCT([Thong_Tin_Ngay_Nghi_201908.$B$3:.$B$69]=[.$B48];[Thong_Tin_Ngay_Nghi_201908.$C$3:.$C$69]) +SUMPRODUCT([Thong_Tin_Ngay_Nghi_201909.$B$3:.$B$69]=[.$B48];[Thong_Tin_Ngay_Nghi_201909.$C$3:.$C$69]) +SUMPRODUCT([Thong_Tin_Ngay_Nghi_201910.$B$3:.$B$69]=[.$B48];[Thong_Tin_Ngay_Nghi_201910.$C$3:.$C$69]) +SUMPRODUCT([Thong_Tin_Ngay_Nghi_201911.$B$3:.$B$69]=[.$B48];[Thong_Tin_Ngay_Nghi_201911.$C$3:.$C$69]) +SUMPRODUCT([Thong_Tin_Ngay_Nghi_201912.$B$3:.$B$69]=[.$B48];[Thong_Tin_Ngay_Nghi_201912.$C$3:.$C$69])" office:value-type="float" office:value="6">
            <text:p>6</text:p>
          </table:table-cell>
          <table:table-cell table:style-name="ce59" table:formula="of:=IF(DATE(YEAR([.F48]);MONTH([.F48]);DAY([.F48]))&lt;=DATE(YEAR([.F48]);3;31); [.D48]-[.H48] + [.G48]; IF([.H48]-[.D48]&lt;0;[.H48] + [.G48] -[.I48];[.G48]+[.D48]-[.I48]))" office:value-type="float" office:value="0">
            <text:p>0</text:p>
          </table:table-cell>
          <table:table-cell table:number-columns-repeated="2" table:style-name="ce59"/>
          <table:table-cell table:style-name="ce74"/>
          <table:table-cell table:style-name="ce59" table:formula="of:=[.J48]+[.L48] +[.K48]+[.M48]" office:value-type="float" office:value="0">
            <text:p>0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43">
            <text:p>43</text:p>
          </table:table-cell>
          <table:table-cell table:style-name="ce55" office:value-type="string">
            <text:p>TamHVH</text:p>
          </table:table-cell>
          <table:table-cell table:style-name="ce59" office:value-type="float" office:value="4.5">
            <text:p>4.5</text:p>
          </table:table-cell>
          <table:table-cell table:style-name="ce59" table:formula="of:=IF([.C49]&lt;0;0;[.C49])" office:value-type="float" office:value="4.5">
            <text:p>4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49]);DATE(YEAR([.E49]);12;31);NOW())" office:value-type="date" office:date-value="2019-05-31T17:50:17.21">
            <text:p>05/31/19</text:p>
          </table:table-cell>
          <table:table-cell table:style-name="ce63" table:formula="of:= IF(MONTH([.F49])=MONTH([.E49]) ; IF(NETWORKDAYS([.E49];[.E49]) &lt; NETWORKDAYS(DATE(YEAR([.E49]);MONTH([.E49]);1);EOMONTH([.E49];0)) / 2 ; 0 ; 1)  ;  IF( NETWORKDAYS([.E49];EOMONTH([.E49];0)) &lt; NETWORKDAYS(DATE(YEAR([.E49]);MONTH([.E49]);1);EOMONTH([.E49];0))/2  ; 0  ; 1) + IF(MONTH([.F49]) &gt; MONTH([.E49]) ; MONTH([.F49])-MONTH([.E49])-1 ; 0) + IF(NETWORKDAYS(DATE(YEAR([.F49]);MONTH([.F49]);1);[.F49]) &lt;  NETWORKDAYS(DATE(YEAR([.F49]);MONTH([.F49]);1);EOMONTH([.F49];0)) / 2 ; 0 ; 1))" office:value-type="float" office:value="5">
            <text:p>5</text:p>
          </table:table-cell>
          <table:table-cell table:style-name="ce66" table:formula="of:=SUMPRODUCT([Thong_Tin_Ngay_Nghi_201901.$B$3:.$B$70]=[.$B49];[Thong_Tin_Ngay_Nghi_201901.$C$3:.$C$70]) +  SUMPRODUCT([Thong_Tin_Ngay_Nghi_201902.$B$3:.$B$68]=[.$B49];[Thong_Tin_Ngay_Nghi_201902.$C$3:.$C$68]) + SUMPRODUCT([Thong_Tin_Ngay_Nghi_201903.$B$3:.$B$71]=[.$B49];[Thong_Tin_Ngay_Nghi_201903.$C$3:.$C$71])" office:value-type="float" office:value="3">
            <text:p>3</text:p>
          </table:table-cell>
          <table:table-cell table:style-name="ce71" table:formula="of:=SUMPRODUCT([Thong_Tin_Ngay_Nghi_201901.$B$3:.$B$70]=[.$B49];[Thong_Tin_Ngay_Nghi_201901.$C$3:.$C$70]) +SUMPRODUCT([Thong_Tin_Ngay_Nghi_201902.$B$3:.$B$68]=[.$B49];[Thong_Tin_Ngay_Nghi_201902.$C$3:.$C$68]) +SUMPRODUCT([Thong_Tin_Ngay_Nghi_201903.$B$3:.$B$71]=[.$B49];[Thong_Tin_Ngay_Nghi_201903.$C$3:.$C$71]) +SUMPRODUCT([Thong_Tin_Ngay_Nghi_201904.$B$3:.$B$72]=[.$B49];[Thong_Tin_Ngay_Nghi_201904.$C$3:.$C$72]) +SUMPRODUCT([Thong_Tin_Ngay_Nghi_201905.$B$3:.$B$70]=[.$B49];[Thong_Tin_Ngay_Nghi_201905.$C$3:.$C$70]) +SUMPRODUCT([Thong_Tin_Ngay_Nghi_201906.$B$3:.$B$69]=[.$B49];[Thong_Tin_Ngay_Nghi_201906.$C$3:.$C$69]) +SUMPRODUCT([Thong_Tin_Ngay_Nghi_201907.$B$3:.$B$66]=[.$B49];[Thong_Tin_Ngay_Nghi_201907.$C$3:.$C$66]) +SUMPRODUCT([Thong_Tin_Ngay_Nghi_201908.$B$3:.$B$69]=[.$B49];[Thong_Tin_Ngay_Nghi_201908.$C$3:.$C$69]) +SUMPRODUCT([Thong_Tin_Ngay_Nghi_201909.$B$3:.$B$69]=[.$B49];[Thong_Tin_Ngay_Nghi_201909.$C$3:.$C$69]) +SUMPRODUCT([Thong_Tin_Ngay_Nghi_201910.$B$3:.$B$69]=[.$B49];[Thong_Tin_Ngay_Nghi_201910.$C$3:.$C$69]) +SUMPRODUCT([Thong_Tin_Ngay_Nghi_201911.$B$3:.$B$69]=[.$B49];[Thong_Tin_Ngay_Nghi_201911.$C$3:.$C$69]) +SUMPRODUCT([Thong_Tin_Ngay_Nghi_201912.$B$3:.$B$69]=[.$B49];[Thong_Tin_Ngay_Nghi_201912.$C$3:.$C$69])" office:value-type="float" office:value="3.5">
            <text:p>3.5</text:p>
          </table:table-cell>
          <table:table-cell table:style-name="ce59" table:formula="of:=IF(DATE(YEAR([.F49]);MONTH([.F49]);DAY([.F49]))&lt;=DATE(YEAR([.F49]);3;31); [.D49]-[.H49] + [.G49]; IF([.H49]-[.D49]&lt;0;[.H49] + [.G49] -[.I49];[.G49]+[.D49]-[.I49]))" office:value-type="float" office:value="4.5">
            <text:p>4.5</text:p>
          </table:table-cell>
          <table:table-cell table:number-columns-repeated="2" table:style-name="ce59"/>
          <table:table-cell table:style-name="ce74"/>
          <table:table-cell table:style-name="ce59" table:formula="of:=[.J49]+[.L49] +[.K49]+[.M49]" office:value-type="float" office:value="4.5">
            <text:p>4.5</text:p>
          </table:table-cell>
          <table:table-cell table:style-name="ce77"/>
          <table:table-cell table:number-columns-repeated="1009"/>
        </table:table-row>
        <table:table-row table:style-name="ro18">
          <table:table-cell table:style-name="ce53" office:value-type="float" office:value="44">
            <text:p>44</text:p>
          </table:table-cell>
          <table:table-cell table:style-name="ce55" office:value-type="string">
            <text:p>TamLH</text:p>
          </table:table-cell>
          <table:table-cell table:number-columns-repeated="2" table:style-name="ce59" office:value-type="float" office:value="0">
            <text:p>0</text:p>
          </table:table-cell>
          <table:table-cell table:style-name="ce61" office:value-type="date" office:date-value="2019-04-01">
            <text:p>04/01/19</text:p>
          </table:table-cell>
          <table:table-cell table:style-name="ce62" table:formula="of:=IF(YEAR(NOW())&gt;YEAR([.E50]);DATE(YEAR([.E50]);12;31);NOW())" office:value-type="date" office:date-value="2019-05-31T17:50:17.22">
            <text:p>05/31/19</text:p>
          </table:table-cell>
          <table:table-cell table:style-name="ce63" table:formula="of:= IF(MONTH([.F50])=MONTH([.E50]) ; IF(NETWORKDAYS([.E50];[.E50]) &lt; NETWORKDAYS(DATE(YEAR([.E50]);MONTH([.E50]);1);EOMONTH([.E50];0)) / 2 ; 0 ; 1)  ;  IF( NETWORKDAYS([.E50];EOMONTH([.E50];0)) &lt; NETWORKDAYS(DATE(YEAR([.E50]);MONTH([.E50]);1);EOMONTH([.E50];0))/2  ; 0  ; 1) + IF(MONTH([.F50]) &gt; MONTH([.E50]) ; MONTH([.F50])-MONTH([.E50])-1 ; 0) + IF(NETWORKDAYS(DATE(YEAR([.F50]);MONTH([.F50]);1);[.F50]) &lt;  NETWORKDAYS(DATE(YEAR([.F50]);MONTH([.F50]);1);EOMONTH([.F50];0)) / 2 ; 0 ; 1))" office:value-type="float" office:value="2">
            <text:p>2</text:p>
          </table:table-cell>
          <table:table-cell table:style-name="ce66" table:formula="of:=SUMPRODUCT([Thong_Tin_Ngay_Nghi_201901.$B$3:.$B$70]=[.$B50];[Thong_Tin_Ngay_Nghi_201901.$C$3:.$C$70]) +  SUMPRODUCT([Thong_Tin_Ngay_Nghi_201902.$B$3:.$B$68]=[.$B50];[Thong_Tin_Ngay_Nghi_201902.$C$3:.$C$68]) + SUMPRODUCT([Thong_Tin_Ngay_Nghi_201903.$B$3:.$B$71]=[.$B50];[Thong_Tin_Ngay_Nghi_201903.$C$3:.$C$71])" office:value-type="float" office:value="0">
            <text:p>0</text:p>
          </table:table-cell>
          <table:table-cell table:style-name="ce71" table:formula="of:=SUMPRODUCT([Thong_Tin_Ngay_Nghi_201901.$B$3:.$B$70]=[.$B50];[Thong_Tin_Ngay_Nghi_201901.$C$3:.$C$70]) +SUMPRODUCT([Thong_Tin_Ngay_Nghi_201902.$B$3:.$B$68]=[.$B50];[Thong_Tin_Ngay_Nghi_201902.$C$3:.$C$68]) +SUMPRODUCT([Thong_Tin_Ngay_Nghi_201903.$B$3:.$B$71]=[.$B50];[Thong_Tin_Ngay_Nghi_201903.$C$3:.$C$71]) +SUMPRODUCT([Thong_Tin_Ngay_Nghi_201904.$B$3:.$B$72]=[.$B50];[Thong_Tin_Ngay_Nghi_201904.$C$3:.$C$72]) +SUMPRODUCT([Thong_Tin_Ngay_Nghi_201905.$B$3:.$B$70]=[.$B50];[Thong_Tin_Ngay_Nghi_201905.$C$3:.$C$70]) +SUMPRODUCT([Thong_Tin_Ngay_Nghi_201906.$B$3:.$B$69]=[.$B50];[Thong_Tin_Ngay_Nghi_201906.$C$3:.$C$69]) +SUMPRODUCT([Thong_Tin_Ngay_Nghi_201907.$B$3:.$B$66]=[.$B50];[Thong_Tin_Ngay_Nghi_201907.$C$3:.$C$66]) +SUMPRODUCT([Thong_Tin_Ngay_Nghi_201908.$B$3:.$B$69]=[.$B50];[Thong_Tin_Ngay_Nghi_201908.$C$3:.$C$69]) +SUMPRODUCT([Thong_Tin_Ngay_Nghi_201909.$B$3:.$B$69]=[.$B50];[Thong_Tin_Ngay_Nghi_201909.$C$3:.$C$69]) +SUMPRODUCT([Thong_Tin_Ngay_Nghi_201910.$B$3:.$B$69]=[.$B50];[Thong_Tin_Ngay_Nghi_201910.$C$3:.$C$69]) +SUMPRODUCT([Thong_Tin_Ngay_Nghi_201911.$B$3:.$B$69]=[.$B50];[Thong_Tin_Ngay_Nghi_201911.$C$3:.$C$69]) +SUMPRODUCT([Thong_Tin_Ngay_Nghi_201912.$B$3:.$B$69]=[.$B50];[Thong_Tin_Ngay_Nghi_201912.$C$3:.$C$69])" office:value-type="float" office:value="3.5">
            <text:p>3.5</text:p>
          </table:table-cell>
          <table:table-cell table:style-name="ce59" table:formula="of:=IF(DATE(YEAR([.F50]);MONTH([.F50]);DAY([.F50]))&lt;=DATE(YEAR([.F50]);3;31); [.D50]-[.H50] + [.G50]; IF([.H50]-[.D50]&lt;0;[.H50] + [.G50] -[.I50];[.G50]+[.D50]-[.I50]))" office:value-type="float" office:value="-1.5">
            <text:p>-1.5</text:p>
          </table:table-cell>
          <table:table-cell table:style-name="ce59"/>
          <table:table-cell table:style-name="ce59" table:formula="of:=2" office:value-type="float" office:value="2">
            <text:p>2</text:p>
          </table:table-cell>
          <table:table-cell table:style-name="ce74"/>
          <table:table-cell table:style-name="ce59" table:formula="of:=[.J50]+[.L50] +[.K50]+[.M50]" office:value-type="float" office:value="0.5">
            <text:p>0.5</text:p>
          </table:table-cell>
          <table:table-cell table:style-name="ce77" office:value-type="string">
            <text:p>Những ngày nghỉ này đã trừ vào lương → sẽ ko trừ vào phép nữa: </text:p>
            <text:p>- Tháng 4: 2 ngày</text:p>
          </table:table-cell>
          <table:table-cell table:number-columns-repeated="1009"/>
        </table:table-row>
        <table:table-row table:style-name="ro16">
          <table:table-cell table:style-name="ce53" office:value-type="float" office:value="45">
            <text:p>45</text:p>
          </table:table-cell>
          <table:table-cell table:style-name="ce55" office:value-type="string">
            <text:p>TinNQ</text:p>
          </table:table-cell>
          <table:table-cell table:style-name="ce59" office:value-type="float" office:value="-1">
            <text:p>-1</text:p>
          </table:table-cell>
          <table:table-cell table:style-name="ce59" table:formula="of:=IF([.C51]&lt;0;0;[.C51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51]);DATE(YEAR([.E51]);12;31);NOW())" office:value-type="date" office:date-value="2019-05-31T17:50:17.22">
            <text:p>05/31/19</text:p>
          </table:table-cell>
          <table:table-cell table:style-name="ce63" table:formula="of:= IF(MONTH([.F51])=MONTH([.E51]) ; IF(NETWORKDAYS([.E51];[.E51]) &lt; NETWORKDAYS(DATE(YEAR([.E51]);MONTH([.E51]);1);EOMONTH([.E51];0)) / 2 ; 0 ; 1)  ;  IF( NETWORKDAYS([.E51];EOMONTH([.E51];0)) &lt; NETWORKDAYS(DATE(YEAR([.E51]);MONTH([.E51]);1);EOMONTH([.E51];0))/2  ; 0  ; 1) + IF(MONTH([.F51]) &gt; MONTH([.E51]) ; MONTH([.F51])-MONTH([.E51])-1 ; 0) + IF(NETWORKDAYS(DATE(YEAR([.F51]);MONTH([.F51]);1);[.F51]) &lt;  NETWORKDAYS(DATE(YEAR([.F51]);MONTH([.F51]);1);EOMONTH([.F51];0)) / 2 ; 0 ; 1))" office:value-type="float" office:value="5">
            <text:p>5</text:p>
          </table:table-cell>
          <table:table-cell table:style-name="ce66" table:formula="of:=SUMPRODUCT([Thong_Tin_Ngay_Nghi_201901.$B$3:.$B$70]=[.$B51];[Thong_Tin_Ngay_Nghi_201901.$C$3:.$C$70]) +  SUMPRODUCT([Thong_Tin_Ngay_Nghi_201902.$B$3:.$B$68]=[.$B51];[Thong_Tin_Ngay_Nghi_201902.$C$3:.$C$68]) + SUMPRODUCT([Thong_Tin_Ngay_Nghi_201903.$B$3:.$B$71]=[.$B51];[Thong_Tin_Ngay_Nghi_201903.$C$3:.$C$71])" office:value-type="float" office:value="4.5">
            <text:p>4.5</text:p>
          </table:table-cell>
          <table:table-cell table:style-name="ce71" table:formula="of:=SUMPRODUCT([Thong_Tin_Ngay_Nghi_201901.$B$3:.$B$70]=[.$B51];[Thong_Tin_Ngay_Nghi_201901.$C$3:.$C$70]) +SUMPRODUCT([Thong_Tin_Ngay_Nghi_201902.$B$3:.$B$68]=[.$B51];[Thong_Tin_Ngay_Nghi_201902.$C$3:.$C$68]) +SUMPRODUCT([Thong_Tin_Ngay_Nghi_201903.$B$3:.$B$71]=[.$B51];[Thong_Tin_Ngay_Nghi_201903.$C$3:.$C$71]) +SUMPRODUCT([Thong_Tin_Ngay_Nghi_201904.$B$3:.$B$72]=[.$B51];[Thong_Tin_Ngay_Nghi_201904.$C$3:.$C$72]) +SUMPRODUCT([Thong_Tin_Ngay_Nghi_201905.$B$3:.$B$70]=[.$B51];[Thong_Tin_Ngay_Nghi_201905.$C$3:.$C$70]) +SUMPRODUCT([Thong_Tin_Ngay_Nghi_201906.$B$3:.$B$69]=[.$B51];[Thong_Tin_Ngay_Nghi_201906.$C$3:.$C$69]) +SUMPRODUCT([Thong_Tin_Ngay_Nghi_201907.$B$3:.$B$66]=[.$B51];[Thong_Tin_Ngay_Nghi_201907.$C$3:.$C$66]) +SUMPRODUCT([Thong_Tin_Ngay_Nghi_201908.$B$3:.$B$69]=[.$B51];[Thong_Tin_Ngay_Nghi_201908.$C$3:.$C$69]) +SUMPRODUCT([Thong_Tin_Ngay_Nghi_201909.$B$3:.$B$69]=[.$B51];[Thong_Tin_Ngay_Nghi_201909.$C$3:.$C$69]) +SUMPRODUCT([Thong_Tin_Ngay_Nghi_201910.$B$3:.$B$69]=[.$B51];[Thong_Tin_Ngay_Nghi_201910.$C$3:.$C$69]) +SUMPRODUCT([Thong_Tin_Ngay_Nghi_201911.$B$3:.$B$69]=[.$B51];[Thong_Tin_Ngay_Nghi_201911.$C$3:.$C$69]) +SUMPRODUCT([Thong_Tin_Ngay_Nghi_201912.$B$3:.$B$69]=[.$B51];[Thong_Tin_Ngay_Nghi_201912.$C$3:.$C$69])" office:value-type="float" office:value="9.5">
            <text:p>9.5</text:p>
          </table:table-cell>
          <table:table-cell table:style-name="ce59" table:formula="of:=IF(DATE(YEAR([.F51]);MONTH([.F51]);DAY([.F51]))&lt;=DATE(YEAR([.F51]);3;31); [.D51]-[.H51] + [.G51]; IF([.H51]-[.D51]&lt;0;[.H51] + [.G51] -[.I51];[.G51]+[.D51]-[.I51]))" office:value-type="float" office:value="-4.5">
            <text:p>-4.5</text:p>
          </table:table-cell>
          <table:table-cell table:number-columns-repeated="2" table:style-name="ce59"/>
          <table:table-cell table:style-name="ce74"/>
          <table:table-cell table:style-name="ce59" table:formula="of:=[.J51]+[.L51] +[.K51]+[.M51]" office:value-type="float" office:value="-4.5">
            <text:p>-4.5</text:p>
          </table:table-cell>
          <table:table-cell table:style-name="ce77"/>
          <table:table-cell table:number-columns-repeated="1009"/>
        </table:table-row>
        <table:table-row table:style-name="ro18">
          <table:table-cell table:style-name="ce53" office:value-type="float" office:value="46">
            <text:p>46</text:p>
          </table:table-cell>
          <table:table-cell table:style-name="ce55" office:value-type="string">
            <text:p>TinhNVP</text:p>
          </table:table-cell>
          <table:table-cell table:style-name="ce59" office:value-type="float" office:value="0">
            <text:p>0</text:p>
          </table:table-cell>
          <table:table-cell table:style-name="ce59" table:formula="of:=IF([.C52]&lt;0;0;[.C52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52]);DATE(YEAR([.E52]);12;31);NOW())" office:value-type="date" office:date-value="2019-05-31T17:50:17.22">
            <text:p>05/31/19</text:p>
          </table:table-cell>
          <table:table-cell table:style-name="ce63" table:formula="of:= IF(MONTH([.F52])=MONTH([.E52]) ; IF(NETWORKDAYS([.E52];[.E52]) &lt; NETWORKDAYS(DATE(YEAR([.E52]);MONTH([.E52]);1);EOMONTH([.E52];0)) / 2 ; 0 ; 1)  ;  IF( NETWORKDAYS([.E52];EOMONTH([.E52];0)) &lt; NETWORKDAYS(DATE(YEAR([.E52]);MONTH([.E52]);1);EOMONTH([.E52];0))/2  ; 0  ; 1) + IF(MONTH([.F52]) &gt; MONTH([.E52]) ; MONTH([.F52])-MONTH([.E52])-1 ; 0) + IF(NETWORKDAYS(DATE(YEAR([.F52]);MONTH([.F52]);1);[.F52]) &lt;  NETWORKDAYS(DATE(YEAR([.F52]);MONTH([.F52]);1);EOMONTH([.F52];0)) / 2 ; 0 ; 1))" office:value-type="float" office:value="5">
            <text:p>5</text:p>
          </table:table-cell>
          <table:table-cell table:style-name="ce66" table:formula="of:=SUMPRODUCT([Thong_Tin_Ngay_Nghi_201901.$B$3:.$B$70]=[.$B52];[Thong_Tin_Ngay_Nghi_201901.$C$3:.$C$70]) +  SUMPRODUCT([Thong_Tin_Ngay_Nghi_201902.$B$3:.$B$68]=[.$B52];[Thong_Tin_Ngay_Nghi_201902.$C$3:.$C$68]) + SUMPRODUCT([Thong_Tin_Ngay_Nghi_201903.$B$3:.$B$71]=[.$B52];[Thong_Tin_Ngay_Nghi_201903.$C$3:.$C$71])" office:value-type="float" office:value="7">
            <text:p>7</text:p>
          </table:table-cell>
          <table:table-cell table:style-name="ce71" table:formula="of:=SUMPRODUCT([Thong_Tin_Ngay_Nghi_201901.$B$3:.$B$70]=[.$B52];[Thong_Tin_Ngay_Nghi_201901.$C$3:.$C$70]) +SUMPRODUCT([Thong_Tin_Ngay_Nghi_201902.$B$3:.$B$68]=[.$B52];[Thong_Tin_Ngay_Nghi_201902.$C$3:.$C$68]) +SUMPRODUCT([Thong_Tin_Ngay_Nghi_201903.$B$3:.$B$71]=[.$B52];[Thong_Tin_Ngay_Nghi_201903.$C$3:.$C$71]) +SUMPRODUCT([Thong_Tin_Ngay_Nghi_201904.$B$3:.$B$72]=[.$B52];[Thong_Tin_Ngay_Nghi_201904.$C$3:.$C$72]) +SUMPRODUCT([Thong_Tin_Ngay_Nghi_201905.$B$3:.$B$70]=[.$B52];[Thong_Tin_Ngay_Nghi_201905.$C$3:.$C$70]) +SUMPRODUCT([Thong_Tin_Ngay_Nghi_201906.$B$3:.$B$69]=[.$B52];[Thong_Tin_Ngay_Nghi_201906.$C$3:.$C$69]) +SUMPRODUCT([Thong_Tin_Ngay_Nghi_201907.$B$3:.$B$66]=[.$B52];[Thong_Tin_Ngay_Nghi_201907.$C$3:.$C$66]) +SUMPRODUCT([Thong_Tin_Ngay_Nghi_201908.$B$3:.$B$69]=[.$B52];[Thong_Tin_Ngay_Nghi_201908.$C$3:.$C$69]) +SUMPRODUCT([Thong_Tin_Ngay_Nghi_201909.$B$3:.$B$69]=[.$B52];[Thong_Tin_Ngay_Nghi_201909.$C$3:.$C$69]) +SUMPRODUCT([Thong_Tin_Ngay_Nghi_201910.$B$3:.$B$69]=[.$B52];[Thong_Tin_Ngay_Nghi_201910.$C$3:.$C$69]) +SUMPRODUCT([Thong_Tin_Ngay_Nghi_201911.$B$3:.$B$69]=[.$B52];[Thong_Tin_Ngay_Nghi_201911.$C$3:.$C$69]) +SUMPRODUCT([Thong_Tin_Ngay_Nghi_201912.$B$3:.$B$69]=[.$B52];[Thong_Tin_Ngay_Nghi_201912.$C$3:.$C$69])" office:value-type="float" office:value="19">
            <text:p>19</text:p>
          </table:table-cell>
          <table:table-cell table:style-name="ce59" table:formula="of:=IF(DATE(YEAR([.F52]);MONTH([.F52]);DAY([.F52]))&lt;=DATE(YEAR([.F52]);3;31); [.D52]-[.H52] + [.G52]; IF([.H52]-[.D52]&lt;0;[.H52] + [.G52] -[.I52];[.G52]+[.D52]-[.I52]))" office:value-type="float" office:value="-14">
            <text:p>-14</text:p>
          </table:table-cell>
          <table:table-cell table:style-name="ce59"/>
          <table:table-cell table:style-name="ce59" table:formula="of:=3.5" office:value-type="float" office:value="3.5">
            <text:p>3.5</text:p>
          </table:table-cell>
          <table:table-cell table:style-name="ce74"/>
          <table:table-cell table:style-name="ce59" table:formula="of:=[.J52]+[.L52] +[.K52]+[.M52]" office:value-type="float" office:value="-10.5">
            <text:p>-10.5</text:p>
          </table:table-cell>
          <table:table-cell table:style-name="ce77" office:value-type="string">
            <text:p>Những ngày nghỉ này đã trừ vào lương → sẽ ko trừ vào phép nữa: </text:p>
            <text:p>- Tháng 4: 3.5 ngày</text:p>
          </table:table-cell>
          <table:table-cell table:number-columns-repeated="1009"/>
        </table:table-row>
        <table:table-row table:style-name="ro16">
          <table:table-cell table:style-name="ce53" office:value-type="float" office:value="47">
            <text:p>47</text:p>
          </table:table-cell>
          <table:table-cell table:style-name="ce55" office:value-type="string">
            <text:p>TienND</text:p>
          </table:table-cell>
          <table:table-cell table:style-name="ce59" office:value-type="float" office:value="-2">
            <text:p>-2</text:p>
          </table:table-cell>
          <table:table-cell table:style-name="ce59" table:formula="of:=IF([.C53]&lt;0;0;[.C53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53]);DATE(YEAR([.E53]);12;31);NOW())" office:value-type="date" office:date-value="2019-05-31T17:50:17.22">
            <text:p>05/31/19</text:p>
          </table:table-cell>
          <table:table-cell table:style-name="ce63" table:formula="of:= IF(MONTH([.F53])=MONTH([.E53]) ; IF(NETWORKDAYS([.E53];[.E53]) &lt; NETWORKDAYS(DATE(YEAR([.E53]);MONTH([.E53]);1);EOMONTH([.E53];0)) / 2 ; 0 ; 1)  ;  IF( NETWORKDAYS([.E53];EOMONTH([.E53];0)) &lt; NETWORKDAYS(DATE(YEAR([.E53]);MONTH([.E53]);1);EOMONTH([.E53];0))/2  ; 0  ; 1) + IF(MONTH([.F53]) &gt; MONTH([.E53]) ; MONTH([.F53])-MONTH([.E53])-1 ; 0) + IF(NETWORKDAYS(DATE(YEAR([.F53]);MONTH([.F53]);1);[.F53]) &lt;  NETWORKDAYS(DATE(YEAR([.F53]);MONTH([.F53]);1);EOMONTH([.F53];0)) / 2 ; 0 ; 1))" office:value-type="float" office:value="5">
            <text:p>5</text:p>
          </table:table-cell>
          <table:table-cell table:style-name="ce66" table:formula="of:=SUMPRODUCT([Thong_Tin_Ngay_Nghi_201901.$B$3:.$B$70]=[.$B53];[Thong_Tin_Ngay_Nghi_201901.$C$3:.$C$70]) +  SUMPRODUCT([Thong_Tin_Ngay_Nghi_201902.$B$3:.$B$68]=[.$B53];[Thong_Tin_Ngay_Nghi_201902.$C$3:.$C$68]) + SUMPRODUCT([Thong_Tin_Ngay_Nghi_201903.$B$3:.$B$71]=[.$B53];[Thong_Tin_Ngay_Nghi_201903.$C$3:.$C$71])" office:value-type="float" office:value="0.5">
            <text:p>0.5</text:p>
          </table:table-cell>
          <table:table-cell table:style-name="ce71" table:formula="of:=SUMPRODUCT([Thong_Tin_Ngay_Nghi_201901.$B$3:.$B$70]=[.$B53];[Thong_Tin_Ngay_Nghi_201901.$C$3:.$C$70]) +SUMPRODUCT([Thong_Tin_Ngay_Nghi_201902.$B$3:.$B$68]=[.$B53];[Thong_Tin_Ngay_Nghi_201902.$C$3:.$C$68]) +SUMPRODUCT([Thong_Tin_Ngay_Nghi_201903.$B$3:.$B$71]=[.$B53];[Thong_Tin_Ngay_Nghi_201903.$C$3:.$C$71]) +SUMPRODUCT([Thong_Tin_Ngay_Nghi_201904.$B$3:.$B$72]=[.$B53];[Thong_Tin_Ngay_Nghi_201904.$C$3:.$C$72]) +SUMPRODUCT([Thong_Tin_Ngay_Nghi_201905.$B$3:.$B$70]=[.$B53];[Thong_Tin_Ngay_Nghi_201905.$C$3:.$C$70]) +SUMPRODUCT([Thong_Tin_Ngay_Nghi_201906.$B$3:.$B$69]=[.$B53];[Thong_Tin_Ngay_Nghi_201906.$C$3:.$C$69]) +SUMPRODUCT([Thong_Tin_Ngay_Nghi_201907.$B$3:.$B$66]=[.$B53];[Thong_Tin_Ngay_Nghi_201907.$C$3:.$C$66]) +SUMPRODUCT([Thong_Tin_Ngay_Nghi_201908.$B$3:.$B$69]=[.$B53];[Thong_Tin_Ngay_Nghi_201908.$C$3:.$C$69]) +SUMPRODUCT([Thong_Tin_Ngay_Nghi_201909.$B$3:.$B$69]=[.$B53];[Thong_Tin_Ngay_Nghi_201909.$C$3:.$C$69]) +SUMPRODUCT([Thong_Tin_Ngay_Nghi_201910.$B$3:.$B$69]=[.$B53];[Thong_Tin_Ngay_Nghi_201910.$C$3:.$C$69]) +SUMPRODUCT([Thong_Tin_Ngay_Nghi_201911.$B$3:.$B$69]=[.$B53];[Thong_Tin_Ngay_Nghi_201911.$C$3:.$C$69]) +SUMPRODUCT([Thong_Tin_Ngay_Nghi_201912.$B$3:.$B$69]=[.$B53];[Thong_Tin_Ngay_Nghi_201912.$C$3:.$C$69])" office:value-type="float" office:value="10.5">
            <text:p>10.5</text:p>
          </table:table-cell>
          <table:table-cell table:style-name="ce59" table:formula="of:=IF(DATE(YEAR([.F53]);MONTH([.F53]);DAY([.F53]))&lt;=DATE(YEAR([.F53]);3;31); [.D53]-[.H53] + [.G53]; IF([.H53]-[.D53]&lt;0;[.H53] + [.G53] -[.I53];[.G53]+[.D53]-[.I53]))" office:value-type="float" office:value="-5.5">
            <text:p>-5.5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53]+[.L53] +[.K53]+[.M53]" office:value-type="float" office:value="-4.5">
            <text:p>-4.5</text:p>
          </table:table-cell>
          <table:table-cell table:style-name="ce77"/>
          <table:table-cell table:number-columns-repeated="1009"/>
        </table:table-row>
        <table:table-row table:style-name="ro19">
          <table:table-cell table:style-name="ce53" office:value-type="float" office:value="48">
            <text:p>48</text:p>
          </table:table-cell>
          <table:table-cell table:style-name="ce55" office:value-type="string">
            <text:p>ToanDT</text:p>
          </table:table-cell>
          <table:table-cell table:style-name="ce59" office:value-type="float" office:value="0">
            <text:p>0</text:p>
          </table:table-cell>
          <table:table-cell table:style-name="ce59" table:formula="of:=IF([.C54]&lt;0;0;[.C54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54]);DATE(YEAR([.E54]);12;31);NOW())" office:value-type="date" office:date-value="2019-05-31T17:50:17.22">
            <text:p>05/31/19</text:p>
          </table:table-cell>
          <table:table-cell table:style-name="ce63" table:formula="of:= IF(MONTH([.F54])=MONTH([.E54]) ; IF(NETWORKDAYS([.E54];[.E54]) &lt; NETWORKDAYS(DATE(YEAR([.E54]);MONTH([.E54]);1);EOMONTH([.E54];0)) / 2 ; 0 ; 1)  ;  IF( NETWORKDAYS([.E54];EOMONTH([.E54];0)) &lt; NETWORKDAYS(DATE(YEAR([.E54]);MONTH([.E54]);1);EOMONTH([.E54];0))/2  ; 0  ; 1) + IF(MONTH([.F54]) &gt; MONTH([.E54]) ; MONTH([.F54])-MONTH([.E54])-1 ; 0) + IF(NETWORKDAYS(DATE(YEAR([.F54]);MONTH([.F54]);1);[.F54]) &lt;  NETWORKDAYS(DATE(YEAR([.F54]);MONTH([.F54]);1);EOMONTH([.F54];0)) / 2 ; 0 ; 1))" office:value-type="float" office:value="5">
            <text:p>5</text:p>
          </table:table-cell>
          <table:table-cell table:style-name="ce66" table:formula="of:=SUMPRODUCT([Thong_Tin_Ngay_Nghi_201901.$B$3:.$B$70]=[.$B54];[Thong_Tin_Ngay_Nghi_201901.$C$3:.$C$70]) +  SUMPRODUCT([Thong_Tin_Ngay_Nghi_201902.$B$3:.$B$68]=[.$B54];[Thong_Tin_Ngay_Nghi_201902.$C$3:.$C$68]) + SUMPRODUCT([Thong_Tin_Ngay_Nghi_201903.$B$3:.$B$71]=[.$B54];[Thong_Tin_Ngay_Nghi_201903.$C$3:.$C$71])" office:value-type="float" office:value="13.5">
            <text:p>13.5</text:p>
          </table:table-cell>
          <table:table-cell table:style-name="ce71" table:formula="of:=SUMPRODUCT([Thong_Tin_Ngay_Nghi_201901.$B$3:.$B$70]=[.$B54];[Thong_Tin_Ngay_Nghi_201901.$C$3:.$C$70]) +SUMPRODUCT([Thong_Tin_Ngay_Nghi_201902.$B$3:.$B$68]=[.$B54];[Thong_Tin_Ngay_Nghi_201902.$C$3:.$C$68]) +SUMPRODUCT([Thong_Tin_Ngay_Nghi_201903.$B$3:.$B$71]=[.$B54];[Thong_Tin_Ngay_Nghi_201903.$C$3:.$C$71]) +SUMPRODUCT([Thong_Tin_Ngay_Nghi_201904.$B$3:.$B$72]=[.$B54];[Thong_Tin_Ngay_Nghi_201904.$C$3:.$C$72]) +SUMPRODUCT([Thong_Tin_Ngay_Nghi_201905.$B$3:.$B$70]=[.$B54];[Thong_Tin_Ngay_Nghi_201905.$C$3:.$C$70]) +SUMPRODUCT([Thong_Tin_Ngay_Nghi_201906.$B$3:.$B$69]=[.$B54];[Thong_Tin_Ngay_Nghi_201906.$C$3:.$C$69]) +SUMPRODUCT([Thong_Tin_Ngay_Nghi_201907.$B$3:.$B$66]=[.$B54];[Thong_Tin_Ngay_Nghi_201907.$C$3:.$C$66]) +SUMPRODUCT([Thong_Tin_Ngay_Nghi_201908.$B$3:.$B$69]=[.$B54];[Thong_Tin_Ngay_Nghi_201908.$C$3:.$C$69]) +SUMPRODUCT([Thong_Tin_Ngay_Nghi_201909.$B$3:.$B$69]=[.$B54];[Thong_Tin_Ngay_Nghi_201909.$C$3:.$C$69]) +SUMPRODUCT([Thong_Tin_Ngay_Nghi_201910.$B$3:.$B$69]=[.$B54];[Thong_Tin_Ngay_Nghi_201910.$C$3:.$C$69]) +SUMPRODUCT([Thong_Tin_Ngay_Nghi_201911.$B$3:.$B$69]=[.$B54];[Thong_Tin_Ngay_Nghi_201911.$C$3:.$C$69]) +SUMPRODUCT([Thong_Tin_Ngay_Nghi_201912.$B$3:.$B$69]=[.$B54];[Thong_Tin_Ngay_Nghi_201912.$C$3:.$C$69])" office:value-type="float" office:value="13.5">
            <text:p>13.5</text:p>
          </table:table-cell>
          <table:table-cell table:style-name="ce59" table:formula="of:=IF(DATE(YEAR([.F54]);MONTH([.F54]);DAY([.F54]))&lt;=DATE(YEAR([.F54]);3;31); [.D54]-[.H54] + [.G54]; IF([.H54]-[.D54]&lt;0;[.H54] + [.G54] -[.I54];[.G54]+[.D54]-[.I54]))" office:value-type="float" office:value="-8.5">
            <text:p>-8.5</text:p>
          </table:table-cell>
          <table:table-cell table:style-name="ce59"/>
          <table:table-cell table:style-name="ce59" table:formula="of:=1+2" office:value-type="float" office:value="3">
            <text:p>3</text:p>
          </table:table-cell>
          <table:table-cell table:style-name="ce74"/>
          <table:table-cell table:style-name="ce59" table:formula="of:=[.J54]+[.L54] +[.K54]+[.M54]" office:value-type="float" office:value="-5.5">
            <text:p>-5.5</text:p>
          </table:table-cell>
          <table:table-cell table:style-name="ce77" office:value-type="string">
            <text:p>Những ngày nghỉ này đã trừ vào lương → sẽ ko trừ vào phép nữa: </text:p>
            <text:p>- Tháng 1: 1 ngày</text:p>
            <text:p>- Tháng 2: 2 ngày</text:p>
          </table:table-cell>
          <table:table-cell table:number-columns-repeated="1009"/>
        </table:table-row>
        <table:table-row table:style-name="ro16">
          <table:table-cell table:style-name="ce53" office:value-type="float" office:value="49">
            <text:p>49</text:p>
          </table:table-cell>
          <table:table-cell table:style-name="ce55" office:value-type="string">
            <text:p>TuanNT</text:p>
          </table:table-cell>
          <table:table-cell table:number-columns-repeated="2" table:style-name="ce59" office:value-type="float" office:value="0">
            <text:p>0</text:p>
          </table:table-cell>
          <table:table-cell table:style-name="ce61" office:value-type="date" office:date-value="2019-03-01">
            <text:p>03/01/19</text:p>
          </table:table-cell>
          <table:table-cell table:style-name="ce62" table:formula="of:=IF(YEAR(NOW())&gt;YEAR([.E55]);DATE(YEAR([.E55]);12;31);NOW())" office:value-type="date" office:date-value="2019-05-31T17:50:17.23">
            <text:p>05/31/19</text:p>
          </table:table-cell>
          <table:table-cell table:style-name="ce63" table:formula="of:= IF(MONTH([.F55])=MONTH([.E55]) ; IF(NETWORKDAYS([.E55];[.E55]) &lt; NETWORKDAYS(DATE(YEAR([.E55]);MONTH([.E55]);1);EOMONTH([.E55];0)) / 2 ; 0 ; 1)  ;  IF( NETWORKDAYS([.E55];EOMONTH([.E55];0)) &lt; NETWORKDAYS(DATE(YEAR([.E55]);MONTH([.E55]);1);EOMONTH([.E55];0))/2  ; 0  ; 1) + IF(MONTH([.F55]) &gt; MONTH([.E55]) ; MONTH([.F55])-MONTH([.E55])-1 ; 0) + IF(NETWORKDAYS(DATE(YEAR([.F55]);MONTH([.F55]);1);[.F55]) &lt;  NETWORKDAYS(DATE(YEAR([.F55]);MONTH([.F55]);1);EOMONTH([.F55];0)) / 2 ; 0 ; 1))" office:value-type="float" office:value="3">
            <text:p>3</text:p>
          </table:table-cell>
          <table:table-cell table:style-name="ce66" table:formula="of:=SUMPRODUCT([Thong_Tin_Ngay_Nghi_201901.$B$3:.$B$70]=[.$B55];[Thong_Tin_Ngay_Nghi_201901.$C$3:.$C$70]) +  SUMPRODUCT([Thong_Tin_Ngay_Nghi_201902.$B$3:.$B$68]=[.$B55];[Thong_Tin_Ngay_Nghi_201902.$C$3:.$C$68]) + SUMPRODUCT([Thong_Tin_Ngay_Nghi_201903.$B$3:.$B$71]=[.$B55];[Thong_Tin_Ngay_Nghi_201903.$C$3:.$C$71])" office:value-type="float" office:value="0">
            <text:p>0</text:p>
          </table:table-cell>
          <table:table-cell table:style-name="ce71" table:formula="of:=SUMPRODUCT([Thong_Tin_Ngay_Nghi_201901.$B$3:.$B$70]=[.$B55];[Thong_Tin_Ngay_Nghi_201901.$C$3:.$C$70]) +SUMPRODUCT([Thong_Tin_Ngay_Nghi_201902.$B$3:.$B$68]=[.$B55];[Thong_Tin_Ngay_Nghi_201902.$C$3:.$C$68]) +SUMPRODUCT([Thong_Tin_Ngay_Nghi_201903.$B$3:.$B$71]=[.$B55];[Thong_Tin_Ngay_Nghi_201903.$C$3:.$C$71]) +SUMPRODUCT([Thong_Tin_Ngay_Nghi_201904.$B$3:.$B$72]=[.$B55];[Thong_Tin_Ngay_Nghi_201904.$C$3:.$C$72]) +SUMPRODUCT([Thong_Tin_Ngay_Nghi_201905.$B$3:.$B$70]=[.$B55];[Thong_Tin_Ngay_Nghi_201905.$C$3:.$C$70]) +SUMPRODUCT([Thong_Tin_Ngay_Nghi_201906.$B$3:.$B$69]=[.$B55];[Thong_Tin_Ngay_Nghi_201906.$C$3:.$C$69]) +SUMPRODUCT([Thong_Tin_Ngay_Nghi_201907.$B$3:.$B$66]=[.$B55];[Thong_Tin_Ngay_Nghi_201907.$C$3:.$C$66]) +SUMPRODUCT([Thong_Tin_Ngay_Nghi_201908.$B$3:.$B$69]=[.$B55];[Thong_Tin_Ngay_Nghi_201908.$C$3:.$C$69]) +SUMPRODUCT([Thong_Tin_Ngay_Nghi_201909.$B$3:.$B$69]=[.$B55];[Thong_Tin_Ngay_Nghi_201909.$C$3:.$C$69]) +SUMPRODUCT([Thong_Tin_Ngay_Nghi_201910.$B$3:.$B$69]=[.$B55];[Thong_Tin_Ngay_Nghi_201910.$C$3:.$C$69]) +SUMPRODUCT([Thong_Tin_Ngay_Nghi_201911.$B$3:.$B$69]=[.$B55];[Thong_Tin_Ngay_Nghi_201911.$C$3:.$C$69]) +SUMPRODUCT([Thong_Tin_Ngay_Nghi_201912.$B$3:.$B$69]=[.$B55];[Thong_Tin_Ngay_Nghi_201912.$C$3:.$C$69])" office:value-type="float" office:value="3">
            <text:p>3</text:p>
          </table:table-cell>
          <table:table-cell table:style-name="ce59" table:formula="of:=IF(DATE(YEAR([.F55]);MONTH([.F55]);DAY([.F55]))&lt;=DATE(YEAR([.F55]);3;31); [.D55]-[.H55] + [.G55]; IF([.H55]-[.D55]&lt;0;[.H55] + [.G55] -[.I55];[.G55]+[.D55]-[.I55]))" office:value-type="float" office:value="0">
            <text:p>0</text:p>
          </table:table-cell>
          <table:table-cell table:style-name="ce59"/>
          <table:table-cell table:style-name="ce59" table:formula="of:=1+2" office:value-type="float" office:value="3">
            <text:p>3</text:p>
          </table:table-cell>
          <table:table-cell table:style-name="ce74"/>
          <table:table-cell table:style-name="ce59" table:formula="of:=[.J55]+[.L55] +[.K55]+[.M55]" office:value-type="float" office:value="3">
            <text:p>3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50">
            <text:p>50</text:p>
          </table:table-cell>
          <table:table-cell table:style-name="ce55" office:value-type="string">
            <text:p>ThaiNHQ</text:p>
          </table:table-cell>
          <table:table-cell table:style-name="ce59" office:value-type="float" office:value="4">
            <text:p>4</text:p>
          </table:table-cell>
          <table:table-cell table:style-name="ce59" table:formula="of:=IF([.C56]&lt;0;0;[.C56])" office:value-type="float" office:value="4">
            <text:p>4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56]);DATE(YEAR([.E56]);12;31);NOW())" office:value-type="date" office:date-value="2019-05-31T17:50:17.23">
            <text:p>05/31/19</text:p>
          </table:table-cell>
          <table:table-cell table:style-name="ce63" table:formula="of:= IF(MONTH([.F56])=MONTH([.E56]) ; IF(NETWORKDAYS([.E56];[.E56]) &lt; NETWORKDAYS(DATE(YEAR([.E56]);MONTH([.E56]);1);EOMONTH([.E56];0)) / 2 ; 0 ; 1)  ;  IF( NETWORKDAYS([.E56];EOMONTH([.E56];0)) &lt; NETWORKDAYS(DATE(YEAR([.E56]);MONTH([.E56]);1);EOMONTH([.E56];0))/2  ; 0  ; 1) + IF(MONTH([.F56]) &gt; MONTH([.E56]) ; MONTH([.F56])-MONTH([.E56])-1 ; 0) + IF(NETWORKDAYS(DATE(YEAR([.F56]);MONTH([.F56]);1);[.F56]) &lt;  NETWORKDAYS(DATE(YEAR([.F56]);MONTH([.F56]);1);EOMONTH([.F56];0)) / 2 ; 0 ; 1))" office:value-type="float" office:value="5">
            <text:p>5</text:p>
          </table:table-cell>
          <table:table-cell table:style-name="ce66" table:formula="of:=SUMPRODUCT([Thong_Tin_Ngay_Nghi_201901.$B$3:.$B$70]=[.$B56];[Thong_Tin_Ngay_Nghi_201901.$C$3:.$C$70]) +  SUMPRODUCT([Thong_Tin_Ngay_Nghi_201902.$B$3:.$B$68]=[.$B56];[Thong_Tin_Ngay_Nghi_201902.$C$3:.$C$68]) + SUMPRODUCT([Thong_Tin_Ngay_Nghi_201903.$B$3:.$B$71]=[.$B56];[Thong_Tin_Ngay_Nghi_201903.$C$3:.$C$71])" office:value-type="float" office:value="4">
            <text:p>4</text:p>
          </table:table-cell>
          <table:table-cell table:style-name="ce71" table:formula="of:=SUMPRODUCT([Thong_Tin_Ngay_Nghi_201901.$B$3:.$B$70]=[.$B56];[Thong_Tin_Ngay_Nghi_201901.$C$3:.$C$70]) +SUMPRODUCT([Thong_Tin_Ngay_Nghi_201902.$B$3:.$B$68]=[.$B56];[Thong_Tin_Ngay_Nghi_201902.$C$3:.$C$68]) +SUMPRODUCT([Thong_Tin_Ngay_Nghi_201903.$B$3:.$B$71]=[.$B56];[Thong_Tin_Ngay_Nghi_201903.$C$3:.$C$71]) +SUMPRODUCT([Thong_Tin_Ngay_Nghi_201904.$B$3:.$B$72]=[.$B56];[Thong_Tin_Ngay_Nghi_201904.$C$3:.$C$72]) +SUMPRODUCT([Thong_Tin_Ngay_Nghi_201905.$B$3:.$B$70]=[.$B56];[Thong_Tin_Ngay_Nghi_201905.$C$3:.$C$70]) +SUMPRODUCT([Thong_Tin_Ngay_Nghi_201906.$B$3:.$B$69]=[.$B56];[Thong_Tin_Ngay_Nghi_201906.$C$3:.$C$69]) +SUMPRODUCT([Thong_Tin_Ngay_Nghi_201907.$B$3:.$B$66]=[.$B56];[Thong_Tin_Ngay_Nghi_201907.$C$3:.$C$66]) +SUMPRODUCT([Thong_Tin_Ngay_Nghi_201908.$B$3:.$B$69]=[.$B56];[Thong_Tin_Ngay_Nghi_201908.$C$3:.$C$69]) +SUMPRODUCT([Thong_Tin_Ngay_Nghi_201909.$B$3:.$B$69]=[.$B56];[Thong_Tin_Ngay_Nghi_201909.$C$3:.$C$69]) +SUMPRODUCT([Thong_Tin_Ngay_Nghi_201910.$B$3:.$B$69]=[.$B56];[Thong_Tin_Ngay_Nghi_201910.$C$3:.$C$69]) +SUMPRODUCT([Thong_Tin_Ngay_Nghi_201911.$B$3:.$B$69]=[.$B56];[Thong_Tin_Ngay_Nghi_201911.$C$3:.$C$69]) +SUMPRODUCT([Thong_Tin_Ngay_Nghi_201912.$B$3:.$B$69]=[.$B56];[Thong_Tin_Ngay_Nghi_201912.$C$3:.$C$69])" office:value-type="float" office:value="6.5">
            <text:p>6.5</text:p>
          </table:table-cell>
          <table:table-cell table:style-name="ce59" table:formula="of:=IF(DATE(YEAR([.F56]);MONTH([.F56]);DAY([.F56]))&lt;=DATE(YEAR([.F56]);3;31); [.D56]-[.H56] + [.G56]; IF([.H56]-[.D56]&lt;0;[.H56] + [.G56] -[.I56];[.G56]+[.D56]-[.I56]))" office:value-type="float" office:value="2.5">
            <text:p>2.5</text:p>
          </table:table-cell>
          <table:table-cell table:number-columns-repeated="2" table:style-name="ce59"/>
          <table:table-cell table:style-name="ce74"/>
          <table:table-cell table:style-name="ce59" table:formula="of:=[.J56]+[.L56] +[.K56]+[.M56]" office:value-type="float" office:value="2.5">
            <text:p>2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51">
            <text:p>51</text:p>
          </table:table-cell>
          <table:table-cell table:style-name="ce55" office:value-type="string">
            <text:p>ThamDT</text:p>
          </table:table-cell>
          <table:table-cell table:style-name="ce59" office:value-type="float" office:value="5.5">
            <text:p>5.5</text:p>
          </table:table-cell>
          <table:table-cell table:style-name="ce59" table:formula="of:=IF([.C57]&lt;0;0;[.C57])" office:value-type="float" office:value="5.5">
            <text:p>5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57]);DATE(YEAR([.E57]);12;31);NOW())" office:value-type="date" office:date-value="2019-05-31T17:50:17.23">
            <text:p>05/31/19</text:p>
          </table:table-cell>
          <table:table-cell table:style-name="ce63" table:formula="of:= IF(MONTH([.F57])=MONTH([.E57]) ; IF(NETWORKDAYS([.E57];[.E57]) &lt; NETWORKDAYS(DATE(YEAR([.E57]);MONTH([.E57]);1);EOMONTH([.E57];0)) / 2 ; 0 ; 1)  ;  IF( NETWORKDAYS([.E57];EOMONTH([.E57];0)) &lt; NETWORKDAYS(DATE(YEAR([.E57]);MONTH([.E57]);1);EOMONTH([.E57];0))/2  ; 0  ; 1) + IF(MONTH([.F57]) &gt; MONTH([.E57]) ; MONTH([.F57])-MONTH([.E57])-1 ; 0) + IF(NETWORKDAYS(DATE(YEAR([.F57]);MONTH([.F57]);1);[.F57]) &lt;  NETWORKDAYS(DATE(YEAR([.F57]);MONTH([.F57]);1);EOMONTH([.F57];0)) / 2 ; 0 ; 1))" office:value-type="float" office:value="5">
            <text:p>5</text:p>
          </table:table-cell>
          <table:table-cell table:style-name="ce66" table:formula="of:=SUMPRODUCT([Thong_Tin_Ngay_Nghi_201901.$B$3:.$B$70]=[.$B57];[Thong_Tin_Ngay_Nghi_201901.$C$3:.$C$70]) +  SUMPRODUCT([Thong_Tin_Ngay_Nghi_201902.$B$3:.$B$68]=[.$B57];[Thong_Tin_Ngay_Nghi_201902.$C$3:.$C$68]) + SUMPRODUCT([Thong_Tin_Ngay_Nghi_201903.$B$3:.$B$71]=[.$B57];[Thong_Tin_Ngay_Nghi_201903.$C$3:.$C$71])" office:value-type="float" office:value="11.5">
            <text:p>11.5</text:p>
          </table:table-cell>
          <table:table-cell table:style-name="ce71" table:formula="of:=SUMPRODUCT([Thong_Tin_Ngay_Nghi_201901.$B$3:.$B$70]=[.$B57];[Thong_Tin_Ngay_Nghi_201901.$C$3:.$C$70]) +SUMPRODUCT([Thong_Tin_Ngay_Nghi_201902.$B$3:.$B$68]=[.$B57];[Thong_Tin_Ngay_Nghi_201902.$C$3:.$C$68]) +SUMPRODUCT([Thong_Tin_Ngay_Nghi_201903.$B$3:.$B$71]=[.$B57];[Thong_Tin_Ngay_Nghi_201903.$C$3:.$C$71]) +SUMPRODUCT([Thong_Tin_Ngay_Nghi_201904.$B$3:.$B$72]=[.$B57];[Thong_Tin_Ngay_Nghi_201904.$C$3:.$C$72]) +SUMPRODUCT([Thong_Tin_Ngay_Nghi_201905.$B$3:.$B$70]=[.$B57];[Thong_Tin_Ngay_Nghi_201905.$C$3:.$C$70]) +SUMPRODUCT([Thong_Tin_Ngay_Nghi_201906.$B$3:.$B$69]=[.$B57];[Thong_Tin_Ngay_Nghi_201906.$C$3:.$C$69]) +SUMPRODUCT([Thong_Tin_Ngay_Nghi_201907.$B$3:.$B$66]=[.$B57];[Thong_Tin_Ngay_Nghi_201907.$C$3:.$C$66]) +SUMPRODUCT([Thong_Tin_Ngay_Nghi_201908.$B$3:.$B$69]=[.$B57];[Thong_Tin_Ngay_Nghi_201908.$C$3:.$C$69]) +SUMPRODUCT([Thong_Tin_Ngay_Nghi_201909.$B$3:.$B$69]=[.$B57];[Thong_Tin_Ngay_Nghi_201909.$C$3:.$C$69]) +SUMPRODUCT([Thong_Tin_Ngay_Nghi_201910.$B$3:.$B$69]=[.$B57];[Thong_Tin_Ngay_Nghi_201910.$C$3:.$C$69]) +SUMPRODUCT([Thong_Tin_Ngay_Nghi_201911.$B$3:.$B$69]=[.$B57];[Thong_Tin_Ngay_Nghi_201911.$C$3:.$C$69]) +SUMPRODUCT([Thong_Tin_Ngay_Nghi_201912.$B$3:.$B$69]=[.$B57];[Thong_Tin_Ngay_Nghi_201912.$C$3:.$C$69])" office:value-type="float" office:value="13">
            <text:p>13</text:p>
          </table:table-cell>
          <table:table-cell table:style-name="ce59" table:formula="of:=IF(DATE(YEAR([.F57]);MONTH([.F57]);DAY([.F57]))&lt;=DATE(YEAR([.F57]);3;31); [.D57]-[.H57] + [.G57]; IF([.H57]-[.D57]&lt;0;[.H57] + [.G57] -[.I57];[.G57]+[.D57]-[.I57]))" office:value-type="float" office:value="-2.5">
            <text:p>-2.5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57]+[.L57] +[.K57]+[.M57]" office:value-type="float" office:value="-1.5">
            <text:p>-1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52">
            <text:p>52</text:p>
          </table:table-cell>
          <table:table-cell table:style-name="ce55" office:value-type="string">
            <text:p>ThanhCH</text:p>
          </table:table-cell>
          <table:table-cell table:style-name="ce59" office:value-type="float" office:value="3">
            <text:p>3</text:p>
          </table:table-cell>
          <table:table-cell table:style-name="ce59" table:formula="of:=IF([.C58]&lt;0;0;[.C58])" office:value-type="float" office:value="3">
            <text:p>3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58]);DATE(YEAR([.E58]);12;31);NOW())" office:value-type="date" office:date-value="2019-05-31T17:50:17.23">
            <text:p>05/31/19</text:p>
          </table:table-cell>
          <table:table-cell table:style-name="ce63" table:formula="of:= IF(MONTH([.F58])=MONTH([.E58]) ; IF(NETWORKDAYS([.E58];[.E58]) &lt; NETWORKDAYS(DATE(YEAR([.E58]);MONTH([.E58]);1);EOMONTH([.E58];0)) / 2 ; 0 ; 1)  ;  IF( NETWORKDAYS([.E58];EOMONTH([.E58];0)) &lt; NETWORKDAYS(DATE(YEAR([.E58]);MONTH([.E58]);1);EOMONTH([.E58];0))/2  ; 0  ; 1) + IF(MONTH([.F58]) &gt; MONTH([.E58]) ; MONTH([.F58])-MONTH([.E58])-1 ; 0) + IF(NETWORKDAYS(DATE(YEAR([.F58]);MONTH([.F58]);1);[.F58]) &lt;  NETWORKDAYS(DATE(YEAR([.F58]);MONTH([.F58]);1);EOMONTH([.F58];0)) / 2 ; 0 ; 1))" office:value-type="float" office:value="5">
            <text:p>5</text:p>
          </table:table-cell>
          <table:table-cell table:style-name="ce66" table:formula="of:=SUMPRODUCT([Thong_Tin_Ngay_Nghi_201901.$B$3:.$B$70]=[.$B58];[Thong_Tin_Ngay_Nghi_201901.$C$3:.$C$70]) +  SUMPRODUCT([Thong_Tin_Ngay_Nghi_201902.$B$3:.$B$68]=[.$B58];[Thong_Tin_Ngay_Nghi_201902.$C$3:.$C$68]) + SUMPRODUCT([Thong_Tin_Ngay_Nghi_201903.$B$3:.$B$71]=[.$B58];[Thong_Tin_Ngay_Nghi_201903.$C$3:.$C$71])" office:value-type="float" office:value="3">
            <text:p>3</text:p>
          </table:table-cell>
          <table:table-cell table:style-name="ce71" table:formula="of:=SUMPRODUCT([Thong_Tin_Ngay_Nghi_201901.$B$3:.$B$70]=[.$B58];[Thong_Tin_Ngay_Nghi_201901.$C$3:.$C$70]) +SUMPRODUCT([Thong_Tin_Ngay_Nghi_201902.$B$3:.$B$68]=[.$B58];[Thong_Tin_Ngay_Nghi_201902.$C$3:.$C$68]) +SUMPRODUCT([Thong_Tin_Ngay_Nghi_201903.$B$3:.$B$71]=[.$B58];[Thong_Tin_Ngay_Nghi_201903.$C$3:.$C$71]) +SUMPRODUCT([Thong_Tin_Ngay_Nghi_201904.$B$3:.$B$72]=[.$B58];[Thong_Tin_Ngay_Nghi_201904.$C$3:.$C$72]) +SUMPRODUCT([Thong_Tin_Ngay_Nghi_201905.$B$3:.$B$70]=[.$B58];[Thong_Tin_Ngay_Nghi_201905.$C$3:.$C$70]) +SUMPRODUCT([Thong_Tin_Ngay_Nghi_201906.$B$3:.$B$69]=[.$B58];[Thong_Tin_Ngay_Nghi_201906.$C$3:.$C$69]) +SUMPRODUCT([Thong_Tin_Ngay_Nghi_201907.$B$3:.$B$66]=[.$B58];[Thong_Tin_Ngay_Nghi_201907.$C$3:.$C$66]) +SUMPRODUCT([Thong_Tin_Ngay_Nghi_201908.$B$3:.$B$69]=[.$B58];[Thong_Tin_Ngay_Nghi_201908.$C$3:.$C$69]) +SUMPRODUCT([Thong_Tin_Ngay_Nghi_201909.$B$3:.$B$69]=[.$B58];[Thong_Tin_Ngay_Nghi_201909.$C$3:.$C$69]) +SUMPRODUCT([Thong_Tin_Ngay_Nghi_201910.$B$3:.$B$69]=[.$B58];[Thong_Tin_Ngay_Nghi_201910.$C$3:.$C$69]) +SUMPRODUCT([Thong_Tin_Ngay_Nghi_201911.$B$3:.$B$69]=[.$B58];[Thong_Tin_Ngay_Nghi_201911.$C$3:.$C$69]) +SUMPRODUCT([Thong_Tin_Ngay_Nghi_201912.$B$3:.$B$69]=[.$B58];[Thong_Tin_Ngay_Nghi_201912.$C$3:.$C$69])" office:value-type="float" office:value="4.5">
            <text:p>4.5</text:p>
          </table:table-cell>
          <table:table-cell table:style-name="ce59" table:formula="of:=IF(DATE(YEAR([.F58]);MONTH([.F58]);DAY([.F58]))&lt;=DATE(YEAR([.F58]);3;31); [.D58]-[.H58] + [.G58]; IF([.H58]-[.D58]&lt;0;[.H58] + [.G58] -[.I58];[.G58]+[.D58]-[.I58]))" office:value-type="float" office:value="3.5">
            <text:p>3.5</text:p>
          </table:table-cell>
          <table:table-cell table:number-columns-repeated="2" table:style-name="ce59"/>
          <table:table-cell table:style-name="ce74"/>
          <table:table-cell table:style-name="ce59" table:formula="of:=[.J58]+[.L58] +[.K58]+[.M58]" office:value-type="float" office:value="3.5">
            <text:p>3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53">
            <text:p>53</text:p>
          </table:table-cell>
          <table:table-cell table:style-name="ce55" office:value-type="string">
            <text:p>ThienTM</text:p>
          </table:table-cell>
          <table:table-cell table:number-columns-repeated="2" table:style-name="ce59" office:value-type="float" office:value="0">
            <text:p>0</text:p>
          </table:table-cell>
          <table:table-cell table:style-name="ce61" office:value-type="date" office:date-value="2019-04-12">
            <text:p>04/12/19</text:p>
          </table:table-cell>
          <table:table-cell table:style-name="ce62" table:formula="of:=IF(YEAR(NOW())&gt;YEAR([.E59]);DATE(YEAR([.E59]);12;31);NOW())" office:value-type="date" office:date-value="2019-05-31T17:50:17.23">
            <text:p>05/31/19</text:p>
          </table:table-cell>
          <table:table-cell table:style-name="ce63" table:formula="of:= IF(MONTH([.F59])=MONTH([.E59]) ; IF(NETWORKDAYS([.E59];[.E59]) &lt; NETWORKDAYS(DATE(YEAR([.E59]);MONTH([.E59]);1);EOMONTH([.E59];0)) / 2 ; 0 ; 1)  ;  IF( NETWORKDAYS([.E59];EOMONTH([.E59];0)) &lt; NETWORKDAYS(DATE(YEAR([.E59]);MONTH([.E59]);1);EOMONTH([.E59];0))/2  ; 0  ; 1) + IF(MONTH([.F59]) &gt; MONTH([.E59]) ; MONTH([.F59])-MONTH([.E59])-1 ; 0) + IF(NETWORKDAYS(DATE(YEAR([.F59]);MONTH([.F59]);1);[.F59]) &lt;  NETWORKDAYS(DATE(YEAR([.F59]);MONTH([.F59]);1);EOMONTH([.F59];0)) / 2 ; 0 ; 1))" office:value-type="float" office:value="2">
            <text:p>2</text:p>
          </table:table-cell>
          <table:table-cell table:style-name="ce66" table:formula="of:=SUMPRODUCT([Thong_Tin_Ngay_Nghi_201901.$B$3:.$B$70]=[.$B59];[Thong_Tin_Ngay_Nghi_201901.$C$3:.$C$70]) +  SUMPRODUCT([Thong_Tin_Ngay_Nghi_201902.$B$3:.$B$68]=[.$B59];[Thong_Tin_Ngay_Nghi_201902.$C$3:.$C$68]) + SUMPRODUCT([Thong_Tin_Ngay_Nghi_201903.$B$3:.$B$71]=[.$B59];[Thong_Tin_Ngay_Nghi_201903.$C$3:.$C$71])" office:value-type="float" office:value="0">
            <text:p>0</text:p>
          </table:table-cell>
          <table:table-cell table:style-name="ce71" table:formula="of:=SUMPRODUCT([Thong_Tin_Ngay_Nghi_201901.$B$3:.$B$70]=[.$B59];[Thong_Tin_Ngay_Nghi_201901.$C$3:.$C$70]) +SUMPRODUCT([Thong_Tin_Ngay_Nghi_201902.$B$3:.$B$68]=[.$B59];[Thong_Tin_Ngay_Nghi_201902.$C$3:.$C$68]) +SUMPRODUCT([Thong_Tin_Ngay_Nghi_201903.$B$3:.$B$71]=[.$B59];[Thong_Tin_Ngay_Nghi_201903.$C$3:.$C$71]) +SUMPRODUCT([Thong_Tin_Ngay_Nghi_201904.$B$3:.$B$72]=[.$B59];[Thong_Tin_Ngay_Nghi_201904.$C$3:.$C$72]) +SUMPRODUCT([Thong_Tin_Ngay_Nghi_201905.$B$3:.$B$70]=[.$B59];[Thong_Tin_Ngay_Nghi_201905.$C$3:.$C$70]) +SUMPRODUCT([Thong_Tin_Ngay_Nghi_201906.$B$3:.$B$69]=[.$B59];[Thong_Tin_Ngay_Nghi_201906.$C$3:.$C$69]) +SUMPRODUCT([Thong_Tin_Ngay_Nghi_201907.$B$3:.$B$66]=[.$B59];[Thong_Tin_Ngay_Nghi_201907.$C$3:.$C$66]) +SUMPRODUCT([Thong_Tin_Ngay_Nghi_201908.$B$3:.$B$69]=[.$B59];[Thong_Tin_Ngay_Nghi_201908.$C$3:.$C$69]) +SUMPRODUCT([Thong_Tin_Ngay_Nghi_201909.$B$3:.$B$69]=[.$B59];[Thong_Tin_Ngay_Nghi_201909.$C$3:.$C$69]) +SUMPRODUCT([Thong_Tin_Ngay_Nghi_201910.$B$3:.$B$69]=[.$B59];[Thong_Tin_Ngay_Nghi_201910.$C$3:.$C$69]) +SUMPRODUCT([Thong_Tin_Ngay_Nghi_201911.$B$3:.$B$69]=[.$B59];[Thong_Tin_Ngay_Nghi_201911.$C$3:.$C$69]) +SUMPRODUCT([Thong_Tin_Ngay_Nghi_201912.$B$3:.$B$69]=[.$B59];[Thong_Tin_Ngay_Nghi_201912.$C$3:.$C$69])" office:value-type="float" office:value="5">
            <text:p>5</text:p>
          </table:table-cell>
          <table:table-cell table:style-name="ce59" table:formula="of:=IF(DATE(YEAR([.F59]);MONTH([.F59]);DAY([.F59]))&lt;=DATE(YEAR([.F59]);3;31); [.D59]-[.H59] + [.G59]; IF([.H59]-[.D59]&lt;0;[.H59] + [.G59] -[.I59];[.G59]+[.D59]-[.I59]))" office:value-type="float" office:value="-3">
            <text:p>-3</text:p>
          </table:table-cell>
          <table:table-cell table:number-columns-repeated="2" table:style-name="ce59"/>
          <table:table-cell table:style-name="ce74"/>
          <table:table-cell table:style-name="ce59" table:formula="of:=[.J59]+[.L59] +[.K59]+[.M59]" office:value-type="float" office:value="-3">
            <text:p>-3</text:p>
          </table:table-cell>
          <table:table-cell table:style-name="ce77"/>
          <table:table-cell table:number-columns-repeated="1009"/>
        </table:table-row>
        <table:table-row table:style-name="ro15">
          <table:table-cell table:style-name="ce53" office:value-type="float" office:value="54">
            <text:p>54</text:p>
          </table:table-cell>
          <table:table-cell table:style-name="ce55" office:value-type="string">
            <text:p>ThinhCT</text:p>
          </table:table-cell>
          <table:table-cell table:style-name="ce59" office:value-type="float" office:value="1">
            <text:p>1</text:p>
          </table:table-cell>
          <table:table-cell table:style-name="ce59" table:formula="of:=IF([.C60]&lt;0;0;[.C60])" office:value-type="float" office:value="1">
            <text:p>1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60]);DATE(YEAR([.E60]);12;31);NOW())" office:value-type="date" office:date-value="2019-05-31T17:50:17.24">
            <text:p>05/31/19</text:p>
          </table:table-cell>
          <table:table-cell table:style-name="ce63" table:formula="of:= IF(MONTH([.F60])=MONTH([.E60]) ; IF(NETWORKDAYS([.E60];[.E60]) &lt; NETWORKDAYS(DATE(YEAR([.E60]);MONTH([.E60]);1);EOMONTH([.E60];0)) / 2 ; 0 ; 1)  ;  IF( NETWORKDAYS([.E60];EOMONTH([.E60];0)) &lt; NETWORKDAYS(DATE(YEAR([.E60]);MONTH([.E60]);1);EOMONTH([.E60];0))/2  ; 0  ; 1) + IF(MONTH([.F60]) &gt; MONTH([.E60]) ; MONTH([.F60])-MONTH([.E60])-1 ; 0) + IF(NETWORKDAYS(DATE(YEAR([.F60]);MONTH([.F60]);1);[.F60]) &lt;  NETWORKDAYS(DATE(YEAR([.F60]);MONTH([.F60]);1);EOMONTH([.F60];0)) / 2 ; 0 ; 1))" office:value-type="float" office:value="5">
            <text:p>5</text:p>
          </table:table-cell>
          <table:table-cell table:style-name="ce66" table:formula="of:=SUMPRODUCT([Thong_Tin_Ngay_Nghi_201901.$B$3:.$B$70]=[.$B60];[Thong_Tin_Ngay_Nghi_201901.$C$3:.$C$70]) +  SUMPRODUCT([Thong_Tin_Ngay_Nghi_201902.$B$3:.$B$68]=[.$B60];[Thong_Tin_Ngay_Nghi_201902.$C$3:.$C$68]) + SUMPRODUCT([Thong_Tin_Ngay_Nghi_201903.$B$3:.$B$71]=[.$B60];[Thong_Tin_Ngay_Nghi_201903.$C$3:.$C$71])" office:value-type="float" office:value="1">
            <text:p>1</text:p>
          </table:table-cell>
          <table:table-cell table:style-name="ce71" table:formula="of:=SUMPRODUCT([Thong_Tin_Ngay_Nghi_201901.$B$3:.$B$70]=[.$B60];[Thong_Tin_Ngay_Nghi_201901.$C$3:.$C$70]) +SUMPRODUCT([Thong_Tin_Ngay_Nghi_201902.$B$3:.$B$68]=[.$B60];[Thong_Tin_Ngay_Nghi_201902.$C$3:.$C$68]) +SUMPRODUCT([Thong_Tin_Ngay_Nghi_201903.$B$3:.$B$71]=[.$B60];[Thong_Tin_Ngay_Nghi_201903.$C$3:.$C$71]) +SUMPRODUCT([Thong_Tin_Ngay_Nghi_201904.$B$3:.$B$72]=[.$B60];[Thong_Tin_Ngay_Nghi_201904.$C$3:.$C$72]) +SUMPRODUCT([Thong_Tin_Ngay_Nghi_201905.$B$3:.$B$70]=[.$B60];[Thong_Tin_Ngay_Nghi_201905.$C$3:.$C$70]) +SUMPRODUCT([Thong_Tin_Ngay_Nghi_201906.$B$3:.$B$69]=[.$B60];[Thong_Tin_Ngay_Nghi_201906.$C$3:.$C$69]) +SUMPRODUCT([Thong_Tin_Ngay_Nghi_201907.$B$3:.$B$66]=[.$B60];[Thong_Tin_Ngay_Nghi_201907.$C$3:.$C$66]) +SUMPRODUCT([Thong_Tin_Ngay_Nghi_201908.$B$3:.$B$69]=[.$B60];[Thong_Tin_Ngay_Nghi_201908.$C$3:.$C$69]) +SUMPRODUCT([Thong_Tin_Ngay_Nghi_201909.$B$3:.$B$69]=[.$B60];[Thong_Tin_Ngay_Nghi_201909.$C$3:.$C$69]) +SUMPRODUCT([Thong_Tin_Ngay_Nghi_201910.$B$3:.$B$69]=[.$B60];[Thong_Tin_Ngay_Nghi_201910.$C$3:.$C$69]) +SUMPRODUCT([Thong_Tin_Ngay_Nghi_201911.$B$3:.$B$69]=[.$B60];[Thong_Tin_Ngay_Nghi_201911.$C$3:.$C$69]) +SUMPRODUCT([Thong_Tin_Ngay_Nghi_201912.$B$3:.$B$69]=[.$B60];[Thong_Tin_Ngay_Nghi_201912.$C$3:.$C$69])" office:value-type="float" office:value="1">
            <text:p>1</text:p>
          </table:table-cell>
          <table:table-cell table:style-name="ce59" table:formula="of:=IF(DATE(YEAR([.F60]);MONTH([.F60]);DAY([.F60]))&lt;=DATE(YEAR([.F60]);3;31); [.D60]-[.H60] + [.G60]; IF([.H60]-[.D60]&lt;0;[.H60] + [.G60] -[.I60];[.G60]+[.D60]-[.I60]))" office:value-type="float" office:value="5">
            <text:p>5</text:p>
          </table:table-cell>
          <table:table-cell table:style-name="ce59"/>
          <table:table-cell table:style-name="ce59" office:value-type="float" office:value="-2">
            <text:p>-2</text:p>
          </table:table-cell>
          <table:table-cell table:style-name="ce74"/>
          <table:table-cell table:style-name="ce59" table:formula="of:=[.J60]+[.L60] +[.K60]+[.M60]" office:value-type="float" office:value="3">
            <text:p>3</text:p>
          </table:table-cell>
          <table:table-cell table:style-name="ce77" office:value-type="string">
            <text:p>Những ngày nghỉ này đã trừ / cộng vào lương → sẽ ko trừ vào phép nữa: </text:p>
            <text:p>- Tháng 2: + 2 ngày phép (tổng kết ngày phép lúc này do staff tạm nghỉ từ 25/2 - đến tháng 6)</text:p>
          </table:table-cell>
          <table:table-cell table:number-columns-repeated="1009"/>
        </table:table-row>
        <table:table-row table:style-name="ro16">
          <table:table-cell table:style-name="ce53" office:value-type="float" office:value="55">
            <text:p>55</text:p>
          </table:table-cell>
          <table:table-cell table:style-name="ce55" office:value-type="string">
            <text:p>ThinhT</text:p>
          </table:table-cell>
          <table:table-cell table:style-name="ce59" office:value-type="float" office:value="1">
            <text:p>1</text:p>
          </table:table-cell>
          <table:table-cell table:style-name="ce59" table:formula="of:=IF([.C61]&lt;0;0;[.C61])" office:value-type="float" office:value="1">
            <text:p>1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61]);DATE(YEAR([.E61]);12;31);NOW())" office:value-type="date" office:date-value="2019-05-31T17:50:17.24">
            <text:p>05/31/19</text:p>
          </table:table-cell>
          <table:table-cell table:style-name="ce63" table:formula="of:= IF(MONTH([.F61])=MONTH([.E61]) ; IF(NETWORKDAYS([.E61];[.E61]) &lt; NETWORKDAYS(DATE(YEAR([.E61]);MONTH([.E61]);1);EOMONTH([.E61];0)) / 2 ; 0 ; 1)  ;  IF( NETWORKDAYS([.E61];EOMONTH([.E61];0)) &lt; NETWORKDAYS(DATE(YEAR([.E61]);MONTH([.E61]);1);EOMONTH([.E61];0))/2  ; 0  ; 1) + IF(MONTH([.F61]) &gt; MONTH([.E61]) ; MONTH([.F61])-MONTH([.E61])-1 ; 0) + IF(NETWORKDAYS(DATE(YEAR([.F61]);MONTH([.F61]);1);[.F61]) &lt;  NETWORKDAYS(DATE(YEAR([.F61]);MONTH([.F61]);1);EOMONTH([.F61];0)) / 2 ; 0 ; 1))" office:value-type="float" office:value="5">
            <text:p>5</text:p>
          </table:table-cell>
          <table:table-cell table:style-name="ce66" table:formula="of:=SUMPRODUCT([Thong_Tin_Ngay_Nghi_201901.$B$3:.$B$70]=[.$B61];[Thong_Tin_Ngay_Nghi_201901.$C$3:.$C$70]) +  SUMPRODUCT([Thong_Tin_Ngay_Nghi_201902.$B$3:.$B$68]=[.$B61];[Thong_Tin_Ngay_Nghi_201902.$C$3:.$C$68]) + SUMPRODUCT([Thong_Tin_Ngay_Nghi_201903.$B$3:.$B$71]=[.$B61];[Thong_Tin_Ngay_Nghi_201903.$C$3:.$C$71])" office:value-type="float" office:value="5">
            <text:p>5</text:p>
          </table:table-cell>
          <table:table-cell table:style-name="ce71" table:formula="of:=SUMPRODUCT([Thong_Tin_Ngay_Nghi_201901.$B$3:.$B$70]=[.$B61];[Thong_Tin_Ngay_Nghi_201901.$C$3:.$C$70]) +SUMPRODUCT([Thong_Tin_Ngay_Nghi_201902.$B$3:.$B$68]=[.$B61];[Thong_Tin_Ngay_Nghi_201902.$C$3:.$C$68]) +SUMPRODUCT([Thong_Tin_Ngay_Nghi_201903.$B$3:.$B$71]=[.$B61];[Thong_Tin_Ngay_Nghi_201903.$C$3:.$C$71]) +SUMPRODUCT([Thong_Tin_Ngay_Nghi_201904.$B$3:.$B$72]=[.$B61];[Thong_Tin_Ngay_Nghi_201904.$C$3:.$C$72]) +SUMPRODUCT([Thong_Tin_Ngay_Nghi_201905.$B$3:.$B$70]=[.$B61];[Thong_Tin_Ngay_Nghi_201905.$C$3:.$C$70]) +SUMPRODUCT([Thong_Tin_Ngay_Nghi_201906.$B$3:.$B$69]=[.$B61];[Thong_Tin_Ngay_Nghi_201906.$C$3:.$C$69]) +SUMPRODUCT([Thong_Tin_Ngay_Nghi_201907.$B$3:.$B$66]=[.$B61];[Thong_Tin_Ngay_Nghi_201907.$C$3:.$C$66]) +SUMPRODUCT([Thong_Tin_Ngay_Nghi_201908.$B$3:.$B$69]=[.$B61];[Thong_Tin_Ngay_Nghi_201908.$C$3:.$C$69]) +SUMPRODUCT([Thong_Tin_Ngay_Nghi_201909.$B$3:.$B$69]=[.$B61];[Thong_Tin_Ngay_Nghi_201909.$C$3:.$C$69]) +SUMPRODUCT([Thong_Tin_Ngay_Nghi_201910.$B$3:.$B$69]=[.$B61];[Thong_Tin_Ngay_Nghi_201910.$C$3:.$C$69]) +SUMPRODUCT([Thong_Tin_Ngay_Nghi_201911.$B$3:.$B$69]=[.$B61];[Thong_Tin_Ngay_Nghi_201911.$C$3:.$C$69]) +SUMPRODUCT([Thong_Tin_Ngay_Nghi_201912.$B$3:.$B$69]=[.$B61];[Thong_Tin_Ngay_Nghi_201912.$C$3:.$C$69])" office:value-type="float" office:value="7.5">
            <text:p>7.5</text:p>
          </table:table-cell>
          <table:table-cell table:style-name="ce59" table:formula="of:=IF(DATE(YEAR([.F61]);MONTH([.F61]);DAY([.F61]))&lt;=DATE(YEAR([.F61]);3;31); [.D61]-[.H61] + [.G61]; IF([.H61]-[.D61]&lt;0;[.H61] + [.G61] -[.I61];[.G61]+[.D61]-[.I61]))" office:value-type="float" office:value="-1.5">
            <text:p>-1.5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61]+[.L61] +[.K61]+[.M61]" office:value-type="float" office:value="-0.5">
            <text:p>-0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56">
            <text:p>56</text:p>
          </table:table-cell>
          <table:table-cell table:style-name="ce55" office:value-type="string">
            <text:p>ThuyLTT</text:p>
          </table:table-cell>
          <table:table-cell table:style-name="ce59" office:value-type="float" office:value="-28.5">
            <text:p>-28.5</text:p>
          </table:table-cell>
          <table:table-cell table:style-name="ce59" table:formula="of:=IF([.C62]&lt;0;0;[.C62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62]);DATE(YEAR([.E62]);12;31);NOW())" office:value-type="date" office:date-value="2019-05-31T17:50:17.24">
            <text:p>05/31/19</text:p>
          </table:table-cell>
          <table:table-cell table:style-name="ce63" table:formula="of:= IF(MONTH([.F62])=MONTH([.E62]) ; IF(NETWORKDAYS([.E62];[.E62]) &lt; NETWORKDAYS(DATE(YEAR([.E62]);MONTH([.E62]);1);EOMONTH([.E62];0)) / 2 ; 0 ; 1)  ;  IF( NETWORKDAYS([.E62];EOMONTH([.E62];0)) &lt; NETWORKDAYS(DATE(YEAR([.E62]);MONTH([.E62]);1);EOMONTH([.E62];0))/2  ; 0  ; 1) + IF(MONTH([.F62]) &gt; MONTH([.E62]) ; MONTH([.F62])-MONTH([.E62])-1 ; 0) + IF(NETWORKDAYS(DATE(YEAR([.F62]);MONTH([.F62]);1);[.F62]) &lt;  NETWORKDAYS(DATE(YEAR([.F62]);MONTH([.F62]);1);EOMONTH([.F62];0)) / 2 ; 0 ; 1))" office:value-type="float" office:value="5">
            <text:p>5</text:p>
          </table:table-cell>
          <table:table-cell table:style-name="ce66" table:formula="of:=SUMPRODUCT([Thong_Tin_Ngay_Nghi_201901.$B$3:.$B$70]=[.$B62];[Thong_Tin_Ngay_Nghi_201901.$C$3:.$C$70]) +  SUMPRODUCT([Thong_Tin_Ngay_Nghi_201902.$B$3:.$B$68]=[.$B62];[Thong_Tin_Ngay_Nghi_201902.$C$3:.$C$68]) + SUMPRODUCT([Thong_Tin_Ngay_Nghi_201903.$B$3:.$B$71]=[.$B62];[Thong_Tin_Ngay_Nghi_201903.$C$3:.$C$71])" office:value-type="float" office:value="13.5">
            <text:p>13.5</text:p>
          </table:table-cell>
          <table:table-cell table:style-name="ce71" table:formula="of:=SUMPRODUCT([Thong_Tin_Ngay_Nghi_201901.$B$3:.$B$70]=[.$B62];[Thong_Tin_Ngay_Nghi_201901.$C$3:.$C$70]) +SUMPRODUCT([Thong_Tin_Ngay_Nghi_201902.$B$3:.$B$68]=[.$B62];[Thong_Tin_Ngay_Nghi_201902.$C$3:.$C$68]) +SUMPRODUCT([Thong_Tin_Ngay_Nghi_201903.$B$3:.$B$71]=[.$B62];[Thong_Tin_Ngay_Nghi_201903.$C$3:.$C$71]) +SUMPRODUCT([Thong_Tin_Ngay_Nghi_201904.$B$3:.$B$72]=[.$B62];[Thong_Tin_Ngay_Nghi_201904.$C$3:.$C$72]) +SUMPRODUCT([Thong_Tin_Ngay_Nghi_201905.$B$3:.$B$70]=[.$B62];[Thong_Tin_Ngay_Nghi_201905.$C$3:.$C$70]) +SUMPRODUCT([Thong_Tin_Ngay_Nghi_201906.$B$3:.$B$69]=[.$B62];[Thong_Tin_Ngay_Nghi_201906.$C$3:.$C$69]) +SUMPRODUCT([Thong_Tin_Ngay_Nghi_201907.$B$3:.$B$66]=[.$B62];[Thong_Tin_Ngay_Nghi_201907.$C$3:.$C$66]) +SUMPRODUCT([Thong_Tin_Ngay_Nghi_201908.$B$3:.$B$69]=[.$B62];[Thong_Tin_Ngay_Nghi_201908.$C$3:.$C$69]) +SUMPRODUCT([Thong_Tin_Ngay_Nghi_201909.$B$3:.$B$69]=[.$B62];[Thong_Tin_Ngay_Nghi_201909.$C$3:.$C$69]) +SUMPRODUCT([Thong_Tin_Ngay_Nghi_201910.$B$3:.$B$69]=[.$B62];[Thong_Tin_Ngay_Nghi_201910.$C$3:.$C$69]) +SUMPRODUCT([Thong_Tin_Ngay_Nghi_201911.$B$3:.$B$69]=[.$B62];[Thong_Tin_Ngay_Nghi_201911.$C$3:.$C$69]) +SUMPRODUCT([Thong_Tin_Ngay_Nghi_201912.$B$3:.$B$69]=[.$B62];[Thong_Tin_Ngay_Nghi_201912.$C$3:.$C$69])" office:value-type="float" office:value="21">
            <text:p>21</text:p>
          </table:table-cell>
          <table:table-cell table:style-name="ce59" table:formula="of:=IF(DATE(YEAR([.F62]);MONTH([.F62]);DAY([.F62]))&lt;=DATE(YEAR([.F62]);3;31); [.D62]-[.H62] + [.G62]; IF([.H62]-[.D62]&lt;0;[.H62] + [.G62] -[.I62];[.G62]+[.D62]-[.I62]))" office:value-type="float" office:value="-16">
            <text:p>-16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62]+[.L62] +[.K62]+[.M62]" office:value-type="float" office:value="-15">
            <text:p>-1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57">
            <text:p>57</text:p>
          </table:table-cell>
          <table:table-cell table:style-name="ce55" office:value-type="string">
            <text:p>ThuyNTX</text:p>
          </table:table-cell>
          <table:table-cell table:style-name="ce59" office:value-type="float" office:value="4">
            <text:p>4</text:p>
          </table:table-cell>
          <table:table-cell table:style-name="ce59" table:formula="of:=IF([.C63]&lt;0;0;[.C63])" office:value-type="float" office:value="4">
            <text:p>4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63]);DATE(YEAR([.E63]);12;31);NOW())" office:value-type="date" office:date-value="2019-05-31T17:50:17.24">
            <text:p>05/31/19</text:p>
          </table:table-cell>
          <table:table-cell table:style-name="ce63" table:formula="of:= IF(MONTH([.F63])=MONTH([.E63]) ; IF(NETWORKDAYS([.E63];[.E63]) &lt; NETWORKDAYS(DATE(YEAR([.E63]);MONTH([.E63]);1);EOMONTH([.E63];0)) / 2 ; 0 ; 1)  ;  IF( NETWORKDAYS([.E63];EOMONTH([.E63];0)) &lt; NETWORKDAYS(DATE(YEAR([.E63]);MONTH([.E63]);1);EOMONTH([.E63];0))/2  ; 0  ; 1) + IF(MONTH([.F63]) &gt; MONTH([.E63]) ; MONTH([.F63])-MONTH([.E63])-1 ; 0) + IF(NETWORKDAYS(DATE(YEAR([.F63]);MONTH([.F63]);1);[.F63]) &lt;  NETWORKDAYS(DATE(YEAR([.F63]);MONTH([.F63]);1);EOMONTH([.F63];0)) / 2 ; 0 ; 1))" office:value-type="float" office:value="5">
            <text:p>5</text:p>
          </table:table-cell>
          <table:table-cell table:style-name="ce66" table:formula="of:=SUMPRODUCT([Thong_Tin_Ngay_Nghi_201901.$B$3:.$B$70]=[.$B63];[Thong_Tin_Ngay_Nghi_201901.$C$3:.$C$70]) +  SUMPRODUCT([Thong_Tin_Ngay_Nghi_201902.$B$3:.$B$68]=[.$B63];[Thong_Tin_Ngay_Nghi_201902.$C$3:.$C$68]) + SUMPRODUCT([Thong_Tin_Ngay_Nghi_201903.$B$3:.$B$71]=[.$B63];[Thong_Tin_Ngay_Nghi_201903.$C$3:.$C$71])" office:value-type="float" office:value="4">
            <text:p>4</text:p>
          </table:table-cell>
          <table:table-cell table:style-name="ce71" table:formula="of:=SUMPRODUCT([Thong_Tin_Ngay_Nghi_201901.$B$3:.$B$70]=[.$B63];[Thong_Tin_Ngay_Nghi_201901.$C$3:.$C$70]) +SUMPRODUCT([Thong_Tin_Ngay_Nghi_201902.$B$3:.$B$68]=[.$B63];[Thong_Tin_Ngay_Nghi_201902.$C$3:.$C$68]) +SUMPRODUCT([Thong_Tin_Ngay_Nghi_201903.$B$3:.$B$71]=[.$B63];[Thong_Tin_Ngay_Nghi_201903.$C$3:.$C$71]) +SUMPRODUCT([Thong_Tin_Ngay_Nghi_201904.$B$3:.$B$72]=[.$B63];[Thong_Tin_Ngay_Nghi_201904.$C$3:.$C$72]) +SUMPRODUCT([Thong_Tin_Ngay_Nghi_201905.$B$3:.$B$70]=[.$B63];[Thong_Tin_Ngay_Nghi_201905.$C$3:.$C$70]) +SUMPRODUCT([Thong_Tin_Ngay_Nghi_201906.$B$3:.$B$69]=[.$B63];[Thong_Tin_Ngay_Nghi_201906.$C$3:.$C$69]) +SUMPRODUCT([Thong_Tin_Ngay_Nghi_201907.$B$3:.$B$66]=[.$B63];[Thong_Tin_Ngay_Nghi_201907.$C$3:.$C$66]) +SUMPRODUCT([Thong_Tin_Ngay_Nghi_201908.$B$3:.$B$69]=[.$B63];[Thong_Tin_Ngay_Nghi_201908.$C$3:.$C$69]) +SUMPRODUCT([Thong_Tin_Ngay_Nghi_201909.$B$3:.$B$69]=[.$B63];[Thong_Tin_Ngay_Nghi_201909.$C$3:.$C$69]) +SUMPRODUCT([Thong_Tin_Ngay_Nghi_201910.$B$3:.$B$69]=[.$B63];[Thong_Tin_Ngay_Nghi_201910.$C$3:.$C$69]) +SUMPRODUCT([Thong_Tin_Ngay_Nghi_201911.$B$3:.$B$69]=[.$B63];[Thong_Tin_Ngay_Nghi_201911.$C$3:.$C$69]) +SUMPRODUCT([Thong_Tin_Ngay_Nghi_201912.$B$3:.$B$69]=[.$B63];[Thong_Tin_Ngay_Nghi_201912.$C$3:.$C$69])" office:value-type="float" office:value="5">
            <text:p>5</text:p>
          </table:table-cell>
          <table:table-cell table:style-name="ce59" table:formula="of:=IF(DATE(YEAR([.F63]);MONTH([.F63]);DAY([.F63]))&lt;=DATE(YEAR([.F63]);3;31); [.D63]-[.H63] + [.G63]; IF([.H63]-[.D63]&lt;0;[.H63] + [.G63] -[.I63];[.G63]+[.D63]-[.I63]))" office:value-type="float" office:value="4">
            <text:p>4</text:p>
          </table:table-cell>
          <table:table-cell table:number-columns-repeated="2" table:style-name="ce59"/>
          <table:table-cell table:style-name="ce74"/>
          <table:table-cell table:style-name="ce59" table:formula="of:=[.J63]+[.L63] +[.K63]+[.M63]" office:value-type="float" office:value="4">
            <text:p>4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58">
            <text:p>58</text:p>
          </table:table-cell>
          <table:table-cell table:style-name="ce55" office:value-type="string">
            <text:p>ThuyenTTN</text:p>
          </table:table-cell>
          <table:table-cell table:style-name="ce59" office:value-type="float" office:value="2.5">
            <text:p>2.5</text:p>
          </table:table-cell>
          <table:table-cell table:style-name="ce59" table:formula="of:=IF([.C64]&lt;0;0;[.C64])" office:value-type="float" office:value="2.5">
            <text:p>2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64]);DATE(YEAR([.E64]);12;31);NOW())" office:value-type="date" office:date-value="2019-05-31T17:50:17.25">
            <text:p>05/31/19</text:p>
          </table:table-cell>
          <table:table-cell table:style-name="ce63" table:formula="of:= IF(MONTH([.F64])=MONTH([.E64]) ; IF(NETWORKDAYS([.E64];[.E64]) &lt; NETWORKDAYS(DATE(YEAR([.E64]);MONTH([.E64]);1);EOMONTH([.E64];0)) / 2 ; 0 ; 1)  ;  IF( NETWORKDAYS([.E64];EOMONTH([.E64];0)) &lt; NETWORKDAYS(DATE(YEAR([.E64]);MONTH([.E64]);1);EOMONTH([.E64];0))/2  ; 0  ; 1) + IF(MONTH([.F64]) &gt; MONTH([.E64]) ; MONTH([.F64])-MONTH([.E64])-1 ; 0) + IF(NETWORKDAYS(DATE(YEAR([.F64]);MONTH([.F64]);1);[.F64]) &lt;  NETWORKDAYS(DATE(YEAR([.F64]);MONTH([.F64]);1);EOMONTH([.F64];0)) / 2 ; 0 ; 1))" office:value-type="float" office:value="5">
            <text:p>5</text:p>
          </table:table-cell>
          <table:table-cell table:style-name="ce66" table:formula="of:=SUMPRODUCT([Thong_Tin_Ngay_Nghi_201901.$B$3:.$B$70]=[.$B64];[Thong_Tin_Ngay_Nghi_201901.$C$3:.$C$70]) +  SUMPRODUCT([Thong_Tin_Ngay_Nghi_201902.$B$3:.$B$68]=[.$B64];[Thong_Tin_Ngay_Nghi_201902.$C$3:.$C$68]) + SUMPRODUCT([Thong_Tin_Ngay_Nghi_201903.$B$3:.$B$71]=[.$B64];[Thong_Tin_Ngay_Nghi_201903.$C$3:.$C$71])" office:value-type="float" office:value="4.5">
            <text:p>4.5</text:p>
          </table:table-cell>
          <table:table-cell table:style-name="ce71" table:formula="of:=SUMPRODUCT([Thong_Tin_Ngay_Nghi_201901.$B$3:.$B$70]=[.$B64];[Thong_Tin_Ngay_Nghi_201901.$C$3:.$C$70]) +SUMPRODUCT([Thong_Tin_Ngay_Nghi_201902.$B$3:.$B$68]=[.$B64];[Thong_Tin_Ngay_Nghi_201902.$C$3:.$C$68]) +SUMPRODUCT([Thong_Tin_Ngay_Nghi_201903.$B$3:.$B$71]=[.$B64];[Thong_Tin_Ngay_Nghi_201903.$C$3:.$C$71]) +SUMPRODUCT([Thong_Tin_Ngay_Nghi_201904.$B$3:.$B$72]=[.$B64];[Thong_Tin_Ngay_Nghi_201904.$C$3:.$C$72]) +SUMPRODUCT([Thong_Tin_Ngay_Nghi_201905.$B$3:.$B$70]=[.$B64];[Thong_Tin_Ngay_Nghi_201905.$C$3:.$C$70]) +SUMPRODUCT([Thong_Tin_Ngay_Nghi_201906.$B$3:.$B$69]=[.$B64];[Thong_Tin_Ngay_Nghi_201906.$C$3:.$C$69]) +SUMPRODUCT([Thong_Tin_Ngay_Nghi_201907.$B$3:.$B$66]=[.$B64];[Thong_Tin_Ngay_Nghi_201907.$C$3:.$C$66]) +SUMPRODUCT([Thong_Tin_Ngay_Nghi_201908.$B$3:.$B$69]=[.$B64];[Thong_Tin_Ngay_Nghi_201908.$C$3:.$C$69]) +SUMPRODUCT([Thong_Tin_Ngay_Nghi_201909.$B$3:.$B$69]=[.$B64];[Thong_Tin_Ngay_Nghi_201909.$C$3:.$C$69]) +SUMPRODUCT([Thong_Tin_Ngay_Nghi_201910.$B$3:.$B$69]=[.$B64];[Thong_Tin_Ngay_Nghi_201910.$C$3:.$C$69]) +SUMPRODUCT([Thong_Tin_Ngay_Nghi_201911.$B$3:.$B$69]=[.$B64];[Thong_Tin_Ngay_Nghi_201911.$C$3:.$C$69]) +SUMPRODUCT([Thong_Tin_Ngay_Nghi_201912.$B$3:.$B$69]=[.$B64];[Thong_Tin_Ngay_Nghi_201912.$C$3:.$C$69])" office:value-type="float" office:value="5">
            <text:p>5</text:p>
          </table:table-cell>
          <table:table-cell table:style-name="ce59" table:formula="of:=IF(DATE(YEAR([.F64]);MONTH([.F64]);DAY([.F64]))&lt;=DATE(YEAR([.F64]);3;31); [.D64]-[.H64] + [.G64]; IF([.H64]-[.D64]&lt;0;[.H64] + [.G64] -[.I64];[.G64]+[.D64]-[.I64]))" office:value-type="float" office:value="2.5">
            <text:p>2.5</text:p>
          </table:table-cell>
          <table:table-cell table:number-columns-repeated="2" table:style-name="ce59"/>
          <table:table-cell table:style-name="ce74"/>
          <table:table-cell table:style-name="ce59" table:formula="of:=[.J64]+[.L64] +[.K64]+[.M64]" office:value-type="float" office:value="2.5">
            <text:p>2.5</text:p>
          </table:table-cell>
          <table:table-cell table:style-name="ce77"/>
          <table:table-cell table:number-columns-repeated="1009"/>
        </table:table-row>
        <table:table-row table:style-name="ro18">
          <table:table-cell table:style-name="ce53" office:value-type="float" office:value="59">
            <text:p>59</text:p>
          </table:table-cell>
          <table:table-cell table:style-name="ce55" office:value-type="string">
            <text:p>TrietVM</text:p>
          </table:table-cell>
          <table:table-cell table:style-name="ce59" office:value-type="float" office:value="0">
            <text:p>0</text:p>
          </table:table-cell>
          <table:table-cell table:style-name="ce59" table:formula="of:=IF([.C65]&lt;0;0;[.C65])" office:value-type="float" office:value="0">
            <text:p>0</text:p>
          </table:table-cell>
          <table:table-cell table:style-name="ce61" office:value-type="date" office:date-value="2019-01-09">
            <text:p>01/09/19</text:p>
          </table:table-cell>
          <table:table-cell table:style-name="ce62" table:formula="of:=IF(YEAR(NOW())&gt;YEAR([.E65]);DATE(YEAR([.E65]);12;31);NOW())" office:value-type="date" office:date-value="2019-05-31T17:50:17.25">
            <text:p>05/31/19</text:p>
          </table:table-cell>
          <table:table-cell table:style-name="ce63" table:formula="of:= IF(MONTH([.F65])=MONTH([.E65]) ; IF(NETWORKDAYS([.E65];[.E65]) &lt; NETWORKDAYS(DATE(YEAR([.E65]);MONTH([.E65]);1);EOMONTH([.E65];0)) / 2 ; 0 ; 1)  ;  IF( NETWORKDAYS([.E65];EOMONTH([.E65];0)) &lt; NETWORKDAYS(DATE(YEAR([.E65]);MONTH([.E65]);1);EOMONTH([.E65];0))/2  ; 0  ; 1) + IF(MONTH([.F65]) &gt; MONTH([.E65]) ; MONTH([.F65])-MONTH([.E65])-1 ; 0) + IF(NETWORKDAYS(DATE(YEAR([.F65]);MONTH([.F65]);1);[.F65]) &lt;  NETWORKDAYS(DATE(YEAR([.F65]);MONTH([.F65]);1);EOMONTH([.F65];0)) / 2 ; 0 ; 1))" office:value-type="float" office:value="5">
            <text:p>5</text:p>
          </table:table-cell>
          <table:table-cell table:style-name="ce66" table:formula="of:=SUMPRODUCT([Thong_Tin_Ngay_Nghi_201901.$B$3:.$B$70]=[.$B65];[Thong_Tin_Ngay_Nghi_201901.$C$3:.$C$70]) +  SUMPRODUCT([Thong_Tin_Ngay_Nghi_201902.$B$3:.$B$68]=[.$B65];[Thong_Tin_Ngay_Nghi_201902.$C$3:.$C$68]) + SUMPRODUCT([Thong_Tin_Ngay_Nghi_201903.$B$3:.$B$71]=[.$B65];[Thong_Tin_Ngay_Nghi_201903.$C$3:.$C$71])" office:value-type="float" office:value="3">
            <text:p>3</text:p>
          </table:table-cell>
          <table:table-cell table:style-name="ce71" table:formula="of:=SUMPRODUCT([Thong_Tin_Ngay_Nghi_201901.$B$3:.$B$70]=[.$B65];[Thong_Tin_Ngay_Nghi_201901.$C$3:.$C$70]) +SUMPRODUCT([Thong_Tin_Ngay_Nghi_201902.$B$3:.$B$68]=[.$B65];[Thong_Tin_Ngay_Nghi_201902.$C$3:.$C$68]) +SUMPRODUCT([Thong_Tin_Ngay_Nghi_201903.$B$3:.$B$71]=[.$B65];[Thong_Tin_Ngay_Nghi_201903.$C$3:.$C$71]) +SUMPRODUCT([Thong_Tin_Ngay_Nghi_201904.$B$3:.$B$72]=[.$B65];[Thong_Tin_Ngay_Nghi_201904.$C$3:.$C$72]) +SUMPRODUCT([Thong_Tin_Ngay_Nghi_201905.$B$3:.$B$70]=[.$B65];[Thong_Tin_Ngay_Nghi_201905.$C$3:.$C$70]) +SUMPRODUCT([Thong_Tin_Ngay_Nghi_201906.$B$3:.$B$69]=[.$B65];[Thong_Tin_Ngay_Nghi_201906.$C$3:.$C$69]) +SUMPRODUCT([Thong_Tin_Ngay_Nghi_201907.$B$3:.$B$66]=[.$B65];[Thong_Tin_Ngay_Nghi_201907.$C$3:.$C$66]) +SUMPRODUCT([Thong_Tin_Ngay_Nghi_201908.$B$3:.$B$69]=[.$B65];[Thong_Tin_Ngay_Nghi_201908.$C$3:.$C$69]) +SUMPRODUCT([Thong_Tin_Ngay_Nghi_201909.$B$3:.$B$69]=[.$B65];[Thong_Tin_Ngay_Nghi_201909.$C$3:.$C$69]) +SUMPRODUCT([Thong_Tin_Ngay_Nghi_201910.$B$3:.$B$69]=[.$B65];[Thong_Tin_Ngay_Nghi_201910.$C$3:.$C$69]) +SUMPRODUCT([Thong_Tin_Ngay_Nghi_201911.$B$3:.$B$69]=[.$B65];[Thong_Tin_Ngay_Nghi_201911.$C$3:.$C$69]) +SUMPRODUCT([Thong_Tin_Ngay_Nghi_201912.$B$3:.$B$69]=[.$B65];[Thong_Tin_Ngay_Nghi_201912.$C$3:.$C$69])" office:value-type="float" office:value="4">
            <text:p>4</text:p>
          </table:table-cell>
          <table:table-cell table:style-name="ce59" table:formula="of:=IF(DATE(YEAR([.F65]);MONTH([.F65]);DAY([.F65]))&lt;=DATE(YEAR([.F65]);3;31); [.D65]-[.H65] + [.G65]; IF([.H65]-[.D65]&lt;0;[.H65] + [.G65] -[.I65];[.G65]+[.D65]-[.I65]))" office:value-type="float" office:value="1">
            <text:p>1</text:p>
          </table:table-cell>
          <table:table-cell table:style-name="ce59"/>
          <table:table-cell table:style-name="ce59" office:value-type="float" office:value="3">
            <text:p>3</text:p>
          </table:table-cell>
          <table:table-cell table:style-name="ce74"/>
          <table:table-cell table:style-name="ce59" table:formula="of:=[.J65]+[.L65] +[.K65]+[.M65]" office:value-type="float" office:value="4">
            <text:p>4</text:p>
          </table:table-cell>
          <table:table-cell table:style-name="ce77" office:value-type="string">
            <text:p>Những ngày nghỉ này đã trừ vào lương → sẽ ko trừ vào phép nữa: </text:p>
            <text:p>- Tháng 2: 3 ngày</text:p>
          </table:table-cell>
          <table:table-cell table:number-columns-repeated="1009"/>
        </table:table-row>
        <table:table-row table:style-name="ro16">
          <table:table-cell table:style-name="ce53" office:value-type="float" office:value="60">
            <text:p>60</text:p>
          </table:table-cell>
          <table:table-cell table:style-name="ce55" office:value-type="string">
            <text:p>TrucPDT</text:p>
          </table:table-cell>
          <table:table-cell table:number-columns-repeated="2" table:style-name="ce59" office:value-type="float" office:value="0">
            <text:p>0</text:p>
          </table:table-cell>
          <table:table-cell table:style-name="ce61" office:value-type="date" office:date-value="2019-03-18">
            <text:p>03/18/19</text:p>
          </table:table-cell>
          <table:table-cell table:style-name="ce62" table:formula="of:=IF(YEAR(NOW())&gt;YEAR([.E66]);DATE(YEAR([.E66]);12;31);NOW())" office:value-type="date" office:date-value="2019-05-31T17:50:17.25">
            <text:p>05/31/19</text:p>
          </table:table-cell>
          <table:table-cell table:style-name="ce63" table:formula="of:= IF(MONTH([.F66])=MONTH([.E66]) ; IF(NETWORKDAYS([.E66];[.E66]) &lt; NETWORKDAYS(DATE(YEAR([.E66]);MONTH([.E66]);1);EOMONTH([.E66];0)) / 2 ; 0 ; 1)  ;  IF( NETWORKDAYS([.E66];EOMONTH([.E66];0)) &lt; NETWORKDAYS(DATE(YEAR([.E66]);MONTH([.E66]);1);EOMONTH([.E66];0))/2  ; 0  ; 1) + IF(MONTH([.F66]) &gt; MONTH([.E66]) ; MONTH([.F66])-MONTH([.E66])-1 ; 0) + IF(NETWORKDAYS(DATE(YEAR([.F66]);MONTH([.F66]);1);[.F66]) &lt;  NETWORKDAYS(DATE(YEAR([.F66]);MONTH([.F66]);1);EOMONTH([.F66];0)) / 2 ; 0 ; 1))" office:value-type="float" office:value="2">
            <text:p>2</text:p>
          </table:table-cell>
          <table:table-cell table:style-name="ce66" table:formula="of:=SUMPRODUCT([Thong_Tin_Ngay_Nghi_201901.$B$3:.$B$70]=[.$B66];[Thong_Tin_Ngay_Nghi_201901.$C$3:.$C$70]) +  SUMPRODUCT([Thong_Tin_Ngay_Nghi_201902.$B$3:.$B$68]=[.$B66];[Thong_Tin_Ngay_Nghi_201902.$C$3:.$C$68]) + SUMPRODUCT([Thong_Tin_Ngay_Nghi_201903.$B$3:.$B$71]=[.$B66];[Thong_Tin_Ngay_Nghi_201903.$C$3:.$C$71])" office:value-type="float" office:value="0">
            <text:p>0</text:p>
          </table:table-cell>
          <table:table-cell table:style-name="ce71" table:formula="of:=SUMPRODUCT([Thong_Tin_Ngay_Nghi_201901.$B$3:.$B$70]=[.$B66];[Thong_Tin_Ngay_Nghi_201901.$C$3:.$C$70]) +SUMPRODUCT([Thong_Tin_Ngay_Nghi_201902.$B$3:.$B$68]=[.$B66];[Thong_Tin_Ngay_Nghi_201902.$C$3:.$C$68]) +SUMPRODUCT([Thong_Tin_Ngay_Nghi_201903.$B$3:.$B$71]=[.$B66];[Thong_Tin_Ngay_Nghi_201903.$C$3:.$C$71]) +SUMPRODUCT([Thong_Tin_Ngay_Nghi_201904.$B$3:.$B$72]=[.$B66];[Thong_Tin_Ngay_Nghi_201904.$C$3:.$C$72]) +SUMPRODUCT([Thong_Tin_Ngay_Nghi_201905.$B$3:.$B$70]=[.$B66];[Thong_Tin_Ngay_Nghi_201905.$C$3:.$C$70]) +SUMPRODUCT([Thong_Tin_Ngay_Nghi_201906.$B$3:.$B$69]=[.$B66];[Thong_Tin_Ngay_Nghi_201906.$C$3:.$C$69]) +SUMPRODUCT([Thong_Tin_Ngay_Nghi_201907.$B$3:.$B$66]=[.$B66];[Thong_Tin_Ngay_Nghi_201907.$C$3:.$C$66]) +SUMPRODUCT([Thong_Tin_Ngay_Nghi_201908.$B$3:.$B$69]=[.$B66];[Thong_Tin_Ngay_Nghi_201908.$C$3:.$C$69]) +SUMPRODUCT([Thong_Tin_Ngay_Nghi_201909.$B$3:.$B$69]=[.$B66];[Thong_Tin_Ngay_Nghi_201909.$C$3:.$C$69]) +SUMPRODUCT([Thong_Tin_Ngay_Nghi_201910.$B$3:.$B$69]=[.$B66];[Thong_Tin_Ngay_Nghi_201910.$C$3:.$C$69]) +SUMPRODUCT([Thong_Tin_Ngay_Nghi_201911.$B$3:.$B$69]=[.$B66];[Thong_Tin_Ngay_Nghi_201911.$C$3:.$C$69]) +SUMPRODUCT([Thong_Tin_Ngay_Nghi_201912.$B$3:.$B$69]=[.$B66];[Thong_Tin_Ngay_Nghi_201912.$C$3:.$C$69])" office:value-type="float" office:value="0">
            <text:p>0</text:p>
          </table:table-cell>
          <table:table-cell table:style-name="ce59" table:formula="of:=IF(DATE(YEAR([.F66]);MONTH([.F66]);DAY([.F66]))&lt;=DATE(YEAR([.F66]);3;31); [.D66]-[.H66] + [.G66]; IF([.H66]-[.D66]&lt;0;[.H66] + [.G66] -[.I66];[.G66]+[.D66]-[.I66]))" office:value-type="float" office:value="2">
            <text:p>2</text:p>
          </table:table-cell>
          <table:table-cell table:number-columns-repeated="2" table:style-name="ce59"/>
          <table:table-cell table:style-name="ce74"/>
          <table:table-cell table:style-name="ce59" table:formula="of:=[.J66]+[.L66] +[.K66]+[.M66]" office:value-type="float" office:value="2">
            <text:p>2</text:p>
          </table:table-cell>
          <table:table-cell table:style-name="ce77"/>
          <table:table-cell table:number-columns-repeated="1009"/>
        </table:table-row>
        <table:table-row table:style-name="ro18">
          <table:table-cell table:style-name="ce53" office:value-type="float" office:value="61">
            <text:p>61</text:p>
          </table:table-cell>
          <table:table-cell table:style-name="ce55" office:value-type="string">
            <text:p>VinhNT</text:p>
          </table:table-cell>
          <table:table-cell table:style-name="ce59" office:value-type="float" office:value="-1">
            <text:p>-1</text:p>
          </table:table-cell>
          <table:table-cell table:style-name="ce59" table:formula="of:=IF([.C67]&lt;0;0;[.C67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67]);DATE(YEAR([.E67]);12;31);NOW())" office:value-type="date" office:date-value="2019-05-31T17:50:17.25">
            <text:p>05/31/19</text:p>
          </table:table-cell>
          <table:table-cell table:style-name="ce63" table:formula="of:= IF(MONTH([.F67])=MONTH([.E67]) ; IF(NETWORKDAYS([.E67];[.E67]) &lt; NETWORKDAYS(DATE(YEAR([.E67]);MONTH([.E67]);1);EOMONTH([.E67];0)) / 2 ; 0 ; 1)  ;  IF( NETWORKDAYS([.E67];EOMONTH([.E67];0)) &lt; NETWORKDAYS(DATE(YEAR([.E67]);MONTH([.E67]);1);EOMONTH([.E67];0))/2  ; 0  ; 1) + IF(MONTH([.F67]) &gt; MONTH([.E67]) ; MONTH([.F67])-MONTH([.E67])-1 ; 0) + IF(NETWORKDAYS(DATE(YEAR([.F67]);MONTH([.F67]);1);[.F67]) &lt;  NETWORKDAYS(DATE(YEAR([.F67]);MONTH([.F67]);1);EOMONTH([.F67];0)) / 2 ; 0 ; 1))" office:value-type="float" office:value="5">
            <text:p>5</text:p>
          </table:table-cell>
          <table:table-cell table:style-name="ce66" table:formula="of:=SUMPRODUCT([Thong_Tin_Ngay_Nghi_201901.$B$3:.$B$70]=[.$B67];[Thong_Tin_Ngay_Nghi_201901.$C$3:.$C$70]) +  SUMPRODUCT([Thong_Tin_Ngay_Nghi_201902.$B$3:.$B$68]=[.$B67];[Thong_Tin_Ngay_Nghi_201902.$C$3:.$C$68]) + SUMPRODUCT([Thong_Tin_Ngay_Nghi_201903.$B$3:.$B$71]=[.$B67];[Thong_Tin_Ngay_Nghi_201903.$C$3:.$C$71])" office:value-type="float" office:value="7.5">
            <text:p>7.5</text:p>
          </table:table-cell>
          <table:table-cell table:style-name="ce71" table:formula="of:=SUMPRODUCT([Thong_Tin_Ngay_Nghi_201901.$B$3:.$B$70]=[.$B67];[Thong_Tin_Ngay_Nghi_201901.$C$3:.$C$70]) +SUMPRODUCT([Thong_Tin_Ngay_Nghi_201902.$B$3:.$B$68]=[.$B67];[Thong_Tin_Ngay_Nghi_201902.$C$3:.$C$68]) +SUMPRODUCT([Thong_Tin_Ngay_Nghi_201903.$B$3:.$B$71]=[.$B67];[Thong_Tin_Ngay_Nghi_201903.$C$3:.$C$71]) +SUMPRODUCT([Thong_Tin_Ngay_Nghi_201904.$B$3:.$B$72]=[.$B67];[Thong_Tin_Ngay_Nghi_201904.$C$3:.$C$72]) +SUMPRODUCT([Thong_Tin_Ngay_Nghi_201905.$B$3:.$B$70]=[.$B67];[Thong_Tin_Ngay_Nghi_201905.$C$3:.$C$70]) +SUMPRODUCT([Thong_Tin_Ngay_Nghi_201906.$B$3:.$B$69]=[.$B67];[Thong_Tin_Ngay_Nghi_201906.$C$3:.$C$69]) +SUMPRODUCT([Thong_Tin_Ngay_Nghi_201907.$B$3:.$B$66]=[.$B67];[Thong_Tin_Ngay_Nghi_201907.$C$3:.$C$66]) +SUMPRODUCT([Thong_Tin_Ngay_Nghi_201908.$B$3:.$B$69]=[.$B67];[Thong_Tin_Ngay_Nghi_201908.$C$3:.$C$69]) +SUMPRODUCT([Thong_Tin_Ngay_Nghi_201909.$B$3:.$B$69]=[.$B67];[Thong_Tin_Ngay_Nghi_201909.$C$3:.$C$69]) +SUMPRODUCT([Thong_Tin_Ngay_Nghi_201910.$B$3:.$B$69]=[.$B67];[Thong_Tin_Ngay_Nghi_201910.$C$3:.$C$69]) +SUMPRODUCT([Thong_Tin_Ngay_Nghi_201911.$B$3:.$B$69]=[.$B67];[Thong_Tin_Ngay_Nghi_201911.$C$3:.$C$69]) +SUMPRODUCT([Thong_Tin_Ngay_Nghi_201912.$B$3:.$B$69]=[.$B67];[Thong_Tin_Ngay_Nghi_201912.$C$3:.$C$69])" office:value-type="float" office:value="8">
            <text:p>8</text:p>
          </table:table-cell>
          <table:table-cell table:style-name="ce59" table:formula="of:=IF(DATE(YEAR([.F67]);MONTH([.F67]);DAY([.F67]))&lt;=DATE(YEAR([.F67]);3;31); [.D67]-[.H67] + [.G67]; IF([.H67]-[.D67]&lt;0;[.H67] + [.G67] -[.I67];[.G67]+[.D67]-[.I67]))" office:value-type="float" office:value="-3">
            <text:p>-3</text:p>
          </table:table-cell>
          <table:table-cell table:style-name="ce59"/>
          <table:table-cell table:style-name="ce59" table:formula="of:=3.5" office:value-type="float" office:value="3.5">
            <text:p>3.5</text:p>
          </table:table-cell>
          <table:table-cell table:style-name="ce74"/>
          <table:table-cell table:style-name="ce59" table:formula="of:=[.J67]+[.L67] +[.K67]+[.M67]" office:value-type="float" office:value="0.5">
            <text:p>0.5</text:p>
          </table:table-cell>
          <table:table-cell table:style-name="ce77" office:value-type="string">
            <text:p>Những ngày nghỉ này đã trừ vào lương → sẽ ko trừ vào phép nữa: </text:p>
            <text:p>- Tháng 1: 3.5 ngày</text:p>
          </table:table-cell>
          <table:table-cell table:number-columns-repeated="1009"/>
        </table:table-row>
        <table:table-row table:style-name="ro16">
          <table:table-cell table:style-name="ce53" office:value-type="float" office:value="62">
            <text:p>62</text:p>
          </table:table-cell>
          <table:table-cell table:style-name="ce57" office:value-type="string">
            <text:p>VinhP</text:p>
          </table:table-cell>
          <table:table-cell table:style-name="ce59" office:value-type="float" office:value="4">
            <text:p>4</text:p>
          </table:table-cell>
          <table:table-cell table:style-name="ce59" table:formula="of:=IF([.C68]&lt;0;0;[.C68])" office:value-type="float" office:value="4">
            <text:p>4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68]);DATE(YEAR([.E68]);12;31);NOW())" office:value-type="date" office:date-value="2019-05-31T17:50:17.25">
            <text:p>05/31/19</text:p>
          </table:table-cell>
          <table:table-cell table:style-name="ce63" table:formula="of:= IF(MONTH([.F68])=MONTH([.E68]) ; IF(NETWORKDAYS([.E68];[.E68]) &lt; NETWORKDAYS(DATE(YEAR([.E68]);MONTH([.E68]);1);EOMONTH([.E68];0)) / 2 ; 0 ; 1)  ;  IF( NETWORKDAYS([.E68];EOMONTH([.E68];0)) &lt; NETWORKDAYS(DATE(YEAR([.E68]);MONTH([.E68]);1);EOMONTH([.E68];0))/2  ; 0  ; 1) + IF(MONTH([.F68]) &gt; MONTH([.E68]) ; MONTH([.F68])-MONTH([.E68])-1 ; 0) + IF(NETWORKDAYS(DATE(YEAR([.F68]);MONTH([.F68]);1);[.F68]) &lt;  NETWORKDAYS(DATE(YEAR([.F68]);MONTH([.F68]);1);EOMONTH([.F68];0)) / 2 ; 0 ; 1))" office:value-type="float" office:value="5">
            <text:p>5</text:p>
          </table:table-cell>
          <table:table-cell table:style-name="ce66" table:formula="of:=SUMPRODUCT([Thong_Tin_Ngay_Nghi_201901.$B$3:.$B$70]=[.$B68];[Thong_Tin_Ngay_Nghi_201901.$C$3:.$C$70]) +  SUMPRODUCT([Thong_Tin_Ngay_Nghi_201902.$B$3:.$B$68]=[.$B68];[Thong_Tin_Ngay_Nghi_201902.$C$3:.$C$68]) + SUMPRODUCT([Thong_Tin_Ngay_Nghi_201903.$B$3:.$B$71]=[.$B68];[Thong_Tin_Ngay_Nghi_201903.$C$3:.$C$71])" office:value-type="float" office:value="7">
            <text:p>7</text:p>
          </table:table-cell>
          <table:table-cell table:style-name="ce71" table:formula="of:=SUMPRODUCT([Thong_Tin_Ngay_Nghi_201901.$B$3:.$B$70]=[.$B68];[Thong_Tin_Ngay_Nghi_201901.$C$3:.$C$70]) +SUMPRODUCT([Thong_Tin_Ngay_Nghi_201902.$B$3:.$B$68]=[.$B68];[Thong_Tin_Ngay_Nghi_201902.$C$3:.$C$68]) +SUMPRODUCT([Thong_Tin_Ngay_Nghi_201903.$B$3:.$B$71]=[.$B68];[Thong_Tin_Ngay_Nghi_201903.$C$3:.$C$71]) +SUMPRODUCT([Thong_Tin_Ngay_Nghi_201904.$B$3:.$B$72]=[.$B68];[Thong_Tin_Ngay_Nghi_201904.$C$3:.$C$72]) +SUMPRODUCT([Thong_Tin_Ngay_Nghi_201905.$B$3:.$B$70]=[.$B68];[Thong_Tin_Ngay_Nghi_201905.$C$3:.$C$70]) +SUMPRODUCT([Thong_Tin_Ngay_Nghi_201906.$B$3:.$B$69]=[.$B68];[Thong_Tin_Ngay_Nghi_201906.$C$3:.$C$69]) +SUMPRODUCT([Thong_Tin_Ngay_Nghi_201907.$B$3:.$B$66]=[.$B68];[Thong_Tin_Ngay_Nghi_201907.$C$3:.$C$66]) +SUMPRODUCT([Thong_Tin_Ngay_Nghi_201908.$B$3:.$B$69]=[.$B68];[Thong_Tin_Ngay_Nghi_201908.$C$3:.$C$69]) +SUMPRODUCT([Thong_Tin_Ngay_Nghi_201909.$B$3:.$B$69]=[.$B68];[Thong_Tin_Ngay_Nghi_201909.$C$3:.$C$69]) +SUMPRODUCT([Thong_Tin_Ngay_Nghi_201910.$B$3:.$B$69]=[.$B68];[Thong_Tin_Ngay_Nghi_201910.$C$3:.$C$69]) +SUMPRODUCT([Thong_Tin_Ngay_Nghi_201911.$B$3:.$B$69]=[.$B68];[Thong_Tin_Ngay_Nghi_201911.$C$3:.$C$69]) +SUMPRODUCT([Thong_Tin_Ngay_Nghi_201912.$B$3:.$B$69]=[.$B68];[Thong_Tin_Ngay_Nghi_201912.$C$3:.$C$69])" office:value-type="float" office:value="9">
            <text:p>9</text:p>
          </table:table-cell>
          <table:table-cell table:style-name="ce59" table:formula="of:=IF(DATE(YEAR([.F68]);MONTH([.F68]);DAY([.F68]))&lt;=DATE(YEAR([.F68]);3;31); [.D68]-[.H68] + [.G68]; IF([.H68]-[.D68]&lt;0;[.H68] + [.G68] -[.I68];[.G68]+[.D68]-[.I68]))" office:value-type="float" office:value="0">
            <text:p>0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68]+[.L68] +[.K68]+[.M68]" office:value-type="float" office:value="1">
            <text:p>1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63">
            <text:p>63</text:p>
          </table:table-cell>
          <table:table-cell table:style-name="ce57" office:value-type="string">
            <text:p>ViTHT</text:p>
          </table:table-cell>
          <table:table-cell table:style-name="ce59" office:value-type="float" office:value="-3.5">
            <text:p>-3.5</text:p>
          </table:table-cell>
          <table:table-cell table:style-name="ce59" table:formula="of:=IF([.C69]&lt;0;0;[.C69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69]);DATE(YEAR([.E69]);12;31);NOW())" office:value-type="date" office:date-value="2019-05-31T17:50:17.26">
            <text:p>05/31/19</text:p>
          </table:table-cell>
          <table:table-cell table:style-name="ce63" table:formula="of:= IF(MONTH([.F69])=MONTH([.E69]) ; IF(NETWORKDAYS([.E69];[.E69]) &lt; NETWORKDAYS(DATE(YEAR([.E69]);MONTH([.E69]);1);EOMONTH([.E69];0)) / 2 ; 0 ; 1)  ;  IF( NETWORKDAYS([.E69];EOMONTH([.E69];0)) &lt; NETWORKDAYS(DATE(YEAR([.E69]);MONTH([.E69]);1);EOMONTH([.E69];0))/2  ; 0  ; 1) + IF(MONTH([.F69]) &gt; MONTH([.E69]) ; MONTH([.F69])-MONTH([.E69])-1 ; 0) + IF(NETWORKDAYS(DATE(YEAR([.F69]);MONTH([.F69]);1);[.F69]) &lt;  NETWORKDAYS(DATE(YEAR([.F69]);MONTH([.F69]);1);EOMONTH([.F69];0)) / 2 ; 0 ; 1))" office:value-type="float" office:value="5">
            <text:p>5</text:p>
          </table:table-cell>
          <table:table-cell table:style-name="ce66" table:formula="of:=SUMPRODUCT([Thong_Tin_Ngay_Nghi_201901.$B$3:.$B$70]=[.$B69];[Thong_Tin_Ngay_Nghi_201901.$C$3:.$C$70]) +  SUMPRODUCT([Thong_Tin_Ngay_Nghi_201902.$B$3:.$B$68]=[.$B69];[Thong_Tin_Ngay_Nghi_201902.$C$3:.$C$68]) + SUMPRODUCT([Thong_Tin_Ngay_Nghi_201903.$B$3:.$B$71]=[.$B69];[Thong_Tin_Ngay_Nghi_201903.$C$3:.$C$71])" office:value-type="float" office:value="5.5">
            <text:p>5.5</text:p>
          </table:table-cell>
          <table:table-cell table:style-name="ce71" table:formula="of:=SUMPRODUCT([Thong_Tin_Ngay_Nghi_201901.$B$3:.$B$70]=[.$B69];[Thong_Tin_Ngay_Nghi_201901.$C$3:.$C$70]) +SUMPRODUCT([Thong_Tin_Ngay_Nghi_201902.$B$3:.$B$68]=[.$B69];[Thong_Tin_Ngay_Nghi_201902.$C$3:.$C$68]) +SUMPRODUCT([Thong_Tin_Ngay_Nghi_201903.$B$3:.$B$71]=[.$B69];[Thong_Tin_Ngay_Nghi_201903.$C$3:.$C$71]) +SUMPRODUCT([Thong_Tin_Ngay_Nghi_201904.$B$3:.$B$72]=[.$B69];[Thong_Tin_Ngay_Nghi_201904.$C$3:.$C$72]) +SUMPRODUCT([Thong_Tin_Ngay_Nghi_201905.$B$3:.$B$70]=[.$B69];[Thong_Tin_Ngay_Nghi_201905.$C$3:.$C$70]) +SUMPRODUCT([Thong_Tin_Ngay_Nghi_201906.$B$3:.$B$69]=[.$B69];[Thong_Tin_Ngay_Nghi_201906.$C$3:.$C$69]) +SUMPRODUCT([Thong_Tin_Ngay_Nghi_201907.$B$3:.$B$66]=[.$B69];[Thong_Tin_Ngay_Nghi_201907.$C$3:.$C$66]) +SUMPRODUCT([Thong_Tin_Ngay_Nghi_201908.$B$3:.$B$69]=[.$B69];[Thong_Tin_Ngay_Nghi_201908.$C$3:.$C$69]) +SUMPRODUCT([Thong_Tin_Ngay_Nghi_201909.$B$3:.$B$69]=[.$B69];[Thong_Tin_Ngay_Nghi_201909.$C$3:.$C$69]) +SUMPRODUCT([Thong_Tin_Ngay_Nghi_201910.$B$3:.$B$69]=[.$B69];[Thong_Tin_Ngay_Nghi_201910.$C$3:.$C$69]) +SUMPRODUCT([Thong_Tin_Ngay_Nghi_201911.$B$3:.$B$69]=[.$B69];[Thong_Tin_Ngay_Nghi_201911.$C$3:.$C$69]) +SUMPRODUCT([Thong_Tin_Ngay_Nghi_201912.$B$3:.$B$69]=[.$B69];[Thong_Tin_Ngay_Nghi_201912.$C$3:.$C$69])" office:value-type="float" office:value="9.5">
            <text:p>9.5</text:p>
          </table:table-cell>
          <table:table-cell table:style-name="ce59" table:formula="of:=IF(DATE(YEAR([.F69]);MONTH([.F69]);DAY([.F69]))&lt;=DATE(YEAR([.F69]);3;31); [.D69]-[.H69] + [.G69]; IF([.H69]-[.D69]&lt;0;[.H69] + [.G69] -[.I69];[.G69]+[.D69]-[.I69]))" office:value-type="float" office:value="-4.5">
            <text:p>-4.5</text:p>
          </table:table-cell>
          <table:table-cell table:number-columns-repeated="2" table:style-name="ce59"/>
          <table:table-cell table:style-name="ce74"/>
          <table:table-cell table:style-name="ce59" table:formula="of:=[.J69]+[.L69] +[.K69]+[.M69]" office:value-type="float" office:value="-4.5">
            <text:p>-4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64">
            <text:p>64</text:p>
          </table:table-cell>
          <table:table-cell table:style-name="ce57" office:value-type="string">
            <text:p>VietDQ</text:p>
          </table:table-cell>
          <table:table-cell table:number-columns-repeated="2" table:style-name="ce59" office:value-type="float" office:value="0">
            <text:p>0</text:p>
          </table:table-cell>
          <table:table-cell table:style-name="ce61" office:value-type="date" office:date-value="2019-05-27">
            <text:p>05/27/19</text:p>
          </table:table-cell>
          <table:table-cell table:style-name="ce62" table:formula="of:=IF(YEAR(NOW())&gt;YEAR([.E70]);DATE(YEAR([.E70]);12;31);NOW())" office:value-type="date" office:date-value="2019-05-31T17:50:17.26">
            <text:p>05/31/19</text:p>
          </table:table-cell>
          <table:table-cell table:style-name="ce63" table:formula="of:= IF(MONTH([.F70])=MONTH([.E70]) ; IF(NETWORKDAYS([.E70];[.E70]) &lt; NETWORKDAYS(DATE(YEAR([.E70]);MONTH([.E70]);1);EOMONTH([.E70];0)) / 2 ; 0 ; 1)  ;  IF( NETWORKDAYS([.E70];EOMONTH([.E70];0)) &lt; NETWORKDAYS(DATE(YEAR([.E70]);MONTH([.E70]);1);EOMONTH([.E70];0))/2  ; 0  ; 1) + IF(MONTH([.F70]) &gt; MONTH([.E70]) ; MONTH([.F70])-MONTH([.E70])-1 ; 0) + IF(NETWORKDAYS(DATE(YEAR([.F70]);MONTH([.F70]);1);[.F70]) &lt;  NETWORKDAYS(DATE(YEAR([.F70]);MONTH([.F70]);1);EOMONTH([.F70];0)) / 2 ; 0 ; 1))" office:value-type="float" office:value="0">
            <text:p>0</text:p>
          </table:table-cell>
          <table:table-cell table:style-name="ce66" table:formula="of:=SUMPRODUCT([Thong_Tin_Ngay_Nghi_201901.$B$3:.$B$70]=[.$B70];[Thong_Tin_Ngay_Nghi_201901.$C$3:.$C$70]) +  SUMPRODUCT([Thong_Tin_Ngay_Nghi_201902.$B$3:.$B$68]=[.$B70];[Thong_Tin_Ngay_Nghi_201902.$C$3:.$C$68]) + SUMPRODUCT([Thong_Tin_Ngay_Nghi_201903.$B$3:.$B$71]=[.$B70];[Thong_Tin_Ngay_Nghi_201903.$C$3:.$C$71])" office:value-type="float" office:value="0">
            <text:p>0</text:p>
          </table:table-cell>
          <table:table-cell table:style-name="ce71" table:formula="of:=SUMPRODUCT([Thong_Tin_Ngay_Nghi_201901.$B$3:.$B$70]=[.$B70];[Thong_Tin_Ngay_Nghi_201901.$C$3:.$C$70]) +SUMPRODUCT([Thong_Tin_Ngay_Nghi_201902.$B$3:.$B$68]=[.$B70];[Thong_Tin_Ngay_Nghi_201902.$C$3:.$C$68]) +SUMPRODUCT([Thong_Tin_Ngay_Nghi_201903.$B$3:.$B$71]=[.$B70];[Thong_Tin_Ngay_Nghi_201903.$C$3:.$C$71]) +SUMPRODUCT([Thong_Tin_Ngay_Nghi_201904.$B$3:.$B$72]=[.$B70];[Thong_Tin_Ngay_Nghi_201904.$C$3:.$C$72]) +SUMPRODUCT([Thong_Tin_Ngay_Nghi_201905.$B$3:.$B$70]=[.$B70];[Thong_Tin_Ngay_Nghi_201905.$C$3:.$C$70]) +SUMPRODUCT([Thong_Tin_Ngay_Nghi_201906.$B$3:.$B$69]=[.$B70];[Thong_Tin_Ngay_Nghi_201906.$C$3:.$C$69]) +SUMPRODUCT([Thong_Tin_Ngay_Nghi_201907.$B$3:.$B$66]=[.$B70];[Thong_Tin_Ngay_Nghi_201907.$C$3:.$C$66]) +SUMPRODUCT([Thong_Tin_Ngay_Nghi_201908.$B$3:.$B$69]=[.$B70];[Thong_Tin_Ngay_Nghi_201908.$C$3:.$C$69]) +SUMPRODUCT([Thong_Tin_Ngay_Nghi_201909.$B$3:.$B$69]=[.$B70];[Thong_Tin_Ngay_Nghi_201909.$C$3:.$C$69]) +SUMPRODUCT([Thong_Tin_Ngay_Nghi_201910.$B$3:.$B$69]=[.$B70];[Thong_Tin_Ngay_Nghi_201910.$C$3:.$C$69]) +SUMPRODUCT([Thong_Tin_Ngay_Nghi_201911.$B$3:.$B$69]=[.$B70];[Thong_Tin_Ngay_Nghi_201911.$C$3:.$C$69]) +SUMPRODUCT([Thong_Tin_Ngay_Nghi_201912.$B$3:.$B$69]=[.$B70];[Thong_Tin_Ngay_Nghi_201912.$C$3:.$C$69])" office:value-type="float" office:value="0">
            <text:p>0</text:p>
          </table:table-cell>
          <table:table-cell table:style-name="ce59" table:formula="of:=IF(DATE(YEAR([.F70]);MONTH([.F70]);DAY([.F70]))&lt;=DATE(YEAR([.F70]);3;31); [.D70]-[.H70] + [.G70]; IF([.H70]-[.D70]&lt;0;[.H70] + [.G70] -[.I70];[.G70]+[.D70]-[.I70]))" office:value-type="float" office:value="0">
            <text:p>0</text:p>
          </table:table-cell>
          <table:table-cell table:number-columns-repeated="2" table:style-name="ce59"/>
          <table:table-cell table:style-name="ce74"/>
          <table:table-cell table:style-name="ce59" table:formula="of:=[.J70]+[.L70] +[.K70]+[.M70]" office:value-type="float" office:value="0">
            <text:p>0</text:p>
          </table:table-cell>
          <table:table-cell table:style-name="ce77"/>
          <table:table-cell table:number-columns-repeated="1009"/>
        </table:table-row>
        <table:table-row table:style-name="ro18">
          <table:table-cell table:style-name="ce53" office:value-type="float" office:value="65">
            <text:p>65</text:p>
          </table:table-cell>
          <table:table-cell table:style-name="ce57" office:value-type="string">
            <text:p>VuPTM</text:p>
          </table:table-cell>
          <table:table-cell table:style-name="ce59" office:value-type="float" office:value="0">
            <text:p>0</text:p>
          </table:table-cell>
          <table:table-cell table:style-name="ce59" table:formula="of:=IF([.C71]&lt;0;0;[.C71])" office:value-type="float" office:value="0">
            <text:p>0</text:p>
          </table:table-cell>
          <table:table-cell table:style-name="ce61" office:value-type="date" office:date-value="2019-02-25">
            <text:p>02/25/19</text:p>
          </table:table-cell>
          <table:table-cell table:style-name="ce62" table:formula="of:=IF(YEAR(NOW())&gt;YEAR([.E71]);DATE(YEAR([.E71]);12;31);NOW())" office:value-type="date" office:date-value="2019-05-31T17:50:17.26">
            <text:p>05/31/19</text:p>
          </table:table-cell>
          <table:table-cell table:style-name="ce63" table:formula="of:= IF(MONTH([.F71])=MONTH([.E71]) ; IF(NETWORKDAYS([.E71];[.E71]) &lt; NETWORKDAYS(DATE(YEAR([.E71]);MONTH([.E71]);1);EOMONTH([.E71];0)) / 2 ; 0 ; 1)  ;  IF( NETWORKDAYS([.E71];EOMONTH([.E71];0)) &lt; NETWORKDAYS(DATE(YEAR([.E71]);MONTH([.E71]);1);EOMONTH([.E71];0))/2  ; 0  ; 1) + IF(MONTH([.F71]) &gt; MONTH([.E71]) ; MONTH([.F71])-MONTH([.E71])-1 ; 0) + IF(NETWORKDAYS(DATE(YEAR([.F71]);MONTH([.F71]);1);[.F71]) &lt;  NETWORKDAYS(DATE(YEAR([.F71]);MONTH([.F71]);1);EOMONTH([.F71];0)) / 2 ; 0 ; 1))" office:value-type="float" office:value="3">
            <text:p>3</text:p>
          </table:table-cell>
          <table:table-cell table:style-name="ce66" table:formula="of:=SUMPRODUCT([Thong_Tin_Ngay_Nghi_201901.$B$3:.$B$70]=[.$B71];[Thong_Tin_Ngay_Nghi_201901.$C$3:.$C$70]) +  SUMPRODUCT([Thong_Tin_Ngay_Nghi_201902.$B$3:.$B$68]=[.$B71];[Thong_Tin_Ngay_Nghi_201902.$C$3:.$C$68]) + SUMPRODUCT([Thong_Tin_Ngay_Nghi_201903.$B$3:.$B$71]=[.$B71];[Thong_Tin_Ngay_Nghi_201903.$C$3:.$C$71])" office:value-type="float" office:value="1.5">
            <text:p>1.5</text:p>
          </table:table-cell>
          <table:table-cell table:style-name="ce71" table:formula="of:=SUMPRODUCT([Thong_Tin_Ngay_Nghi_201901.$B$3:.$B$70]=[.$B71];[Thong_Tin_Ngay_Nghi_201901.$C$3:.$C$70]) +SUMPRODUCT([Thong_Tin_Ngay_Nghi_201902.$B$3:.$B$68]=[.$B71];[Thong_Tin_Ngay_Nghi_201902.$C$3:.$C$68]) +SUMPRODUCT([Thong_Tin_Ngay_Nghi_201903.$B$3:.$B$71]=[.$B71];[Thong_Tin_Ngay_Nghi_201903.$C$3:.$C$71]) +SUMPRODUCT([Thong_Tin_Ngay_Nghi_201904.$B$3:.$B$72]=[.$B71];[Thong_Tin_Ngay_Nghi_201904.$C$3:.$C$72]) +SUMPRODUCT([Thong_Tin_Ngay_Nghi_201905.$B$3:.$B$70]=[.$B71];[Thong_Tin_Ngay_Nghi_201905.$C$3:.$C$70]) +SUMPRODUCT([Thong_Tin_Ngay_Nghi_201906.$B$3:.$B$69]=[.$B71];[Thong_Tin_Ngay_Nghi_201906.$C$3:.$C$69]) +SUMPRODUCT([Thong_Tin_Ngay_Nghi_201907.$B$3:.$B$66]=[.$B71];[Thong_Tin_Ngay_Nghi_201907.$C$3:.$C$66]) +SUMPRODUCT([Thong_Tin_Ngay_Nghi_201908.$B$3:.$B$69]=[.$B71];[Thong_Tin_Ngay_Nghi_201908.$C$3:.$C$69]) +SUMPRODUCT([Thong_Tin_Ngay_Nghi_201909.$B$3:.$B$69]=[.$B71];[Thong_Tin_Ngay_Nghi_201909.$C$3:.$C$69]) +SUMPRODUCT([Thong_Tin_Ngay_Nghi_201910.$B$3:.$B$69]=[.$B71];[Thong_Tin_Ngay_Nghi_201910.$C$3:.$C$69]) +SUMPRODUCT([Thong_Tin_Ngay_Nghi_201911.$B$3:.$B$69]=[.$B71];[Thong_Tin_Ngay_Nghi_201911.$C$3:.$C$69]) +SUMPRODUCT([Thong_Tin_Ngay_Nghi_201912.$B$3:.$B$69]=[.$B71];[Thong_Tin_Ngay_Nghi_201912.$C$3:.$C$69])" office:value-type="float" office:value="3.5">
            <text:p>3.5</text:p>
          </table:table-cell>
          <table:table-cell table:style-name="ce59" table:formula="of:=IF(DATE(YEAR([.F71]);MONTH([.F71]);DAY([.F71]))&lt;=DATE(YEAR([.F71]);3;31); [.D71]-[.H71] + [.G71]; IF([.H71]-[.D71]&lt;0;[.H71] + [.G71] -[.I71];[.G71]+[.D71]-[.I71]))" office:value-type="float" office:value="-0.5">
            <text:p>-0.5</text:p>
          </table:table-cell>
          <table:table-cell table:style-name="ce59"/>
          <table:table-cell table:style-name="ce59" table:formula="of:=1.5" office:value-type="float" office:value="1.5">
            <text:p>1.5</text:p>
          </table:table-cell>
          <table:table-cell table:style-name="ce74"/>
          <table:table-cell table:style-name="ce59" table:formula="of:=[.J71]+[.L71] +[.K71]+[.M71]" office:value-type="float" office:value="1">
            <text:p>1</text:p>
          </table:table-cell>
          <table:table-cell table:style-name="ce77" office:value-type="string">
            <text:p>Những ngày nghỉ này đã trừ vào lương → sẽ ko trừ vào phép nữa: </text:p>
            <text:p>- Tháng 3: 1.5 ngày</text:p>
          </table:table-cell>
          <table:table-cell table:number-columns-repeated="1009"/>
        </table:table-row>
        <table:table-row table:style-name="ro18">
          <table:table-cell table:style-name="ce53" office:value-type="float" office:value="66">
            <text:p>66</text:p>
          </table:table-cell>
          <table:table-cell table:style-name="ce57" office:value-type="string">
            <text:p>VyNL</text:p>
          </table:table-cell>
          <table:table-cell table:style-name="ce59" office:value-type="float" office:value="0">
            <text:p>0</text:p>
          </table:table-cell>
          <table:table-cell table:style-name="ce59" table:formula="of:=IF([.C72]&lt;0;0;[.C72])" office:value-type="float" office:value="0">
            <text:p>0</text:p>
          </table:table-cell>
          <table:table-cell table:style-name="ce61" office:value-type="date" office:date-value="2019-03-12">
            <text:p>03/12/19</text:p>
          </table:table-cell>
          <table:table-cell table:style-name="ce62" table:formula="of:=IF(YEAR(NOW())&gt;YEAR([.E72]);DATE(YEAR([.E72]);12;31);NOW())" office:value-type="date" office:date-value="2019-05-31T17:50:17.26">
            <text:p>05/31/19</text:p>
          </table:table-cell>
          <table:table-cell table:style-name="ce63" table:formula="of:= IF(MONTH([.F72])=MONTH([.E72]) ; IF(NETWORKDAYS([.E72];[.E72]) &lt; NETWORKDAYS(DATE(YEAR([.E72]);MONTH([.E72]);1);EOMONTH([.E72];0)) / 2 ; 0 ; 1)  ;  IF( NETWORKDAYS([.E72];EOMONTH([.E72];0)) &lt; NETWORKDAYS(DATE(YEAR([.E72]);MONTH([.E72]);1);EOMONTH([.E72];0))/2  ; 0  ; 1) + IF(MONTH([.F72]) &gt; MONTH([.E72]) ; MONTH([.F72])-MONTH([.E72])-1 ; 0) + IF(NETWORKDAYS(DATE(YEAR([.F72]);MONTH([.F72]);1);[.F72]) &lt;  NETWORKDAYS(DATE(YEAR([.F72]);MONTH([.F72]);1);EOMONTH([.F72];0)) / 2 ; 0 ; 1))" office:value-type="float" office:value="3">
            <text:p>3</text:p>
          </table:table-cell>
          <table:table-cell table:style-name="ce66" table:formula="of:=SUMPRODUCT([Thong_Tin_Ngay_Nghi_201901.$B$3:.$B$70]=[.$B72];[Thong_Tin_Ngay_Nghi_201901.$C$3:.$C$70]) +  SUMPRODUCT([Thong_Tin_Ngay_Nghi_201902.$B$3:.$B$68]=[.$B72];[Thong_Tin_Ngay_Nghi_201902.$C$3:.$C$68]) + SUMPRODUCT([Thong_Tin_Ngay_Nghi_201903.$B$3:.$B$71]=[.$B72];[Thong_Tin_Ngay_Nghi_201903.$C$3:.$C$71])" office:value-type="float" office:value="0">
            <text:p>0</text:p>
          </table:table-cell>
          <table:table-cell table:style-name="ce71" table:formula="of:=SUMPRODUCT([Thong_Tin_Ngay_Nghi_201901.$B$3:.$B$70]=[.$B72];[Thong_Tin_Ngay_Nghi_201901.$C$3:.$C$70]) +SUMPRODUCT([Thong_Tin_Ngay_Nghi_201902.$B$3:.$B$68]=[.$B72];[Thong_Tin_Ngay_Nghi_201902.$C$3:.$C$68]) +SUMPRODUCT([Thong_Tin_Ngay_Nghi_201903.$B$3:.$B$71]=[.$B72];[Thong_Tin_Ngay_Nghi_201903.$C$3:.$C$71]) +SUMPRODUCT([Thong_Tin_Ngay_Nghi_201904.$B$3:.$B$72]=[.$B72];[Thong_Tin_Ngay_Nghi_201904.$C$3:.$C$72]) +SUMPRODUCT([Thong_Tin_Ngay_Nghi_201905.$B$3:.$B$70]=[.$B72];[Thong_Tin_Ngay_Nghi_201905.$C$3:.$C$70]) +SUMPRODUCT([Thong_Tin_Ngay_Nghi_201906.$B$3:.$B$69]=[.$B72];[Thong_Tin_Ngay_Nghi_201906.$C$3:.$C$69]) +SUMPRODUCT([Thong_Tin_Ngay_Nghi_201907.$B$3:.$B$66]=[.$B72];[Thong_Tin_Ngay_Nghi_201907.$C$3:.$C$66]) +SUMPRODUCT([Thong_Tin_Ngay_Nghi_201908.$B$3:.$B$69]=[.$B72];[Thong_Tin_Ngay_Nghi_201908.$C$3:.$C$69]) +SUMPRODUCT([Thong_Tin_Ngay_Nghi_201909.$B$3:.$B$69]=[.$B72];[Thong_Tin_Ngay_Nghi_201909.$C$3:.$C$69]) +SUMPRODUCT([Thong_Tin_Ngay_Nghi_201910.$B$3:.$B$69]=[.$B72];[Thong_Tin_Ngay_Nghi_201910.$C$3:.$C$69]) +SUMPRODUCT([Thong_Tin_Ngay_Nghi_201911.$B$3:.$B$69]=[.$B72];[Thong_Tin_Ngay_Nghi_201911.$C$3:.$C$69]) +SUMPRODUCT([Thong_Tin_Ngay_Nghi_201912.$B$3:.$B$69]=[.$B72];[Thong_Tin_Ngay_Nghi_201912.$C$3:.$C$69])" office:value-type="float" office:value="1.5">
            <text:p>1.5</text:p>
          </table:table-cell>
          <table:table-cell table:style-name="ce59" table:formula="of:=IF(DATE(YEAR([.F72]);MONTH([.F72]);DAY([.F72]))&lt;=DATE(YEAR([.F72]);3;31); [.D72]-[.H72] + [.G72]; IF([.H72]-[.D72]&lt;0;[.H72] + [.G72] -[.I72];[.G72]+[.D72]-[.I72]))" office:value-type="float" office:value="1.5">
            <text:p>1.5</text:p>
          </table:table-cell>
          <table:table-cell table:style-name="ce59"/>
          <table:table-cell table:style-name="ce59" table:formula="of:=1" office:value-type="float" office:value="1">
            <text:p>1</text:p>
          </table:table-cell>
          <table:table-cell table:style-name="ce74"/>
          <table:table-cell table:style-name="ce59" table:formula="of:=[.J72]+[.L72] +[.K72]+[.M72]" office:value-type="float" office:value="2.5">
            <text:p>2.5</text:p>
          </table:table-cell>
          <table:table-cell table:style-name="ce77" office:value-type="string">
            <text:p>Những ngày nghỉ này đã trừ vào lương → sẽ ko trừ vào phép nữa: </text:p>
            <text:p>- Tháng 4: 1 ngày</text:p>
          </table:table-cell>
          <table:table-cell table:number-columns-repeated="1009"/>
        </table:table-row>
        <table:table-row table:style-name="ro2" table:number-rows-repeated="8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1" table:style-name="ta4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8" table:default-cell-style-name="ce96"/>
        <table:table-column table:style-name="co35" table:number-columns-repeated="7" table:default-cell-style-name="ce96"/>
        <table:table-column table:style-name="co34" table:number-columns-repeated="16" table:default-cell-style-name="ce96"/>
        <table:table-column table:style-name="co7" table:number-columns-repeated="990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90" table:number-columns-repeated="8"/>
          <table:table-cell table:style-name="ce97" office:value-type="string" table:number-columns-spanned="2" table:number-rows-spanned="1">
            <text:p>Month</text:p>
          </table:table-cell>
          <table:covered-table-cell table:style-name="ce98"/>
          <table:table-cell table:style-name="ce99" table:content-validation-name="val1" office:value-type="float" office:value="1" table:number-columns-spanned="2" table:number-rows-spanned="1">
            <text:p>1</text:p>
          </table:table-cell>
          <table:covered-table-cell table:style-name="ce98"/>
          <table:table-cell table:style-name="ce97" office:value-type="string" table:number-columns-spanned="2" table:number-rows-spanned="1">
            <text:p>Year</text:p>
          </table:table-cell>
          <table:covered-table-cell table:style-name="ce98"/>
          <table:table-cell table:style-name="ce97" office:value-type="float" office:value="2019" table:number-columns-spanned="2" table:number-rows-spanned="1">
            <text:p>2019</text:p>
          </table:table-cell>
          <table:covered-table-cell table:style-name="ce101"/>
          <table:table-cell table:style-name="ce90" table:number-columns-repeated="15"/>
          <table:table-cell table:style-name="ce104" table:number-columns-repeated="952"/>
          <table:table-cell table:number-columns-repeated="38"/>
        </table:table-row>
        <table:table-row table:style-name="ro2">
          <table:table-cell table:style-name="ce81" table:number-columns-repeated="3"/>
          <table:table-cell table:style-name="ce91" table:formula="of:=DATE([.$R$1];[.N1];1)" office:value-type="date" office:date-value="2019-01-01">
            <text:p>01</text:p>
          </table:table-cell>
          <table:table-cell table:style-name="ce91" table:formula="of:=[.D2]+1" office:value-type="date" office:date-value="2019-01-02">
            <text:p>02</text:p>
          </table:table-cell>
          <table:table-cell table:style-name="ce91" table:formula="of:=[.E2]+1" office:value-type="date" office:date-value="2019-01-03">
            <text:p>03</text:p>
          </table:table-cell>
          <table:table-cell table:style-name="ce91" table:formula="of:=[.F2]+1" office:value-type="date" office:date-value="2019-01-04">
            <text:p>04</text:p>
          </table:table-cell>
          <table:table-cell table:style-name="ce91" table:formula="of:=[.G2]+1" office:value-type="date" office:date-value="2019-01-05">
            <text:p>05</text:p>
          </table:table-cell>
          <table:table-cell table:style-name="ce91" table:formula="of:=[.H2]+1" office:value-type="date" office:date-value="2019-01-06">
            <text:p>06</text:p>
          </table:table-cell>
          <table:table-cell table:style-name="ce91" table:formula="of:=[.I2]+1" office:value-type="date" office:date-value="2019-01-07">
            <text:p>07</text:p>
          </table:table-cell>
          <table:table-cell table:style-name="ce91" table:formula="of:=[.J2]+1" office:value-type="date" office:date-value="2019-01-08">
            <text:p>08</text:p>
          </table:table-cell>
          <table:table-cell table:style-name="ce91" table:formula="of:=[.K2]+1" office:value-type="date" office:date-value="2019-01-09">
            <text:p>09</text:p>
          </table:table-cell>
          <table:table-cell table:style-name="ce91" table:formula="of:=[.L2]+1" office:value-type="date" office:date-value="2019-01-10">
            <text:p>10</text:p>
          </table:table-cell>
          <table:table-cell table:style-name="ce91" table:formula="of:=[.M2]+1" office:value-type="date" office:date-value="2019-01-11">
            <text:p>11</text:p>
          </table:table-cell>
          <table:table-cell table:style-name="ce91" table:formula="of:=[.N2]+1" office:value-type="date" office:date-value="2019-01-12">
            <text:p>12</text:p>
          </table:table-cell>
          <table:table-cell table:style-name="ce91" table:formula="of:=[.O2]+1" office:value-type="date" office:date-value="2019-01-13">
            <text:p>13</text:p>
          </table:table-cell>
          <table:table-cell table:style-name="ce91" table:formula="of:=[.P2]+1" office:value-type="date" office:date-value="2019-01-14">
            <text:p>14</text:p>
          </table:table-cell>
          <table:table-cell table:style-name="ce91" table:formula="of:=[.Q2]+1" office:value-type="date" office:date-value="2019-01-15">
            <text:p>15</text:p>
          </table:table-cell>
          <table:table-cell table:style-name="ce91" table:formula="of:=[.R2]+1" office:value-type="date" office:date-value="2019-01-16">
            <text:p>16</text:p>
          </table:table-cell>
          <table:table-cell table:style-name="ce91" table:formula="of:=[.S2]+1" office:value-type="date" office:date-value="2019-01-17">
            <text:p>17</text:p>
          </table:table-cell>
          <table:table-cell table:style-name="ce91" table:formula="of:=[.T2]+1" office:value-type="date" office:date-value="2019-01-18">
            <text:p>18</text:p>
          </table:table-cell>
          <table:table-cell table:style-name="ce91" table:formula="of:=[.U2]+1" office:value-type="date" office:date-value="2019-01-19">
            <text:p>19</text:p>
          </table:table-cell>
          <table:table-cell table:style-name="ce91" table:formula="of:=[.V2]+1" office:value-type="date" office:date-value="2019-01-20">
            <text:p>20</text:p>
          </table:table-cell>
          <table:table-cell table:style-name="ce91" table:formula="of:=[.W2]+1" office:value-type="date" office:date-value="2019-01-21">
            <text:p>21</text:p>
          </table:table-cell>
          <table:table-cell table:style-name="ce91" table:formula="of:=[.X2]+1" office:value-type="date" office:date-value="2019-01-22">
            <text:p>22</text:p>
          </table:table-cell>
          <table:table-cell table:style-name="ce91" table:formula="of:=[.Y2]+1" office:value-type="date" office:date-value="2019-01-23">
            <text:p>23</text:p>
          </table:table-cell>
          <table:table-cell table:style-name="ce91" table:formula="of:=[.Z2]+1" office:value-type="date" office:date-value="2019-01-24">
            <text:p>24</text:p>
          </table:table-cell>
          <table:table-cell table:style-name="ce91" table:formula="of:=[.AA2]+1" office:value-type="date" office:date-value="2019-01-25">
            <text:p>25</text:p>
          </table:table-cell>
          <table:table-cell table:style-name="ce91" table:formula="of:=[.AB2]+1" office:value-type="date" office:date-value="2019-01-26">
            <text:p>26</text:p>
          </table:table-cell>
          <table:table-cell table:style-name="ce91" table:formula="of:=[.AC2]+1" office:value-type="date" office:date-value="2019-01-27">
            <text:p>27</text:p>
          </table:table-cell>
          <table:table-cell table:style-name="ce91" table:formula="of:=[.AD2]+1" office:value-type="date" office:date-value="2019-01-28">
            <text:p>28</text:p>
          </table:table-cell>
          <table:table-cell table:style-name="ce91" table:formula="of:=[.AE2]+1" office:value-type="date" office:date-value="2019-01-29">
            <text:p>29</text:p>
          </table:table-cell>
          <table:table-cell table:style-name="ce91" table:formula="of:=[.AF2]+1" office:value-type="date" office:date-value="2019-01-30">
            <text:p>30</text:p>
          </table:table-cell>
          <table:table-cell table:style-name="ce91" table:formula="of:=[.AG2]+1" office:value-type="date" office:date-value="2019-01-31">
            <text:p>31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92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88" table:formula="of:=SUM([.D4:.AH4])" office:value-type="float" office:value="3">
            <text:p>3</text:p>
          </table:table-cell>
          <table:table-cell table:style-name="ce93"/>
          <table:table-cell table:style-name="ce93" office:value-type="float" office:value="0.5">
            <office:annotation draw:style-name="gr4" draw:text-style-name="P4" svg:width="1.1413in" svg:height="0.3902in" svg:x="3.1024in" svg:y="0.1256in" draw:caption-point-x="-0.2402in" draw:caption-point-y="0.5925in">
              <dc:date>2019-01-02T00:00:00</dc:date>
              <text:p text:style-name="P4"><text:span text:style-name="T4">Thi cuối kỳ, off sáng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3" draw:text-style-name="P4" svg:width="1.1413in" svg:height="0.7012in" svg:x="4.0157in" svg:y="0.1272in" draw:caption-point-x="-0.2402in" draw:caption-point-y="0.5909in">
              <dc:date>2019-01-04T00:00:00</dc:date>
              <text:p text:style-name="P4"><text:span text:style-name="T4">Ngủ dậy muộn, 8h40 đến cty</text:span></text:p>
              <text:p text:style-name="P4"><text:span text:style-name="T4">Thi cuối kỳ, off chiều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0.1276in" draw:caption-point-x="-0.2402in" draw:caption-point-y="0.5906in">
              <dc:date>2019-01-07T00:00:00</dc:date>
              <text:p text:style-name="P4"><text:span text:style-name="T4">Ngủ quên, xđt, 9h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7.3094in" svg:y="0.1146in" draw:caption-point-x="-0.2402in" draw:caption-point-y="0.6035in">
              <dc:date>2019-01-11T00:00:00</dc:date>
              <text:p text:style-name="P4"><text:span text:style-name="T4">Bận việc cá nhân, xđt, 9h10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4" draw:text-style-name="P4" svg:width="1.1413in" svg:height="0.3902in" svg:x="8.7768in" svg:y="0.1295in" draw:caption-point-x="-0.2402in" draw:caption-point-y="0.5886in">
              <dc:date>2019-01-14T00:00:00</dc:date>
              <text:p text:style-name="P4"><text:span text:style-name="T4">Thi học kỳ, off chiều</text:span></text:p>
            </office:annotation>
            <text:p>0.5</text:p>
          </table:table-cell>
          <table:table-cell table:style-name="ce93" office:value-type="float" office:value="0">
            <office:annotation draw:style-name="gr4" draw:text-style-name="P4" svg:width="1.1413in" svg:height="0.3902in" svg:x="9.2661in" svg:y="0.1299in" draw:caption-point-x="-0.2402in" draw:caption-point-y="0.5882in">
              <dc:date>2019-01-15T00:00:00</dc:date>
              <text:p text:style-name="P4"><text:span text:style-name="T4">Ngủ quên, 8h50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0.1791in" svg:y="0.1161in" draw:caption-point-x="-0.2402in" draw:caption-point-y="0.602in">
              <dc:date>2019-01-17T00:00:00</dc:date>
              <text:p text:style-name="P4"><text:span text:style-name="T4">Bận việc cá nhân, xđt, 0h03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0.6358in" svg:y="0.1165in" draw:caption-point-x="-0.2402in" draw:caption-point-y="0.6016in">
              <dc:date>2019-01-18T00:00:00</dc:date>
              <text:p text:style-name="P4"><text:span text:style-name="T4">Ngủ quên, 8h49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2.0059in" svg:y="0.1764in" draw:caption-point-x="-0.2402in" draw:caption-point-y="0.5417in">
              <dc:date>2019-01-21T00:00:00</dc:date>
              <text:p text:style-name="P4"><text:span text:style-name="T4">Ngủ quên, 8h57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2" draw:text-style-name="P4" svg:width="1.1413in" svg:height="0.5457in" svg:x="13.3756in" svg:y="0.1181in" draw:caption-point-x="-0.2402in" draw:caption-point-y="0.6in">
              <dc:date>2019-01-24T00:00:00</dc:date>
              <text:p text:style-name="P4"><text:span text:style-name="T4">Ngủ quên, 10h07 đến cty → tình off sáng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6.6815in" svg:y="1.065in" draw:caption-point-x="-0.8063in" draw:caption-point-y="-0.3469in">
              <dc:creator>TL</dc:creator>
              <dc:date>2019-01-30T00:00:00</dc:date>
              <text:p text:style-name="P4"><text:span text:style-name="T4">Xin về <text:s/>sớm 4h chuẩn bị về quê</text:span></text:p>
            </office:annotation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0.1764in" draw:caption-point-x="-0.2402in" draw:caption-point-y="0.5417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88" table:formula="of:=SUM([.D5:.AH5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88" table:formula="of:=SUM([.D6:.AH6])" office:value-type="float" office:value="2.5">
            <text:p>2.5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4.0157in" svg:y="0.622in" draw:caption-point-x="-0.2402in" draw:caption-point-y="0.5913in">
              <dc:date>2019-01-04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0.6224in" draw:caption-point-x="-0.2402in" draw:caption-point-y="0.5909in">
              <dc:date>2019-01-07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93" office:value-type="float" office:value="1">
            <office:annotation draw:style-name="gr4" draw:text-style-name="P4" svg:width="1.1413in" svg:height="0.3902in" svg:x="5.8421in" svg:y="0.6228in" draw:caption-point-x="-0.2402in" draw:caption-point-y="0.5906in">
              <dc:date>2019-01-08T00:00:00</dc:date>
              <text:p text:style-name="P4"><text:span text:style-name="T4">Không khỏe</text:span></text:p>
            </office:annotation>
            <text:p>1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4" svg:width="1.1413in" svg:height="0.3902in" svg:x="12.4622in" svg:y="0.6126in" draw:caption-point-x="-0.2402in" draw:caption-point-y="0.6008in">
              <dc:date>2019-01-22T00:00:00</dc:date>
              <text:p text:style-name="P4"><text:span text:style-name="T4">Bận việc ở quê, </text:span></text:p>
            </office:annotation>
            <text:p>1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2" draw:text-style-name="P4" svg:width="1.1413in" svg:height="0.5457in" svg:x="15.202in" svg:y="0.6126in" draw:caption-point-x="-0.2402in" draw:caption-point-y="0.6008in">
              <dc:date>2019-01-28T00:00:00</dc:date>
              <text:p text:style-name="P4"><text:span text:style-name="T4">Đau đầu, xđt, 10h51 đến cty → tính off sáng</text:span></text:p>
            </office:annotation>
            <text:p>0.5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6.572in" svg:y="0.6134in" draw:caption-point-x="-0.2402in" draw:caption-point-y="0.6in">
              <dc:creator>TL</dc:creator>
              <dc:date>2019-01-31T00:00:00</dc:date>
              <text:p text:style-name="P4"><text:span text:style-name="T4">Xin ra ngoài có việc, 10h15 - 11h09</text:span>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88" table:formula="of:=SUM([.D7:.AH7])" office:value-type="float" office:value="7">
            <text:p>7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4" svg:width="1.1413in" svg:height="0.3902in" svg:x="4.0157in" svg:y="0.8701in" draw:caption-point-x="-0.2402in" draw:caption-point-y="0.5909in">
              <dc:date>2019-01-04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6.3311in" svg:y="0.8713in" draw:caption-point-x="-0.2402in" draw:caption-point-y="0.5898in">
              <dc:date>2019-01-09T00:00:00</dc:date>
              <text:p text:style-name="P4"><text:span text:style-name="T4">Đau đầu, off chiều</text:span></text:p>
            </office:annotation>
            <text:p>0.5</text:p>
          </table:table-cell>
          <table:table-cell table:style-name="ce93" office:value-type="float" office:value="0.5">
            <office:annotation draw:style-name="gr6" draw:text-style-name="P4" svg:width="1.1413in" svg:height="0.2634in" svg:x="6.8205in" svg:y="0.8717in" draw:caption-point-x="-0.2402in" draw:caption-point-y="0.5894in">
              <dc:date>2019-01-10T00:00:00</dc:date>
              <text:p text:style-name="P4"><text:span text:style-name="T4">Mệt, off sáng</text:span></text:p>
            </office:annotation>
            <text:p>0.5</text:p>
          </table:table-cell>
          <table:table-cell table:style-name="ce93" office:value-type="float" office:value="1">
            <office:annotation draw:style-name="gr6" draw:text-style-name="P4" svg:width="1.1413in" svg:height="0.2634in" svg:x="7.3094in" svg:y="0.872in" draw:caption-point-x="-0.2402in" draw:caption-point-y="0.589in">
              <dc:date>2019-01-11T00:00:00</dc:date>
              <text:p text:style-name="P4"><text:span text:style-name="T4">Bị sốt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8323in" svg:y="0.8614in" draw:caption-point-x="-0.2402in" draw:caption-point-y="0.5996in">
              <dc:date>2019-01-25T00:00:00</dc:date>
              <text:p text:style-name="P4"><text:span text:style-name="T4">Bận việc, 9h03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4" draw:text-style-name="P4" svg:width="1.1413in" svg:height="0.3902in" svg:x="15.202in" svg:y="0.8606in" draw:caption-point-x="-0.2402in" draw:caption-point-y="0.6004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93" office:value-type="float" office:value="1">
            <office:annotation draw:style-name="gr4" draw:text-style-name="P4" svg:width="1.1413in" svg:height="0.3902in" svg:x="15.6587in" svg:y="0.8606in" draw:caption-point-x="-0.2402in" draw:caption-point-y="0.6004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93" office:value-type="float" office:value="1">
            <office:annotation draw:style-name="gr4" draw:text-style-name="P4" svg:width="1.1413in" svg:height="0.3902in" svg:x="16.1154in" svg:y="0.8606in" draw:caption-point-x="-0.2402in" draw:caption-point-y="0.6004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93" office:value-type="float" office:value="1">
            <office:annotation draw:style-name="gr4" draw:text-style-name="P4" svg:width="1.1413in" svg:height="0.3902in" svg:x="16.572in" svg:y="0.8606in" draw:caption-point-x="-0.2402in" draw:caption-point-y="0.6004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88" table:formula="of:=SUM([.D8:.AH8])" office:value-type="float" office:value="1">
            <text:p>1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1.1083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">
            <text:p>6</text:p>
          </table:table-cell>
          <table:table-cell table:style-name="ce85" office:value-type="string">
            <text:p>CuongNM</text:p>
          </table:table-cell>
          <table:table-cell table:style-name="ce88" table:formula="of:=SUM([.D9:.AH9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1.3669in" draw:caption-point-x="-0.2402in" draw:caption-point-y="0.5898in">
              <dc:date>2019-01-09T00:00:00</dc:date>
              <text:p text:style-name="P4"><text:span text:style-name="T4">Ngủ quên, xđt, 9h18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8205in" svg:y="1.3673in" draw:caption-point-x="-0.2402in" draw:caption-point-y="0.5894in">
              <dc:date>2019-01-10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2661in" svg:y="1.3685in" draw:caption-point-x="-0.2402in" draw:caption-point-y="0.5882in">
              <dc:date>2019-01-15T00:00:00</dc:date>
              <text:p text:style-name="P4"><text:span text:style-name="T4">Hư xe, xđt, 9h12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7228in" svg:y="1.3543in" draw:caption-point-x="-0.2402in" draw:caption-point-y="0.6024in">
              <dc:date>2019-01-16T00:00:00</dc:date>
              <text:p text:style-name="P4"><text:span text:style-name="T4">Dậy muộn, 8h39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3756in" svg:y="1.3567in" draw:caption-point-x="-0.2402in" draw:caption-point-y="0.6in">
              <dc:date>2019-01-24T00:00:00</dc:date>
              <text:p text:style-name="P4"><text:span text:style-name="T4">Ghé ngân hàng, xđt, 9h25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7">
            <text:p>7</text:p>
          </table:table-cell>
          <table:table-cell table:style-name="ce85" office:value-type="string">
            <text:p>DaiPD</text:p>
          </table:table-cell>
          <table:table-cell table:style-name="ce88" table:formula="of:=SUM([.D10:.AH10])" office:value-type="float" office:value="4">
            <text:p>4</text:p>
          </table:table-cell>
          <table:table-cell table:style-name="ce93"/>
          <table:table-cell table:style-name="ce93" office:value-type="float" office:value="0">
            <office:annotation draw:style-name="gr4" draw:text-style-name="P4" svg:width="1.1413in" svg:height="0.3902in" svg:x="3.1024in" svg:y="1.6118in" draw:caption-point-x="-0.2402in" draw:caption-point-y="0.5925in">
              <dc:date>2019-01-02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4" svg:width="1.1413in" svg:height="0.2634in" svg:x="15.202in" svg:y="1.6039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5.6587in" svg:y="1.6039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1154in" svg:y="1.6039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1.6039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8">
            <text:p>8</text:p>
          </table:table-cell>
          <table:table-cell table:style-name="ce85" office:value-type="string">
            <text:p>DauDQ</text:p>
          </table:table-cell>
          <table:table-cell table:style-name="ce88" table:formula="of:=SUM([.D11:.AH11])" office:value-type="float" office:value="4">
            <text:p>4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4" svg:width="1.1413in" svg:height="0.2634in" svg:x="15.202in" svg:y="1.8516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5.6587in" svg:y="1.8516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1154in" svg:y="1.8516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1.8516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9">
            <text:p>9</text:p>
          </table:table-cell>
          <table:table-cell table:style-name="ce55" office:value-type="string">
            <text:p>DuongDN</text:p>
          </table:table-cell>
          <table:table-cell table:style-name="ce88" table:formula="of:=SUM([.D12:.AH12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4.0157in" svg:y="2.1087in" draw:caption-point-x="-0.2402in" draw:caption-point-y="0.5909in">
              <dc:date>2019-01-04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0.1791in" svg:y="2.0976in" draw:caption-point-x="-0.2402in" draw:caption-point-y="0.602in">
              <dc:date>2019-01-17T00:00:00</dc:date>
              <text:p text:style-name="P4"><text:span text:style-name="T4">Ngủ quên, 8h43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0.6358in" svg:y="2.098in" draw:caption-point-x="-0.2402in" draw:caption-point-y="0.6016in">
              <dc:date>2019-01-18T00:00:00</dc:date>
              <text:p text:style-name="P4"><text:span text:style-name="T4">Bị bệnh, 89h35 đến cty</text:span></text:p>
            </office:annotation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2.9189in" svg:y="2.0996in" draw:caption-point-x="-0.2402in" draw:caption-point-y="0.6in">
              <dc:date>2019-01-24T00:00:00</dc:date>
              <text:p text:style-name="P4"><text:span text:style-name="T4">Bận việc gia đình, 8h40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3756in" svg:y="2.0996in" draw:caption-point-x="-0.2402in" draw:caption-point-y="0.6in">
              <dc:date>2019-01-24T00:00:00</dc:date>
              <text:p text:style-name="P4"><text:span text:style-name="T4">Bận việc, xđt, 8h49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8323in" svg:y="2.1in" draw:caption-point-x="-0.2402in" draw:caption-point-y="0.5996in">
              <dc:date>2019-01-25T00:00:00</dc:date>
              <text:p text:style-name="P4"><text:span text:style-name="T4">Ngủ quên, 8h47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5.202in" svg:y="2.0992in" draw:caption-point-x="-0.2402in" draw:caption-point-y="0.6004in">
              <dc:date>2019-01-29T00:00:00</dc:date>
              <text:p text:style-name="P4"><text:span text:style-name="T4">Ngủ quên, xđt, 9h49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6.1154in" svg:y="2.0996in" draw:caption-point-x="-0.2402in" draw:caption-point-y="0.6in">
              <dc:creator>TL</dc:creator>
              <dc:date>2019-01-30T00:00:00</dc:date>
              <text:p text:style-name="P4"><text:span text:style-name="T4">Bà ngoại bận, phải giữ em bé, 8h55 đến cty</text:span></text:p>
            </office:annotation>
            <text:p>0</text:p>
          </table:table-cell>
          <table:table-cell table:style-name="ce102" office:value-type="float" office:value="0">
            <office:annotation draw:style-name="gr7" draw:text-style-name="P4" svg:width="1.1413in" svg:height="1.1677in" svg:x="16.572in" svg:y="2.0996in" draw:caption-point-x="-0.2402in" draw:caption-point-y="0.6in">
              <dc:creator>TL</dc:creator>
              <dc:date>2019-01-31T00:00:00</dc:date>
              <text:p text:style-name="P4"><text:span text:style-name="T4">đưa con đi chích ngừa, 9h40 vô cty</text:span></text:p>
              <text:p text:style-name="P4"><text:span text:style-name="T4"/></text:p>
              <text:p text:style-name="P4"><text:span text:style-name="T4">Trưa có việc xin vào trễ, 1h45 vô cty</text:span>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0">
            <text:p>10</text:p>
          </table:table-cell>
          <table:table-cell table:style-name="ce55" office:value-type="string">
            <text:p>DuyNM</text:p>
          </table:table-cell>
          <table:table-cell table:style-name="ce88" table:formula="of:=SUM([.D13:.AH13])" office:value-type="float" office:value="0.5">
            <text:p>0.5</text:p>
          </table:table-cell>
          <table:table-cell table:style-name="ce93"/>
          <table:table-cell table:style-name="ce93" office:value-type="float" office:value="0">
            <office:annotation draw:style-name="gr4" draw:text-style-name="P4" svg:width="1.1413in" svg:height="0.3902in" svg:x="3.1024in" svg:y="2.3547in" draw:caption-point-x="-0.2402in" draw:caption-point-y="0.5925in">
              <dc:date>2019-01-02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7.3094in" svg:y="2.3437in" draw:caption-point-x="-0.2402in" draw:caption-point-y="0.6035in">
              <dc:date>2019-01-11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10.1791in" svg:y="2.3453in" draw:caption-point-x="-0.2402in" draw:caption-point-y="0.602in">
              <dc:date>2019-01-17T00:00:00</dc:date>
              <text:p text:style-name="P4"><text:span text:style-name="T4">Khám bệnh, off chiều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1">
            <text:p>11</text:p>
          </table:table-cell>
          <table:table-cell table:style-name="ce55" office:value-type="string">
            <text:p>DuyenLT</text:p>
          </table:table-cell>
          <table:table-cell table:style-name="ce88" table:formula="of:=SUM([.D14:.AH14])" office:value-type="float" office:value="1.5">
            <text:p>1.5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4" svg:width="1.1413in" svg:height="0.2634in" svg:x="6.8205in" svg:y="2.6055in" draw:caption-point-x="-0.2402in" draw:caption-point-y="0.5894in">
              <dc:date>2019-01-10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93" office:value-type="float" office:value="1">
            <office:annotation draw:style-name="gr6" draw:text-style-name="P4" svg:width="1.1413in" svg:height="0.2634in" svg:x="7.3094in" svg:y="2.6055in" draw:caption-point-x="-0.2402in" draw:caption-point-y="0.5894in">
              <dc:date>2019-01-10T00:00:00</dc:date>
              <text:p text:style-name="P4"><text:span text:style-name="T4">Về quê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2.4622in" svg:y="2.5941in" draw:caption-point-x="-0.2402in" draw:caption-point-y="0.6008in">
              <dc:date>2019-01-22T00:00:00</dc:date>
              <text:p text:style-name="P4"><text:span text:style-name="T4">Làm thẻ ngân hàng, xđt, 9h03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2">
            <text:p>12</text:p>
          </table:table-cell>
          <table:table-cell table:style-name="ce55" office:value-type="string">
            <text:p>GiauNV</text:p>
          </table:table-cell>
          <table:table-cell table:style-name="ce88" table:formula="of:=SUM([.D15:.AH15])" office:value-type="float" office:value="3">
            <text:p>3</text:p>
          </table:table-cell>
          <table:table-cell table:style-name="ce93"/>
          <table:table-cell table:style-name="ce93" office:value-type="float" office:value="1">
            <office:annotation draw:style-name="gr6" draw:text-style-name="P4" svg:width="1.1413in" svg:height="0.2634in" svg:x="3.1024in" svg:y="2.85in" draw:caption-point-x="-0.2402in" draw:caption-point-y="0.5925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3.5591in" svg:y="2.85in" draw:caption-point-x="-0.2402in" draw:caption-point-y="0.5925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4.0157in" svg:y="2.85in" draw:caption-point-x="-0.2402in" draw:caption-point-y="0.5925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2.852in" draw:caption-point-x="-0.2402in" draw:caption-point-y="0.5906in">
              <dc:date>2019-01-07T00:00:00</dc:date>
              <text:p text:style-name="P4"><text:span text:style-name="T4">Kẹt xe, 8h41 đến cty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7228in" svg:y="2.8402in" draw:caption-point-x="-0.2402in" draw:caption-point-y="0.6024in">
              <dc:date>2019-01-16T00:00:00</dc:date>
              <text:p text:style-name="P4"><text:span text:style-name="T4">Ghé ngân hàng, xđt, 8h43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2.0059in" svg:y="2.8398in" draw:caption-point-x="-0.2402in" draw:caption-point-y="0.6028in">
              <dc:date>2019-01-21T00:00:00</dc:date>
              <text:p text:style-name="P4"><text:span text:style-name="T4">Ngủ quên, xin đi trễ, 9h29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4622in" svg:y="2.8417in" draw:caption-point-x="-0.2402in" draw:caption-point-y="0.6008in">
              <dc:date>2019-01-22T00:00:00</dc:date>
              <text:p text:style-name="P4"><text:span text:style-name="T4">Ngủ quên, 8h52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3756in" svg:y="2.8425in" draw:caption-point-x="-0.2402in" draw:caption-point-y="0.6in">
              <dc:date>2019-01-24T00:00:00</dc:date>
              <text:p text:style-name="P4"><text:span text:style-name="T4">Ghé ngân hàng, xđt, 8h47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6.572in" svg:y="2.8425in" draw:caption-point-x="-0.2402in" draw:caption-point-y="0.6in">
              <dc:creator>TL</dc:creator>
              <dc:date>2019-01-31T00:00:00</dc:date>
              <text:p text:style-name="P4"><text:span text:style-name="T4">mệt, ngủ quên, xin vô trễ, 8h56</text:span>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3">
            <text:p>13</text:p>
          </table:table-cell>
          <table:table-cell table:style-name="ce86" office:value-type="string">
            <text:p>HaTH</text:p>
          </table:table-cell>
          <table:table-cell table:style-name="ce88" table:formula="of:=SUM([.D16:.AH16])" office:value-type="float" office:value="5">
            <text:p>5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8205in" svg:y="3.1008in" draw:caption-point-x="-0.2402in" draw:caption-point-y="0.5894in">
              <dc:date>2019-01-10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4" svg:width="1.1413in" svg:height="0.2634in" svg:x="8.7768in" svg:y="3.1016in" draw:caption-point-x="-0.2402in" draw:caption-point-y="0.5886in">
              <dc:date>2019-01-14T00:00:00</dc:date>
              <text:p text:style-name="P4"><text:span text:style-name="T4">Té xe</text:span></text:p>
            </office:annotation>
            <text:p>1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4" svg:width="1.1413in" svg:height="0.2634in" svg:x="15.202in" svg:y="3.0898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5.6587in" svg:y="3.0898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1154in" svg:y="3.0898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3.0898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4">
            <text:p>14</text:p>
          </table:table-cell>
          <table:table-cell table:style-name="ce55" office:value-type="string">
            <text:p>HaiNM</text:p>
          </table:table-cell>
          <table:table-cell table:style-name="ce88" table:formula="of:=SUM([.D17:.AH17])" office:value-type="float" office:value="1.5">
            <text:p>1.5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3" draw:text-style-name="P4" svg:width="1.1413in" svg:height="0.7012in" svg:x="3.5591in" svg:y="3.3465in" draw:caption-point-x="-0.2402in" draw:caption-point-y="0.5917in">
              <dc:date>2019-01-04T00:00:00</dc:date>
              <text:p text:style-name="P4"><text:span text:style-name="T4">Xe hư, xin đi trễ, 9h15 vào cty</text:span></text:p>
              <text:p text:style-name="P4"><text:span text:style-name="T4">Đi họp ở trường, off chiều</text:span></text:p>
            </office:annotation>
            <text:p>0.5</text:p>
          </table:table-cell>
          <table:table-cell table:style-name="ce93" office:value-type="float" office:value="0">
            <office:annotation draw:style-name="gr4" draw:text-style-name="P4" svg:width="1.1413in" svg:height="0.3902in" svg:x="4.0157in" svg:y="3.3472in" draw:caption-point-x="-0.2402in" draw:caption-point-y="0.5909in">
              <dc:date>2019-01-04T00:00:00</dc:date>
              <text:p text:style-name="P4"><text:span text:style-name="T4">Bận việc nhà, 8h40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4" svg:width="1.1413in" svg:height="0.7012in" svg:x="5.8421in" svg:y="3.348in" draw:caption-point-x="-0.2402in" draw:caption-point-y="0.5902in">
              <dc:date>2019-01-08T00:00:00</dc:date>
              <text:p text:style-name="P4"><text:span text:style-name="T4">Đi hhopj ở trường, xđt, 9h53 đến cty → confirm làm bù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7.3094in" svg:y="3.3346in" draw:caption-point-x="-0.2402in" draw:caption-point-y="0.6035in">
              <dc:date>2019-01-11T00:00:00</dc:date>
              <text:p text:style-name="P4"><text:span text:style-name="T4">Lên trường ọp, 3h về → confirm số giờ làm bù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2661in" svg:y="3.35in" draw:caption-point-x="-0.2402in" draw:caption-point-y="0.5882in">
              <dc:date>2019-01-15T00:00:00</dc:date>
              <text:p text:style-name="P4"><text:span text:style-name="T4">Đi họp, xđt, 9h22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5" svg:width="1.1413in" svg:height="0.3902in" svg:x="10.6358in" svg:y="3.3366in" draw:caption-point-x="-0.2402in" draw:caption-point-y="0.6016in">
              <dc:date>2019-01-18T00:00:00</dc:date>
              <text:p text:style-name="P5"><text:span text:style-name="T4">bận việc nhà, 8h56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2.0059in" svg:y="3.3354in" draw:caption-point-x="-0.2402in" draw:caption-point-y="0.6028in">
              <dc:date>2019-01-21T00:00:00</dc:date>
              <text:p text:style-name="P4"><text:span text:style-name="T4">Bận việc nhà, 8h47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3.3756in" svg:y="3.3382in" draw:caption-point-x="-0.2402in" draw:caption-point-y="0.6in">
              <dc:date>2019-01-24T00:00:00</dc:date>
              <text:p text:style-name="P4"><text:span text:style-name="T4">Họp ở trường</text:span></text:p>
            </office:annotation>
            <text:p>1</text:p>
          </table:table-cell>
          <table:table-cell table:style-name="ce93" office:value-type="float" office:value="0">
            <office:annotation draw:style-name="gr4" draw:text-style-name="P4" svg:width="1.1413in" svg:height="0.3902in" svg:x="13.8323in" svg:y="3.3386in" draw:caption-point-x="-0.2402in" draw:caption-point-y="0.5996in">
              <dc:date>2019-01-25T00:00:00</dc:date>
              <text:p text:style-name="P4"><text:span text:style-name="T4">Bận việc nhà, 8h51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5.202in" svg:y="3.3378in" draw:caption-point-x="-0.2402in" draw:caption-point-y="0.6004in">
              <dc:date>2019-01-29T00:00:00</dc:date>
              <text:p text:style-name="P4"><text:span text:style-name="T4">Bận việc nhà, xđt, 8h58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5.6587in" svg:y="3.3378in" draw:caption-point-x="-0.2402in" draw:caption-point-y="0.6004in">
              <dc:date>2019-01-29T00:00:00</dc:date>
              <text:p text:style-name="P4"><text:span text:style-name="T4">Bận việc nhà, xđt, 5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6.1154in" svg:y="3.3382in" draw:caption-point-x="-0.2402in" draw:caption-point-y="0.6in">
              <dc:creator>TL</dc:creator>
              <dc:date>2019-01-30T00:00:00</dc:date>
              <text:p text:style-name="P4"><text:span text:style-name="T4">Bận việc nhà, 9h02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5">
            <text:p>15</text:p>
          </table:table-cell>
          <table:table-cell table:style-name="ce55" office:value-type="string">
            <text:p>HangDTT</text:p>
          </table:table-cell>
          <table:table-cell table:style-name="ce88" table:formula="of:=SUM([.D18:.AH18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6" svg:width="1.1413in" svg:height="0.7012in" svg:x="16.1154in" svg:y="3.5858in" draw:caption-point-x="-0.2402in" draw:caption-point-y="0.6in">
              <dc:creator>TL</dc:creator>
              <dc:date>2019-01-30T00:00:00</dc:date>
              <text:p text:style-name="P6"><text:span text:style-name="T5">Lên phòng lao động nộp giấy tờ (cv cty), 9h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6">
            <text:p>16</text:p>
          </table:table-cell>
          <table:table-cell table:style-name="ce55" office:value-type="string">
            <text:p>HanTTH</text:p>
          </table:table-cell>
          <table:table-cell table:style-name="ce88" table:formula="of:=SUM([.D19:.AH19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4.0157in" svg:y="3.8425in" draw:caption-point-x="-0.2402in" draw:caption-point-y="0.5909in">
              <dc:date>2019-01-04T00:00:00</dc:date>
              <text:p text:style-name="P4"><text:span text:style-name="T4">Bận việc nhà, xđt, 8h38 đến cty</text:span></text:p>
            </office:annotation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7">
            <text:p>17</text:p>
          </table:table-cell>
          <table:table-cell table:style-name="ce55" office:value-type="string">
            <text:p>HienNV</text:p>
          </table:table-cell>
          <table:table-cell table:style-name="ce88" table:formula="of:=SUM([.D20:.AH20])" office:value-type="float" office:value="11.5">
            <text:p>11.5</text:p>
          </table:table-cell>
          <table:table-cell table:style-name="ce93"/>
          <table:table-cell table:style-name="ce93" office:value-type="float" office:value="0.5">
            <office:annotation draw:style-name="gr4" draw:text-style-name="P4" svg:width="1.1413in" svg:height="0.3902in" svg:x="3.1024in" svg:y="4.0886in" draw:caption-point-x="-0.2402in" draw:caption-point-y="0.5925in">
              <dc:date>2019-01-02T00:00:00</dc:date>
              <text:p text:style-name="P4"><text:span text:style-name="T4">10h26 đến cty → tính off sáng</text:span></text:p>
            </office:annotation>
            <text:p>0.5</text:p>
          </table:table-cell>
          <table:table-cell table:style-name="ce93" office:value-type="float" office:value="0.5">
            <office:annotation draw:style-name="gr4" draw:text-style-name="P4" svg:width="1.1413in" svg:height="0.3902in" svg:x="3.5591in" svg:y="4.0898in" draw:caption-point-x="-0.2402in" draw:caption-point-y="0.5913in">
              <dc:date>2019-01-03T00:00:00</dc:date>
              <text:p text:style-name="P4"><text:span text:style-name="T4">2h về, tính off chiều</text:span></text:p>
            </office:annotation>
            <text:p>0.5</text:p>
          </table:table-cell>
          <table:table-cell table:style-name="ce93" office:value-type="float" office:value="0.5">
            <office:annotation draw:style-name="gr4" draw:text-style-name="P4" svg:width="1.1413in" svg:height="0.3902in" svg:x="4.0157in" svg:y="4.0902in" draw:caption-point-x="-0.2402in" draw:caption-point-y="0.5909in">
              <dc:date>2019-01-04T00:00:00</dc:date>
              <text:p text:style-name="P4"><text:span text:style-name="T4">10h15 đến cty → tính off sáng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4" svg:width="1.1413in" svg:height="0.2634in" svg:x="5.3854in" svg:y="4.0906in" draw:caption-point-x="-0.2402in" draw:caption-point-y="0.5906in">
              <dc:date>2019-01-07T00:00:00</dc:date>
              <text:p text:style-name="P4"><text:span text:style-name="T4">9h40 đến cty</text:span></text:p>
            </office:annotation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5.8421in" svg:y="4.0909in" draw:caption-point-x="-0.2402in" draw:caption-point-y="0.5902in">
              <dc:date>2019-01-08T00:00:00</dc:date>
              <text:p text:style-name="P4"><text:span text:style-name="T4">11h05 đến cty → tính off sáng</text:span></text:p>
            </office:annotation>
            <text:p>0.5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">
            <office:annotation draw:style-name="gr2" draw:text-style-name="P4" svg:width="1.1413in" svg:height="0.5457in" svg:x="6.8205in" svg:y="4.0917in" draw:caption-point-x="-0.2402in" draw:caption-point-y="0.5894in">
              <dc:date>2019-01-11T00:00:00</dc:date>
              <text:p text:style-name="P4"><text:span text:style-name="T4">10h35 đến cty → tính off sáng</text:span></text:p>
              <text:p text:style-name="P4"><text:span text:style-name="T4">Off chiều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8.7768in" svg:y="4.0925in" draw:caption-point-x="-0.2402in" draw:caption-point-y="0.5886in">
              <dc:date>2019-01-14T00:00:00</dc:date>
              <text:p text:style-name="P4"><text:span text:style-name="T4">9h55 đến cty</text:span></text:p>
              <text:p text:style-name="P4"><text:span text:style-name="T4"/></text:p>
            </office:annotation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9.2661in" svg:y="4.0787in" draw:caption-point-x="-0.2402in" draw:caption-point-y="0.6024in">
              <dc:date>2019-01-15T00:00:00</dc:date>
              <text:p text:style-name="P4"><text:span text:style-name="T4">2h45 đến cty → tính off sáng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0.5">
            <office:annotation draw:style-name="gr4" draw:text-style-name="P4" svg:width="1.1413in" svg:height="0.3902in" svg:x="10.6358in" svg:y="4.0795in" draw:caption-point-x="-0.2402in" draw:caption-point-y="0.6016in">
              <dc:date>2019-01-18T00:00:00</dc:date>
              <text:p text:style-name="P4"><text:span text:style-name="T4">10h12 đến cty → tính off sáng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0.5">
            <office:annotation draw:style-name="gr4" draw:text-style-name="P4" svg:width="1.1413in" svg:height="0.3902in" svg:x="12.0059in" svg:y="4.0783in" draw:caption-point-x="-0.2402in" draw:caption-point-y="0.6028in">
              <dc:date>2019-01-21T00:00:00</dc:date>
              <text:p text:style-name="P4"><text:span text:style-name="T4">10h22 đến cty → tính off sáng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">
            <office:annotation draw:style-name="gr3" draw:text-style-name="P4" svg:width="1.1413in" svg:height="0.7012in" svg:x="13.3756in" svg:y="4.0811in" draw:caption-point-x="-0.2402in" draw:caption-point-y="0.6in">
              <dc:date>2019-01-24T00:00:00</dc:date>
              <text:p text:style-name="P4"><text:span text:style-name="T4">10h07 đến cty, tính off sáng</text:span></text:p>
              <text:p text:style-name="P4"><text:span text:style-name="T4">2h về, tính off chiều</text:span></text:p>
            </office:annotation>
            <text:p>1</text:p>
          </table:table-cell>
          <table:table-cell table:style-name="ce93" office:value-type="float" office:value="1">
            <text:p>1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0">
            <office:annotation draw:style-name="gr6" draw:text-style-name="P4" svg:width="1.1413in" svg:height="0.2634in" svg:x="16.1154in" svg:y="4.0811in" draw:caption-point-x="-0.2402in" draw:caption-point-y="0.6in">
              <dc:creator>TL</dc:creator>
              <dc:date>2019-01-30T00:00:00</dc:date>
              <text:p text:style-name="P4"><text:span text:style-name="T4">9h49 vô cty</text:span></text:p>
            </office:annotation>
            <text:p>0</text:p>
          </table:table-cell>
          <table:table-cell table:style-name="ce93" office:value-type="float" office:value="1"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8">
            <text:p>18</text:p>
          </table:table-cell>
          <table:table-cell table:style-name="ce55" office:value-type="string">
            <text:p>HieuNKT</text:p>
          </table:table-cell>
          <table:table-cell table:style-name="ce88" table:formula="of:=SUM([.D21:.AH21])" office:value-type="float" office:value="2">
            <text:p>2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6.1154in" svg:y="4.3283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4.3283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9">
            <text:p>19</text:p>
          </table:table-cell>
          <table:table-cell table:style-name="ce55" office:value-type="string">
            <text:p>HueND</text:p>
          </table:table-cell>
          <table:table-cell table:style-name="ce88" table:formula="of:=SUM([.D22:.AH22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2.0059in" svg:y="4.5736in" draw:caption-point-x="-0.2402in" draw:caption-point-y="0.6028in">
              <dc:date>2019-01-2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0">
            <text:p>20</text:p>
          </table:table-cell>
          <table:table-cell table:style-name="ce55" office:value-type="string">
            <text:p>HungLV</text:p>
          </table:table-cell>
          <table:table-cell table:style-name="ce88" table:formula="of:=SUM([.D23:.AH23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1">
            <text:p>21</text:p>
          </table:table-cell>
          <table:table-cell table:style-name="ce55" office:value-type="string">
            <text:p>HungPN</text:p>
          </table:table-cell>
          <table:table-cell table:style-name="ce88" table:formula="of:=SUM([.D24:.AH24])" office:value-type="float" office:value="0.5">
            <text:p>0.5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5.0819in" draw:caption-point-x="-0.2402in" draw:caption-point-y="0.5898in">
              <dc:date>2019-01-09T00:00:00</dc:date>
              <text:p text:style-name="P4"><text:span text:style-name="T4">Vợ ốm, xđt, 8h54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2.0059in" svg:y="5.0689in" draw:caption-point-x="-0.2402in" draw:caption-point-y="0.6028in">
              <dc:date>2019-01-21T00:00:00</dc:date>
              <text:p text:style-name="P4"><text:span text:style-name="T4">Ngủ quên, 8h34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3756in" svg:y="5.0717in" draw:caption-point-x="-0.2402in" draw:caption-point-y="0.6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8" draw:text-style-name="P4" svg:width="1.1413in" svg:height="0.8567in" svg:x="16.572in" svg:y="5.0717in" draw:caption-point-x="-0.2402in" draw:caption-point-y="0.6in">
              <dc:creator>TL</dc:creator>
              <dc:date>2019-01-31T00:00:00</dc:date>
              <text:p text:style-name="P4"><text:span text:style-name="T4">Xin 3h về. Sáng nhà xe gọi báo đổi giờ chạy (7PM → 5PM)</text:span></text:p>
              <text:p text:style-name="P4"><text:span text:style-name="T4">=&gt; tính off chiều</text:span></text:p>
            </office:annotation>
            <text:p>0.5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2">
            <text:p>22</text:p>
          </table:table-cell>
          <table:table-cell table:style-name="ce55" office:value-type="string">
            <text:p>HuyNG</text:p>
          </table:table-cell>
          <table:table-cell table:style-name="ce88" table:formula="of:=SUM([.D25:.AH25])" office:value-type="float" office:value="0">
            <text:p>0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3.5591in" svg:y="5.3272in" draw:caption-point-x="-0.2402in" draw:caption-point-y="0.5921in">
              <dc:date>2019-01-03T00:00:00</dc:date>
              <text:p text:style-name="P4"><text:span text:style-name="T4">Xe hư, xin đi trễ, 8h57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5.3283in" draw:caption-point-x="-0.2402in" draw:caption-point-y="0.5909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5.8421in" svg:y="5.3287in" draw:caption-point-x="-0.2402in" draw:caption-point-y="0.5906in">
              <dc:date>2019-01-08T00:00:00</dc:date>
              <text:p text:style-name="P4"><text:span text:style-name="T4">Dau đầu, xđt, 9h19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5.3291in" draw:caption-point-x="-0.2402in" draw:caption-point-y="0.5902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8.7768in" svg:y="5.3303in" draw:caption-point-x="-0.2402in" draw:caption-point-y="0.589in">
              <dc:date>2019-01-1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2661in" svg:y="5.3307in" draw:caption-point-x="-0.2402in" draw:caption-point-y="0.5886in">
              <dc:date>2019-01-15T00:00:00</dc:date>
              <text:p text:style-name="P4"><text:span text:style-name="T4">Đau bụng, xđt, 8h54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7228in" svg:y="5.3169in" draw:caption-point-x="-0.2402in" draw:caption-point-y="0.6024in">
              <dc:date>2019-01-16T00:00:00</dc:date>
              <text:p text:style-name="P4"><text:span text:style-name="T4">Ngủ quên, xđt, 9h07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3756in" svg:y="5.3193in" draw:caption-point-x="-0.2402in" draw:caption-point-y="0.6in">
              <dc:date>2019-01-24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6.572in" svg:y="5.3193in" draw:caption-point-x="-0.2402in" draw:caption-point-y="0.6in">
              <dc:creator>TL</dc:creator>
              <dc:date>2019-01-31T00:00:00</dc:date>
              <text:p text:style-name="P4"><text:span text:style-name="T4">mệt, đau nửa đầu, xin, 9h07 vô</text:span>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3">
            <text:p>23</text:p>
          </table:table-cell>
          <table:table-cell table:style-name="ce55" office:value-type="string">
            <text:p>KhangNHH</text:p>
          </table:table-cell>
          <table:table-cell table:style-name="ce88" table:formula="of:=SUM([.D26:.AH26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4">
            <text:p>24</text:p>
          </table:table-cell>
          <table:table-cell table:style-name="ce55" office:value-type="string">
            <text:p>KhanhNN</text:p>
          </table:table-cell>
          <table:table-cell table:style-name="ce88" table:formula="of:=SUM([.D27:.AH27])" office:value-type="float" office:value="5">
            <text:p>5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3.5591in" svg:y="5.8236in" draw:caption-point-x="-0.2402in" draw:caption-point-y="0.5913in">
              <dc:date>2019-01-03T00:00:00</dc:date>
              <text:p text:style-name="P4"><text:span text:style-name="T4">Kẹt xe, 8h34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5.8244in" draw:caption-point-x="-0.2402in" draw:caption-point-y="0.5906in">
              <dc:date>2019-01-07T00:00:00</dc:date>
              <text:p text:style-name="P4"><text:span text:style-name="T4">Dậy muộn, 8h43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5.8421in" svg:y="5.8248in" draw:caption-point-x="-0.2402in" draw:caption-point-y="0.5902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5.8252in" draw:caption-point-x="-0.2402in" draw:caption-point-y="0.5898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8.7768in" svg:y="5.8264in" draw:caption-point-x="-0.2402in" draw:caption-point-y="0.5886in">
              <dc:date>2019-01-14T00:00:00</dc:date>
              <text:p text:style-name="P4"><text:span text:style-name="T4">Kẹt xe, 8h40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7228in" svg:y="5.8126in" draw:caption-point-x="-0.2402in" draw:caption-point-y="0.6024in">
              <dc:date>2019-01-16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0.6358in" svg:y="5.8134in" draw:caption-point-x="-0.2402in" draw:caption-point-y="0.6016in">
              <dc:date>2019-01-18T00:00:00</dc:date>
              <text:p text:style-name="P4"><text:span text:style-name="T4">Hư xe, 8h46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4622in" svg:y="5.8142in" draw:caption-point-x="-0.2402in" draw:caption-point-y="0.6008in">
              <dc:date>2019-01-22T00:00:00</dc:date>
              <text:p text:style-name="P4"><text:span text:style-name="T4">Kẹt xe, 8h45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3.3756in" svg:y="5.815in" draw:caption-point-x="-0.2402in" draw:caption-point-y="0.6in">
              <dc:date>2019-01-24T00:00:00</dc:date>
              <text:p text:style-name="P4"><text:span text:style-name="T4">Chuẩn bị dồ về quê, 8h39 đến cty</text:span></text:p>
            </office:annotation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3.8323in" svg:y="5.8154in" draw:caption-point-x="-0.2402in" draw:caption-point-y="0.5996in">
              <dc:date>2019-01-25T00:00:00</dc:date>
              <text:p text:style-name="P4"><text:span text:style-name="T4">Về quê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4" svg:width="1.1413in" svg:height="0.2634in" svg:x="15.202in" svg:y="5.8146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5.6587in" svg:y="5.8146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1154in" svg:y="5.8146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5.8146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5">
            <text:p>25</text:p>
          </table:table-cell>
          <table:table-cell table:style-name="ce55" office:value-type="string">
            <text:p>KhoaND</text:p>
          </table:table-cell>
          <table:table-cell table:style-name="ce88" table:formula="of:=SUM([.D28:.AH28])" office:value-type="float" office:value="0">
            <text:p>0</text:p>
          </table:table-cell>
          <table:table-cell table:style-name="ce93"/>
          <table:table-cell table:style-name="ce93" office:value-type="float" office:value="0">
            <office:annotation draw:style-name="gr4" draw:text-style-name="P4" svg:width="1.1413in" svg:height="0.3902in" svg:x="3.1024in" svg:y="6.0701in" draw:caption-point-x="-0.2402in" draw:caption-point-y="0.5925in">
              <dc:date>2019-01-02T00:00:00</dc:date>
              <text:p text:style-name="P4"><text:span text:style-name="T4">Mưa + kẹt xe, 8h34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9189in" svg:y="6.0626in" draw:caption-point-x="-0.2402in" draw:caption-point-y="0.6in">
              <dc:date>2019-01-24T00:00:00</dc:date>
              <text:p text:style-name="P4"><text:span text:style-name="T4">Chân đau, 8h44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5.6587in" svg:y="6.0622in" draw:caption-point-x="-0.2402in" draw:caption-point-y="0.6004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6">
            <text:p>26</text:p>
          </table:table-cell>
          <table:table-cell table:style-name="ce55" office:value-type="string">
            <text:p>KietNVT</text:p>
          </table:table-cell>
          <table:table-cell table:style-name="ce88" table:formula="of:=SUM([.D29:.AH29])" office:value-type="float" office:value="2">
            <text:p>2</text:p>
          </table:table-cell>
          <table:table-cell table:style-name="ce93"/>
          <table:table-cell table:style-name="ce93" office:value-type="float" office:value="0">
            <office:annotation draw:style-name="gr4" draw:text-style-name="P4" svg:width="1.1413in" svg:height="0.3902in" svg:x="3.1024in" svg:y="6.3177in" draw:caption-point-x="-0.2402in" draw:caption-point-y="0.5925in">
              <dc:date>2019-01-02T00:00:00</dc:date>
              <text:p text:style-name="P4"><text:span text:style-name="T4">Hư xe, xđt, 9h03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4" draw:text-style-name="P4" svg:width="1.1413in" svg:height="0.3902in" svg:x="12.0059in" svg:y="6.311in" draw:caption-point-x="-0.2402in" draw:caption-point-y="0.5992in">
              <dc:date>2019-02-11T00:00:00</dc:date>
              <text:p text:style-name="P4"><text:span text:style-name="T4">Đưa vợ con về quê</text:span></text:p>
            </office:annotation>
            <text:p>1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6.3098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7">
            <text:p>27</text:p>
          </table:table-cell>
          <table:table-cell table:style-name="ce55" office:value-type="string">
            <text:p>LinhBT</text:p>
          </table:table-cell>
          <table:table-cell table:style-name="ce88" table:formula="of:=SUM([.D30:.AH30])" office:value-type="float" office:value="4.5">
            <text:p>4.5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9.2661in" svg:y="6.5693in" draw:caption-point-x="-0.2402in" draw:caption-point-y="0.5886in">
              <dc:date>2019-01-15T00:00:00</dc:date>
              <text:p text:style-name="P4"><text:span text:style-name="T4">Bận việc gia đình, off chiều</text:span></text:p>
            </office:annotation>
            <text:p>0.5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4" svg:width="1.1413in" svg:height="0.2634in" svg:x="15.202in" svg:y="6.5575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5.6587in" svg:y="6.5575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1154in" svg:y="6.5575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6.5575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8">
            <text:p>28</text:p>
          </table:table-cell>
          <table:table-cell table:style-name="ce55" office:value-type="string">
            <text:p>LongDD</text:p>
          </table:table-cell>
          <table:table-cell table:style-name="ce88" table:formula="of:=SUM([.D31:.AH31])" office:value-type="float" office:value="1.5">
            <text:p>1.5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3.5591in" svg:y="6.8142in" draw:caption-point-x="-0.2402in" draw:caption-point-y="0.5913in">
              <dc:date>2019-01-03T00:00:00</dc:date>
              <text:p text:style-name="P4"><text:span text:style-name="T4">Ngủ quên, 8h33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9" draw:text-style-name="P4" svg:width="1.1413in" svg:height="1.7898in" svg:x="16.1154in" svg:y="6.8055in" draw:caption-point-x="-0.2402in" draw:caption-point-y="0.6in">
              <dc:creator>TL</dc:creator>
              <dc:date>2019-01-31T00:00:00</dc:date>
              <text:p text:style-name="P4"><text:span text:style-name="T4">Do nhà xe đổi lịch (6PM → 4PM) =&gt; 2h15 xin về sớm. Qua Tết sẽ làm bù</text:span></text:p>
              <text:p text:style-name="P4"><text:span text:style-name="T4"/></text:p>
              <text:p text:style-name="P4"><text:span text:style-name="T4">=&gt; Tạm thòi tính off chiều. Nếu qua Tết có thể làm bù thì ko tính off nữa</text:span></text:p>
            </office:annotation>
            <text:p>0.5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6.8051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9">
            <text:p>29</text:p>
          </table:table-cell>
          <table:table-cell table:style-name="ce55" office:value-type="string">
            <text:p>MaiLT</text:p>
          </table:table-cell>
          <table:table-cell table:style-name="ce88" table:formula="of:=SUM([.D32:.AH32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4" svg:width="1.1413in" svg:height="0.7012in" svg:x="6.8205in" svg:y="7.0638in" draw:caption-point-x="-0.2402in" draw:caption-point-y="0.5894in">
              <dc:date>2019-03-04T00:00:00</dc:date>
              <text:p text:style-name="P4"><text:span text:style-name="T4">Khám sức khỏe-&gt; chấm công theo chế độ thai sản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4" svg:width="1.1413in" svg:height="0.7012in" svg:x="9.2661in" svg:y="7.065in" draw:caption-point-x="-0.2402in" draw:caption-point-y="0.5882in">
              <dc:date>2019-01-15T00:00:00</dc:date>
              <text:p text:style-name="P4"><text:span text:style-name="T4">Đo điện tim, xin off sáng → 9h44 đến cty → tính đi trễ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4622in" svg:y="7.0524in" draw:caption-point-x="-0.2402in" draw:caption-point-y="0.6008in">
              <dc:date>2019-01-22T00:00:00</dc:date>
              <text:p text:style-name="P4"><text:span text:style-name="T4">Làm giấy tờ, 9h55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30">
            <text:p>30</text:p>
          </table:table-cell>
          <table:table-cell table:style-name="ce55" office:value-type="string">
            <text:p>ManhNB</text:p>
          </table:table-cell>
          <table:table-cell table:style-name="ce88" table:formula="of:=SUM([.D33:.AH33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4.0157in" svg:y="7.3098in" draw:caption-point-x="-0.2402in" draw:caption-point-y="0.5909in">
              <dc:date>2019-01-04T00:00:00</dc:date>
              <text:p text:style-name="P4"><text:span text:style-name="T4">Bận việc cá nhân, 8h43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5.8421in" svg:y="7.3106in" draw:caption-point-x="-0.2402in" draw:caption-point-y="0.5902in">
              <dc:date>2019-01-08T00:00:00</dc:date>
              <text:p text:style-name="P4"><text:span text:style-name="T4">Ngủ dậy muộn, 8h58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8205in" svg:y="7.3114in" draw:caption-point-x="-0.2402in" draw:caption-point-y="0.5894in">
              <dc:date>2019-01-10T00:00:00</dc:date>
              <text:p text:style-name="P4"><text:span text:style-name="T4">Dậy muộn, 8h40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7.3094in" svg:y="7.3118in" draw:caption-point-x="-0.2402in" draw:caption-point-y="0.589in">
              <dc:date>2019-01-11T00:00:00</dc:date>
              <text:p text:style-name="P4"><text:span text:style-name="T4">Ngủ quên, 9h08 đến cty</text:span></text:p>
            </office:annotation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7228in" svg:y="7.2984in" draw:caption-point-x="-0.2402in" draw:caption-point-y="0.6024in">
              <dc:date>2019-01-16T00:00:00</dc:date>
              <text:p text:style-name="P4"><text:span text:style-name="T4">Ngủ quên, 8h37 đến cty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0.1791in" svg:y="7.2988in" draw:caption-point-x="-0.2402in" draw:caption-point-y="0.602in">
              <dc:date>2019-01-17T00:00:00</dc:date>
              <text:p text:style-name="P4"><text:span text:style-name="T4">Bận việc cá nhân, xđt, 8h43 đến cty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0.6358in" svg:y="7.2992in" draw:caption-point-x="-0.2402in" draw:caption-point-y="0.6016in">
              <dc:date>2019-01-18T00:00:00</dc:date>
              <text:p text:style-name="P4"><text:span text:style-name="T4">Bận việc đột xuất, xđt, 9h15 đến cty</text:span></text:p>
            </office:annotation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3756in" svg:y="7.3008in" draw:caption-point-x="-0.2402in" draw:caption-point-y="0.6in">
              <dc:date>2019-01-24T00:00:00</dc:date>
              <text:p text:style-name="P4"><text:span text:style-name="T4">Ngủ quên, 9h27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6" svg:width="1.1413in" svg:height="0.3902in" svg:x="16.1154in" svg:y="7.3008in" draw:caption-point-x="-0.2402in" draw:caption-point-y="0.6in">
              <dc:creator>TL</dc:creator>
              <dc:date>2019-01-30T00:00:00</dc:date>
              <text:p text:style-name="P6"><text:span text:style-name="T5">ngủ quên 8h41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6.572in" svg:y="7.3008in" draw:caption-point-x="-0.2402in" draw:caption-point-y="0.6in">
              <dc:creator>TL</dc:creator>
              <dc:date>2019-01-31T00:00:00</dc:date>
              <text:p text:style-name="P4"><text:span text:style-name="T4">Có việc, xin về sớm.. 4h15 về</text:span></text:p>
            </office:annotation>
            <text:p>0</text:p>
          </table:table-cell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31">
            <text:p>31</text:p>
          </table:table-cell>
          <table:table-cell table:style-name="ce55" office:value-type="string">
            <text:p>NamTH</text:p>
          </table:table-cell>
          <table:table-cell table:style-name="ce88" table:formula="of:=SUM([.D34:.AH34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2">
            <text:p>32</text:p>
          </table:table-cell>
          <table:table-cell table:style-name="ce55" office:value-type="string">
            <text:p>NamTV</text:p>
          </table:table-cell>
          <table:table-cell table:style-name="ce88" table:formula="of:=SUM([.D35:.AH35])" office:value-type="float" office:value="1">
            <text:p>1</text:p>
          </table:table-cell>
          <table:table-cell table:style-name="ce93"/>
          <table:table-cell table:style-name="ce93" office:value-type="float" office:value="0">
            <office:annotation draw:style-name="gr4" draw:text-style-name="P4" svg:width="1.1413in" svg:height="0.3902in" svg:x="3.1024in" svg:y="7.8039in" draw:caption-point-x="-0.2402in" draw:caption-point-y="0.5925in">
              <dc:date>2019-01-02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3" draw:text-style-name="P4" svg:width="1.1413in" svg:height="0.7012in" svg:x="4.0157in" svg:y="7.8055in" draw:caption-point-x="-0.2402in" draw:caption-point-y="0.5909in">
              <dc:date>2019-01-04T00:00:00</dc:date>
              <text:p text:style-name="P4"><text:span text:style-name="T4">Kẹt xe, 8h35 đến cty</text:span></text:p>
              <text:p text:style-name="P4"><text:span text:style-name="T4">Bận việc nhà, off chiều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0">
            <office:annotation draw:style-name="gr2" draw:text-style-name="P4" svg:width="1.1413in" svg:height="0.5457in" svg:x="5.3854in" svg:y="7.8059in" draw:caption-point-x="-0.2402in" draw:caption-point-y="0.5906in">
              <dc:date>2019-01-07T00:00:00</dc:date>
              <text:p text:style-name="P4"><text:span text:style-name="T4">Chở em bé đi học, 8h37 đến cty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2.4622in" svg:y="7.7957in" draw:caption-point-x="-0.2402in" draw:caption-point-y="0.6008in">
              <dc:date>2019-01-22T00:00:00</dc:date>
              <text:p text:style-name="P4"><text:span text:style-name="T4">Ngủ quên, 8h37 đến cty</text:span></text:p>
              <text:p text:style-name="P4"><text:span text:style-name="T4"/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13.8323in" svg:y="7.7969in" draw:caption-point-x="-0.2402in" draw:caption-point-y="0.5996in">
              <dc:date>2019-01-25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0">
            <office:annotation draw:style-name="gr3" draw:text-style-name="P4" svg:width="1.1413in" svg:height="0.7012in" svg:x="15.202in" svg:y="7.7972in" draw:caption-point-x="-0.2402in" draw:caption-point-y="0.5992in">
              <dc:date>2019-02-11T00:00:00</dc:date>
              <text:p text:style-name="P4"><text:span text:style-name="T4">Bận việc, xin về sớm, 4h10 về</text:span></text:p>
              <text:p text:style-name="P4"><text:span text:style-name="T4">-&gt;đã làm bù đủ giờ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3">
            <text:p>33</text:p>
          </table:table-cell>
          <table:table-cell table:style-name="ce55" office:value-type="string">
            <text:p>NhanHTH</text:p>
          </table:table-cell>
          <table:table-cell table:style-name="ce88" table:formula="of:=SUM([.D36:.AH36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0.1791in" svg:y="8.0421in" draw:caption-point-x="-0.2402in" draw:caption-point-y="0.602in">
              <dc:date>2019-01-17T00:00:00</dc:date>
              <text:p text:style-name="P4"><text:span text:style-name="T4">Hư xe, xđt, 8h33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8323in" svg:y="8.0445in" draw:caption-point-x="-0.2402in" draw:caption-point-y="0.5996in">
              <dc:date>2019-01-25T00:00:00</dc:date>
              <text:p text:style-name="P4"><text:span text:style-name="T4">Dậy muộn, 8h37 đến cty</text:span></text:p>
            </office:annotation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4">
            <text:p>34</text:p>
          </table:table-cell>
          <table:table-cell table:style-name="ce55" office:value-type="string">
            <text:p>NhanNM</text:p>
          </table:table-cell>
          <table:table-cell table:style-name="ce88" table:formula="of:=SUM([.D37:.AH37])" office:value-type="float" office:value="1">
            <text:p>1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4" svg:width="1.1413in" svg:height="0.3902in" svg:x="5.8421in" svg:y="8.3016in" draw:caption-point-x="-0.2402in" draw:caption-point-y="0.5902in">
              <dc:date>2019-01-08T00:00:00</dc:date>
              <text:p text:style-name="P4"><text:span text:style-name="T4">Bận việc đột xuất</text:span></text:p>
            </office:annotation>
            <text:p>1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2661in" svg:y="8.3035in" draw:caption-point-x="-0.2402in" draw:caption-point-y="0.5882in">
              <dc:date>2019-01-15T00:00:00</dc:date>
              <text:p text:style-name="P4"><text:span text:style-name="T4">Bận việc nhà, xđt, 9h17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0.1791in" svg:y="8.2898in" draw:caption-point-x="-0.2402in" draw:caption-point-y="0.602in">
              <dc:date>2019-01-17T00:00:00</dc:date>
              <text:p text:style-name="P4"><text:span text:style-name="T4">Thẻ xe chung cư có vấn đề, 8h39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2.4622in" svg:y="8.2909in" draw:caption-point-x="-0.2402in" draw:caption-point-y="0.6008in">
              <dc:date>2019-01-22T00:00:00</dc:date>
              <text:p text:style-name="P4"><text:span text:style-name="T4">Làm giấy tờ, xđt, 8h47 đến cty</text:span></text:p>
              <text:p text:style-name="P4"><text:span text:style-name="T4"/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9189in" svg:y="8.2917in" draw:caption-point-x="-0.2402in" draw:caption-point-y="0.6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6.572in" svg:y="8.2917in" draw:caption-point-x="-0.2402in" draw:caption-point-y="0.6in">
              <dc:creator>TL</dc:creator>
              <dc:date>2019-01-31T00:00:00</dc:date>
              <text:p text:style-name="P4"><text:span text:style-name="T4">nhà có việc, 9h19 vô</text:span>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5">
            <text:p>35</text:p>
          </table:table-cell>
          <table:table-cell table:style-name="ce55" office:value-type="string">
            <text:p>NhanPV</text:p>
          </table:table-cell>
          <table:table-cell table:style-name="ce88" table:formula="of:=SUM([.D38:.AH38])" office:value-type="float" office:value="0">
            <text:p>0</text:p>
          </table:table-cell>
          <table:table-cell table:style-name="ce93"/>
          <table:table-cell table:style-name="ce93" office:value-type="float" office:value="0">
            <office:annotation draw:style-name="gr4" draw:text-style-name="P4" svg:width="1.1413in" svg:height="0.3902in" svg:x="3.1024in" svg:y="8.5469in" draw:caption-point-x="-0.2402in" draw:caption-point-y="0.5925in">
              <dc:date>2019-01-02T00:00:00</dc:date>
              <text:p text:style-name="P4"><text:span text:style-name="T4">Ngủ quên, 8h38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4.0157in" svg:y="8.5484in" draw:caption-point-x="-0.2402in" draw:caption-point-y="0.5909in">
              <dc:date>2019-01-04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8.7768in" svg:y="8.5508in" draw:caption-point-x="-0.2402in" draw:caption-point-y="0.5886in">
              <dc:date>2019-01-14T00:00:00</dc:date>
              <text:p text:style-name="P4"><text:span text:style-name="T4">Dậy muộn, 8h33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0.1791in" svg:y="8.5374in" draw:caption-point-x="-0.2402in" draw:caption-point-y="0.602in">
              <dc:date>2019-01-17T00:00:00</dc:date>
              <text:p text:style-name="P4"><text:span text:style-name="T4">Hư xe, đi xe buyết, 9h27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6">
            <text:p>36</text:p>
          </table:table-cell>
          <table:table-cell table:style-name="ce55" office:value-type="string">
            <text:p>NhatNH</text:p>
          </table:table-cell>
          <table:table-cell table:style-name="ce88" table:formula="of:=SUM([.D39:.AH39])" office:value-type="float" office:value="0.5">
            <text:p>0.5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4.0157in" svg:y="8.7961in" draw:caption-point-x="-0.2402in" draw:caption-point-y="0.5909in">
              <dc:date>2019-01-04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8.7965in" draw:caption-point-x="-0.2402in" draw:caption-point-y="0.5906in">
              <dc:date>2019-01-07T00:00:00</dc:date>
              <text:p text:style-name="P4"><text:span text:style-name="T4">Kẹt xe, 8h50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8.7972in" draw:caption-point-x="-0.2402in" draw:caption-point-y="0.5898in">
              <dc:date>2019-01-09T00:00:00</dc:date>
              <text:p text:style-name="P4"><text:span text:style-name="T4">Bận việc,. Xđt, 9h32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8205in" svg:y="8.7976in" draw:caption-point-x="-0.2402in" draw:caption-point-y="0.5894in">
              <dc:date>2019-01-10T00:00:00</dc:date>
              <text:p text:style-name="P4"><text:span text:style-name="T4">Bận việc cá nhâ, 8h50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7.3094in" svg:y="8.798in" draw:caption-point-x="-0.2402in" draw:caption-point-y="0.589in">
              <dc:date>2019-01-11T00:00:00</dc:date>
              <text:p text:style-name="P4"><text:span text:style-name="T4">Đi lấy đồ, xđt, 9h27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4" draw:text-style-name="P4" svg:width="1.1413in" svg:height="0.3902in" svg:x="8.7768in" svg:y="8.7984in" draw:caption-point-x="-0.2402in" draw:caption-point-y="0.5886in">
              <dc:date>2019-01-14T00:00:00</dc:date>
              <text:p text:style-name="P4"><text:span text:style-name="T4">Đau đầu, off sáng</text:span></text:p>
            </office:annotation>
            <text:p>0.5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9189in" svg:y="8.787in" draw:caption-point-x="-0.2402in" draw:caption-point-y="0.6in">
              <dc:date>2019-01-24T00:00:00</dc:date>
              <text:p text:style-name="P4"><text:span text:style-name="T4">Bận việc, xđt, 9h16 đến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3.8323in" svg:y="8.7874in" draw:caption-point-x="-0.2402in" draw:caption-point-y="0.5996in">
              <dc:date>2019-01-25T00:00:00</dc:date>
              <text:p text:style-name="P4"><text:span text:style-name="T4">Bận việc cá nhân, 8h59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5.202in" svg:y="8.7866in" draw:caption-point-x="-0.2402in" draw:caption-point-y="0.6004in">
              <dc:date>2019-01-29T00:00:00</dc:date>
              <text:p text:style-name="P4"><text:span text:style-name="T4">Kẹt xe, 8h33 đến <text:s/>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6.1154in" svg:y="8.787in" draw:caption-point-x="-0.2402in" draw:caption-point-y="0.6in">
              <dc:creator>TL</dc:creator>
              <dc:date>2019-01-30T00:00:00</dc:date>
              <text:p text:style-name="P4"><text:span text:style-name="T4">Cảm, dậy trễ. 9H22 đến</text:span></text:p>
            </office:annotation>
            <text:p>0</text:p>
          </table:table-cell>
          <table:table-cell table:style-name="ce93" office:value-type="float" office:value="0">
            <office:annotation draw:style-name="gr10" draw:text-style-name="P4" svg:width="1.1413in" svg:height="1.0122in" svg:x="16.572in" svg:y="8.787in" draw:caption-point-x="-0.2402in" draw:caption-point-y="0.6in">
              <dc:creator>TL</dc:creator>
              <dc:date>2019-01-31T00:00:00</dc:date>
              <text:p text:style-name="P4"><text:span text:style-name="T4">nhà có việc, 9h17 vô.</text:span></text:p>
              <text:p text:style-name="P4"><text:span text:style-name="T4"/></text:p>
              <text:p text:style-name="P4"><text:span text:style-name="T4">Xin về sớm chuẩn bị đồ về quê, 4h45</text:span>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7">
            <text:p>37</text:p>
          </table:table-cell>
          <table:table-cell table:style-name="ce55" office:value-type="string">
            <text:p>NhungLM</text:p>
          </table:table-cell>
          <table:table-cell table:style-name="ce88" table:formula="of:=SUM([.D40:.AH40])" office:value-type="float" office:value="1">
            <text:p>1</text:p>
          </table:table-cell>
          <table:table-cell table:style-name="ce93"/>
          <table:table-cell table:style-name="ce93" office:value-type="float" office:value="0">
            <office:annotation draw:style-name="gr2" draw:text-style-name="P4" svg:width="1.1413in" svg:height="0.5457in" svg:x="3.1024in" svg:y="9.0421in" draw:caption-point-x="-0.2402in" draw:caption-point-y="0.5925in">
              <dc:date>2019-01-02T00:00:00</dc:date>
              <text:p text:style-name="P4"><text:span text:style-name="T4">Lấy thuốc cho con, xđt, 8h58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4" svg:width="1.1413in" svg:height="0.7012in" svg:x="5.8421in" svg:y="9.0445in" draw:caption-point-x="-0.2402in" draw:caption-point-y="0.5902in">
              <dc:date>2019-04-23T00:00:00</dc:date>
              <text:p text:style-name="P4"><text:span text:style-name="T4">Đi khám thai</text:span></text:p>
              <text:p text:style-name="P4"><text:span text:style-name="T4">→ </text:span><text:span text:style-name="T4">chấm công theo chế độ thai sản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9.0449in" draw:caption-point-x="-0.2402in" draw:caption-point-y="0.5898in">
              <dc:date>2019-01-09T00:00:00</dc:date>
              <text:p text:style-name="P4"><text:span text:style-name="T4">Mệt,. 8H38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8.7768in" svg:y="9.0461in" draw:caption-point-x="-0.2402in" draw:caption-point-y="0.5886in">
              <dc:date>2019-01-14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5" svg:width="1.1413in" svg:height="0.3902in" svg:x="9.2661in" svg:y="9.0465in" draw:caption-point-x="-0.2402in" draw:caption-point-y="0.5882in">
              <dc:date>2019-01-15T00:00:00</dc:date>
              <text:p text:style-name="P5"><text:span text:style-name="T4">dậy muộn, 8h40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7228in" svg:y="9.0323in" draw:caption-point-x="-0.2402in" draw:caption-point-y="0.6024in">
              <dc:date>2019-01-16T00:00:00</dc:date>
              <text:p text:style-name="P4"><text:span text:style-name="T4">Bận việc nhà, 8h43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4" draw:text-style-name="P4" svg:width="1.1413in" svg:height="0.3902in" svg:x="12.0059in" svg:y="9.0319in" draw:caption-point-x="-0.2402in" draw:caption-point-y="0.6028in">
              <dc:date>2019-01-21T00:00:00</dc:date>
              <text:p text:style-name="P4"><text:span text:style-name="T4">Đưa con đi khám bệnh, off sáng</text:span></text:p>
            </office:annotation>
            <text:p>0.5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2" draw:text-style-name="P4" svg:width="1.1413in" svg:height="0.5457in" svg:x="16.1154in" svg:y="9.0346in" draw:caption-point-x="-0.2402in" draw:caption-point-y="0.6in">
              <dc:creator>TL</dc:creator>
              <dc:date>2019-01-30T00:00:00</dc:date>
              <text:p text:style-name="P4"><text:span text:style-name="T4">Nhà có việc gấp, xin off chiều (2h về) 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8">
            <text:p>38</text:p>
          </table:table-cell>
          <table:table-cell table:style-name="ce55" office:value-type="string">
            <text:p>NhuPHQ</text:p>
          </table:table-cell>
          <table:table-cell table:style-name="ce88" table:formula="of:=SUM([.D41:.AH41])" office:value-type="float" office:value="2">
            <text:p>2</text:p>
          </table:table-cell>
          <table:table-cell table:style-name="ce93"/>
          <table:table-cell table:style-name="ce93" office:value-type="float" office:value="0">
            <office:annotation draw:style-name="gr4" draw:text-style-name="P4" svg:width="1.1413in" svg:height="0.3902in" svg:x="3.1024in" svg:y="9.2898in" draw:caption-point-x="-0.2402in" draw:caption-point-y="0.5925in">
              <dc:date>2019-01-02T00:00:00</dc:date>
              <text:p text:style-name="P4"><text:span text:style-name="T4">Kẹt xe, 8h43 đến cty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3.5591in" svg:y="9.2906in" draw:caption-point-x="-0.2402in" draw:caption-point-y="0.5917in">
              <dc:date>2019-01-03T00:00:00</dc:date>
              <text:p text:style-name="P4"><text:span text:style-name="T4">Đi khám bệnh, xin vào trễ, 9h12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4.0157in" svg:y="9.2913in" draw:caption-point-x="-0.2402in" draw:caption-point-y="0.5909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9.2917in" draw:caption-point-x="-0.2402in" draw:caption-point-y="0.5906in">
              <dc:date>2019-01-07T00:00:00</dc:date>
              <text:p text:style-name="P4"><text:span text:style-name="T4">Hư xe, 8h50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9.2925in" draw:caption-point-x="-0.2402in" draw:caption-point-y="0.5898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7.3094in" svg:y="9.2787in" draw:caption-point-x="-0.2402in" draw:caption-point-y="0.6035in">
              <dc:date>2019-01-11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4" draw:text-style-name="P4" svg:width="1.1413in" svg:height="0.3902in" svg:x="8.7768in" svg:y="9.2937in" draw:caption-point-x="-0.2402in" draw:caption-point-y="0.5886in">
              <dc:date>2019-01-14T00:00:00</dc:date>
              <text:p text:style-name="P4"><text:span text:style-name="T4">Nhà có việc, off chiều</text:span></text:p>
            </office:annotation>
            <text:p>0.5</text:p>
          </table:table-cell>
          <table:table-cell table:style-name="ce93" office:value-type="float" office:value="0">
            <office:annotation draw:style-name="gr4" draw:text-style-name="P4" svg:width="1.1413in" svg:height="0.3902in" svg:x="9.2661in" svg:y="9.2941in" draw:caption-point-x="-0.2402in" draw:caption-point-y="0.5882in">
              <dc:date>2019-01-15T00:00:00</dc:date>
              <text:p text:style-name="P4"><text:span text:style-name="T4">Hư xe, 8h43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2.0059in" svg:y="9.2795in" draw:caption-point-x="-0.2402in" draw:caption-point-y="0.6028in">
              <dc:date>2019-01-21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4622in" svg:y="9.2815in" draw:caption-point-x="-0.2402in" draw:caption-point-y="0.6008in">
              <dc:date>2019-01-22T00:00:00</dc:date>
              <text:p text:style-name="P4"><text:span text:style-name="T4">Đau bụng, 8h44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9189in" svg:y="9.2823in" draw:caption-point-x="-0.2402in" draw:caption-point-y="0.6in">
              <dc:date>2019-01-24T00:00:00</dc:date>
              <text:p text:style-name="P4"><text:span text:style-name="T4">Đau bụng, 8h38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4" draw:text-style-name="P4" svg:width="1.1413in" svg:height="0.3902in" svg:x="15.202in" svg:y="9.2819in" draw:caption-point-x="-0.2402in" draw:caption-point-y="0.6004in">
              <dc:date>2019-01-29T00:00:00</dc:date>
              <text:p text:style-name="P4"><text:span text:style-name="T4">Khám bệnh, off chiều</text:span></text:p>
            </office:annotation>
            <text:p>0.5</text:p>
          </table:table-cell>
          <table:table-cell table:style-name="ce93" office:value-type="float" office:value="0">
            <office:annotation draw:style-name="gr4" draw:text-style-name="P4" svg:width="1.1413in" svg:height="0.3902in" svg:x="15.6587in" svg:y="9.2819in" draw:caption-point-x="-0.2402in" draw:caption-point-y="0.6004in">
              <dc:date>2019-01-29T00:00:00</dc:date>
              <text:p text:style-name="P4"><text:span text:style-name="T4">Bệnh, 8h41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6" svg:width="1.1413in" svg:height="0.3902in" svg:x="16.1154in" svg:y="9.2823in" draw:caption-point-x="-0.2402in" draw:caption-point-y="0.6in">
              <dc:creator>TL</dc:creator>
              <dc:date>2019-01-30T00:00:00</dc:date>
              <text:p text:style-name="P6"><text:span text:style-name="T5">bệnh 8h41 đến cty</text:span></text:p>
            </office:annotation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9.2819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9">
            <text:p>39</text:p>
          </table:table-cell>
          <table:table-cell table:style-name="ce55" office:value-type="string">
            <text:p>NhuVNQ</text:p>
          </table:table-cell>
          <table:table-cell table:style-name="ce88" table:formula="of:=SUM([.D42:.AH42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0.6358in" svg:y="9.5283in" draw:caption-point-x="-0.2402in" draw:caption-point-y="0.6016in">
              <dc:date>2019-01-18T00:00:00</dc:date>
              <text:p text:style-name="P4"><text:span text:style-name="T4">Huqa OT, 9h20 đến cty</text:span></text:p>
            </office:annotation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0">
            <text:p>40</text:p>
          </table:table-cell>
          <table:table-cell table:style-name="ce85" office:value-type="string">
            <text:p>PhatHDT</text:p>
          </table:table-cell>
          <table:table-cell table:style-name="ce88" table:formula="of:=SUM([.D43:.AH43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9.787in" draw:caption-point-x="-0.2402in" draw:caption-point-y="0.5906in">
              <dc:date>2019-01-07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7228in" svg:y="9.7752in" draw:caption-point-x="-0.2402in" draw:caption-point-y="0.6024in">
              <dc:date>2019-01-16T00:00:00</dc:date>
              <text:p text:style-name="P4"><text:span text:style-name="T4">Dậy muộn, 8h39 đến cty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0.1791in" svg:y="9.7756in" draw:caption-point-x="-0.2402in" draw:caption-point-y="0.602in">
              <dc:date>2019-01-17T00:00:00</dc:date>
              <text:p text:style-name="P4"><text:span text:style-name="T4">Bận việc cá nhân, xđt, 9h05 đê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2.4622in" svg:y="9.7768in" draw:caption-point-x="-0.2402in" draw:caption-point-y="0.6008in">
              <dc:date>2019-01-22T00:00:00</dc:date>
              <text:p text:style-name="P4"><text:span text:style-name="T4">Lên trường phản biện đồ án, xđt, 9h57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1">
            <text:p>41</text:p>
          </table:table-cell>
          <table:table-cell table:style-name="ce55" office:value-type="string">
            <text:p>PhongTH</text:p>
          </table:table-cell>
          <table:table-cell table:style-name="ce88" table:formula="of:=SUM([.D44:.AH44])" office:value-type="float" office:value="1">
            <text:p>1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4" svg:width="1.1413in" svg:height="0.3902in" svg:x="6.8205in" svg:y="10.0358in" draw:caption-point-x="-0.2402in" draw:caption-point-y="0.5898in">
              <dc:date>2019-01-10T00:00:00</dc:date>
              <text:p text:style-name="P4"><text:span text:style-name="T4">Bận việc gia đình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4622in" svg:y="10.0248in" draw:caption-point-x="-0.2402in" draw:caption-point-y="0.6008in">
              <dc:date>2019-01-22T00:00:00</dc:date>
              <text:p text:style-name="P4"><text:span text:style-name="T4">Bận việc, xđt, 9h57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2">
            <text:p>42</text:p>
          </table:table-cell>
          <table:table-cell table:style-name="ce55" office:value-type="string">
            <text:p>PhuTV</text:p>
          </table:table-cell>
          <table:table-cell table:style-name="ce88" table:formula="of:=SUM([.D45:.AH45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9189in" svg:y="10.2732in" draw:caption-point-x="-0.2402in" draw:caption-point-y="0.6in">
              <dc:date>2019-01-24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3756in" svg:y="10.2732in" draw:caption-point-x="-0.2402in" draw:caption-point-y="0.6in">
              <dc:date>2019-01-2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3">
            <text:p>43</text:p>
          </table:table-cell>
          <table:table-cell table:style-name="ce55" office:value-type="string">
            <text:p>SangLT</text:p>
          </table:table-cell>
          <table:table-cell table:style-name="ce88" table:formula="of:=SUM([.D46:.AH46])" office:value-type="float" office:value="0.5">
            <text:p>0.5</text:p>
          </table:table-cell>
          <table:table-cell table:style-name="ce93"/>
          <table:table-cell table:style-name="ce93" office:value-type="float" office:value="0.5">
            <office:annotation draw:style-name="gr4" draw:text-style-name="P4" svg:width="1.1413in" svg:height="0.3902in" svg:x="3.1024in" svg:y="10.5283in" draw:caption-point-x="-0.2402in" draw:caption-point-y="0.5925in">
              <dc:date>2019-01-02T00:00:00</dc:date>
              <text:p text:style-name="P4"><text:span text:style-name="T4">Sốt + đau đầu, off sáng</text:span></text:p>
            </office:annotation>
            <text:p>0.5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6.3311in" svg:y="10.5311in" draw:caption-point-x="-0.2402in" draw:caption-point-y="0.5898in">
              <dc:date>2019-01-09T00:00:00</dc:date>
              <text:p text:style-name="P4"><text:span text:style-name="T4">Hư ổ khóa chở sửa, 8h38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4622in" svg:y="10.5201in" draw:caption-point-x="-0.2402in" draw:caption-point-y="0.6008in">
              <dc:date>2019-01-22T00:00:00</dc:date>
              <text:p text:style-name="P4"><text:span text:style-name="T4">Hết xăng, 8h44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5.202in" svg:y="10.5205in" draw:caption-point-x="-0.2402in" draw:caption-point-y="0.6004in">
              <dc:date>2019-01-29T00:00:00</dc:date>
              <text:p text:style-name="P4"><text:span text:style-name="T4">Ghé ngân hàng, 8h54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4">
            <text:p>44</text:p>
          </table:table-cell>
          <table:table-cell table:style-name="ce55" office:value-type="string">
            <text:p>SonNN</text:p>
          </table:table-cell>
          <table:table-cell table:style-name="ce88" table:formula="of:=SUM([.D47:.AH47])" office:value-type="float" office:value="1">
            <text:p>1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10.778in" draw:caption-point-x="-0.2402in" draw:caption-point-y="0.5906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7.3094in" svg:y="10.7795in" draw:caption-point-x="-0.2402in" draw:caption-point-y="0.589in">
              <dc:date>2019-01-11T00:00:00</dc:date>
              <text:p text:style-name="P4"><text:span text:style-name="T4">Đám cưới bạn</text:span></text:p>
            </office:annotation>
            <text:p>1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0.1791in" svg:y="10.7665in" draw:caption-point-x="-0.2402in" draw:caption-point-y="0.602in">
              <dc:date>2019-01-17T00:00:00</dc:date>
              <text:p text:style-name="P4"><text:span text:style-name="T4">Bận viêc cá nhân, xđt, 9h03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8323in" svg:y="10.7689in" draw:caption-point-x="-0.2402in" draw:caption-point-y="0.5996in">
              <dc:date>2019-01-25T00:00:00</dc:date>
              <text:p text:style-name="P4"><text:span text:style-name="T4">Ngủ quên, 8h48 đến cty</text:span></text:p>
            </office:annotation>
            <text:p>0</text:p>
          </table:table-cell>
          <table:table-cell table:style-name="ce93" table:number-columns-repeated="6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5">
            <text:p>45</text:p>
          </table:table-cell>
          <table:table-cell table:style-name="ce55" office:value-type="string">
            <text:p>TaiPA</text:p>
          </table:table-cell>
          <table:table-cell table:style-name="ce88" table:formula="of:=SUM([.D48:.AH48])" office:value-type="float" office:value="1.5">
            <text:p>1.5</text:p>
          </table:table-cell>
          <table:table-cell table:style-name="ce93"/>
          <table:table-cell table:style-name="ce93" office:value-type="float" office:value="0">
            <office:annotation draw:style-name="gr4" draw:text-style-name="P4" svg:width="1.1413in" svg:height="0.3902in" svg:x="3.1024in" svg:y="11.0236in" draw:caption-point-x="-0.2402in" draw:caption-point-y="0.5925in">
              <dc:date>2019-01-02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3.5591in" svg:y="11.0248in" draw:caption-point-x="-0.2402in" draw:caption-point-y="0.5913in">
              <dc:date>2019-01-03T00:00:00</dc:date>
              <text:p text:style-name="P4"><text:span text:style-name="T4">Kẹt xe, 8h34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11.0256in" draw:caption-point-x="-0.2402in" draw:caption-point-y="0.5906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5.8421in" svg:y="11.026in" draw:caption-point-x="-0.2402in" draw:caption-point-y="0.5902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6" draw:text-style-name="P4" svg:width="1.1413in" svg:height="0.2634in" svg:x="8.7768in" svg:y="11.0276in" draw:caption-point-x="-0.2402in" draw:caption-point-y="0.5886in">
              <dc:date>2019-01-14T00:00:00</dc:date>
              <text:p text:style-name="P4"><text:span text:style-name="T4">Bệnh, off chiều</text:span></text:p>
            </office:annotation>
            <text:p>0.5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0.6358in" svg:y="11.0146in" draw:caption-point-x="-0.2402in" draw:caption-point-y="0.6016in">
              <dc:date>2019-01-18T00:00:00</dc:date>
              <text:p text:style-name="P4"><text:span text:style-name="T4">Hqua OT, xđt, 9h31 đến cty</text:span></text:p>
            </office:annotation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3.8323in" svg:y="11.0165in" draw:caption-point-x="-0.2402in" draw:caption-point-y="0.5996in">
              <dc:date>2019-01-25T00:00:00</dc:date>
              <text:p text:style-name="P4"><text:span text:style-name="T4">Bận việc cá nhân, 9h29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5.6587in" svg:y="11.0157in" draw:caption-point-x="-0.2402in" draw:caption-point-y="0.6004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103" office:value-type="float" office:value="1">
            <office:annotation draw:style-name="gr8" draw:text-style-name="P4" svg:width="1.1413in" svg:height="0.8567in" svg:x="16.572in" svg:y="11.0161in" draw:caption-point-x="-0.2402in" draw:caption-point-y="0.6in">
              <dc:creator>TL</dc:creator>
              <dc:date>2019-01-31T00:00:00</dc:date>
              <text:p text:style-name="P4"><text:span text:style-name="T4">Bị bệnh.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6">
            <text:p>46</text:p>
          </table:table-cell>
          <table:table-cell table:style-name="ce55" office:value-type="string">
            <text:p>TamHVH</text:p>
          </table:table-cell>
          <table:table-cell table:style-name="ce88" table:formula="of:=SUM([.D49:.AH49])" office:value-type="float" office:value="2">
            <text:p>2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6.1154in" svg:y="11.2634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11.2634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7">
            <text:p>47</text:p>
          </table:table-cell>
          <table:table-cell table:style-name="ce55" office:value-type="string">
            <text:p>TanNN</text:p>
          </table:table-cell>
          <table:table-cell table:style-name="ce88" table:formula="of:=SUM([.D50:.AH50])" office:value-type="float" office:value="2">
            <text:p>2</text:p>
          </table:table-cell>
          <table:table-cell table:style-name="ce93"/>
          <table:table-cell table:style-name="ce93" office:value-type="float" office:value="0.5">
            <office:annotation draw:style-name="gr4" draw:text-style-name="P4" svg:width="1.1413in" svg:height="0.3902in" svg:x="3.1024in" svg:y="11.5189in" draw:caption-point-x="-0.2402in" draw:caption-point-y="0.5925in">
              <dc:date>2019-01-02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6" draw:text-style-name="P4" svg:width="1.1413in" svg:height="0.2634in" svg:x="12.0059in" svg:y="11.5087in" draw:caption-point-x="-0.2402in" draw:caption-point-y="0.6028in">
              <dc:date>2019-01-21T00:00:00</dc:date>
              <text:p text:style-name="P4"><text:span text:style-name="T4">Bị sốt, off sáng</text:span></text:p>
            </office:annotation>
            <text:p>0.5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8323in" svg:y="11.5118in" draw:caption-point-x="-0.2402in" draw:caption-point-y="0.5996in">
              <dc:date>2019-01-25T00:00:00</dc:date>
              <text:p text:style-name="P4"><text:span text:style-name="T4">Ghé mua thuốc, 8h33 đến cty</text:span></text:p>
            </office:annotation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1">
            <office:annotation draw:style-name="gr3" draw:text-style-name="P4" svg:width="1.1413in" svg:height="0.7012in" svg:x="16.572in" svg:y="11.511in" draw:caption-point-x="-0.2402in" draw:caption-point-y="0.6004in">
              <dc:creator>TL</dc:creator>
              <dc:date>2019-01-30T00:00:00</dc:date>
              <text:p text:style-name="P4"><text:span text:style-name="T4">do xe (về quê Tết) đổi lịch đột xuất, Có thể cần off thêm 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8">
            <text:p>48</text:p>
          </table:table-cell>
          <table:table-cell table:style-name="ce55" office:value-type="string">
            <text:p>TinNQ</text:p>
          </table:table-cell>
          <table:table-cell table:style-name="ce88" table:formula="of:=SUM([.D51:.AH51])" office:value-type="float" office:value="2.5">
            <text:p>2.5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3.5591in" svg:y="11.7677in" draw:caption-point-x="-0.2402in" draw:caption-point-y="0.5913in">
              <dc:date>2019-01-03T00:00:00</dc:date>
              <text:p text:style-name="P4"><text:span text:style-name="T4">Kẹt xe, 8h33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4" draw:text-style-name="P4" svg:width="1.1413in" svg:height="0.3902in" svg:x="5.3854in" svg:y="11.7685in" draw:caption-point-x="-0.2402in" draw:caption-point-y="0.5906in">
              <dc:date>2019-01-07T00:00:00</dc:date>
              <text:p text:style-name="P4"><text:span text:style-name="T4">Đau đầu,, off sáng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11.7693in" draw:caption-point-x="-0.2402in" draw:caption-point-y="0.5898in">
              <dc:date>2019-01-09T00:00:00</dc:date>
              <text:p text:style-name="P4"><text:span text:style-name="T4">Bận việc nhà, 8h46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7.3094in" svg:y="11.7701in" draw:caption-point-x="-0.2402in" draw:caption-point-y="0.589in">
              <dc:date>2019-01-11T00:00:00</dc:date>
              <text:p text:style-name="P4"><text:span text:style-name="T4">Chở mẹ đi tái khám, off chiều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8.7768in" svg:y="11.7705in" draw:caption-point-x="-0.2402in" draw:caption-point-y="0.5886in">
              <dc:date>2019-01-14T00:00:00</dc:date>
              <text:p text:style-name="P4"><text:span text:style-name="T4">Kẹt xe, 8h40đến cty</text:span></text:p>
            </office:annotation>
            <text:p>0</text:p>
          </table:table-cell>
          <table:table-cell table:style-name="ce93" office:value-type="float" office:value="0">
            <office:annotation draw:style-name="gr3" draw:text-style-name="P4" svg:width="1.1413in" svg:height="0.7012in" svg:x="9.2661in" svg:y="11.7709in" draw:caption-point-x="-0.2402in" draw:caption-point-y="0.5882in">
              <dc:date>2019-01-22T00:00:00</dc:date>
              <text:p text:style-name="P4"><text:span text:style-name="T4">Bị bệnh, xin làm remote</text:span></text:p>
              <text:p text:style-name="P4"><text:span text:style-name="T4">→ </text:span><text:span text:style-name="T4">đã làm đù 8h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2" draw:text-style-name="P4" svg:width="1.1413in" svg:height="0.5457in" svg:x="10.6358in" svg:y="11.7575in" draw:caption-point-x="-0.2402in" draw:caption-point-y="0.6016in">
              <dc:date>2019-01-18T00:00:00</dc:date>
              <text:p text:style-name="P4"><text:span text:style-name="T4">Ghé bệnh viện tái khám, xin off sáng</text:span></text:p>
            </office:annotation>
            <text:p>0.5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2.9189in" svg:y="11.7587in" draw:caption-point-x="-0.2402in" draw:caption-point-y="0.6004in">
              <dc:date>2019-01-23T00:00:00</dc:date>
              <text:p text:style-name="P4"><text:span text:style-name="T4">Đi khám bệnh</text:span></text:p>
            </office:annotation>
            <text:p>1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5.6587in" svg:y="11.7587in" draw:caption-point-x="-0.2402in" draw:caption-point-y="0.6004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6" svg:width="1.1413in" svg:height="0.3902in" svg:x="16.1154in" svg:y="11.7591in" draw:caption-point-x="-0.2402in" draw:caption-point-y="0.6in">
              <dc:creator>TL</dc:creator>
              <dc:date>2019-01-30T00:00:00</dc:date>
              <text:p text:style-name="P6"><text:span text:style-name="T5"><text:s/></text:span><text:span text:style-name="T5">nhà có viêc, 9h13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9">
            <text:p>49</text:p>
          </table:table-cell>
          <table:table-cell table:style-name="ce55" office:value-type="string">
            <text:p>TinhNVP</text:p>
          </table:table-cell>
          <table:table-cell table:style-name="ce88" table:formula="of:=SUM([.D52:.AH52])" office:value-type="float" office:value="1.5">
            <text:p>1.5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3.5591in" svg:y="12.0154in" draw:caption-point-x="-0.2402in" draw:caption-point-y="0.5913in">
              <dc:date>2019-01-03T00:00:00</dc:date>
              <text:p text:style-name="P4"><text:span text:style-name="T4">Thi ở trường, off chiều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12.0169in" draw:caption-point-x="-0.2402in" draw:caption-point-y="0.5898in">
              <dc:date>2019-01-09T00:00:00</dc:date>
              <text:p text:style-name="P4"><text:span text:style-name="T4">Ngủ quên, xđt, 9h44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4" svg:width="1.1413in" svg:height="0.3902in" svg:x="16.572in" svg:y="12.0028in" draw:caption-point-x="-0.2402in" draw:caption-point-y="0.6039in">
              <dc:date>2019-01-16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0">
            <text:p>50</text:p>
          </table:table-cell>
          <table:table-cell table:style-name="ce55" office:value-type="string">
            <text:p>TienND</text:p>
          </table:table-cell>
          <table:table-cell table:style-name="ce88" table:formula="of:=SUM([.D53:.AH53])" office:value-type="float" office:value="0">
            <text:p>0</text:p>
          </table:table-cell>
          <table:table-cell table:style-name="ce93"/>
          <table:table-cell table:style-name="ce93" office:value-type="float" office:value="0">
            <office:annotation draw:style-name="gr4" draw:text-style-name="P4" svg:width="1.1413in" svg:height="0.3902in" svg:x="3.1024in" svg:y="12.2622in" draw:caption-point-x="-0.2402in" draw:caption-point-y="0.5925in">
              <dc:date>2019-01-02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12.2642in" draw:caption-point-x="-0.2402in" draw:caption-point-y="0.5906in">
              <dc:date>2019-01-07T00:00:00</dc:date>
              <text:p text:style-name="P4"><text:span text:style-name="T4">Kẹt xe, 8h41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5.8421in" svg:y="12.2646in" draw:caption-point-x="-0.2402in" draw:caption-point-y="0.5902in">
              <dc:date>2019-01-08T00:00:00</dc:date>
              <text:p text:style-name="P4"><text:span text:style-name="T4">Kẹt xe, 8h41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8.7768in" svg:y="12.2661in" draw:caption-point-x="-0.2402in" draw:caption-point-y="0.5886in">
              <dc:date>2019-01-14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5" svg:width="1.1413in" svg:height="0.3902in" svg:x="10.6358in" svg:y="12.2531in" draw:caption-point-x="-0.2402in" draw:caption-point-y="0.6016in">
              <dc:date>2019-01-18T00:00:00</dc:date>
              <text:p text:style-name="P5"><text:span text:style-name="T4">kẹt xe, 8h37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2.0059in" svg:y="12.252in" draw:caption-point-x="-0.2402in" draw:caption-point-y="0.6028in">
              <dc:date>2019-01-2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8323in" svg:y="12.2551in" draw:caption-point-x="-0.2402in" draw:caption-point-y="0.5996in">
              <dc:date>2019-01-25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5.6587in" svg:y="12.2543in" draw:caption-point-x="-0.2402in" draw:caption-point-y="0.6004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11" draw:text-style-name="P7" svg:width="1.1413in" svg:height="0.4854in" svg:x="16.572in" svg:y="12.2547in" draw:caption-point-x="-0.2402in" draw:caption-point-y="0.6in">
              <dc:creator>TL</dc:creator>
              <dc:date>2019-01-31T00:00:00</dc:date>
              <text:p text:style-name="P7"><text:span text:style-name="T6">kẹt xe, 8h38 vào cty</text:span>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1">
            <text:p>51</text:p>
          </table:table-cell>
          <table:table-cell table:style-name="ce55" office:value-type="string">
            <text:p>ToanBV</text:p>
          </table:table-cell>
          <table:table-cell table:style-name="ce88" table:formula="of:=SUM([.D54:.AH54])" office:value-type="float" office:value="1">
            <text:p>1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2.4622in" svg:y="12.5016in" draw:caption-point-x="-0.2402in" draw:caption-point-y="0.6008in">
              <dc:date>2019-01-22T00:00:00</dc:date>
              <text:p text:style-name="P4"><text:span text:style-name="T4">Bị bệnh</text:span></text:p>
            </office:annotation>
            <text:p>1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2">
            <text:p>52</text:p>
          </table:table-cell>
          <table:table-cell table:style-name="ce55" office:value-type="string">
            <text:p>ToanDT</text:p>
          </table:table-cell>
          <table:table-cell table:style-name="ce88" table:formula="of:=SUM([.D55:.AH55])" office:value-type="float" office:value="4">
            <text:p>4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4" svg:width="1.1413in" svg:height="0.3902in" svg:x="6.8205in" svg:y="12.7606in" draw:caption-point-x="-0.2402in" draw:caption-point-y="0.5894in">
              <dc:date>2019-01-10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4" svg:width="1.1413in" svg:height="0.3902in" svg:x="10.1791in" svg:y="12.748in" draw:caption-point-x="-0.2402in" draw:caption-point-y="0.602in">
              <dc:date>2019-01-17T00:00:00</dc:date>
              <text:p text:style-name="P4"><text:span text:style-name="T4">Lên trường có việc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6.1154in" svg:y="12.7496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12.7496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3">
            <text:p>53</text:p>
          </table:table-cell>
          <table:table-cell table:style-name="ce55" office:value-type="string">
            <text:p>ThaiNHQ</text:p>
          </table:table-cell>
          <table:table-cell table:style-name="ce88" table:formula="of:=SUM([.D56:.AH56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4.0157in" svg:y="13.0067in" draw:caption-point-x="-0.2402in" draw:caption-point-y="0.5909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5.8421in" svg:y="13.0075in" draw:caption-point-x="-0.2402in" draw:caption-point-y="0.5902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13.0079in" draw:caption-point-x="-0.2402in" draw:caption-point-y="0.5898in">
              <dc:date>2019-01-09T00:00:00</dc:date>
              <text:p text:style-name="P4"><text:span text:style-name="T4">Dậy muộn, 8h34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7228in" svg:y="12.9953in" draw:caption-point-x="-0.2402in" draw:caption-point-y="0.6024in">
              <dc:date>2019-01-16T00:00:00</dc:date>
              <text:p text:style-name="P4"><text:span text:style-name="T4">Dậy muộn, 8h32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2" draw:text-style-name="P4" svg:width="1.1413in" svg:height="0.5457in" svg:x="12.0059in" svg:y="12.9949in" draw:caption-point-x="-0.2402in" draw:caption-point-y="0.6028in">
              <dc:date>2019-01-21T00:00:00</dc:date>
              <text:p text:style-name="P4"><text:span text:style-name="T4">Bận việc gia đình, xin đi trễ, 9h03 đến cty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5.6587in" svg:y="12.9972in" draw:caption-point-x="-0.2402in" draw:caption-point-y="0.6004in">
              <dc:date>2019-01-29T00:00:00</dc:date>
              <text:p text:style-name="P4"><text:span text:style-name="T4">Ghé ngân hàng, xđt, 8h48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4">
            <text:p>54</text:p>
          </table:table-cell>
          <table:table-cell table:style-name="ce55" office:value-type="string">
            <text:p>ThamDT</text:p>
          </table:table-cell>
          <table:table-cell table:style-name="ce88" table:formula="of:=SUM([.D57:.AH57])" office:value-type="float" office:value="2.5">
            <text:p>2.5</text:p>
          </table:table-cell>
          <table:table-cell table:style-name="ce93"/>
          <table:table-cell table:style-name="ce93" office:value-type="float" office:value="0">
            <office:annotation draw:style-name="gr4" draw:text-style-name="P4" svg:width="1.1413in" svg:height="0.3902in" svg:x="3.1024in" svg:y="13.2528in" draw:caption-point-x="-0.2402in" draw:caption-point-y="0.5925in">
              <dc:date>2019-01-02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4.0157in" svg:y="13.2543in" draw:caption-point-x="-0.2402in" draw:caption-point-y="0.5909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13.2547in" draw:caption-point-x="-0.2402in" draw:caption-point-y="0.5906in">
              <dc:date>2019-01-07T00:00:00</dc:date>
              <text:p text:style-name="P4"><text:span text:style-name="T4">Bận việc nhà, xđt, 8h50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5.8421in" svg:y="13.2551in" draw:caption-point-x="-0.2402in" draw:caption-point-y="0.5902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13.2555in" draw:caption-point-x="-0.2402in" draw:caption-point-y="0.5898in">
              <dc:date>2019-01-09T00:00:00</dc:date>
              <text:p text:style-name="P4"><text:span text:style-name="T4">Đi mua giỏ quà, xđt, 9h07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8205in" svg:y="13.2559in" draw:caption-point-x="-0.2402in" draw:caption-point-y="0.5894in">
              <dc:date>2019-01-10T00:00:00</dc:date>
              <text:p text:style-name="P4"><text:span text:style-name="T4">Đau bụng, 8h50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2661in" svg:y="13.2571in" draw:caption-point-x="-0.2402in" draw:caption-point-y="0.5882in">
              <dc:date>2019-01-15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7228in" svg:y="13.2429in" draw:caption-point-x="-0.2402in" draw:caption-point-y="0.6024in">
              <dc:date>2019-01-16T00:00:00</dc:date>
              <text:p text:style-name="P4"><text:span text:style-name="T4">Kẹt xe, 8h43 đên s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13.8323in" svg:y="13.2457in" draw:caption-point-x="-0.2402in" draw:caption-point-y="0.5996in">
              <dc:date>2019-01-25T00:00:00</dc:date>
              <text:p text:style-name="P4"><text:span text:style-name="T4">Đau đầu + buồn ói, off chiều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5.202in" svg:y="13.2449in" draw:caption-point-x="-0.2402in" draw:caption-point-y="0.6004in">
              <dc:date>2019-01-29T00:00:00</dc:date>
              <text:p text:style-name="P4"><text:span text:style-name="T4">Em bé ốm, xđt, 8h58 đến cty</text:span></text:p>
            </office:annotation>
            <text:p>0</text:p>
          </table:table-cell>
          <table:table-cell table:style-name="ce93" office:value-type="float" office:value="1">
            <office:annotation draw:style-name="gr2" draw:text-style-name="P4" svg:width="1.1413in" svg:height="0.5457in" svg:x="15.6587in" svg:y="13.2445in" draw:caption-point-x="-0.2402in" draw:caption-point-y="0.6008in">
              <dc:date>2019-01-28T00:00:00</dc:date>
              <text:p text:style-name="P4"><text:span text:style-name="T4">Em bé bị tay chân miệng, ở nhà trông con</text:span></text:p>
            </office:annotation>
            <text:p>1</text:p>
          </table:table-cell>
          <table:table-cell table:style-name="ce93" office:value-type="float" office:value="1">
            <office:annotation draw:style-name="gr2" draw:text-style-name="P4" svg:width="1.1413in" svg:height="0.5457in" svg:x="16.1154in" svg:y="13.2445in" draw:caption-point-x="-0.2402in" draw:caption-point-y="0.6008in">
              <dc:date>2019-01-28T00:00:00</dc:date>
              <text:p text:style-name="P4"><text:span text:style-name="T4">Em bé bị tay chân miệng, ở nhà trông con</text:span></text:p>
            </office:annotation>
            <text:p>1</text:p>
          </table:table-cell>
          <table:table-cell table:style-name="ce93" office:value-type="float" office:value="0">
            <office:annotation draw:style-name="gr4" draw:text-style-name="P4" svg:width="1.1413in" svg:height="0.3902in" svg:x="16.572in" svg:y="13.2453in" draw:caption-point-x="-0.2402in" draw:caption-point-y="0.6in">
              <dc:creator>TL</dc:creator>
              <dc:date>2019-01-31T00:00:00</dc:date>
              <text:p text:style-name="P4"><text:span text:style-name="T4">con bệnh, 8h39 vô</text:span>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5">
            <text:p>55</text:p>
          </table:table-cell>
          <table:table-cell table:style-name="ce55" office:value-type="string">
            <text:p>ThanhCH</text:p>
          </table:table-cell>
          <table:table-cell table:style-name="ce88" table:formula="of:=SUM([.D58:.AH58])" office:value-type="float" office:value="1">
            <text:p>1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13.5031in" draw:caption-point-x="-0.2402in" draw:caption-point-y="0.5898in">
              <dc:date>2019-01-09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9.2661in" svg:y="13.5047in" draw:caption-point-x="-0.2402in" draw:caption-point-y="0.5882in">
              <dc:date>2019-01-15T00:00:00</dc:date>
              <text:p text:style-name="P4"><text:span text:style-name="T4">Không khỏe, off sáng</text:span></text:p>
            </office:annotation>
            <text:p>0.5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6.572in" svg:y="13.4929in" draw:caption-point-x="-0.2402in" draw:caption-point-y="0.6in">
              <dc:creator>TL</dc:creator>
              <dc:date>2019-01-31T00:00:00</dc:date>
              <text:p text:style-name="P4"><text:span text:style-name="T4">Tiêu chảy, xin off sáng</text:span></text:p>
            </office:annotation>
            <text:p>0.5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6">
            <text:p>56</text:p>
          </table:table-cell>
          <table:table-cell table:style-name="ce55" office:value-type="string">
            <text:p>ThinhCT</text:p>
          </table:table-cell>
          <table:table-cell table:style-name="ce88" table:formula="of:=SUM([.D59:.AH59])" office:value-type="float" office:value="0.5">
            <text:p>0.5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4.0157in" svg:y="13.7496in" draw:caption-point-x="-0.2402in" draw:caption-point-y="0.5909in">
              <dc:date>2019-01-04T00:00:00</dc:date>
              <text:p text:style-name="P4"><text:span text:style-name="T4">Hư xe, xđt, 9h05 đến cty</text:span></text:p>
            </office:annotation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4" draw:text-style-name="P4" svg:width="1.1413in" svg:height="0.3902in" svg:x="12.0059in" svg:y="13.7378in" draw:caption-point-x="-0.2402in" draw:caption-point-y="0.6028in">
              <dc:date>2019-01-21T00:00:00</dc:date>
              <text:p text:style-name="P4"><text:span text:style-name="T4">Có việc ở trường, off sáng</text:span></text:p>
            </office:annotation>
            <text:p>0.5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7">
            <text:p>57</text:p>
          </table:table-cell>
          <table:table-cell table:style-name="ce55" office:value-type="string">
            <text:p>ThinhT</text:p>
          </table:table-cell>
          <table:table-cell table:style-name="ce88" table:formula="of:=SUM([.D60:.AH60])" office:value-type="float" office:value="2">
            <text:p>2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13.9976in" draw:caption-point-x="-0.2402in" draw:caption-point-y="0.5906in">
              <dc:date>2019-01-07T00:00:00</dc:date>
              <text:p text:style-name="P4"><text:span text:style-name="T4">Kẹt xe, 8h32 đến cty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6.1154in" svg:y="13.9878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13.9878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8">
            <text:p>58</text:p>
          </table:table-cell>
          <table:table-cell table:style-name="ce55" office:value-type="string">
            <text:p>ThuyLTT</text:p>
          </table:table-cell>
          <table:table-cell table:style-name="ce88" table:formula="of:=SUM([.D61:.AH61])" office:value-type="float" office:value="5">
            <text:p>5</text:p>
          </table:table-cell>
          <table:table-cell table:style-name="ce93"/>
          <table:table-cell table:style-name="ce93" office:value-type="float" office:value="0.5">
            <office:annotation draw:style-name="gr2" draw:text-style-name="P4" svg:width="1.1413in" svg:height="0.5457in" svg:x="3.1024in" svg:y="14.2433in" draw:caption-point-x="-0.2402in" draw:caption-point-y="0.5925in">
              <dc:date>2019-01-02T00:00:00</dc:date>
              <text:p text:style-name="P4"><text:span text:style-name="T4">Mệt, xđt, 1h35 đến cty → tính off sáng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2" draw:text-style-name="P4" svg:width="1.1413in" svg:height="0.5457in" svg:x="4.0157in" svg:y="14.2449in" draw:caption-point-x="-0.2402in" draw:caption-point-y="0.5909in">
              <dc:date>2019-01-04T00:00:00</dc:date>
              <text:p text:style-name="P4"><text:span text:style-name="T4">Mệt, xin đi trễ, 2h35 vô cty → off sáng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14.2453in" draw:caption-point-x="-0.2402in" draw:caption-point-y="0.5906in">
              <dc:date>2019-01-07T00:00:00</dc:date>
              <text:p text:style-name="P4"><text:span text:style-name="T4">Đau bụng, xđt, 10h đến cty</text:span></text:p>
            </office:annotation>
            <text:p>0</text:p>
          </table:table-cell>
          <table:table-cell table:style-name="ce93" office:value-type="float" office:value="0.5">
            <office:annotation draw:style-name="gr6" draw:text-style-name="P4" svg:width="1.1413in" svg:height="0.2634in" svg:x="5.8421in" svg:y="14.2457in" draw:caption-point-x="-0.2402in" draw:caption-point-y="0.5902in">
              <dc:date>2019-01-08T00:00:00</dc:date>
              <text:p text:style-name="P4"><text:span text:style-name="T4">Mệt, off sáng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3" draw:text-style-name="P4" svg:width="1.1413in" svg:height="0.7012in" svg:x="6.8205in" svg:y="14.2465in" draw:caption-point-x="-0.2402in" draw:caption-point-y="0.5894in">
              <dc:date>2019-01-10T00:00:00</dc:date>
              <text:p text:style-name="P4"><text:span text:style-name="T4">Ghé rút tiền, xđt, 9h57 đến cty</text:span></text:p>
              <text:p text:style-name="P4"><text:span text:style-name="T4">Off chiều theo plan</text:span></text:p>
            </office:annotation>
            <text:p>0.5</text:p>
          </table:table-cell>
          <table:table-cell table:style-name="ce93" office:value-type="float" office:value="0.5">
            <office:annotation draw:style-name="gr4" draw:text-style-name="P4" svg:width="1.1413in" svg:height="0.3902in" svg:x="7.3094in" svg:y="14.2469in" draw:caption-point-x="-0.2402in" draw:caption-point-y="0.589in">
              <dc:date>2019-01-11T00:00:00</dc:date>
              <text:p text:style-name="P4"><text:span text:style-name="T4">Mệt, 2h27 vô cty, tính off sáng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9.2661in" svg:y="14.2476in" draw:caption-point-x="-0.2402in" draw:caption-point-y="0.5882in">
              <dc:date>2019-01-15T00:00:00</dc:date>
              <text:p text:style-name="P4"><text:span text:style-name="T4">Bận việc nhà, off sáng</text:span></text:p>
            </office:annotation>
            <text:p>0.5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4" svg:width="1.1413in" svg:height="0.2634in" svg:x="10.6358in" svg:y="14.2343in" draw:caption-point-x="-0.2402in" draw:caption-point-y="0.6016in">
              <dc:date>2019-01-18T00:00:00</dc:date>
              <text:p text:style-name="P4"><text:span text:style-name="T4">Mệt, xin đi trễ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4" svg:width="1.1413in" svg:height="0.2634in" svg:x="12.0059in" svg:y="14.2331in" draw:caption-point-x="-0.2402in" draw:caption-point-y="0.6028in">
              <dc:date>2019-01-21T00:00:00</dc:date>
              <text:p text:style-name="P4"><text:span text:style-name="T4">mệt</text:span></text:p>
            </office:annotation>
            <text:p>1</text:p>
          </table:table-cell>
          <table:table-cell table:style-name="ce93" office:value-type="float" office:value="0">
            <office:annotation draw:style-name="gr2" draw:text-style-name="P4" svg:width="1.1413in" svg:height="0.5457in" svg:x="12.4622in" svg:y="14.235in" draw:caption-point-x="-0.2402in" draw:caption-point-y="0.6008in">
              <dc:date>2019-01-22T00:00:00</dc:date>
              <text:p text:style-name="P4"><text:span text:style-name="T4">Làm giấy tờ, xđt, 8h47 đến cty</text:span></text:p>
              <text:p text:style-name="P4"><text:span text:style-name="T4"/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9189in" svg:y="14.2358in" draw:caption-point-x="-0.2402in" draw:caption-point-y="0.6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3.3756in" svg:y="14.2358in" draw:caption-point-x="-0.2402in" draw:caption-point-y="0.6in">
              <dc:date>2019-01-24T00:00:00</dc:date>
              <text:p text:style-name="P4"><text:span text:style-name="T4">Ghé ngân hàng, xđt, 11h22 đến cty</text:span></text:p>
            </office:annotation>
            <text:p>0</text:p>
          </table:table-cell>
          <table:table-cell table:style-name="ce93" office:value-type="float" office:value="0.5">
            <office:annotation draw:style-name="gr6" draw:text-style-name="P4" svg:width="1.1413in" svg:height="0.2634in" svg:x="13.8323in" svg:y="14.2362in" draw:caption-point-x="-0.2402in" draw:caption-point-y="0.5996in">
              <dc:date>2019-01-25T00:00:00</dc:date>
              <text:p text:style-name="P4"><text:span text:style-name="T4">Mệt, off sáng</text:span></text:p>
            </office:annotation>
            <text:p>0.5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9">
            <text:p>59</text:p>
          </table:table-cell>
          <table:table-cell table:style-name="ce55" office:value-type="string">
            <text:p>ThuyNTX</text:p>
          </table:table-cell>
          <table:table-cell table:style-name="ce88" table:formula="of:=SUM([.D62:.AH62])" office:value-type="float" office:value="2">
            <text:p>2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6.1154in" svg:y="14.4835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14.4835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0">
            <text:p>60</text:p>
          </table:table-cell>
          <table:table-cell table:style-name="ce55" office:value-type="string">
            <text:p>ThuyenTTN</text:p>
          </table:table-cell>
          <table:table-cell table:style-name="ce88" table:formula="of:=SUM([.D63:.AH63])" office:value-type="float" office:value="2.5">
            <text:p>2.5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3.5591in" svg:y="14.7394in" draw:caption-point-x="-0.2402in" draw:caption-point-y="0.5921in">
              <dc:date>2019-01-03T00:00:00</dc:date>
              <text:p text:style-name="P4"><text:span text:style-name="T4">Mệt + đau đầu, off sáng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6.1154in" svg:y="14.7311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14.7311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1">
            <text:p>61</text:p>
          </table:table-cell>
          <table:table-cell table:style-name="ce55" office:value-type="string">
            <text:p>TrietVM</text:p>
          </table:table-cell>
          <table:table-cell table:style-name="ce88" table:formula="of:=SUM([.D64:.AH64])" office:value-type="float" office:value="0">
            <text:p>0</text:p>
          </table:table-cell>
          <table:table-cell table:style-name="ce93" table:number-columns-repeated="8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2">
            <text:p>62</text:p>
          </table:table-cell>
          <table:table-cell table:style-name="ce55" office:value-type="string">
            <text:p>VinhNT</text:p>
          </table:table-cell>
          <table:table-cell table:style-name="ce88" table:formula="of:=SUM([.D65:.AH65])" office:value-type="float" office:value="4.5">
            <text:p>4.5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2" draw:text-style-name="P4" svg:width="1.1413in" svg:height="0.5457in" svg:x="3.5591in" svg:y="15.235in" draw:caption-point-x="-0.2402in" draw:caption-point-y="0.5917in">
              <dc:date>2019-01-03T00:00:00</dc:date>
              <text:p text:style-name="P4"><text:span text:style-name="T4">Lên trường báo cáo tiến độ đồ án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4" svg:width="1.1413in" svg:height="0.3902in" svg:x="6.3311in" svg:y="15.237in" draw:caption-point-x="-0.2402in" draw:caption-point-y="0.5898in">
              <dc:date>2019-01-09T00:00:00</dc:date>
              <text:p text:style-name="P4"><text:span text:style-name="T4">Có việc cần lên trường</text:span></text:p>
            </office:annotation>
            <text:p>1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4" draw:text-style-name="P4" svg:width="1.1413in" svg:height="0.3902in" svg:x="8.7768in" svg:y="15.2382in" draw:caption-point-x="-0.2402in" draw:caption-point-y="0.5886in">
              <dc:date>2019-01-14T00:00:00</dc:date>
              <text:p text:style-name="P4"><text:span text:style-name="T4">Phản biện khóa luận</text:span></text:p>
            </office:annotation>
            <text:p>1</text:p>
          </table:table-cell>
          <table:table-cell table:style-name="ce93" office:value-type="float" office:value="0.5">
            <office:annotation draw:style-name="gr4" draw:text-style-name="P4" svg:width="1.1413in" svg:height="0.3902in" svg:x="9.2661in" svg:y="15.2382in" draw:caption-point-x="-0.2402in" draw:caption-point-y="0.5886in">
              <dc:date>2019-01-14T00:00:00</dc:date>
              <text:p text:style-name="P4"><text:span text:style-name="T4">Báo cáo môn học, off sáng</text:span></text:p>
            </office:annotation>
            <text:p>0.5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4" svg:width="1.1413in" svg:height="0.3902in" svg:x="10.6358in" svg:y="15.2252in" draw:caption-point-x="-0.2402in" draw:caption-point-y="0.6016in">
              <dc:date>2019-01-18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3">
            <text:p>63</text:p>
          </table:table-cell>
          <table:table-cell table:style-name="ce55" office:value-type="string">
            <text:p>VinhP</text:p>
          </table:table-cell>
          <table:table-cell table:style-name="ce88" table:formula="of:=SUM([.D66:.AH66])" office:value-type="float" office:value="3">
            <text:p>3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6.3311in" svg:y="15.4846in" draw:caption-point-x="-0.2402in" draw:caption-point-y="0.5898in">
              <dc:date>2019-01-09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93" office:value-type="float" office:value="0.5">
            <office:annotation draw:style-name="gr6" draw:text-style-name="P4" svg:width="1.1413in" svg:height="0.2634in" svg:x="6.8205in" svg:y="15.485in" draw:caption-point-x="-0.2402in" draw:caption-point-y="0.5894in">
              <dc:date>2019-01-10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93" office:value-type="float" office:value="1">
            <office:annotation draw:style-name="gr6" draw:text-style-name="P4" svg:width="1.1413in" svg:height="0.2634in" svg:x="7.3094in" svg:y="15.485in" draw:caption-point-x="-0.2402in" draw:caption-point-y="0.5894in">
              <dc:date>2019-01-10T00:00:00</dc:date>
              <text:p text:style-name="P4"><text:span text:style-name="T4">Về quê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15.474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4">
            <text:p>64</text:p>
          </table:table-cell>
          <table:table-cell table:style-name="ce55" office:value-type="string">
            <text:p>ViTHT</text:p>
          </table:table-cell>
          <table:table-cell table:style-name="ce88" table:formula="of:=SUM([.D67:.AH67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4" draw:text-style-name="P4" svg:width="1.1413in" svg:height="0.3902in" svg:x="3.1024in" svg:y="15.7295in" draw:caption-point-x="-0.2402in" draw:caption-point-y="0.5925in">
              <dc:date>2019-01-02T00:00:00</dc:date>
              <text:p text:style-name="P4"><text:span text:style-name="T4">Dul lịch cùng gia đình</text:span></text:p>
            </office:annotation>
            <text:p>1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4" svg:width="1.1413in" svg:height="0.3902in" svg:x="7.3094in" svg:y="15.7331in" draw:caption-point-x="-0.2402in" draw:caption-point-y="0.589in">
              <dc:date>2019-01-11T00:00:00</dc:date>
              <text:p text:style-name="P4"><text:span text:style-name="T4">Bị sốt</text:span></text:p>
              <text:p text:style-name="P4"><text:span text:style-name="T4"/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6.572in" svg:y="15.722in" draw:caption-point-x="-0.2402in" draw:caption-point-y="0.6in">
              <dc:creator>TL</dc:creator>
              <dc:date>2019-01-31T00:00:00</dc:date>
              <text:p text:style-name="P4"><text:span text:style-name="T4">Có việc bận, 4h30 xin về sớm</text:span>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2" table:number-rows-repeated="2">
          <table:table-cell table:style-name="ce82"/>
          <table:table-cell table:style-name="ce55"/>
          <table:table-cell table:style-name="ce88"/>
          <table:table-cell table:style-name="ce93" table:number-columns-repeated="13"/>
          <table:table-cell table:style-name="ce100" table:number-columns-repeated="7"/>
          <table:table-cell table:style-name="ce93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89"/>
          <table:covered-table-cell table:number-columns-repeated="31" table:style-name="ce94"/>
          <table:table-cell table:style-name="ce105" table:number-columns-repeated="952"/>
          <table:table-cell table:style-name="ce106" table:number-columns-repeated="38"/>
        </table:table-row>
        <table:table-row table:style-name="ro2" table:number-rows-repeated="65332">
          <table:table-cell table:style-name="ce54" table:number-columns-repeated="3"/>
          <table:table-cell table:style-name="ce95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49">
          <table:table-cell table:style-name="ce54" table:number-columns-repeated="3"/>
          <table:table-cell table:style-name="ce95"/>
          <table:table-cell table:number-columns-repeated="27"/>
          <table:table-cell table:style-name="ce95" table:number-columns-repeated="3"/>
          <table:table-cell table:style-name="ce54" table:number-columns-repeated="952"/>
          <table:table-cell table:number-columns-repeated="38"/>
        </table:table-row>
        <table:table-row table:style-name="ro2" table:number-rows-repeated="9831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2" table:style-name="ta4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8" table:default-cell-style-name="ce115"/>
        <table:table-column table:style-name="co35" table:number-columns-repeated="7" table:default-cell-style-name="ce115"/>
        <table:table-column table:style-name="co34" table:number-columns-repeated="16" table:default-cell-style-name="ce115"/>
        <table:table-column table:style-name="co7" table:number-columns-repeated="990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109" table:number-columns-repeated="8"/>
          <table:table-cell table:style-name="ce116" office:value-type="string" table:number-columns-spanned="2" table:number-rows-spanned="1">
            <text:p>Month</text:p>
          </table:table-cell>
          <table:covered-table-cell table:style-name="ce117"/>
          <table:table-cell table:style-name="ce118" table:content-validation-name="val1" office:value-type="float" office:value="2" table:number-columns-spanned="2" table:number-rows-spanned="1">
            <text:p>2</text:p>
          </table:table-cell>
          <table:covered-table-cell table:style-name="ce117"/>
          <table:table-cell table:style-name="ce116" office:value-type="string" table:number-columns-spanned="2" table:number-rows-spanned="1">
            <text:p>Year</text:p>
          </table:table-cell>
          <table:covered-table-cell table:style-name="ce117"/>
          <table:table-cell table:style-name="ce116" office:value-type="float" office:value="2019" table:number-columns-spanned="2" table:number-rows-spanned="1">
            <text:p>2019</text:p>
          </table:table-cell>
          <table:covered-table-cell table:style-name="ce120"/>
          <table:table-cell table:style-name="ce109" table:number-columns-repeated="15"/>
          <table:table-cell table:style-name="ce104" table:number-columns-repeated="952"/>
          <table:table-cell table:number-columns-repeated="38"/>
        </table:table-row>
        <table:table-row table:style-name="ro2">
          <table:table-cell table:style-name="ce81" table:number-columns-repeated="3"/>
          <table:table-cell table:style-name="ce110" table:formula="of:=DATE([.$R$1];[.N1];1)" office:value-type="date" office:date-value="2019-02-01">
            <text:p>01</text:p>
          </table:table-cell>
          <table:table-cell table:style-name="ce110" table:formula="of:=[.D2]+1" office:value-type="date" office:date-value="2019-02-02">
            <text:p>02</text:p>
          </table:table-cell>
          <table:table-cell table:style-name="ce110" table:formula="of:=[.E2]+1" office:value-type="date" office:date-value="2019-02-03">
            <text:p>03</text:p>
          </table:table-cell>
          <table:table-cell table:style-name="ce110" table:formula="of:=[.F2]+1" office:value-type="date" office:date-value="2019-02-04">
            <text:p>04</text:p>
          </table:table-cell>
          <table:table-cell table:style-name="ce110" table:formula="of:=[.G2]+1" office:value-type="date" office:date-value="2019-02-05">
            <text:p>05</text:p>
          </table:table-cell>
          <table:table-cell table:style-name="ce110" table:formula="of:=[.H2]+1" office:value-type="date" office:date-value="2019-02-06">
            <text:p>06</text:p>
          </table:table-cell>
          <table:table-cell table:style-name="ce110" table:formula="of:=[.I2]+1" office:value-type="date" office:date-value="2019-02-07">
            <text:p>07</text:p>
          </table:table-cell>
          <table:table-cell table:style-name="ce110" table:formula="of:=[.J2]+1" office:value-type="date" office:date-value="2019-02-08">
            <text:p>08</text:p>
          </table:table-cell>
          <table:table-cell table:style-name="ce110" table:formula="of:=[.K2]+1" office:value-type="date" office:date-value="2019-02-09">
            <text:p>09</text:p>
          </table:table-cell>
          <table:table-cell table:style-name="ce110" table:formula="of:=[.L2]+1" office:value-type="date" office:date-value="2019-02-10">
            <text:p>10</text:p>
          </table:table-cell>
          <table:table-cell table:style-name="ce110" table:formula="of:=[.M2]+1" office:value-type="date" office:date-value="2019-02-11">
            <text:p>11</text:p>
          </table:table-cell>
          <table:table-cell table:style-name="ce110" table:formula="of:=[.N2]+1" office:value-type="date" office:date-value="2019-02-12">
            <text:p>12</text:p>
          </table:table-cell>
          <table:table-cell table:style-name="ce110" table:formula="of:=[.O2]+1" office:value-type="date" office:date-value="2019-02-13">
            <text:p>13</text:p>
          </table:table-cell>
          <table:table-cell table:style-name="ce110" table:formula="of:=[.P2]+1" office:value-type="date" office:date-value="2019-02-14">
            <text:p>14</text:p>
          </table:table-cell>
          <table:table-cell table:style-name="ce110" table:formula="of:=[.Q2]+1" office:value-type="date" office:date-value="2019-02-15">
            <text:p>15</text:p>
          </table:table-cell>
          <table:table-cell table:style-name="ce110" table:formula="of:=[.R2]+1" office:value-type="date" office:date-value="2019-02-16">
            <text:p>16</text:p>
          </table:table-cell>
          <table:table-cell table:style-name="ce110" table:formula="of:=[.S2]+1" office:value-type="date" office:date-value="2019-02-17">
            <text:p>17</text:p>
          </table:table-cell>
          <table:table-cell table:style-name="ce110" table:formula="of:=[.T2]+1" office:value-type="date" office:date-value="2019-02-18">
            <text:p>18</text:p>
          </table:table-cell>
          <table:table-cell table:style-name="ce110" table:formula="of:=[.U2]+1" office:value-type="date" office:date-value="2019-02-19">
            <text:p>19</text:p>
          </table:table-cell>
          <table:table-cell table:style-name="ce110" table:formula="of:=[.V2]+1" office:value-type="date" office:date-value="2019-02-20">
            <text:p>20</text:p>
          </table:table-cell>
          <table:table-cell table:style-name="ce110" table:formula="of:=[.W2]+1" office:value-type="date" office:date-value="2019-02-21">
            <text:p>21</text:p>
          </table:table-cell>
          <table:table-cell table:style-name="ce110" table:formula="of:=[.X2]+1" office:value-type="date" office:date-value="2019-02-22">
            <text:p>22</text:p>
          </table:table-cell>
          <table:table-cell table:style-name="ce110" table:formula="of:=[.Y2]+1" office:value-type="date" office:date-value="2019-02-23">
            <text:p>23</text:p>
          </table:table-cell>
          <table:table-cell table:style-name="ce110" table:formula="of:=[.Z2]+1" office:value-type="date" office:date-value="2019-02-24">
            <text:p>24</text:p>
          </table:table-cell>
          <table:table-cell table:style-name="ce110" table:formula="of:=[.AA2]+1" office:value-type="date" office:date-value="2019-02-25">
            <text:p>25</text:p>
          </table:table-cell>
          <table:table-cell table:style-name="ce110" table:formula="of:=[.AB2]+1" office:value-type="date" office:date-value="2019-02-26">
            <text:p>26</text:p>
          </table:table-cell>
          <table:table-cell table:style-name="ce110" table:formula="of:=[.AC2]+1" office:value-type="date" office:date-value="2019-02-27">
            <text:p>27</text:p>
          </table:table-cell>
          <table:table-cell table:style-name="ce110" table:formula="of:=[.AD2]+1" office:value-type="date" office:date-value="2019-02-28">
            <text:p>28</text:p>
          </table:table-cell>
          <table:table-cell table:style-name="ce110" table:formula="of:=[.AE2]+1" office:value-type="date" office:date-value="2019-03-01">
            <text:p>01</text:p>
          </table:table-cell>
          <table:table-cell table:style-name="ce110" table:formula="of:=[.AF2]+1" office:value-type="date" office:date-value="2019-03-02">
            <text:p>02</text:p>
          </table:table-cell>
          <table:table-cell table:style-name="ce110" table:formula="of:=[.AG2]+1" office:value-type="date" office:date-value="2019-03-03">
            <text:p>03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111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1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1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1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1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1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1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1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1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1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1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1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1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1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1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1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1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1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1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1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1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1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1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1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1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1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107" table:formula="of:=SUM([.D4:.AH4])" office:value-type="float" office:value="6">
            <text:p>6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0.1717in" draw:caption-point-x="-0.2402in" draw:caption-point-y="0.54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6" draw:text-style-name="P4" svg:width="1.1413in" svg:height="0.2634in" svg:x="7.3094in" svg:y="0.1146in" draw:caption-point-x="-0.2402in" draw:caption-point-y="0.6035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7.7988in" svg:y="0.172in" draw:caption-point-x="-0.2402in" draw:caption-point-y="0.5461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8.2878in" svg:y="0.172in" draw:caption-point-x="-0.2402in" draw:caption-point-y="0.5461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8.7768in" svg:y="0.172in" draw:caption-point-x="-0.2402in" draw:caption-point-y="0.5461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9.2661in" svg:y="0.172in" draw:caption-point-x="-0.2402in" draw:caption-point-y="0.5461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5.202in" svg:y="0.1201in" draw:caption-point-x="-0.2402in" draw:caption-point-y="0.598in">
              <dc:date>2019-02-2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107" table:formula="of:=SUM([.D5:.AH5])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office:annotation draw:style-name="gr4" draw:text-style-name="P4" svg:width="1.1413in" svg:height="0.3902in" svg:x="8.2878in" svg:y="0.363in" draw:caption-point-x="-0.2402in" draw:caption-point-y="0.6028in">
              <dc:date>2019-02-13T00:00:00</dc:date>
              <text:p text:style-name="P4"><text:span text:style-name="T4">Giải quyết việc gia đình</text:span></text:p>
            </office:annotation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4" svg:width="1.1413in" svg:height="0.3902in" svg:x="10.6358in" svg:y="0.3642in" draw:caption-point-x="-0.2402in" draw:caption-point-y="0.6016in">
              <dc:date>2019-02-18T00:00:00</dc:date>
              <text:p text:style-name="P4"><text:span text:style-name="T4">Ngủ quên, 8h34 đến cty</text:span></text:p>
            </office:annotation>
            <text:p>0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107" table:formula="of:=SUM([.D6:.AH6])" office:value-type="float" office:value="3.5">
            <text:p>3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office:annotation draw:style-name="gr4" draw:text-style-name="P4" svg:width="1.1413in" svg:height="0.3902in" svg:x="8.2878in" svg:y="0.6106in" draw:caption-point-x="-0.2402in" draw:caption-point-y="0.6028in">
              <dc:date>2019-02-13T00:00:00</dc:date>
              <text:p text:style-name="P4"><text:span text:style-name="T4">Đau đầu + đau bụng</text:span></text:p>
            </office:annotation>
            <text:p>1</text:p>
          </table:table-cell>
          <table:table-cell table:style-name="ce112" office:value-type="float" office:value="0">
            <office:annotation draw:style-name="gr4" draw:text-style-name="P4" svg:width="1.1413in" svg:height="0.3902in" svg:x="8.7768in" svg:y="0.611in" draw:caption-point-x="-0.2402in" draw:caption-point-y="0.6024in">
              <dc:date>2019-02-14T00:00:00</dc:date>
              <text:p text:style-name="P4"><text:span text:style-name="T4">Đau bụng, xđt, 9h42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.5">
            <office:annotation draw:style-name="gr4" draw:text-style-name="P4" svg:width="1.1413in" svg:height="0.3902in" svg:x="13.8323in" svg:y="0.6134in" draw:caption-point-x="-0.2402in" draw:caption-point-y="0.6in">
              <dc:date>2019-02-25T00:00:00</dc:date>
              <text:p text:style-name="P4"><text:span text:style-name="T4">Đi lấy thuốc, off sáng</text:span></text:p>
            </office:annotation>
            <text:p>0.5</text:p>
          </table:table-cell>
          <table:table-cell table:style-name="ce112" office:value-type="float" office:value="0.5">
            <office:annotation draw:style-name="gr2" draw:text-style-name="P4" svg:width="1.1413in" svg:height="0.5457in" svg:x="14.289in" svg:y="0.6142in" draw:caption-point-x="-0.2402in" draw:caption-point-y="0.5992in">
              <dc:date>2019-02-27T00:00:00</dc:date>
              <text:p text:style-name="P4"><text:span text:style-name="T4">Chăm sóc mẹ, làm remote 4h → đã làm đủ 4h</text:span></text:p>
            </office:annotation>
            <text:p>0.5</text:p>
          </table:table-cell>
          <table:table-cell table:style-name="ce112" office:value-type="float" office:value="0.5">
            <office:annotation draw:style-name="gr2" draw:text-style-name="P4" svg:width="1.1413in" svg:height="0.5457in" svg:x="14.7457in" svg:y="0.6142in" draw:caption-point-x="-0.2402in" draw:caption-point-y="0.5992in">
              <dc:date>2019-03-04T00:00:00</dc:date>
              <text:p text:style-name="P4"><text:span text:style-name="T4">Chăm sóc mẹ, làm remote 4h → làm đủ giờ</text:span></text:p>
            </office:annotation>
            <text:p>0.5</text:p>
          </table:table-cell>
          <table:table-cell table:style-name="ce112" office:value-type="float" office:value="1">
            <office:annotation draw:style-name="gr2" draw:text-style-name="P4" svg:width="1.1413in" svg:height="0.5457in" svg:x="15.202in" svg:y="0.6142in" draw:caption-point-x="-0.2402in" draw:caption-point-y="0.5992in">
              <dc:date>2019-03-04T00:00:00</dc:date>
              <text:p text:style-name="P4"><text:span text:style-name="T4">Chăm sóc mẹ, off nguyên ngày</text:span></text:p>
            </office:annotation>
            <text:p>1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107" table:formula="of:=SUM([.D7:.AH7])" office:value-type="float" office:value="1"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2.6457in" svg:y="0.8555in" draw:caption-point-x="-0.2402in" draw:caption-point-y="0.6055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107" table:formula="of:=SUM([.D8:.AH8])" office:value-type="float" office:value="2">
            <text:p>2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.1031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4" svg:width="1.1413in" svg:height="0.2634in" svg:x="11.5492in" svg:y="1.1079in" draw:caption-point-x="-0.2402in" draw:caption-point-y="0.6008in">
              <dc:date>2019-02-20T00:00:00</dc:date>
              <text:p text:style-name="P4"><text:span text:style-name="T4">Sốt, off sáng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4" svg:width="1.1413in" svg:height="0.3902in" svg:x="12.4622in" svg:y="1.1087in" draw:caption-point-x="-0.2402in" draw:caption-point-y="0.6in">
              <dc:date>2019-02-22T00:00:00</dc:date>
              <text:p text:style-name="P4"><text:span text:style-name="T4">Bị bệnh, off chiều</text:span></text:p>
            </office:annotation>
            <text:p>0.5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">
            <text:p>6</text:p>
          </table:table-cell>
          <table:table-cell table:style-name="ce85" office:value-type="string">
            <text:p>DaiPD</text:p>
          </table:table-cell>
          <table:table-cell table:style-name="ce107" table:formula="of:=SUM([.D9:.AH9])" office:value-type="float" office:value="1"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.3512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0">
            <office:annotation draw:style-name="gr2" draw:text-style-name="P4" svg:width="1.1413in" svg:height="0.5457in" svg:x="7.3094in" svg:y="1.3531in" draw:caption-point-x="-0.2402in" draw:caption-point-y="0.6035in">
              <dc:date>2019-02-11T00:00:00</dc:date>
              <text:p text:style-name="P4"><text:span text:style-name="T4">Máy bay bị delay, 8h55 đến cty</text:span></text:p>
            </office:annotation>
            <text:p>0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7">
            <text:p>7</text:p>
          </table:table-cell>
          <table:table-cell table:style-name="ce85" office:value-type="string">
            <text:p>DauDQ</text:p>
          </table:table-cell>
          <table:table-cell table:style-name="ce107" table:formula="of:=SUM([.D10:.AH10])" office:value-type="float" office:value="2">
            <text:p>2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.5988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6" draw:text-style-name="P4" svg:width="1.1413in" svg:height="0.2634in" svg:x="7.3094in" svg:y="1.5988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office:value-type="float" office:value="0">
            <office:annotation draw:style-name="gr4" draw:text-style-name="P4" svg:width="1.1413in" svg:height="0.3902in" svg:x="7.7988in" svg:y="1.6012in" draw:caption-point-x="-0.2402in" draw:caption-point-y="0.6031in">
              <dc:date>2019-02-18T00:00:00</dc:date>
              <text:p text:style-name="P4"><text:span text:style-name="T4">Làm remote → đã làm đủ số giờ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8.2878in" svg:y="1.6012in" draw:caption-point-x="-0.2402in" draw:caption-point-y="0.6031in">
              <dc:date>2019-02-18T00:00:00</dc:date>
              <text:p text:style-name="P4"><text:span text:style-name="T4">Làm remote → đã làm đủ số giờ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8">
            <text:p>8</text:p>
          </table:table-cell>
          <table:table-cell table:style-name="ce55" office:value-type="string">
            <text:p>DuongDN</text:p>
          </table:table-cell>
          <table:table-cell table:style-name="ce107" table:formula="of:=SUM([.D11:.AH11])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8.7768in" svg:y="1.8496in" draw:caption-point-x="-0.2402in" draw:caption-point-y="0.6024in">
              <dc:date>2019-02-14T00:00:00</dc:date>
              <text:p text:style-name="P4"><text:span text:style-name="T4">Chăm bé, 8h37 đến cty</text:span></text:p>
            </office:annotation>
            <text:p>0</text:p>
          </table:table-cell>
          <table:table-cell table:style-name="ce112" office:value-type="float" office:value="1">
            <office:annotation draw:style-name="gr6" draw:text-style-name="P4" svg:width="1.1413in" svg:height="0.2634in" svg:x="9.2661in" svg:y="1.85in" draw:caption-point-x="-0.2402in" draw:caption-point-y="0.602in">
              <dc:date>2019-02-15T00:00:00</dc:date>
              <text:p text:style-name="P4"><text:span text:style-name="T4">Chăm em bé</text:span></text:p>
            </office:annotation>
            <text:p>1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4" svg:width="1.1413in" svg:height="0.3902in" svg:x="10.6358in" svg:y="1.8504in" draw:caption-point-x="-0.2402in" draw:caption-point-y="0.6016in">
              <dc:date>2019-02-18T00:00:00</dc:date>
              <text:p text:style-name="P4"><text:span text:style-name="T4">Chăm bé, 8h48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1.0925in" svg:y="1.8504in" draw:caption-point-x="-0.2402in" draw:caption-point-y="0.6016in">
              <dc:date>2019-02-19T00:00:00</dc:date>
              <text:p text:style-name="P4"><text:span text:style-name="T4">Chăm bé, 8h38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12.0059in" svg:y="1.8516in" draw:caption-point-x="-0.2402in" draw:caption-point-y="0.6004in">
              <dc:date>2019-02-21T00:00:00</dc:date>
              <text:p text:style-name="P4"><text:span text:style-name="T4">Chăm bé, 8h48 đến cty</text:span></text:p>
              <text:p text:style-name="P4"><text:span text:style-name="T4"/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2.4622in" svg:y="1.852in" draw:caption-point-x="-0.2402in" draw:caption-point-y="0.6in">
              <dc:date>2019-02-22T00:00:00</dc:date>
              <text:p text:style-name="P4"><text:span text:style-name="T4">Chăm bé, 8h47 đến cty</text:span></text:p>
            </office:annotation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9">
            <text:p>9</text:p>
          </table:table-cell>
          <table:table-cell table:style-name="ce55" office:value-type="string">
            <text:p>DuyNM</text:p>
          </table:table-cell>
          <table:table-cell table:style-name="ce107" table:formula="of:=SUM([.D12:.AH12])" office:value-type="float" office:value="0.5">
            <text:p>0.5</text:p>
          </table:table-cell>
          <table:table-cell table:style-name="ce112" office:value-type="float" office:value="0.5">
            <office:annotation draw:style-name="gr6" draw:text-style-name="P4" svg:width="1.1413in" svg:height="0.2634in" svg:x="2.6457in" svg:y="2.0953in" draw:caption-point-x="-0.2402in" draw:caption-point-y="0.6043in">
              <dc:creator>TL</dc:creator>
              <dc:date>2019-02-01T00:00:00</dc:date>
              <text:p text:style-name="P4"><text:span text:style-name="T4">Đón xe về quê</text:span></text:p>
            </office:annotation>
            <text:p>0.5</text:p>
          </table:table-cell>
          <table:table-cell table:style-name="ce112" table:number-columns-repeated="9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9.2661in" svg:y="2.0976in" draw:caption-point-x="-0.2402in" draw:caption-point-y="0.602in">
              <dc:date>2019-02-15T00:00:00</dc:date>
              <text:p text:style-name="P4"><text:span text:style-name="T4">Bận việc, 8h36 đến cty</text:span></text:p>
            </office:annotation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0">
            <text:p>10</text:p>
          </table:table-cell>
          <table:table-cell table:style-name="ce55" office:value-type="string">
            <text:p>DuyenLT</text:p>
          </table:table-cell>
          <table:table-cell table:style-name="ce107" table:formula="of:=SUM([.D13:.AH13])" office:value-type="float" office:value="2.5">
            <text:p>2.5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2.3417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6" draw:text-style-name="P4" svg:width="1.1413in" svg:height="0.2634in" svg:x="7.3094in" svg:y="2.3437in" draw:caption-point-x="-0.2402in" draw:caption-point-y="0.6035in">
              <dc:date>2019-02-11T00:00:00</dc:date>
              <text:p text:style-name="P4"><text:span text:style-name="T4">Đám cưới bạn</text:span></text:p>
            </office:annotation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4" svg:width="1.1413in" svg:height="0.3902in" svg:x="8.7768in" svg:y="2.3453in" draw:caption-point-x="-0.2402in" draw:caption-point-y="0.602in">
              <dc:date>2019-02-14T00:00:00</dc:date>
              <text:p text:style-name="P4"><text:span text:style-name="T4">Đau đầu, off chiều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14.289in" svg:y="2.348in" draw:caption-point-x="-0.2402in" draw:caption-point-y="0.5992in">
              <dc:date>2019-02-26T00:00:00</dc:date>
              <text:p text:style-name="P4"><text:span text:style-name="T4">Làm thẻ ATM, xin đi trễ, 8h42 đến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1">
            <text:p>11</text:p>
          </table:table-cell>
          <table:table-cell table:style-name="ce55" office:value-type="string">
            <text:p>GiauNV</text:p>
          </table:table-cell>
          <table:table-cell table:style-name="ce107" table:formula="of:=SUM([.D14:.AH14])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8.2878in" svg:y="2.5921in" draw:caption-point-x="-0.2402in" draw:caption-point-y="0.6028in">
              <dc:date>2019-02-13T00:00:00</dc:date>
              <text:p text:style-name="P4"><text:span text:style-name="T4">Ghé ngân hàng, xđt, 8h49 đến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7457in" svg:y="2.5961in" draw:caption-point-x="-0.2402in" draw:caption-point-y="0.5988in">
              <dc:date>2019-02-27T00:00:00</dc:date>
              <text:p text:style-name="P4"><text:span text:style-name="T4">Dậy muộn, 8h40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2">
            <text:p>12</text:p>
          </table:table-cell>
          <table:table-cell table:style-name="ce86" office:value-type="string">
            <text:p>HaTH</text:p>
          </table:table-cell>
          <table:table-cell table:style-name="ce107" table:formula="of:=SUM([.D15:.AH15])" office:value-type="float" office:value="1"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2.837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3">
            <text:p>13</text:p>
          </table:table-cell>
          <table:table-cell table:style-name="ce55" office:value-type="string">
            <text:p>HaiNM</text:p>
          </table:table-cell>
          <table:table-cell table:style-name="ce107" table:formula="of:=SUM([.D16:.AH16])" office:value-type="float" office:value="0.5">
            <text:p>0.5</text:p>
          </table:table-cell>
          <table:table-cell table:style-name="ce112" office:value-type="float" office:value="0">
            <office:annotation draw:style-name="gr9" draw:text-style-name="P4" svg:width="2.3461in" svg:height="1.7898in" svg:x="2.6457in" svg:y="3.7028in" draw:caption-point-x="-0.2402in" draw:caption-point-y="-0.0126in">
              <dc:date>2019-02-21T00:00:00</dc:date>
              <text:p text:style-name="P4"><text:span text:style-name="T4">Bận việc nhà, 8h49 vô</text:span></text:p>
              <text:p text:style-name="P4"><text:span text:style-name="T4"/></text:p>
              <text:p text:style-name="P4"><text:span text:style-name="T4">Chiều phải đi đám giỗ ở miền tây =&gt; xin về sớm lúc 14h30 </text:span></text:p>
              <text:p text:style-name="P4"><text:span text:style-name="T4"/></text:p>
              <text:p text:style-name="P4"><text:span text:style-name="T4">Sẽ làm bù:</text:span></text:p>
              <text:p text:style-name="P4"><text:span text:style-name="T4">- Tối Jan 31 một ít</text:span></text:p>
              <text:p text:style-name="P4"><text:span text:style-name="T4">- Còn thiếu time thì qua tết bù tiếp </text:span></text:p>
              <text:p text:style-name="P4"><text:span text:style-name="T4"/></text:p>
              <text:p text:style-name="P4"><text:span text:style-name="T4">=&gt; Đã làm bù đủ số giờ</text:span></text:p>
            </office:annotation>
            <text:p>0</text:p>
          </table:table-cell>
          <table:table-cell table:style-name="ce112" table:number-columns-repeated="9"/>
          <table:table-cell table:style-name="ce112" office:value-type="float" office:value="0">
            <office:annotation draw:style-name="gr8" draw:text-style-name="P4" svg:width="1.1413in" svg:height="0.8567in" svg:x="7.3094in" svg:y="3.0898in" draw:caption-point-x="-0.2402in" draw:caption-point-y="0.6004in">
              <dc:date>2019-02-21T00:00:00</dc:date>
              <text:p text:style-name="P4"><text:span text:style-name="T4">Làm giấy tờ, 10h34 về, 1h22 quay lại cty → đã làm bù đủ số giờ</text:span></text:p>
            </office:annotation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8" draw:text-style-name="P4" svg:width="1.1413in" svg:height="0.8567in" svg:x="9.2661in" svg:y="3.0898in" draw:caption-point-x="-0.2402in" draw:caption-point-y="0.6004in">
              <dc:date>2019-02-21T00:00:00</dc:date>
              <text:p text:style-name="P4"><text:span text:style-name="T4">Bận việc ở trường, 1h15-3h25 quay lại cty → đã làm bù đủ số giờ</text:span></text:p>
            </office:annotation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4" svg:width="1.1413in" svg:height="0.3902in" svg:x="11.5492in" svg:y="3.0894in" draw:caption-point-x="-0.2402in" draw:caption-point-y="0.6008in">
              <dc:date>2019-02-20T00:00:00</dc:date>
              <text:p text:style-name="P4"><text:span text:style-name="T4">Bận việc đột xuất, off sáng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2.4622in" svg:y="3.0902in" draw:caption-point-x="-0.2402in" draw:caption-point-y="0.6in">
              <dc:date>2019-02-22T00:00:00</dc:date>
              <text:p text:style-name="P4"><text:span text:style-name="T4">Bận việc nhà, 8h48 đến cty</text:span></text:p>
            </office:annotation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7457in" svg:y="3.0913in" draw:caption-point-x="-0.2402in" draw:caption-point-y="0.5988in">
              <dc:date>2019-02-27T00:00:00</dc:date>
              <text:p text:style-name="P4"><text:span text:style-name="T4">Bận việc nhà, 9h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4">
            <text:p>14</text:p>
          </table:table-cell>
          <table:table-cell table:style-name="ce55" office:value-type="string">
            <text:p>HangDTT</text:p>
          </table:table-cell>
          <table:table-cell table:style-name="ce107" table:formula="of:=SUM([.D17:.AH17])" office:value-type="float" office:value="2.5">
            <text:p>2.5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3.3327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6" draw:text-style-name="P4" svg:width="1.1413in" svg:height="0.2634in" svg:x="7.3094in" svg:y="3.3327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4" svg:width="1.1413in" svg:height="0.3902in" svg:x="11.5492in" svg:y="3.3374in" draw:caption-point-x="-0.2402in" draw:caption-point-y="0.6008in">
              <dc:date>2019-02-20T00:00:00</dc:date>
              <text:p text:style-name="P4"><text:span text:style-name="T4">Bận việc cá nhân, off sáng</text:span></text:p>
            </office:annotation>
            <text:p>0.5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5">
            <text:p>15</text:p>
          </table:table-cell>
          <table:table-cell table:style-name="ce55" office:value-type="string">
            <text:p>HanTTH</text:p>
          </table:table-cell>
          <table:table-cell table:style-name="ce107" table:formula="of:=SUM([.D18:.AH18])" office:value-type="float" office:value="1.5">
            <text:p>1.5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3.5803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9.2661in" svg:y="3.5839in" draw:caption-point-x="-0.2402in" draw:caption-point-y="0.602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12" table:number-columns-repeated="2"/>
          <table:table-cell table:style-name="ce112" office:value-type="float" office:value="0.5">
            <office:annotation draw:style-name="gr6" draw:text-style-name="P4" svg:width="1.1413in" svg:height="0.2634in" svg:x="10.6358in" svg:y="3.5843in" draw:caption-point-x="-0.2402in" draw:caption-point-y="0.6016in">
              <dc:date>2019-02-18T00:00:00</dc:date>
              <text:p text:style-name="P4"><text:span text:style-name="T4">Bệnh, off sáng</text:span></text:p>
            </office:annotation>
            <text:p>0.5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6">
            <text:p>16</text:p>
          </table:table-cell>
          <table:table-cell table:style-name="ce55" office:value-type="string">
            <text:p>HienNV</text:p>
          </table:table-cell>
          <table:table-cell table:style-name="ce107" table:formula="of:=SUM([.D19:.AH19])" office:value-type="float" office:value="7.5">
            <text:p>7.5</text:p>
          </table:table-cell>
          <table:table-cell table:style-name="ce112" office:value-type="float" office:value="0.5">
            <office:annotation draw:style-name="gr6" draw:text-style-name="P4" svg:width="1.1413in" svg:height="0.2634in" svg:x="2.6457in" svg:y="3.8291in" draw:caption-point-x="-0.2402in" draw:caption-point-y="0.6043in">
              <dc:creator>TL</dc:creator>
              <dc:date>2019-02-01T00:00:00</dc:date>
              <text:p text:style-name="P4"><text:span text:style-name="T4">10h30 vô</text:span></text:p>
            </office:annotation>
            <text:p>0.5</text:p>
          </table:table-cell>
          <table:table-cell table:style-name="ce112" table:number-columns-repeated="9"/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4" svg:width="1.1413in" svg:height="0.2634in" svg:x="8.2878in" svg:y="3.8307in" draw:caption-point-x="-0.2402in" draw:caption-point-y="0.6028in">
              <dc:date>2019-02-13T00:00:00</dc:date>
              <text:p text:style-name="P4"><text:span text:style-name="T4">Off chiều</text:span></text:p>
            </office:annotation>
            <text:p>0.5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4" svg:width="1.1413in" svg:height="0.3902in" svg:x="11.5492in" svg:y="3.8327in" draw:caption-point-x="-0.2402in" draw:caption-point-y="0.6008in">
              <dc:date>2019-02-20T00:00:00</dc:date>
              <text:p text:style-name="P4"><text:span text:style-name="T4">10h07 đến cty → tính off sáng</text:span></text:p>
            </office:annotation>
            <text:p>0.5</text:p>
          </table:table-cell>
          <table:table-cell table:style-name="ce112" office:value-type="float" office:value="0">
            <office:annotation draw:style-name="gr6" draw:text-style-name="P4" svg:width="1.1413in" svg:height="0.2634in" svg:x="12.0059in" svg:y="3.8331in" draw:caption-point-x="-0.2402in" draw:caption-point-y="0.6004in">
              <dc:date>2019-02-21T00:00:00</dc:date>
              <text:p text:style-name="P4"><text:span text:style-name="T4">9h58 đến cty</text:span></text:p>
            </office:annotation>
            <text:p>0</text:p>
          </table:table-cell>
          <table:table-cell table:style-name="ce112" office:value-type="float" office:value="0.5">
            <office:annotation draw:style-name="gr4" draw:text-style-name="P4" svg:width="1.1413in" svg:height="0.3902in" svg:x="12.4622in" svg:y="3.8335in" draw:caption-point-x="-0.2402in" draw:caption-point-y="0.6in">
              <dc:date>2019-02-22T00:00:00</dc:date>
              <text:p text:style-name="P4"><text:span text:style-name="T4">10h44 đến cty → tính off sáng</text:span></text:p>
            </office:annotation>
            <text:p>0.5</text:p>
          </table:table-cell>
          <table:table-cell table:style-name="ce112" table:number-columns-repeated="2"/>
          <table:table-cell table:style-name="ce112" office:value-type="float" office:value="1">
            <text:p>1</text:p>
          </table:table-cell>
          <table:table-cell table:style-name="ce112" office:value-type="float" office:value="0">
            <office:annotation draw:style-name="gr6" draw:text-style-name="P4" svg:width="1.1413in" svg:height="0.2634in" svg:x="14.289in" svg:y="3.8343in" draw:caption-point-x="-0.2402in" draw:caption-point-y="0.5992in">
              <dc:date>2019-02-26T00:00:00</dc:date>
              <text:p text:style-name="P4"><text:span text:style-name="T4">9h50 đến cty</text:span></text:p>
            </office:annotation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0.5">
            <office:annotation draw:style-name="gr4" draw:text-style-name="P4" svg:width="1.1413in" svg:height="0.3902in" svg:x="15.202in" svg:y="3.8354in" draw:caption-point-x="-0.2402in" draw:caption-point-y="0.598in">
              <dc:date>2019-02-28T00:00:00</dc:date>
              <text:p text:style-name="P4"><text:span text:style-name="T4">10h30 đến cty → tính off sáng</text:span></text:p>
            </office:annotation>
            <text:p>0.5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7">
            <text:p>17</text:p>
          </table:table-cell>
          <table:table-cell table:style-name="ce55" office:value-type="string">
            <text:p>HieuNKT</text:p>
          </table:table-cell>
          <table:table-cell table:style-name="ce107" table:formula="of:=SUM([.D20:.AH20])" office:value-type="float" office:value="1"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4.0756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8">
            <text:p>18</text:p>
          </table:table-cell>
          <table:table-cell table:style-name="ce55" office:value-type="string">
            <text:p>HueND</text:p>
          </table:table-cell>
          <table:table-cell table:style-name="ce107" table:formula="of:=SUM([.D21:.AH21])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4" svg:width="1.1413in" svg:height="0.3902in" svg:x="10.6358in" svg:y="4.3272in" draw:caption-point-x="-0.2402in" draw:caption-point-y="0.6016in">
              <dc:date>2019-02-18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1">
            <office:annotation draw:style-name="gr4" draw:text-style-name="P4" svg:width="1.1413in" svg:height="0.3902in" svg:x="13.8323in" svg:y="4.3287in" draw:caption-point-x="-0.2402in" draw:caption-point-y="0.6in">
              <dc:date>2019-02-25T00:00:00</dc:date>
              <text:p text:style-name="P4"><text:span text:style-name="T4">Lên trường sắp xếp lịch học</text:span></text:p>
            </office:annotation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5.202in" svg:y="4.3882in" draw:caption-point-x="-0.2402in" draw:caption-point-y="0.5406in">
              <dc:date>2019-02-28T00:00:00</dc:date>
              <text:p text:style-name="P4"><text:span text:style-name="T4">Kẹt xe, xin đi trễ, 8h39 đến cty</text:span></text:p>
            </office:annotation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9">
            <text:p>19</text:p>
          </table:table-cell>
          <table:table-cell table:style-name="ce55" office:value-type="string">
            <text:p>HungLV</text:p>
          </table:table-cell>
          <table:table-cell table:style-name="ce107" table:formula="of:=SUM([.D22:.AH22])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0">
            <text:p>20</text:p>
          </table:table-cell>
          <table:table-cell table:style-name="ce55" office:value-type="string">
            <text:p>HungPN</text:p>
          </table:table-cell>
          <table:table-cell table:style-name="ce107" table:formula="of:=SUM([.D23:.AH23])" office:value-type="float" office:value="3">
            <text:p>3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4.8185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6" draw:text-style-name="P4" svg:width="1.1413in" svg:height="0.2634in" svg:x="7.3094in" svg:y="4.8185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7.7988in" svg:y="4.8185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1">
            <text:p>21</text:p>
          </table:table-cell>
          <table:table-cell table:style-name="ce55" office:value-type="string">
            <text:p>HuyNG</text:p>
          </table:table-cell>
          <table:table-cell table:style-name="ce107" table:formula="of:=SUM([.D24:.AH24])" office:value-type="float" office:value="0.5">
            <text:p>0.5</text:p>
          </table:table-cell>
          <table:table-cell table:style-name="ce112" office:value-type="float" office:value="0.5">
            <office:annotation draw:style-name="gr6" draw:text-style-name="P4" svg:width="1.1413in" svg:height="0.2634in" svg:x="2.6457in" svg:y="5.0665in" draw:caption-point-x="-0.2402in" draw:caption-point-y="0.6051in">
              <dc:date>2019-01-29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112" table:number-columns-repeated="9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7.7988in" svg:y="5.0685in" draw:caption-point-x="-0.2402in" draw:caption-point-y="0.6031in">
              <dc:date>2019-02-12T00:00:00</dc:date>
              <text:p text:style-name="P4"><text:span text:style-name="T4">Đau bụng, 8h37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8.2878in" svg:y="5.0689in" draw:caption-point-x="-0.2402in" draw:caption-point-y="0.6028in">
              <dc:date>2019-02-13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8.7768in" svg:y="5.0693in" draw:caption-point-x="-0.2402in" draw:caption-point-y="0.6024in">
              <dc:date>2019-02-14T00:00:00</dc:date>
              <text:p text:style-name="P4"><text:span text:style-name="T4">Ra sân bay tiễn cô, xđt, 8h58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2" draw:text-style-name="P4" svg:width="1.1413in" svg:height="0.5457in" svg:x="13.8323in" svg:y="5.0717in" draw:caption-point-x="-0.2402in" draw:caption-point-y="0.6in">
              <dc:date>2019-02-25T00:00:00</dc:date>
              <text:p text:style-name="P4"><text:span text:style-name="T4">Mệt, đau đầu, xin đi trễ, 9h4 vào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289in" svg:y="5.0724in" draw:caption-point-x="-0.2402in" draw:caption-point-y="0.5992in">
              <dc:date>2019-02-26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7457in" svg:y="5.0728in" draw:caption-point-x="-0.2402in" draw:caption-point-y="0.5988in">
              <dc:date>2019-02-27T00:00:00</dc:date>
              <text:p text:style-name="P4"><text:span text:style-name="T4">Hư xe, 9h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5.202in" svg:y="5.1311in" draw:caption-point-x="-0.2402in" draw:caption-point-y="0.5406in">
              <dc:date>2019-02-2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2">
            <text:p>22</text:p>
          </table:table-cell>
          <table:table-cell table:style-name="ce55" office:value-type="string">
            <text:p>KhangNHH</text:p>
          </table:table-cell>
          <table:table-cell table:style-name="ce107" table:formula="of:=SUM([.D25:.AH25])" office:value-type="float" office:value="2">
            <text:p>2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5.3138in" draw:caption-point-x="-0.2402in" draw:caption-point-y="0.6055in">
              <dc:date>2019-02-11T00:00:00</dc:date>
              <text:p text:style-name="P4"><text:span text:style-name="T4">Phụ việc nhà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6" draw:text-style-name="P4" svg:width="1.1413in" svg:height="0.2634in" svg:x="7.3094in" svg:y="5.3138in" draw:caption-point-x="-0.2402in" draw:caption-point-y="0.6055in">
              <dc:date>2019-02-11T00:00:00</dc:date>
              <text:p text:style-name="P4"><text:span text:style-name="T4">Phụ việc nhà</text:span></text:p>
            </office:annotation>
            <text:p>1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3">
            <text:p>23</text:p>
          </table:table-cell>
          <table:table-cell table:style-name="ce55" office:value-type="string">
            <text:p>KhanhNN</text:p>
          </table:table-cell>
          <table:table-cell table:style-name="ce107" table:formula="of:=SUM([.D26:.AH26])" office:value-type="float" office:value="1"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5.5618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1.5492in" svg:y="5.5665in" draw:caption-point-x="-0.2402in" draw:caption-point-y="0.6008in">
              <dc:date>2019-02-20T00:00:00</dc:date>
              <text:p text:style-name="P4"><text:span text:style-name="T4">Ngủ quên, 8h38 đến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4" svg:width="1.1413in" svg:height="0.3902in" svg:x="13.8323in" svg:y="5.5673in" draw:caption-point-x="-0.2402in" draw:caption-point-y="0.6in">
              <dc:date>2019-02-25T00:00:00</dc:date>
              <text:p text:style-name="P4"><text:span text:style-name="T4">Dậy muộn. 8H38 vào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289in" svg:y="5.5681in" draw:caption-point-x="-0.2402in" draw:caption-point-y="0.5992in">
              <dc:date>2019-02-26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5.202in" svg:y="5.6268in" draw:caption-point-x="-0.2402in" draw:caption-point-y="0.5406in">
              <dc:date>2019-02-2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4">
            <text:p>24</text:p>
          </table:table-cell>
          <table:table-cell table:style-name="ce55" office:value-type="string">
            <text:p>KhoaND</text:p>
          </table:table-cell>
          <table:table-cell table:style-name="ce107" table:formula="of:=SUM([.D27:.AH27])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7.7988in" svg:y="5.8118in" draw:caption-point-x="-0.2402in" draw:caption-point-y="0.6031in">
              <dc:date>2019-02-12T00:00:00</dc:date>
              <text:p text:style-name="P4"><text:span text:style-name="T4">Ngủ dậy muộn, 8h39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8.7768in" svg:y="5.8126in" draw:caption-point-x="-0.2402in" draw:caption-point-y="0.6024in">
              <dc:date>2019-02-14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1.5492in" svg:y="5.8142in" draw:caption-point-x="-0.2402in" draw:caption-point-y="0.6008in">
              <dc:date>2019-02-20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5">
            <text:p>25</text:p>
          </table:table-cell>
          <table:table-cell table:style-name="ce55" office:value-type="string">
            <text:p>KietNVT</text:p>
          </table:table-cell>
          <table:table-cell table:style-name="ce107" table:formula="of:=SUM([.D28:.AH28])" office:value-type="float" office:value="3">
            <text:p>3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6.0571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4" draw:text-style-name="P4" svg:width="1.1413in" svg:height="0.3902in" svg:x="7.3094in" svg:y="6.0591in" draw:caption-point-x="-0.2402in" draw:caption-point-y="0.6035in">
              <dc:date>2019-02-11T00:00:00</dc:date>
              <text:p text:style-name="P4"><text:span text:style-name="T4">Thôi nôi con + đám cưới em trai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7.7988in" svg:y="6.0591in" draw:caption-point-x="-0.2402in" draw:caption-point-y="0.6035in">
              <dc:date>2019-02-11T00:00:00</dc:date>
              <text:p text:style-name="P4"><text:span text:style-name="T4">Thôi nôi con + đám cưới em trai</text:span></text:p>
            </office:annotation>
            <text:p>1</text:p>
          </table:table-cell>
          <table:table-cell table:style-name="ce112" office:value-type="float" office:value="0">
            <office:annotation draw:style-name="gr10" draw:text-style-name="P4" svg:width="1.1413in" svg:height="1.0122in" svg:x="8.2878in" svg:y="6.0598in" draw:caption-point-x="-0.2402in" draw:caption-point-y="0.6028in">
              <dc:date>2019-02-14T00:00:00</dc:date>
              <text:p text:style-name="P4"><text:span text:style-name="T4">Cảm sốt xin vê sớm lúc 3h → đánh vắng buổi chiểu</text:span></text:p>
              <text:p text:style-name="P4"><text:span text:style-name="T4">-&gt; đã làm bù đủ số giờ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6">
            <text:p>26</text:p>
          </table:table-cell>
          <table:table-cell table:style-name="ce55" office:value-type="string">
            <text:p>LinhBT</text:p>
          </table:table-cell>
          <table:table-cell table:style-name="ce107" table:formula="of:=SUM([.D29:.AH29])" office:value-type="float" office:value="4">
            <text:p>4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6.3047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4" draw:text-style-name="P4" svg:width="1.1413in" svg:height="0.3902in" svg:x="7.3094in" svg:y="6.3047in" draw:caption-point-x="-0.2402in" draw:caption-point-y="0.6055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7.7988in" svg:y="6.3047in" draw:caption-point-x="-0.2402in" draw:caption-point-y="0.6055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8.2878in" svg:y="6.3047in" draw:caption-point-x="-0.2402in" draw:caption-point-y="0.6055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7">
            <text:p>27</text:p>
          </table:table-cell>
          <table:table-cell table:style-name="ce55" office:value-type="string">
            <text:p>LongDD</text:p>
          </table:table-cell>
          <table:table-cell table:style-name="ce107" table:formula="of:=SUM([.D30:.AH30])" office:value-type="float" office:value="4">
            <text:p>4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6.5524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6" draw:text-style-name="P4" svg:width="1.1413in" svg:height="0.2634in" svg:x="7.3094in" svg:y="6.5524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7.7988in" svg:y="6.5524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8.2878in" svg:y="6.5524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4" svg:width="1.1413in" svg:height="0.3902in" svg:x="10.6358in" svg:y="6.5563in" draw:caption-point-x="-0.2402in" draw:caption-point-y="0.6016in">
              <dc:date>2019-02-18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8">
            <text:p>28</text:p>
          </table:table-cell>
          <table:table-cell table:style-name="ce55" office:value-type="string">
            <text:p>MaiLT</text:p>
          </table:table-cell>
          <table:table-cell table:style-name="ce107" table:formula="of:=SUM([.D31:.AH31])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style-name="ce112" office:value-type="float" office:value="0">
            <office:annotation draw:style-name="gr3" draw:text-style-name="P4" svg:width="1.1413in" svg:height="0.7012in" svg:x="7.3094in" svg:y="6.8087in" draw:caption-point-x="-0.2402in" draw:caption-point-y="0.5969in">
              <dc:date>2019-03-04T00:00:00</dc:date>
              <text:p text:style-name="P4"><text:span text:style-name="T4">Khám sức khỏe-&gt; chấm công theo chế độ thai sản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8.2878in" svg:y="6.8028in" draw:caption-point-x="-0.2402in" draw:caption-point-y="0.6028in">
              <dc:date>2019-02-13T00:00:00</dc:date>
              <text:p text:style-name="P4"><text:span text:style-name="T4">Ngủ quên, 8h41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9.2661in" svg:y="6.8035in" draw:caption-point-x="-0.2402in" draw:caption-point-y="0.602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29">
            <text:p>29</text:p>
          </table:table-cell>
          <table:table-cell table:style-name="ce55" office:value-type="string">
            <text:p>ManhNB</text:p>
          </table:table-cell>
          <table:table-cell table:style-name="ce107" table:formula="of:=SUM([.D32:.AH32])" office:value-type="float" office:value="2">
            <text:p>2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style-name="ce112" office:value-type="float" office:value="0">
            <office:annotation draw:style-name="gr3" draw:text-style-name="P4" svg:width="1.1413in" svg:height="0.7012in" svg:x="7.3094in" svg:y="7.0496in" draw:caption-point-x="-0.2402in" draw:caption-point-y="0.6035in">
              <dc:date>2019-02-18T00:00:00</dc:date>
              <text:p text:style-name="P4"><text:span text:style-name="T4">Bận việc nhà, làm remote</text:span></text:p>
              <text:p text:style-name="P4"><text:span text:style-name="T4">→ </text:span><text:span text:style-name="T4">đã làm đủ số giờ</text:span></text:p>
            </office:annotation>
            <text:p>0</text:p>
          </table:table-cell>
          <table:table-cell table:style-name="ce112" office:value-type="float" office:value="0">
            <office:annotation draw:style-name="gr3" draw:text-style-name="P4" svg:width="1.1413in" svg:height="0.7012in" svg:x="7.7988in" svg:y="7.0496in" draw:caption-point-x="-0.2402in" draw:caption-point-y="0.6035in">
              <dc:date>2019-02-18T00:00:00</dc:date>
              <text:p text:style-name="P4"><text:span text:style-name="T4">Bận việc nhà, làm remote</text:span></text:p>
              <text:p text:style-name="P4"><text:span text:style-name="T4">→ </text:span><text:span text:style-name="T4">đã làm đủ số giờ</text:span></text:p>
            </office:annotation>
            <text:p>0</text:p>
          </table:table-cell>
          <table:table-cell table:style-name="ce112" office:value-type="float" office:value="0">
            <office:annotation draw:style-name="gr3" draw:text-style-name="P4" svg:width="1.1413in" svg:height="0.7012in" svg:x="8.2878in" svg:y="7.0496in" draw:caption-point-x="-0.2402in" draw:caption-point-y="0.6035in">
              <dc:date>2019-02-18T00:00:00</dc:date>
              <text:p text:style-name="P4"><text:span text:style-name="T4">Bận việc nhà, làm remote</text:span></text:p>
              <text:p text:style-name="P4"><text:span text:style-name="T4">→ </text:span><text:span text:style-name="T4">đã làm đủ số giờ</text:span></text:p>
            </office:annotation>
            <text:p>0</text:p>
          </table:table-cell>
          <table:table-cell table:style-name="ce112" office:value-type="float" office:value="1">
            <office:annotation draw:style-name="gr6" draw:text-style-name="P4" svg:width="1.1413in" svg:height="0.2634in" svg:x="8.7768in" svg:y="7.0496in" draw:caption-point-x="-0.2402in" draw:caption-point-y="0.6035in">
              <dc:date>2019-02-11T00:00:00</dc:date>
              <text:p text:style-name="P4"><text:span text:style-name="T4">Bận việc nhà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9.2661in" svg:y="7.0496in" draw:caption-point-x="-0.2402in" draw:caption-point-y="0.6035in">
              <dc:date>2019-02-11T00:00:00</dc:date>
              <text:p text:style-name="P4"><text:span text:style-name="T4">Bận việc nhà</text:span></text:p>
            </office:annotation>
            <text:p>1</text:p>
          </table:table-cell>
          <table:table-cell table:style-name="ce112" table:number-columns-repeated="2"/>
          <table:table-cell table:style-name="ce112" office:value-type="float" office:value="0">
            <office:annotation draw:style-name="gr2" draw:text-style-name="P4" svg:width="1.1413in" svg:height="0.5457in" svg:x="10.6358in" svg:y="7.0516in" draw:caption-point-x="-0.2402in" draw:caption-point-y="0.6016in">
              <dc:date>2019-02-18T00:00:00</dc:date>
              <text:p text:style-name="P4"><text:span text:style-name="T4">Bận việc cá nhân, xđt, 9h04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1.0925in" svg:y="7.052in" draw:caption-point-x="-0.2402in" draw:caption-point-y="0.6012in">
              <dc:date>2019-02-19T00:00:00</dc:date>
              <text:p text:style-name="P4"><text:span text:style-name="T4">Dậy muộn, 8h44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12.0059in" svg:y="7.0528in" draw:caption-point-x="-0.2402in" draw:caption-point-y="0.6004in">
              <dc:date>2019-02-21T00:00:00</dc:date>
              <text:p text:style-name="P4"><text:span text:style-name="T4">Bận việc cá nhân, 8h43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2.4622in" svg:y="7.0531in" draw:caption-point-x="-0.2402in" draw:caption-point-y="0.6in">
              <dc:date>2019-02-22T00:00:00</dc:date>
              <text:p text:style-name="P4"><text:span text:style-name="T4">Đi lấy đồ, xđt, 9h đến cty</text:span></text:p>
            </office:annotation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4" svg:width="1.1413in" svg:height="0.3902in" svg:x="13.8323in" svg:y="7.0531in" draw:caption-point-x="-0.2402in" draw:caption-point-y="0.6in">
              <dc:date>2019-02-25T00:00:00</dc:date>
              <text:p text:style-name="P4"><text:span text:style-name="T4">Từ quê vào, 8h38 vào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289in" svg:y="7.0539in" draw:caption-point-x="-0.2402in" draw:caption-point-y="0.5992in">
              <dc:date>2019-02-26T00:00:00</dc:date>
              <text:p text:style-name="P4"><text:span text:style-name="T4">Dậy muộn, 8h38 đến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30">
            <text:p>30</text:p>
          </table:table-cell>
          <table:table-cell table:style-name="ce55" office:value-type="string">
            <text:p>NamTH</text:p>
          </table:table-cell>
          <table:table-cell table:style-name="ce107" table:formula="of:=SUM([.D33:.AH33])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1">
            <text:p>31</text:p>
          </table:table-cell>
          <table:table-cell table:style-name="ce55" office:value-type="string">
            <text:p>NamTV</text:p>
          </table:table-cell>
          <table:table-cell table:style-name="ce107" table:formula="of:=SUM([.D34:.AH34])" office:value-type="float" office:value="1.5">
            <text:p>1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4" svg:width="1.1413in" svg:height="0.3902in" svg:x="11.0925in" svg:y="7.5472in" draw:caption-point-x="-0.2402in" draw:caption-point-y="0.6012in">
              <dc:date>2019-02-19T00:00:00</dc:date>
              <text:p text:style-name="P4"><text:span text:style-name="T4">Làm giấy tờ, off sáng</text:span></text:p>
            </office:annotation>
            <text:p>0.5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289in" svg:y="7.5492in" draw:caption-point-x="-0.2402in" draw:caption-point-y="0.5992in">
              <dc:date>2019-02-26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12" office:value-type="float" office:value="1">
            <office:annotation draw:style-name="gr6" draw:text-style-name="P4" svg:width="1.1413in" svg:height="0.2634in" svg:x="14.7457in" svg:y="7.5496in" draw:caption-point-x="-0.2402in" draw:caption-point-y="0.5988in">
              <dc:date>2019-02-27T00:00:00</dc:date>
              <text:p text:style-name="P4"><text:span text:style-name="T4">Bị bệnh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2">
            <text:p>32</text:p>
          </table:table-cell>
          <table:table-cell table:style-name="ce55" office:value-type="string">
            <text:p>NhanHTH</text:p>
          </table:table-cell>
          <table:table-cell table:style-name="ce107" table:formula="of:=SUM([.D35:.AH35])" office:value-type="float" office:value="4">
            <text:p>4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style-name="ce112" office:value-type="float" office:value="1">
            <office:annotation draw:style-name="gr4" draw:text-style-name="P4" svg:width="1.1413in" svg:height="0.3902in" svg:x="7.3094in" svg:y="7.7909in" draw:caption-point-x="-0.2402in" draw:caption-point-y="0.6055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7.7988in" svg:y="7.7909in" draw:caption-point-x="-0.2402in" draw:caption-point-y="0.6055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8.2878in" svg:y="7.7909in" draw:caption-point-x="-0.2402in" draw:caption-point-y="0.6055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8.7768in" svg:y="7.7909in" draw:caption-point-x="-0.2402in" draw:caption-point-y="0.6055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3">
            <text:p>33</text:p>
          </table:table-cell>
          <table:table-cell table:style-name="ce55" office:value-type="string">
            <text:p>NhanNM</text:p>
          </table:table-cell>
          <table:table-cell table:style-name="ce107" table:formula="of:=SUM([.D36:.AH36])" office:value-type="float" office:value="1"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8.0386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9.2661in" svg:y="8.0421in" draw:caption-point-x="-0.2402in" draw:caption-point-y="0.602in">
              <dc:date>2019-02-15T00:00:00</dc:date>
              <text:p text:style-name="P4"><text:span text:style-name="T4">Bận việc nhà, xin đi trễ, 8h36 đến cty</text:span></text:p>
            </office:annotation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1.5492in" svg:y="8.0433in" draw:caption-point-x="-0.2402in" draw:caption-point-y="0.6008in">
              <dc:date>2019-02-20T00:00:00</dc:date>
              <text:p text:style-name="P4"><text:span text:style-name="T4">Mệt, xđt, 9h08 đến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6" draw:text-style-name="P4" svg:width="1.1413in" svg:height="0.2634in" svg:x="13.8323in" svg:y="8.0445in" draw:caption-point-x="-0.2402in" draw:caption-point-y="0.5996in">
              <dc:date>2019-02-25T00:00:00</dc:date>
              <text:p text:style-name="P4"><text:span text:style-name="T4">Mệt, xin đi trễ</text:span></text:p>
            </office:annotation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4">
            <text:p>34</text:p>
          </table:table-cell>
          <table:table-cell table:style-name="ce55" office:value-type="string">
            <text:p>NhanPV</text:p>
          </table:table-cell>
          <table:table-cell table:style-name="ce107" table:formula="of:=SUM([.D37:.AH37])" office:value-type="float" office:value="3.5">
            <text:p>3.5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8.2862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6" draw:text-style-name="P4" svg:width="1.1413in" svg:height="0.2634in" svg:x="7.3094in" svg:y="8.2882in" draw:caption-point-x="-0.2402in" draw:caption-point-y="0.6035in">
              <dc:date>2019-02-11T00:00:00</dc:date>
              <text:p text:style-name="P4"><text:span text:style-name="T4">Đám cưới chị họ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7.7988in" svg:y="8.2882in" draw:caption-point-x="-0.2402in" draw:caption-point-y="0.6035in">
              <dc:date>2019-02-11T00:00:00</dc:date>
              <text:p text:style-name="P4"><text:span text:style-name="T4">Đám cưới chị họ</text:span></text:p>
            </office:annotation>
            <text:p>1</text:p>
          </table:table-cell>
          <table:table-cell table:style-name="ce112" office:value-type="float" office:value="0.5">
            <office:annotation draw:style-name="gr6" draw:text-style-name="P4" svg:width="1.1413in" svg:height="0.2634in" svg:x="8.2878in" svg:y="8.2882in" draw:caption-point-x="-0.2402in" draw:caption-point-y="0.6035in">
              <dc:date>2019-02-13T00:00:00</dc:date>
              <text:p text:style-name="P4"><text:span text:style-name="T4">Nghỉ tết, off sáng</text:span></text:p>
            </office:annotation>
            <text:p>0.5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5">
            <text:p>35</text:p>
          </table:table-cell>
          <table:table-cell table:style-name="ce55" office:value-type="string">
            <text:p>NhatNH</text:p>
          </table:table-cell>
          <table:table-cell table:style-name="ce107" table:formula="of:=SUM([.D38:.AH38])" office:value-type="float" office:value="3">
            <text:p>3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8.5339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2" draw:text-style-name="P4" svg:width="1.1413in" svg:height="0.5457in" svg:x="7.3094in" svg:y="8.5339in" draw:caption-point-x="-0.2402in" draw:caption-point-y="0.6055in">
              <dc:creator>TL</dc:creator>
              <dc:date>2019-01-30T00:00:00</dc:date>
              <text:p text:style-name="P4"><text:span text:style-name="T4">Nghỉ thêm sau Tết, giải quyết việc gia đình</text:span></text:p>
            </office:annotation>
            <text:p>1</text:p>
          </table:table-cell>
          <table:table-cell table:style-name="ce112" office:value-type="float" office:value="1">
            <office:annotation draw:style-name="gr2" draw:text-style-name="P4" svg:width="1.1413in" svg:height="0.5457in" svg:x="7.7988in" svg:y="8.5339in" draw:caption-point-x="-0.2402in" draw:caption-point-y="0.6055in">
              <dc:creator>TL</dc:creator>
              <dc:date>2019-01-30T00:00:00</dc:date>
              <text:p text:style-name="P4"><text:span text:style-name="T4">Nghỉ thêm sau Tết, giải quyết việc gia đình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8.7768in" svg:y="8.537in" draw:caption-point-x="-0.2402in" draw:caption-point-y="0.6024in">
              <dc:date>2019-02-14T00:00:00</dc:date>
              <text:p text:style-name="P4"><text:span text:style-name="T4">Bận việc, xđt, 9h13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4" svg:width="1.1413in" svg:height="0.3902in" svg:x="10.6358in" svg:y="8.5378in" draw:caption-point-x="-0.2402in" draw:caption-point-y="0.6016in">
              <dc:date>2019-02-18T00:00:00</dc:date>
              <text:p text:style-name="P4"><text:span text:style-name="T4">Bận việc, xđt, 9h40 đến cty</text:span></text:p>
            </office:annotation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11.0925in" svg:y="8.5382in" draw:caption-point-x="-0.2402in" draw:caption-point-y="0.6012in">
              <dc:date>2019-02-19T00:00:00</dc:date>
              <text:p text:style-name="P4"><text:span text:style-name="T4">Bận việc cá nhân, xđt, 9h10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2.0059in" svg:y="8.539in" draw:caption-point-x="-0.2402in" draw:caption-point-y="0.6004in">
              <dc:date>2019-02-21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14.289in" svg:y="8.5402in" draw:caption-point-x="-0.2402in" draw:caption-point-y="0.5992in">
              <dc:date>2019-02-26T00:00:00</dc:date>
              <text:p text:style-name="P4"><text:span text:style-name="T4">Bận việc cá nhân, xin đi trễ, 9h38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5.202in" svg:y="8.5988in" draw:caption-point-x="-0.2402in" draw:caption-point-y="0.5406in">
              <dc:date>2019-02-2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6">
            <text:p>36</text:p>
          </table:table-cell>
          <table:table-cell table:style-name="ce55" office:value-type="string">
            <text:p>NhungLM</text:p>
          </table:table-cell>
          <table:table-cell table:style-name="ce107" table:formula="of:=SUM([.D39:.AH39])" office:value-type="float" office:value="2.5">
            <text:p>2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3" draw:text-style-name="P4" svg:width="1.1413in" svg:height="0.7012in" svg:x="7.7988in" svg:y="8.7839in" draw:caption-point-x="-0.2402in" draw:caption-point-y="0.6031in">
              <dc:date>2019-04-23T00:00:00</dc:date>
              <text:p text:style-name="P4"><text:span text:style-name="T4">Khám thai</text:span></text:p>
              <text:p text:style-name="P4"><text:span text:style-name="T4">-&gt; chấm công theo chế độ thai sản</text:span></text:p>
            </office:annotation>
            <text:p>0</text:p>
          </table:table-cell>
          <table:table-cell table:style-name="ce112" office:value-type="float" office:value="1">
            <office:annotation draw:style-name="gr6" draw:text-style-name="P4" svg:width="1.1413in" svg:height="0.2634in" svg:x="8.2878in" svg:y="8.7846in" draw:caption-point-x="-0.2402in" draw:caption-point-y="0.6024in">
              <dc:date>2019-02-14T00:00:00</dc:date>
              <text:p text:style-name="P4"><text:span text:style-name="T4">Bị sốt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8.7768in" svg:y="8.7846in" draw:caption-point-x="-0.2402in" draw:caption-point-y="0.6024in">
              <dc:date>2019-04-23T00:00:00</dc:date>
              <text:p text:style-name="P4"><text:span text:style-name="T4">Bị sốt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1.0925in" svg:y="8.7858in" draw:caption-point-x="-0.2402in" draw:caption-point-y="0.6012in">
              <dc:date>2019-02-1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14.289in" svg:y="8.7878in" draw:caption-point-x="-0.2402in" draw:caption-point-y="0.5992in">
              <dc:date>2019-02-26T00:00:00</dc:date>
              <text:p text:style-name="P4"><text:span text:style-name="T4">Bận việc gia đình, 8h40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7457in" svg:y="8.7882in" draw:caption-point-x="-0.2402in" draw:caption-point-y="0.5988in">
              <dc:date>2019-02-27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112" office:value-type="float" office:value="0.5">
            <office:annotation draw:style-name="gr3" draw:text-style-name="P4" svg:width="1.1413in" svg:height="0.7012in" svg:x="15.202in" svg:y="8.8465in" draw:caption-point-x="-0.2402in" draw:caption-point-y="0.5406in">
              <dc:date>2019-02-28T00:00:00</dc:date>
              <text:p text:style-name="P4"><text:span text:style-name="T4">Kẹt xe, 8h38 đến cty</text:span></text:p>
              <text:p text:style-name="P4"><text:span text:style-name="T4">Bận việc nhà, off chiều</text:span></text:p>
            </office:annotation>
            <text:p>0.5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7">
            <text:p>37</text:p>
          </table:table-cell>
          <table:table-cell table:style-name="ce55" office:value-type="string">
            <text:p>NhuPHQ</text:p>
          </table:table-cell>
          <table:table-cell table:style-name="ce107" table:formula="of:=SUM([.D40:.AH40])" office:value-type="float" office:value="1"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9.0291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7.7988in" svg:y="9.0315in" draw:caption-point-x="-0.2402in" draw:caption-point-y="0.6031in">
              <dc:date>2019-02-12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9.2661in" svg:y="9.0327in" draw:caption-point-x="-0.2402in" draw:caption-point-y="0.602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1.5492in" svg:y="9.0339in" draw:caption-point-x="-0.2402in" draw:caption-point-y="0.6008in">
              <dc:date>2019-02-20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2.4622in" svg:y="9.0346in" draw:caption-point-x="-0.2402in" draw:caption-point-y="0.6in">
              <dc:date>2019-02-22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8">
            <text:p>38</text:p>
          </table:table-cell>
          <table:table-cell table:style-name="ce55" office:value-type="string">
            <text:p>NhuVNQ</text:p>
          </table:table-cell>
          <table:table-cell table:style-name="ce107" table:formula="of:=SUM([.D41:.AH41])" office:value-type="float" office:value="0.5">
            <text:p>0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.5">
            <office:annotation draw:style-name="gr4" draw:text-style-name="P4" svg:width="1.1413in" svg:height="0.3902in" svg:x="10.6358in" svg:y="9.2807in" draw:caption-point-x="-0.2402in" draw:caption-point-y="0.6016in">
              <dc:date>2019-02-18T00:00:00</dc:date>
              <text:p text:style-name="P4"><text:span text:style-name="T4">Làm giấy tờ, off chiều </text:span></text:p>
            </office:annotation>
            <text:p>0.5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9">
            <text:p>39</text:p>
          </table:table-cell>
          <table:table-cell table:style-name="ce85" office:value-type="string">
            <text:p>PhatHDT</text:p>
          </table:table-cell>
          <table:table-cell table:style-name="ce107" table:formula="of:=SUM([.D42:.AH42])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4" svg:width="1.1413in" svg:height="0.2634in" svg:x="8.2878in" svg:y="9.5276in" draw:caption-point-x="-0.2402in" draw:caption-point-y="0.6024in">
              <dc:date>2019-02-14T00:00:00</dc:date>
              <text:p text:style-name="P4"><text:span text:style-name="T4">Bảo vệ luận văn</text:span></text:p>
            </office:annotation>
            <text:p>1</text:p>
          </table:table-cell>
          <table:table-cell table:style-name="ce112" office:value-type="float" office:value="0">
            <office:annotation draw:style-name="gr10" draw:text-style-name="P4" svg:width="1.1413in" svg:height="1.0122in" svg:x="8.7768in" svg:y="9.5276in" draw:caption-point-x="-0.2402in" draw:caption-point-y="0.6024in">
              <dc:date>2019-02-15T00:00:00</dc:date>
              <text:p text:style-name="P4"><text:span text:style-name="T4">Bận việc ở trường, xđt, 10h12 đến cty-&gt; tính off sáng → Đã làm bù đủ số giờ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5.202in" svg:y="9.5894in" draw:caption-point-x="-0.2402in" draw:caption-point-y="0.5406in">
              <dc:date>2019-02-28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0">
            <text:p>40</text:p>
          </table:table-cell>
          <table:table-cell table:style-name="ce55" office:value-type="string">
            <text:p>PhongTH</text:p>
          </table:table-cell>
          <table:table-cell table:style-name="ce107" table:formula="of:=SUM([.D43:.AH43])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8.2878in" svg:y="9.7748in" draw:caption-point-x="-0.2402in" draw:caption-point-y="0.6028in">
              <dc:date>2019-02-13T00:00:00</dc:date>
              <text:p text:style-name="P4"><text:span text:style-name="T4">Ngủ quên, 8h41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9.2661in" svg:y="9.7756in" draw:caption-point-x="-0.2402in" draw:caption-point-y="0.602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1">
            <text:p>41</text:p>
          </table:table-cell>
          <table:table-cell table:style-name="ce55" office:value-type="string">
            <text:p>PhuTV</text:p>
          </table:table-cell>
          <table:table-cell table:style-name="ce107" table:formula="of:=SUM([.D44:.AH44])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4" svg:width="1.1413in" svg:height="0.2634in" svg:x="2.6457in" svg:y="10.0217in" draw:caption-point-x="-0.2402in" draw:caption-point-y="0.6039in">
              <dc:creator>TL</dc:creator>
              <dc:date>2019-02-01T00:00:00</dc:date>
              <text:p text:style-name="P4"><text:span text:style-name="T4">Xin về sớm 4h59</text:span></text:p>
            </office:annotation>
            <text:p>0</text:p>
          </table:table-cell>
          <table:table-cell table:style-name="ce112" table:number-columns-repeated="9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8.2878in" svg:y="10.0228in" draw:caption-point-x="-0.2402in" draw:caption-point-y="0.6028in">
              <dc:date>2019-02-13T00:00:00</dc:date>
              <text:p text:style-name="P4"><text:span text:style-name="T4">Hư xe, xđt, 8h43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9.2661in" svg:y="10.0236in" draw:caption-point-x="-0.2402in" draw:caption-point-y="0.602in">
              <dc:date>2019-02-15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2">
            <text:p>42</text:p>
          </table:table-cell>
          <table:table-cell table:style-name="ce55" office:value-type="string">
            <text:p>SangLT</text:p>
          </table:table-cell>
          <table:table-cell table:style-name="ce107" table:formula="of:=SUM([.D45:.AH45])" office:value-type="float" office:value="1.5">
            <text:p>1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4" svg:width="1.1413in" svg:height="0.2634in" svg:x="9.2661in" svg:y="10.2713in" draw:caption-point-x="-0.2402in" draw:caption-point-y="0.602in">
              <dc:date>2019-02-15T00:00:00</dc:date>
              <text:p text:style-name="P4"><text:span text:style-name="T4">Đi đám <text:s/>cưới</text:span></text:p>
            </office:annotation>
            <text:p>1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4" svg:width="1.1413in" svg:height="0.3902in" svg:x="14.289in" svg:y="10.2744in" draw:caption-point-x="-0.2402in" draw:caption-point-y="0.5988in">
              <dc:date>2019-02-26T00:00:00</dc:date>
              <text:p text:style-name="P4"><text:span text:style-name="T4">Đón người thân, off chiều</text:span></text:p>
            </office:annotation>
            <text:p>0.5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3">
            <text:p>43</text:p>
          </table:table-cell>
          <table:table-cell table:style-name="ce55" office:value-type="string">
            <text:p>TaiPA</text:p>
          </table:table-cell>
          <table:table-cell table:style-name="ce107" table:formula="of:=SUM([.D46:.AH46])" office:value-type="float" office:value="0.5">
            <text:p>0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8.2878in" svg:y="10.5181in" draw:caption-point-x="-0.2402in" draw:caption-point-y="0.6028in">
              <dc:date>2019-02-13T00:00:00</dc:date>
              <text:p text:style-name="P4"><text:span text:style-name="T4">Ngủ dậy trễ, 8h42 đến cty</text:span></text:p>
            </office:annotation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8.7768in" svg:y="10.5185in" draw:caption-point-x="-0.2402in" draw:caption-point-y="0.6024in">
              <dc:date>2019-02-14T00:00:00</dc:date>
              <text:p text:style-name="P4"><text:span text:style-name="T4">Bận việc gia đình, xđt, 9h24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4" svg:width="1.1413in" svg:height="0.3902in" svg:x="10.6358in" svg:y="10.5193in" draw:caption-point-x="-0.2402in" draw:caption-point-y="0.6016in">
              <dc:date>2019-02-18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2.0059in" svg:y="10.5205in" draw:caption-point-x="-0.2402in" draw:caption-point-y="0.6004in">
              <dc:date>2019-02-21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.5">
            <office:annotation draw:style-name="gr4" draw:text-style-name="P4" svg:width="1.1413in" svg:height="0.3902in" svg:x="13.8323in" svg:y="10.5209in" draw:caption-point-x="-0.2402in" draw:caption-point-y="0.6in">
              <dc:date>2019-02-25T00:00:00</dc:date>
              <text:p text:style-name="P4"><text:span text:style-name="T4">Bận việc nhà, off sáng</text:span></text:p>
            </office:annotation>
            <text:p>0.5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5.202in" svg:y="10.5803in" draw:caption-point-x="-0.2402in" draw:caption-point-y="0.5406in">
              <dc:date>2019-02-2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4">
            <text:p>44</text:p>
          </table:table-cell>
          <table:table-cell table:style-name="ce55" office:value-type="string">
            <text:p>TamHVH</text:p>
          </table:table-cell>
          <table:table-cell table:style-name="ce107" table:formula="of:=SUM([.D47:.AH47])" office:value-type="float" office:value="1"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0.763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5">
            <text:p>45</text:p>
          </table:table-cell>
          <table:table-cell table:style-name="ce55" office:value-type="string">
            <text:p>TanNN</text:p>
          </table:table-cell>
          <table:table-cell table:style-name="ce107" table:formula="of:=SUM([.D48:.AH48])" office:value-type="float" office:value="4.5">
            <text:p>4.5</text:p>
          </table:table-cell>
          <table:table-cell table:style-name="ce112" office:value-type="float" office:value="1">
            <office:annotation draw:style-name="gr3" draw:text-style-name="P4" svg:width="1.1413in" svg:height="0.7012in" svg:x="2.6457in" svg:y="11.0106in" draw:caption-point-x="-0.2402in" draw:caption-point-y="0.6055in">
              <dc:creator>TL</dc:creator>
              <dc:date>2019-01-30T00:00:00</dc:date>
              <text:p text:style-name="P4"><text:span text:style-name="T4">do xe (về quê Tết) đổi lịch đột xuất, Có thể cần off thêm </text:span></text:p>
            </office:annotation>
            <text:p>1</text:p>
          </table:table-cell>
          <table:table-cell table:style-name="ce112" table:number-columns-repeated="9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>
            <office:annotation draw:style-name="gr4" draw:text-style-name="P4" svg:width="1.1413in" svg:height="0.3902in" svg:x="8.7768in" svg:y="11.0138in" draw:caption-point-x="-0.2402in" draw:caption-point-y="0.6024in">
              <dc:date>2019-02-13T00:00:00</dc:date>
              <text:p text:style-name="P4"><text:span text:style-name="T4">Bay về quê khám lại nvqs</text:span></text:p>
            </office:annotation>
            <text:p>1</text:p>
          </table:table-cell>
          <table:table-cell table:style-name="ce112" office:value-type="float" office:value="0.5">
            <office:annotation draw:style-name="gr4" draw:text-style-name="P4" svg:width="1.1413in" svg:height="0.3902in" svg:x="9.2661in" svg:y="11.0142in" draw:caption-point-x="-0.2402in" draw:caption-point-y="0.602in">
              <dc:date>2019-02-15T00:00:00</dc:date>
              <text:p text:style-name="P4"><text:span text:style-name="T4">Máy bay delay, off sáng</text:span></text:p>
            </office:annotation>
            <text:p>0.5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4" svg:width="1.1413in" svg:height="0.2634in" svg:x="11.0925in" svg:y="11.015in" draw:caption-point-x="-0.2402in" draw:caption-point-y="0.6012in">
              <dc:date>2019-02-19T00:00:00</dc:date>
              <text:p text:style-name="P4"><text:span text:style-name="T4">Làm thủ tục nvqs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11.5492in" svg:y="11.015in" draw:caption-point-x="-0.2402in" draw:caption-point-y="0.6012in">
              <dc:date>2019-02-19T00:00:00</dc:date>
              <text:p text:style-name="P4"><text:span text:style-name="T4">Làm thủ tục nvqs</text:span></text:p>
            </office:annotation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6">
            <text:p>46</text:p>
          </table:table-cell>
          <table:table-cell table:style-name="ce55" office:value-type="string">
            <text:p>TinNQ</text:p>
          </table:table-cell>
          <table:table-cell table:style-name="ce107" table:formula="of:=SUM([.D49:.AH49])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8.7768in" svg:y="11.2614in" draw:caption-point-x="-0.2402in" draw:caption-point-y="0.6024in">
              <dc:date>2019-02-14T00:00:00</dc:date>
              <text:p text:style-name="P4"><text:span text:style-name="T4">Bận việc gia đình, xđt, 9h12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2" draw:text-style-name="P4" svg:width="1.1413in" svg:height="0.5457in" svg:x="13.8323in" svg:y="11.2642in" draw:caption-point-x="-0.2402in" draw:caption-point-y="0.5996in">
              <dc:date>2019-02-25T00:00:00</dc:date>
              <text:p text:style-name="P4"><text:span text:style-name="T4">Ghé ngân hàng, xin đi trễ, 9h25 vào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289in" svg:y="11.2646in" draw:caption-point-x="-0.2402in" draw:caption-point-y="0.5992in">
              <dc:date>2019-02-26T00:00:00</dc:date>
              <text:p text:style-name="P4"><text:span text:style-name="T4">Ngủ quên, 8h38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7457in" svg:y="11.265in" draw:caption-point-x="-0.2402in" draw:caption-point-y="0.5988in">
              <dc:date>2019-02-27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5.202in" svg:y="11.3232in" draw:caption-point-x="-0.2402in" draw:caption-point-y="0.5406in">
              <dc:date>2019-02-2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7">
            <text:p>47</text:p>
          </table:table-cell>
          <table:table-cell table:style-name="ce55" office:value-type="string">
            <text:p>TinhNVP</text:p>
          </table:table-cell>
          <table:table-cell table:style-name="ce107" table:formula="of:=SUM([.D50:.AH50])" office:value-type="float" office:value="1">
            <text:p>1</text:p>
          </table:table-cell>
          <table:table-cell table:style-name="ce112" office:value-type="float" office:value="0">
            <office:annotation draw:style-name="gr4" draw:text-style-name="P4" svg:width="1.1413in" svg:height="0.3902in" svg:x="2.6457in" svg:y="11.5071in" draw:caption-point-x="-0.2402in" draw:caption-point-y="0.6043in">
              <dc:creator>TL</dc:creator>
              <dc:date>2019-02-01T00:00:00</dc:date>
              <text:p text:style-name="P4"><text:span text:style-name="T4">Có việc, xin về sớm (hơn 4h)</text:span></text:p>
            </office:annotation>
            <text:p>0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.5">
            <office:annotation draw:style-name="gr6" draw:text-style-name="P4" svg:width="1.1413in" svg:height="0.2634in" svg:x="10.6358in" svg:y="11.5098in" draw:caption-point-x="-0.2402in" draw:caption-point-y="0.6016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.5">
            <office:annotation draw:style-name="gr6" draw:text-style-name="P4" svg:width="1.1413in" svg:height="0.2634in" svg:x="13.8323in" svg:y="11.5098in" draw:caption-point-x="-0.2402in" draw:caption-point-y="0.6016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8">
            <text:p>48</text:p>
          </table:table-cell>
          <table:table-cell table:style-name="ce55" office:value-type="string">
            <text:p>TienND</text:p>
          </table:table-cell>
          <table:table-cell table:style-name="ce107" table:formula="of:=SUM([.D51:.AH51])" office:value-type="float" office:value="0.5">
            <text:p>0.5</text:p>
          </table:table-cell>
          <table:table-cell table:style-name="ce112" office:value-type="float" office:value="0">
            <office:annotation draw:style-name="gr12" draw:text-style-name="P4" svg:width="1.1413in" svg:height="1.6343in" svg:x="2.6457in" svg:y="11.7543in" draw:caption-point-x="-0.2402in" draw:caption-point-y="0.6047in">
              <dc:creator>TL</dc:creator>
              <dc:date>2019-02-01T00:00:00</dc:date>
              <text:p text:style-name="P4"><text:span text:style-name="T4">Xin về sớm 3h46, thứ 6 (1/2), phụ dọn nhà, sẽ làm bù vào cuối tuần</text:span></text:p>
              <text:p text:style-name="P4"><text:span text:style-name="T4"/></text:p>
            </office:annotation>
            <text:p>0</text:p>
          </table:table-cell>
          <table:table-cell table:style-name="ce112" table:number-columns-repeated="9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7" draw:text-style-name="P4" svg:width="1.1413in" svg:height="1.1677in" svg:x="8.2878in" svg:y="11.7563in" draw:caption-point-x="-0.2402in" draw:caption-point-y="0.6028in">
              <dc:date>2019-02-18T00:00:00</dc:date>
              <text:p text:style-name="P4"><text:span text:style-name="T4">Chở vợ đi công việc, xin về sớm lúc 2h52 → tính off chiều</text:span></text:p>
              <text:p text:style-name="P4"><text:span text:style-name="T4">Làm bù vào cuối tuần → đã làm bù đủ số giờ 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4" svg:width="1.1413in" svg:height="0.3902in" svg:x="12.0059in" svg:y="11.7587in" draw:caption-point-x="-0.2402in" draw:caption-point-y="0.6004in">
              <dc:date>2019-02-21T00:00:00</dc:date>
              <text:p text:style-name="P4"><text:span text:style-name="T4">Đi công việc, off sáng</text:span></text:p>
            </office:annotation>
            <text:p>0.5</text:p>
          </table:table-cell>
          <table:table-cell table:style-name="ce112" office:value-type="float" office:value="0">
            <office:annotation draw:style-name="gr4" draw:text-style-name="P4" svg:width="1.1413in" svg:height="0.3902in" svg:x="12.4622in" svg:y="11.7591in" draw:caption-point-x="-0.2402in" draw:caption-point-y="0.6in">
              <dc:date>2019-02-22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9">
            <text:p>49</text:p>
          </table:table-cell>
          <table:table-cell table:style-name="ce55" office:value-type="string">
            <text:p>ToanBV</text:p>
          </table:table-cell>
          <table:table-cell table:style-name="ce107" table:formula="of:=SUM([.D52:.AH52])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4" svg:width="1.1413in" svg:height="0.2634in" svg:x="8.7768in" svg:y="12.0043in" draw:caption-point-x="-0.2402in" draw:caption-point-y="0.6024in">
              <dc:date>2019-02-14T00:00:00</dc:date>
              <text:p text:style-name="P4"><text:span text:style-name="T4">Không khỏe</text:span></text:p>
            </office:annotation>
            <text:p>1</text:p>
          </table:table-cell>
          <table:table-cell table:style-name="ce112" office:value-type="float" office:value="0">
            <office:annotation draw:style-name="gr4" draw:text-style-name="P4" svg:width="1.1413in" svg:height="0.3902in" svg:x="9.2661in" svg:y="12.0047in" draw:caption-point-x="-0.2402in" draw:caption-point-y="0.602in">
              <dc:date>2019-02-15T00:00:00</dc:date>
              <text:p text:style-name="P4"><text:span text:style-name="T4">Ngủ quên, 8h35 đến cty</text:span></text:p>
            </office:annotation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0">
            <text:p>50</text:p>
          </table:table-cell>
          <table:table-cell table:style-name="ce55" office:value-type="string">
            <text:p>ToanDT</text:p>
          </table:table-cell>
          <table:table-cell table:style-name="ce107" table:formula="of:=SUM([.D53:.AH53])" office:value-type="float" office:value="4.5">
            <text:p>4.5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2.2492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4" svg:width="1.1413in" svg:height="0.2634in" svg:x="8.2878in" svg:y="12.252in" draw:caption-point-x="-0.2402in" draw:caption-point-y="0.6028in">
              <dc:date>2019-02-13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.5">
            <office:annotation draw:style-name="gr6" draw:text-style-name="P4" svg:width="1.1413in" svg:height="0.2634in" svg:x="10.6358in" svg:y="12.2531in" draw:caption-point-x="-0.2402in" draw:caption-point-y="0.6016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4" svg:width="1.1413in" svg:height="0.2634in" svg:x="11.5492in" svg:y="12.252in" draw:caption-point-x="-0.2402in" draw:caption-point-y="0.6028in">
              <dc:date>2019-02-13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2" office:value-type="float" office:value="1">
            <office:annotation draw:style-name="gr6" draw:text-style-name="P4" svg:width="1.1413in" svg:height="0.2634in" svg:x="12.0059in" svg:y="12.2543in" draw:caption-point-x="-0.2402in" draw:caption-point-y="0.6004in">
              <dc:date>2019-02-21T00:00:00</dc:date>
              <text:p text:style-name="P4"><text:span text:style-name="T4">Bị sốt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.5">
            <office:annotation draw:style-name="gr6" draw:text-style-name="P4" svg:width="1.1413in" svg:height="0.2634in" svg:x="13.8323in" svg:y="12.2531in" draw:caption-point-x="-0.2402in" draw:caption-point-y="0.6016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4" svg:width="1.1413in" svg:height="0.2634in" svg:x="14.7457in" svg:y="12.252in" draw:caption-point-x="-0.2402in" draw:caption-point-y="0.6028in">
              <dc:date>2019-02-13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1">
            <text:p>51</text:p>
          </table:table-cell>
          <table:table-cell table:style-name="ce55" office:value-type="string">
            <text:p>ThaiNHQ</text:p>
          </table:table-cell>
          <table:table-cell table:style-name="ce107" table:formula="of:=SUM([.D54:.AH54])" office:value-type="float" office:value="1"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2.4969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4" svg:width="1.1413in" svg:height="0.3902in" svg:x="10.6358in" svg:y="12.5008in" draw:caption-point-x="-0.2402in" draw:caption-point-y="0.6016in">
              <dc:date>2019-02-18T00:00:00</dc:date>
              <text:p text:style-name="P4"><text:span text:style-name="T4">Bận việc gđ, xđt, 9h07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1.0925in" svg:y="12.5012in" draw:caption-point-x="-0.2402in" draw:caption-point-y="0.6012in">
              <dc:date>2019-02-19T00:00:00</dc:date>
              <text:p text:style-name="P4"><text:span text:style-name="T4">Dậy muộn, 8h36 đến cty</text:span></text:p>
            </office:annotation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2">
            <text:p>52</text:p>
          </table:table-cell>
          <table:table-cell table:style-name="ce55" office:value-type="string">
            <text:p>ThamDT</text:p>
          </table:table-cell>
          <table:table-cell table:style-name="ce107" table:formula="of:=SUM([.D55:.AH55])" office:value-type="float" office:value="8.5">
            <text:p>8.5</text:p>
          </table:table-cell>
          <table:table-cell table:style-name="ce112" office:value-type="float" office:value="0">
            <office:annotation draw:style-name="gr4" draw:text-style-name="P4" svg:width="1.1413in" svg:height="0.3902in" svg:x="2.6457in" svg:y="12.7457in" draw:caption-point-x="-0.2402in" draw:caption-point-y="0.6043in">
              <dc:creator>TL</dc:creator>
              <dc:date>2019-02-01T00:00:00</dc:date>
              <text:p text:style-name="P4"><text:span text:style-name="T4">Đưa con đi tái khám. 9h53 vô</text:span></text:p>
            </office:annotation>
            <text:p>0</text:p>
          </table:table-cell>
          <table:table-cell table:style-name="ce112" table:number-columns-repeated="9"/>
          <table:table-cell table:style-name="ce112" office:value-type="float" office:value="1">
            <office:annotation draw:style-name="gr4" draw:text-style-name="P4" svg:width="1.1413in" svg:height="0.3902in" svg:x="7.3094in" svg:y="12.7465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7.7988in" svg:y="12.7465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8.2878in" svg:y="12.7465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8.7768in" svg:y="12.7465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9.2661in" svg:y="12.7465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12" table:number-columns-repeated="2"/>
          <table:table-cell table:style-name="ce112" office:value-type="float" office:value="1">
            <office:annotation draw:style-name="gr4" draw:text-style-name="P4" svg:width="1.1413in" svg:height="0.3902in" svg:x="10.6358in" svg:y="12.7465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11.0925in" svg:y="12.7465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11.5492in" svg:y="12.7465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12.4622in" svg:y="12.75in" draw:caption-point-x="-0.2402in" draw:caption-point-y="0.6in">
              <dc:date>2019-02-22T00:00:00</dc:date>
              <text:p text:style-name="P4"><text:span text:style-name="T4">Để quên đồ quay về lấy, 8h40 đến cty</text:span></text:p>
            </office:annotation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2" draw:text-style-name="P4" svg:width="1.1413in" svg:height="0.5457in" svg:x="13.8323in" svg:y="12.75in" draw:caption-point-x="-0.2402in" draw:caption-point-y="0.6in">
              <dc:date>2019-02-25T00:00:00</dc:date>
              <text:p text:style-name="P4"><text:span text:style-name="T4">Bận việc nhà, xin đi trễ, 8h55 </text:span></text:p>
              <text:p text:style-name="P4"><text:span text:style-name="T4">vào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289in" svg:y="12.7508in" draw:caption-point-x="-0.2402in" draw:caption-point-y="0.5992in">
              <dc:date>2019-02-26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7457in" svg:y="12.7512in" draw:caption-point-x="-0.2402in" draw:caption-point-y="0.5988in">
              <dc:date>2019-02-27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12" office:value-type="float" office:value="0.5">
            <office:annotation draw:style-name="gr4" draw:text-style-name="P4" svg:width="1.1413in" svg:height="0.3902in" svg:x="15.202in" svg:y="12.752in" draw:caption-point-x="-0.2402in" draw:caption-point-y="0.598in">
              <dc:date>2019-02-28T00:00:00</dc:date>
              <text:p text:style-name="P4"><text:span text:style-name="T4">Em bé ốm, off sáng</text:span></text:p>
            </office:annotation>
            <text:p>0.5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3">
            <text:p>53</text:p>
          </table:table-cell>
          <table:table-cell table:style-name="ce55" office:value-type="string">
            <text:p>ThanhCH</text:p>
          </table:table-cell>
          <table:table-cell table:style-name="ce107" table:formula="of:=SUM([.D56:.AH56])" office:value-type="float" office:value="1.5">
            <text:p>1.5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2.9921in" draw:caption-point-x="-0.2402in" draw:caption-point-y="0.6055in">
              <dc:creator>TL</dc:creator>
              <dc:date>2019-01-30T00:00:00</dc:date>
              <text:p text:style-name="P4"><text:span text:style-name="T4">Tảo mộ gia đình</text:span></text:p>
            </office:annotation>
            <text:p>1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.5">
            <office:annotation draw:style-name="gr4" draw:text-style-name="P4" svg:width="1.1413in" svg:height="0.3902in" svg:x="10.6358in" svg:y="12.9961in" draw:caption-point-x="-0.2402in" draw:caption-point-y="0.6016in">
              <dc:date>2019-02-18T00:00:00</dc:date>
              <text:p text:style-name="P4"><text:span text:style-name="T4">Không khỏe, off chiều</text:span></text:p>
            </office:annotation>
            <text:p>0.5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4">
            <text:p>54</text:p>
          </table:table-cell>
          <table:table-cell table:style-name="ce55" office:value-type="string">
            <text:p>ThinhCT</text:p>
          </table:table-cell>
          <table:table-cell table:style-name="ce107" table:formula="of:=SUM([.D57:.AH57])" office:value-type="float" office:value="0.5">
            <text:p>0.5</text:p>
          </table:table-cell>
          <table:table-cell table:style-name="ce112" office:value-type="float" office:value="0.5">
            <office:annotation draw:style-name="gr4" draw:text-style-name="P4" svg:width="1.1413in" svg:height="0.3902in" svg:x="2.6457in" svg:y="13.2421in" draw:caption-point-x="-0.2402in" draw:caption-point-y="0.6031in">
              <dc:creator>TL</dc:creator>
              <dc:date>2019-02-01T00:00:00</dc:date>
              <text:p text:style-name="P4"><text:span text:style-name="T4">Xin về sớm lúc 3h ra sân bay</text:span></text:p>
            </office:annotation>
            <text:p>0.5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9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5">
            <text:p>55</text:p>
          </table:table-cell>
          <table:table-cell table:style-name="ce55" office:value-type="string">
            <text:p>ThinhT</text:p>
          </table:table-cell>
          <table:table-cell table:style-name="ce107" table:formula="of:=SUM([.D58:.AH58])" office:value-type="float" office:value="1"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3.4874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6">
            <text:p>56</text:p>
          </table:table-cell>
          <table:table-cell table:style-name="ce55" office:value-type="string">
            <text:p>ThuyLTT</text:p>
          </table:table-cell>
          <table:table-cell table:style-name="ce107" table:formula="of:=SUM([.D59:.AH59])" office:value-type="float" office:value="3.5">
            <text:p>3.5</text:p>
          </table:table-cell>
          <table:table-cell table:style-name="ce112" office:value-type="float" office:value="0.5">
            <office:annotation draw:style-name="gr8" draw:text-style-name="P4" svg:width="1.1413in" svg:height="0.8567in" svg:x="2.6457in" svg:y="13.7362in" draw:caption-point-x="-0.2402in" draw:caption-point-y="0.6043in">
              <dc:creator>TL</dc:creator>
              <dc:date>2019-02-01T00:00:00</dc:date>
              <text:p text:style-name="P4"><text:span text:style-name="T4">Xin ra ngoài (khám bệnh) từ gần 10AM – 12PM</text:span></text:p>
              <text:p text:style-name="P4"><text:span text:style-name="T4">=&gt; tính off sáng</text:span></text:p>
            </office:annotation>
            <text:p>0.5</text:p>
          </table:table-cell>
          <table:table-cell table:style-name="ce112" table:number-columns-repeated="9"/>
          <table:table-cell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4" svg:width="1.1413in" svg:height="0.2634in" svg:x="7.7988in" svg:y="13.7374in" draw:caption-point-x="-0.2402in" draw:caption-point-y="0.6031in">
              <dc:date>2019-02-12T00:00:00</dc:date>
              <text:p text:style-name="P4"><text:span text:style-name="T4">Mệt + viêm họng</text:span></text:p>
            </office:annotation>
            <text:p>1</text:p>
          </table:table-cell>
          <table:table-cell table:style-name="ce112" office:value-type="float" office:value="0.5">
            <office:annotation draw:style-name="gr2" draw:text-style-name="P4" svg:width="1.1413in" svg:height="0.5457in" svg:x="8.2878in" svg:y="13.7378in" draw:caption-point-x="-0.2402in" draw:caption-point-y="0.6028in">
              <dc:date>2019-02-13T00:00:00</dc:date>
              <text:p text:style-name="P4"><text:span text:style-name="T4">Mệt, xin đi trễ, 11h20 đến cty → tính off sáng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9.2661in" svg:y="13.7386in" draw:caption-point-x="-0.2402in" draw:caption-point-y="0.602in">
              <dc:date>2019-02-15T00:00:00</dc:date>
              <text:p text:style-name="P4"><text:span text:style-name="T4">Bận việc nhà, xin đi trễ, 8h36 đến cty</text:span></text:p>
            </office:annotation>
            <text:p>0</text:p>
          </table:table-cell>
          <table:table-cell table:style-name="ce112" table:number-columns-repeated="2"/>
          <table:table-cell table:style-name="ce112" office:value-type="float" office:value="0.5">
            <office:annotation draw:style-name="gr2" draw:text-style-name="P4" svg:width="1.1413in" svg:height="0.5457in" svg:x="10.6358in" svg:y="13.739in" draw:caption-point-x="-0.2402in" draw:caption-point-y="0.6016in">
              <dc:date>2019-02-18T00:00:00</dc:date>
              <text:p text:style-name="P4"><text:span text:style-name="T4">Đau bụng, xđt, 10h10 đến cty → tính off sáng</text:span></text:p>
            </office:annotation>
            <text:p>0.5</text:p>
          </table:table-cell>
          <table:table-cell table:style-name="ce112" office:value-type="float" office:value="0.5">
            <office:annotation draw:style-name="gr2" draw:text-style-name="P4" svg:width="1.1413in" svg:height="0.5457in" svg:x="11.0925in" svg:y="13.7394in" draw:caption-point-x="-0.2402in" draw:caption-point-y="0.6012in">
              <dc:date>2019-02-19T00:00:00</dc:date>
              <text:p text:style-name="P4"><text:span text:style-name="T4">Mệt, xin đi trễ, 2h34 đến cty</text:span></text:p>
              <text:p text:style-name="P4"><text:span text:style-name="T4">→ </text:span><text:span text:style-name="T4">tính off sáng</text:span></text:p>
            </office:annotation>
            <text:p>0.5</text:p>
          </table:table-cell>
          <table:table-cell table:style-name="ce112" office:value-type="float" office:value="0">
            <office:annotation draw:style-name="gr4" draw:text-style-name="P4" svg:width="1.1413in" svg:height="0.3902in" svg:x="11.5492in" svg:y="13.7398in" draw:caption-point-x="-0.2402in" draw:caption-point-y="0.6008in">
              <dc:date>2019-02-20T00:00:00</dc:date>
              <text:p text:style-name="P4"><text:span text:style-name="T4">Mệt, xđt, 9h08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2.0059in" svg:y="13.7402in" draw:caption-point-x="-0.2402in" draw:caption-point-y="0.6004in">
              <dc:date>2019-02-21T00:00:00</dc:date>
              <text:p text:style-name="P4"><text:span text:style-name="T4">Xe hư, xđt, 9h21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289in" svg:y="13.7413in" draw:caption-point-x="-0.2402in" draw:caption-point-y="0.5992in">
              <dc:date>2019-02-26T00:00:00</dc:date>
              <text:p text:style-name="P4"><text:span text:style-name="T4">Ngủ quên, 8h34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7457in" svg:y="13.7417in" draw:caption-point-x="-0.2402in" draw:caption-point-y="0.5988in">
              <dc:date>2019-02-27T00:00:00</dc:date>
              <text:p text:style-name="P4"><text:span text:style-name="T4">Mết thẻ xe, xđt, 8h36 đến cty</text:span></text:p>
            </office:annotation>
            <text:p>0</text:p>
          </table:table-cell>
          <table:table-cell table:style-name="ce112" office:value-type="float" office:value="0.5">
            <office:annotation draw:style-name="gr2" draw:text-style-name="P4" svg:width="1.1413in" svg:height="0.5457in" svg:x="15.202in" svg:y="13.7425in" draw:caption-point-x="-0.2402in" draw:caption-point-y="0.598in">
              <dc:date>2019-02-28T00:00:00</dc:date>
              <text:p text:style-name="P4"><text:span text:style-name="T4">Mệt, xin đi trễ, 1h49 đến cty → tính off sáng</text:span></text:p>
            </office:annotation>
            <text:p>0.5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7">
            <text:p>57</text:p>
          </table:table-cell>
          <table:table-cell table:style-name="ce55" office:value-type="string">
            <text:p>ThuyNTX</text:p>
          </table:table-cell>
          <table:table-cell table:style-name="ce107" table:formula="of:=SUM([.D60:.AH60])" office:value-type="float" office:value="1"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3.9827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8.2878in" svg:y="13.9854in" draw:caption-point-x="-0.2402in" draw:caption-point-y="0.6028in">
              <dc:date>2019-02-13T00:00:00</dc:date>
              <text:p text:style-name="P4"><text:span text:style-name="T4">Đau bụng, xđt, 9h55 đến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8">
            <text:p>58</text:p>
          </table:table-cell>
          <table:table-cell table:style-name="ce55" office:value-type="string">
            <text:p>ThuyenTTN</text:p>
          </table:table-cell>
          <table:table-cell table:style-name="ce107" table:formula="of:=SUM([.D61:.AH61])" office:value-type="float" office:value="2">
            <text:p>2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4.2303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1">
            <office:annotation draw:style-name="gr4" draw:text-style-name="P4" svg:width="1.1413in" svg:height="0.3902in" svg:x="13.8323in" svg:y="14.2358in" draw:caption-point-x="-0.2402in" draw:caption-point-y="0.6in">
              <dc:date>2019-02-26T00:00:00</dc:date>
              <text:p text:style-name="P4"><text:span text:style-name="T4">Đau đầu + mệt</text:span></text:p>
            </office:annotation>
            <text:p>1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9">
            <text:p>59</text:p>
          </table:table-cell>
          <table:table-cell table:style-name="ce55" office:value-type="string">
            <text:p>TrietVM</text:p>
          </table:table-cell>
          <table:table-cell table:style-name="ce107" table:formula="of:=SUM([.D62:.AH62])" office:value-type="float" office:value="3">
            <text:p>3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style-name="ce112" office:value-type="float" office:value="1"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7.7988in" svg:y="14.4783in" draw:caption-point-x="-0.2402in" draw:caption-point-y="0.6055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8.2878in" svg:y="14.4783in" draw:caption-point-x="-0.2402in" draw:caption-point-y="0.6055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0">
            <text:p>60</text:p>
          </table:table-cell>
          <table:table-cell table:style-name="ce55" office:value-type="string">
            <text:p>VinhNT</text:p>
          </table:table-cell>
          <table:table-cell table:style-name="ce107" table:formula="of:=SUM([.D63:.AH63])" office:value-type="float" office:value="3">
            <text:p>3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4.726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4" draw:text-style-name="P4" svg:width="1.1413in" svg:height="0.3902in" svg:x="7.3094in" svg:y="14.728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7.7988in" svg:y="14.728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1">
            <text:p>61</text:p>
          </table:table-cell>
          <table:table-cell table:style-name="ce55" office:value-type="string">
            <text:p>VinhP</text:p>
          </table:table-cell>
          <table:table-cell table:style-name="ce107" table:formula="of:=SUM([.D64:.AH64])" office:value-type="float" office:value="3">
            <text:p>3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4.9736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4" draw:text-style-name="P4" svg:width="1.1413in" svg:height="0.3902in" svg:x="7.3094in" svg:y="14.9756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7.7988in" svg:y="14.9756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2">
            <text:p>62</text:p>
          </table:table-cell>
          <table:table-cell table:style-name="ce55" office:value-type="string">
            <text:p>ViTHT</text:p>
          </table:table-cell>
          <table:table-cell table:style-name="ce107" table:formula="of:=SUM([.D65:.AH65])" office:value-type="float" office:value="3">
            <text:p>3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5.2213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6" draw:text-style-name="P4" svg:width="1.1413in" svg:height="0.2634in" svg:x="7.3094in" svg:y="15.2232in" draw:caption-point-x="-0.2402in" draw:caption-point-y="0.6035in">
              <dc:date>2019-02-11T00:00:00</dc:date>
              <text:p text:style-name="P4"><text:span text:style-name="T4">Du lịch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4" svg:width="1.1413in" svg:height="0.2634in" svg:x="8.2878in" svg:y="15.2244in" draw:caption-point-x="-0.2402in" draw:caption-point-y="0.6024in">
              <dc:date>2019-02-14T00:00:00</dc:date>
              <text:p text:style-name="P4"><text:span text:style-name="T4">Không khỏe</text:span></text:p>
            </office:annotation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2.0059in" svg:y="15.2264in" draw:caption-point-x="-0.2402in" draw:caption-point-y="0.6004in">
              <dc:date>2019-02-21T00:00:00</dc:date>
              <text:p text:style-name="P4"><text:span text:style-name="T4">Xe hư, 8h43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3">
            <text:p>63</text:p>
          </table:table-cell>
          <table:table-cell table:style-name="ce55" office:value-type="string">
            <text:p>VuPTM</text:p>
          </table:table-cell>
          <table:table-cell table:style-name="ce107" table:formula="of:=SUM([.D66:.AH66])" office:value-type="float" office:value="0">
            <text:p>0</text:p>
          </table:table-cell>
          <table:table-cell table:style-name="ce112" table:number-columns-repeated="13"/>
          <table:table-cell table:style-name="ce119" table:number-columns-repeated="7"/>
          <table:table-cell table:style-name="ce112" table:number-columns-repeated="4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5.202in" svg:y="15.4764in" draw:caption-point-x="-0.2402in" draw:caption-point-y="0.598in">
              <dc:date>2019-02-28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2"/>
          <table:table-cell table:style-name="ce55"/>
          <table:table-cell table:style-name="ce107"/>
          <table:table-cell table:style-name="ce112" table:number-columns-repeated="13"/>
          <table:table-cell table:style-name="ce119" table:number-columns-repeated="7"/>
          <table:table-cell table:style-name="ce112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108"/>
          <table:covered-table-cell table:number-columns-repeated="31" table:style-name="ce113"/>
          <table:table-cell table:style-name="ce105" table:number-columns-repeated="952"/>
          <table:table-cell table:style-name="ce106" table:number-columns-repeated="38"/>
        </table:table-row>
        <table:table-row table:style-name="ro2">
          <table:table-cell table:style-name="ce54" table:number-columns-repeated="3"/>
          <table:table-cell table:style-name="ce114" table:number-columns-repeated="31"/>
          <table:table-cell table:style-name="ce54" table:number-columns-repeated="952"/>
          <table:table-cell table:number-columns-repeated="38"/>
        </table:table-row>
        <table:table-row table:style-name="ro21">
          <table:table-cell table:style-name="ce54" table:number-columns-repeated="2"/>
          <table:table-cell table:style-name="ce54" office:value-type="string">
            <text:p>TinhNVP:</text:p>
            <text:p>Từ 18/2 -17/3/2019: đi học, off buổi chiều thứ 2 hàng tuần</text:p>
            <text:p/>
            <text:p>Từ 18/3/2019 - lần cập nhật tiếp theo: đi học + gặp giáo viên hướng dẫn đồ án, <text:s/>off ngày thứ 2 hàng tuần để lên trường.</text:p>
            <text:p/>
          </table:table-cell>
          <table:table-cell table:style-name="ce114" table:number-columns-repeated="3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54" table:number-columns-repeated="2"/>
          <table:table-cell table:style-name="ce54" office:value-type="string">
            <text:p>ToanDT: Từ tháng 2/2019 - tháng 6/2019: HK 2 năm 4, học 2 môn ở trường và gặp thầy hướng dẫn luận văn, off chiều thứ 2 và chiều thứ 4 hàng tuần <text:s/></text:p>
          </table:table-cell>
          <table:table-cell table:style-name="ce114" table:number-columns-repeated="3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54" table:number-columns-repeated="3"/>
          <table:table-cell table:style-name="ce114" table:number-columns-repeated="3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54" table:number-columns-repeated="2"/>
          <table:table-cell table:style-name="ce54" office:value-type="string">
            <text:p>HueND: nghỉ định kỳ chiều thứ 2 và thứ 4 hàng tuần (từ 4/3 tới (19/5) → đi học ở trường</text:p>
          </table:table-cell>
          <table:table-cell table:style-name="ce114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65327">
          <table:table-cell table:style-name="ce54" table:number-columns-repeated="3"/>
          <table:table-cell table:style-name="ce114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49">
          <table:table-cell table:style-name="ce54" table:number-columns-repeated="3"/>
          <table:table-cell table:style-name="ce114"/>
          <table:table-cell table:number-columns-repeated="27"/>
          <table:table-cell table:style-name="ce114" table:number-columns-repeated="3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54" table:number-columns-repeated="2"/>
          <table:table-cell table:number-columns-repeated="1022"/>
        </table:table-row>
        <table:table-row table:style-name="ro2" table:number-rows-repeated="9831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3" table:style-name="ta4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8" table:default-cell-style-name="ce132"/>
        <table:table-column table:style-name="co35" table:number-columns-repeated="7" table:default-cell-style-name="ce132"/>
        <table:table-column table:style-name="co34" table:number-columns-repeated="16" table:default-cell-style-name="ce132"/>
        <table:table-column table:style-name="co7" table:number-columns-repeated="990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125" table:number-columns-repeated="8"/>
          <table:table-cell table:style-name="ce133" office:value-type="string" table:number-columns-spanned="2" table:number-rows-spanned="1">
            <text:p>Month</text:p>
          </table:table-cell>
          <table:covered-table-cell table:style-name="ce134"/>
          <table:table-cell table:style-name="ce135" table:content-validation-name="val1" office:value-type="float" office:value="3" table:number-columns-spanned="2" table:number-rows-spanned="1">
            <text:p>3</text:p>
          </table:table-cell>
          <table:covered-table-cell table:style-name="ce134"/>
          <table:table-cell table:style-name="ce133" office:value-type="string" table:number-columns-spanned="2" table:number-rows-spanned="1">
            <text:p>Year</text:p>
          </table:table-cell>
          <table:covered-table-cell table:style-name="ce134"/>
          <table:table-cell table:style-name="ce133" office:value-type="float" office:value="2019" table:number-columns-spanned="2" table:number-rows-spanned="1">
            <text:p>2019</text:p>
          </table:table-cell>
          <table:covered-table-cell table:style-name="ce137"/>
          <table:table-cell table:style-name="ce125" table:number-columns-repeated="15"/>
          <table:table-cell table:style-name="ce104" table:number-columns-repeated="952"/>
          <table:table-cell table:number-columns-repeated="38"/>
        </table:table-row>
        <table:table-row table:style-name="ro2">
          <table:table-cell table:style-name="ce81" table:number-columns-repeated="3"/>
          <table:table-cell table:style-name="ce126" table:formula="of:=DATE([.$R$1];[.N1];1)" office:value-type="date" office:date-value="2019-03-01">
            <text:p>01</text:p>
          </table:table-cell>
          <table:table-cell table:style-name="ce126" table:formula="of:=[.D2]+1" office:value-type="date" office:date-value="2019-03-02">
            <text:p>02</text:p>
          </table:table-cell>
          <table:table-cell table:style-name="ce126" table:formula="of:=[.E2]+1" office:value-type="date" office:date-value="2019-03-03">
            <text:p>03</text:p>
          </table:table-cell>
          <table:table-cell table:style-name="ce126" table:formula="of:=[.F2]+1" office:value-type="date" office:date-value="2019-03-04">
            <text:p>04</text:p>
          </table:table-cell>
          <table:table-cell table:style-name="ce126" table:formula="of:=[.G2]+1" office:value-type="date" office:date-value="2019-03-05">
            <text:p>05</text:p>
          </table:table-cell>
          <table:table-cell table:style-name="ce126" table:formula="of:=[.H2]+1" office:value-type="date" office:date-value="2019-03-06">
            <text:p>06</text:p>
          </table:table-cell>
          <table:table-cell table:style-name="ce126" table:formula="of:=[.I2]+1" office:value-type="date" office:date-value="2019-03-07">
            <text:p>07</text:p>
          </table:table-cell>
          <table:table-cell table:style-name="ce126" table:formula="of:=[.J2]+1" office:value-type="date" office:date-value="2019-03-08">
            <text:p>08</text:p>
          </table:table-cell>
          <table:table-cell table:style-name="ce126" table:formula="of:=[.K2]+1" office:value-type="date" office:date-value="2019-03-09">
            <text:p>09</text:p>
          </table:table-cell>
          <table:table-cell table:style-name="ce126" table:formula="of:=[.L2]+1" office:value-type="date" office:date-value="2019-03-10">
            <text:p>10</text:p>
          </table:table-cell>
          <table:table-cell table:style-name="ce126" table:formula="of:=[.M2]+1" office:value-type="date" office:date-value="2019-03-11">
            <text:p>11</text:p>
          </table:table-cell>
          <table:table-cell table:style-name="ce126" table:formula="of:=[.N2]+1" office:value-type="date" office:date-value="2019-03-12">
            <text:p>12</text:p>
          </table:table-cell>
          <table:table-cell table:style-name="ce126" table:formula="of:=[.O2]+1" office:value-type="date" office:date-value="2019-03-13">
            <text:p>13</text:p>
          </table:table-cell>
          <table:table-cell table:style-name="ce126" table:formula="of:=[.P2]+1" office:value-type="date" office:date-value="2019-03-14">
            <text:p>14</text:p>
          </table:table-cell>
          <table:table-cell table:style-name="ce126" table:formula="of:=[.Q2]+1" office:value-type="date" office:date-value="2019-03-15">
            <text:p>15</text:p>
          </table:table-cell>
          <table:table-cell table:style-name="ce126" table:formula="of:=[.R2]+1" office:value-type="date" office:date-value="2019-03-16">
            <text:p>16</text:p>
          </table:table-cell>
          <table:table-cell table:style-name="ce126" table:formula="of:=[.S2]+1" office:value-type="date" office:date-value="2019-03-17">
            <text:p>17</text:p>
          </table:table-cell>
          <table:table-cell table:style-name="ce126" table:formula="of:=[.T2]+1" office:value-type="date" office:date-value="2019-03-18">
            <text:p>18</text:p>
          </table:table-cell>
          <table:table-cell table:style-name="ce126" table:formula="of:=[.U2]+1" office:value-type="date" office:date-value="2019-03-19">
            <text:p>19</text:p>
          </table:table-cell>
          <table:table-cell table:style-name="ce126" table:formula="of:=[.V2]+1" office:value-type="date" office:date-value="2019-03-20">
            <text:p>20</text:p>
          </table:table-cell>
          <table:table-cell table:style-name="ce126" table:formula="of:=[.W2]+1" office:value-type="date" office:date-value="2019-03-21">
            <text:p>21</text:p>
          </table:table-cell>
          <table:table-cell table:style-name="ce126" table:formula="of:=[.X2]+1" office:value-type="date" office:date-value="2019-03-22">
            <text:p>22</text:p>
          </table:table-cell>
          <table:table-cell table:style-name="ce126" table:formula="of:=[.Y2]+1" office:value-type="date" office:date-value="2019-03-23">
            <text:p>23</text:p>
          </table:table-cell>
          <table:table-cell table:style-name="ce126" table:formula="of:=[.Z2]+1" office:value-type="date" office:date-value="2019-03-24">
            <text:p>24</text:p>
          </table:table-cell>
          <table:table-cell table:style-name="ce126" table:formula="of:=[.AA2]+1" office:value-type="date" office:date-value="2019-03-25">
            <text:p>25</text:p>
          </table:table-cell>
          <table:table-cell table:style-name="ce126" table:formula="of:=[.AB2]+1" office:value-type="date" office:date-value="2019-03-26">
            <text:p>26</text:p>
          </table:table-cell>
          <table:table-cell table:style-name="ce126" table:formula="of:=[.AC2]+1" office:value-type="date" office:date-value="2019-03-27">
            <text:p>27</text:p>
          </table:table-cell>
          <table:table-cell table:style-name="ce126" table:formula="of:=[.AD2]+1" office:value-type="date" office:date-value="2019-03-28">
            <text:p>28</text:p>
          </table:table-cell>
          <table:table-cell table:style-name="ce126" table:formula="of:=[.AE2]+1" office:value-type="date" office:date-value="2019-03-29">
            <text:p>29</text:p>
          </table:table-cell>
          <table:table-cell table:style-name="ce126" table:formula="of:=[.AF2]+1" office:value-type="date" office:date-value="2019-03-30">
            <text:p>30</text:p>
          </table:table-cell>
          <table:table-cell table:style-name="ce126" table:formula="of:=[.AG2]+1" office:value-type="date" office:date-value="2019-03-31">
            <text:p>31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127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7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7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7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7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7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7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7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7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7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7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7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7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7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7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7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7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7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7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7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7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7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7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7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7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7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7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7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7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7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7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122" table:formula="of:=SUM([.D4:.AH4])" office:value-type="float" office:value="2">
            <text:p>2</text:p>
          </table:table-cell>
          <table:table-cell table:style-name="ce128" office:value-type="float" office:value="0">
            <office:annotation draw:style-name="gr4" draw:text-style-name="P4" svg:width="1.1413in" svg:height="0.3902in" svg:x="2.6457in" svg:y="0.1102in" draw:caption-point-x="-0.2402in" draw:caption-point-y="0.6079in">
              <dc:date>2019-03-01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4.0157in" svg:y="0.111in" draw:caption-point-x="-0.2402in" draw:caption-point-y="0.6071in">
              <dc:date>2019-03-04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28" office:value-type="float" office:value="0.5">
            <office:annotation draw:style-name="gr2" draw:text-style-name="P4" svg:width="1.1413in" svg:height="0.5457in" svg:x="4.472in" svg:y="0.1114in" draw:caption-point-x="-0.2402in" draw:caption-point-y="0.6067in">
              <dc:date>2019-03-05T00:00:00</dc:date>
              <text:p text:style-name="P4"><text:span text:style-name="T4">Sinh hoạt công dân cuối khóa, off sáng</text:span></text:p>
            </office:annotation>
            <text:p>0.5</text:p>
          </table:table-cell>
          <table:table-cell table:style-name="ce128" office:value-type="float" office:value="0">
            <office:annotation draw:style-name="gr4" draw:text-style-name="P4" svg:width="1.1413in" svg:height="0.3902in" svg:x="4.9287in" svg:y="0.1118in" draw:caption-point-x="-0.2402in" draw:caption-point-y="0.6063in">
              <dc:date>2019-03-06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7.7988in" svg:y="0.1142in" draw:caption-point-x="-0.2402in" draw:caption-point-y="0.6039in">
              <dc:date>2019-03-12T00:00:00</dc:date>
              <text:p text:style-name="P4"><text:span text:style-name="T4"><text:s/></text:span><text:span text:style-name="T4">ngủ quên, 9h05 đến cty</text:span></text:p>
            </office:annotation>
            <text:p>0</text:p>
          </table:table-cell>
          <table:table-cell table:style-name="ce128" office:value-type="float" office:value="0.5">
            <office:annotation draw:style-name="gr6" draw:text-style-name="P4" svg:width="1.1413in" svg:height="0.2634in" svg:x="8.2878in" svg:y="0.115in" draw:caption-point-x="-0.2402in" draw:caption-point-y="0.6031in">
              <dc:date>2019-03-14T00:00:00</dc:date>
              <text:p text:style-name="P4"><text:span text:style-name="T4">Đi học, off sáng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10.6358in" svg:y="0.1157in" draw:caption-point-x="-0.2402in" draw:caption-point-y="0.6024in">
              <dc:date>2019-03-19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4" svg:width="1.1413in" svg:height="0.2634in" svg:x="11.5492in" svg:y="0.1736in" draw:caption-point-x="-0.2402in" draw:caption-point-y="0.5445in">
              <dc:date>2019-03-14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4622in" svg:y="0.1177in" draw:caption-point-x="-0.2402in" draw:caption-point-y="0.6004in">
              <dc:date>2019-03-22T00:00:00</dc:date>
              <text:p text:style-name="P4"><text:span text:style-name="T4">ngủ quên, 8h46 đến cty</text:span></text:p>
            </office:annotation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3" draw:text-style-name="P4" svg:width="1.1413in" svg:height="0.7012in" svg:x="14.7457in" svg:y="0.1185in" draw:caption-point-x="-0.2402in" draw:caption-point-y="0.5996in">
              <dc:date>2019-03-27T00:00:00</dc:date>
              <text:p text:style-name="P4"><text:span text:style-name="T4">đi học theo plan (10h13 đến cty KSK → tính off sáng)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5.6587in" svg:y="0.1197in" draw:caption-point-x="-0.2402in" draw:caption-point-y="0.5984in">
              <dc:date>2019-03-29T00:00:00</dc:date>
              <text:p text:style-name="P4"><text:span text:style-name="T4">kẹt xe, 8h32 đến cty</text:span></text:p>
            </office:annotation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122" table:formula="of:=SUM([.D5:.AH5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12.4622in" svg:y="0.3654in" draw:caption-point-x="-0.2402in" draw:caption-point-y="0.6004in">
              <dc:date>2019-03-22T00:00:00</dc:date>
              <text:p text:style-name="P4"><text:span text:style-name="T4">Về thăm ông đột xuất</text:span></text:p>
            </office:annotation>
            <text:p>1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122" table:formula="of:=SUM([.D6:.AH6])" office:value-type="float" office:value="2.5">
            <text:p>2.5</text:p>
          </table:table-cell>
          <table:table-cell table:style-name="ce128" office:value-type="float" office:value="0">
            <office:annotation draw:style-name="gr4" draw:text-style-name="P4" svg:width="1.1413in" svg:height="0.3902in" svg:x="2.6457in" svg:y="0.6055in" draw:caption-point-x="-0.2402in" draw:caption-point-y="0.6079in">
              <dc:date>2019-03-01T00:00:00</dc:date>
              <text:p text:style-name="P4"><text:span text:style-name="T4">Dậy muôn, 8h37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4" draw:text-style-name="P4" svg:width="1.1413in" svg:height="0.3902in" svg:x="4.0157in" svg:y="0.6063in" draw:caption-point-x="-0.2402in" draw:caption-point-y="0.6071in">
              <dc:date>2019-03-04T00:00:00</dc:date>
              <text:p text:style-name="P4"><text:span text:style-name="T4">Chăm sóc mẹ. Off sáng</text:span></text:p>
            </office:annotation>
            <text:p>0.5</text:p>
          </table:table-cell>
          <table:table-cell table:style-name="ce128" office:value-type="float" office:value="0.5">
            <office:annotation draw:style-name="gr4" draw:text-style-name="P4" svg:width="1.1413in" svg:height="0.3902in" svg:x="4.472in" svg:y="0.6063in" draw:caption-point-x="-0.2402in" draw:caption-point-y="0.6071in">
              <dc:date>2019-03-04T00:00:00</dc:date>
              <text:p text:style-name="P4"><text:span text:style-name="T4">Chăm sóc mẹ. Off sáng</text:span></text:p>
            </office:annotation>
            <text:p>0.5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3" draw:text-style-name="P4" svg:width="1.1413in" svg:height="0.7012in" svg:x="7.7988in" svg:y="0.6094in" draw:caption-point-x="-0.2402in" draw:caption-point-y="0.6039in">
              <dc:date>2019-03-12T00:00:00</dc:date>
              <text:p text:style-name="P4"><text:span text:style-name="T4">Đau đầu, xin đi trễ, 11h35 đến cty → tính off sáng</text:span></text:p>
            </office:annotation>
            <text:p>0.5</text:p>
          </table:table-cell>
          <table:table-cell table:style-name="ce128" office:value-type="float" office:value="0">
            <office:annotation draw:style-name="gr4" draw:text-style-name="P4" svg:width="1.1413in" svg:height="0.3902in" svg:x="8.2878in" svg:y="0.6102in" draw:caption-point-x="-0.2402in" draw:caption-point-y="0.6031in">
              <dc:date>2019-03-14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2" draw:text-style-name="P4" svg:width="1.1413in" svg:height="0.5457in" svg:x="10.6358in" svg:y="0.611in" draw:caption-point-x="-0.2402in" draw:caption-point-y="0.6024in">
              <dc:date>2019-03-19T00:00:00</dc:date>
              <text:p text:style-name="P4"><text:span text:style-name="T4">ngủ dậy trễ + kẹt xe, 8h42 đến cty</text:span></text:p>
              <text:p text:style-name="P4"><text:span text:style-name="T4"/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5492in" svg:y="0.6114in" draw:caption-point-x="-0.2402in" draw:caption-point-y="0.602in">
              <dc:date>2019-03-20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2.4622in" svg:y="0.613in" draw:caption-point-x="-0.2402in" draw:caption-point-y="0.6004in">
              <dc:date>2019-03-22T00:00:00</dc:date>
              <text:p text:style-name="P4"><text:span text:style-name="T4">Chăm sóc mẹ, off sáng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0.5">
            <office:annotation draw:style-name="gr2" draw:text-style-name="P4" svg:width="1.1413in" svg:height="0.5457in" svg:x="13.8323in" svg:y="0.6134in" draw:caption-point-x="-0.2402in" draw:caption-point-y="0.6in">
              <dc:date>2019-03-25T00:00:00</dc:date>
              <text:p text:style-name="P4"><text:span text:style-name="T4"><text:s/></text:span><text:span text:style-name="T4">đau đầu, xin đi trễ,1h26 đến cty → tính off sáng</text:span></text:p>
            </office:annotation>
            <text:p>0.5</text:p>
          </table:table-cell>
          <table:table-cell table:style-name="ce128" office:value-type="float" office:value="0">
            <office:annotation draw:style-name="gr4" draw:text-style-name="P4" svg:width="1.1413in" svg:height="0.3902in" svg:x="14.289in" svg:y="0.6138in" draw:caption-point-x="-0.2402in" draw:caption-point-y="0.5996in">
              <dc:date>2019-03-27T00:00:00</dc:date>
              <text:p text:style-name="P4"><text:span text:style-name="T4">kẹt xe, 8h43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5.202in" svg:y="0.6142in" draw:caption-point-x="-0.2402in" draw:caption-point-y="0.5992in">
              <dc:date>2019-03-28T00:00:00</dc:date>
              <text:p text:style-name="P4"><text:span text:style-name="T4">dậy muộn, 8h45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122" table:formula="of:=SUM([.D7:.AH7])" office:value-type="float" office:value="0.5"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0059in" svg:y="0.8602in" draw:caption-point-x="-0.2402in" draw:caption-point-y="0.6008in">
              <dc:date>2019-03-21T00:00:00</dc:date>
              <text:p text:style-name="P4"><text:span text:style-name="T4">Xin đi trễ, 9h28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3" draw:text-style-name="P4" svg:width="1.1413in" svg:height="0.7012in" svg:x="14.7457in" svg:y="0.8614in" draw:caption-point-x="-0.2402in" draw:caption-point-y="0.5996in">
              <dc:date>2019-04-02T00:00:00</dc:date>
              <text:p text:style-name="P4"><text:span text:style-name="T4">Làm remote buổi sáng → đã làm đủ số giờ</text:span></text:p>
              <text:p text:style-name="P4"><text:span text:style-name="T4">Off chiều về quê</text:span></text:p>
            </office:annotation>
            <text:p>0.5</text:p>
          </table:table-cell>
          <table:table-cell table:style-name="ce128" office:value-type="float" office:value="0">
            <office:annotation draw:style-name="gr3" draw:text-style-name="P4" svg:width="1.1413in" svg:height="0.7012in" svg:x="15.202in" svg:y="0.8614in" draw:caption-point-x="-0.2402in" draw:caption-point-y="0.5996in">
              <dc:date>2019-04-02T00:00:00</dc:date>
              <text:p text:style-name="P4"><text:span text:style-name="T4">Đám cưới → chấm công theo chính sách cưới hỏi</text:span></text:p>
            </office:annotation>
            <text:p>0</text:p>
          </table:table-cell>
          <table:table-cell table:style-name="ce128" office:value-type="float" office:value="0">
            <office:annotation draw:style-name="gr3" draw:text-style-name="P4" svg:width="1.1413in" svg:height="0.7012in" svg:x="15.6587in" svg:y="0.8614in" draw:caption-point-x="-0.2402in" draw:caption-point-y="0.5996in">
              <dc:date>2019-04-02T00:00:00</dc:date>
              <text:p text:style-name="P4"><text:span text:style-name="T4">Đám cưới → chấm công theo chính sách cưới hỏi</text:span></text:p>
            </office:annotation>
            <text:p>0</text:p>
          </table:table-cell>
          <table:table-cell table:style-name="ce128" table:number-columns-repeated="2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122" table:formula="of:=SUM([.D8:.AH8])" office:value-type="float" office:value="5">
            <text:p>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5.3854in" svg:y="1.1039in" draw:caption-point-x="-0.2402in" draw:caption-point-y="0.6047in">
              <dc:date>2019-03-08T00:00:00</dc:date>
              <text:p text:style-name="P4"><text:span text:style-name="T4">Về quê chăm sóc người thân</text:span></text:p>
            </office:annotation>
            <text:p>1</text:p>
          </table:table-cell>
          <table:table-cell table:style-name="ce128" office:value-type="float" office:value="1">
            <office:annotation draw:style-name="gr4" draw:text-style-name="P4" svg:width="1.1413in" svg:height="0.3902in" svg:x="5.8421in" svg:y="1.1039in" draw:caption-point-x="-0.2402in" draw:caption-point-y="0.6047in">
              <dc:date>2019-03-08T00:00:00</dc:date>
              <text:p text:style-name="P4"><text:span text:style-name="T4">Về quê chăm sóc người thân</text:span></text:p>
            </office:annotation>
            <text:p>1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12.0059in" svg:y="1.1079in" draw:caption-point-x="-0.2402in" draw:caption-point-y="0.6008in">
              <dc:date>2019-03-21T00:00:00</dc:date>
              <text:p text:style-name="P4"><text:span text:style-name="T4">Ba cấp cứu</text:span></text:p>
            </office:annotation>
            <text:p>1</text:p>
          </table:table-cell>
          <table:table-cell table:style-name="ce128" office:value-type="float" office:value="1">
            <office:annotation draw:style-name="gr6" draw:text-style-name="P4" svg:width="1.1413in" svg:height="0.2634in" svg:x="12.4622in" svg:y="1.1079in" draw:caption-point-x="-0.2402in" draw:caption-point-y="0.6008in">
              <dc:date>2019-03-21T00:00:00</dc:date>
              <text:p text:style-name="P4"><text:span text:style-name="T4">Ba cấp cứu</text:span></text:p>
            </office:annotation>
            <text:p>1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15.202in" svg:y="1.1094in" draw:caption-point-x="-0.2402in" draw:caption-point-y="0.5992in">
              <dc:date>2019-03-28T00:00:00</dc:date>
              <text:p text:style-name="P4"><text:span text:style-name="T4">Bị tiêu hóa</text:span></text:p>
            </office:annotation>
            <text:p>1</text:p>
          </table:table-cell>
          <table:table-cell table:style-name="ce128" office:value-type="float" office:value="0">
            <office:annotation draw:style-name="gr4" draw:text-style-name="P4" svg:width="1.1413in" svg:height="0.3902in" svg:x="15.6587in" svg:y="1.1102in" draw:caption-point-x="-0.2402in" draw:caption-point-y="0.5984in">
              <dc:date>2019-03-29T00:00:00</dc:date>
              <text:p text:style-name="P4"><text:span text:style-name="T4">bận việc, xin đi trễ, 9h25 đến cty</text:span></text:p>
            </office:annotation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">
            <text:p>6</text:p>
          </table:table-cell>
          <table:table-cell table:style-name="ce85" office:value-type="string">
            <text:p>DaiPD</text:p>
          </table:table-cell>
          <table:table-cell table:style-name="ce122" table:formula="of:=SUM([.D9:.AH9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1">
            <office:annotation draw:style-name="gr6" draw:text-style-name="P4" svg:width="1.1413in" svg:height="0.2634in" svg:x="13.8323in" svg:y="1.3567in" draw:caption-point-x="-0.2402in" draw:caption-point-y="0.6in">
              <dc:date>2019-03-25T00:00:00</dc:date>
              <text:p text:style-name="P4"><text:span text:style-name="T4">Bị bệnh</text:span></text:p>
            </office:annotation>
            <text:p>1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7">
            <text:p>7</text:p>
          </table:table-cell>
          <table:table-cell table:style-name="ce85" office:value-type="string">
            <text:p>DauDQ</text:p>
          </table:table-cell>
          <table:table-cell table:style-name="ce122" table:formula="of:=SUM([.D10:.AH10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8">
            <text:p>8</text:p>
          </table:table-cell>
          <table:table-cell table:style-name="ce55" office:value-type="string">
            <text:p>DuongDN</text:p>
          </table:table-cell>
          <table:table-cell table:style-name="ce122" table:formula="of:=SUM([.D11:.AH11])" office:value-type="float" office:value="1.5">
            <text:p>1.5</text:p>
          </table:table-cell>
          <table:table-cell table:style-name="ce128" office:value-type="float" office:value="1">
            <office:annotation draw:style-name="gr4" draw:text-style-name="P4" svg:width="1.1413in" svg:height="0.3902in" svg:x="2.6457in" svg:y="1.8441in" draw:caption-point-x="-0.2402in" draw:caption-point-y="0.6079in">
              <dc:date>2019-03-01T00:00:00</dc:date>
              <text:p text:style-name="P4"><text:span text:style-name="T4">Cúng thôi nôi con</text:span></text:p>
            </office:annotation>
            <text:p>1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5.3854in" svg:y="1.8472in" draw:caption-point-x="-0.2402in" draw:caption-point-y="0.6047in">
              <dc:date>2019-03-08T00:00:00</dc:date>
              <text:p text:style-name="P4"><text:span text:style-name="T4">Chăm bé, 8h45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8.2878in" svg:y="1.8488in" draw:caption-point-x="-0.2402in" draw:caption-point-y="0.6031in">
              <dc:date>2019-03-14T00:00:00</dc:date>
              <text:p text:style-name="P4"><text:span text:style-name="T4">chăm bé, 8h35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8" draw:text-style-name="P4" svg:width="1.1413in" svg:height="0.8567in" svg:x="13.8323in" svg:y="1.852in" draw:caption-point-x="-0.2402in" draw:caption-point-y="0.6in">
              <dc:date>2019-03-25T00:00:00</dc:date>
              <text:p text:style-name="P4"><text:span text:style-name="T4">Ghé bệnh viện thăm chị dâu sắp sanh, xđt, 10h04 đến cty → tính off sáng</text:span></text:p>
            </office:annotation>
            <text:p>0.5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9">
            <text:p>9</text:p>
          </table:table-cell>
          <table:table-cell table:style-name="ce55" office:value-type="string">
            <text:p>DuyNM</text:p>
          </table:table-cell>
          <table:table-cell table:style-name="ce122" table:formula="of:=SUM([.D12:.AH12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4.0157in" svg:y="2.0925in" draw:caption-point-x="-0.2402in" draw:caption-point-y="0.6071in">
              <dc:date>2019-03-04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0">
            <text:p>10</text:p>
          </table:table-cell>
          <table:table-cell table:style-name="ce55" office:value-type="string">
            <text:p>DuyenLT</text:p>
          </table:table-cell>
          <table:table-cell table:style-name="ce122" table:formula="of:=SUM([.D13:.AH13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0">
            <office:annotation draw:style-name="gr3" draw:text-style-name="P4" svg:width="1.1413in" svg:height="0.7012in" svg:x="15.6587in" svg:y="2.3496in" draw:caption-point-x="-0.2402in" draw:caption-point-y="0.5976in">
              <dc:date>2019-04-01T00:00:00</dc:date>
              <text:p text:style-name="P4"><text:span text:style-name="T4">Bận việc cá nhân, 4h30 rời cty → đã bù đủ giờ</text:span></text:p>
            </office:annotation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1">
            <text:p>11</text:p>
          </table:table-cell>
          <table:table-cell table:style-name="ce55" office:value-type="string">
            <text:p>GiauNV</text:p>
          </table:table-cell>
          <table:table-cell table:style-name="ce122" table:formula="of:=SUM([.D14:.AH14])" office:value-type="float" office:value="5.5">
            <text:p>5.5</text:p>
          </table:table-cell>
          <table:table-cell table:style-name="ce128" office:value-type="float" office:value="1">
            <office:annotation draw:style-name="gr4" draw:text-style-name="P4" svg:width="1.1413in" svg:height="0.3902in" svg:x="2.6457in" svg:y="2.587in" draw:caption-point-x="-0.2402in" draw:caption-point-y="0.6079in">
              <dc:date>2019-03-01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2" draw:text-style-name="P4" svg:width="1.1413in" svg:height="0.5457in" svg:x="7.3094in" svg:y="2.5906in" draw:caption-point-x="-0.2402in" draw:caption-point-y="0.6043in">
              <dc:date>2019-03-11T00:00:00</dc:date>
              <text:p text:style-name="P4"><text:span text:style-name="T4">bận việc với người thân, xin off chiều</text:span></text:p>
            </office:annotation>
            <text:p>0.5</text:p>
          </table:table-cell>
          <table:table-cell table:style-name="ce128" office:value-type="float" office:value="0.5">
            <office:annotation draw:style-name="gr4" draw:text-style-name="P4" svg:width="1.1413in" svg:height="0.3902in" svg:x="7.7988in" svg:y="2.5909in" draw:caption-point-x="-0.2402in" draw:caption-point-y="0.6039in">
              <dc:date>2019-03-12T00:00:00</dc:date>
              <text:p text:style-name="P4"><text:span text:style-name="T4">Không khỏe, off sáng</text:span></text:p>
            </office:annotation>
            <text:p>0.5</text:p>
          </table:table-cell>
          <table:table-cell table:style-name="ce128" office:value-type="float" office:value="1">
            <office:annotation draw:style-name="gr4" draw:text-style-name="P4" svg:width="1.1413in" svg:height="0.3902in" svg:x="8.2878in" svg:y="2.5917in" draw:caption-point-x="-0.2402in" draw:caption-point-y="0.6031in">
              <dc:date>2019-03-14T00:00:00</dc:date>
              <text:p text:style-name="P4"><text:span text:style-name="T4">Chấn thương cổ chân</text:span></text:p>
            </office:annotation>
            <text:p>1</text:p>
          </table:table-cell>
          <table:table-cell table:style-name="ce128" office:value-type="float" office:value="1">
            <office:annotation draw:style-name="gr4" draw:text-style-name="P4" svg:width="1.1413in" svg:height="0.3902in" svg:x="8.7768in" svg:y="2.5917in" draw:caption-point-x="-0.2402in" draw:caption-point-y="0.6031in">
              <dc:date>2019-03-14T00:00:00</dc:date>
              <text:p text:style-name="P4"><text:span text:style-name="T4">Chấn thương cổ chân</text:span></text:p>
            </office:annotation>
            <text:p>1</text:p>
          </table:table-cell>
          <table:table-cell table:style-name="ce128" office:value-type="float" office:value="0.5">
            <office:annotation draw:style-name="gr2" draw:text-style-name="P4" svg:width="1.1413in" svg:height="0.5457in" svg:x="9.2661in" svg:y="2.5921in" draw:caption-point-x="-0.2402in" draw:caption-point-y="0.6028in">
              <dc:date>2019-03-15T00:00:00</dc:date>
              <text:p text:style-name="P4"><text:span text:style-name="T4">chụp film cổ chân, xin off chiều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0">
            <office:annotation draw:style-name="gr2" draw:text-style-name="P4" svg:width="1.1413in" svg:height="0.5457in" svg:x="10.6358in" svg:y="2.5925in" draw:caption-point-x="-0.2402in" draw:caption-point-y="0.6024in">
              <dc:date>2019-03-19T00:00:00</dc:date>
              <text:p text:style-name="P4"><text:span text:style-name="T4">chân đau, xin đi trễ, 9h03 đến cty</text:span></text:p>
              <text:p text:style-name="P4"><text:span text:style-name="T4"/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0925in" svg:y="2.5925in" draw:caption-point-x="-0.2402in" draw:caption-point-y="0.6024in">
              <dc:date>2019-03-19T00:00:00</dc:date>
              <text:p text:style-name="P4"><text:span text:style-name="T4">chân đau, xin đi trễ, 9h07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12.0059in" svg:y="2.5941in" draw:caption-point-x="-0.2402in" draw:caption-point-y="0.6008in">
              <dc:date>2019-03-21T00:00:00</dc:date>
              <text:p text:style-name="P4"><text:span text:style-name="T4">Đi tái khám + thay bột</text:span></text:p>
            </office:annotation>
            <text:p>1</text:p>
          </table:table-cell>
          <table:table-cell table:style-name="ce128" office:value-type="float" office:value="0">
            <office:annotation draw:style-name="gr4" draw:text-style-name="P4" svg:width="1.1413in" svg:height="0.3902in" svg:x="12.4622in" svg:y="2.5945in" draw:caption-point-x="-0.2402in" draw:caption-point-y="0.6004in">
              <dc:date>2019-03-22T00:00:00</dc:date>
              <text:p text:style-name="P4"><text:span text:style-name="T4">Đau chân, xđt, 9h10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4.289in" svg:y="2.5953in" draw:caption-point-x="-0.2402in" draw:caption-point-y="0.5996in">
              <dc:date>2019-04-01T00:00:00</dc:date>
              <text:p text:style-name="P4"><text:span text:style-name="T4">Làm remote → đã làm đủ số giờ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15.202in" svg:y="2.5957in" draw:caption-point-x="-0.2402in" draw:caption-point-y="0.5992in">
              <dc:date>2019-03-28T00:00:00</dc:date>
              <text:p text:style-name="P4"><text:span text:style-name="T4">Đi trễ theo plan, 9h10 đến cty</text:span></text:p>
              <text:p text:style-name="P4"><text:span text:style-name="T4"/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5.6587in" svg:y="2.5953in" draw:caption-point-x="-0.2402in" draw:caption-point-y="0.5996in">
              <dc:date>2019-04-01T00:00:00</dc:date>
              <text:p text:style-name="P4"><text:span text:style-name="T4">Làm remote → đã làm đủ số giờ</text:span></text:p>
            </office:annotation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2">
            <text:p>12</text:p>
          </table:table-cell>
          <table:table-cell table:style-name="ce86" office:value-type="string">
            <text:p>HaTH</text:p>
          </table:table-cell>
          <table:table-cell table:style-name="ce122" table:formula="of:=SUM([.D15:.AH15])" office:value-type="float" office:value="0.5"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4" draw:text-style-name="P4" svg:width="1.1413in" svg:height="0.3902in" svg:x="4.0157in" svg:y="2.8354in" draw:caption-point-x="-0.2402in" draw:caption-point-y="0.6071in">
              <dc:date>2019-03-04T00:00:00</dc:date>
              <text:p text:style-name="P4"><text:span text:style-name="T4">Việc cá nhân, off chiều</text:span></text:p>
            </office:annotation>
            <text:p>0.5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3">
            <text:p>13</text:p>
          </table:table-cell>
          <table:table-cell table:style-name="ce55" office:value-type="string">
            <text:p>HaVS</text:p>
          </table:table-cell>
          <table:table-cell table:style-name="ce122" table:formula="of:=SUM([.D16:.AH16])" office:value-type="float" office:value="4.5">
            <text:p>4.5</text:p>
          </table:table-cell>
          <table:table-cell table:style-name="ce128" table:number-columns-repeated="10"/>
          <table:table-cell table:style-name="ce128" office:value-type="float" office:value="0.5">
            <office:annotation draw:style-name="gr6" draw:text-style-name="P1" svg:width="1.1413in" svg:height="0.2634in" svg:x="7.3094in" svg:y="3.0846in" draw:caption-point-x="-0.2402in" draw:caption-point-y="0.6055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1" svg:width="1.1413in" svg:height="0.2634in" svg:x="8.2878in" svg:y="3.0846in" draw:caption-point-x="-0.2402in" draw:caption-point-y="0.6055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1" svg:width="1.1413in" svg:height="0.2634in" svg:x="9.2661in" svg:y="3.0846in" draw:caption-point-x="-0.2402in" draw:caption-point-y="0.6055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10.6358in" svg:y="3.0831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1" svg:width="1.1413in" svg:height="0.2634in" svg:x="11.5492in" svg:y="3.0846in" draw:caption-point-x="-0.2402in" draw:caption-point-y="0.6055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3" draw:text-style-name="P4" svg:width="1.1413in" svg:height="0.7012in" svg:x="12.4622in" svg:y="3.0898in" draw:caption-point-x="-0.2402in" draw:caption-point-y="0.6004in">
              <dc:date>2019-03-22T00:00:00</dc:date>
              <text:p text:style-name="P4"><text:span text:style-name="T4">Khám tay off sáng + gặp thầy hướng dẫn , off chiều</text:span></text:p>
            </office:annotation>
            <text:p>1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13.8323in" svg:y="3.0831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4" svg:width="1.1413in" svg:height="0.2634in" svg:x="14.7457in" svg:y="3.0831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4">
            <text:p>14</text:p>
          </table:table-cell>
          <table:table-cell table:style-name="ce55" office:value-type="string">
            <text:p>HaiNM</text:p>
          </table:table-cell>
          <table:table-cell table:style-name="ce122" table:formula="of:=SUM([.D17:.AH17])" office:value-type="float" office:value="1">
            <text:p>1</text:p>
          </table:table-cell>
          <table:table-cell table:style-name="ce128" office:value-type="float" office:value="0">
            <office:annotation draw:style-name="gr10" draw:text-style-name="P4" svg:width="1.1413in" svg:height="1.0122in" svg:x="2.6457in" svg:y="3.3303in" draw:caption-point-x="-0.2402in" draw:caption-point-y="0.6079in">
              <dc:date>2019-04-01T00:00:00</dc:date>
              <text:p text:style-name="P4"><text:span text:style-name="T4">Lên trường họp lúc 2h25 → đã làm bù đủ số giờ</text:span></text:p>
              <text:p text:style-name="P4"><text:span text:style-name="T4"/></text:p>
            </office:annotation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4.9287in" svg:y="3.3319in" draw:caption-point-x="-0.2402in" draw:caption-point-y="0.6063in">
              <dc:date>2019-03-06T00:00:00</dc:date>
              <text:p text:style-name="P4"><text:span text:style-name="T4">Bận việc nhà, 8h44 đến cty</text:span></text:p>
            </office:annotation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5.3854in" svg:y="3.3335in" draw:caption-point-x="-0.2402in" draw:caption-point-y="0.6047in">
              <dc:date>2019-03-08T00:00:00</dc:date>
              <text:p text:style-name="P4"><text:span text:style-name="T4">Bận việc gđ, xin đi trễ, 9h08 đến cty</text:span></text:p>
            </office:annotation>
            <text:p>0</text:p>
          </table:table-cell>
          <table:table-cell table:style-name="ce128" office:value-type="float" office:value="0.5">
            <office:annotation draw:style-name="gr2" draw:text-style-name="P4" svg:width="1.1413in" svg:height="0.5457in" svg:x="5.8421in" svg:y="3.3406in" draw:caption-point-x="-0.2402in" draw:caption-point-y="0.5976in">
              <dc:date>2019-04-01T00:00:00</dc:date>
              <text:p text:style-name="P4"><text:span text:style-name="T4">Lên trường dự lễ, 10h49 đến cty → tính off sáng</text:span></text:p>
            </office:annotation>
            <text:p>0.5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8.2878in" svg:y="3.335in" draw:caption-point-x="-0.2402in" draw:caption-point-y="0.6031in">
              <dc:date>2019-03-14T00:00:00</dc:date>
              <text:p text:style-name="P4"><text:span text:style-name="T4">bận việc nhà, 8h41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9.2661in" svg:y="3.3358in" draw:caption-point-x="-0.2402in" draw:caption-point-y="0.6024in">
              <dc:date>2019-03-15T00:00:00</dc:date>
              <text:p text:style-name="P4"><text:span text:style-name="T4"><text:s/></text:span><text:span text:style-name="T4">bận việc nhà, 8h42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11.0925in" svg:y="3.3358in" draw:caption-point-x="-0.2402in" draw:caption-point-y="0.6024in">
              <dc:date>2019-03-19T00:00:00</dc:date>
              <text:p text:style-name="P4"><text:span text:style-name="T4"><text:s/></text:span><text:span text:style-name="T4">bận việc cá nhân, xin đi trễ, 9h`15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5492in" svg:y="3.3362in" draw:caption-point-x="-0.2402in" draw:caption-point-y="0.602in">
              <dc:date>2019-03-20T00:00:00</dc:date>
              <text:p text:style-name="P4"><text:span text:style-name="T4">bận việc nhà, 8h37 đến cty</text:span></text:p>
            </office:annotation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2.0059in" svg:y="3.3378in" draw:caption-point-x="-0.2402in" draw:caption-point-y="0.6004in">
              <dc:date>2019-03-21T00:00:00</dc:date>
              <text:p text:style-name="P4"><text:span text:style-name="T4">Họp ở trường, off sáng</text:span></text:p>
            </office:annotation>
            <text:p>0.5</text:p>
          </table:table-cell>
          <table:table-cell table:style-name="ce128" office:value-type="float" office:value="0">
            <office:annotation draw:style-name="gr4" draw:text-style-name="P4" svg:width="1.1413in" svg:height="0.3902in" svg:x="12.4622in" svg:y="3.3378in" draw:caption-point-x="-0.2402in" draw:caption-point-y="0.6004in">
              <dc:date>2019-03-22T00:00:00</dc:date>
              <text:p text:style-name="P4"><text:span text:style-name="T4">bận việc nhà, 8h43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14.289in" svg:y="3.3386in" draw:caption-point-x="-0.2402in" draw:caption-point-y="0.5996in">
              <dc:date>2019-03-27T00:00:00</dc:date>
              <text:p text:style-name="P4"><text:span text:style-name="T4"><text:s/></text:span><text:span text:style-name="T4">em bé bị sốt, xin đi trễ, 9h33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10" draw:text-style-name="P4" svg:width="1.1413in" svg:height="1.0122in" svg:x="15.202in" svg:y="3.339in" draw:caption-point-x="-0.2402in" draw:caption-point-y="0.5992in">
              <dc:date>2019-03-29T00:00:00</dc:date>
              <text:p text:style-name="P4"><text:span text:style-name="T4">Bận việc nhà, 9h05 đến cty</text:span></text:p>
              <text:p text:style-name="P4"><text:span text:style-name="T4">Có việc ở trường, 2h15 đến cty → đã làm bù đủ số giờ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5">
            <text:p>15</text:p>
          </table:table-cell>
          <table:table-cell table:style-name="ce55" office:value-type="string">
            <text:p>HangDTT</text:p>
          </table:table-cell>
          <table:table-cell table:style-name="ce122" table:formula="of:=SUM([.D18:.AH18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14.289in" svg:y="3.5862in" draw:caption-point-x="-0.2402in" draw:caption-point-y="0.5996in">
              <dc:date>2019-03-27T00:00:00</dc:date>
              <text:p text:style-name="P4"><text:span text:style-name="T4">đau đầu, mệt, xin đi trễ, 8h50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15.202in" svg:y="3.5866in" draw:caption-point-x="-0.2402in" draw:caption-point-y="0.5992in">
              <dc:date>2019-03-28T00:00:00</dc:date>
              <text:p text:style-name="P4"><text:span text:style-name="T4">Đi khám bệnh</text:span></text:p>
            </office:annotation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6">
            <text:p>16</text:p>
          </table:table-cell>
          <table:table-cell table:style-name="ce55" office:value-type="string">
            <text:p>HanTTH</text:p>
          </table:table-cell>
          <table:table-cell table:style-name="ce122" table:formula="of:=SUM([.D19:.AH19])" office:value-type="float" office:value="2.5">
            <text:p>2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1.0925in" svg:y="3.8311in" draw:caption-point-x="-0.2402in" draw:caption-point-y="0.6024in">
              <dc:date>2019-03-19T00:00:00</dc:date>
              <text:p text:style-name="P4"><text:span text:style-name="T4">Đi khám bệnh, off sáng</text:span></text:p>
            </office:annotation>
            <text:p>0.5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15.202in" svg:y="3.8343in" draw:caption-point-x="-0.2402in" draw:caption-point-y="0.5992in">
              <dc:date>2019-03-28T00:00:00</dc:date>
              <text:p text:style-name="P4"><text:span text:style-name="T4">Đi du lịch</text:span></text:p>
            </office:annotation>
            <text:p>1</text:p>
          </table:table-cell>
          <table:table-cell table:style-name="ce128" office:value-type="float" office:value="1">
            <office:annotation draw:style-name="gr6" draw:text-style-name="P4" svg:width="1.1413in" svg:height="0.2634in" svg:x="15.6587in" svg:y="3.8343in" draw:caption-point-x="-0.2402in" draw:caption-point-y="0.5992in">
              <dc:date>2019-03-28T00:00:00</dc:date>
              <text:p text:style-name="P4"><text:span text:style-name="T4">Đi du lịch</text:span></text:p>
            </office:annotation>
            <text:p>1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7">
            <text:p>17</text:p>
          </table:table-cell>
          <table:table-cell table:style-name="ce55" office:value-type="string">
            <text:p>HienNV</text:p>
          </table:table-cell>
          <table:table-cell table:style-name="ce122" table:formula="of:=SUM([.D20:.AH20])" office:value-type="float" office:value="11.5">
            <text:p>11.5</text:p>
          </table:table-cell>
          <table:table-cell table:style-name="ce128" office:value-type="float" office:value="1">
            <text:p>1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4.472in" svg:y="4.0744in" draw:caption-point-x="-0.2402in" draw:caption-point-y="0.6067in">
              <dc:date>2019-03-05T00:00:00</dc:date>
              <text:p text:style-name="P4"><text:span text:style-name="T4">10h09 đến cty → tính off sáng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1">
            <text:p>1</text:p>
          </table:table-cell>
          <table:table-cell table:style-name="ce128" office:value-type="float" office:value="0.5">
            <office:annotation draw:style-name="gr4" draw:text-style-name="P4" svg:width="1.1413in" svg:height="0.3902in" svg:x="8.2878in" svg:y="4.0776in" draw:caption-point-x="-0.2402in" draw:caption-point-y="0.6035in">
              <dc:date>2019-03-13T00:00:00</dc:date>
              <text:p text:style-name="P4"><text:span text:style-name="T4">10h11 đến cty → tính off sáng</text:span></text:p>
            </office:annotation>
            <text:p>0.5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1">
            <text:p>1</text:p>
          </table:table-cell>
          <table:table-cell table:style-name="ce128" office:value-type="float" office:value="0.5">
            <office:annotation draw:style-name="gr6" draw:text-style-name="P4" svg:width="1.1413in" svg:height="0.2634in" svg:x="11.0925in" svg:y="4.0791in" draw:caption-point-x="-0.2402in" draw:caption-point-y="0.602in">
              <dc:date>2019-03-19T00:00:00</dc:date>
              <text:p text:style-name="P4"><text:span text:style-name="T4">Off sáng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text:p>1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8">
            <text:p>18</text:p>
          </table:table-cell>
          <table:table-cell table:style-name="ce55" office:value-type="string">
            <text:p>HieuNKT</text:p>
          </table:table-cell>
          <table:table-cell table:style-name="ce122" table:formula="of:=SUM([.D21:.AH21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14.289in" svg:y="4.3291in" draw:caption-point-x="-0.2402in" draw:caption-point-y="0.5996in">
              <dc:date>2019-03-27T00:00:00</dc:date>
              <text:p text:style-name="P4"><text:span text:style-name="T4">Bận việc gia đình</text:span></text:p>
            </office:annotation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9">
            <text:p>19</text:p>
          </table:table-cell>
          <table:table-cell table:style-name="ce55" office:value-type="string">
            <text:p>HueND</text:p>
          </table:table-cell>
          <table:table-cell table:style-name="ce122" table:formula="of:=SUM([.D22:.AH22])" office:value-type="float" office:value="4">
            <text:p>4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4.0157in" svg:y="4.569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4" svg:width="1.1413in" svg:height="0.2634in" svg:x="5.3854in" svg:y="4.5693in" draw:caption-point-x="-0.2402in" draw:caption-point-y="0.6071in">
              <dc:date>2019-03-06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7.3094in" svg:y="4.569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4" svg:width="1.1413in" svg:height="0.2634in" svg:x="8.2878in" svg:y="4.569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28" office:value-type="float" office:value="0">
            <office:annotation draw:style-name="gr4" draw:text-style-name="P4" svg:width="1.1413in" svg:height="0.3902in" svg:x="8.7768in" svg:y="4.5732in" draw:caption-point-x="-0.2402in" draw:caption-point-y="0.6031in">
              <dc:date>2019-03-1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10.6358in" svg:y="4.569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2" draw:text-style-name="P1" svg:width="1.1413in" svg:height="0.5457in" svg:x="12.0059in" svg:y="4.5709in" draw:caption-point-x="-0.2402in" draw:caption-point-y="0.6055in">
              <dc:date>2019-03-21T00:00:00</dc:date>
              <text:p text:style-name="P1"><text:span text:style-name="T1">kẹt xe, 8h36 đến cty</text:span></text:p>
              <text:p text:style-name="P1"><text:span text:style-name="T1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13.8323in" svg:y="4.569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4" svg:width="1.1413in" svg:height="0.2634in" svg:x="14.7457in" svg:y="4.569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0">
            <text:p>20</text:p>
          </table:table-cell>
          <table:table-cell table:style-name="ce55" office:value-type="string">
            <text:p>HungLV</text:p>
          </table:table-cell>
          <table:table-cell table:style-name="ce122" table:formula="of:=SUM([.D23:.AH23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1">
            <text:p>21</text:p>
          </table:table-cell>
          <table:table-cell table:style-name="ce55" office:value-type="string">
            <text:p>HungPN</text:p>
          </table:table-cell>
          <table:table-cell table:style-name="ce122" table:formula="of:=SUM([.D24:.AH24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5.8421in" svg:y="5.074in" draw:caption-point-x="-0.2402in" draw:caption-point-y="0.5976in">
              <dc:date>2019-04-01T00:00:00</dc:date>
              <text:p text:style-name="P4"><text:span text:style-name="T4">Bận việc gia đình</text:span></text:p>
            </office:annotation>
            <text:p>1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0925in" svg:y="5.0693in" draw:caption-point-x="-0.2402in" draw:caption-point-y="0.6024in">
              <dc:date>2019-03-19T00:00:00</dc:date>
              <text:p text:style-name="P4"><text:span text:style-name="T4">trúng gió, xin đi trễ, 8h45 đến cty</text:span></text:p>
            </office:annotation>
            <text:p>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2">
            <text:p>22</text:p>
          </table:table-cell>
          <table:table-cell table:style-name="ce55" office:value-type="string">
            <text:p>HuyNG</text:p>
          </table:table-cell>
          <table:table-cell table:style-name="ce122" table:formula="of:=SUM([.D25:.AH25])" office:value-type="float" office:value="1">
            <text:p>1</text:p>
          </table:table-cell>
          <table:table-cell table:style-name="ce128" office:value-type="float" office:value="0">
            <office:annotation draw:style-name="gr4" draw:text-style-name="P4" svg:width="1.1413in" svg:height="0.3902in" svg:x="2.6457in" svg:y="5.3114in" draw:caption-point-x="-0.2402in" draw:caption-point-y="0.6079in">
              <dc:date>2019-03-01T00:00:00</dc:date>
              <text:p text:style-name="P4"><text:span text:style-name="T4">Đau bụng, 8h38 đến cty</text:span></text:p>
            </office:annotation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4.9287in" svg:y="5.313in" draw:caption-point-x="-0.2402in" draw:caption-point-y="0.6063in">
              <dc:date>2019-03-06T00:00:00</dc:date>
              <text:p text:style-name="P4"><text:span text:style-name="T4">Làm giấy tờ, xin đi trễ, 9h10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5.3854in" svg:y="5.3146in" draw:caption-point-x="-0.2402in" draw:caption-point-y="0.6047in">
              <dc:date>2019-03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8.2878in" svg:y="5.3161in" draw:caption-point-x="-0.2402in" draw:caption-point-y="0.6031in">
              <dc:date>2019-03-14T00:00:00</dc:date>
              <text:p text:style-name="P4"><text:span text:style-name="T4">hư xe, xin đi trễ, 9h05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9.2661in" svg:y="5.3169in" draw:caption-point-x="-0.2402in" draw:caption-point-y="0.6024in">
              <dc:date>2019-03-15T00:00:00</dc:date>
              <text:p text:style-name="P4"><text:span text:style-name="T4">ngủ quên, 9h04 đến cty</text:span></text:p>
              <text:p text:style-name="P4"><text:span text:style-name="T4"/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10.6358in" svg:y="5.3169in" draw:caption-point-x="-0.2402in" draw:caption-point-y="0.6024in">
              <dc:date>2019-03-19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12.4622in" svg:y="5.3189in" draw:caption-point-x="-0.2402in" draw:caption-point-y="0.6004in">
              <dc:date>2019-03-22T00:00:00</dc:date>
              <text:p text:style-name="P4"><text:span text:style-name="T4">chờ sửa xe, xin đi trễ, 8h59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2" draw:text-style-name="P4" svg:width="1.1413in" svg:height="0.5457in" svg:x="13.8323in" svg:y="5.3193in" draw:caption-point-x="-0.2402in" draw:caption-point-y="0.6in">
              <dc:date>2019-03-25T00:00:00</dc:date>
              <text:p text:style-name="P4"><text:span text:style-name="T4">mệt + đau đầu, xin đi trễ, 9h10 đến cty</text:span></text:p>
            </office:annotation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14.289in" svg:y="5.3197in" draw:caption-point-x="-0.2402in" draw:caption-point-y="0.5996in">
              <dc:date>2019-03-27T00:00:00</dc:date>
              <text:p text:style-name="P4"><text:span text:style-name="T4">Về quê đám hỏi chị</text:span></text:p>
            </office:annotation>
            <text:p>1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5.6587in" svg:y="5.3209in" draw:caption-point-x="-0.2402in" draw:caption-point-y="0.5984in">
              <dc:date>2019-03-29T00:00:00</dc:date>
              <text:p text:style-name="P4"><text:span text:style-name="T4">đau bụng, xin đi trễ, 9h07 đến cty</text:span></text:p>
            </office:annotation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3">
            <text:p>23</text:p>
          </table:table-cell>
          <table:table-cell table:style-name="ce55" office:value-type="string">
            <text:p>KhangNHH</text:p>
          </table:table-cell>
          <table:table-cell table:style-name="ce122" table:formula="of:=SUM([.D26:.AH26])" office:value-type="float" office:value="2.5">
            <text:p>2.5</text:p>
          </table:table-cell>
          <table:table-cell table:style-name="ce128" office:value-type="float" office:value="0">
            <office:annotation draw:style-name="gr8" draw:text-style-name="P4" svg:width="1.1413in" svg:height="0.8567in" svg:x="2.6457in" svg:y="5.5626in" draw:caption-point-x="-0.2402in" draw:caption-point-y="0.6047in">
              <dc:date>2019-03-05T00:00:00</dc:date>
              <text:p text:style-name="P4"><text:span text:style-name="T4">bận việc riêng, xin về sớm 4h15, sẽ làm bù vào cuối tuần</text:span></text:p>
              <text:p text:style-name="P4"><text:span text:style-name="T4">→</text:span><text:span text:style-name="T4">đã bù đủ giờ</text:span></text:p>
            </office:annotation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1">
            <office:annotation draw:style-name="gr8" draw:text-style-name="P4" svg:width="1.1413in" svg:height="0.8567in" svg:x="5.8421in" svg:y="5.5622in" draw:caption-point-x="-0.2402in" draw:caption-point-y="0.6051in">
              <dc:date>2019-03-07T00:00:00</dc:date>
              <text:p text:style-name="P4"><text:span text:style-name="T4"><text:s/></text:span><text:span text:style-name="T4">Đi thăm người thân với gia đình.</text:span></text:p>
              <text:p text:style-name="P4"><text:span text:style-name="T4"/></text:p>
              <text:p text:style-name="P4"><text:span text:style-name="T4"/></text:p>
            </office:annotation>
            <text:p>1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1.5492in" svg:y="5.5654in" draw:caption-point-x="-0.2402in" draw:caption-point-y="0.602in">
              <dc:date>2019-03-20T00:00:00</dc:date>
              <text:p text:style-name="P4"><text:span text:style-name="T4">Bận việc nhà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15.6587in" svg:y="5.5681in" draw:caption-point-x="-0.2402in" draw:caption-point-y="0.5992in">
              <dc:date>2019-03-28T00:00:00</dc:date>
              <text:p text:style-name="P4"><text:span text:style-name="T4">Nhà có đám giỗ</text:span></text:p>
            </office:annotation>
            <text:p>1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4">
            <text:p>24</text:p>
          </table:table-cell>
          <table:table-cell table:style-name="ce55" office:value-type="string">
            <text:p>KhanhNN</text:p>
          </table:table-cell>
          <table:table-cell table:style-name="ce122" table:formula="of:=SUM([.D27:.AH27])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2.6457in" svg:y="5.8071in" draw:caption-point-x="-0.2402in" draw:caption-point-y="0.6079in">
              <dc:date>2019-03-01T00:00:00</dc:date>
              <text:p text:style-name="P4"><text:span text:style-name="T4">Thẻ xe có vấn đề, 8h37 đến cty</text:span></text:p>
            </office:annotation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4.9287in" svg:y="5.8087in" draw:caption-point-x="-0.2402in" draw:caption-point-y="0.6063in">
              <dc:date>2019-03-06T00:00:00</dc:date>
              <text:p text:style-name="P4"><text:span text:style-name="T4">Mệt, xin đi trễ, 9h44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5.3854in" svg:y="5.8102in" draw:caption-point-x="-0.2402in" draw:caption-point-y="0.6047in">
              <dc:date>2019-03-0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7.7988in" svg:y="5.811in" draw:caption-point-x="-0.2402in" draw:caption-point-y="0.6039in">
              <dc:date>2019-03-12T00:00:00</dc:date>
              <text:p text:style-name="P4"><text:span text:style-name="T4"><text:s/></text:span><text:span text:style-name="T4">ngủ quên, 9h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8.7768in" svg:y="5.8118in" draw:caption-point-x="-0.2402in" draw:caption-point-y="0.6031in">
              <dc:date>2019-03-14T00:00:00</dc:date>
              <text:p text:style-name="P4"><text:span text:style-name="T4">ngủ dậy muộn, 8h41 đến cty</text:span></text:p>
            </office:annotation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9.2661in" svg:y="5.8126in" draw:caption-point-x="-0.2402in" draw:caption-point-y="0.6024in">
              <dc:date>2019-03-15T00:00:00</dc:date>
              <text:p text:style-name="P4"><text:span text:style-name="T4">chờ người đến sửa nhà, 8h38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2" draw:text-style-name="P4" svg:width="1.1413in" svg:height="0.5457in" svg:x="10.6358in" svg:y="5.8126in" draw:caption-point-x="-0.2402in" draw:caption-point-y="0.6024in">
              <dc:date>2019-03-19T00:00:00</dc:date>
              <text:p text:style-name="P4"><text:span text:style-name="T4">ngủ quên, xin đi trễ, 9h05 đến cty</text:span></text:p>
              <text:p text:style-name="P4"><text:span text:style-name="T4"/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0925in" svg:y="5.8126in" draw:caption-point-x="-0.2402in" draw:caption-point-y="0.6024in">
              <dc:date>2019-03-19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5492in" svg:y="5.813in" draw:caption-point-x="-0.2402in" draw:caption-point-y="0.602in">
              <dc:date>2019-03-20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4.289in" svg:y="5.8154in" draw:caption-point-x="-0.2402in" draw:caption-point-y="0.5996in">
              <dc:date>2019-03-27T00:00:00</dc:date>
              <text:p text:style-name="P4"><text:span text:style-name="T4">kẹt xe, 8h39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8" draw:text-style-name="P4" svg:width="1.1413in" svg:height="0.8567in" svg:x="15.6587in" svg:y="5.8165in" draw:caption-point-x="-0.2402in" draw:caption-point-y="0.5984in">
              <dc:date>2019-03-29T00:00:00</dc:date>
              <text:p text:style-name="P4"><text:span text:style-name="T4">bận việc giấy tờ, xin đi trễ, khoảng 9h30 đến cty</text:span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5">
            <text:p>25</text:p>
          </table:table-cell>
          <table:table-cell table:style-name="ce55" office:value-type="string">
            <text:p>KhoaND</text:p>
          </table:table-cell>
          <table:table-cell table:style-name="ce122" table:formula="of:=SUM([.D28:.AH28])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2.6457in" svg:y="6.0547in" draw:caption-point-x="-0.2402in" draw:caption-point-y="0.6079in">
              <dc:date>2019-03-01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4.472in" svg:y="6.0559in" draw:caption-point-x="-0.2402in" draw:caption-point-y="0.6067in">
              <dc:date>2019-03-05T00:00:00</dc:date>
              <text:p text:style-name="P4"><text:span text:style-name="T4">Kẹt xe, 8h45 đến cty</text:span></text:p>
            </office:annotation>
            <text:p>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7.3094in" svg:y="6.0583in" draw:caption-point-x="-0.2402in" draw:caption-point-y="0.6043in">
              <dc:date>2019-03-11T00:00:00</dc:date>
              <text:p text:style-name="P4"><text:span text:style-name="T4">Kẹt xe, 8h39 đến cty</text:span></text:p>
            </office:annotation>
            <text:p>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9.2661in" svg:y="6.0602in" draw:caption-point-x="-0.2402in" draw:caption-point-y="0.6024in">
              <dc:date>2019-03-15T00:00:00</dc:date>
              <text:p text:style-name="P4"><text:span text:style-name="T4">kẹt xe, 8h42 đến cty</text:span></text:p>
            </office:annotation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5492in" svg:y="6.0606in" draw:caption-point-x="-0.2402in" draw:caption-point-y="0.602in">
              <dc:date>2019-03-20T00:00:00</dc:date>
              <text:p text:style-name="P4"><text:span text:style-name="T4">kẹt xe, 8h32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0059in" svg:y="6.0622in" draw:caption-point-x="-0.2402in" draw:caption-point-y="0.6004in">
              <dc:date>2019-03-21T00:00:00</dc:date>
              <text:p text:style-name="P4"><text:span text:style-name="T4">gủ quên, 8h50 vào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6">
            <text:p>26</text:p>
          </table:table-cell>
          <table:table-cell table:style-name="ce55" office:value-type="string">
            <text:p>KietNVT</text:p>
          </table:table-cell>
          <table:table-cell table:style-name="ce122" table:formula="of:=SUM([.D29:.AH29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4.0157in" svg:y="6.3031in" draw:caption-point-x="-0.2402in" draw:caption-point-y="0.6071in">
              <dc:date>2019-03-04T00:00:00</dc:date>
              <text:p text:style-name="P4"><text:span text:style-name="T4">Ghé ngân hàng, xđt, 8h58 đến cty</text:span></text:p>
            </office:annotation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4.472in" svg:y="6.3035in" draw:caption-point-x="-0.2402in" draw:caption-point-y="0.6067in">
              <dc:date>2019-03-05T00:00:00</dc:date>
              <text:p text:style-name="P4"><text:span text:style-name="T4">Bận việc, xin về sớm, 4h30 về → confirm làm bù</text:span></text:p>
            </office:annotation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4.9287in" svg:y="6.3039in" draw:caption-point-x="-0.2402in" draw:caption-point-y="0.6063in">
              <dc:date>2019-03-06T00:00:00</dc:date>
              <text:p text:style-name="P4"><text:span text:style-name="T4">Về quê đám cưới em trai</text:span></text:p>
            </office:annotation>
            <text:p>1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7">
            <text:p>27</text:p>
          </table:table-cell>
          <table:table-cell table:style-name="ce55" office:value-type="string">
            <text:p>LinhBT</text:p>
          </table:table-cell>
          <table:table-cell table:style-name="ce122" table:formula="of:=SUM([.D30:.AH30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8">
            <text:p>28</text:p>
          </table:table-cell>
          <table:table-cell table:style-name="ce55" office:value-type="string">
            <text:p>LongDD</text:p>
          </table:table-cell>
          <table:table-cell table:style-name="ce122" table:formula="of:=SUM([.D31:.AH31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4.0157in" svg:y="6.7984in" draw:caption-point-x="-0.2402in" draw:caption-point-y="0.6071in">
              <dc:date>2019-03-04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0">
            <office:annotation draw:style-name="gr10" draw:text-style-name="P4" svg:width="1.1413in" svg:height="1.0122in" svg:x="15.6587in" svg:y="6.8071in" draw:caption-point-x="-0.2402in" draw:caption-point-y="0.5984in">
              <dc:date>2019-04-08T00:00:00</dc:date>
              <text:p text:style-name="P4"><text:span text:style-name="T4">kẹt xe, 8h32 đến cty</text:span></text:p>
              <text:p text:style-name="P4"><text:span text:style-name="T4">Về sớm lúc 3h15, làm bù sau → đã làm bù đủ giờ</text:span></text:p>
            </office:annotation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9">
            <text:p>29</text:p>
          </table:table-cell>
          <table:table-cell table:style-name="ce121" office:value-type="string">
            <text:p>MaiLT</text:p>
          </table:table-cell>
          <table:table-cell table:style-name="ce123" table:formula="of:=SUM([.D32:.AH32])" office:value-type="float" office:value="0">
            <text:p>0</text:p>
          </table:table-cell>
          <table:table-cell table:style-name="ce129" table:number-columns-repeated="31"/>
          <table:table-cell table:style-name="ce138" table:number-columns-repeated="949"/>
          <table:table-cell table:style-name="ce139" table:number-columns-repeated="41"/>
        </table:table-row>
        <table:table-row table:style-name="ro11">
          <table:table-cell table:style-name="ce82" office:value-type="float" office:value="30">
            <text:p>30</text:p>
          </table:table-cell>
          <table:table-cell table:style-name="ce55" office:value-type="string">
            <text:p>ManhNB</text:p>
          </table:table-cell>
          <table:table-cell table:style-name="ce122" table:formula="of:=SUM([.D33:.AH33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4.0157in" svg:y="7.2937in" draw:caption-point-x="-0.2402in" draw:caption-point-y="0.6071in">
              <dc:date>2019-03-04T00:00:00</dc:date>
              <text:p text:style-name="P4"><text:span text:style-name="T4">Dậy muộn, 9h22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5.3854in" svg:y="7.2961in" draw:caption-point-x="-0.2402in" draw:caption-point-y="0.6047in">
              <dc:date>2019-03-08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7.3094in" svg:y="7.2965in" draw:caption-point-x="-0.2402in" draw:caption-point-y="0.6043in">
              <dc:date>2019-03-11T00:00:00</dc:date>
              <text:p text:style-name="P4"><text:span text:style-name="T4">Đi gửi laptop, xđt, 8h57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7.7988in" svg:y="7.2969in" draw:caption-point-x="-0.2402in" draw:caption-point-y="0.6039in">
              <dc:date>2019-03-12T00:00:00</dc:date>
              <text:p text:style-name="P4"><text:span text:style-name="T4">dậy muộn, 8h49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8.7768in" svg:y="7.2976in" draw:caption-point-x="-0.2402in" draw:caption-point-y="0.6031in">
              <dc:date>2019-03-14T00:00:00</dc:date>
              <text:p text:style-name="P4"><text:span text:style-name="T4">ngủ dậy muộn, 8h39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9.2661in" svg:y="7.2984in" draw:caption-point-x="-0.2402in" draw:caption-point-y="0.6024in">
              <dc:date>2019-03-15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10.6358in" svg:y="7.2984in" draw:caption-point-x="-0.2402in" draw:caption-point-y="0.6024in">
              <dc:date>2019-03-19T00:00:00</dc:date>
              <text:p text:style-name="P4"><text:span text:style-name="T4">ngủ dậy muộn, 8h40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0925in" svg:y="7.2984in" draw:caption-point-x="-0.2402in" draw:caption-point-y="0.6024in">
              <dc:date>2019-03-19T00:00:00</dc:date>
              <text:p text:style-name="P4"><text:span text:style-name="T4">dậy muộn, 8h37 đến cty</text:span></text:p>
            </office:annotation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11.5492in" svg:y="7.2988in" draw:caption-point-x="-0.2402in" draw:caption-point-y="0.602in">
              <dc:date>2019-03-20T00:00:00</dc:date>
              <text:p text:style-name="P4"><text:span text:style-name="T4">ra sân bay đón bạn, xin đi trễ, 9h56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4622in" svg:y="7.3004in" draw:caption-point-x="-0.2402in" draw:caption-point-y="0.6004in">
              <dc:date>2019-03-22T00:00:00</dc:date>
              <text:p text:style-name="P4"><text:span text:style-name="T4">để quên đồ, 8h36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13.8323in" svg:y="7.3008in" draw:caption-point-x="-0.2402in" draw:caption-point-y="0.6in">
              <dc:date>2019-03-25T00:00:00</dc:date>
              <text:p text:style-name="P4"><text:span text:style-name="T4">ngủ quên, 8h53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5.202in" svg:y="7.3016in" draw:caption-point-x="-0.2402in" draw:caption-point-y="0.5992in">
              <dc:date>2019-03-28T00:00:00</dc:date>
              <text:p text:style-name="P4"><text:span text:style-name="T4">xe hư, xin đi trễ, 8h56 đến cty</text:span></text:p>
            </office:annotation>
            <text:p>0</text:p>
          </table:table-cell>
          <table:table-cell table:style-name="ce128" office:value-type="float" office:value="0.5">
            <office:annotation draw:style-name="gr3" draw:text-style-name="P4" svg:width="1.1413in" svg:height="0.7012in" svg:x="15.6587in" svg:y="7.3024in" draw:caption-point-x="-0.2402in" draw:caption-point-y="0.5984in">
              <dc:date>2019-03-29T00:00:00</dc:date>
              <text:p text:style-name="P4"><text:span text:style-name="T4">kẹt xe, 8h39 đến cty</text:span></text:p>
              <text:p text:style-name="P4"><text:span text:style-name="T4">Bận việc cá nhân, off chiều</text:span></text:p>
            </office:annotation>
            <text:p>0.5</text:p>
          </table:table-cell>
          <table:table-cell table:style-name="ce128" table:number-columns-repeated="2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31">
            <text:p>31</text:p>
          </table:table-cell>
          <table:table-cell table:style-name="ce55" office:value-type="string">
            <text:p>NamTH</text:p>
          </table:table-cell>
          <table:table-cell table:style-name="ce122" table:formula="of:=SUM([.D34:.AH34])" office:value-type="float" office:value="2.5">
            <text:p>2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5.3854in" svg:y="7.5437in" draw:caption-point-x="-0.2402in" draw:caption-point-y="0.6047in">
              <dc:date>2019-03-08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8.7768in" svg:y="7.5453in" draw:caption-point-x="-0.2402in" draw:caption-point-y="0.6031in">
              <dc:date>2019-03-14T00:00:00</dc:date>
              <text:p text:style-name="P4"><text:span text:style-name="T4">Đi du lịch</text:span></text:p>
            </office:annotation>
            <text:p>1</text:p>
          </table:table-cell>
          <table:table-cell table:style-name="ce128" office:value-type="float" office:value="1">
            <office:annotation draw:style-name="gr6" draw:text-style-name="P4" svg:width="1.1413in" svg:height="0.2634in" svg:x="9.2661in" svg:y="7.5453in" draw:caption-point-x="-0.2402in" draw:caption-point-y="0.6031in">
              <dc:date>2019-03-14T00:00:00</dc:date>
              <text:p text:style-name="P4"><text:span text:style-name="T4">Đi du lịch</text:span></text:p>
            </office:annotation>
            <text:p>1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4622in" svg:y="7.548in" draw:caption-point-x="-0.2402in" draw:caption-point-y="0.6004in">
              <dc:date>2019-03-22T00:00:00</dc:date>
              <text:p text:style-name="P4"><text:span text:style-name="T4">dậy trễ, 8h37 đến cty</text:span></text:p>
            </office:annotation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2">
            <text:p>32</text:p>
          </table:table-cell>
          <table:table-cell table:style-name="ce55" office:value-type="string">
            <text:p>NamTV</text:p>
          </table:table-cell>
          <table:table-cell table:style-name="ce122" table:formula="of:=SUM([.D35:.AH35])" office:value-type="float" office:value="1.5">
            <text:p>1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7.7988in" svg:y="7.7925in" draw:caption-point-x="-0.2402in" draw:caption-point-y="0.6039in">
              <dc:date>2019-03-12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8.2878in" svg:y="7.7933in" draw:caption-point-x="-0.2402in" draw:caption-point-y="0.6031in">
              <dc:date>2019-03-14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9.2661in" svg:y="7.7937in" draw:caption-point-x="-0.2402in" draw:caption-point-y="0.6028in">
              <dc:date>2019-03-15T00:00:00</dc:date>
              <text:p text:style-name="P4"><text:span text:style-name="T4">Bận việc giấy tờ ở quê</text:span></text:p>
            </office:annotation>
            <text:p>1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0059in" svg:y="7.7961in" draw:caption-point-x="-0.2402in" draw:caption-point-y="0.6004in">
              <dc:date>2019-03-21T00:00:00</dc:date>
              <text:p text:style-name="P4"><text:span text:style-name="T4">đưa con đi học, 8h44 vào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4622in" svg:y="7.7961in" draw:caption-point-x="-0.2402in" draw:caption-point-y="0.6004in">
              <dc:date>2019-03-22T00:00:00</dc:date>
              <text:p text:style-name="P4"><text:span text:style-name="T4">xe vợ hư, xin đi trễ, 8h50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4.289in" svg:y="7.7969in" draw:caption-point-x="-0.2402in" draw:caption-point-y="0.5996in">
              <dc:date>2019-03-27T00:00:00</dc:date>
              <text:p text:style-name="P4"><text:span text:style-name="T4"><text:s/></text:span><text:span text:style-name="T4">kẹt xe, 8h37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5.6587in" svg:y="7.7969in" draw:caption-point-x="-0.2402in" draw:caption-point-y="0.5996in">
              <dc:date>2019-03-27T00:00:00</dc:date>
              <text:p text:style-name="P4"><text:span text:style-name="T4">Xử lý việc giấy tờ, off chiều</text:span></text:p>
            </office:annotation>
            <text:p>0.5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3">
            <text:p>33</text:p>
          </table:table-cell>
          <table:table-cell table:style-name="ce55" office:value-type="string">
            <text:p>NhanHTH</text:p>
          </table:table-cell>
          <table:table-cell table:style-name="ce122" table:formula="of:=SUM([.D36:.AH36])" office:value-type="float" office:value="2">
            <text:p>2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2" draw:text-style-name="P4" svg:width="1.1413in" svg:height="0.5457in" svg:x="8.7768in" svg:y="8.0409in" draw:caption-point-x="-0.2402in" draw:caption-point-y="0.6031in">
              <dc:date>2019-03-14T00:00:00</dc:date>
              <text:p text:style-name="P4"><text:span text:style-name="T4">bận việc cá nhân đột xuất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2.0059in" svg:y="8.0437in" draw:caption-point-x="-0.2402in" draw:caption-point-y="0.6004in">
              <dc:date>2019-03-21T00:00:00</dc:date>
              <text:p text:style-name="P4"><text:span text:style-name="T4">Bận việc, off sáng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4" draw:text-style-name="P4" svg:width="1.1413in" svg:height="0.3902in" svg:x="13.8323in" svg:y="8.0441in" draw:caption-point-x="-0.2402in" draw:caption-point-y="0.6in">
              <dc:date>2019-03-25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5.202in" svg:y="8.0449in" draw:caption-point-x="-0.2402in" draw:caption-point-y="0.5992in">
              <dc:date>2019-03-28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4">
            <text:p>34</text:p>
          </table:table-cell>
          <table:table-cell table:style-name="ce55" office:value-type="string">
            <text:p>NhanNM</text:p>
          </table:table-cell>
          <table:table-cell table:style-name="ce122" table:formula="of:=SUM([.D37:.AH37])" office:value-type="float" office:value="2.5">
            <text:p>2.5</text:p>
          </table:table-cell>
          <table:table-cell table:style-name="ce128" office:value-type="float" office:value="1">
            <office:annotation draw:style-name="gr6" draw:text-style-name="P4" svg:width="1.1413in" svg:height="0.2634in" svg:x="2.6457in" svg:y="8.2839in" draw:caption-point-x="-0.2402in" draw:caption-point-y="0.6079in">
              <dc:date>2019-03-01T00:00:00</dc:date>
              <text:p text:style-name="P4"><text:span text:style-name="T4">Không khỏe</text:span></text:p>
            </office:annotation>
            <text:p>1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4.472in" svg:y="8.285in" draw:caption-point-x="-0.2402in" draw:caption-point-y="0.6067in">
              <dc:date>2019-03-05T00:00:00</dc:date>
              <text:p text:style-name="P4"><text:span text:style-name="T4">đi công chứng giấy tờ, xin đi trễ, 8h42 đến cty</text:span></text:p>
            </office:annotation>
            <text:p>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7.7988in" svg:y="8.2878in" draw:caption-point-x="-0.2402in" draw:caption-point-y="0.6039in">
              <dc:date>2019-03-12T00:00:00</dc:date>
              <text:p text:style-name="P4"><text:span text:style-name="T4">mệt, xin đi trễ, 9h57 đến cty</text:span></text:p>
            </office:annotation>
            <text:p>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0059in" svg:y="8.2909in" draw:caption-point-x="-0.2402in" draw:caption-point-y="0.6008in">
              <dc:date>2019-03-21T00:00:00</dc:date>
              <text:p text:style-name="P4"><text:span text:style-name="T4">Mệt, xin đi trễ, 9h35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4.289in" svg:y="8.2921in" draw:caption-point-x="-0.2402in" draw:caption-point-y="0.5996in">
              <dc:date>2019-03-27T00:00:00</dc:date>
              <text:p text:style-name="P4"><text:span text:style-name="T4">Bận việc gia đình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15.6587in" svg:y="8.2933in" draw:caption-point-x="-0.2402in" draw:caption-point-y="0.5984in">
              <dc:date>2019-03-29T00:00:00</dc:date>
              <text:p text:style-name="P4"><text:span text:style-name="T4">Bận việc riêng</text:span></text:p>
            </office:annotation>
            <text:p>1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5">
            <text:p>35</text:p>
          </table:table-cell>
          <table:table-cell table:style-name="ce55" office:value-type="string">
            <text:p>NhanPV</text:p>
          </table:table-cell>
          <table:table-cell table:style-name="ce122" table:formula="of:=SUM([.D38:.AH38])" office:value-type="float" office:value="0.5"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2" draw:text-style-name="P4" svg:width="1.1413in" svg:height="0.5457in" svg:x="13.8323in" svg:y="8.5437in" draw:caption-point-x="-0.2402in" draw:caption-point-y="0.5957in">
              <dc:date>2019-04-04T00:00:00</dc:date>
              <text:p text:style-name="P4"><text:span text:style-name="T4">Đi học, về sớm lúc 4h45 → đã làm bù đủ giờ</text:span></text:p>
            </office:annotation>
            <text:p>0</text:p>
          </table:table-cell>
          <table:table-cell table:style-name="ce128" office:value-type="float" office:value="0.5">
            <office:annotation draw:style-name="gr2" draw:text-style-name="P4" svg:width="1.1413in" svg:height="0.5457in" svg:x="14.289in" svg:y="8.5398in" draw:caption-point-x="-0.2402in" draw:caption-point-y="0.5996in">
              <dc:date>2019-03-27T00:00:00</dc:date>
              <text:p text:style-name="P4"><text:span text:style-name="T4">bận việc cá nhân, xin off chiều</text:span></text:p>
            </office:annotation>
            <text:p>0.5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6">
            <text:p>36</text:p>
          </table:table-cell>
          <table:table-cell table:style-name="ce55" office:value-type="string">
            <text:p>NhatNH</text:p>
          </table:table-cell>
          <table:table-cell table:style-name="ce122" table:formula="of:=SUM([.D39:.AH39])" office:value-type="float" office:value="3.5">
            <text:p>3.5</text:p>
          </table:table-cell>
          <table:table-cell table:style-name="ce128" office:value-type="float" office:value="1">
            <office:annotation draw:style-name="gr6" draw:text-style-name="P4" svg:width="1.1413in" svg:height="0.2634in" svg:x="2.6457in" svg:y="8.7791in" draw:caption-point-x="-0.2402in" draw:caption-point-y="0.6079in">
              <dc:date>2019-03-01T00:00:00</dc:date>
              <text:p text:style-name="P4"><text:span text:style-name="T4">Mệt</text:span></text:p>
            </office:annotation>
            <text:p>1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4.472in" svg:y="8.7803in" draw:caption-point-x="-0.2402in" draw:caption-point-y="0.6067in">
              <dc:date>2019-03-05T00:00:00</dc:date>
              <text:p text:style-name="P4"><text:span text:style-name="T4">Chở bạn ra sân bay, xin đi trễ, 9h22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4.9287in" svg:y="8.7807in" draw:caption-point-x="-0.2402in" draw:caption-point-y="0.6063in">
              <dc:date>2019-03-06T00:00:00</dc:date>
              <text:p text:style-name="P4"><text:span text:style-name="T4">Kẹt xe, xđt, 9h02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5.3854in" svg:y="8.7823in" draw:caption-point-x="-0.2402in" draw:caption-point-y="0.6047in">
              <dc:date>2019-03-08T00:00:00</dc:date>
              <text:p text:style-name="P4"><text:span text:style-name="T4">Ngủ quên, 9h02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7.3094in" svg:y="8.7827in" draw:caption-point-x="-0.2402in" draw:caption-point-y="0.6043in">
              <dc:date>2019-03-11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7.7988in" svg:y="8.7831in" draw:caption-point-x="-0.2402in" draw:caption-point-y="0.6039in">
              <dc:date>2019-03-12T00:00:00</dc:date>
              <text:p text:style-name="P4"><text:span text:style-name="T4">Bận việc, xđt, 9h15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8.7768in" svg:y="8.7839in" draw:caption-point-x="-0.2402in" draw:caption-point-y="0.6031in">
              <dc:date>2019-03-14T00:00:00</dc:date>
              <text:p text:style-name="P4"><text:span text:style-name="T4">Chở bạn gái đi khám mắt</text:span></text:p>
            </office:annotation>
            <text:p>1</text:p>
          </table:table-cell>
          <table:table-cell table:style-name="ce128" office:value-type="float" office:value="0">
            <office:annotation draw:style-name="gr4" draw:text-style-name="P4" svg:width="1.1413in" svg:height="0.3902in" svg:x="9.2661in" svg:y="8.7846in" draw:caption-point-x="-0.2402in" draw:caption-point-y="0.6024in">
              <dc:date>2019-03-15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2" draw:text-style-name="P4" svg:width="1.1413in" svg:height="0.5457in" svg:x="10.6358in" svg:y="8.7846in" draw:caption-point-x="-0.2402in" draw:caption-point-y="0.6024in">
              <dc:date>2019-03-19T00:00:00</dc:date>
              <text:p text:style-name="P4"><text:span text:style-name="T4"><text:s/></text:span><text:span text:style-name="T4">bị cảm, mệt, xin đi trễ, 9h30 đến cty</text:span></text:p>
            </office:annotation>
            <text:p>0</text:p>
          </table:table-cell>
          <table:table-cell table:style-name="ce128" office:value-type="float" office:value="0">
            <office:annotation draw:style-name="gr3" draw:text-style-name="P4" svg:width="1.1413in" svg:height="0.7012in" svg:x="11.0925in" svg:y="8.7846in" draw:caption-point-x="-0.2402in" draw:caption-point-y="0.6024in">
              <dc:date>2019-03-19T00:00:00</dc:date>
              <text:p text:style-name="P4"><text:span text:style-name="T4">kẹt xe, 8h52 đến cty</text:span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5492in" svg:y="8.785in" draw:caption-point-x="-0.2402in" draw:caption-point-y="0.602in">
              <dc:date>2019-03-20T00:00:00</dc:date>
              <text:p text:style-name="P4"><text:span text:style-name="T4"><text:s/></text:span><text:span text:style-name="T4">kẹt xe, 8h42 đến cty</text:span></text:p>
            </office:annotation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2.0059in" svg:y="8.7894in" draw:caption-point-x="-0.2402in" draw:caption-point-y="0.5976in">
              <dc:date>2019-04-01T00:00:00</dc:date>
              <text:p text:style-name="P4"><text:span text:style-name="T4">Đi khám bệnh, off sáng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14.289in" svg:y="8.7874in" draw:caption-point-x="-0.2402in" draw:caption-point-y="0.5996in">
              <dc:date>2019-03-27T00:00:00</dc:date>
              <text:p text:style-name="P4"><text:span text:style-name="T4">bận việc cá nhân, xin đi trễ, 9h20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3" draw:text-style-name="P4" svg:width="1.1413in" svg:height="0.7012in" svg:x="15.202in" svg:y="8.7894in" draw:caption-point-x="-0.2402in" draw:caption-point-y="0.5976in">
              <dc:date>2019-04-01T00:00:00</dc:date>
              <text:p text:style-name="P4"><text:span text:style-name="T4">Bận việc cá nhân đột xuất, xin off nguyên ngày</text:span></text:p>
            </office:annotation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7">
            <text:p>37</text:p>
          </table:table-cell>
          <table:table-cell table:style-name="ce55" office:value-type="string">
            <text:p>NhungLM</text:p>
          </table:table-cell>
          <table:table-cell table:style-name="ce122" table:formula="of:=SUM([.D40:.AH40])" office:value-type="float" office:value="5">
            <text:p>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1">
            <office:annotation draw:style-name="gr4" draw:text-style-name="P4" svg:width="1.1413in" svg:height="0.3902in" svg:x="7.3094in" svg:y="9.0303in" draw:caption-point-x="-0.2402in" draw:caption-point-y="0.6043in">
              <dc:date>2019-03-11T00:00:00</dc:date>
              <text:p text:style-name="P4"><text:span text:style-name="T4">Em bé bị tai nạn gãy chân</text:span></text:p>
            </office:annotation>
            <text:p>1</text:p>
          </table:table-cell>
          <table:table-cell table:style-name="ce128" office:value-type="float" office:value="1">
            <office:annotation draw:style-name="gr4" draw:text-style-name="P4" svg:width="1.1413in" svg:height="0.3902in" svg:x="7.7988in" svg:y="9.0303in" draw:caption-point-x="-0.2402in" draw:caption-point-y="0.6043in">
              <dc:date>2019-03-11T00:00:00</dc:date>
              <text:p text:style-name="P4"><text:span text:style-name="T4">Em bé bị tai nạn gãy chân</text:span></text:p>
            </office:annotation>
            <text:p>1</text:p>
          </table:table-cell>
          <table:table-cell table:style-name="ce128" office:value-type="float" office:value="1">
            <office:annotation draw:style-name="gr4" draw:text-style-name="P4" svg:width="1.1413in" svg:height="0.3902in" svg:x="8.2878in" svg:y="9.0303in" draw:caption-point-x="-0.2402in" draw:caption-point-y="0.6043in">
              <dc:date>2019-03-11T00:00:00</dc:date>
              <text:p text:style-name="P4"><text:span text:style-name="T4">Em bé bị tai nạn gãy chân</text:span></text:p>
            </office:annotation>
            <text:p>1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2" draw:text-style-name="P4" svg:width="1.1413in" svg:height="0.5457in" svg:x="10.6358in" svg:y="9.0386in" draw:caption-point-x="-0.2402in" draw:caption-point-y="0.5961in">
              <dc:date>2019-04-04T00:00:00</dc:date>
              <text:p text:style-name="P4"><text:span text:style-name="T4">chế độ thai sản 7h/ngày, về sớm lúc 4h15</text:span></text:p>
            </office:annotation>
            <text:p>0</text:p>
          </table:table-cell>
          <table:table-cell table:style-name="ce128" office:value-type="float" office:value="0.5">
            <office:annotation draw:style-name="gr8" draw:text-style-name="P4" svg:width="1.1413in" svg:height="0.8567in" svg:x="11.0925in" svg:y="9.0323in" draw:caption-point-x="-0.2402in" draw:caption-point-y="0.6024in">
              <dc:date>2019-04-04T00:00:00</dc:date>
              <text:p text:style-name="P4"><text:span text:style-name="T4">Chở con đi tái khám, off sáng</text:span></text:p>
              <text:p text:style-name="P4"><text:span text:style-name="T4">chế độ thai sản 7h/ngày, về sớm lúc 4h15</text:span></text:p>
            </office:annotation>
            <text:p>0.5</text:p>
          </table:table-cell>
          <table:table-cell table:style-name="ce128" office:value-type="float" office:value="0">
            <office:annotation draw:style-name="gr2" draw:text-style-name="P4" svg:width="1.1413in" svg:height="0.5457in" svg:x="11.5492in" svg:y="9.0386in" draw:caption-point-x="-0.2402in" draw:caption-point-y="0.5961in">
              <dc:date>2019-04-04T00:00:00</dc:date>
              <text:p text:style-name="P4"><text:span text:style-name="T4">chế độ thai sản 7h/ngày, về sớm lúc 4h15</text:span></text:p>
            </office:annotation>
            <text:p>0</text:p>
          </table:table-cell>
          <table:table-cell table:style-name="ce128" office:value-type="float" office:value="0">
            <office:annotation draw:style-name="gr10" draw:text-style-name="P4" svg:width="1.1413in" svg:height="1.0122in" svg:x="12.0059in" svg:y="9.0343in" draw:caption-point-x="-0.2402in" draw:caption-point-y="0.6004in">
              <dc:date>2019-04-04T00:00:00</dc:date>
              <text:p text:style-name="P4"><text:span text:style-name="T4">kẹt xe, 8h34 đến cty</text:span></text:p>
              <text:p text:style-name="P4"><text:span text:style-name="T4">chế độ thai sản 7h/ngày, về sớm 4h15</text:span></text:p>
              <text:p text:style-name="P4"><text:span text:style-name="T4"/></text:p>
            </office:annotation>
            <text:p>0</text:p>
          </table:table-cell>
          <table:table-cell table:style-name="ce128" office:value-type="float" office:value="0">
            <office:annotation draw:style-name="gr8" draw:text-style-name="P4" svg:width="1.1413in" svg:height="0.8567in" svg:x="12.4622in" svg:y="9.0343in" draw:caption-point-x="-0.2402in" draw:caption-point-y="0.6004in">
              <dc:date>2019-04-04T00:00:00</dc:date>
              <text:p text:style-name="P4"><text:span text:style-name="T4"><text:s/></text:span><text:span text:style-name="T4">kẹt xe, 8h38 đến cty</text:span></text:p>
              <text:p text:style-name="P4"><text:span text:style-name="T4">chế độ thai sản 7h/ngày, về sớm 4h15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8" draw:text-style-name="P4" svg:width="1.1413in" svg:height="0.8567in" svg:x="13.8323in" svg:y="9.0346in" draw:caption-point-x="-0.2402in" draw:caption-point-y="0.6in">
              <dc:date>2019-04-04T00:00:00</dc:date>
              <text:p text:style-name="P4"><text:span text:style-name="T4">hư xe, xin đi trễ, 8h53 đến </text:span></text:p>
              <text:p text:style-name="P4"><text:span text:style-name="T4">chế độ thai sản 7h/ngày, về sớm 4h15</text:span></text:p>
            </office:annotation>
            <text:p>0</text:p>
          </table:table-cell>
          <table:table-cell table:style-name="ce128" office:value-type="float" office:value="0">
            <office:annotation draw:style-name="gr10" draw:text-style-name="P4" svg:width="1.1413in" svg:height="1.0122in" svg:x="14.289in" svg:y="9.035in" draw:caption-point-x="-0.2402in" draw:caption-point-y="0.5996in">
              <dc:date>2019-04-23T00:00:00</dc:date>
              <text:p text:style-name="P4"><text:span text:style-name="T4">Khám thai + chishc ngừa</text:span></text:p>
              <text:p text:style-name="P4"><text:span text:style-name="T4">→ </text:span><text:span text:style-name="T4">chấm <text:s/>công theo chế độ thai sản</text:span></text:p>
              <text:p text:style-name="P4"><text:span text:style-name="T4"/></text:p>
            </office:annotation>
            <text:p>0</text:p>
          </table:table-cell>
          <table:table-cell table:style-name="ce128" office:value-type="float" office:value="0.5">
            <office:annotation draw:style-name="gr10" draw:text-style-name="P4" svg:width="1.1413in" svg:height="1.0122in" svg:x="14.7457in" svg:y="9.035in" draw:caption-point-x="-0.2402in" draw:caption-point-y="0.5996in">
              <dc:date>2019-04-04T00:00:00</dc:date>
              <text:p text:style-name="P4"><text:span text:style-name="T4">Chích ngừa từ 9h30 đến 11h36 → tính off sáng</text:span></text:p>
              <text:p text:style-name="P4"><text:span text:style-name="T4">chế độ thai sản 7h/ngày, về sớm 4h15</text:span></text:p>
            </office:annotation>
            <text:p>0.5</text:p>
          </table:table-cell>
          <table:table-cell table:style-name="ce128" office:value-type="float" office:value="0">
            <office:annotation draw:style-name="gr2" draw:text-style-name="P4" svg:width="1.1413in" svg:height="0.5457in" svg:x="15.202in" svg:y="9.0386in" draw:caption-point-x="-0.2402in" draw:caption-point-y="0.5961in">
              <dc:date>2019-04-04T00:00:00</dc:date>
              <text:p text:style-name="P4"><text:span text:style-name="T4">chế độ thai sản 7h/ngày, về sớm lúc 4h15</text:span></text:p>
            </office:annotation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15.6587in" svg:y="9.0362in" draw:caption-point-x="-0.2402in" draw:caption-point-y="0.5984in">
              <dc:date>2019-03-29T00:00:00</dc:date>
              <text:p text:style-name="P4"><text:span text:style-name="T4">Đau lưng</text:span></text:p>
            </office:annotation>
            <text:p>1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8">
            <text:p>38</text:p>
          </table:table-cell>
          <table:table-cell table:style-name="ce55" office:value-type="string">
            <text:p>NhuPHQ</text:p>
          </table:table-cell>
          <table:table-cell table:style-name="ce122" table:formula="of:=SUM([.D41:.AH41])" office:value-type="float" office:value="2.5">
            <text:p>2.5</text:p>
          </table:table-cell>
          <table:table-cell table:style-name="ce128" office:value-type="float" office:value="1">
            <office:annotation draw:style-name="gr6" draw:text-style-name="P4" svg:width="1.1413in" svg:height="0.2634in" svg:x="2.6457in" svg:y="9.2744in" draw:caption-point-x="-0.2402in" draw:caption-point-y="0.6079in">
              <dc:date>2019-03-01T00:00:00</dc:date>
              <text:p text:style-name="P4"><text:span text:style-name="T4">Đi du lịch</text:span></text:p>
            </office:annotation>
            <text:p>1</text:p>
          </table:table-cell>
          <table:table-cell table:style-name="ce128" table:number-columns-repeated="2"/>
          <table:table-cell table:style-name="ce128" office:value-type="float" office:value="1">
            <office:annotation draw:style-name="gr6" draw:text-style-name="P4" svg:width="1.1413in" svg:height="0.2634in" svg:x="4.0157in" svg:y="9.2744in" draw:caption-point-x="-0.2402in" draw:caption-point-y="0.6079in">
              <dc:date>2019-03-01T00:00:00</dc:date>
              <text:p text:style-name="P4"><text:span text:style-name="T4">Đi du lịch</text:span></text:p>
            </office:annotation>
            <text:p>1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4.9287in" svg:y="9.3335in" draw:caption-point-x="-0.2402in" draw:caption-point-y="0.5488in">
              <dc:date>2019-03-06T00:00:00</dc:date>
              <text:p text:style-name="P4"><text:span text:style-name="T4">Kẹt xe lửa, 8h38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5.3854in" svg:y="9.2776in" draw:caption-point-x="-0.2402in" draw:caption-point-y="0.6047in">
              <dc:date>2019-03-08T00:00:00</dc:date>
              <text:p text:style-name="P4"><text:span text:style-name="T4">Đau bụng, 8h38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7.3094in" svg:y="9.278in" draw:caption-point-x="-0.2402in" draw:caption-point-y="0.6043in">
              <dc:date>2019-03-11T00:00:00</dc:date>
              <text:p text:style-name="P4"><text:span text:style-name="T4">Kẹt xe lửa, 8h44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8.2878in" svg:y="9.2791in" draw:caption-point-x="-0.2402in" draw:caption-point-y="0.6031in">
              <dc:date>2019-03-14T00:00:00</dc:date>
              <text:p text:style-name="P4"><text:span text:style-name="T4">kẹt xe, 8h38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0059in" svg:y="9.2819in" draw:caption-point-x="-0.2402in" draw:caption-point-y="0.6004in">
              <dc:date>2019-03-21T00:00:00</dc:date>
              <text:p text:style-name="P4"><text:span text:style-name="T4">đau bụng, 8h38 đến cty</text:span></text:p>
            </office:annotation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2.4622in" svg:y="9.2819in" draw:caption-point-x="-0.2402in" draw:caption-point-y="0.6004in">
              <dc:date>2019-03-22T00:00:00</dc:date>
              <text:p text:style-name="P4"><text:span text:style-name="T4">Khám bệnh, off dáng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13.8323in" svg:y="9.2823in" draw:caption-point-x="-0.2402in" draw:caption-point-y="0.6in">
              <dc:date>2019-03-25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5.6587in" svg:y="9.2839in" draw:caption-point-x="-0.2402in" draw:caption-point-y="0.5984in">
              <dc:date>2019-03-29T00:00:00</dc:date>
              <text:p text:style-name="P4"><text:span text:style-name="T4">kẹt xe lửa, 8h38 đến cty</text:span></text:p>
            </office:annotation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9">
            <text:p>39</text:p>
          </table:table-cell>
          <table:table-cell table:style-name="ce55" office:value-type="string">
            <text:p>NhuVNQ</text:p>
          </table:table-cell>
          <table:table-cell table:style-name="ce122" table:formula="of:=SUM([.D42:.AH42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0">
            <text:p>40</text:p>
          </table:table-cell>
          <table:table-cell table:style-name="ce85" office:value-type="string">
            <text:p>PhatHDT</text:p>
          </table:table-cell>
          <table:table-cell table:style-name="ce122" table:formula="of:=SUM([.D43:.AH43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9.2661in" svg:y="9.7748in" draw:caption-point-x="-0.2402in" draw:caption-point-y="0.6028in">
              <dc:date>2019-03-15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1">
            <text:p>41</text:p>
          </table:table-cell>
          <table:table-cell table:style-name="ce55" office:value-type="string">
            <text:p>PhongTH</text:p>
          </table:table-cell>
          <table:table-cell table:style-name="ce122" table:formula="of:=SUM([.D44:.AH44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4" draw:text-style-name="P4" svg:width="1.1413in" svg:height="0.3902in" svg:x="4.0157in" svg:y="10.0185in" draw:caption-point-x="-0.2402in" draw:caption-point-y="0.6071in">
              <dc:date>2019-03-04T00:00:00</dc:date>
              <text:p text:style-name="P4"><text:span text:style-name="T4">Đau đầu, off sáng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5.3854in" svg:y="10.0209in" draw:caption-point-x="-0.2402in" draw:caption-point-y="0.6047in">
              <dc:date>2019-03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8.2878in" svg:y="10.0224in" draw:caption-point-x="-0.2402in" draw:caption-point-y="0.6031in">
              <dc:date>2019-03-14T00:00:00</dc:date>
              <text:p text:style-name="P4"><text:span text:style-name="T4">Việc nhà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2" draw:text-style-name="P4" svg:width="1.1413in" svg:height="0.5457in" svg:x="13.8323in" svg:y="10.0256in" draw:caption-point-x="-0.2402in" draw:caption-point-y="0.6in">
              <dc:date>2019-03-25T00:00:00</dc:date>
              <text:p text:style-name="P4"><text:span text:style-name="T4">bận việc đột xuất, xin đi trễ, 9h08 đến cty</text:span></text:p>
            </office:annotation>
            <text:p>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5.6587in" svg:y="10.0272in" draw:caption-point-x="-0.2402in" draw:caption-point-y="0.5984in">
              <dc:date>2019-03-29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2">
            <text:p>42</text:p>
          </table:table-cell>
          <table:table-cell table:style-name="ce55" office:value-type="string">
            <text:p>PhuTV</text:p>
          </table:table-cell>
          <table:table-cell table:style-name="ce122" table:formula="of:=SUM([.D45:.AH45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15.6587in" svg:y="10.274in" draw:caption-point-x="-0.2402in" draw:caption-point-y="0.5992in">
              <dc:date>2019-03-28T00:00:00</dc:date>
              <text:p text:style-name="P4"><text:span text:style-name="T4">Đi du lịch</text:span></text:p>
            </office:annotation>
            <text:p>1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3">
            <text:p>43</text:p>
          </table:table-cell>
          <table:table-cell table:style-name="ce55" office:value-type="string">
            <text:p>SangLT</text:p>
          </table:table-cell>
          <table:table-cell table:style-name="ce122" table:formula="of:=SUM([.D46:.AH46])" office:value-type="float" office:value="1.5">
            <text:p>1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2" draw:text-style-name="P4" svg:width="1.1413in" svg:height="0.5457in" svg:x="4.0157in" svg:y="10.5138in" draw:caption-point-x="-0.2402in" draw:caption-point-y="0.6071in">
              <dc:date>2019-03-04T00:00:00</dc:date>
              <text:p text:style-name="P4"><text:span text:style-name="T4">Đi công chúng giấy tờ, xin đi trễ, 9h44 đến cty</text:span></text:p>
            </office:annotation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4.472in" svg:y="10.5142in" draw:caption-point-x="-0.2402in" draw:caption-point-y="0.6067in">
              <dc:date>2019-03-05T00:00:00</dc:date>
              <text:p text:style-name="P4"><text:span text:style-name="T4">Làm giấy tờ, off chiều</text:span></text:p>
            </office:annotation>
            <text:p>0.5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8.7768in" svg:y="10.5177in" draw:caption-point-x="-0.2402in" draw:caption-point-y="0.6031in">
              <dc:date>2019-03-14T00:00:00</dc:date>
              <text:p text:style-name="P4"><text:span text:style-name="T4">Đi khám bệnh</text:span></text:p>
            </office:annotation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4">
            <text:p>44</text:p>
          </table:table-cell>
          <table:table-cell table:style-name="ce55" office:value-type="string">
            <text:p>TaiPA</text:p>
          </table:table-cell>
          <table:table-cell table:style-name="ce122" table:formula="of:=SUM([.D47:.AH47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5.3854in" svg:y="10.7638in" draw:caption-point-x="-0.2402in" draw:caption-point-y="0.6047in">
              <dc:date>2019-03-0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3" draw:text-style-name="P4" svg:width="1.1413in" svg:height="0.7012in" svg:x="7.3094in" svg:y="10.7642in" draw:caption-point-x="-0.2402in" draw:caption-point-y="0.6043in">
              <dc:date>2019-03-11T00:00:00</dc:date>
              <text:p text:style-name="P4"><text:span text:style-name="T4">Kẹt xe, 8h35 đến cty</text:span></text:p>
              <text:p text:style-name="P4"><text:span text:style-name="T4">Bận việc đột xuất, off chiều</text:span></text:p>
            </office:annotation>
            <text:p>0.5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5492in" svg:y="10.7665in" draw:caption-point-x="-0.2402in" draw:caption-point-y="0.602in">
              <dc:date>2019-03-20T00:00:00</dc:date>
              <text:p text:style-name="P4"><text:span text:style-name="T4"><text:s/></text:span><text:span text:style-name="T4">kẹt xe, 8h39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4622in" svg:y="10.7681in" draw:caption-point-x="-0.2402in" draw:caption-point-y="0.6004in">
              <dc:date>2019-03-22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2" draw:text-style-name="P4" svg:width="1.1413in" svg:height="0.5457in" svg:x="13.8323in" svg:y="10.7685in" draw:caption-point-x="-0.2402in" draw:caption-point-y="0.6in">
              <dc:date>2019-03-25T00:00:00</dc:date>
              <text:p text:style-name="P4"><text:span text:style-name="T4">kẹt xe, 8h35 đến cty</text:span></text:p>
              <text:p text:style-name="P4"><text:span text:style-name="T4"/></text:p>
            </office:annotation>
            <text:p>0</text:p>
          </table:table-cell>
          <table:table-cell table:style-name="ce128" office:value-type="float" office:value="0.5">
            <office:annotation draw:style-name="gr8" draw:text-style-name="P4" svg:width="1.1413in" svg:height="0.8567in" svg:x="14.289in" svg:y="10.7689in" draw:caption-point-x="-0.2402in" draw:caption-point-y="0.5996in">
              <dc:date>2019-03-27T00:00:00</dc:date>
              <text:p text:style-name="P4"><text:span text:style-name="T4"><text:s/></text:span><text:span text:style-name="T4">kẹt xe, 8h33 đến cty</text:span></text:p>
              <text:p text:style-name="P4"><text:span text:style-name="T4">bận việc đột xuất, xin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5.202in" svg:y="10.7693in" draw:caption-point-x="-0.2402in" draw:caption-point-y="0.5992in">
              <dc:date>2019-03-28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5.6587in" svg:y="10.7701in" draw:caption-point-x="-0.2402in" draw:caption-point-y="0.5984in">
              <dc:date>2019-03-29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5">
            <text:p>45</text:p>
          </table:table-cell>
          <table:table-cell table:style-name="ce55" office:value-type="string">
            <text:p>TamHVH</text:p>
          </table:table-cell>
          <table:table-cell table:style-name="ce122" table:formula="of:=SUM([.D48:.AH48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6">
            <text:p>46</text:p>
          </table:table-cell>
          <table:table-cell table:style-name="ce55" office:value-type="string">
            <text:p>TanNN</text:p>
          </table:table-cell>
          <table:table-cell table:style-name="ce122" table:formula="of:=SUM([.D49:.AH49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7.7988in" svg:y="11.2598in" draw:caption-point-x="-0.2402in" draw:caption-point-y="0.6039in">
              <dc:date>2019-03-12T00:00:00</dc:date>
              <text:p text:style-name="P4"><text:span text:style-name="T4">Bận việc đột xuất, off sáng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4" svg:width="1.1413in" svg:height="0.2634in" svg:x="9.2661in" svg:y="11.261in" draw:caption-point-x="-0.2402in" draw:caption-point-y="0.6028in">
              <dc:date>2019-03-15T00:00:00</dc:date>
              <text:p text:style-name="P4"><text:span text:style-name="T4">Mệt. Off chiều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0925in" svg:y="11.2614in" draw:caption-point-x="-0.2402in" draw:caption-point-y="0.6024in">
              <dc:date>2019-03-19T00:00:00</dc:date>
              <text:p text:style-name="P4"><text:span text:style-name="T4">đi gửi đồ, xin đi trễ, 9h02 đến cty</text:span></text:p>
            </office:annotation>
            <text:p>0</text:p>
          </table:table-cell>
          <table:table-cell table:style-name="ce128" office:value-type="float" office:value="0">
            <office:annotation draw:style-name="gr3" draw:text-style-name="P4" svg:width="1.1413in" svg:height="0.7012in" svg:x="11.5492in" svg:y="11.2618in" draw:caption-point-x="-0.2402in" draw:caption-point-y="0.602in">
              <dc:date>2019-03-20T00:00:00</dc:date>
              <text:p text:style-name="P4"><text:span text:style-name="T4">tìm sổ bảo hiểm nộp cho chị Hằng, 8h35 đến cty</text:span></text:p>
            </office:annotation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12.0059in" svg:y="11.2634in" draw:caption-point-x="-0.2402in" draw:caption-point-y="0.6004in">
              <dc:date>2019-03-21T00:00:00</dc:date>
              <text:p text:style-name="P4"><text:span text:style-name="T4">xe hết xăng, đi grab, 8h40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4622in" svg:y="11.2634in" draw:caption-point-x="-0.2402in" draw:caption-point-y="0.6004in">
              <dc:date>2019-03-22T00:00:00</dc:date>
              <text:p text:style-name="P4"><text:span text:style-name="T4">ngủ quên, 8h33 đến cty</text:span></text:p>
            </office:annotation>
            <text:p>0</text:p>
          </table:table-cell>
          <table:table-cell table:style-name="ce128" table:number-columns-repeated="9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7">
            <text:p>47</text:p>
          </table:table-cell>
          <table:table-cell table:style-name="ce55" office:value-type="string">
            <text:p>TinNQ</text:p>
          </table:table-cell>
          <table:table-cell table:style-name="ce122" table:formula="of:=SUM([.D50:.AH50])" office:value-type="float" office:value="2">
            <text:p>2</text:p>
          </table:table-cell>
          <table:table-cell table:style-name="ce128" office:value-type="float" office:value="0">
            <office:annotation draw:style-name="gr4" draw:text-style-name="P4" svg:width="1.1413in" svg:height="0.3902in" svg:x="2.6457in" svg:y="11.5035in" draw:caption-point-x="-0.2402in" draw:caption-point-y="0.6079in">
              <dc:date>2019-03-01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4.472in" svg:y="11.5047in" draw:caption-point-x="-0.2402in" draw:caption-point-y="0.6067in">
              <dc:date>2019-03-05T00:00:00</dc:date>
              <text:p text:style-name="P4"><text:span text:style-name="T4">Ngủ quên, 8h45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5.8421in" svg:y="11.5138in" draw:caption-point-x="-0.2402in" draw:caption-point-y="0.5976in">
              <dc:date>2019-04-01T00:00:00</dc:date>
              <text:p text:style-name="P4"><text:span text:style-name="T4">Đi du lịch</text:span></text:p>
            </office:annotation>
            <text:p>1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7.3094in" svg:y="11.5071in" draw:caption-point-x="-0.2402in" draw:caption-point-y="0.6043in">
              <dc:date>2019-03-1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4.289in" svg:y="11.5118in" draw:caption-point-x="-0.2402in" draw:caption-point-y="0.5996in">
              <dc:date>2019-03-27T00:00:00</dc:date>
              <text:p text:style-name="P4"><text:span text:style-name="T4">Đau đầu, off sáng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5.202in" svg:y="11.5126in" draw:caption-point-x="-0.2402in" draw:caption-point-y="0.5988in">
              <dc:date>2019-03-28T00:00:00</dc:date>
              <text:p text:style-name="P4"><text:span text:style-name="T4">Nhà có việc gấp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8">
            <text:p>48</text:p>
          </table:table-cell>
          <table:table-cell table:style-name="ce55" office:value-type="string">
            <text:p>TinhNVP</text:p>
          </table:table-cell>
          <table:table-cell table:style-name="ce122" table:formula="of:=SUM([.D51:.AH51])" office:value-type="float" office:value="4.5">
            <text:p>4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4.0157in" svg:y="11.752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5.8421in" svg:y="11.7614in" draw:caption-point-x="-0.2402in" draw:caption-point-y="0.5976in">
              <dc:date>2019-04-01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7.3094in" svg:y="11.752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8.2878in" svg:y="11.7559in" draw:caption-point-x="-0.2402in" draw:caption-point-y="0.6031in">
              <dc:date>2019-03-14T00:00:00</dc:date>
              <text:p text:style-name="P4"><text:span text:style-name="T4">Bị sốt</text:span></text:p>
            </office:annotation>
            <text:p>1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1">
            <office:annotation draw:style-name="gr4" draw:text-style-name="P4" svg:width="1.1413in" svg:height="0.3902in" svg:x="10.6358in" svg:y="11.7567in" draw:caption-point-x="-0.2402in" draw:caption-point-y="0.6024in">
              <dc:date>2019-03-19T00:00:00</dc:date>
              <text:p text:style-name="P4"><text:span text:style-name="T4">Đi học + gặp thầy hướng dẫn</text:span></text:p>
            </office:annotation>
            <text:p>1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1">
            <office:annotation draw:style-name="gr4" draw:text-style-name="P4" svg:width="1.1413in" svg:height="0.3902in" svg:x="13.8323in" svg:y="11.7567in" draw:caption-point-x="-0.2402in" draw:caption-point-y="0.6024in">
              <dc:date>2019-03-19T00:00:00</dc:date>
              <text:p text:style-name="P4"><text:span text:style-name="T4">Đi học + gặp thầy hướng dẫn</text:span></text:p>
            </office:annotation>
            <text:p>1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9">
            <text:p>49</text:p>
          </table:table-cell>
          <table:table-cell table:style-name="ce55" office:value-type="string">
            <text:p>TienND</text:p>
          </table:table-cell>
          <table:table-cell table:style-name="ce122" table:formula="of:=SUM([.D52:.AH52])" office:value-type="float" office:value="0">
            <text:p>0</text:p>
          </table:table-cell>
          <table:table-cell table:style-name="ce128" office:value-type="float" office:value="0">
            <office:annotation draw:style-name="gr8" draw:text-style-name="P4" svg:width="1.1413in" svg:height="0.8567in" svg:x="2.6457in" svg:y="12.002in" draw:caption-point-x="-0.2402in" draw:caption-point-y="0.6047in">
              <dc:date>2019-03-05T00:00:00</dc:date>
              <text:p text:style-name="P4"><text:span text:style-name="T4">mệt trong người, xin về sớm 3h38 về, sẽ làm bù vào cuối tuần</text:span></text:p>
              <text:p text:style-name="P4"><text:span text:style-name="T4">→ </text:span><text:span text:style-name="T4">đã bù đủ giờ</text:span></text:p>
            </office:annotation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5.8421in" svg:y="12.0024in" draw:caption-point-x="-0.2402in" draw:caption-point-y="0.6043in">
              <dc:date>2019-03-12T00:00:00</dc:date>
              <text:p text:style-name="P4"><text:span text:style-name="T4">4h về → đã làm bù</text:span></text:p>
            </office:annotation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14.289in" svg:y="12.0091in" draw:caption-point-x="-0.2402in" draw:caption-point-y="0.5976in">
              <dc:date>2019-04-01T00:00:00</dc:date>
              <text:p text:style-name="P4"><text:span text:style-name="T4">Đi đám cưới, xin về sớm lúc 4h → đã làm bù đủ giờ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15.6587in" svg:y="12.0091in" draw:caption-point-x="-0.2402in" draw:caption-point-y="0.5976in">
              <dc:date>2019-04-01T00:00:00</dc:date>
              <text:p text:style-name="P4"><text:span text:style-name="T4">Chở vợ đi khám thai, 4h về → đã làm bù đủ giờ</text:span></text:p>
            </office:annotation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0">
            <text:p>50</text:p>
          </table:table-cell>
          <table:table-cell table:style-name="ce55" office:value-type="string">
            <text:p>ToanBV</text:p>
          </table:table-cell>
          <table:table-cell table:style-name="ce122" table:formula="of:=SUM([.D53:.AH53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1">
            <text:p>51</text:p>
          </table:table-cell>
          <table:table-cell table:style-name="ce55" office:value-type="string">
            <text:p>ToanDT</text:p>
          </table:table-cell>
          <table:table-cell table:style-name="ce122" table:formula="of:=SUM([.D54:.AH54])" office:value-type="float" office:value="5">
            <text:p>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4.0157in" svg:y="12.495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4" svg:width="1.1413in" svg:height="0.2634in" svg:x="4.9287in" svg:y="12.495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7.3094in" svg:y="12.495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4" svg:width="1.1413in" svg:height="0.2634in" svg:x="8.2878in" svg:y="12.495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9.2661in" svg:y="12.4996in" draw:caption-point-x="-0.2402in" draw:caption-point-y="0.6028in">
              <dc:date>2019-03-15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10.6358in" svg:y="12.495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12.0059in" svg:y="12.502in" draw:caption-point-x="-0.2402in" draw:caption-point-y="0.6004in">
              <dc:date>2019-03-21T00:00:00</dc:date>
              <text:p text:style-name="P4"><text:span text:style-name="T4">thi giữa kỳ (ngoài plan)</text:span></text:p>
            </office:annotation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13.8323in" svg:y="12.495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4" svg:width="1.1413in" svg:height="0.2634in" svg:x="14.7457in" svg:y="12.495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2">
            <text:p>52</text:p>
          </table:table-cell>
          <table:table-cell table:style-name="ce55" office:value-type="string">
            <text:p>TuanNT</text:p>
          </table:table-cell>
          <table:table-cell table:style-name="ce122" table:formula="of:=SUM([.D55:.AH55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3">
            <text:p>53</text:p>
          </table:table-cell>
          <table:table-cell table:style-name="ce55" office:value-type="string">
            <text:p>ThaiNHQ</text:p>
          </table:table-cell>
          <table:table-cell table:style-name="ce122" table:formula="of:=SUM([.D56:.AH56])" office:value-type="float" office:value="3">
            <text:p>3</text:p>
          </table:table-cell>
          <table:table-cell table:style-name="ce128" office:value-type="float" office:value="0.5">
            <office:annotation draw:style-name="gr4" draw:text-style-name="P4" svg:width="1.1413in" svg:height="0.3902in" svg:x="2.6457in" svg:y="12.9898in" draw:caption-point-x="-0.2402in" draw:caption-point-y="0.6079in">
              <dc:date>2019-03-01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4" draw:text-style-name="P4" svg:width="1.1413in" svg:height="0.3902in" svg:x="7.3094in" svg:y="12.9933in" draw:caption-point-x="-0.2402in" draw:caption-point-y="0.6043in">
              <dc:date>2019-03-11T00:00:00</dc:date>
              <text:p text:style-name="P4"><text:span text:style-name="T4">Bận việc gia đình, off sáng</text:span></text:p>
            </office:annotation>
            <text:p>0.5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9.2661in" svg:y="12.9949in" draw:caption-point-x="-0.2402in" draw:caption-point-y="0.6028in">
              <dc:date>2019-03-15T00:00:00</dc:date>
              <text:p text:style-name="P4"><text:span text:style-name="T4">Bận việc nhà</text:span></text:p>
            </office:annotation>
            <text:p>1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5492in" svg:y="12.9957in" draw:caption-point-x="-0.2402in" draw:caption-point-y="0.602in">
              <dc:date>2019-03-20T00:00:00</dc:date>
              <text:p text:style-name="P4"><text:span text:style-name="T4">dậy trễ, 8h32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15.6587in" svg:y="12.9992in" draw:caption-point-x="-0.2402in" draw:caption-point-y="0.5984in">
              <dc:date>2019-03-29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4">
            <text:p>54</text:p>
          </table:table-cell>
          <table:table-cell table:style-name="ce55" office:value-type="string">
            <text:p>ThamDT</text:p>
          </table:table-cell>
          <table:table-cell table:style-name="ce122" table:formula="of:=SUM([.D57:.AH57])" office:value-type="float" office:value="0.5"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4.0157in" svg:y="13.2382in" draw:caption-point-x="-0.2402in" draw:caption-point-y="0.6071in">
              <dc:date>2019-03-04T00:00:00</dc:date>
              <text:p text:style-name="P4"><text:span text:style-name="T4">Mệt, ngủ quên, 8h55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4.472in" svg:y="13.2386in" draw:caption-point-x="-0.2402in" draw:caption-point-y="0.6067in">
              <dc:date>2019-03-05T00:00:00</dc:date>
              <text:p text:style-name="P4"><text:span text:style-name="T4">Kẹt xe, 8h47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5.3854in" svg:y="13.2406in" draw:caption-point-x="-0.2402in" draw:caption-point-y="0.6047in">
              <dc:date>2019-03-08T00:00:00</dc:date>
              <text:p text:style-name="P4"><text:span text:style-name="T4">kẹt xe, 8h42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7.7988in" svg:y="13.2413in" draw:caption-point-x="-0.2402in" draw:caption-point-y="0.6039in">
              <dc:date>2019-03-12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8.2878in" svg:y="13.2421in" draw:caption-point-x="-0.2402in" draw:caption-point-y="0.6031in">
              <dc:date>2019-03-14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8.7768in" svg:y="13.2421in" draw:caption-point-x="-0.2402in" draw:caption-point-y="0.6031in">
              <dc:date>2019-03-14T00:00:00</dc:date>
              <text:p text:style-name="P4"><text:span text:style-name="T4">té xe, 8h37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2" draw:text-style-name="P4" svg:width="1.1413in" svg:height="0.5457in" svg:x="10.6358in" svg:y="13.2429in" draw:caption-point-x="-0.2402in" draw:caption-point-y="0.6024in">
              <dc:date>2019-03-19T00:00:00</dc:date>
              <text:p text:style-name="P4"><text:span text:style-name="T4">kẹt xe, 8h42 đến cty</text:span></text:p>
              <text:p text:style-name="P4"><text:span text:style-name="T4"/></text:p>
            </office:annotation>
            <text:p>0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13.8323in" svg:y="13.2453in" draw:caption-point-x="-0.2402in" draw:caption-point-y="0.6in">
              <dc:date>2019-03-25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4.289in" svg:y="13.2457in" draw:caption-point-x="-0.2402in" draw:caption-point-y="0.5996in">
              <dc:date>2019-03-27T00:00:00</dc:date>
              <text:p text:style-name="P4"><text:span text:style-name="T4"><text:s/></text:span><text:span text:style-name="T4">kẹt xe, 8h37 đến cty</text:span></text:p>
            </office:annotation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4.7457in" svg:y="13.2457in" draw:caption-point-x="-0.2402in" draw:caption-point-y="0.5996in">
              <dc:date>2019-03-27T00:00:00</dc:date>
              <text:p text:style-name="P4"><text:span text:style-name="T4">Bận việc nhà, off chiều</text:span></text:p>
            </office:annotation>
            <text:p>0.5</text:p>
          </table:table-cell>
          <table:table-cell table:style-name="ce128" office:value-type="float" office:value="0">
            <office:annotation draw:style-name="gr4" draw:text-style-name="P4" svg:width="1.1413in" svg:height="0.3902in" svg:x="15.202in" svg:y="13.2461in" draw:caption-point-x="-0.2402in" draw:caption-point-y="0.5992in">
              <dc:date>2019-03-28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5">
            <text:p>55</text:p>
          </table:table-cell>
          <table:table-cell table:style-name="ce55" office:value-type="string">
            <text:p>ThanhCH</text:p>
          </table:table-cell>
          <table:table-cell table:style-name="ce122" table:formula="of:=SUM([.D58:.AH58])" office:value-type="float" office:value="0.5"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2" draw:text-style-name="P4" svg:width="1.1413in" svg:height="0.5457in" svg:x="5.8421in" svg:y="13.4953in" draw:caption-point-x="-0.2402in" draw:caption-point-y="0.5976in">
              <dc:date>2019-04-01T00:00:00</dc:date>
              <text:p text:style-name="P4"><text:span text:style-name="T4">Đi khám bệnh, off chiều</text:span></text:p>
              <text:p text:style-name="P4"><text:span text:style-name="T4"/></text:p>
            </office:annotation>
            <text:p>0.5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6">
            <text:p>56</text:p>
          </table:table-cell>
          <table:table-cell table:style-name="ce121" office:value-type="string">
            <text:p>ThinhCT</text:p>
          </table:table-cell>
          <table:table-cell table:style-name="ce122" table:formula="of:=SUM([.D59:.AH59])" office:value-type="float" office:value="0">
            <text:p>0</text:p>
          </table:table-cell>
          <table:table-cell table:style-name="ce129" table:number-columns-repeated="31"/>
          <table:table-cell table:style-name="ce138" table:number-columns-repeated="952"/>
          <table:table-cell table:style-name="ce139" table:number-columns-repeated="38"/>
        </table:table-row>
        <table:table-row table:style-name="ro11">
          <table:table-cell table:style-name="ce82" office:value-type="float" office:value="57">
            <text:p>57</text:p>
          </table:table-cell>
          <table:table-cell table:style-name="ce55" office:value-type="string">
            <text:p>ThinhT</text:p>
          </table:table-cell>
          <table:table-cell table:style-name="ce122" table:formula="of:=SUM([.D60:.AH60])" office:value-type="float" office:value="2">
            <text:p>2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1">
            <office:annotation draw:style-name="gr4" draw:text-style-name="P4" svg:width="1.1413in" svg:height="0.3902in" svg:x="7.3094in" svg:y="13.9839in" draw:caption-point-x="-0.2402in" draw:caption-point-y="0.6043in">
              <dc:date>2019-04-01T00:00:00</dc:date>
              <text:p text:style-name="P4"><text:span text:style-name="T4">Đám cưới người thân</text:span></text:p>
            </office:annotation>
            <text:p>1</text:p>
          </table:table-cell>
          <table:table-cell table:style-name="ce128" office:value-type="float" office:value="1">
            <office:annotation draw:style-name="gr4" draw:text-style-name="P4" svg:width="1.1413in" svg:height="0.3902in" svg:x="7.7988in" svg:y="13.9839in" draw:caption-point-x="-0.2402in" draw:caption-point-y="0.6043in">
              <dc:date>2019-04-01T00:00:00</dc:date>
              <text:p text:style-name="P4"><text:span text:style-name="T4">Đám cưới người thân</text:span></text:p>
            </office:annotation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5492in" svg:y="13.9862in" draw:caption-point-x="-0.2402in" draw:caption-point-y="0.602in">
              <dc:date>2019-03-20T00:00:00</dc:date>
              <text:p text:style-name="P4"><text:span text:style-name="T4"><text:s/></text:span><text:span text:style-name="T4">kẹt xe, 8h37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8">
            <text:p>58</text:p>
          </table:table-cell>
          <table:table-cell table:style-name="ce55" office:value-type="string">
            <text:p>ThuyLTT</text:p>
          </table:table-cell>
          <table:table-cell table:style-name="ce122" table:formula="of:=SUM([.D61:.AH61])" office:value-type="float" office:value="5">
            <text:p>5</text:p>
          </table:table-cell>
          <table:table-cell table:style-name="ce128" office:value-type="float" office:value="0.5">
            <office:annotation draw:style-name="gr6" draw:text-style-name="P4" svg:width="1.1413in" svg:height="0.2634in" svg:x="2.6457in" svg:y="14.228in" draw:caption-point-x="-0.2402in" draw:caption-point-y="0.6079in">
              <dc:date>2019-03-01T00:00:00</dc:date>
              <text:p text:style-name="P4"><text:span text:style-name="T4">Off theo plan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0.5">
            <office:annotation draw:style-name="gr4" draw:text-style-name="P4" svg:width="1.1413in" svg:height="0.3902in" svg:x="4.0157in" svg:y="14.2287in" draw:caption-point-x="-0.2402in" draw:caption-point-y="0.6071in">
              <dc:date>2019-03-04T00:00:00</dc:date>
              <text:p text:style-name="P4"><text:span text:style-name="T4">Đau lưng, off sáng</text:span></text:p>
            </office:annotation>
            <text:p>0.5</text:p>
          </table:table-cell>
          <table:table-cell table:style-name="ce128" office:value-type="float" office:value="0">
            <office:annotation draw:style-name="gr2" draw:text-style-name="P4" svg:width="1.1413in" svg:height="0.5457in" svg:x="4.472in" svg:y="14.2291in" draw:caption-point-x="-0.2402in" draw:caption-point-y="0.6067in">
              <dc:date>2019-03-05T00:00:00</dc:date>
              <text:p text:style-name="P4"><text:span text:style-name="T4">đi công chứng giấy tờ, xin đi trễ, 8h42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5.3854in" svg:y="14.2311in" draw:caption-point-x="-0.2402in" draw:caption-point-y="0.6047in">
              <dc:date>2019-03-08T00:00:00</dc:date>
              <text:p text:style-name="P4"><text:span text:style-name="T4">Off sáng theo plan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7.7988in" svg:y="14.2319in" draw:caption-point-x="-0.2402in" draw:caption-point-y="0.6039in">
              <dc:date>2019-03-12T00:00:00</dc:date>
              <text:p text:style-name="P4"><text:span text:style-name="T4">mệt, xin đi trễ, 9h57 đến cty</text:span></text:p>
            </office:annotation>
            <text:p>0</text:p>
          </table:table-cell>
          <table:table-cell table:style-name="ce128" office:value-type="float" office:value="0">
            <office:annotation draw:style-name="gr8" draw:text-style-name="P4" svg:width="1.1413in" svg:height="0.8567in" svg:x="8.2878in" svg:y="14.2323in" draw:caption-point-x="-0.2402in" draw:caption-point-y="0.6035in">
              <dc:date>2019-03-13T00:00:00</dc:date>
              <text:p text:style-name="P4"><text:span text:style-name="T4">Ghé ngân hàng, xđt, 11h22 đến cty → việc cty, chấm công bình thường</text:span></text:p>
            </office:annotation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8.7768in" svg:y="14.2327in" draw:caption-point-x="-0.2402in" draw:caption-point-y="0.6031in">
              <dc:date>2019-03-14T00:00:00</dc:date>
              <text:p text:style-name="P4"><text:span text:style-name="T4">Off theo plan</text:span></text:p>
            </office:annotation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10.6358in" svg:y="14.2335in" draw:caption-point-x="-0.2402in" draw:caption-point-y="0.6024in">
              <dc:date>2019-03-19T00:00:00</dc:date>
              <text:p text:style-name="P4"><text:span text:style-name="T4">mệt, xin đi trễ, 9h13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12.0059in" svg:y="14.2354in" draw:caption-point-x="-0.2402in" draw:caption-point-y="0.6004in">
              <dc:date>2019-03-21T00:00:00</dc:date>
              <text:p text:style-name="P4"><text:span text:style-name="T4">Off theo plan</text:span></text:p>
            </office:annotation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4.289in" svg:y="14.2362in" draw:caption-point-x="-0.2402in" draw:caption-point-y="0.5996in">
              <dc:date>2019-03-27T00:00:00</dc:date>
              <text:p text:style-name="P4"><text:span text:style-name="T4">Bận việc gia đình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5.202in" svg:y="14.2366in" draw:caption-point-x="-0.2402in" draw:caption-point-y="0.5992in">
              <dc:date>2019-03-28T00:00:00</dc:date>
              <text:p text:style-name="P4"><text:span text:style-name="T4">Mệt, xin đi trễ → of sáng</text:span></text:p>
            </office:annotation>
            <text:p>0.5</text:p>
          </table:table-cell>
          <table:table-cell table:style-name="ce128" office:value-type="float" office:value="0.5">
            <office:annotation draw:style-name="gr2" draw:text-style-name="P4" svg:width="1.1413in" svg:height="0.5457in" svg:x="15.6587in" svg:y="14.2374in" draw:caption-point-x="-0.2402in" draw:caption-point-y="0.5984in">
              <dc:date>2019-03-29T00:00:00</dc:date>
              <text:p text:style-name="P4"><text:span text:style-name="T4">làm giấy tờ + ra sân bay sớm, off chiều</text:span></text:p>
            </office:annotation>
            <text:p>0.5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9">
            <text:p>59</text:p>
          </table:table-cell>
          <table:table-cell table:style-name="ce55" office:value-type="string">
            <text:p>ThuyNTX</text:p>
          </table:table-cell>
          <table:table-cell table:style-name="ce122" table:formula="of:=SUM([.D62:.AH62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1">
            <office:annotation draw:style-name="gr4" draw:text-style-name="P4" svg:width="1.1413in" svg:height="0.3902in" svg:x="7.3094in" svg:y="14.4795in" draw:caption-point-x="-0.2402in" draw:caption-point-y="0.6043in">
              <dc:date>2019-03-11T00:00:00</dc:date>
              <text:p text:style-name="P4"><text:span text:style-name="T4">Bận việc cá nhân</text:span></text:p>
            </office:annotation>
            <text:p>1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10.6358in" svg:y="14.4815in" draw:caption-point-x="-0.2402in" draw:caption-point-y="0.6024in">
              <dc:date>2019-03-19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0">
            <text:p>60</text:p>
          </table:table-cell>
          <table:table-cell table:style-name="ce55" office:value-type="string">
            <text:p>ThuyenTTN</text:p>
          </table:table-cell>
          <table:table-cell table:style-name="ce122" table:formula="of:=SUM([.D63:.AH63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0059in" svg:y="14.7307in" draw:caption-point-x="-0.2402in" draw:caption-point-y="0.6008in">
              <dc:date>2019-03-21T00:00:00</dc:date>
              <text:p text:style-name="P4"><text:span text:style-name="T4">Mệt, xin đi trễ, 9h45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1">
            <text:p>61</text:p>
          </table:table-cell>
          <table:table-cell table:style-name="ce55" office:value-type="string">
            <text:p>TrietVM</text:p>
          </table:table-cell>
          <table:table-cell table:style-name="ce122" table:formula="of:=SUM([.D64:.AH64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2">
            <text:p>62</text:p>
          </table:table-cell>
          <table:table-cell table:style-name="ce55" office:value-type="string">
            <text:p>TrucPDT</text:p>
          </table:table-cell>
          <table:table-cell table:style-name="ce122"/>
          <table:table-cell table:style-name="ce128" table:number-columns-repeated="17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3">
            <text:p>63</text:p>
          </table:table-cell>
          <table:table-cell table:style-name="ce55" office:value-type="string">
            <text:p>VinhNT</text:p>
          </table:table-cell>
          <table:table-cell table:style-name="ce122" table:formula="of:=SUM([.D66:.AH66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4">
            <text:p>64</text:p>
          </table:table-cell>
          <table:table-cell table:style-name="ce55" office:value-type="string">
            <text:p>VinhP</text:p>
          </table:table-cell>
          <table:table-cell table:style-name="ce122" table:formula="of:=SUM([.D67:.AH67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4.9287in" svg:y="15.7157in" draw:caption-point-x="-0.2402in" draw:caption-point-y="0.6063in">
              <dc:date>2019-03-06T00:00:00</dc:date>
              <text:p text:style-name="P4"><text:span text:style-name="T4">Nội soi,. Off sáng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1.5492in" svg:y="15.7201in" draw:caption-point-x="-0.2402in" draw:caption-point-y="0.602in">
              <dc:date>2019-03-20T00:00:00</dc:date>
              <text:p text:style-name="P4"><text:span text:style-name="T4">Đi tái khám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5">
            <text:p>65</text:p>
          </table:table-cell>
          <table:table-cell table:style-name="ce55" office:value-type="string">
            <text:p>ViTHT</text:p>
          </table:table-cell>
          <table:table-cell table:style-name="ce122" table:formula="of:=SUM([.D68:.AH68])" office:value-type="float" office:value="0.5"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5.3854in" svg:y="15.965in" draw:caption-point-x="-0.2402in" draw:caption-point-y="0.6047in">
              <dc:date>2019-03-08T00:00:00</dc:date>
              <text:p text:style-name="P4"><text:span text:style-name="T4">Ngủ quên, 8h35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9.2661in" svg:y="15.9669in" draw:caption-point-x="-0.2402in" draw:caption-point-y="0.6028in">
              <dc:date>2019-03-15T00:00:00</dc:date>
              <text:p text:style-name="P4"><text:span text:style-name="T4">Khám bệnh,off sáng</text:span></text:p>
            </office:annotation>
            <text:p>0.5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6">
            <text:p>66</text:p>
          </table:table-cell>
          <table:table-cell table:style-name="ce55" office:value-type="string">
            <text:p>VuPTM</text:p>
          </table:table-cell>
          <table:table-cell table:style-name="ce122" table:formula="of:=SUM([.D69:.AH69])" office:value-type="float" office:value="1.5">
            <text:p>1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4.9287in" svg:y="16.211in" draw:caption-point-x="-0.2402in" draw:caption-point-y="0.6063in">
              <dc:date>2019-03-06T00:00:00</dc:date>
              <text:p text:style-name="P4"><text:span text:style-name="T4">Làm giấy tờ</text:span></text:p>
            </office:annotation>
            <text:p>1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36" table:number-columns-repeated="2"/>
          <table:table-cell table:style-name="ce128" office:value-type="float" office:value="0">
            <text:p>0</text:p>
          </table:table-cell>
          <table:table-cell table:style-name="ce136" office:value-type="float" office:value="0.5">
            <office:annotation draw:style-name="gr4" draw:text-style-name="P4" svg:width="1.1413in" svg:height="0.3902in" svg:x="11.0925in" svg:y="16.215in" draw:caption-point-x="-0.2402in" draw:caption-point-y="0.6024in">
              <dc:date>2019-03-19T00:00:00</dc:date>
              <text:p text:style-name="P4"><text:span text:style-name="T4">bận việc cá nhân. Off chiều</text:span></text:p>
            </office:annotation>
            <text:p>0.5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7">
            <text:p>67</text:p>
          </table:table-cell>
          <table:table-cell table:style-name="ce55" office:value-type="string">
            <text:p>VyNL</text:p>
          </table:table-cell>
          <table:table-cell table:style-name="ce122" table:formula="of:=SUM([.D70:.AH70])" office:value-type="float" office:value="0">
            <text:p>0</text:p>
          </table:table-cell>
          <table:table-cell table:style-name="ce128" table:number-columns-repeated="11"/>
          <table:table-cell table:number-columns-repeated="4" table:style-name="ce128" office:value-type="float" office:value="0">
            <text:p>0</text:p>
          </table:table-cell>
          <table:table-cell table:style-name="ce136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2"/>
          <table:table-cell table:style-name="ce55"/>
          <table:table-cell table:style-name="ce122"/>
          <table:table-cell table:style-name="ce128" table:number-columns-repeated="13"/>
          <table:table-cell table:style-name="ce136" table:number-columns-repeated="7"/>
          <table:table-cell table:style-name="ce128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124"/>
          <table:covered-table-cell table:number-columns-repeated="31" table:style-name="ce130"/>
          <table:table-cell table:style-name="ce105" table:number-columns-repeated="952"/>
          <table:table-cell table:style-name="ce106" table:number-columns-repeated="38"/>
        </table:table-row>
        <table:table-row table:style-name="ro2" table:number-rows-repeated="2">
          <table:table-cell table:style-name="ce54" table:number-columns-repeated="3"/>
          <table:table-cell table:style-name="ce131" table:number-columns-repeated="3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54" table:number-columns-repeated="4"/>
          <table:table-cell table:style-name="ce131" table:number-columns-repeated="30"/>
          <table:table-cell table:style-name="ce54" table:number-columns-repeated="952"/>
          <table:table-cell table:number-columns-repeated="38"/>
        </table:table-row>
        <table:table-row table:style-name="ro21">
          <table:table-cell table:style-name="ce54" table:number-columns-repeated="3"/>
          <table:table-cell table:style-name="ce54" office:value-type="string">
            <text:p>TinhNVP:</text:p>
            <text:p>Từ 18/2 -17/3/2019: đi học, off buổi chiều thứ 2 hàng tuần</text:p>
            <text:p/>
            <text:p>Từ 18/3/2019 - lần cập nhật tiếp theo: đi học + gặp giáo viên hướng dẫn đồ án, <text:s/>off ngày thứ 2 hàng tuần để lên trường.</text:p>
            <text:p/>
          </table:table-cell>
          <table:table-cell table:style-name="ce131" table:number-columns-repeated="30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54" table:number-columns-repeated="3"/>
          <table:table-cell table:style-name="ce54" office:value-type="string">
            <text:p>ToanDT: Từ tháng 2/2019 - tháng 6/2019: HK 2 năm 4, học 2 môn ở trường và gặp thầy hướng dẫn luận văn, off chiều thứ 2 và chiều thứ 4 hàng tuần <text:s/></text:p>
          </table:table-cell>
          <table:table-cell table:style-name="ce131" table:number-columns-repeated="30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54" table:number-columns-repeated="4"/>
          <table:table-cell table:style-name="ce131" table:number-columns-repeated="30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54" table:number-columns-repeated="3"/>
          <table:table-cell table:style-name="ce54" office:value-type="string">
            <text:p>HueND: nghỉ định kỳ chiều thứ 2 và thứ 4 hàng tuần (từ 4/3 tới (19/5) → đi học ở trường</text:p>
          </table:table-cell>
          <table:table-cell table:style-name="ce131" table:number-columns-repeated="30"/>
          <table:table-cell table:style-name="ce54" table:number-columns-repeated="952"/>
          <table:table-cell table:number-columns-repeated="38"/>
        </table:table-row>
        <table:table-row table:style-name="ro2" table:number-rows-repeated="65317">
          <table:table-cell table:style-name="ce54" table:number-columns-repeated="3"/>
          <table:table-cell table:style-name="ce131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49">
          <table:table-cell table:style-name="ce54" table:number-columns-repeated="3"/>
          <table:table-cell table:style-name="ce131"/>
          <table:table-cell table:number-columns-repeated="27"/>
          <table:table-cell table:style-name="ce131" table:number-columns-repeated="3"/>
          <table:table-cell table:style-name="ce54" table:number-columns-repeated="952"/>
          <table:table-cell table:number-columns-repeated="38"/>
        </table:table-row>
        <table:table-row table:style-name="ro2" table:number-rows-repeated="9831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4" table:style-name="ta4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8" table:default-cell-style-name="ce148"/>
        <table:table-column table:style-name="co35" table:number-columns-repeated="7" table:default-cell-style-name="ce148"/>
        <table:table-column table:style-name="co34" table:number-columns-repeated="16" table:default-cell-style-name="ce148"/>
        <table:table-column table:style-name="co7" table:number-columns-repeated="990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142" table:number-columns-repeated="8"/>
          <table:table-cell table:style-name="ce149" office:value-type="string" table:number-columns-spanned="2" table:number-rows-spanned="1">
            <text:p>Month</text:p>
          </table:table-cell>
          <table:covered-table-cell table:style-name="ce150"/>
          <table:table-cell table:style-name="ce151" table:content-validation-name="val1" office:value-type="float" office:value="4" table:number-columns-spanned="2" table:number-rows-spanned="1">
            <text:p>4</text:p>
          </table:table-cell>
          <table:covered-table-cell table:style-name="ce150"/>
          <table:table-cell table:style-name="ce149" office:value-type="string" table:number-columns-spanned="2" table:number-rows-spanned="1">
            <text:p>Year</text:p>
          </table:table-cell>
          <table:covered-table-cell table:style-name="ce150"/>
          <table:table-cell table:style-name="ce149" office:value-type="float" office:value="2019" table:number-columns-spanned="2" table:number-rows-spanned="1">
            <text:p>2019</text:p>
          </table:table-cell>
          <table:covered-table-cell table:style-name="ce153"/>
          <table:table-cell table:style-name="ce142" table:number-columns-repeated="15"/>
          <table:table-cell table:style-name="ce104" table:number-columns-repeated="952"/>
          <table:table-cell table:number-columns-repeated="38"/>
        </table:table-row>
        <table:table-row table:style-name="ro2">
          <table:table-cell table:style-name="ce81" table:number-columns-repeated="3"/>
          <table:table-cell table:style-name="ce143" table:formula="of:=DATE([.$R$1];[.N1];1)" office:value-type="date" office:date-value="2019-04-01">
            <text:p>01</text:p>
          </table:table-cell>
          <table:table-cell table:style-name="ce143" table:formula="of:=[.D2]+1" office:value-type="date" office:date-value="2019-04-02">
            <text:p>02</text:p>
          </table:table-cell>
          <table:table-cell table:style-name="ce143" table:formula="of:=[.E2]+1" office:value-type="date" office:date-value="2019-04-03">
            <text:p>03</text:p>
          </table:table-cell>
          <table:table-cell table:style-name="ce143" table:formula="of:=[.F2]+1" office:value-type="date" office:date-value="2019-04-04">
            <text:p>04</text:p>
          </table:table-cell>
          <table:table-cell table:style-name="ce143" table:formula="of:=[.G2]+1" office:value-type="date" office:date-value="2019-04-05">
            <text:p>05</text:p>
          </table:table-cell>
          <table:table-cell table:style-name="ce143" table:formula="of:=[.H2]+1" office:value-type="date" office:date-value="2019-04-06">
            <text:p>06</text:p>
          </table:table-cell>
          <table:table-cell table:style-name="ce143" table:formula="of:=[.I2]+1" office:value-type="date" office:date-value="2019-04-07">
            <text:p>07</text:p>
          </table:table-cell>
          <table:table-cell table:style-name="ce143" table:formula="of:=[.J2]+1" office:value-type="date" office:date-value="2019-04-08">
            <text:p>08</text:p>
          </table:table-cell>
          <table:table-cell table:style-name="ce143" table:formula="of:=[.K2]+1" office:value-type="date" office:date-value="2019-04-09">
            <text:p>09</text:p>
          </table:table-cell>
          <table:table-cell table:style-name="ce143" table:formula="of:=[.L2]+1" office:value-type="date" office:date-value="2019-04-10">
            <text:p>10</text:p>
          </table:table-cell>
          <table:table-cell table:style-name="ce143" table:formula="of:=[.M2]+1" office:value-type="date" office:date-value="2019-04-11">
            <text:p>11</text:p>
          </table:table-cell>
          <table:table-cell table:style-name="ce143" table:formula="of:=[.N2]+1" office:value-type="date" office:date-value="2019-04-12">
            <text:p>12</text:p>
          </table:table-cell>
          <table:table-cell table:style-name="ce143" table:formula="of:=[.O2]+1" office:value-type="date" office:date-value="2019-04-13">
            <text:p>13</text:p>
          </table:table-cell>
          <table:table-cell table:style-name="ce143" table:formula="of:=[.P2]+1" office:value-type="date" office:date-value="2019-04-14">
            <text:p>14</text:p>
          </table:table-cell>
          <table:table-cell table:style-name="ce143" table:formula="of:=[.Q2]+1" office:value-type="date" office:date-value="2019-04-15">
            <text:p>15</text:p>
          </table:table-cell>
          <table:table-cell table:style-name="ce143" table:formula="of:=[.R2]+1" office:value-type="date" office:date-value="2019-04-16">
            <text:p>16</text:p>
          </table:table-cell>
          <table:table-cell table:style-name="ce143" table:formula="of:=[.S2]+1" office:value-type="date" office:date-value="2019-04-17">
            <text:p>17</text:p>
          </table:table-cell>
          <table:table-cell table:style-name="ce143" table:formula="of:=[.T2]+1" office:value-type="date" office:date-value="2019-04-18">
            <text:p>18</text:p>
          </table:table-cell>
          <table:table-cell table:style-name="ce143" table:formula="of:=[.U2]+1" office:value-type="date" office:date-value="2019-04-19">
            <text:p>19</text:p>
          </table:table-cell>
          <table:table-cell table:style-name="ce143" table:formula="of:=[.V2]+1" office:value-type="date" office:date-value="2019-04-20">
            <text:p>20</text:p>
          </table:table-cell>
          <table:table-cell table:style-name="ce143" table:formula="of:=[.W2]+1" office:value-type="date" office:date-value="2019-04-21">
            <text:p>21</text:p>
          </table:table-cell>
          <table:table-cell table:style-name="ce143" table:formula="of:=[.X2]+1" office:value-type="date" office:date-value="2019-04-22">
            <text:p>22</text:p>
          </table:table-cell>
          <table:table-cell table:style-name="ce143" table:formula="of:=[.Y2]+1" office:value-type="date" office:date-value="2019-04-23">
            <text:p>23</text:p>
          </table:table-cell>
          <table:table-cell table:style-name="ce143" table:formula="of:=[.Z2]+1" office:value-type="date" office:date-value="2019-04-24">
            <text:p>24</text:p>
          </table:table-cell>
          <table:table-cell table:style-name="ce143" table:formula="of:=[.AA2]+1" office:value-type="date" office:date-value="2019-04-25">
            <text:p>25</text:p>
          </table:table-cell>
          <table:table-cell table:style-name="ce143" table:formula="of:=[.AB2]+1" office:value-type="date" office:date-value="2019-04-26">
            <text:p>26</text:p>
          </table:table-cell>
          <table:table-cell table:style-name="ce143" table:formula="of:=[.AC2]+1" office:value-type="date" office:date-value="2019-04-27">
            <text:p>27</text:p>
          </table:table-cell>
          <table:table-cell table:style-name="ce143" table:formula="of:=[.AD2]+1" office:value-type="date" office:date-value="2019-04-28">
            <text:p>28</text:p>
          </table:table-cell>
          <table:table-cell table:style-name="ce143" table:formula="of:=[.AE2]+1" office:value-type="date" office:date-value="2019-04-29">
            <text:p>29</text:p>
          </table:table-cell>
          <table:table-cell table:style-name="ce143" table:formula="of:=[.AF2]+1" office:value-type="date" office:date-value="2019-04-30">
            <text:p>30</text:p>
          </table:table-cell>
          <table:table-cell table:style-name="ce143" table:formula="of:=[.AG2]+1" office:value-type="date" office:date-value="2019-05-01">
            <text:p>01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14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4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4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4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4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4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4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4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140" table:formula="of:=SUM([.D4:.AH4])" office:value-type="float" office:value="2">
            <text:p>2</text:p>
          </table:table-cell>
          <table:table-cell table:style-name="ce145" office:value-type="float" office:value="0">
            <office:annotation draw:style-name="gr4" draw:text-style-name="P4" svg:width="1.1413in" svg:height="0.3902in" svg:x="2.6457in" svg:y="0.113in" draw:caption-point-x="-0.2402in" draw:caption-point-y="0.6051in">
              <dc:date>2019-04-01T00:00:00</dc:date>
              <text:p text:style-name="P4"><text:span text:style-name="T4">dậy muộn, 8h37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3.5591in" svg:y="0.1146in" draw:caption-point-x="-0.2402in" draw:caption-point-y="0.6035in">
              <dc:date>2019-04-04T00:00:00</dc:date>
              <text:p text:style-name="P4"><text:span text:style-name="T4">Đi học, off sáng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4" draw:text-style-name="P4" svg:width="1.1413in" svg:height="0.3902in" svg:x="5.8421in" svg:y="0.1154in" draw:caption-point-x="-0.2402in" draw:caption-point-y="0.6028in">
              <dc:date>2019-04-08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3311in" svg:y="0.1161in" draw:caption-point-x="-0.2402in" draw:caption-point-y="0.602in">
              <dc:date>2019-04-09T00:00:00</dc:date>
              <text:p text:style-name="P4"><text:span text:style-name="T4">kẹt xe, 8h37 vào cty</text:span></text:p>
            </office:annotation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6.8205in" svg:y="0.174in" draw:caption-point-x="-0.2402in" draw:caption-point-y="0.5441in">
              <dc:date>2019-04-04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45" office:value-type="float" office:value="0">
            <office:annotation draw:style-name="gr4" draw:text-style-name="P4" svg:width="1.1413in" svg:height="0.3902in" svg:x="7.3094in" svg:y="0.1165in" draw:caption-point-x="-0.2402in" draw:caption-point-y="0.6016in">
              <dc:date>2019-04-11T00:00:00</dc:date>
              <text:p text:style-name="P4"><text:span text:style-name="T4">Bận việc, xđt, 9h18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10.1791in" svg:y="0.1752in" draw:caption-point-x="-0.2402in" draw:caption-point-y="0.5429in">
              <dc:date>2019-04-04T00:00:00</dc:date>
              <text:p text:style-name="P4"><text:span text:style-name="T4">Đi học, off sáng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13.3756in" svg:y="0.178in" draw:caption-point-x="-0.2402in" draw:caption-point-y="0.5402in">
              <dc:date>2019-04-04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45" office:value-type="float" office:value="0">
            <office:annotation draw:style-name="gr2" draw:text-style-name="P4" svg:width="1.1413in" svg:height="0.5457in" svg:x="13.8323in" svg:y="0.1209in" draw:caption-point-x="-0.2402in" draw:caption-point-y="0.5972in">
              <dc:date>2019-04-25T00:00:00</dc:date>
              <text:p text:style-name="P4"><text:span text:style-name="T4">dậy muộn, 8h41 đến cty</text:span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140" table:formula="of:=SUM([.D5:.AH5])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3.1024in" svg:y="0.3618in" draw:caption-point-x="-0.2402in" draw:caption-point-y="0.6039in">
              <dc:date>2019-04-02T00:00:00</dc:date>
              <text:p text:style-name="P4"><text:span text:style-name="T4">ngủ quên, 8h32 đến cty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140" table:formula="of:=SUM([.D6:.AH6])" office:value-type="float" office:value="1.5">
            <text:p>1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1">
            <office:annotation draw:style-name="gr4" draw:text-style-name="P4" svg:width="1.1413in" svg:height="0.3902in" svg:x="3.1024in" svg:y="0.6094in" draw:caption-point-x="-0.2402in" draw:caption-point-y="0.6039in">
              <dc:date>2019-04-02T00:00:00</dc:date>
              <text:p text:style-name="P4"><text:span text:style-name="T4">Đi bệnh viện với mẹ</text:span></text:p>
            </office:annotation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4.0157in" svg:y="0.6098in" draw:caption-point-x="-0.2402in" draw:caption-point-y="0.6035in">
              <dc:date>2019-04-04T00:00:00</dc:date>
              <text:p text:style-name="P4"><text:span text:style-name="T4">kẹt thang máy, 8h33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office:annotation draw:style-name="gr4" draw:text-style-name="P4" svg:width="1.1413in" svg:height="0.3902in" svg:x="9.7228in" svg:y="0.613in" draw:caption-point-x="-0.2402in" draw:caption-point-y="0.6004in">
              <dc:date>2019-04-17T00:00:00</dc:date>
              <text:p text:style-name="P4"><text:span text:style-name="T4">đi thăm bệnh, xin về sớm, 4h50 về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2" draw:text-style-name="P4" svg:width="1.1413in" svg:height="0.5457in" svg:x="13.8323in" svg:y="0.6161in" draw:caption-point-x="-0.2402in" draw:caption-point-y="0.5972in">
              <dc:date>2019-04-25T00:00:00</dc:date>
              <text:p text:style-name="P4"><text:span text:style-name="T4">Không khỏe, đi khám bệnh, off sáng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140" table:formula="of:=SUM([.D7:.AH7])" office:value-type="float" office:value="0">
            <text:p>0</text:p>
          </table:table-cell>
          <table:table-cell table:style-name="ce145" office:value-type="float" office:value="0">
            <office:annotation draw:style-name="gr3" draw:text-style-name="P4" svg:width="1.1413in" svg:height="0.7012in" svg:x="2.6457in" svg:y="0.8543in" draw:caption-point-x="-0.2402in" draw:caption-point-y="0.6067in">
              <dc:date>2019-04-02T00:00:00</dc:date>
              <text:p text:style-name="P4"><text:span text:style-name="T4">Đám cưới → chấm công theo chính sách cưới hỏi</text:span></text:p>
            </office:annotation>
            <text:p>0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0">
            <office:annotation draw:style-name="gr10" draw:text-style-name="P4" svg:width="1.1413in" svg:height="1.0122in" svg:x="7.7988in" svg:y="0.8602in" draw:caption-point-x="-0.2402in" draw:caption-point-y="0.6008in">
              <dc:date>2019-04-12T00:00:00</dc:date>
              <text:p text:style-name="P4"><text:span text:style-name="T4">bận việc, xin đi trễ + có meeting với KH lúc 9h nên ở nhà meeting,10h22 đến cty</text:span></text:p>
            </office:annotation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140" table:formula="of:=SUM([.D8:.AH8])" office:value-type="float" office:value="0.5"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3.5591in" svg:y="1.1051in" draw:caption-point-x="-0.2402in" draw:caption-point-y="0.6035in">
              <dc:date>2019-04-04T00:00:00</dc:date>
              <text:p text:style-name="P4"><text:span text:style-name="T4">đi tái khám, xin đi trễ, 8h45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2" draw:text-style-name="P4" svg:width="1.1413in" svg:height="0.5457in" svg:x="14.289in" svg:y="1.1118in" draw:caption-point-x="-0.2402in" draw:caption-point-y="0.5969in">
              <dc:date>2019-04-26T00:00:00</dc:date>
              <text:p text:style-name="P4"><text:span text:style-name="T4">ghé ngân hàng làm thủ tục, off sáng</text:span></text:p>
            </office:annotation>
            <text:p>0.5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">
            <text:p>6</text:p>
          </table:table-cell>
          <table:table-cell table:style-name="ce85" office:value-type="string">
            <text:p>DauDQ</text:p>
          </table:table-cell>
          <table:table-cell table:style-name="ce140" table:formula="of:=SUM([.D9:.AH9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7">
            <text:p>7</text:p>
          </table:table-cell>
          <table:table-cell table:style-name="ce55" office:value-type="string">
            <text:p>DuongDN</text:p>
          </table:table-cell>
          <table:table-cell table:style-name="ce140" table:formula="of:=SUM([.D10:.AH10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8205in" svg:y="1.6028in" draw:caption-point-x="-0.2402in" draw:caption-point-y="0.6016in">
              <dc:date>2019-04-11T00:00:00</dc:date>
              <text:p text:style-name="P4"><text:span text:style-name="T4">chăm bé, 8h39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3.8323in" svg:y="1.6071in" draw:caption-point-x="-0.2402in" draw:caption-point-y="0.5972in">
              <dc:date>2019-04-25T00:00:00</dc:date>
              <text:p text:style-name="P4"><text:span text:style-name="T4">ngủ quên, xin đi trễ, 8h55 đến cty 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8">
            <text:p>8</text:p>
          </table:table-cell>
          <table:table-cell table:style-name="ce55" office:value-type="string">
            <text:p>DuyNM</text:p>
          </table:table-cell>
          <table:table-cell table:style-name="ce140" table:formula="of:=SUM([.D11:.AH11])" office:value-type="float" office:value="0.5">
            <text:p>0.5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2" draw:text-style-name="P4" svg:width="1.1413in" svg:height="0.5457in" svg:x="6.8205in" svg:y="1.8504in" draw:caption-point-x="-0.2402in" draw:caption-point-y="0.6016in">
              <dc:date>2019-04-11T00:00:00</dc:date>
              <text:p text:style-name="P4"><text:span text:style-name="T4">Chở người thân đi khám <text:s/>bệnh, off chiều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office:annotation draw:style-name="gr4" draw:text-style-name="P4" svg:width="1.1413in" svg:height="0.3902in" svg:x="9.7228in" svg:y="1.8516in" draw:caption-point-x="-0.2402in" draw:caption-point-y="0.6004in">
              <dc:date>2019-04-17T00:00:00</dc:date>
              <text:p text:style-name="P4"><text:span text:style-name="T4">bận việc nhà, xin về sớm, 4h45 về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9">
            <text:p>9</text:p>
          </table:table-cell>
          <table:table-cell table:style-name="ce55" office:value-type="string">
            <text:p>DuyenLT</text:p>
          </table:table-cell>
          <table:table-cell table:style-name="ce140" table:formula="of:=SUM([.D12:.AH12])" office:value-type="float" office:value="1.5">
            <text:p>1.5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1">
            <office:annotation draw:style-name="gr6" draw:text-style-name="P4" svg:width="1.1413in" svg:height="0.2634in" svg:x="5.8421in" svg:y="2.0969in" draw:caption-point-x="-0.2402in" draw:caption-point-y="0.6028in">
              <dc:date>2019-04-08T00:00:00</dc:date>
              <text:p text:style-name="P4"><text:span text:style-name="T4">Đi du lịch</text:span></text:p>
            </office:annotation>
            <text:p>1</text:p>
          </table:table-cell>
          <table:table-cell table:style-name="ce145" office:value-type="float" office:value="0.5">
            <office:annotation draw:style-name="gr4" draw:text-style-name="P4" svg:width="1.1413in" svg:height="0.3902in" svg:x="6.3311in" svg:y="2.0976in" draw:caption-point-x="-0.2402in" draw:caption-point-y="0.602in">
              <dc:date>2019-04-09T00:00:00</dc:date>
              <text:p text:style-name="P4"><text:span text:style-name="T4">Trễ máy bay, off sáng</text:span></text:p>
            </office:annotation>
            <text:p>0.5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3.8323in" svg:y="2.1024in" draw:caption-point-x="-0.2402in" draw:caption-point-y="0.5972in">
              <dc:date>2019-04-25T00:00:00</dc:date>
              <text:p text:style-name="P4"><text:span text:style-name="T4">bận việc nhà, 8h40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0">
            <text:p>10</text:p>
          </table:table-cell>
          <table:table-cell table:style-name="ce55" office:value-type="string">
            <text:p>GiauNV</text:p>
          </table:table-cell>
          <table:table-cell table:style-name="ce140" table:formula="of:=SUM([.D13:.AH13])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3.1024in" svg:y="2.3433in" draw:caption-point-x="-0.2402in" draw:caption-point-y="0.6039in">
              <dc:date>2019-04-09T00:00:00</dc:date>
              <text:p text:style-name="P4"><text:span text:style-name="T4">Làm remote theo plan-&gt; đã làm đủ số giờ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3.5591in" svg:y="2.3437in" draw:caption-point-x="-0.2402in" draw:caption-point-y="0.6035in">
              <dc:date>2019-04-04T00:00:00</dc:date>
              <text:p text:style-name="P4"><text:span text:style-name="T4">đi trễ theo plan, 9h05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4.0157in" svg:y="2.3433in" draw:caption-point-x="-0.2402in" draw:caption-point-y="0.6039in">
              <dc:date>2019-04-09T00:00:00</dc:date>
              <text:p text:style-name="P4"><text:span text:style-name="T4">Làm remote theo plan-&gt; đã làm đủ số giờ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4.472in" svg:y="2.3445in" draw:caption-point-x="-0.2402in" draw:caption-point-y="0.6028in">
              <dc:date>2019-04-08T00:00:00</dc:date>
              <text:p text:style-name="P4"><text:span text:style-name="T4">xin đi trễ theo plan, 9h20 đến cty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2" draw:text-style-name="P4" svg:width="1.1413in" svg:height="0.5457in" svg:x="5.8421in" svg:y="2.3445in" draw:caption-point-x="-0.2402in" draw:caption-point-y="0.6028in">
              <dc:date>2019-04-08T00:00:00</dc:date>
              <text:p text:style-name="P4"><text:span text:style-name="T4">xin đi trễ theo plan, 9h18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6.3311in" svg:y="2.3433in" draw:caption-point-x="-0.2402in" draw:caption-point-y="0.6039in">
              <dc:date>2019-04-09T00:00:00</dc:date>
              <text:p text:style-name="P4"><text:span text:style-name="T4">Làm remote theo plan-&gt; đã làm đủ số giờ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8205in" svg:y="2.3457in" draw:caption-point-x="-0.2402in" draw:caption-point-y="0.6016in">
              <dc:date>2019-04-11T00:00:00</dc:date>
              <text:p text:style-name="P4"><text:span text:style-name="T4">đi trễ theo plan, 9h05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7.3094in" svg:y="2.3433in" draw:caption-point-x="-0.2402in" draw:caption-point-y="0.6039in">
              <dc:date>2019-04-09T00:00:00</dc:date>
              <text:p text:style-name="P4"><text:span text:style-name="T4">Làm remote theo plan-&gt; đã làm đủ số giờ</text:span></text:p>
            </office:annotation>
            <text:p>0</text:p>
          </table:table-cell>
          <table:table-cell table:style-name="ce145" office:value-type="float" office:value="0">
            <office:annotation draw:style-name="gr3" draw:text-style-name="P4" svg:width="1.1413in" svg:height="0.7012in" svg:x="7.7988in" svg:y="2.3465in" draw:caption-point-x="-0.2402in" draw:caption-point-y="0.6008in">
              <dc:date>2019-04-12T00:00:00</dc:date>
              <text:p text:style-name="P4"><text:span text:style-name="T4">vợ không đi làm, tự bắt xe nên hơi lâu, xin phép đi trễ, 9h21 đến cty</text:span></text:p>
            </office:annotation>
            <text:p>0</text:p>
          </table:table-cell>
          <table:table-cell table:style-name="ce145" table:number-columns-repeated="3"/>
          <table:table-cell table:style-name="ce145" office:value-type="float" office:value="0.5">
            <office:annotation draw:style-name="gr8" draw:text-style-name="P4" svg:width="1.1413in" svg:height="0.8567in" svg:x="9.7228in" svg:y="2.3433in" draw:caption-point-x="-0.2402in" draw:caption-point-y="0.6039in">
              <dc:date>2019-04-18T00:00:00</dc:date>
              <text:p text:style-name="P4"><text:span text:style-name="T4">Làm remote theo plan + off chiều đi khám chân-&gt; làm remote đủ số giờ</text:span></text:p>
            </office:annotation>
            <text:p>0.5</text:p>
          </table:table-cell>
          <table:table-cell table:style-name="ce145" office:value-type="float" office:value="0.5">
            <office:annotation draw:style-name="gr8" draw:text-style-name="P4" svg:width="1.1413in" svg:height="0.8567in" svg:x="10.1791in" svg:y="2.3469in" draw:caption-point-x="-0.2402in" draw:caption-point-y="0.6004in">
              <dc:date>2019-04-18T00:00:00</dc:date>
              <text:p text:style-name="P4"><text:span text:style-name="T4"><text:s/></text:span><text:span text:style-name="T4">làm remote nửa buổi, xin off nửa buổi đi tái khám chân-&gt; làm remote đủ 4h</text:span></text:p>
            </office:annotation>
            <text:p>0.5</text:p>
          </table:table-cell>
          <table:table-cell table:style-name="ce145" office:value-type="float" office:value="0">
            <office:annotation draw:style-name="gr4" draw:text-style-name="P4" svg:width="1.1413in" svg:height="0.3902in" svg:x="10.6358in" svg:y="2.3476in" draw:caption-point-x="-0.2402in" draw:caption-point-y="0.5996in">
              <dc:date>2019-04-18T00:00:00</dc:date>
              <text:p text:style-name="P4"><text:span text:style-name="T4">Đi trễ theo plan, 9h15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1.0925in" svg:y="2.3484in" draw:caption-point-x="-0.2402in" draw:caption-point-y="0.5988in">
              <dc:date>2019-04-19T00:00:00</dc:date>
              <text:p text:style-name="P4"><text:span text:style-name="T4">Đi trễ theo plan, 9h16 đến cty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6" draw:text-style-name="P4" svg:width="1.1413in" svg:height="0.2634in" svg:x="12.4622in" svg:y="2.3488in" draw:caption-point-x="-0.2402in" draw:caption-point-y="0.5984in">
              <dc:date>2019-04-22T00:00:00</dc:date>
              <text:p text:style-name="P4"><text:span text:style-name="T4">9h14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2.9189in" svg:y="2.3496in" draw:caption-point-x="-0.2402in" draw:caption-point-y="0.5976in">
              <dc:date>2019-05-02T00:00:00</dc:date>
              <text:p text:style-name="P4"><text:span text:style-name="T4">Remote → đã làm đủ số giờ</text:span></text:p>
            </office:annotation>
            <text:p>0</text:p>
          </table:table-cell>
          <table:table-cell table:style-name="ce145" office:value-type="float" office:value="0">
            <office:annotation draw:style-name="gr6" draw:text-style-name="P4" svg:width="1.1413in" svg:height="0.2634in" svg:x="13.3756in" svg:y="2.3496in" draw:caption-point-x="-0.2402in" draw:caption-point-y="0.5976in">
              <dc:date>2019-04-24T00:00:00</dc:date>
              <text:p text:style-name="P4"><text:span text:style-name="T4">8h57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3.8323in" svg:y="2.3496in" draw:caption-point-x="-0.2402in" draw:caption-point-y="0.5976in">
              <dc:date>2019-05-02T00:00:00</dc:date>
              <text:p text:style-name="P4"><text:span text:style-name="T4">Remote → đã làm đủ số giờ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4.289in" svg:y="2.3512in" draw:caption-point-x="-0.2402in" draw:caption-point-y="0.5961in">
              <dc:date>2019-04-26T00:00:00</dc:date>
              <text:p text:style-name="P4"><text:span text:style-name="T4">Ghé bảo hiểm xã hội, xin đi trễ, 9h42 đến cty</text:span></text:p>
            </office:annotation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1">
            <text:p>11</text:p>
          </table:table-cell>
          <table:table-cell table:style-name="ce86" office:value-type="string">
            <text:p>HaTH</text:p>
          </table:table-cell>
          <table:table-cell table:style-name="ce140" table:formula="of:=SUM([.D14:.AH14])" office:value-type="float" office:value="0">
            <text:p>0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4.472in" svg:y="2.5921in" draw:caption-point-x="-0.2402in" draw:caption-point-y="0.6028in">
              <dc:date>2019-04-08T00:00:00</dc:date>
              <text:p text:style-name="P4"><text:span text:style-name="T4">bận việc cá nhân, xin về sớm, 4h35 về</text:span></text:p>
            </office:annotation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office:annotation draw:style-name="gr4" draw:text-style-name="P4" svg:width="1.1413in" svg:height="0.3902in" svg:x="9.7228in" svg:y="2.5945in" draw:caption-point-x="-0.2402in" draw:caption-point-y="0.6004in">
              <dc:date>2019-04-17T00:00:00</dc:date>
              <text:p text:style-name="P4"><text:span text:style-name="T4">kẹt xe, 8h41 đến cty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2">
            <text:p>12</text:p>
          </table:table-cell>
          <table:table-cell table:style-name="ce55" office:value-type="string">
            <text:p>HaVS</text:p>
          </table:table-cell>
          <table:table-cell table:style-name="ce140" table:formula="of:=SUM([.D15:.AH15])" office:value-type="float" office:value="5.5">
            <text:p>5.5</text:p>
          </table:table-cell>
          <table:table-cell table:style-name="ce145" office:value-type="float" office:value="0.5">
            <office:annotation draw:style-name="gr6" draw:text-style-name="P4" svg:width="1.1413in" svg:height="0.2634in" svg:x="2.6457in" svg:y="2.8374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3.5591in" svg:y="2.8374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4.472in" svg:y="2.8374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table:number-columns-repeated="2"/>
          <table:table-cell table:style-name="ce145" office:value-type="float" office:value="0.5">
            <office:annotation draw:style-name="gr6" draw:text-style-name="P4" svg:width="1.1413in" svg:height="0.2634in" svg:x="5.8421in" svg:y="2.8374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6.8205in" svg:y="2.8374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7.7988in" svg:y="2.8374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10.1791in" svg:y="2.8374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11.0925in" svg:y="2.8374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table:number-columns-repeated="2"/>
          <table:table-cell table:style-name="ce145" office:value-type="float" office:value="0.5">
            <office:annotation draw:style-name="gr6" draw:text-style-name="P4" svg:width="1.1413in" svg:height="0.2634in" svg:x="12.4622in" svg:y="2.8374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13.3756in" svg:y="2.8374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14.289in" svg:y="2.8374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3">
            <text:p>13</text:p>
          </table:table-cell>
          <table:table-cell table:style-name="ce55" office:value-type="string">
            <text:p>HaiNM</text:p>
          </table:table-cell>
          <table:table-cell table:style-name="ce140" table:formula="of:=SUM([.D16:.AH16])" office:value-type="float" office:value="0.5">
            <text:p>0.5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10" draw:text-style-name="P4" svg:width="1.1413in" svg:height="1.0122in" svg:x="4.0157in" svg:y="3.0866in" draw:caption-point-x="-0.2402in" draw:caption-point-y="0.6035in">
              <dc:date>2019-04-04T00:00:00</dc:date>
              <text:p text:style-name="P4"><text:span text:style-name="T4">đi họp ở trường sáng + chiều, xin về sớm lúc 10h45 (sẽ làm bù sau) + off chiều 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4" draw:text-style-name="P4" svg:width="1.1413in" svg:height="0.3902in" svg:x="5.8421in" svg:y="3.0874in" draw:caption-point-x="-0.2402in" draw:caption-point-y="0.6028in">
              <dc:date>2019-04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6.3311in" svg:y="3.0882in" draw:caption-point-x="-0.2402in" draw:caption-point-y="0.602in">
              <dc:date>2019-04-09T00:00:00</dc:date>
              <text:p text:style-name="P4"><text:span text:style-name="T4">bận việc ở trường, xin đi trễ, 9h15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8" draw:text-style-name="P4" svg:width="1.1413in" svg:height="0.8567in" svg:x="7.3094in" svg:y="3.089in" draw:caption-point-x="-0.2402in" draw:caption-point-y="0.6012in">
              <dc:date>2019-05-07T00:00:00</dc:date>
              <text:p text:style-name="P4"><text:span text:style-name="T4">Bận việc ở trường, 4h05 về, làm bù sau</text:span></text:p>
              <text:p text:style-name="P4"><text:span text:style-name="T4">→ </text:span><text:span text:style-name="T4">đã làm bù đủ giờ</text:span></text:p>
            </office:annotation>
            <text:p>0</text:p>
          </table:table-cell>
          <table:table-cell table:style-name="ce145" office:value-type="float" office:value="0">
            <office:annotation draw:style-name="gr3" draw:text-style-name="P4" svg:width="1.1413in" svg:height="0.7012in" svg:x="7.7988in" svg:y="3.0894in" draw:caption-point-x="-0.2402in" draw:caption-point-y="0.6008in">
              <dc:date>2019-04-12T00:00:00</dc:date>
              <text:p text:style-name="P4"><text:span text:style-name="T4">bận việc nhà, 9h đến cty</text:span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3" draw:text-style-name="P4" svg:width="1.1413in" svg:height="0.7012in" svg:x="10.1791in" svg:y="3.0898in" draw:caption-point-x="-0.2402in" draw:caption-point-y="0.6004in">
              <dc:date>2019-04-17T00:00:00</dc:date>
              <text:p text:style-name="P4"><text:span text:style-name="T4">bận việc nhà, xin đi trễ, 9h10 đến cty</text:span></text:p>
              <text:p text:style-name="P4"><text:span text:style-name="T4"/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3.3756in" svg:y="3.0925in" draw:caption-point-x="-0.2402in" draw:caption-point-y="0.5976in">
              <dc:date>2019-04-24T00:00:00</dc:date>
              <text:p text:style-name="P4"><text:span text:style-name="T4">bận việc nhà, 8h48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3.8323in" svg:y="3.0929in" draw:caption-point-x="-0.2402in" draw:caption-point-y="0.5972in">
              <dc:date>2019-04-25T00:00:00</dc:date>
              <text:p text:style-name="P4"><text:span text:style-name="T4">bận việc nhà, 8h41 đến cty</text:span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office:annotation draw:style-name="gr3" draw:text-style-name="P4" svg:width="1.1413in" svg:height="0.7012in" svg:x="14.289in" svg:y="3.0933in" draw:caption-point-x="-0.2402in" draw:caption-point-y="0.5969in">
              <dc:date>2019-05-04T00:00:00</dc:date>
              <text:p text:style-name="P4"><text:span text:style-name="T4">Ra bến xe, xin về sớm lúc 2h15, → đã bù 2h, còn 1h nữa</text:span></text:p>
            </office:annotation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4">
            <text:p>14</text:p>
          </table:table-cell>
          <table:table-cell table:style-name="ce55" office:value-type="string">
            <text:p>HangDTT</text:p>
          </table:table-cell>
          <table:table-cell table:style-name="ce140" table:formula="of:=SUM([.D17:.AH17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1.0925in" svg:y="3.3394in" draw:caption-point-x="-0.2402in" draw:caption-point-y="0.5988in">
              <dc:date>2019-04-19T00:00:00</dc:date>
              <text:p text:style-name="P4"><text:span text:style-name="T4">ngủ quên, 8h53 đến cty</text:span></text:p>
            </office:annotation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3" draw:text-style-name="P4" svg:width="1.1413in" svg:height="0.7012in" svg:x="13.8323in" svg:y="3.3409in" draw:caption-point-x="-0.2402in" draw:caption-point-y="0.5972in">
              <dc:date>2019-04-25T00:00:00</dc:date>
              <text:p text:style-name="P4"><text:span text:style-name="T4">ghé liên đoàn lao động lấy tiền công đoàn, 8h49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5">
            <text:p>15</text:p>
          </table:table-cell>
          <table:table-cell table:style-name="ce55" office:value-type="string">
            <text:p>HanTTH</text:p>
          </table:table-cell>
          <table:table-cell table:style-name="ce140" table:formula="of:=SUM([.D18:.AH18])" office:value-type="float" office:value="3">
            <text:p>3</text:p>
          </table:table-cell>
          <table:table-cell table:style-name="ce145" office:value-type="float" office:value="0.5">
            <office:annotation draw:style-name="gr4" draw:text-style-name="P4" svg:width="1.1413in" svg:height="0.3902in" svg:x="2.6457in" svg:y="3.5815in" draw:caption-point-x="-0.2402in" draw:caption-point-y="0.6043in">
              <dc:date>2019-04-01T00:00:00</dc:date>
              <text:p text:style-name="P4"><text:span text:style-name="T4">Bị bệnh, off chiều</text:span></text:p>
            </office:annotation>
            <text:p>0.5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6.8205in" svg:y="3.5843in" draw:caption-point-x="-0.2402in" draw:caption-point-y="0.6016in">
              <dc:date>2019-04-11T00:00:00</dc:date>
              <text:p text:style-name="P4"><text:span text:style-name="T4">Khám bệnh, off chiều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1">
            <office:annotation draw:style-name="gr4" draw:text-style-name="P4" svg:width="1.1413in" svg:height="0.3902in" svg:x="13.8323in" svg:y="3.5886in" draw:caption-point-x="-0.2402in" draw:caption-point-y="0.5972in">
              <dc:date>2019-04-25T00:00:00</dc:date>
              <text:p text:style-name="P4"><text:span text:style-name="T4">Về quê dự đám cười</text:span></text:p>
            </office:annotation>
            <text:p>1</text:p>
          </table:table-cell>
          <table:table-cell table:style-name="ce145" office:value-type="float" office:value="1">
            <office:annotation draw:style-name="gr4" draw:text-style-name="P4" svg:width="1.1413in" svg:height="0.3902in" svg:x="14.289in" svg:y="3.5886in" draw:caption-point-x="-0.2402in" draw:caption-point-y="0.5972in">
              <dc:date>2019-04-25T00:00:00</dc:date>
              <text:p text:style-name="P4"><text:span text:style-name="T4">Về quê dự đám cười</text:span></text:p>
            </office:annotation>
            <text:p>1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6">
            <text:p>16</text:p>
          </table:table-cell>
          <table:table-cell table:style-name="ce55" office:value-type="string">
            <text:p>HienNV</text:p>
          </table:table-cell>
          <table:table-cell table:style-name="ce140" table:formula="of:=SUM([.D19:.AH19])" office:value-type="float" office:value="10.5">
            <text:p>10.5</text:p>
          </table:table-cell>
          <table:table-cell table:style-name="ce145" office:value-type="float" office:value="1">
            <text:p>1</text:p>
          </table:table-cell>
          <table:table-cell table:style-name="ce145" office:value-type="float" office:value="0.5">
            <office:annotation draw:style-name="gr6" draw:text-style-name="P4" svg:width="1.1413in" svg:height="0.2634in" svg:x="3.1024in" svg:y="3.8295in" draw:caption-point-x="-0.2402in" draw:caption-point-y="0.6039in">
              <dc:date>2019-04-02T00:00:00</dc:date>
              <text:p text:style-name="P4"><text:span text:style-name="T4">Off chiều</text:span></text:p>
            </office:annotation>
            <text:p>0.5</text:p>
          </table:table-cell>
          <table:table-cell table:number-columns-repeated="3" table:style-name="ce145" office:value-type="float" office:value="1">
            <text:p>1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145" office:value-type="float" office:value="0.5">
            <office:annotation draw:style-name="gr4" draw:text-style-name="P4" svg:width="1.1413in" svg:height="0.3902in" svg:x="7.3094in" svg:y="3.8319in" draw:caption-point-x="-0.2402in" draw:caption-point-y="0.6016in">
              <dc:date>2019-04-11T00:00:00</dc:date>
              <text:p text:style-name="P4"><text:span text:style-name="T4">10h05 đến cty → tính off sáng</text:span></text:p>
            </office:annotation>
            <text:p>0.5</text:p>
          </table:table-cell>
          <table:table-cell table:style-name="ce145" office:value-type="float" office:value="1">
            <text:p>1</text:p>
          </table:table-cell>
          <table:table-cell table:style-name="ce145" table:number-columns-repeated="3"/>
          <table:table-cell table:style-name="ce145" office:value-type="float" office:value="0.5">
            <office:annotation draw:style-name="gr6" draw:text-style-name="P4" svg:width="1.1413in" svg:height="0.2634in" svg:x="9.7228in" svg:y="3.8331in" draw:caption-point-x="-0.2402in" draw:caption-point-y="0.6004in">
              <dc:date>2019-04-17T00:00:00</dc:date>
              <text:p text:style-name="P4"><text:span text:style-name="T4">Off sáng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6" draw:text-style-name="P4" svg:width="1.1413in" svg:height="0.2634in" svg:x="12.9189in" svg:y="3.8354in" draw:caption-point-x="-0.2402in" draw:caption-point-y="0.598in">
              <dc:date>2019-04-23T00:00:00</dc:date>
              <text:p text:style-name="P4"><text:span text:style-name="T4">9h55 đến cty</text:span></text:p>
            </office:annotation>
            <text:p>0</text:p>
          </table:table-cell>
          <table:table-cell table:style-name="ce145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7">
            <text:p>17</text:p>
          </table:table-cell>
          <table:table-cell table:style-name="ce55" office:value-type="string">
            <text:p>HieuNKT</text:p>
          </table:table-cell>
          <table:table-cell table:style-name="ce140" table:formula="of:=SUM([.D20:.AH20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8205in" svg:y="4.0795in" draw:caption-point-x="-0.2402in" draw:caption-point-y="0.6016in">
              <dc:date>2019-04-11T00:00:00</dc:date>
              <text:p text:style-name="P4"><text:span text:style-name="T4">ghé ngân hàng, 8h43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4.289in" svg:y="4.0843in" draw:caption-point-x="-0.2402in" draw:caption-point-y="0.5969in">
              <dc:date>2019-04-26T00:00:00</dc:date>
              <text:p text:style-name="P4"><text:span text:style-name="T4">ghé ngân hàng, xin đi trễ, 8h59 đến cty</text:span></text:p>
            </office:annotation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8">
            <text:p>18</text:p>
          </table:table-cell>
          <table:table-cell table:style-name="ce55" office:value-type="string">
            <text:p>HueND</text:p>
          </table:table-cell>
          <table:table-cell table:style-name="ce140" table:formula="of:=SUM([.D21:.AH21])" office:value-type="float" office:value="4">
            <text:p>4</text:p>
          </table:table-cell>
          <table:table-cell table:style-name="ce145" office:value-type="float" office:value="0.5">
            <office:annotation draw:style-name="gr6" draw:text-style-name="P4" svg:width="1.1413in" svg:height="0.2634in" svg:x="2.6457in" svg:y="4.3236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4.0157in" svg:y="4.3252in" draw:caption-point-x="-0.2402in" draw:caption-point-y="0.6035in">
              <dc:date>2019-04-04T00:00:00</dc:date>
              <text:p text:style-name="P4"><text:span text:style-name="T4">Học bù, off sáng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.5">
            <office:annotation draw:style-name="gr6" draw:text-style-name="P4" svg:width="1.1413in" svg:height="0.2634in" svg:x="5.8421in" svg:y="4.3236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7.7988in" svg:y="4.3236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10.1791in" svg:y="4.3236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office:value-type="float" office:value="0.5">
            <office:annotation draw:style-name="gr6" draw:text-style-name="P4" svg:width="1.1413in" svg:height="0.2634in" svg:x="10.6358in" svg:y="4.3291in" draw:caption-point-x="-0.2402in" draw:caption-point-y="0.5996in">
              <dc:date>2019-04-18T00:00:00</dc:date>
              <text:p text:style-name="P4"><text:span text:style-name="T4">Học bù, off sáng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.5">
            <office:annotation draw:style-name="gr6" draw:text-style-name="P4" svg:width="1.1413in" svg:height="0.2634in" svg:x="12.4622in" svg:y="4.3236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13.3756in" svg:y="4.3236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9">
            <text:p>19</text:p>
          </table:table-cell>
          <table:table-cell table:style-name="ce55" office:value-type="string">
            <text:p>HungLV</text:p>
          </table:table-cell>
          <table:table-cell table:style-name="ce140" table:formula="of:=SUM([.D22:.AH22])" office:value-type="float" office:value="1">
            <text:p>1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1">
            <office:annotation draw:style-name="gr6" draw:text-style-name="P4" svg:width="1.1413in" svg:height="0.2634in" svg:x="4.472in" svg:y="4.5736in" draw:caption-point-x="-0.2402in" draw:caption-point-y="0.6028in">
              <dc:date>2019-04-08T00:00:00</dc:date>
              <text:p text:style-name="P4"><text:span text:style-name="T4">Cảm + sốt</text:span></text:p>
            </office:annotation>
            <text:p>1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0">
            <text:p>20</text:p>
          </table:table-cell>
          <table:table-cell table:style-name="ce55" office:value-type="string">
            <text:p>HungPN</text:p>
          </table:table-cell>
          <table:table-cell table:style-name="ce140" table:formula="of:=SUM([.D23:.AH23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1">
            <text:p>21</text:p>
          </table:table-cell>
          <table:table-cell table:style-name="ce55" office:value-type="string">
            <text:p>HuyNG</text:p>
          </table:table-cell>
          <table:table-cell table:style-name="ce140" table:formula="of:=SUM([.D24:.AH24])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3.1024in" svg:y="5.0677in" draw:caption-point-x="-0.2402in" draw:caption-point-y="0.6039in">
              <dc:date>2019-04-02T00:00:00</dc:date>
              <text:p text:style-name="P4"><text:span text:style-name="T4">kẹt xe, 8h45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3.5591in" svg:y="5.0681in" draw:caption-point-x="-0.2402in" draw:caption-point-y="0.6035in">
              <dc:date>2019-04-0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4.0157in" svg:y="5.0681in" draw:caption-point-x="-0.2402in" draw:caption-point-y="0.6035in">
              <dc:date>2019-04-04T00:00:00</dc:date>
              <text:p text:style-name="P4"><text:span text:style-name="T4">kẹt xe, 8h50 đến cty</text:span></text:p>
            </office:annotation>
            <text:p>0</text:p>
          </table:table-cell>
          <table:table-cell table:style-name="ce145" office:value-type="float" office:value="1">
            <office:annotation draw:style-name="gr4" draw:text-style-name="P4" svg:width="1.1413in" svg:height="0.3902in" svg:x="4.472in" svg:y="5.0665in" draw:caption-point-x="-0.2402in" draw:caption-point-y="0.6051in">
              <dc:date>2019-04-01T00:00:00</dc:date>
              <text:p text:style-name="P4"><text:span text:style-name="T4">Về quê giáp năm ngoại</text:span></text:p>
            </office:annotation>
            <text:p>1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6.3311in" svg:y="5.0697in" draw:caption-point-x="-0.2402in" draw:caption-point-y="0.602in">
              <dc:date>2019-04-09T00:00:00</dc:date>
              <text:p text:style-name="P4"><text:span text:style-name="T4">mệt, nhức đầu, xin đi trễ</text:span></text:p>
              <text:p text:style-name="P4"><text:span text:style-name="T4">9h12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8205in" svg:y="5.0701in" draw:caption-point-x="-0.2402in" draw:caption-point-y="0.6016in">
              <dc:date>2019-04-11T00:00:00</dc:date>
              <text:p text:style-name="P4"><text:span text:style-name="T4">ngủ quên, 9h02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7.7988in" svg:y="5.0709in" draw:caption-point-x="-0.2402in" draw:caption-point-y="0.6008in">
              <dc:date>2019-04-12T00:00:00</dc:date>
              <text:p text:style-name="P4"><text:span text:style-name="T4">đau bụng, 8h52 đến cty</text:span></text:p>
            </office:annotation>
            <text:p>0</text:p>
          </table:table-cell>
          <table:table-cell table:style-name="ce145" table:number-columns-repeated="3"/>
          <table:table-cell table:style-name="ce145" office:value-type="float" office:value="0">
            <office:annotation draw:style-name="gr4" draw:text-style-name="P4" svg:width="1.1413in" svg:height="0.3902in" svg:x="9.7228in" svg:y="5.0713in" draw:caption-point-x="-0.2402in" draw:caption-point-y="0.6004in">
              <dc:date>2019-04-17T00:00:00</dc:date>
              <text:p text:style-name="P4"><text:span text:style-name="T4">mệt, xin đi trễ, 9h03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5.0713in" draw:caption-point-x="-0.2402in" draw:caption-point-y="0.6004in">
              <dc:date>2019-04-17T00:00:00</dc:date>
              <text:p text:style-name="P4"><text:span text:style-name="T4">gửi đồ về nhà, 8h52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6358in" svg:y="5.072in" draw:caption-point-x="-0.2402in" draw:caption-point-y="0.5996in">
              <dc:date>2019-04-18T00:00:00</dc:date>
              <text:p text:style-name="P4"><text:span text:style-name="T4"><text:s/></text:span><text:span text:style-name="T4">dậy muộn, 8h50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1.0925in" svg:y="5.0728in" draw:caption-point-x="-0.2402in" draw:caption-point-y="0.5988in">
              <dc:date>2019-04-19T00:00:00</dc:date>
              <text:p text:style-name="P4"><text:span text:style-name="T4">mệt, xin đi trễ, 9h16 đến cty</text:span></text:p>
            </office:annotation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3.3756in" svg:y="5.074in" draw:caption-point-x="-0.2402in" draw:caption-point-y="0.5976in">
              <dc:date>2019-04-24T00:00:00</dc:date>
              <text:p text:style-name="P4"><text:span text:style-name="T4">mệt, 8h50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4.289in" svg:y="5.0748in" draw:caption-point-x="-0.2402in" draw:caption-point-y="0.5969in">
              <dc:date>2019-04-26T00:00:00</dc:date>
              <text:p text:style-name="P4"><text:span text:style-name="T4">đi gửi đồ, xin đi trễ, 9h10 đến cty</text:span></text:p>
            </office:annotation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2">
            <text:p>22</text:p>
          </table:table-cell>
          <table:table-cell table:style-name="ce55" office:value-type="string">
            <text:p>KhangNHH</text:p>
          </table:table-cell>
          <table:table-cell table:style-name="ce140" table:formula="of:=SUM([.D25:.AH25])" office:value-type="float" office:value="0.5">
            <text:p>0.5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.5">
            <office:annotation draw:style-name="gr4" draw:text-style-name="P4" svg:width="1.1413in" svg:height="0.3902in" svg:x="12.4622in" svg:y="5.3213in" draw:caption-point-x="-0.2402in" draw:caption-point-y="0.598in">
              <dc:date>2019-04-22T00:00:00</dc:date>
              <text:p text:style-name="P4"><text:span text:style-name="T4">Bận việc nhà, off chiều</text:span></text:p>
            </office:annotation>
            <text:p>0.5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3">
            <text:p>23</text:p>
          </table:table-cell>
          <table:table-cell table:style-name="ce55" office:value-type="string">
            <text:p>KhanhNN</text:p>
          </table:table-cell>
          <table:table-cell table:style-name="ce140" table:formula="of:=SUM([.D26:.AH26])" office:value-type="float" office:value="2">
            <text:p>2</text:p>
          </table:table-cell>
          <table:table-cell table:style-name="ce145" office:value-type="float" office:value="0">
            <office:annotation draw:style-name="gr4" draw:text-style-name="P4" svg:width="1.1413in" svg:height="0.3902in" svg:x="2.6457in" svg:y="5.5622in" draw:caption-point-x="-0.2402in" draw:caption-point-y="0.6051in">
              <dc:date>2019-04-01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3.1024in" svg:y="5.5634in" draw:caption-point-x="-0.2402in" draw:caption-point-y="0.6039in">
              <dc:date>2019-04-02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45" office:value-type="float" office:value="0">
            <office:annotation draw:style-name="gr8" draw:text-style-name="P4" svg:width="1.1413in" svg:height="0.8567in" svg:x="3.5591in" svg:y="5.5638in" draw:caption-point-x="-0.2402in" draw:caption-point-y="0.6035in">
              <dc:date>2019-04-04T00:00:00</dc:date>
              <text:p text:style-name="P4"><text:span text:style-name="T4">hư xe giữa đường phải dắt bộ kiếm chỗ sửa, 9h20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2" draw:text-style-name="P4" svg:width="1.1413in" svg:height="0.5457in" svg:x="5.8421in" svg:y="5.5646in" draw:caption-point-x="-0.2402in" draw:caption-point-y="0.6028in">
              <dc:date>2019-04-08T00:00:00</dc:date>
              <text:p text:style-name="P4"><text:span text:style-name="T4">bận việc cá nhân, xin đi trễ, 8h48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3311in" svg:y="5.6228in" draw:caption-point-x="-0.2402in" draw:caption-point-y="0.5445in">
              <dc:date>2019-04-09T00:00:00</dc:date>
              <text:p text:style-name="P4"><text:span text:style-name="T4">kẹt xe, 8h37 vào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7.7988in" svg:y="5.5665in" draw:caption-point-x="-0.2402in" draw:caption-point-y="0.6008in">
              <dc:date>2019-04-12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45" table:number-columns-repeated="3"/>
          <table:table-cell table:style-name="ce145" office:value-type="float" office:value="0">
            <office:annotation draw:style-name="gr4" draw:text-style-name="P4" svg:width="1.1413in" svg:height="0.3902in" svg:x="9.7228in" svg:y="5.5669in" draw:caption-point-x="-0.2402in" draw:caption-point-y="0.6004in">
              <dc:date>2019-04-17T00:00:00</dc:date>
              <text:p text:style-name="P4"><text:span text:style-name="T4">ngủ quên, 8h48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5.5669in" draw:caption-point-x="-0.2402in" draw:caption-point-y="0.6004in">
              <dc:date>2019-04-17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6358in" svg:y="5.5677in" draw:caption-point-x="-0.2402in" draw:caption-point-y="0.5996in">
              <dc:date>2019-04-18T00:00:00</dc:date>
              <text:p text:style-name="P4"><text:span text:style-name="T4"><text:s/></text:span><text:span text:style-name="T4">dậy muộn, 8h42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2" draw:text-style-name="P4" svg:width="1.1413in" svg:height="0.5457in" svg:x="12.4622in" svg:y="5.5689in" draw:caption-point-x="-0.2402in" draw:caption-point-y="0.5984in">
              <dc:date>2019-04-22T00:00:00</dc:date>
              <text:p text:style-name="P4"><text:span text:style-name="T4">qua ngân hàng làm lại thẻ, xin đi trễ, 9h20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1">
            <office:annotation draw:style-name="gr4" draw:text-style-name="P4" svg:width="1.1413in" svg:height="0.3902in" svg:x="13.8323in" svg:y="5.5701in" draw:caption-point-x="-0.2402in" draw:caption-point-y="0.5972in">
              <dc:date>2019-04-25T00:00:00</dc:date>
              <text:p text:style-name="P4"><text:span text:style-name="T4">đi Quy Nhơn thăm họ hàng</text:span></text:p>
            </office:annotation>
            <text:p>1</text:p>
          </table:table-cell>
          <table:table-cell table:style-name="ce145" office:value-type="float" office:value="1">
            <office:annotation draw:style-name="gr4" draw:text-style-name="P4" svg:width="1.1413in" svg:height="0.3902in" svg:x="14.289in" svg:y="5.5701in" draw:caption-point-x="-0.2402in" draw:caption-point-y="0.5972in">
              <dc:date>2019-04-25T00:00:00</dc:date>
              <text:p text:style-name="P4"><text:span text:style-name="T4">đi Quy Nhơn thăm họ hàng</text:span></text:p>
            </office:annotation>
            <text:p>1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4">
            <text:p>24</text:p>
          </table:table-cell>
          <table:table-cell table:style-name="ce55" office:value-type="string">
            <text:p>KhoaND</text:p>
          </table:table-cell>
          <table:table-cell table:style-name="ce140" table:formula="of:=SUM([.D27:.AH27])" office:value-type="float" office:value="1">
            <text:p>1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3311in" svg:y="5.813in" draw:caption-point-x="-0.2402in" draw:caption-point-y="0.602in">
              <dc:date>2019-04-09T00:00:00</dc:date>
              <text:p text:style-name="P4"><text:span text:style-name="T4">ngủ quên, 8h32 vào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7.7988in" svg:y="5.8142in" draw:caption-point-x="-0.2402in" draw:caption-point-y="0.6008in">
              <dc:date>2019-04-12T00:00:00</dc:date>
              <text:p text:style-name="P4"><text:span text:style-name="T4">bận việc, xin đi trễ, 8h45 đến cty</text:span></text:p>
            </office:annotation>
            <text:p>0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5.8146in" draw:caption-point-x="-0.2402in" draw:caption-point-y="0.6004in">
              <dc:date>2019-04-17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6358in" svg:y="5.8154in" draw:caption-point-x="-0.2402in" draw:caption-point-y="0.5996in">
              <dc:date>2019-04-18T00:00:00</dc:date>
              <text:p text:style-name="P4"><text:span text:style-name="T4">dậy trễ, 8h36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1">
            <office:annotation draw:style-name="gr6" draw:text-style-name="P4" svg:width="1.1413in" svg:height="0.2634in" svg:x="12.4622in" svg:y="5.8165in" draw:caption-point-x="-0.2402in" draw:caption-point-y="0.5984in">
              <dc:date>2019-04-22T00:00:00</dc:date>
              <text:p text:style-name="P4"><text:span text:style-name="T4">Đi du lịch</text:span></text:p>
            </office:annotation>
            <text:p>1</text:p>
          </table:table-cell>
          <table:table-cell table:style-name="ce145" office:value-type="float" office:value="0">
            <office:annotation draw:style-name="gr2" draw:text-style-name="P4" svg:width="1.1413in" svg:height="0.5457in" svg:x="12.9189in" svg:y="5.8169in" draw:caption-point-x="-0.2402in" draw:caption-point-y="0.598in">
              <dc:date>2019-04-23T00:00:00</dc:date>
              <text:p text:style-name="P4"><text:span text:style-name="T4">Không khỏe, xin đi trễ, 9h40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3.3756in" svg:y="5.8173in" draw:caption-point-x="-0.2402in" draw:caption-point-y="0.5976in">
              <dc:date>2019-04-24T00:00:00</dc:date>
              <text:p text:style-name="P4"><text:span text:style-name="T4">dậy trễ, 8h40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3.8323in" svg:y="5.8177in" draw:caption-point-x="-0.2402in" draw:caption-point-y="0.5972in">
              <dc:date>2019-04-25T00:00:00</dc:date>
              <text:p text:style-name="P4"><text:span text:style-name="T4">bận việc nhà, 9h08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5">
            <text:p>25</text:p>
          </table:table-cell>
          <table:table-cell table:style-name="ce55" office:value-type="string">
            <text:p>KietNVT</text:p>
          </table:table-cell>
          <table:table-cell table:style-name="ce140" table:formula="of:=SUM([.D28:.AH28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6">
            <text:p>26</text:p>
          </table:table-cell>
          <table:table-cell table:style-name="ce55" office:value-type="string">
            <text:p>LinhBT</text:p>
          </table:table-cell>
          <table:table-cell table:style-name="ce140" table:formula="of:=SUM([.D29:.AH29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7">
            <text:p>27</text:p>
          </table:table-cell>
          <table:table-cell table:style-name="ce55" office:value-type="string">
            <text:p>LongDD</text:p>
          </table:table-cell>
          <table:table-cell table:style-name="ce140" table:formula="of:=SUM([.D30:.AH30])" office:value-type="float" office:value="1">
            <text:p>1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1">
            <office:annotation draw:style-name="gr4" draw:text-style-name="P4" svg:width="1.1413in" svg:height="0.3902in" svg:x="6.3311in" svg:y="6.5559in" draw:caption-point-x="-0.2402in" draw:caption-point-y="0.602in">
              <dc:date>2019-04-09T00:00:00</dc:date>
              <text:p text:style-name="P4"><text:span text:style-name="T4">Bận việc gia đình</text:span></text:p>
            </office:annotation>
            <text:p>1</text:p>
          </table:table-cell>
          <table:table-cell table:style-name="ce145" office:value-type="float" office:value="0">
            <office:annotation draw:style-name="gr1" draw:text-style-name="P4" svg:width="1.1413in" svg:height="1.3232in" svg:x="6.8205in" svg:y="6.5563in" draw:caption-point-x="-0.2402in" draw:caption-point-y="0.6016in">
              <dc:date>2019-04-11T00:00:00</dc:date>
              <text:p text:style-name="P4"><text:span text:style-name="T4">có việc lên trường, xin phép ra ngoài từ 2h đến 3h, chiều ở lại làm bù sau</text:span></text:p>
              <text:p text:style-name="P4"><text:span text:style-name="T4">→ </text:span><text:span text:style-name="T4">đã bù đủ giờ</text:span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3" draw:text-style-name="P4" svg:width="1.1413in" svg:height="0.7012in" svg:x="10.6358in" svg:y="6.5583in" draw:caption-point-x="-0.2402in" draw:caption-point-y="0.5996in">
              <dc:date>2019-04-18T00:00:00</dc:date>
              <text:p text:style-name="P4"><text:span text:style-name="T4">Xin đi đk Toeic, đi từ 1h20 đến 3h12, sẽ làm bù sau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8">
            <text:p>28</text:p>
          </table:table-cell>
          <table:table-cell table:style-name="ce121" office:value-type="string">
            <text:p>MaiLT</text:p>
          </table:table-cell>
          <table:table-cell table:style-name="ce140" table:formula="of:=SUM([.D31:.AH31])" office:value-type="float" office:value="0">
            <text:p>0</text:p>
          </table:table-cell>
          <table:table-cell table:style-name="ce145" table:number-columns-repeated="31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29">
            <text:p>29</text:p>
          </table:table-cell>
          <table:table-cell table:style-name="ce55" office:value-type="string">
            <text:p>ManhNB</text:p>
          </table:table-cell>
          <table:table-cell table:style-name="ce140" table:formula="of:=SUM([.D32:.AH32])" office:value-type="float" office:value="1">
            <text:p>1</text:p>
          </table:table-cell>
          <table:table-cell table:style-name="ce145" office:value-type="float" office:value="0">
            <office:annotation draw:style-name="gr4" draw:text-style-name="P4" svg:width="1.1413in" svg:height="0.3902in" svg:x="2.6457in" svg:y="7.048in" draw:caption-point-x="-0.2402in" draw:caption-point-y="0.6051in">
              <dc:date>2019-04-01T00:00:00</dc:date>
              <text:p text:style-name="P4"><text:span text:style-name="T4">dậy muộn, 8h38 đến cty</text:span></text:p>
            </office:annotation>
            <text:p>0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4" draw:text-style-name="P4" svg:width="1.1413in" svg:height="0.3902in" svg:x="5.8421in" svg:y="7.0504in" draw:caption-point-x="-0.2402in" draw:caption-point-y="0.6028in">
              <dc:date>2019-04-08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3311in" svg:y="7.1087in" draw:caption-point-x="-0.2402in" draw:caption-point-y="0.5445in">
              <dc:date>2019-04-09T00:00:00</dc:date>
              <text:p text:style-name="P4"><text:span text:style-name="T4">kẹt xe, 8h37 vào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8205in" svg:y="7.0516in" draw:caption-point-x="-0.2402in" draw:caption-point-y="0.6016in">
              <dc:date>2019-04-11T00:00:00</dc:date>
              <text:p text:style-name="P4"><text:span text:style-name="T4">dậy muộn, 8h39 đé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7.3094in" svg:y="7.0516in" draw:caption-point-x="-0.2402in" draw:caption-point-y="0.6016in">
              <dc:date>2019-04-11T00:00:00</dc:date>
              <text:p text:style-name="P4"><text:span text:style-name="T4">kẹt xe, 8h33 đến cty</text:span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7.7988in" svg:y="7.0524in" draw:caption-point-x="-0.2402in" draw:caption-point-y="0.6008in">
              <dc:date>2019-04-12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45" table:number-columns-repeated="3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6358in" svg:y="7.0535in" draw:caption-point-x="-0.2402in" draw:caption-point-y="0.5996in">
              <dc:date>2019-04-18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.5">
            <office:annotation draw:style-name="gr4" draw:text-style-name="P4" svg:width="1.1413in" svg:height="0.3902in" svg:x="12.4622in" svg:y="7.0547in" draw:caption-point-x="-0.2402in" draw:caption-point-y="0.5984in">
              <dc:date>2019-04-22T00:00:00</dc:date>
              <text:p text:style-name="P4"><text:span text:style-name="T4">Làm hồ sơ, off sáng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13.8323in" svg:y="7.0559in" draw:caption-point-x="-0.2402in" draw:caption-point-y="0.5972in">
              <dc:date>2019-04-25T00:00:00</dc:date>
              <text:p text:style-name="P4"><text:span text:style-name="T4">Đi xin visa,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30">
            <text:p>30</text:p>
          </table:table-cell>
          <table:table-cell table:style-name="ce55" office:value-type="string">
            <text:p>NamTH</text:p>
          </table:table-cell>
          <table:table-cell table:style-name="ce140" table:formula="of:=SUM([.D33:.AH33])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3.1024in" svg:y="7.2969in" draw:caption-point-x="-0.2402in" draw:caption-point-y="0.6039in">
              <dc:date>2019-04-02T00:00:00</dc:date>
              <text:p text:style-name="P4"><text:span text:style-name="T4">đau bụng, 8h32 đến cty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7.3094in" svg:y="7.2992in" draw:caption-point-x="-0.2402in" draw:caption-point-y="0.6016in">
              <dc:date>2019-04-11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19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1">
            <text:p>31</text:p>
          </table:table-cell>
          <table:table-cell table:style-name="ce55" office:value-type="string">
            <text:p>NamTV</text:p>
          </table:table-cell>
          <table:table-cell table:style-name="ce140" table:formula="of:=SUM([.D34:.AH34])" office:value-type="float" office:value="2">
            <text:p>2</text:p>
          </table:table-cell>
          <table:table-cell table:style-name="ce145" office:value-type="float" office:value="1">
            <office:annotation draw:style-name="gr4" draw:text-style-name="P4" svg:width="1.1413in" svg:height="0.3902in" svg:x="2.6457in" svg:y="7.5433in" draw:caption-point-x="-0.2402in" draw:caption-point-y="0.6051in">
              <dc:date>2019-04-01T00:00:00</dc:date>
              <text:p text:style-name="P4"><text:span text:style-name="T4">Đau bụng + đau đầu</text:span></text:p>
            </office:annotation>
            <text:p>1</text:p>
          </table:table-cell>
          <table:table-cell table:style-name="ce145" office:value-type="float" office:value="0">
            <office:annotation draw:style-name="gr2" draw:text-style-name="P4" svg:width="1.1413in" svg:height="0.5457in" svg:x="3.1024in" svg:y="7.5445in" draw:caption-point-x="-0.2402in" draw:caption-point-y="0.6039in">
              <dc:date>2019-04-02T00:00:00</dc:date>
              <text:p text:style-name="P4"><text:span text:style-name="T4">kẹt xe + kẹt thang máy, 8h33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4.0157in" svg:y="7.5449in" draw:caption-point-x="-0.2402in" draw:caption-point-y="0.6035in">
              <dc:date>2019-04-04T00:00:00</dc:date>
              <text:p text:style-name="P4"><text:span text:style-name="T4">kẹt xe + kẹt thang máy, 8h42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1">
            <office:annotation draw:style-name="gr6" draw:text-style-name="P4" svg:width="1.1413in" svg:height="0.2634in" svg:x="5.8421in" svg:y="7.5429in" draw:caption-point-x="-0.2402in" draw:caption-point-y="0.6055in">
              <dc:date>2019-03-29T00:00:00</dc:date>
              <text:p text:style-name="P4"><text:span text:style-name="T4">Đi du lịch</text:span></text:p>
            </office:annotation>
            <text:p>1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7.548in" draw:caption-point-x="-0.2402in" draw:caption-point-y="0.6004in">
              <dc:date>2019-04-17T00:00:00</dc:date>
              <text:p text:style-name="P4"><text:span text:style-name="T4"><text:s/></text:span><text:span text:style-name="T4">dậy trễ, 8h43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3.3756in" svg:y="7.5508in" draw:caption-point-x="-0.2402in" draw:caption-point-y="0.5976in">
              <dc:date>2019-04-24T00:00:00</dc:date>
              <text:p text:style-name="P4"><text:span text:style-name="T4">kẹt xe, 8h36 đến cty</text:span></text:p>
              <text:p text:style-name="P4"><text:span text:style-name="T4"/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2">
            <text:p>32</text:p>
          </table:table-cell>
          <table:table-cell table:style-name="ce55" office:value-type="string">
            <text:p>NhanHTH</text:p>
          </table:table-cell>
          <table:table-cell table:style-name="ce140" table:formula="of:=SUM([.D35:.AH35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1.0925in" svg:y="7.7976in" draw:caption-point-x="-0.2402in" draw:caption-point-y="0.5988in">
              <dc:date>2019-04-19T00:00:00</dc:date>
              <text:p text:style-name="P4"><text:span text:style-name="T4">ghé ngân hàng, xin đi trễ, 8h39 đến cty</text:span></text:p>
            </office:annotation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3">
            <text:p>33</text:p>
          </table:table-cell>
          <table:table-cell table:style-name="ce55" office:value-type="string">
            <text:p>NhanNM</text:p>
          </table:table-cell>
          <table:table-cell table:style-name="ce140" table:formula="of:=SUM([.D36:.AH36])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3.1024in" svg:y="8.0402in" draw:caption-point-x="-0.2402in" draw:caption-point-y="0.6039in">
              <dc:date>2019-04-02T00:00:00</dc:date>
              <text:p text:style-name="P4"><text:span text:style-name="T4">Bận việc nhà, off chiều</text:span></text:p>
            </office:annotation>
            <text:p>0.5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2" draw:text-style-name="P4" svg:width="1.1413in" svg:height="0.5457in" svg:x="5.8421in" svg:y="8.0413in" draw:caption-point-x="-0.2402in" draw:caption-point-y="0.6028in">
              <dc:date>2019-04-08T00:00:00</dc:date>
              <text:p text:style-name="P4"><text:span text:style-name="T4">bận việc nhà, xin đi trễ, 9h30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7.3094in" svg:y="8.0429in" draw:caption-point-x="-0.2402in" draw:caption-point-y="0.6012in">
              <dc:date>2019-04-11T00:00:00</dc:date>
              <text:p text:style-name="P4"><text:span text:style-name="T4">Bận việc nhà, off <text:s/>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8.0437in" draw:caption-point-x="-0.2402in" draw:caption-point-y="0.6004in">
              <dc:date>2019-04-17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0.6358in" svg:y="8.0445in" draw:caption-point-x="-0.2402in" draw:caption-point-y="0.5996in">
              <dc:date>2019-04-18T00:00:00</dc:date>
              <text:p text:style-name="P4"><text:span text:style-name="T4">ngủ quên, 8h41 đến cty</text:span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4">
            <text:p>34</text:p>
          </table:table-cell>
          <table:table-cell table:style-name="ce55" office:value-type="string">
            <text:p>NhanPV</text:p>
          </table:table-cell>
          <table:table-cell table:style-name="ce140" table:formula="of:=SUM([.D37:.AH37])" office:value-type="float" office:value="1.5">
            <text:p>1.5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.5">
            <office:annotation draw:style-name="gr4" draw:text-style-name="P4" svg:width="1.1413in" svg:height="0.3902in" svg:x="5.8421in" svg:y="8.289in" draw:caption-point-x="-0.2402in" draw:caption-point-y="0.6028in">
              <dc:date>2019-04-08T00:00:00</dc:date>
              <text:p text:style-name="P4"><text:span text:style-name="T4">Bận việc cá nhân, off sáng</text:span></text:p>
            </office:annotation>
            <text:p>0.5</text:p>
          </table:table-cell>
          <table:table-cell table:style-name="ce145" office:value-type="float" office:value="0">
            <office:annotation draw:style-name="gr3" draw:text-style-name="P4" svg:width="1.1413in" svg:height="0.7012in" svg:x="6.3311in" svg:y="8.2898in" draw:caption-point-x="-0.2402in" draw:caption-point-y="0.602in">
              <dc:date>2019-04-09T00:00:00</dc:date>
              <text:p text:style-name="P4"><text:span text:style-name="T4">xin phép về sớm đi học, 11h40 về, khoảng 2h30 quay lại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7.3094in" svg:y="8.2902in" draw:caption-point-x="-0.2402in" draw:caption-point-y="0.6016in">
              <dc:date>2019-04-11T00:00:00</dc:date>
              <text:p text:style-name="P4"><text:span text:style-name="T4">ngủ quên, 8h37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1">
            <office:annotation draw:style-name="gr6" draw:text-style-name="P4" svg:width="1.1413in" svg:height="0.2634in" svg:x="9.7228in" svg:y="8.2913in" draw:caption-point-x="-0.2402in" draw:caption-point-y="0.6004in">
              <dc:date>2019-04-17T00:00:00</dc:date>
              <text:p text:style-name="P4"><text:span text:style-name="T4">Nghỉ tết dân tộc</text:span></text:p>
            </office:annotation>
            <text:p>1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3.3756in" svg:y="8.2941in" draw:caption-point-x="-0.2402in" draw:caption-point-y="0.5976in">
              <dc:date>2019-04-24T00:00:00</dc:date>
              <text:p text:style-name="P4"><text:span text:style-name="T4">ngủ quên, 8h42 đến cty</text:span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3.8323in" svg:y="8.2945in" draw:caption-point-x="-0.2402in" draw:caption-point-y="0.5972in">
              <dc:date>2019-04-25T00:00:00</dc:date>
              <text:p text:style-name="P4"><text:span text:style-name="T4">ngủ quên, 8h46 đến cty</text:span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5">
            <text:p>35</text:p>
          </table:table-cell>
          <table:table-cell table:style-name="ce55" office:value-type="string">
            <text:p>NhatNH</text:p>
          </table:table-cell>
          <table:table-cell table:style-name="ce140" table:formula="of:=SUM([.D38:.AH38])" office:value-type="float" office:value="2">
            <text:p>2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3.1024in" svg:y="8.5354in" draw:caption-point-x="-0.2402in" draw:caption-point-y="0.6039in">
              <dc:date>2019-04-02T00:00:00</dc:date>
              <text:p text:style-name="P4"><text:span text:style-name="T4">kẹt xe, 8h53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3.5591in" svg:y="8.5358in" draw:caption-point-x="-0.2402in" draw:caption-point-y="0.6035in">
              <dc:date>2019-04-04T00:00:00</dc:date>
              <text:p text:style-name="P4"><text:span text:style-name="T4">kẹt xe, 8h36 đến cty</text:span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4.0157in" svg:y="8.5358in" draw:caption-point-x="-0.2402in" draw:caption-point-y="0.6035in">
              <dc:date>2019-04-04T00:00:00</dc:date>
              <text:p text:style-name="P4"><text:span text:style-name="T4">bận việc cá nhân, xin đi trễ, 9h07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4.472in" svg:y="8.5366in" draw:caption-point-x="-0.2402in" draw:caption-point-y="0.6028in">
              <dc:date>2019-04-08T00:00:00</dc:date>
              <text:p text:style-name="P4"><text:span text:style-name="T4">ngủ quên, 8h55 đến cty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1">
            <office:annotation draw:style-name="gr6" draw:text-style-name="P4" svg:width="1.1413in" svg:height="0.2634in" svg:x="5.8421in" svg:y="8.5366in" draw:caption-point-x="-0.2402in" draw:caption-point-y="0.6028in">
              <dc:date>2019-04-08T00:00:00</dc:date>
              <text:p text:style-name="P4"><text:span text:style-name="T4">Bị sốt</text:span></text:p>
            </office:annotation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1">
            <office:annotation draw:style-name="gr4" draw:text-style-name="P4" svg:width="1.1413in" svg:height="0.3902in" svg:x="6.8205in" svg:y="8.5378in" draw:caption-point-x="-0.2402in" draw:caption-point-y="0.6016in">
              <dc:date>2019-04-11T00:00:00</dc:date>
              <text:p text:style-name="P4"><text:span text:style-name="T4">Bận việc đột xuất</text:span></text:p>
            </office:annotation>
            <text:p>1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8.539in" draw:caption-point-x="-0.2402in" draw:caption-point-y="0.6004in">
              <dc:date>2019-04-17T00:00:00</dc:date>
              <text:p text:style-name="P4"><text:span text:style-name="T4">bận việc cá nhân, xin đi trễ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4" draw:text-style-name="P4" svg:width="1.1413in" svg:height="0.3902in" svg:x="12.4622in" svg:y="8.5409in" draw:caption-point-x="-0.2402in" draw:caption-point-y="0.5984in">
              <dc:date>2019-04-22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2.9189in" svg:y="8.5413in" draw:caption-point-x="-0.2402in" draw:caption-point-y="0.598in">
              <dc:date>2019-04-23T00:00:00</dc:date>
              <text:p text:style-name="P4"><text:span text:style-name="T4">Bận việc cá nhân, xđt, 9h06 đến cty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6">
            <text:p>36</text:p>
          </table:table-cell>
          <table:table-cell table:style-name="ce55" office:value-type="string">
            <text:p>NhungLM</text:p>
          </table:table-cell>
          <table:table-cell table:style-name="ce140" table:formula="of:=SUM([.D39:.AH39])" office:value-type="float" office:value="0">
            <text:p>0</text:p>
          </table:table-cell>
          <table:table-cell table:style-name="ce145" office:value-type="float" office:value="0">
            <office:annotation draw:style-name="gr8" draw:text-style-name="P4" svg:width="1.1413in" svg:height="0.8567in" svg:x="2.6457in" svg:y="8.7819in" draw:caption-point-x="-0.2402in" draw:caption-point-y="0.6051in">
              <dc:date>2019-04-04T00:00:00</dc:date>
              <text:p text:style-name="P4"><text:span text:style-name="T4">kẹt xe, 8h39 đến cty</text:span></text:p>
              <text:p text:style-name="P4"><text:span text:style-name="T4">chế độ thai sản 7h/ngày, về sớm 4h15</text:span></text:p>
            </office:annotation>
            <text:p>0</text:p>
          </table:table-cell>
          <table:table-cell table:style-name="ce145" office:value-type="float" office:value="0">
            <office:annotation draw:style-name="gr8" draw:text-style-name="P4" svg:width="1.1413in" svg:height="0.8567in" svg:x="3.1024in" svg:y="8.7831in" draw:caption-point-x="-0.2402in" draw:caption-point-y="0.6039in">
              <dc:date>2019-04-04T00:00:00</dc:date>
              <text:p text:style-name="P4"><text:span text:style-name="T4">mệt, 8h44 đến cty</text:span></text:p>
              <text:p text:style-name="P4"><text:span text:style-name="T4">chế độ thai sản 7h/ngày, về sớm 4h15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3.5591in" svg:y="8.7835in" draw:caption-point-x="-0.2402in" draw:caption-point-y="0.6035in">
              <dc:date>2019-04-04T00:00:00</dc:date>
              <text:p text:style-name="P4"><text:span text:style-name="T4">Làm 7h theo chế độ thai sản, 4h15 về</text:span></text:p>
            </office:annotation>
            <text:p>0</text:p>
          </table:table-cell>
          <table:table-cell table:style-name="ce145" office:value-type="float" office:value="0">
            <office:annotation draw:style-name="gr3" draw:text-style-name="P4" svg:width="1.1413in" svg:height="0.7012in" svg:x="4.0157in" svg:y="8.7835in" draw:caption-point-x="-0.2402in" draw:caption-point-y="0.6035in">
              <dc:date>2019-04-04T00:00:00</dc:date>
              <text:p text:style-name="P4"><text:span text:style-name="T4">lên trường rút hồ sơ cho con, xin đi trễ, 8h42 đến cty</text:span></text:p>
            </office:annotation>
            <text:p>0</text:p>
          </table:table-cell>
          <table:table-cell table:style-name="ce145" table:number-columns-repeated="27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7">
            <text:p>37</text:p>
          </table:table-cell>
          <table:table-cell table:style-name="ce55" office:value-type="string">
            <text:p>NhuPHQ</text:p>
          </table:table-cell>
          <table:table-cell table:style-name="ce140" table:formula="of:=SUM([.D40:.AH40])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2.6457in" svg:y="9.0295in" draw:caption-point-x="-0.2402in" draw:caption-point-y="0.6051in">
              <dc:date>2019-04-01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3.5591in" svg:y="9.0311in" draw:caption-point-x="-0.2402in" draw:caption-point-y="0.6035in">
              <dc:date>2019-04-04T00:00:00</dc:date>
              <text:p text:style-name="P4"><text:span text:style-name="T4">kẹt chỗ gửi xe, 8h35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4.472in" svg:y="9.0319in" draw:caption-point-x="-0.2402in" draw:caption-point-y="0.6028in">
              <dc:date>2019-04-0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4" draw:text-style-name="P4" svg:width="1.1413in" svg:height="0.3902in" svg:x="5.8421in" svg:y="9.0319in" draw:caption-point-x="-0.2402in" draw:caption-point-y="0.6028in">
              <dc:date>2019-04-08T00:00:00</dc:date>
              <text:p text:style-name="P4"><text:span text:style-name="T4">bể bánh xe, 8h43 đến cty</text:span></text:p>
            </office:annotation>
            <text:p>0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office:annotation draw:style-name="gr4" draw:text-style-name="P4" svg:width="1.1413in" svg:height="0.3902in" svg:x="9.7228in" svg:y="9.0343in" draw:caption-point-x="-0.2402in" draw:caption-point-y="0.6004in">
              <dc:date>2019-04-17T00:00:00</dc:date>
              <text:p text:style-name="P4"><text:span text:style-name="T4"><text:s/></text:span><text:span text:style-name="T4">kẹt xe, 8h43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9.0343in" draw:caption-point-x="-0.2402in" draw:caption-point-y="0.6004in">
              <dc:date>2019-04-17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6358in" svg:y="9.035in" draw:caption-point-x="-0.2402in" draw:caption-point-y="0.5996in">
              <dc:date>2019-04-1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1.0925in" svg:y="9.0358in" draw:caption-point-x="-0.2402in" draw:caption-point-y="0.5988in">
              <dc:date>2019-04-19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3.8323in" svg:y="9.0374in" draw:caption-point-x="-0.2402in" draw:caption-point-y="0.5972in">
              <dc:date>2019-04-25T00:00:00</dc:date>
              <text:p text:style-name="P4"><text:span text:style-name="T4">xe hư, 8h42 đến cty</text:span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4.289in" svg:y="9.0378in" draw:caption-point-x="-0.2402in" draw:caption-point-y="0.5969in">
              <dc:date>2019-04-26T00:00:00</dc:date>
              <text:p text:style-name="P4"><text:span text:style-name="T4">kẹt xe lửa, 8h42 đến cty</text:span></text:p>
              <text:p text:style-name="P4"><text:span text:style-name="T4"/></text:p>
            </office:annotation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8">
            <text:p>38</text:p>
          </table:table-cell>
          <table:table-cell table:style-name="ce55" office:value-type="string">
            <text:p>NhuVNQ</text:p>
          </table:table-cell>
          <table:table-cell table:style-name="ce140" table:formula="of:=SUM([.D41:.AH41])" office:value-type="float" office:value="0.5">
            <text:p>0.5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4.0157in" svg:y="9.2787in" draw:caption-point-x="-0.2402in" draw:caption-point-y="0.6035in">
              <dc:date>2019-04-04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9">
            <text:p>39</text:p>
          </table:table-cell>
          <table:table-cell table:style-name="ce85" office:value-type="string">
            <text:p>PhatHDT</text:p>
          </table:table-cell>
          <table:table-cell table:style-name="ce140" table:formula="of:=SUM([.D42:.AH42])" office:value-type="float" office:value="1">
            <text:p>1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1">
            <office:annotation draw:style-name="gr6" draw:text-style-name="P4" svg:width="1.1413in" svg:height="0.2634in" svg:x="7.3094in" svg:y="9.5283in" draw:caption-point-x="-0.2402in" draw:caption-point-y="0.6016in">
              <dc:date>2019-04-11T00:00:00</dc:date>
              <text:p text:style-name="P4"><text:span text:style-name="T4">Làm giấy tờ</text:span></text:p>
            </office:annotation>
            <text:p>1</text:p>
          </table:table-cell>
          <table:table-cell table:style-name="ce145" office:value-type="float" office:value="0">
            <office:annotation draw:style-name="gr4" draw:text-style-name="P4" svg:width="1.1413in" svg:height="0.3902in" svg:x="7.7988in" svg:y="9.5291in" draw:caption-point-x="-0.2402in" draw:caption-point-y="0.6008in">
              <dc:date>2019-04-12T00:00:00</dc:date>
              <text:p text:style-name="P4"><text:span text:style-name="T4">hư xe, 8h37 đến cty</text:span></text:p>
            </office:annotation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0">
            <text:p>40</text:p>
          </table:table-cell>
          <table:table-cell table:style-name="ce55" office:value-type="string">
            <text:p>PhongTH</text:p>
          </table:table-cell>
          <table:table-cell table:style-name="ce140" table:formula="of:=SUM([.D43:.AH43])" office:value-type="float" office:value="4">
            <text:p>4</text:p>
          </table:table-cell>
          <table:table-cell table:style-name="ce145" office:value-type="float" office:value="0.5">
            <office:annotation draw:style-name="gr4" draw:text-style-name="P5" svg:width="1.1413in" svg:height="0.3902in" svg:x="2.6457in" svg:y="9.7724in" draw:caption-point-x="-0.2402in" draw:caption-point-y="0.6051in">
              <dc:date>2019-04-01T00:00:00</dc:date>
              <text:p text:style-name="P5"><text:span text:style-name="T4">đau bụng, off sáng</text:span></text:p>
            </office:annotation>
            <text:p>0.5</text:p>
          </table:table-cell>
          <table:table-cell table:style-name="ce145" office:value-type="float" office:value="0">
            <office:annotation draw:style-name="gr4" draw:text-style-name="P4" svg:width="1.1413in" svg:height="0.3902in" svg:x="3.1024in" svg:y="9.7736in" draw:caption-point-x="-0.2402in" draw:caption-point-y="0.6039in">
              <dc:date>2019-04-02T00:00:00</dc:date>
              <text:p text:style-name="P4"><text:span text:style-name="T4">ngủ quên, 9h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4.0157in" svg:y="9.774in" draw:caption-point-x="-0.2402in" draw:caption-point-y="0.6035in">
              <dc:date>2019-04-04T00:00:00</dc:date>
              <text:p text:style-name="P4"><text:span text:style-name="T4">ngủ quên, 8h35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4.472in" svg:y="9.7748in" draw:caption-point-x="-0.2402in" draw:caption-point-y="0.6028in">
              <dc:date>2019-04-08T00:00:00</dc:date>
              <text:p text:style-name="P4"><text:span text:style-name="T4">ngủ quên, 8h48 đến cty</text:span></text:p>
              <text:p text:style-name="P4"><text:span text:style-name="T4"/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.5">
            <office:annotation draw:style-name="gr4" draw:text-style-name="P4" svg:width="1.1413in" svg:height="0.3902in" svg:x="5.8421in" svg:y="9.7752in" draw:caption-point-x="-0.2402in" draw:caption-point-y="0.6024in">
              <dc:date>2019-04-08T00:00:00</dc:date>
              <text:p text:style-name="P4"><text:span text:style-name="T4">Không khỏe, off chiều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7.3094in" svg:y="9.776in" draw:caption-point-x="-0.2402in" draw:caption-point-y="0.6016in">
              <dc:date>2019-04-11T00:00:00</dc:date>
              <text:p text:style-name="P4"><text:span text:style-name="T4">ngủ quên, 8h39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3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0.6358in" svg:y="9.778in" draw:caption-point-x="-0.2402in" draw:caption-point-y="0.5996in">
              <dc:date>2019-04-18T00:00:00</dc:date>
              <text:p text:style-name="P4"><text:span text:style-name="T4">bận việc nhà, xin đi trễ, khoảng 9h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1.0925in" svg:y="9.7787in" draw:caption-point-x="-0.2402in" draw:caption-point-y="0.5988in">
              <dc:date>2019-04-19T00:00:00</dc:date>
              <text:p text:style-name="P4"><text:span text:style-name="T4">đau bụng. 8h45 đến cty</text:span></text:p>
              <text:p text:style-name="P4"><text:span text:style-name="T4"/></text:p>
            </office:annotation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1">
            <office:annotation draw:style-name="gr4" draw:text-style-name="P4" svg:width="1.1413in" svg:height="0.3902in" svg:x="13.3756in" svg:y="9.7799in" draw:caption-point-x="-0.2402in" draw:caption-point-y="0.5976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style-name="ce145" office:value-type="float" office:value="1">
            <office:annotation draw:style-name="gr6" draw:text-style-name="P4" svg:width="1.1413in" svg:height="0.2634in" svg:x="13.8323in" svg:y="9.7803in" draw:caption-point-x="-0.2402in" draw:caption-point-y="0.5972in">
              <dc:date>2019-04-25T00:00:00</dc:date>
              <text:p text:style-name="P4"><text:span text:style-name="T4">Nghỉ thai sản vợ</text:span></text:p>
            </office:annotation>
            <text:p>1</text:p>
          </table:table-cell>
          <table:table-cell table:style-name="ce145" office:value-type="float" office:value="1">
            <office:annotation draw:style-name="gr6" draw:text-style-name="P4" svg:width="1.1413in" svg:height="0.2634in" svg:x="14.289in" svg:y="9.7803in" draw:caption-point-x="-0.2402in" draw:caption-point-y="0.5972in">
              <dc:date>2019-04-25T00:00:00</dc:date>
              <text:p text:style-name="P4"><text:span text:style-name="T4">Nghỉ thai sản vợ</text:span></text:p>
            </office:annotation>
            <text:p>1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1">
            <text:p>41</text:p>
          </table:table-cell>
          <table:table-cell table:style-name="ce55" office:value-type="string">
            <text:p>PhuTV</text:p>
          </table:table-cell>
          <table:table-cell table:style-name="ce140" table:formula="of:=SUM([.D44:.AH44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10.0252in" draw:caption-point-x="-0.2402in" draw:caption-point-y="0.6004in">
              <dc:date>2019-04-17T00:00:00</dc:date>
              <text:p text:style-name="P4"><text:span text:style-name="T4"><text:s/></text:span><text:span text:style-name="T4">xe hư, xin đi trễ, 8h58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2">
            <text:p>42</text:p>
          </table:table-cell>
          <table:table-cell table:style-name="ce55" office:value-type="string">
            <text:p>SangLT</text:p>
          </table:table-cell>
          <table:table-cell table:style-name="ce140" table:formula="of:=SUM([.D45:.AH45])" office:value-type="float" office:value="1.5">
            <text:p>1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3.1024in" svg:y="10.2693in" draw:caption-point-x="-0.2402in" draw:caption-point-y="0.6039in">
              <dc:date>2019-04-02T00:00:00</dc:date>
              <text:p text:style-name="P4"><text:span text:style-name="T4">Off chiều ôn thi tiếng Nhật</text:span></text:p>
            </office:annotation>
            <text:p>0.5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1">
            <office:annotation draw:style-name="gr6" draw:text-style-name="P4" svg:width="1.1413in" svg:height="0.2634in" svg:x="6.8205in" svg:y="10.2717in" draw:caption-point-x="-0.2402in" draw:caption-point-y="0.6016in">
              <dc:date>2019-04-11T00:00:00</dc:date>
              <text:p text:style-name="P4"><text:span text:style-name="T4">Đám tang chú họ</text:span></text:p>
            </office:annotation>
            <text:p>1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office:annotation draw:style-name="gr8" draw:text-style-name="P4" svg:width="1.1413in" svg:height="0.8567in" svg:x="9.7228in" svg:y="10.2728in" draw:caption-point-x="-0.2402in" draw:caption-point-y="0.6004in">
              <dc:date>2019-04-17T00:00:00</dc:date>
              <text:p text:style-name="P4"><text:span text:style-name="T4">kẹt xe, 8h40 đến cty</text:span></text:p>
              <text:p text:style-name="P4"><text:span text:style-name="T4">ghé ngân hàng, xin về sớm, 4h45 về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6358in" svg:y="10.2736in" draw:caption-point-x="-0.2402in" draw:caption-point-y="0.5996in">
              <dc:date>2019-04-18T00:00:00</dc:date>
              <text:p text:style-name="P4"><text:span text:style-name="T4">xe hư, 8h43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3">
            <text:p>43</text:p>
          </table:table-cell>
          <table:table-cell table:style-name="ce55" office:value-type="string">
            <text:p>TaiPA</text:p>
          </table:table-cell>
          <table:table-cell table:style-name="ce140" table:formula="of:=SUM([.D46:.AH46])" office:value-type="float" office:value="1">
            <text:p>1</text:p>
          </table:table-cell>
          <table:table-cell table:style-name="ce145" office:value-type="float" office:value="0">
            <office:annotation draw:style-name="gr4" draw:text-style-name="P4" svg:width="1.1413in" svg:height="0.3902in" svg:x="2.6457in" svg:y="10.5157in" draw:caption-point-x="-0.2402in" draw:caption-point-y="0.6051in">
              <dc:date>2019-04-01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3.5591in" svg:y="10.5173in" draw:caption-point-x="-0.2402in" draw:caption-point-y="0.6035in">
              <dc:date>2019-04-04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4.0157in" svg:y="10.5173in" draw:caption-point-x="-0.2402in" draw:caption-point-y="0.6035in">
              <dc:date>2019-04-0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4.472in" svg:y="10.5181in" draw:caption-point-x="-0.2402in" draw:caption-point-y="0.6028in">
              <dc:date>2019-04-08T00:00:00</dc:date>
              <text:p text:style-name="P4"><text:span text:style-name="T4">bận việc nhà, xin đi trễ, 8h44 đến cty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4" draw:text-style-name="P4" svg:width="1.1413in" svg:height="0.3902in" svg:x="5.8421in" svg:y="10.5181in" draw:caption-point-x="-0.2402in" draw:caption-point-y="0.6028in">
              <dc:date>2019-04-08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7.3094in" svg:y="10.5193in" draw:caption-point-x="-0.2402in" draw:caption-point-y="0.6016in">
              <dc:date>2019-04-11T00:00:00</dc:date>
              <text:p text:style-name="P4"><text:span text:style-name="T4">kẹt xe, 8h33 đến cty</text:span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7.7988in" svg:y="10.5201in" draw:caption-point-x="-0.2402in" draw:caption-point-y="0.6008in">
              <dc:date>2019-04-12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45" table:number-columns-repeated="3"/>
          <table:table-cell table:style-name="ce145" office:value-type="float" office:value="1">
            <office:annotation draw:style-name="gr6" draw:text-style-name="P4" svg:width="1.1413in" svg:height="0.2634in" svg:x="9.7228in" svg:y="10.5185in" draw:caption-point-x="-0.2402in" draw:caption-point-y="0.6024in">
              <dc:date>2019-04-09T00:00:00</dc:date>
              <text:p text:style-name="P4"><text:span text:style-name="T4">Đi du lịch</text:span></text:p>
            </office:annotation>
            <text:p>1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10.5205in" draw:caption-point-x="-0.2402in" draw:caption-point-y="0.6004in">
              <dc:date>2019-04-17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6358in" svg:y="10.5213in" draw:caption-point-x="-0.2402in" draw:caption-point-y="0.5996in">
              <dc:date>2019-04-18T00:00:00</dc:date>
              <text:p text:style-name="P4"><text:span text:style-name="T4"><text:s/></text:span><text:span text:style-name="T4">kẹt xe, 8h32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3.8323in" svg:y="10.5236in" draw:caption-point-x="-0.2402in" draw:caption-point-y="0.5972in">
              <dc:date>2019-04-25T00:00:00</dc:date>
              <text:p text:style-name="P4"><text:span text:style-name="T4"><text:s/></text:span><text:span text:style-name="T4">kẹt xe, 8h38 đến cty</text:span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4.289in" svg:y="10.524in" draw:caption-point-x="-0.2402in" draw:caption-point-y="0.5969in">
              <dc:date>2019-04-26T00:00:00</dc:date>
              <text:p text:style-name="P4"><text:span text:style-name="T4">kẹt xe, 8h38 đến cty</text:span></text:p>
              <text:p text:style-name="P4"><text:span text:style-name="T4"/></text:p>
            </office:annotation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4">
            <text:p>44</text:p>
          </table:table-cell>
          <table:table-cell table:style-name="ce55" office:value-type="string">
            <text:p>TamHVH</text:p>
          </table:table-cell>
          <table:table-cell table:style-name="ce140" table:formula="of:=SUM([.D47:.AH47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5">
            <text:p>45</text:p>
          </table:table-cell>
          <table:table-cell table:style-name="ce55" office:value-type="string">
            <text:p>TamLH</text:p>
          </table:table-cell>
          <table:table-cell table:style-name="ce140" table:formula="of:=SUM([.D48:.AH48])" office:value-type="float" office:value="2">
            <text:p>2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1">
            <office:annotation draw:style-name="gr4" draw:text-style-name="P4" svg:width="1.1413in" svg:height="0.3902in" svg:x="12.4622in" svg:y="11.0146in" draw:caption-point-x="-0.2402in" draw:caption-point-y="0.6016in">
              <dc:date>2019-04-11T00:00:00</dc:date>
              <text:p text:style-name="P4"><text:span text:style-name="T4">phụ dọn đám cưới</text:span></text:p>
            </office:annotation>
            <text:p>1</text:p>
          </table:table-cell>
          <table:table-cell table:style-name="ce145" office:value-type="float" office:value="1">
            <office:annotation draw:style-name="gr4" draw:text-style-name="P4" svg:width="1.1413in" svg:height="0.3902in" svg:x="12.9189in" svg:y="11.0142in" draw:caption-point-x="-0.2402in" draw:caption-point-y="0.602in">
              <dc:date>2019-04-11T00:00:00</dc:date>
              <text:p text:style-name="P4"><text:span text:style-name="T4">phụ dọn đám cưới</text:span></text:p>
            </office:annotation>
            <text:p>1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6">
            <text:p>46</text:p>
          </table:table-cell>
          <table:table-cell table:style-name="ce55" office:value-type="string">
            <text:p>TinNQ</text:p>
          </table:table-cell>
          <table:table-cell table:style-name="ce140" table:formula="of:=SUM([.D49:.AH49])" office:value-type="float" office:value="4">
            <text:p>4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4.472in" svg:y="11.261in" draw:caption-point-x="-0.2402in" draw:caption-point-y="0.6028in">
              <dc:date>2019-04-08T00:00:00</dc:date>
              <text:p text:style-name="P4"><text:span text:style-name="T4">ngủ quên, 8h40 đến cty</text:span></text:p>
              <text:p text:style-name="P4"><text:span text:style-name="T4"/></text:p>
            </office:annotation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1">
            <office:annotation draw:style-name="gr4" draw:text-style-name="P4" svg:width="1.1413in" svg:height="0.3902in" svg:x="7.3094in" svg:y="11.2622in" draw:caption-point-x="-0.2402in" draw:caption-point-y="0.6016in">
              <dc:date>2019-04-11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145" office:value-type="float" office:value="0.5">
            <office:annotation draw:style-name="gr3" draw:text-style-name="P4" svg:width="1.1413in" svg:height="0.7012in" svg:x="7.7988in" svg:y="11.263in" draw:caption-point-x="-0.2402in" draw:caption-point-y="0.6008in">
              <dc:date>2019-04-12T00:00:00</dc:date>
              <text:p text:style-name="P4"><text:span text:style-name="T4">ngủ quên, xin đi trễ, 9h15 đến cty</text:span></text:p>
              <text:p text:style-name="P4"><text:span text:style-name="T4">Không khỏe, off chiều</text:span></text:p>
            </office:annotation>
            <text:p>0.5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11.2634in" draw:caption-point-x="-0.2402in" draw:caption-point-y="0.6004in">
              <dc:date>2019-04-17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45" office:value-type="float" office:value="1">
            <office:annotation draw:style-name="gr3" draw:text-style-name="P4" svg:width="1.1413in" svg:height="0.7012in" svg:x="10.6358in" svg:y="11.2642in" draw:caption-point-x="-0.2402in" draw:caption-point-y="0.5996in">
              <dc:date>2019-04-18T00:00:00</dc:date>
              <text:p text:style-name="P4"><text:span text:style-name="T4">Đi khám bệnh, off sáng</text:span></text:p>
              <text:p text:style-name="P4"><text:span text:style-name="T4">Khám chưa xong, off chiều</text:span></text:p>
            </office:annotation>
            <text:p>1</text:p>
          </table:table-cell>
          <table:table-cell table:style-name="ce145" office:value-type="float" office:value="1">
            <office:annotation draw:style-name="gr4" draw:text-style-name="P4" svg:width="1.1413in" svg:height="0.3902in" svg:x="11.0925in" svg:y="11.265in" draw:caption-point-x="-0.2402in" draw:caption-point-y="0.5988in">
              <dc:date>2019-04-19T00:00:00</dc:date>
              <text:p text:style-name="P4"><text:span text:style-name="T4">Nhập viện theo dõi</text:span></text:p>
            </office:annotation>
            <text:p>1</text:p>
          </table:table-cell>
          <table:table-cell table:style-name="ce145" table:number-columns-repeated="2"/>
          <table:table-cell table:style-name="ce145" office:value-type="float" office:value="0.5">
            <office:annotation draw:style-name="gr4" draw:text-style-name="P4" svg:width="1.1413in" svg:height="0.3902in" svg:x="12.4622in" svg:y="11.2654in" draw:caption-point-x="-0.2402in" draw:caption-point-y="0.5984in">
              <dc:date>2019-04-22T00:00:00</dc:date>
              <text:p text:style-name="P4"><text:span text:style-name="T4">Ghé bệnh viện, off sáng</text:span></text:p>
            </office:annotation>
            <text:p>0.5</text:p>
          </table:table-cell>
          <table:table-cell table:style-name="ce145" office:value-type="float" office:value="0">
            <office:annotation draw:style-name="gr4" draw:text-style-name="P4" svg:width="1.1413in" svg:height="0.3902in" svg:x="12.9189in" svg:y="11.2657in" draw:caption-point-x="-0.2402in" draw:caption-point-y="0.598in">
              <dc:date>2019-04-23T00:00:00</dc:date>
              <text:p text:style-name="P4"><text:span text:style-name="T4">Ngủ quên, xin đi trễ, 9h05 đến cty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7">
            <text:p>47</text:p>
          </table:table-cell>
          <table:table-cell table:style-name="ce55" office:value-type="string">
            <text:p>TinhNVP</text:p>
          </table:table-cell>
          <table:table-cell table:style-name="ce140" table:formula="of:=SUM([.D50:.AH50])" office:value-type="float" office:value="4.5">
            <text:p>4.5</text:p>
          </table:table-cell>
          <table:table-cell table:style-name="ce145" office:value-type="float" office:value="1">
            <office:annotation draw:style-name="gr4" draw:text-style-name="P4" svg:width="1.1413in" svg:height="0.3902in" svg:x="2.6457in" svg:y="11.5063in" draw:caption-point-x="-0.2402in" draw:caption-point-y="0.6051in">
              <dc:date>2019-04-01T00:00:00</dc:date>
              <text:p text:style-name="P4"><text:span text:style-name="T4">Đi học + gặp thấy hướng dấn</text:span></text:p>
            </office:annotation>
            <text:p>1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1">
            <office:annotation draw:style-name="gr4" draw:text-style-name="P4" svg:width="1.1413in" svg:height="0.3902in" svg:x="5.8421in" svg:y="11.5063in" draw:caption-point-x="-0.2402in" draw:caption-point-y="0.6051in">
              <dc:date>2019-04-01T00:00:00</dc:date>
              <text:p text:style-name="P4"><text:span text:style-name="T4">Đi học + gặp thấy hướng dấn</text:span></text:p>
            </office:annotation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8205in" svg:y="11.5098in" draw:caption-point-x="-0.2402in" draw:caption-point-y="0.6016in">
              <dc:date>2019-04-11T00:00:00</dc:date>
              <text:p text:style-name="P4"><text:span text:style-name="T4">xe hư, xin đi trễ, 8h52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2" draw:text-style-name="P4" svg:width="1.1413in" svg:height="0.5457in" svg:x="7.7988in" svg:y="11.5106in" draw:caption-point-x="-0.2402in" draw:caption-point-y="0.6008in">
              <dc:date>2019-04-12T00:00:00</dc:date>
              <text:p text:style-name="P4"><text:span text:style-name="T4">Bận việc ở trường, off sáng</text:span></text:p>
              <text:p text:style-name="P4"><text:span text:style-name="T4"/></text:p>
            </office:annotation>
            <text:p>0.5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1">
            <office:annotation draw:style-name="gr4" draw:text-style-name="P4" svg:width="1.1413in" svg:height="0.3902in" svg:x="12.4622in" svg:y="11.5063in" draw:caption-point-x="-0.2402in" draw:caption-point-y="0.6051in">
              <dc:date>2019-04-01T00:00:00</dc:date>
              <text:p text:style-name="P4"><text:span text:style-name="T4">Đi học + gặp thấy hướng dấn</text:span></text:p>
            </office:annotation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1">
            <office:annotation draw:style-name="gr4" draw:text-style-name="P4" svg:width="1.1413in" svg:height="0.3902in" svg:x="13.3756in" svg:y="11.5138in" draw:caption-point-x="-0.2402in" draw:caption-point-y="0.5976in">
              <dc:date>2019-04-24T00:00:00</dc:date>
              <text:p text:style-name="P4"><text:span text:style-name="T4">Việc cá nhân,</text:span></text:p>
            </office:annotation>
            <text:p>1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8">
            <text:p>48</text:p>
          </table:table-cell>
          <table:table-cell table:style-name="ce55" office:value-type="string">
            <text:p>TienND</text:p>
          </table:table-cell>
          <table:table-cell table:style-name="ce140" table:formula="of:=SUM([.D51:.AH51])" office:value-type="float" office:value="7.5">
            <text:p>7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8" draw:text-style-name="P4" svg:width="1.1413in" svg:height="0.8567in" svg:x="3.5591in" svg:y="11.7555in" draw:caption-point-x="-0.2402in" draw:caption-point-y="0.6035in">
              <dc:date>2019-04-08T00:00:00</dc:date>
              <text:p text:style-name="P4"><text:span text:style-name="T4">Nhức đầu + mệt trong người, xin làm remote buổi chiều → đã làm đủ số giờ</text:span></text:p>
            </office:annotation>
            <text:p>0</text:p>
          </table:table-cell>
          <table:table-cell table:style-name="ce145" office:value-type="float" office:value="0.5">
            <office:annotation draw:style-name="gr3" draw:text-style-name="P4" svg:width="1.1413in" svg:height="0.7012in" svg:x="4.0157in" svg:y="11.7559in" draw:caption-point-x="-0.2402in" draw:caption-point-y="0.6031in">
              <dc:date>2019-04-04T00:00:00</dc:date>
              <text:p text:style-name="P4"><text:span text:style-name="T4">vợ bị đau lưng nhiều, phải về chăm - xin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7.3094in" svg:y="11.7579in" draw:caption-point-x="-0.2402in" draw:caption-point-y="0.6012in">
              <dc:date>2019-04-11T00:00:00</dc:date>
              <text:p text:style-name="P4"><text:span text:style-name="T4">chở vợ đi khám thai xin về sớm, 4h20' về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1">
            <office:annotation draw:style-name="gr4" draw:text-style-name="P4" svg:width="1.1413in" svg:height="0.3902in" svg:x="9.7228in" svg:y="11.7575in" draw:caption-point-x="-0.2402in" draw:caption-point-y="0.6016in">
              <dc:date>2019-04-11T00:00:00</dc:date>
              <text:p text:style-name="P4"><text:span text:style-name="T4">nghỉ thai sản vợ</text:span></text:p>
              <text:p text:style-name="P4"><text:span text:style-name="T4"/></text:p>
            </office:annotation>
            <text:p>1</text:p>
          </table:table-cell>
          <table:table-cell table:style-name="ce145" office:value-type="float" office:value="1">
            <office:annotation draw:style-name="gr4" draw:text-style-name="P4" svg:width="1.1413in" svg:height="0.3902in" svg:x="10.1791in" svg:y="11.7575in" draw:caption-point-x="-0.2402in" draw:caption-point-y="0.6016in">
              <dc:date>2019-04-11T00:00:00</dc:date>
              <text:p text:style-name="P4"><text:span text:style-name="T4">nghỉ thai sản vợ</text:span></text:p>
              <text:p text:style-name="P4"><text:span text:style-name="T4"/></text:p>
            </office:annotation>
            <text:p>1</text:p>
          </table:table-cell>
          <table:table-cell table:style-name="ce145" office:value-type="float" office:value="1">
            <office:annotation draw:style-name="gr4" draw:text-style-name="P4" svg:width="1.1413in" svg:height="0.3902in" svg:x="10.6358in" svg:y="11.7575in" draw:caption-point-x="-0.2402in" draw:caption-point-y="0.6016in">
              <dc:date>2019-04-11T00:00:00</dc:date>
              <text:p text:style-name="P4"><text:span text:style-name="T4">nghỉ thai sản vợ</text:span></text:p>
              <text:p text:style-name="P4"><text:span text:style-name="T4"/></text:p>
            </office:annotation>
            <text:p>1</text:p>
          </table:table-cell>
          <table:table-cell table:style-name="ce145" office:value-type="float" office:value="1">
            <office:annotation draw:style-name="gr4" draw:text-style-name="P4" svg:width="1.1413in" svg:height="0.3902in" svg:x="11.0925in" svg:y="11.7575in" draw:caption-point-x="-0.2402in" draw:caption-point-y="0.6016in">
              <dc:date>2019-04-11T00:00:00</dc:date>
              <text:p text:style-name="P4"><text:span text:style-name="T4">nghỉ thai sản vợ</text:span></text:p>
              <text:p text:style-name="P4"><text:span text:style-name="T4"/></text:p>
            </office:annotation>
            <text:p>1</text:p>
          </table:table-cell>
          <table:table-cell table:style-name="ce145" table:number-columns-repeated="2"/>
          <table:table-cell table:style-name="ce145" office:value-type="float" office:value="1">
            <office:annotation draw:style-name="gr4" draw:text-style-name="P4" svg:width="1.1413in" svg:height="0.3902in" svg:x="12.4622in" svg:y="11.7575in" draw:caption-point-x="-0.2402in" draw:caption-point-y="0.6016in">
              <dc:date>2019-04-11T00:00:00</dc:date>
              <text:p text:style-name="P4"><text:span text:style-name="T4">nghỉ thai sản vợ</text:span></text:p>
              <text:p text:style-name="P4"><text:span text:style-name="T4"/></text:p>
            </office:annotation>
            <text:p>1</text:p>
          </table:table-cell>
          <table:table-cell table:style-name="ce145" office:value-type="float" office:value="1">
            <office:annotation draw:style-name="gr4" draw:text-style-name="P4" svg:width="1.1413in" svg:height="0.3902in" svg:x="12.9189in" svg:y="11.7571in" draw:caption-point-x="-0.2402in" draw:caption-point-y="0.602in">
              <dc:date>2019-04-11T00:00:00</dc:date>
              <text:p text:style-name="P4"><text:span text:style-name="T4">nghỉ thai sản vợ</text:span></text:p>
              <text:p text:style-name="P4"><text:span text:style-name="T4"/></text:p>
            </office:annotation>
            <text:p>1</text:p>
          </table:table-cell>
          <table:table-cell table:style-name="ce145" office:value-type="float" office:value="1">
            <office:annotation draw:style-name="gr4" draw:text-style-name="P4" svg:width="1.1413in" svg:height="0.3902in" svg:x="13.3756in" svg:y="11.7575in" draw:caption-point-x="-0.2402in" draw:caption-point-y="0.6016in">
              <dc:date>2019-04-11T00:00:00</dc:date>
              <text:p text:style-name="P4"><text:span text:style-name="T4">nghỉ thai sản vợ</text:span></text:p>
              <text:p text:style-name="P4"><text:span text:style-name="T4"/></text:p>
            </office:annotation>
            <text:p>1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9">
            <text:p>49</text:p>
          </table:table-cell>
          <table:table-cell table:style-name="ce121" office:value-type="string">
            <text:p>ToanDT</text:p>
          </table:table-cell>
          <table:table-cell table:style-name="ce140" table:formula="of:=SUM([.D52:.AH52])" office:value-type="float" office:value="0">
            <text:p>0</text:p>
          </table:table-cell>
          <table:table-cell table:style-name="ce145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0">
            <text:p>50</text:p>
          </table:table-cell>
          <table:table-cell table:style-name="ce55" office:value-type="string">
            <text:p>TuanNT</text:p>
          </table:table-cell>
          <table:table-cell table:style-name="ce140" table:formula="of:=SUM([.D53:.AH53])" office:value-type="float" office:value="0">
            <text:p>0</text:p>
          </table:table-cell>
          <table:table-cell table:style-name="ce145" office:value-type="float" office:value="0">
            <office:annotation draw:style-name="gr3" draw:text-style-name="P4" svg:width="1.1413in" svg:height="0.7012in" svg:x="2.6457in" svg:y="12.2496in" draw:caption-point-x="-0.2402in" draw:caption-point-y="0.6051in">
              <dc:date>2019-04-08T00:00:00</dc:date>
              <text:p text:style-name="P4"><text:span text:style-name="T4">Xin về sớm lúc 3h20, sẽ làm bù sau → đã làm bù đủ giờ</text:span></text:p>
            </office:annotation>
            <text:p>0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1">
            <text:p>51</text:p>
          </table:table-cell>
          <table:table-cell table:style-name="ce55" office:value-type="string">
            <text:p>ThaiNHQ</text:p>
          </table:table-cell>
          <table:table-cell table:style-name="ce140" table:formula="of:=SUM([.D54:.AH54])" office:value-type="float" office:value="1.5">
            <text:p>1.5</text:p>
          </table:table-cell>
          <table:table-cell table:style-name="ce145" office:value-type="float" office:value="0">
            <office:annotation draw:style-name="gr8" draw:text-style-name="P4" svg:width="1.1413in" svg:height="0.8567in" svg:x="2.6457in" svg:y="12.4972in" draw:caption-point-x="-0.2402in" draw:caption-point-y="0.6051in">
              <dc:date>2019-04-01T00:00:00</dc:date>
              <text:p text:style-name="P4"><text:span text:style-name="T4"><text:s/></text:span><text:span text:style-name="T4">dậy muộn, 8h40 đến cty</text:span></text:p>
              <text:p text:style-name="P4"><text:span text:style-name="T4"/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3.5591in" svg:y="12.4988in" draw:caption-point-x="-0.2402in" draw:caption-point-y="0.6035in">
              <dc:date>2019-04-04T00:00:00</dc:date>
              <text:p text:style-name="P4"><text:span text:style-name="T4">dậy muộn, 8h32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4.0157in" svg:y="12.4988in" draw:caption-point-x="-0.2402in" draw:caption-point-y="0.6035in">
              <dc:date>2019-04-04T00:00:00</dc:date>
              <text:p text:style-name="P4"><text:span text:style-name="T4">bận việc nhà, 8h39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8205in" svg:y="12.5008in" draw:caption-point-x="-0.2402in" draw:caption-point-y="0.6016in">
              <dc:date>2019-04-11T00:00:00</dc:date>
              <text:p text:style-name="P4"><text:span text:style-name="T4">dậy muộn, 8h38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1">
            <office:annotation draw:style-name="gr6" draw:text-style-name="P4" svg:width="1.1413in" svg:height="0.2634in" svg:x="9.7228in" svg:y="12.5004in" draw:caption-point-x="-0.2402in" draw:caption-point-y="0.602in">
              <dc:date>2019-04-09T00:00:00</dc:date>
              <text:p text:style-name="P4"><text:span text:style-name="T4">Nhà có đám giỗ</text:span></text:p>
            </office:annotation>
            <text:p>1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13.3756in" svg:y="12.5047in" draw:caption-point-x="-0.2402in" draw:caption-point-y="0.5976in">
              <dc:date>2019-04-24T00:00:00</dc:date>
              <text:p text:style-name="P4"><text:span text:style-name="T4">Việc cá nhân, off sáng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2">
            <text:p>52</text:p>
          </table:table-cell>
          <table:table-cell table:style-name="ce55" office:value-type="string">
            <text:p>ThamDT</text:p>
          </table:table-cell>
          <table:table-cell table:style-name="ce140" table:formula="of:=SUM([.D55:.AH55])" office:value-type="float" office:value="0.5"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3.5591in" svg:y="12.7465in" draw:caption-point-x="-0.2402in" draw:caption-point-y="0.6035in">
              <dc:date>2019-04-04T00:00:00</dc:date>
              <text:p text:style-name="P4"><text:span text:style-name="T4">ghé ngân hàng, xin đi trễ, 9h04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4.0157in" svg:y="12.7465in" draw:caption-point-x="-0.2402in" draw:caption-point-y="0.6035in">
              <dc:date>2019-04-04T00:00:00</dc:date>
              <text:p text:style-name="P4"><text:span text:style-name="T4">kẹt xe, 8h50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4.472in" svg:y="12.7472in" draw:caption-point-x="-0.2402in" draw:caption-point-y="0.6028in">
              <dc:date>2019-04-08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4" draw:text-style-name="P4" svg:width="1.1413in" svg:height="0.3902in" svg:x="5.8421in" svg:y="12.7472in" draw:caption-point-x="-0.2402in" draw:caption-point-y="0.6028in">
              <dc:date>2019-04-0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3311in" svg:y="12.748in" draw:caption-point-x="-0.2402in" draw:caption-point-y="0.602in">
              <dc:date>2019-04-09T00:00:00</dc:date>
              <text:p text:style-name="P4"><text:span text:style-name="T4">kẹt xe - 8h48 đến cty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office:annotation draw:style-name="gr4" draw:text-style-name="P4" svg:width="1.1413in" svg:height="0.3902in" svg:x="9.7228in" svg:y="12.7496in" draw:caption-point-x="-0.2402in" draw:caption-point-y="0.6004in">
              <dc:date>2019-04-17T00:00:00</dc:date>
              <text:p text:style-name="P4"><text:span text:style-name="T4">ghé ngân hàng, 8h50'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12.7496in" draw:caption-point-x="-0.2402in" draw:caption-point-y="0.6004in">
              <dc:date>2019-04-17T00:00:00</dc:date>
              <text:p text:style-name="P4"><text:span text:style-name="T4">kẹt xe, 8h38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3.8323in" svg:y="12.7528in" draw:caption-point-x="-0.2402in" draw:caption-point-y="0.5972in">
              <dc:date>2019-04-25T00:00:00</dc:date>
              <text:p text:style-name="P4"><text:span text:style-name="T4">lủng bánh xe, 8h51 đến cty</text:span></text:p>
            </office:annotation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14.289in" svg:y="12.7531in" draw:caption-point-x="-0.2402in" draw:caption-point-y="0.5969in">
              <dc:date>2019-04-26T00:00:00</dc:date>
              <text:p text:style-name="P4"><text:span text:style-name="T4">Con bị sốt, off sáng</text:span></text:p>
            </office:annotation>
            <text:p>0.5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3">
            <text:p>53</text:p>
          </table:table-cell>
          <table:table-cell table:style-name="ce55" office:value-type="string">
            <text:p>ThanhCH</text:p>
          </table:table-cell>
          <table:table-cell table:style-name="ce140" table:formula="of:=SUM([.D56:.AH56])" office:value-type="float" office:value="1.5">
            <text:p>1.5</text:p>
          </table:table-cell>
          <table:table-cell table:style-name="ce145" office:value-type="float" office:value="1">
            <office:annotation draw:style-name="gr4" draw:text-style-name="P4" svg:width="1.1413in" svg:height="0.3902in" svg:x="2.6457in" svg:y="12.9925in" draw:caption-point-x="-0.2402in" draw:caption-point-y="0.6051in">
              <dc:date>2019-04-01T00:00:00</dc:date>
              <text:p text:style-name="P4"><text:span text:style-name="T4">Bận việc gia đình</text:span></text:p>
            </office:annotation>
            <text:p>1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4.0157in" svg:y="12.9941in" draw:caption-point-x="-0.2402in" draw:caption-point-y="0.6035in">
              <dc:date>2019-04-04T00:00:00</dc:date>
              <text:p text:style-name="P4"><text:span text:style-name="T4">kẹt thang máy, 8h35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7.3094in" svg:y="12.9961in" draw:caption-point-x="-0.2402in" draw:caption-point-y="0.6016in">
              <dc:date>2019-04-11T00:00:00</dc:date>
              <text:p text:style-name="P4"><text:span text:style-name="T4">Đi khám bệnh,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4.289in" svg:y="13.0008in" draw:caption-point-x="-0.2402in" draw:caption-point-y="0.5969in">
              <dc:date>2019-04-26T00:00:00</dc:date>
              <text:p text:style-name="P4"><text:span text:style-name="T4">đau bụng, xin đi trễ, 8h55 đến cty</text:span></text:p>
            </office:annotation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4">
            <text:p>54</text:p>
          </table:table-cell>
          <table:table-cell table:style-name="ce55" office:value-type="string">
            <text:p>ThienTM</text:p>
          </table:table-cell>
          <table:table-cell table:style-name="ce140" table:formula="of:=SUM([.D57:.AH57])" office:value-type="float" office:value="1.5">
            <text:p>1.5</text:p>
          </table:table-cell>
          <table:table-cell table:style-name="ce145" table:number-columns-repeated="11"/>
          <table:table-cell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1">
            <office:annotation draw:style-name="gr6" draw:text-style-name="P1" svg:width="1.1413in" svg:height="0.2634in" svg:x="12.4622in" svg:y="13.2469in" draw:caption-point-x="-0.2402in" draw:caption-point-y="0.5984in">
              <dc:date>2019-04-22T00:00:00</dc:date>
              <text:p text:style-name="P1"><text:span text:style-name="T1">Cảm + sốt</text:span></text:p>
            </office:annotation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13.3756in" svg:y="13.2476in" draw:caption-point-x="-0.2402in" draw:caption-point-y="0.5976in">
              <dc:date>2019-04-24T00:00:00</dc:date>
              <text:p text:style-name="P4"><text:span text:style-name="T4">Lên trường, off chiều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5">
            <text:p>55</text:p>
          </table:table-cell>
          <table:table-cell table:style-name="ce121" office:value-type="string">
            <text:p>ThinhCT</text:p>
          </table:table-cell>
          <table:table-cell table:style-name="ce140" table:formula="of:=SUM([.D58:.AH58])" office:value-type="float" office:value="0">
            <text:p>0</text:p>
          </table:table-cell>
          <table:table-cell table:style-name="ce145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6">
            <text:p>56</text:p>
          </table:table-cell>
          <table:table-cell table:style-name="ce55" office:value-type="string">
            <text:p>ThinhT</text:p>
          </table:table-cell>
          <table:table-cell table:style-name="ce140" table:formula="of:=SUM([.D59:.AH59])" office:value-type="float" office:value="0.5"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3.5591in" svg:y="13.737in" draw:caption-point-x="-0.2402in" draw:caption-point-y="0.6035in">
              <dc:date>2019-04-04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14.289in" svg:y="13.7437in" draw:caption-point-x="-0.2402in" draw:caption-point-y="0.5969in">
              <dc:date>2019-04-26T00:00:00</dc:date>
              <text:p text:style-name="P4"><text:span text:style-name="T4">Ra bến xe về quê, off chiều</text:span></text:p>
            </office:annotation>
            <text:p>0.5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7">
            <text:p>57</text:p>
          </table:table-cell>
          <table:table-cell table:style-name="ce55" office:value-type="string">
            <text:p>ThuyLTT</text:p>
          </table:table-cell>
          <table:table-cell table:style-name="ce140" table:formula="of:=SUM([.D60:.AH60])" office:value-type="float" office:value="3">
            <text:p>3</text:p>
          </table:table-cell>
          <table:table-cell table:style-name="ce145" office:value-type="float" office:value="1">
            <office:annotation draw:style-name="gr6" draw:text-style-name="P4" svg:width="1.1413in" svg:height="0.2634in" svg:x="2.6457in" svg:y="13.9831in" draw:caption-point-x="-0.2402in" draw:caption-point-y="0.6051in">
              <dc:date>2019-04-01T00:00:00</dc:date>
              <text:p text:style-name="P4"><text:span text:style-name="T4">Đi khám bệnh</text:span></text:p>
            </office:annotation>
            <text:p>1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4.472in" svg:y="13.9854in" draw:caption-point-x="-0.2402in" draw:caption-point-y="0.6028in">
              <dc:date>2019-04-08T00:00:00</dc:date>
              <text:p text:style-name="P4"><text:span text:style-name="T4">mệt, xin đi trễ, 9h56 đến cty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2" draw:text-style-name="P4" svg:width="1.1413in" svg:height="0.5457in" svg:x="5.8421in" svg:y="13.9854in" draw:caption-point-x="-0.2402in" draw:caption-point-y="0.6028in">
              <dc:date>2019-04-08T00:00:00</dc:date>
              <text:p text:style-name="P4"><text:span text:style-name="T4">bận việc nhà, xin đi trễ, 9h30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2" draw:text-style-name="P4" svg:width="1.1413in" svg:height="0.5457in" svg:x="6.8205in" svg:y="13.9866in" draw:caption-point-x="-0.2402in" draw:caption-point-y="0.6016in">
              <dc:date>2019-04-11T00:00:00</dc:date>
              <text:p text:style-name="P4"><text:span text:style-name="T4">Mệt, xin đi trễ</text:span></text:p>
              <text:p text:style-name="P4"><text:span text:style-name="T4">1h43 đến cty → tính off sáng</text:span></text:p>
            </office:annotation>
            <text:p>0.5</text:p>
          </table:table-cell>
          <table:table-cell table:style-name="ce145" office:value-type="float" office:value="0.5">
            <office:annotation draw:style-name="gr2" draw:text-style-name="P4" svg:width="1.1413in" svg:height="0.5457in" svg:x="7.3094in" svg:y="13.9866in" draw:caption-point-x="-0.2402in" draw:caption-point-y="0.6016in">
              <dc:date>2019-04-11T00:00:00</dc:date>
              <text:p text:style-name="P4"><text:span text:style-name="T4">Off chiều theo plan</text:span></text:p>
              <text:p text:style-name="P4"><text:span text:style-name="T4"/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13.9878in" draw:caption-point-x="-0.2402in" draw:caption-point-y="0.6004in">
              <dc:date>2019-04-17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0.6358in" svg:y="13.9886in" draw:caption-point-x="-0.2402in" draw:caption-point-y="0.5996in">
              <dc:date>2019-04-18T00:00:00</dc:date>
              <text:p text:style-name="P4"><text:span text:style-name="T4">ngủ quên, 8h41 đến cty</text:span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10" draw:text-style-name="P4" svg:width="1.1413in" svg:height="1.0122in" svg:x="12.4622in" svg:y="13.9898in" draw:caption-point-x="-0.2402in" draw:caption-point-y="0.5984in">
              <dc:date>2019-04-22T00:00:00</dc:date>
              <text:p text:style-name="P4"><text:span text:style-name="T4">ghé ngân hàng (việc công ty), xin đi trễ, 9h08 đến cty</text:span></text:p>
              <text:p text:style-name="P4"><text:span text:style-name="T4">Có hẹn với cô kế toán, 11h rời cty</text:span></text:p>
            </office:annotation>
            <text:p>0</text:p>
          </table:table-cell>
          <table:table-cell table:style-name="ce145" office:value-type="float" office:value="1">
            <office:annotation draw:style-name="gr6" draw:text-style-name="P4" svg:width="1.1413in" svg:height="0.2634in" svg:x="12.9189in" svg:y="13.9917in" draw:caption-point-x="-0.2402in" draw:caption-point-y="0.5965in">
              <dc:date>2019-05-02T00:00:00</dc:date>
              <text:p text:style-name="P4"><text:span text:style-name="T4">Bận việc nhà</text:span></text:p>
            </office:annotation>
            <text:p>1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8">
            <text:p>58</text:p>
          </table:table-cell>
          <table:table-cell table:style-name="ce55" office:value-type="string">
            <text:p>ThuyNTX</text:p>
          </table:table-cell>
          <table:table-cell table:style-name="ce140" table:formula="of:=SUM([.D61:.AH61])" office:value-type="float" office:value="1">
            <text:p>1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1">
            <office:annotation draw:style-name="gr6" draw:text-style-name="P4" svg:width="1.1413in" svg:height="0.2634in" svg:x="5.8421in" svg:y="14.2331in" draw:caption-point-x="-0.2402in" draw:caption-point-y="0.6028in">
              <dc:date>2019-04-08T00:00:00</dc:date>
              <text:p text:style-name="P4"><text:span text:style-name="T4">Cảm sốt</text:span></text:p>
            </office:annotation>
            <text:p>1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14.2354in" draw:caption-point-x="-0.2402in" draw:caption-point-y="0.6004in">
              <dc:date>2019-04-17T00:00:00</dc:date>
              <text:p text:style-name="P4"><text:span text:style-name="T4">ngủ quên, 8h52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1.0925in" svg:y="14.237in" draw:caption-point-x="-0.2402in" draw:caption-point-y="0.5988in">
              <dc:date>2019-04-19T00:00:00</dc:date>
              <text:p text:style-name="P4"><text:span text:style-name="T4">ngủ quên, 8h38 đến cty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2" draw:text-style-name="P4" svg:width="1.1413in" svg:height="0.5457in" svg:x="12.4622in" svg:y="14.2374in" draw:caption-point-x="-0.2402in" draw:caption-point-y="0.5984in">
              <dc:date>2019-04-22T00:00:00</dc:date>
              <text:p text:style-name="P4"><text:span text:style-name="T4">ghé ngân hàng, xin đi trễ, 9h22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3.3756in" svg:y="14.2382in" draw:caption-point-x="-0.2402in" draw:caption-point-y="0.5976in">
              <dc:date>2019-04-24T00:00:00</dc:date>
              <text:p text:style-name="P4"><text:span text:style-name="T4">ngủ quên, 8h36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9">
            <text:p>59</text:p>
          </table:table-cell>
          <table:table-cell table:style-name="ce55" office:value-type="string">
            <text:p>ThuyenTTN</text:p>
          </table:table-cell>
          <table:table-cell table:style-name="ce140" table:formula="of:=SUM([.D62:.AH62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3311in" svg:y="14.4819in" draw:caption-point-x="-0.2402in" draw:caption-point-y="0.602in">
              <dc:date>2019-04-09T00:00:00</dc:date>
              <text:p text:style-name="P4"><text:span text:style-name="T4">mệt, xin đi trễ, 9h52 đến cty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2.9189in" svg:y="14.4858in" draw:caption-point-x="-0.2402in" draw:caption-point-y="0.598in">
              <dc:date>2019-04-23T00:00:00</dc:date>
              <text:p text:style-name="P4"><text:span text:style-name="T4">Mệt, xin đi trễ, 9h45 đến cty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0">
            <text:p>60</text:p>
          </table:table-cell>
          <table:table-cell table:style-name="ce55" office:value-type="string">
            <text:p>TrietVM</text:p>
          </table:table-cell>
          <table:table-cell table:style-name="ce140" table:formula="of:=SUM([.D63:.AH63])" office:value-type="float" office:value="1">
            <text:p>1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3" draw:text-style-name="P4" svg:width="1.1413in" svg:height="0.7012in" svg:x="13.3756in" svg:y="14.7339in" draw:caption-point-x="-0.2402in" draw:caption-point-y="0.5976in">
              <dc:date>2019-04-24T00:00:00</dc:date>
              <text:p text:style-name="P4"><text:span text:style-name="T4">lên trường lấy đồng phục + tập dợt cho lễ tốt nghiệp, off chiều</text:span></text:p>
            </office:annotation>
            <text:p>0.5</text:p>
          </table:table-cell>
          <table:table-cell table:style-name="ce145" office:value-type="float" office:value="0.5">
            <office:annotation draw:style-name="gr4" draw:text-style-name="P4" svg:width="1.1413in" svg:height="0.3902in" svg:x="13.8323in" svg:y="14.7339in" draw:caption-point-x="-0.2402in" draw:caption-point-y="0.5976in">
              <dc:date>2019-04-24T00:00:00</dc:date>
              <text:p text:style-name="P4"><text:span text:style-name="T4">Làm lễ tốt nghiệp, off sáng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1">
            <text:p>61</text:p>
          </table:table-cell>
          <table:table-cell table:style-name="ce55" office:value-type="string">
            <text:p>TrucPDT</text:p>
          </table:table-cell>
          <table:table-cell table:style-name="ce140" table:formula="of:=SUM([.D64:.AH64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2">
            <text:p>62</text:p>
          </table:table-cell>
          <table:table-cell table:style-name="ce55" office:value-type="string">
            <text:p>VinhNT</text:p>
          </table:table-cell>
          <table:table-cell table:style-name="ce140" table:formula="of:=SUM([.D65:.AH65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3">
            <text:p>63</text:p>
          </table:table-cell>
          <table:table-cell table:style-name="ce55" office:value-type="string">
            <text:p>VinhP</text:p>
          </table:table-cell>
          <table:table-cell table:style-name="ce140" table:formula="of:=SUM([.D66:.AH66])" office:value-type="float" office:value="0.5"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3.5591in" svg:y="15.4709in" draw:caption-point-x="-0.2402in" draw:caption-point-y="0.6035in">
              <dc:date>2019-04-04T00:00:00</dc:date>
              <text:p text:style-name="P4"><text:span text:style-name="T4">Tái khám, off chiều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4">
            <text:p>64</text:p>
          </table:table-cell>
          <table:table-cell table:style-name="ce55" office:value-type="string">
            <text:p>ViTHT</text:p>
          </table:table-cell>
          <table:table-cell table:style-name="ce140" table:formula="of:=SUM([.D67:.AH67])" office:value-type="float" office:value="1.5">
            <text:p>1.5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2" draw:text-style-name="P4" svg:width="1.1413in" svg:height="0.5457in" svg:x="6.8205in" svg:y="15.7205in" draw:caption-point-x="-0.2402in" draw:caption-point-y="0.6016in">
              <dc:date>2019-04-11T00:00:00</dc:date>
              <text:p text:style-name="P4"><text:span text:style-name="T4">Lên trường, off sáng</text:span></text:p>
              <text:p text:style-name="P4"><text:span text:style-name="T4">2h08 đến cty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office:annotation draw:style-name="gr2" draw:text-style-name="P4" svg:width="1.1413in" svg:height="0.5457in" svg:x="9.7228in" svg:y="15.7217in" draw:caption-point-x="-0.2402in" draw:caption-point-y="0.6004in">
              <dc:date>2019-04-17T00:00:00</dc:date>
              <text:p text:style-name="P4"><text:span text:style-name="T4">đăng ký thi anh văn, xin đi trễ, 9h45 đến cty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1">
            <office:annotation draw:style-name="gr6" draw:text-style-name="P4" svg:width="1.1413in" svg:height="0.2634in" svg:x="14.289in" svg:y="15.7252in" draw:caption-point-x="-0.2402in" draw:caption-point-y="0.5969in">
              <dc:date>2019-04-26T00:00:00</dc:date>
              <text:p text:style-name="P4"><text:span text:style-name="T4">Thi tiếng anh</text:span></text:p>
            </office:annotation>
            <text:p>1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5">
            <text:p>65</text:p>
          </table:table-cell>
          <table:table-cell table:style-name="ce55" office:value-type="string">
            <text:p>VuPTM</text:p>
          </table:table-cell>
          <table:table-cell table:style-name="ce140" table:formula="of:=SUM([.D68:.AH68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/>
          <table:table-cell table:style-name="ce152" table:number-columns-repeated="2"/>
          <table:table-cell table:number-columns-repeated="4" table:style-name="ce145" office:value-type="float" office:value="0">
            <text:p>0</text:p>
          </table:table-cell>
          <table:table-cell table:style-name="ce152"/>
          <table:table-cell table:style-name="ce145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6">
            <text:p>66</text:p>
          </table:table-cell>
          <table:table-cell table:style-name="ce55" office:value-type="string">
            <text:p>VyNL</text:p>
          </table:table-cell>
          <table:table-cell table:style-name="ce140" table:formula="of:=SUM([.D69:.AH69])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3.1024in" svg:y="16.2134in" draw:caption-point-x="-0.2402in" draw:caption-point-y="0.6039in">
              <dc:date>2019-04-02T00:00:00</dc:date>
              <text:p text:style-name="P4"><text:span text:style-name="T4">Bị bệnh, off sáng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8" draw:text-style-name="P4" svg:width="1.1413in" svg:height="0.8567in" svg:x="4.472in" svg:y="16.2146in" draw:caption-point-x="-0.2402in" draw:caption-point-y="0.6028in">
              <dc:date>2019-04-08T00:00:00</dc:date>
              <text:p text:style-name="P4"><text:span text:style-name="T4">có việc bận phải lên trường gấp, xin về sớm, 3h47 về</text:span></text:p>
              <text:p text:style-name="P4"><text:span text:style-name="T4"/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.5">
            <office:annotation draw:style-name="gr4" draw:text-style-name="P4" svg:width="1.1413in" svg:height="0.3902in" svg:x="5.8421in" svg:y="16.2146in" draw:caption-point-x="-0.2402in" draw:caption-point-y="0.6028in">
              <dc:date>2019-04-08T00:00:00</dc:date>
              <text:p text:style-name="P4"><text:span text:style-name="T4">Bận việc ở trường, off sáng</text:span></text:p>
            </office:annotation>
            <text:p>0.5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/>
          <table:table-cell table:style-name="ce152" table:number-columns-repeated="2"/>
          <table:table-cell table:number-columns-repeated="4" table:style-name="ce145" office:value-type="float" office:value="0">
            <text:p>0</text:p>
          </table:table-cell>
          <table:table-cell table:style-name="ce152"/>
          <table:table-cell table:style-name="ce145"/>
          <table:table-cell table:style-name="ce145" office:value-type="float" office:value="0">
            <office:annotation draw:style-name="gr4" draw:text-style-name="P4" svg:width="1.1413in" svg:height="0.3902in" svg:x="12.4622in" svg:y="16.2189in" draw:caption-point-x="-0.2402in" draw:caption-point-y="0.5984in">
              <dc:date>2019-04-23T00:00:00</dc:date>
              <text:p text:style-name="P4"><text:span text:style-name="T4">đau bụng, xin đi trễ, 9h30 đến cty</text:span></text:p>
            </office:annotation>
            <text:p>0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2"/>
          <table:table-cell table:style-name="ce55"/>
          <table:table-cell table:style-name="ce140"/>
          <table:table-cell table:style-name="ce145" table:number-columns-repeated="13"/>
          <table:table-cell table:style-name="ce152" table:number-columns-repeated="7"/>
          <table:table-cell table:style-name="ce145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141"/>
          <table:covered-table-cell table:number-columns-repeated="31" table:style-name="ce146"/>
          <table:table-cell table:style-name="ce105" table:number-columns-repeated="952"/>
          <table:table-cell table:style-name="ce106" table:number-columns-repeated="38"/>
        </table:table-row>
        <table:table-row table:style-name="ro2" table:number-rows-repeated="65325">
          <table:table-cell table:style-name="ce54" table:number-columns-repeated="3"/>
          <table:table-cell table:style-name="ce147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49">
          <table:table-cell table:style-name="ce54" table:number-columns-repeated="3"/>
          <table:table-cell table:style-name="ce147"/>
          <table:table-cell table:number-columns-repeated="27"/>
          <table:table-cell table:style-name="ce147" table:number-columns-repeated="3"/>
          <table:table-cell table:style-name="ce54" table:number-columns-repeated="952"/>
          <table:table-cell table:number-columns-repeated="38"/>
        </table:table-row>
        <table:table-row table:style-name="ro2" table:number-rows-repeated="9831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5" table:style-name="ta4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8" table:default-cell-style-name="ce163"/>
        <table:table-column table:style-name="co35" table:number-columns-repeated="7" table:default-cell-style-name="ce163"/>
        <table:table-column table:style-name="co34" table:number-columns-repeated="16" table:default-cell-style-name="ce163"/>
        <table:table-column table:style-name="co7" table:number-columns-repeated="990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157" table:number-columns-repeated="8"/>
          <table:table-cell table:style-name="ce164" office:value-type="string" table:number-columns-spanned="2" table:number-rows-spanned="1">
            <text:p>Month</text:p>
          </table:table-cell>
          <table:covered-table-cell table:style-name="ce165"/>
          <table:table-cell table:style-name="ce166" table:content-validation-name="val1" office:value-type="float" office:value="5" table:number-columns-spanned="2" table:number-rows-spanned="1">
            <text:p>5</text:p>
          </table:table-cell>
          <table:covered-table-cell table:style-name="ce165"/>
          <table:table-cell table:style-name="ce164" office:value-type="string" table:number-columns-spanned="2" table:number-rows-spanned="1">
            <text:p>Year</text:p>
          </table:table-cell>
          <table:covered-table-cell table:style-name="ce165"/>
          <table:table-cell table:style-name="ce164" office:value-type="float" office:value="2019" table:number-columns-spanned="2" table:number-rows-spanned="1">
            <text:p>2019</text:p>
          </table:table-cell>
          <table:covered-table-cell table:style-name="ce168"/>
          <table:table-cell table:style-name="ce157" table:number-columns-repeated="15"/>
          <table:table-cell table:style-name="ce104" table:number-columns-repeated="952"/>
          <table:table-cell table:number-columns-repeated="38"/>
        </table:table-row>
        <table:table-row table:style-name="ro2">
          <table:table-cell table:style-name="ce81" table:number-columns-repeated="3"/>
          <table:table-cell table:style-name="ce158" table:formula="of:=DATE([.$R$1];[.N1];1)" office:value-type="date" office:date-value="2019-05-01">
            <text:p>01</text:p>
          </table:table-cell>
          <table:table-cell table:style-name="ce158" table:formula="of:=[.D2]+1" office:value-type="date" office:date-value="2019-05-02">
            <text:p>02</text:p>
          </table:table-cell>
          <table:table-cell table:style-name="ce158" table:formula="of:=[.E2]+1" office:value-type="date" office:date-value="2019-05-03">
            <text:p>03</text:p>
          </table:table-cell>
          <table:table-cell table:style-name="ce158" table:formula="of:=[.F2]+1" office:value-type="date" office:date-value="2019-05-04">
            <text:p>04</text:p>
          </table:table-cell>
          <table:table-cell table:style-name="ce158" table:formula="of:=[.G2]+1" office:value-type="date" office:date-value="2019-05-05">
            <text:p>05</text:p>
          </table:table-cell>
          <table:table-cell table:style-name="ce158" table:formula="of:=[.H2]+1" office:value-type="date" office:date-value="2019-05-06">
            <text:p>06</text:p>
          </table:table-cell>
          <table:table-cell table:style-name="ce158" table:formula="of:=[.I2]+1" office:value-type="date" office:date-value="2019-05-07">
            <text:p>07</text:p>
          </table:table-cell>
          <table:table-cell table:style-name="ce158" table:formula="of:=[.J2]+1" office:value-type="date" office:date-value="2019-05-08">
            <text:p>08</text:p>
          </table:table-cell>
          <table:table-cell table:style-name="ce158" table:formula="of:=[.K2]+1" office:value-type="date" office:date-value="2019-05-09">
            <text:p>09</text:p>
          </table:table-cell>
          <table:table-cell table:style-name="ce158" table:formula="of:=[.L2]+1" office:value-type="date" office:date-value="2019-05-10">
            <text:p>10</text:p>
          </table:table-cell>
          <table:table-cell table:style-name="ce158" table:formula="of:=[.M2]+1" office:value-type="date" office:date-value="2019-05-11">
            <text:p>11</text:p>
          </table:table-cell>
          <table:table-cell table:style-name="ce158" table:formula="of:=[.N2]+1" office:value-type="date" office:date-value="2019-05-12">
            <text:p>12</text:p>
          </table:table-cell>
          <table:table-cell table:style-name="ce158" table:formula="of:=[.O2]+1" office:value-type="date" office:date-value="2019-05-13">
            <text:p>13</text:p>
          </table:table-cell>
          <table:table-cell table:style-name="ce158" table:formula="of:=[.P2]+1" office:value-type="date" office:date-value="2019-05-14">
            <text:p>14</text:p>
          </table:table-cell>
          <table:table-cell table:style-name="ce158" table:formula="of:=[.Q2]+1" office:value-type="date" office:date-value="2019-05-15">
            <text:p>15</text:p>
          </table:table-cell>
          <table:table-cell table:style-name="ce158" table:formula="of:=[.R2]+1" office:value-type="date" office:date-value="2019-05-16">
            <text:p>16</text:p>
          </table:table-cell>
          <table:table-cell table:style-name="ce158" table:formula="of:=[.S2]+1" office:value-type="date" office:date-value="2019-05-17">
            <text:p>17</text:p>
          </table:table-cell>
          <table:table-cell table:style-name="ce158" table:formula="of:=[.T2]+1" office:value-type="date" office:date-value="2019-05-18">
            <text:p>18</text:p>
          </table:table-cell>
          <table:table-cell table:style-name="ce158" table:formula="of:=[.U2]+1" office:value-type="date" office:date-value="2019-05-19">
            <text:p>19</text:p>
          </table:table-cell>
          <table:table-cell table:style-name="ce158" table:formula="of:=[.V2]+1" office:value-type="date" office:date-value="2019-05-20">
            <text:p>20</text:p>
          </table:table-cell>
          <table:table-cell table:style-name="ce158" table:formula="of:=[.W2]+1" office:value-type="date" office:date-value="2019-05-21">
            <text:p>21</text:p>
          </table:table-cell>
          <table:table-cell table:style-name="ce158" table:formula="of:=[.X2]+1" office:value-type="date" office:date-value="2019-05-22">
            <text:p>22</text:p>
          </table:table-cell>
          <table:table-cell table:style-name="ce158" table:formula="of:=[.Y2]+1" office:value-type="date" office:date-value="2019-05-23">
            <text:p>23</text:p>
          </table:table-cell>
          <table:table-cell table:style-name="ce158" table:formula="of:=[.Z2]+1" office:value-type="date" office:date-value="2019-05-24">
            <text:p>24</text:p>
          </table:table-cell>
          <table:table-cell table:style-name="ce158" table:formula="of:=[.AA2]+1" office:value-type="date" office:date-value="2019-05-25">
            <text:p>25</text:p>
          </table:table-cell>
          <table:table-cell table:style-name="ce158" table:formula="of:=[.AB2]+1" office:value-type="date" office:date-value="2019-05-26">
            <text:p>26</text:p>
          </table:table-cell>
          <table:table-cell table:style-name="ce158" table:formula="of:=[.AC2]+1" office:value-type="date" office:date-value="2019-05-27">
            <text:p>27</text:p>
          </table:table-cell>
          <table:table-cell table:style-name="ce158" table:formula="of:=[.AD2]+1" office:value-type="date" office:date-value="2019-05-28">
            <text:p>28</text:p>
          </table:table-cell>
          <table:table-cell table:style-name="ce158" table:formula="of:=[.AE2]+1" office:value-type="date" office:date-value="2019-05-29">
            <text:p>29</text:p>
          </table:table-cell>
          <table:table-cell table:style-name="ce158" table:formula="of:=[.AF2]+1" office:value-type="date" office:date-value="2019-05-30">
            <text:p>30</text:p>
          </table:table-cell>
          <table:table-cell table:style-name="ce158" table:formula="of:=[.AG2]+1" office:value-type="date" office:date-value="2019-05-31">
            <text:p>31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159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9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9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9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9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9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9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9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9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9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9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9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9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9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9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9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9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9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9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9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9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9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9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9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9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9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9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9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9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9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9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number-columns-repeated="952"/>
          <table:table-cell table:number-columns-repeated="38"/>
        </table:table-row>
        <table:table-row table:style-name="ro12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155" table:formula="of:=SUM([.D4:.AH4])" office:value-type="float" office:value="5.5">
            <text:p>5.5</text:p>
          </table:table-cell>
          <table:table-cell table:style-name="ce160"/>
          <table:table-cell table:style-name="ce160" office:value-type="float" office:value="0.5">
            <office:annotation draw:style-name="gr8" draw:text-style-name="P4" svg:width="1.1413in" svg:height="0.8567in" svg:x="3.1024in" svg:y="0.1142in" draw:caption-point-x="-0.2402in" draw:caption-point-y="0.6035in">
              <dc:date>2019-05-04T00:00:00</dc:date>
              <text:p text:style-name="P4"><text:span text:style-name="T4">mới ở quê lên, xin đi trễ</text:span></text:p>
              <text:p text:style-name="P4"><text:span text:style-name="T4">Không khỏe, xin off ciều</text:span></text:p>
              <text:p text:style-name="P4"><text:span text:style-name="T4">, 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4.0157in" svg:y="0.1142in" draw:caption-point-x="-0.2402in" draw:caption-point-y="0.6035in">
              <dc:date>2019-05-04T00:00:00</dc:date>
              <text:p text:style-name="P4"><text:span text:style-name="T4">ngủ quên, 8h43 đến cty</text:span></text:p>
              <text:p text:style-name="P4"><text:span text:style-name="T4"/></text:p>
            </office:annotation>
            <text:p>0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office:annotation draw:style-name="gr2" draw:text-style-name="P4" svg:width="1.1413in" svg:height="0.5457in" svg:x="5.8421in" svg:y="0.1154in" draw:caption-point-x="-0.2402in" draw:caption-point-y="0.6024in">
              <dc:date>2019-05-08T00:00:00</dc:date>
              <text:p text:style-name="P4"><text:span text:style-name="T4">Đi học + vào beehj viện chăm bạn</text:span></text:p>
            </office:annotation>
            <text:p>1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8.7768in" svg:y="0.1161in" draw:caption-point-x="-0.2402in" draw:caption-point-y="0.6016in">
              <dc:date>2019-05-14T00:00:00</dc:date>
              <text:p text:style-name="P4"><text:span text:style-name="T4">ngủ quên, 8h50 đến cty</text:span></text:p>
            </office:annotation>
            <text:p>0</text:p>
          </table:table-cell>
          <table:table-cell table:style-name="ce160" office:value-type="float" office:value="0.5">
            <office:annotation draw:style-name="gr6" draw:text-style-name="P4" svg:width="1.1413in" svg:height="0.2634in" svg:x="9.2661in" svg:y="0.1165in" draw:caption-point-x="-0.2402in" draw:caption-point-y="0.6012in">
              <dc:date>2019-05-15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60" office:value-type="float" office:value="0">
            <office:annotation draw:style-name="gr4" draw:text-style-name="P4" svg:width="1.1413in" svg:height="0.3902in" svg:x="9.7228in" svg:y="0.1169in" draw:caption-point-x="-0.2402in" draw:caption-point-y="0.6008in">
              <dc:date>2019-05-16T00:00:00</dc:date>
              <text:p text:style-name="P4"><text:span text:style-name="T4">ngủ quên, 8h36 đến cty</text:span></text:p>
            </office:annotation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10.1791in" svg:y="0.1173in" draw:caption-point-x="-0.2402in" draw:caption-point-y="0.6004in">
              <dc:date>2019-05-20T00:00:00</dc:date>
              <text:p text:style-name="P4"><text:span text:style-name="T4">Không khỏe</text:span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2.0059in" svg:y="0.1181in" draw:caption-point-x="-0.2402in" draw:caption-point-y="0.5996in">
              <dc:date>2019-05-21T00:00:00</dc:date>
              <text:p text:style-name="P4"><text:span text:style-name="T4">đau bụng, xin đi trễ, 8h46 đến cty</text:span></text:p>
            </office:annotation>
            <text:p>0</text:p>
          </table:table-cell>
          <table:table-cell table:style-name="ce160" office:value-type="float" office:value="0.5">
            <office:annotation draw:style-name="gr6" draw:text-style-name="P4" svg:width="1.1413in" svg:height="0.2634in" svg:x="12.4622in" svg:y="0.176in" draw:caption-point-x="-0.2402in" draw:caption-point-y="0.5417in">
              <dc:date>2019-05-15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60" office:value-type="float" office:value="0">
            <office:annotation draw:style-name="gr6" draw:text-style-name="P4" svg:width="1.1413in" svg:height="0.2634in" svg:x="12.9189in" svg:y="0.1189in" draw:caption-point-x="-0.2402in" draw:caption-point-y="0.5988in">
              <dc:date>2019-05-23T00:00:00</dc:date>
              <text:p text:style-name="P4"><text:span text:style-name="T4">8h39 vào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2" draw:text-style-name="P4" svg:width="1.1413in" svg:height="0.5457in" svg:x="14.7457in" svg:y="0.1209in" draw:caption-point-x="-0.2402in" draw:caption-point-y="0.5969in">
              <dc:date>2019-05-27T00:00:00</dc:date>
              <text:p text:style-name="P4"><text:span text:style-name="T4">làm giấy tờ, xin đi trễ, 9h10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10" draw:text-style-name="P4" svg:width="1.1413in" svg:height="1.0122in" svg:x="15.6587in" svg:y="0.122in" draw:caption-point-x="-0.2402in" draw:caption-point-y="0.5957in">
              <dc:date>2019-05-30T00:00:00</dc:date>
              <text:p text:style-name="P4"><text:span text:style-name="T4"><text:s/></text:span><text:span text:style-name="T4">về quê có việc gia đình, off buổi sáng, làm remote buổi chiều</text:span></text:p>
              <text:p text:style-name="P4"><text:span text:style-name="T4">→ </text:span><text:span text:style-name="T4">cònirm</text:span></text:p>
            </office:annotation>
            <text:p>1</text:p>
          </table:table-cell>
          <table:table-cell table:style-name="ce160" office:value-type="float" office:value="1">
            <office:annotation draw:style-name="gr4" draw:text-style-name="P4" svg:width="1.1413in" svg:height="0.3902in" svg:x="16.1154in" svg:y="0.1224in" draw:caption-point-x="-0.2402in" draw:caption-point-y="0.5953in">
              <dc:date>2019-05-30T00:00:00</dc:date>
              <text:p text:style-name="P4"><text:span text:style-name="T4">không khỏe, xin off nguyên ngày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155" table:formula="of:=SUM([.D5:.AH5])" office:value-type="float" office:value="0.5">
            <text:p>0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15.6587in" svg:y="0.3717in" draw:caption-point-x="-0.2402in" draw:caption-point-y="0.5957in">
              <dc:date>2019-05-30T00:00:00</dc:date>
              <text:p text:style-name="P4"><text:span text:style-name="T4">không khỏe, xin off chiều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155" table:formula="of:=SUM([.D6:.AH6])" office:value-type="float" office:value="12">
            <text:p>12</text:p>
          </table:table-cell>
          <table:table-cell table:style-name="ce160"/>
          <table:table-cell table:style-name="ce160" office:value-type="float" office:value="0.5">
            <office:annotation draw:style-name="gr2" draw:text-style-name="P4" svg:width="1.1413in" svg:height="0.5457in" svg:x="3.1024in" svg:y="0.6138in" draw:caption-point-x="-0.2402in" draw:caption-point-y="0.6035in">
              <dc:date>2019-05-04T00:00:00</dc:date>
              <text:p text:style-name="P4"><text:span text:style-name="T4">Đâu đầu, xin đi trễ, 11h đến cty → tính off sáng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8" draw:text-style-name="P4" svg:width="1.1413in" svg:height="0.8567in" svg:x="4.0157in" svg:y="0.6138in" draw:caption-point-x="-0.2402in" draw:caption-point-y="0.6035in">
              <dc:date>2019-05-04T00:00:00</dc:date>
              <text:p text:style-name="P4"><text:span text:style-name="T4">Chăm sóc má, off sáng</text:span></text:p>
              <text:p text:style-name="P4"><text:span text:style-name="T4">3h17 đến cty, sẽ làm bù vào cuối ngày</text:span></text:p>
            </office:annotation>
            <text:p>0.5</text:p>
          </table:table-cell>
          <table:table-cell table:style-name="ce160"/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5.3854in" svg:y="0.6146in" draw:caption-point-x="-0.2402in" draw:caption-point-y="0.6028in">
              <dc:date>2019-05-07T00:00:00</dc:date>
              <text:p text:style-name="P4"><text:span text:style-name="T4">Chám sóc má ở bẹnh viện</text:span></text:p>
            </office:annotation>
            <text:p>1</text:p>
          </table:table-cell>
          <table:table-cell table:style-name="ce160" office:value-type="float" office:value="0">
            <office:annotation draw:style-name="gr4" draw:text-style-name="P4" svg:width="1.1413in" svg:height="0.3902in" svg:x="5.8421in" svg:y="0.615in" draw:caption-point-x="-0.2402in" draw:caption-point-y="0.6024in">
              <dc:date>2019-05-08T00:00:00</dc:date>
              <text:p text:style-name="P4"><text:span text:style-name="T4">dậy trễ, 8h37 đến cty</text:span></text:p>
            </office:annotation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6.3311in" svg:y="0.6154in" draw:caption-point-x="-0.2402in" draw:caption-point-y="0.602in">
              <dc:date>2019-05-09T00:00:00</dc:date>
              <text:p text:style-name="P4"><text:span text:style-name="T4">Chăm sóc mẹ ở bệnh viện</text:span></text:p>
            </office:annotation>
            <text:p>1</text:p>
          </table:table-cell>
          <table:table-cell table:style-name="ce160" office:value-type="float" office:value="1">
            <office:annotation draw:style-name="gr4" draw:text-style-name="P4" svg:width="1.1413in" svg:height="0.3902in" svg:x="6.8205in" svg:y="0.6154in" draw:caption-point-x="-0.2402in" draw:caption-point-y="0.602in">
              <dc:date>2019-05-09T00:00:00</dc:date>
              <text:p text:style-name="P4"><text:span text:style-name="T4">Chăm sóc mẹ ở bệnh viện</text:span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0.5">
            <office:annotation draw:style-name="gr2" draw:text-style-name="P4" svg:width="1.1413in" svg:height="0.5457in" svg:x="8.2878in" svg:y="0.6157in" draw:caption-point-x="-0.2402in" draw:caption-point-y="0.6016in">
              <dc:date>2019-05-14T00:00:00</dc:date>
              <text:p text:style-name="P4"><text:span text:style-name="T4">Chăm sóc mẹ ở bệnh viện, off sáng</text:span></text:p>
            </office:annotation>
            <text:p>0.5</text:p>
          </table:table-cell>
          <table:table-cell table:style-name="ce160" office:value-type="float" office:value="0.5">
            <office:annotation draw:style-name="gr8" draw:text-style-name="P4" svg:width="1.1413in" svg:height="0.8567in" svg:x="8.7768in" svg:y="0.6157in" draw:caption-point-x="-0.2402in" draw:caption-point-y="0.6016in">
              <dc:date>2019-05-14T00:00:00</dc:date>
              <text:p text:style-name="P4"><text:span text:style-name="T4">chờ người đổi ca chăm sóc mẹ, xin đi trễ, 10h06 đến cty → tính off sáng</text:span></text:p>
            </office:annotation>
            <text:p>0.5</text:p>
          </table:table-cell>
          <table:table-cell table:style-name="ce160" office:value-type="float" office:value="0">
            <office:annotation draw:style-name="gr4" draw:text-style-name="P4" svg:width="1.1413in" svg:height="0.3902in" svg:x="9.2661in" svg:y="0.6161in" draw:caption-point-x="-0.2402in" draw:caption-point-y="0.6012in">
              <dc:date>2019-05-15T00:00:00</dc:date>
              <text:p text:style-name="P4"><text:span text:style-name="T4">bận việc nhà, 9h03 đến cty</text:span></text:p>
            </office:annotation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9.7228in" svg:y="0.6165in" draw:caption-point-x="-0.2402in" draw:caption-point-y="0.6008in">
              <dc:date>2019-05-16T00:00:00</dc:date>
              <text:p text:style-name="P4"><text:span text:style-name="T4">chăm sóc mẹ</text:span></text:p>
            </office:annotation>
            <text:p>1</text:p>
          </table:table-cell>
          <table:table-cell table:style-name="ce160" office:value-type="float" office:value="0.5">
            <office:annotation draw:style-name="gr2" draw:text-style-name="P4" svg:width="1.1413in" svg:height="0.5457in" svg:x="10.1791in" svg:y="0.6169in" draw:caption-point-x="-0.2402in" draw:caption-point-y="0.6004in">
              <dc:date>2019-05-20T00:00:00</dc:date>
              <text:p text:style-name="P4"><text:span text:style-name="T4">Ở nhà với má, off sáng, 1h30 vô cty</text:span></text:p>
            </office:annotation>
            <text:p>0.5</text:p>
          </table:table-cell>
          <table:table-cell table:style-name="ce160" table:number-columns-repeated="2"/>
          <table:table-cell table:style-name="ce160" office:value-type="float" office:value="1">
            <office:annotation draw:style-name="gr2" draw:text-style-name="P4" svg:width="1.1413in" svg:height="0.5457in" svg:x="11.5492in" svg:y="0.6169in" draw:caption-point-x="-0.2402in" draw:caption-point-y="0.6004in">
              <dc:date>2019-05-20T00:00:00</dc:date>
              <text:p text:style-name="P4"><text:span text:style-name="T4">chăm sóc mẹ ở bệnh viện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2" draw:text-style-name="P4" svg:width="1.1413in" svg:height="0.5457in" svg:x="12.0059in" svg:y="0.6169in" draw:caption-point-x="-0.2402in" draw:caption-point-y="0.6004in">
              <dc:date>2019-05-20T00:00:00</dc:date>
              <text:p text:style-name="P4"><text:span text:style-name="T4">chăm sóc mẹ ở bệnh viện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2" draw:text-style-name="P4" svg:width="1.1413in" svg:height="0.5457in" svg:x="12.4622in" svg:y="0.6169in" draw:caption-point-x="-0.2402in" draw:caption-point-y="0.6004in">
              <dc:date>2019-05-20T00:00:00</dc:date>
              <text:p text:style-name="P4"><text:span text:style-name="T4">chăm sóc mẹ ở bệnh viện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2" draw:text-style-name="P4" svg:width="1.1413in" svg:height="0.5457in" svg:x="12.9189in" svg:y="0.6169in" draw:caption-point-x="-0.2402in" draw:caption-point-y="0.6004in">
              <dc:date>2019-05-20T00:00:00</dc:date>
              <text:p text:style-name="P4"><text:span text:style-name="T4">chăm sóc mẹ ở bệnh viện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2" draw:text-style-name="P4" svg:width="1.1413in" svg:height="0.5457in" svg:x="13.3756in" svg:y="0.6169in" draw:caption-point-x="-0.2402in" draw:caption-point-y="0.6004in">
              <dc:date>2019-05-20T00:00:00</dc:date>
              <text:p text:style-name="P4"><text:span text:style-name="T4">chăm sóc mẹ ở bệnh viện</text:span></text:p>
              <text:p text:style-name="P4"><text:span text:style-name="T4"/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0.5">
            <office:annotation draw:style-name="gr8" draw:text-style-name="P4" svg:width="1.1413in" svg:height="0.8567in" svg:x="14.7457in" svg:y="0.6205in" draw:caption-point-x="-0.2402in" draw:caption-point-y="0.5969in">
              <dc:date>2019-05-27T00:00:00</dc:date>
              <text:p text:style-name="P4"><text:span text:style-name="T4">giờ mới từ bệnh viện về nhà, xin đi trễ, khoảng cuối giờ sáng vô cty, off sáng</text:span></text:p>
            </office:annotation>
            <text:p>0.5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6.572in" svg:y="0.6224in" draw:caption-point-x="-0.2402in" draw:caption-point-y="0.5949in">
              <dc:date>2019-05-31T00:00:00</dc:date>
              <text:p text:style-name="P4">bận việc nhà, xin đi trễ, 9h18 đến cty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155" table:formula="of:=SUM([.D7:.AH7])" office:value-type="float" office:value="0">
            <text:p>0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155" table:formula="of:=SUM([.D8:.AH8])" office:value-type="float" office:value="0.5">
            <text:p>0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.5">
            <office:annotation draw:style-name="gr2" draw:text-style-name="P4" svg:width="1.1413in" svg:height="0.5457in" svg:x="8.2878in" svg:y="1.1154in" draw:caption-point-x="-0.2402in" draw:caption-point-y="0.6016in">
              <dc:date>2019-05-14T00:00:00</dc:date>
              <text:p text:style-name="P4"><text:span text:style-name="T4">Từ nhà vô bị kẹt xe + về nhà nghỉ ngơi, off sáng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7228in" svg:y="1.1161in" draw:caption-point-x="-0.2402in" draw:caption-point-y="0.6008in">
              <dc:date>2019-05-16T00:00:00</dc:date>
              <text:p text:style-name="P4"><text:span text:style-name="T4">đau bụng, xin đi trễ, 8h37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">
            <text:p>6</text:p>
          </table:table-cell>
          <table:table-cell table:style-name="ce85" office:value-type="string">
            <text:p>DauDQ</text:p>
          </table:table-cell>
          <table:table-cell table:style-name="ce155" table:formula="of:=SUM([.D9:.AH9])" office:value-type="float" office:value="0">
            <text:p>0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7">
            <text:p>7</text:p>
          </table:table-cell>
          <table:table-cell table:style-name="ce55" office:value-type="string">
            <text:p>DuongDN</text:p>
          </table:table-cell>
          <table:table-cell table:style-name="ce155" table:formula="of:=SUM([.D10:.AH10])" office:value-type="float" office:value="1">
            <text:p>1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4.0157in" svg:y="1.6126in" draw:caption-point-x="-0.2402in" draw:caption-point-y="0.6035in">
              <dc:date>2019-05-04T00:00:00</dc:date>
              <text:p text:style-name="P4"><text:span text:style-name="T4">chăm bé, 8h43 đến cty</text:span></text:p>
            </office:annotation>
            <text:p>0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1.613in" draw:caption-point-x="-0.2402in" draw:caption-point-y="0.6031in">
              <dc:date>2019-05-06T00:00:00</dc:date>
              <text:p text:style-name="P4"><text:span text:style-name="T4">ngủ quên, xin đi trễ, 9h25 đến cty</text:span></text:p>
            </office:annotation>
            <text:p>0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6.8205in" svg:y="1.6142in" draw:caption-point-x="-0.2402in" draw:caption-point-y="0.602in">
              <dc:date>2019-05-09T00:00:00</dc:date>
              <text:p text:style-name="P4"><text:span text:style-name="T4">Nghỉ ngơi + dẫn con đi tái khám</text:span></text:p>
            </office:annotation>
            <text:p>1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7228in" svg:y="1.6154in" draw:caption-point-x="-0.2402in" draw:caption-point-y="0.6008in">
              <dc:date>2019-05-16T00:00:00</dc:date>
              <text:p text:style-name="P4"><text:span text:style-name="T4">chăm bé, 8h40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3" draw:text-style-name="P4" svg:width="1.1413in" svg:height="0.7012in" svg:x="12.4622in" svg:y="1.6169in" draw:caption-point-x="-0.2402in" draw:caption-point-y="0.5992in">
              <dc:date>2019-05-22T00:00:00</dc:date>
              <text:p text:style-name="P4"><text:span text:style-name="T4">chở chị Thủy + Mira đi chích ngừa, xin đi trễ, 8h57 đến cty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4"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6.572in" svg:y="1.6213in" draw:caption-point-x="-0.2402in" draw:caption-point-y="0.5949in">
              <dc:date>2019-05-31T00:00:00</dc:date>
              <text:p text:style-name="P4">bé bị sốt, ở nhà theo dõi bé, 8h51 đến cty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8">
            <text:p>8</text:p>
          </table:table-cell>
          <table:table-cell table:style-name="ce55" office:value-type="string">
            <text:p>DuyNM</text:p>
          </table:table-cell>
          <table:table-cell table:style-name="ce155" table:formula="of:=SUM([.D11:.AH11])" office:value-type="float" office:value="2.5">
            <text:p>2.5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4.0157in" svg:y="1.8626in" draw:caption-point-x="-0.2402in" draw:caption-point-y="0.6035in">
              <dc:date>2019-05-04T00:00:00</dc:date>
              <text:p text:style-name="P4"><text:span text:style-name="T4"><text:s/></text:span><text:span text:style-name="T4">vợ bị sốt, xin off chiều để về chăm sóc vợ</text:span></text:p>
            </office:annotation>
            <text:p>0.5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1">
            <office:annotation draw:style-name="gr2" draw:text-style-name="P4" svg:width="1.1413in" svg:height="0.5457in" svg:x="16.1154in" svg:y="1.8657in" draw:caption-point-x="-0.2402in" draw:caption-point-y="0.6004in">
              <dc:date>2019-05-20T00:00:00</dc:date>
              <text:p text:style-name="P4"><text:span text:style-name="T4">về đám cưới em họ + thăm gia đình </text:span></text:p>
            </office:annotation>
            <text:p>1</text:p>
          </table:table-cell>
          <table:table-cell table:style-name="ce160" office:value-type="float" office:value="1">
            <office:annotation draw:style-name="gr2" draw:text-style-name="P4" svg:width="1.1413in" svg:height="0.5457in" svg:x="16.572in" svg:y="1.8657in" draw:caption-point-x="-0.2402in" draw:caption-point-y="0.6004in">
              <dc:date>2019-05-20T00:00:00</dc:date>
              <text:p text:style-name="P4"><text:span text:style-name="T4">về đám cưới em họ + thăm gia đình 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9">
            <text:p>9</text:p>
          </table:table-cell>
          <table:table-cell table:style-name="ce55" office:value-type="string">
            <text:p>DuyenLT</text:p>
          </table:table-cell>
          <table:table-cell table:style-name="ce155" table:formula="of:=SUM([.D12:.AH12])" office:value-type="float" office:value="1">
            <text:p>1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9.2661in" svg:y="2.1126in" draw:caption-point-x="-0.2402in" draw:caption-point-y="0.6012in">
              <dc:date>2019-05-15T00:00:00</dc:date>
              <text:p text:style-name="P4"><text:span text:style-name="T4">Bị ốm</text:span></text:p>
            </office:annotation>
            <text:p>1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0">
            <text:p>10</text:p>
          </table:table-cell>
          <table:table-cell table:style-name="ce55" office:value-type="string">
            <text:p>GiauNV</text:p>
          </table:table-cell>
          <table:table-cell table:style-name="ce155" table:formula="of:=SUM([.D13:.AH13])" office:value-type="float" office:value="5.5">
            <text:p>5.5</text:p>
          </table:table-cell>
          <table:table-cell table:style-name="ce160"/>
          <table:table-cell table:style-name="ce160" office:value-type="float" office:value="0">
            <office:annotation draw:style-name="gr2" draw:text-style-name="P4" svg:width="1.1413in" svg:height="0.5457in" svg:x="3.1024in" svg:y="2.3598in" draw:caption-point-x="-0.2402in" draw:caption-point-y="0.6035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3.5591in" svg:y="2.3598in" draw:caption-point-x="-0.2402in" draw:caption-point-y="0.6035in">
              <dc:date>2019-05-04T00:00:00</dc:date>
              <text:p text:style-name="P4"><text:span text:style-name="T4">Đi trễ theo plan, 9h11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4.0157in" svg:y="2.3598in" draw:caption-point-x="-0.2402in" draw:caption-point-y="0.6035in">
              <dc:date>2019-05-04T00:00:00</dc:date>
              <text:p text:style-name="P4"><text:span text:style-name="T4">đi trễ theo plan, 9h13 đến cty</text:span></text:p>
            </office:annotation>
            <text:p>0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2.3602in" draw:caption-point-x="-0.2402in" draw:caption-point-y="0.6031in">
              <dc:date>2019-05-06T00:00:00</dc:date>
              <text:p text:style-name="P4"><text:span text:style-name="T4">đi trễ theo plan, 9h09 đến cty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5.3854in" svg:y="2.3598in" draw:caption-point-x="-0.2402in" draw:caption-point-y="0.6035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5.8421in" svg:y="2.361in" draw:caption-point-x="-0.2402in" draw:caption-point-y="0.6024in">
              <dc:date>2019-05-08T00:00:00</dc:date>
              <text:p text:style-name="P4"><text:span text:style-name="T4">có việc cá nhân cần giải quyết </text:span></text:p>
            </office:annotation>
            <text:p>1</text:p>
          </table:table-cell>
          <table:table-cell table:style-name="ce160" office:value-type="float" office:value="0">
            <office:annotation draw:style-name="gr2" draw:text-style-name="P4" svg:width="1.1413in" svg:height="0.5457in" svg:x="6.3311in" svg:y="2.3598in" draw:caption-point-x="-0.2402in" draw:caption-point-y="0.6035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8205in" svg:y="2.3618in" draw:caption-point-x="-0.2402in" draw:caption-point-y="0.6016in">
              <dc:date>2019-05-14T00:00:00</dc:date>
              <text:p text:style-name="P4"><text:span text:style-name="T4">Đi trễ theo plan, 9h10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.5">
            <office:annotation draw:style-name="gr3" draw:text-style-name="P4" svg:width="1.1413in" svg:height="0.7012in" svg:x="8.2878in" svg:y="2.3618in" draw:caption-point-x="-0.2402in" draw:caption-point-y="0.6016in">
              <dc:date>2019-05-14T00:00:00</dc:date>
              <text:p text:style-name="P4"><text:span text:style-name="T4">đi trễ theo plan, 9h08 đến cty</text:span></text:p>
              <text:p text:style-name="P4"><text:span text:style-name="T4">tái khám chân, xin off chiều</text:span></text:p>
            </office:annotation>
            <text:p>0.5</text:p>
          </table:table-cell>
          <table:table-cell table:style-name="ce160" office:value-type="float" office:value="0">
            <office:annotation draw:style-name="gr2" draw:text-style-name="P4" svg:width="1.1413in" svg:height="0.5457in" svg:x="8.7768in" svg:y="2.3598in" draw:caption-point-x="-0.2402in" draw:caption-point-y="0.6035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2661in" svg:y="2.3618in" draw:caption-point-x="-0.2402in" draw:caption-point-y="0.6016in">
              <dc:date>2019-05-15T00:00:00</dc:date>
              <text:p text:style-name="P4"><text:span text:style-name="T4">Đi trễ theo plan, 9h05 đến cty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9.7228in" svg:y="2.3598in" draw:caption-point-x="-0.2402in" draw:caption-point-y="0.6035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0.1791in" svg:y="2.363in" draw:caption-point-x="-0.2402in" draw:caption-point-y="0.6004in">
              <dc:date>2019-05-20T00:00:00</dc:date>
              <text:p text:style-name="P4"><text:span text:style-name="T4">đi trễ theo plan, 9h14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11.5492in" svg:y="2.363in" draw:caption-point-x="-0.2402in" draw:caption-point-y="0.6004in">
              <dc:date>2019-05-20T00:00:00</dc:date>
              <text:p text:style-name="P4"><text:span text:style-name="T4">đi trễ theo plan, 9h đến cty</text:span></text:p>
            </office:annotation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12.0059in" svg:y="2.3638in" draw:caption-point-x="-0.2402in" draw:caption-point-y="0.5996in">
              <dc:date>2019-05-21T00:00:00</dc:date>
              <text:p text:style-name="P4"><text:span text:style-name="T4">remote</text:span></text:p>
            </office:annotation>
            <text:p>1</text:p>
          </table:table-cell>
          <table:table-cell table:style-name="ce160" office:value-type="float" office:value="0">
            <office:annotation draw:style-name="gr4" draw:text-style-name="P4" svg:width="1.1413in" svg:height="0.3902in" svg:x="12.4622in" svg:y="2.3642in" draw:caption-point-x="-0.2402in" draw:caption-point-y="0.5992in">
              <dc:date>2019-05-22T00:00:00</dc:date>
              <text:p text:style-name="P4"><text:span text:style-name="T4">đi trễ theo plan, 9h15 đến cty</text:span></text:p>
            </office:annotation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12.9189in" svg:y="2.3638in" draw:caption-point-x="-0.2402in" draw:caption-point-y="0.5996in">
              <dc:date>2019-05-21T00:00:00</dc:date>
              <text:p text:style-name="P4"><text:span text:style-name="T4">remote</text:span></text:p>
            </office:annotation>
            <text:p>1</text:p>
          </table:table-cell>
          <table:table-cell table:style-name="ce160" office:value-type="float" office:value="0">
            <office:annotation draw:style-name="gr4" draw:text-style-name="P4" svg:width="1.1413in" svg:height="0.3902in" svg:x="13.3756in" svg:y="2.3642in" draw:caption-point-x="-0.2402in" draw:caption-point-y="0.5992in">
              <dc:date>2019-05-24T00:00:00</dc:date>
              <text:p text:style-name="P4"><text:span text:style-name="T4">đi trễ theo plan, 9h08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14.7457in" svg:y="2.3665in" draw:caption-point-x="-0.2402in" draw:caption-point-y="0.5969in">
              <dc:date>2019-05-27T00:00:00</dc:date>
              <text:p text:style-name="P4"><text:span text:style-name="T4">đi trễ theo plan, 9h đến cty</text:span></text:p>
            </office:annotation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15.202in" svg:y="2.3638in" draw:caption-point-x="-0.2402in" draw:caption-point-y="0.5996in">
              <dc:date>2019-05-21T00:00:00</dc:date>
              <text:p text:style-name="P4"><text:span text:style-name="T4">remote</text:span></text:p>
            </office:annotation>
            <text:p>1</text:p>
          </table:table-cell>
          <table:table-cell table:style-name="ce160" office:value-type="float" office:value="0">
            <office:annotation draw:style-name="gr4" draw:text-style-name="P4" svg:width="1.1413in" svg:height="0.3902in" svg:x="15.6587in" svg:y="2.3677in" draw:caption-point-x="-0.2402in" draw:caption-point-y="0.5957in">
              <dc:date>2019-05-30T00:00:00</dc:date>
              <text:p text:style-name="P4"><text:span text:style-name="T4"><text:s/></text:span><text:span text:style-name="T4">đi trễ theo plan, 9h09 đến cty</text:span></text:p>
            </office:annotation>
            <text:p>0</text:p>
          </table:table-cell>
          <table:table-cell table:style-name="ce160" office:value-type="float" office:value="1">
            <office:annotation draw:style-name="gr3" draw:text-style-name="P4" svg:width="1.1413in" svg:height="0.7012in" svg:x="16.1154in" svg:y="2.3681in" draw:caption-point-x="-0.2402in" draw:caption-point-y="0.5953in">
              <dc:date>2019-05-30T00:00:00</dc:date>
              <text:p text:style-name="P4"><text:span text:style-name="T4">làm remote theo plan + off buổi chiều do bận việc cá nhân</text:span></text:p>
            </office:annotation>
            <text:p>1</text:p>
          </table:table-cell>
          <table:table-cell table:style-name="ce160" office:value-type="float" office:value="0">
            <office:annotation draw:style-name="gr4" draw:text-style-name="P4" svg:width="1.1413in" svg:height="0.3902in" svg:x="16.572in" svg:y="2.3685in" draw:caption-point-x="-0.2402in" draw:caption-point-y="0.5949in">
              <dc:date>2019-05-31T00:00:00</dc:date>
              <text:p text:style-name="P4">đi trễ theo plan, 8h56 đến cty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1">
            <text:p>11</text:p>
          </table:table-cell>
          <table:table-cell table:style-name="ce86" office:value-type="string">
            <text:p>HaTH</text:p>
          </table:table-cell>
          <table:table-cell table:style-name="ce155" table:formula="of:=SUM([.D14:.AH14])" office:value-type="float" office:value="1">
            <text:p>1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4.0157in" svg:y="2.6102in" draw:caption-point-x="-0.2402in" draw:caption-point-y="0.6031in">
              <dc:date>2019-05-06T00:00:00</dc:date>
              <text:p text:style-name="P4"><text:span text:style-name="T4">Họp mặt gia đình</text:span></text:p>
            </office:annotation>
            <text:p>1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202in" svg:y="2.6169in" draw:caption-point-x="-0.2402in" draw:caption-point-y="0.5965in">
              <dc:date>2019-05-28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2">
            <text:p>12</text:p>
          </table:table-cell>
          <table:table-cell table:style-name="ce55" office:value-type="string">
            <text:p>HaVS</text:p>
          </table:table-cell>
          <table:table-cell table:style-name="ce155" table:formula="of:=SUM([.D15:.AH15])" office:value-type="float" office:value="6.5">
            <text:p>6.5</text:p>
          </table:table-cell>
          <table:table-cell table:style-name="ce160"/>
          <table:table-cell table:style-name="ce160" office:value-type="float" office:value="1">
            <office:annotation draw:style-name="gr3" draw:text-style-name="P4" svg:width="1.1413in" svg:height="0.7012in" svg:x="3.1024in" svg:y="2.8594in" draw:caption-point-x="-0.2402in" draw:caption-point-y="0.6035in">
              <dc:date>2019-05-04T00:00:00</dc:date>
              <text:p text:style-name="P4"><text:span text:style-name="T4">hết vé vô SG, sẽ làm bù vào chiều thứ 6 và chiều thứ 7 </text:span></text:p>
            </office:annotation>
            <text:p>1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/>
          <table:table-cell table:style-name="ce160" office:value-type="float" office:value="0.5">
            <office:annotation draw:style-name="gr6" draw:text-style-name="P4" svg:width="1.1413in" svg:height="0.2634in" svg:x="4.9287in" svg:y="2.8598in" draw:caption-point-x="-0.2402in" draw:caption-point-y="0.6031in">
              <dc:date>2019-05-06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6" draw:text-style-name="P4" svg:width="1.1413in" svg:height="0.2634in" svg:x="5.8421in" svg:y="2.8598in" draw:caption-point-x="-0.2402in" draw:caption-point-y="0.6031in">
              <dc:date>2019-05-06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.5">
            <office:annotation draw:style-name="gr6" draw:text-style-name="P4" svg:width="1.1413in" svg:height="0.2634in" svg:x="8.2878in" svg:y="2.8598in" draw:caption-point-x="-0.2402in" draw:caption-point-y="0.6031in">
              <dc:date>2019-05-06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2" draw:text-style-name="P4" svg:width="1.1413in" svg:height="0.5457in" svg:x="9.2661in" svg:y="2.8618in" draw:caption-point-x="-0.2402in" draw:caption-point-y="0.6012in">
              <dc:date>2019-05-15T00:00:00</dc:date>
              <text:p text:style-name="P4"><text:span text:style-name="T4">lên trường họp nhóm làm bài tập lớn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10.1791in" svg:y="2.8626in" draw:caption-point-x="-0.2402in" draw:caption-point-y="0.6004in">
              <dc:date>2019-05-20T00:00:00</dc:date>
              <text:p text:style-name="P4"><text:span text:style-name="T4">gặp thầy hướng dẫn luận văn, off chiều</text:span></text:p>
            </office:annotation>
            <text:p>0.5</text:p>
          </table:table-cell>
          <table:table-cell table:style-name="ce160" table:number-columns-repeated="2"/>
          <table:table-cell table:style-name="ce160" office:value-type="float" office:value="0.5">
            <office:annotation draw:style-name="gr6" draw:text-style-name="P4" svg:width="1.1413in" svg:height="0.2634in" svg:x="11.5492in" svg:y="2.8598in" draw:caption-point-x="-0.2402in" draw:caption-point-y="0.6031in">
              <dc:date>2019-05-06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6" draw:text-style-name="P4" svg:width="1.1413in" svg:height="0.2634in" svg:x="12.4622in" svg:y="2.8598in" draw:caption-point-x="-0.2402in" draw:caption-point-y="0.6031in">
              <dc:date>2019-05-06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60" office:value-type="float" office:value="1">
            <text:p>1</text:p>
          </table:table-cell>
          <table:table-cell table:style-name="ce160" office:value-type="float" office:value="0.5">
            <office:annotation draw:style-name="gr4" draw:text-style-name="P4" svg:width="1.1413in" svg:height="0.3902in" svg:x="13.3756in" svg:y="2.8657in" draw:caption-point-x="-0.2402in" draw:caption-point-y="0.5972in">
              <dc:date>2019-05-24T00:00:00</dc:date>
              <text:p text:style-name="P4"><text:span text:style-name="T4">Lên trường học bù, off sáng</text:span></text:p>
            </office:annotation>
            <text:p>0.5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3">
            <text:p>13</text:p>
          </table:table-cell>
          <table:table-cell table:style-name="ce55" office:value-type="string">
            <text:p>HaiNM</text:p>
          </table:table-cell>
          <table:table-cell table:style-name="ce155" table:formula="of:=SUM([.D16:.AH16])" office:value-type="float" office:value="1">
            <text:p>1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3" draw:text-style-name="P4" svg:width="1.1413in" svg:height="0.7012in" svg:x="4.0157in" svg:y="3.1091in" draw:caption-point-x="-0.2402in" draw:caption-point-y="0.6035in">
              <dc:date>2019-05-04T00:00:00</dc:date>
              <text:p text:style-name="P4"><text:span text:style-name="T4">bận việc nhà, 8h39 đến cty</text:span></text:p>
              <text:p text:style-name="P4"><text:span text:style-name="T4">đi dạy ở trường, off chiều</text:span></text:p>
            </office:annotation>
            <text:p>0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6.3311in" svg:y="3.1106in" draw:caption-point-x="-0.2402in" draw:caption-point-y="0.602in">
              <dc:date>2019-05-09T00:00:00</dc:date>
              <text:p text:style-name="P4"><text:span text:style-name="T4">bận việc nhà, xin đi trễ, 8h46 đến cty</text:span></text:p>
            </office:annotation>
            <text:p>0</text:p>
          </table:table-cell>
          <table:table-cell table:style-name="ce160" office:value-type="float" office:value="0">
            <office:annotation draw:style-name="gr8" draw:text-style-name="P4" svg:width="1.1413in" svg:height="0.8567in" svg:x="6.8205in" svg:y="3.111in" draw:caption-point-x="-0.2402in" draw:caption-point-y="0.6016in">
              <dc:date>2019-05-14T00:00:00</dc:date>
              <text:p text:style-name="P4"><text:span text:style-name="T4">bận việc ở trường, xin về sớm, 3h40 về</text:span></text:p>
              <text:p text:style-name="P4"><text:span text:style-name="T4">→ </text:span><text:span text:style-name="T4">đã làm bù đủ giờ</text:span></text:p>
            </office:annotation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7" draw:text-style-name="P4" svg:width="1.1413in" svg:height="1.1677in" svg:x="9.2661in" svg:y="3.1114in" draw:caption-point-x="-0.2402in" draw:caption-point-y="0.6012in">
              <dc:date>2019-05-20T00:00:00</dc:date>
              <text:p text:style-name="P4"><text:span text:style-name="T4"><text:s/></text:span><text:span text:style-name="T4">xin phép lên trường họp lúc 9h48, sẽ làm bù vào chiều nay + chiều mai</text:span></text:p>
              <text:p text:style-name="P4"><text:span text:style-name="T4">→ </text:span><text:span text:style-name="T4">đã bù đủ giờ</text:span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7228in" svg:y="3.1118in" draw:caption-point-x="-0.2402in" draw:caption-point-y="0.6008in">
              <dc:date>2019-05-20T00:00:00</dc:date>
              <text:p text:style-name="P4"><text:span text:style-name="T4">bận việc nhà, 8h49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2.0059in" svg:y="3.113in" draw:caption-point-x="-0.2402in" draw:caption-point-y="0.5996in">
              <dc:date>2019-05-21T00:00:00</dc:date>
              <text:p text:style-name="P4"><text:span text:style-name="T4">bận việc nhà, 8h35 đến cty</text:span></text:p>
            </office:annotation>
            <text:p>0</text:p>
          </table:table-cell>
          <table:table-cell table:style-name="ce160" office:value-type="float" office:value="0">
            <office:annotation draw:style-name="gr5" draw:text-style-name="P4" svg:width="1.1413in" svg:height="1.4787in" svg:x="12.4622in" svg:y="3.1134in" draw:caption-point-x="-0.2402in" draw:caption-point-y="0.5992in">
              <dc:date>2019-05-29T00:00:00</dc:date>
              <text:p text:style-name="P4"><text:span text:style-name="T4">bận việc nhà, 8h39 đến cty</text:span></text:p>
              <text:p text:style-name="P4"><text:span text:style-name="T4">lên trường họp, xin phép ra ngoài lúc 10h35, chiều sẽ ở lại làm bù sau</text:span></text:p>
              <text:p text:style-name="P4"><text:span text:style-name="T4">→ </text:span><text:span text:style-name="T4">đã làm bù đủ giờ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.5">
            <office:annotation draw:style-name="gr4" draw:text-style-name="P4" svg:width="1.1413in" svg:height="0.3902in" svg:x="14.7457in" svg:y="3.1157in" draw:caption-point-x="-0.2402in" draw:caption-point-y="0.5969in">
              <dc:date>2019-05-27T00:00:00</dc:date>
              <text:p text:style-name="P4"><text:span text:style-name="T4">bận việc nhà, off sáng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5.6587in" svg:y="3.1169in" draw:caption-point-x="-0.2402in" draw:caption-point-y="0.5957in">
              <dc:date>2019-05-30T00:00:00</dc:date>
              <text:p text:style-name="P4"><text:span text:style-name="T4"><text:s/></text:span><text:span text:style-name="T4">bận việc gia đình, 8h46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6.572in" svg:y="3.1177in" draw:caption-point-x="-0.2402in" draw:caption-point-y="0.5949in">
              <dc:date>2019-05-31T00:00:00</dc:date>
              <text:p text:style-name="P4">lên trường làm giấy tờ, xin đi trễ, 9h35 đến cty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4">
            <text:p>14</text:p>
          </table:table-cell>
          <table:table-cell table:style-name="ce55" office:value-type="string">
            <text:p>HangDTT</text:p>
          </table:table-cell>
          <table:table-cell table:style-name="ce155" table:formula="of:=SUM([.D17:.AH17])" office:value-type="float" office:value="2">
            <text:p>2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4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8205in" svg:y="3.361in" draw:caption-point-x="-0.2402in" draw:caption-point-y="0.6016in">
              <dc:date>2019-05-14T00:00:00</dc:date>
              <text:p text:style-name="P4"><text:span text:style-name="T4">ngủ quên, 8h36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10" draw:text-style-name="P4" svg:width="1.1413in" svg:height="1.0122in" svg:x="8.2878in" svg:y="3.361in" draw:caption-point-x="-0.2402in" draw:caption-point-y="0.6016in">
              <dc:date>2019-05-14T00:00:00</dc:date>
              <text:p text:style-name="P4"><text:span text:style-name="T4">bận việc đột xuất, xin về sớm, 4h39 về</text:span></text:p>
              <text:p text:style-name="P4"><text:span text:style-name="T4"/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.5">
            <office:annotation draw:style-name="gr6" draw:text-style-name="P4" svg:width="1.1413in" svg:height="0.2634in" svg:x="8.7768in" svg:y="3.361in" draw:caption-point-x="-0.2402in" draw:caption-point-y="0.6016in">
              <dc:date>2019-05-14T00:00:00</dc:date>
              <text:p text:style-name="P4"><text:span text:style-name="T4">Mệt, off sáng</text:span></text:p>
            </office:annotation>
            <text:p>0.5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16.1154in" svg:y="3.3673in" draw:caption-point-x="-0.2402in" draw:caption-point-y="0.5953in">
              <dc:date>2019-05-30T00:00:00</dc:date>
              <text:p text:style-name="P4"><text:span text:style-name="T4">đau bụng, off sáng</text:span></text:p>
            </office:annotation>
            <text:p>0.5</text:p>
          </table:table-cell>
          <table:table-cell table:style-name="ce160" office:value-type="float" office:value="1">
            <office:annotation draw:style-name="gr6" draw:text-style-name="P4" svg:width="1.1413in" svg:height="0.2634in" svg:x="16.572in" svg:y="3.3677in" draw:caption-point-x="-0.2402in" draw:caption-point-y="0.5949in">
              <dc:date>2019-05-31T00:00:00</dc:date>
              <text:p text:style-name="P4">đi đám cưới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5">
            <text:p>15</text:p>
          </table:table-cell>
          <table:table-cell table:style-name="ce55" office:value-type="string">
            <text:p>HanTTH</text:p>
          </table:table-cell>
          <table:table-cell table:style-name="ce155" table:formula="of:=SUM([.D18:.AH18])" office:value-type="float" office:value="0">
            <text:p>0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6">
            <text:p>16</text:p>
          </table:table-cell>
          <table:table-cell table:style-name="ce55" office:value-type="string">
            <text:p>HienNV</text:p>
          </table:table-cell>
          <table:table-cell table:style-name="ce155" table:formula="of:=SUM([.D19:.AH19])" office:value-type="float" office:value="12">
            <text:p>12</text:p>
          </table:table-cell>
          <table:table-cell table:style-name="ce160"/>
          <table:table-cell table:number-columns-repeated="3" table:style-name="ce160" office:value-type="float" office:value="1">
            <text:p>1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1">
            <text:p>1</text:p>
          </table:table-cell>
          <table:table-cell table:style-name="ce160" table:number-columns-repeated="2"/>
          <table:table-cell table:style-name="ce160" office:value-type="float" office:value="1">
            <text:p>1</text:p>
          </table:table-cell>
          <table:table-cell table:number-columns-repeated="2" table:style-name="ce160" office:value-type="float" office:value="0">
            <text:p>0</text:p>
          </table:table-cell>
          <table:table-cell table:number-columns-repeated="2" table:style-name="ce160" office:value-type="float" office:value="1">
            <text:p>1</text:p>
          </table:table-cell>
          <table:table-cell table:style-name="ce160" table:number-columns-repeated="2"/>
          <table:table-cell table:style-name="ce160" office:value-type="float" office:value="1">
            <text:p>1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1">
            <text:p>1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7">
            <text:p>17</text:p>
          </table:table-cell>
          <table:table-cell table:style-name="ce154" office:value-type="string">
            <text:p>HieuNKT</text:p>
          </table:table-cell>
          <table:table-cell table:style-name="ce155" table:formula="of:=SUM([.D20:.AH20])" office:value-type="float" office:value="5">
            <text:p>5</text:p>
          </table:table-cell>
          <table:table-cell table:style-name="ce160"/>
          <table:table-cell table:style-name="ce160" office:value-type="float" office:value="0">
            <office:annotation draw:style-name="gr2" draw:text-style-name="P4" svg:width="1.1413in" svg:height="0.5457in" svg:x="3.1024in" svg:y="4.1083in" draw:caption-point-x="-0.2402in" draw:caption-point-y="0.6035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3.5591in" svg:y="4.1083in" draw:caption-point-x="-0.2402in" draw:caption-point-y="0.6035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4.0157in" svg:y="4.1083in" draw:caption-point-x="-0.2402in" draw:caption-point-y="0.6035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/>
          <table:table-cell table:style-name="ce160" office:value-type="float" office:value="0">
            <office:annotation draw:style-name="gr2" draw:text-style-name="P4" svg:width="1.1413in" svg:height="0.5457in" svg:x="4.9287in" svg:y="4.1083in" draw:caption-point-x="-0.2402in" draw:caption-point-y="0.6035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5.3854in" svg:y="4.1083in" draw:caption-point-x="-0.2402in" draw:caption-point-y="0.6035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5.8421in" svg:y="4.1083in" draw:caption-point-x="-0.2402in" draw:caption-point-y="0.6035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6.3311in" svg:y="4.1083in" draw:caption-point-x="-0.2402in" draw:caption-point-y="0.6035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6.8205in" svg:y="4.1083in" draw:caption-point-x="-0.2402in" draw:caption-point-y="0.6035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2" draw:text-style-name="P4" svg:width="1.1413in" svg:height="0.5457in" svg:x="8.2878in" svg:y="4.1083in" draw:caption-point-x="-0.2402in" draw:caption-point-y="0.6035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8.7768in" svg:y="4.1083in" draw:caption-point-x="-0.2402in" draw:caption-point-y="0.6035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9.2661in" svg:y="4.1083in" draw:caption-point-x="-0.2402in" draw:caption-point-y="0.6035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9.7228in" svg:y="4.1083in" draw:caption-point-x="-0.2402in" draw:caption-point-y="0.6035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0.1791in" svg:y="4.1083in" draw:caption-point-x="-0.2402in" draw:caption-point-y="0.6035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2" draw:text-style-name="P4" svg:width="1.1413in" svg:height="0.5457in" svg:x="11.5492in" svg:y="4.1083in" draw:caption-point-x="-0.2402in" draw:caption-point-y="0.6035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2.0059in" svg:y="4.1083in" draw:caption-point-x="-0.2402in" draw:caption-point-y="0.6035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2.4622in" svg:y="4.1083in" draw:caption-point-x="-0.2402in" draw:caption-point-y="0.6035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2.9189in" svg:y="4.1083in" draw:caption-point-x="-0.2402in" draw:caption-point-y="0.6035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3.3756in" svg:y="4.1083in" draw:caption-point-x="-0.2402in" draw:caption-point-y="0.6035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1">
            <office:annotation draw:style-name="gr6" draw:text-style-name="P4" svg:width="1.1413in" svg:height="0.2634in" svg:x="14.7457in" svg:y="4.1122in" draw:caption-point-x="-0.2402in" draw:caption-point-y="0.5996in">
              <dc:date>2019-05-21T00:00:00</dc:date>
              <text:p text:style-name="P4"><text:span text:style-name="T4">remote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5.202in" svg:y="4.1122in" draw:caption-point-x="-0.2402in" draw:caption-point-y="0.5996in">
              <dc:date>2019-05-21T00:00:00</dc:date>
              <text:p text:style-name="P4"><text:span text:style-name="T4">remote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5.6587in" svg:y="4.1122in" draw:caption-point-x="-0.2402in" draw:caption-point-y="0.5996in">
              <dc:date>2019-05-21T00:00:00</dc:date>
              <text:p text:style-name="P4"><text:span text:style-name="T4">remote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6.1154in" svg:y="4.1122in" draw:caption-point-x="-0.2402in" draw:caption-point-y="0.5996in">
              <dc:date>2019-05-21T00:00:00</dc:date>
              <text:p text:style-name="P4"><text:span text:style-name="T4">remote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6.572in" svg:y="4.1122in" draw:caption-point-x="-0.2402in" draw:caption-point-y="0.5996in">
              <dc:date>2019-05-21T00:00:00</dc:date>
              <text:p text:style-name="P4"><text:span text:style-name="T4">remote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8">
            <text:p>18</text:p>
          </table:table-cell>
          <table:table-cell table:style-name="ce55" office:value-type="string">
            <text:p>HueND</text:p>
          </table:table-cell>
          <table:table-cell table:style-name="ce155" table:formula="of:=SUM([.D21:.AH21])" office:value-type="float" office:value="4.5">
            <text:p>4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style-name="ce160" office:value-type="float" office:value="0.5">
            <office:annotation draw:style-name="gr6" draw:text-style-name="P4" svg:width="1.1413in" svg:height="0.2634in" svg:x="4.9287in" svg:y="4.3583in" draw:caption-point-x="-0.2402in" draw:caption-point-y="0.6031in">
              <dc:date>2019-05-06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6" draw:text-style-name="P4" svg:width="1.1413in" svg:height="0.2634in" svg:x="6.3311in" svg:y="4.3583in" draw:caption-point-x="-0.2402in" draw:caption-point-y="0.6031in">
              <dc:date>2019-05-09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.5">
            <office:annotation draw:style-name="gr6" draw:text-style-name="P4" svg:width="1.1413in" svg:height="0.2634in" svg:x="8.2878in" svg:y="4.3583in" draw:caption-point-x="-0.2402in" draw:caption-point-y="0.6031in">
              <dc:date>2019-05-06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6" draw:text-style-name="P4" svg:width="1.1413in" svg:height="0.2634in" svg:x="9.2661in" svg:y="4.3602in" draw:caption-point-x="-0.2402in" draw:caption-point-y="0.6012in">
              <dc:date>2019-05-15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60" office:value-type="float" office:value="0.5">
            <office:annotation draw:style-name="gr2" draw:text-style-name="P4" svg:width="1.1413in" svg:height="0.5457in" svg:x="9.7228in" svg:y="4.3606in" draw:caption-point-x="-0.2402in" draw:caption-point-y="0.6008in">
              <dc:date>2019-05-16T00:00:00</dc:date>
              <text:p text:style-name="P4"><text:span text:style-name="T4"><text:s/></text:span><text:span text:style-name="T4">lên trường hỏi điểm + ôn thi cuối lỳ , off sáng</text:span></text:p>
            </office:annotation>
            <text:p>0.5</text:p>
          </table:table-cell>
          <table:table-cell table:style-name="ce160" office:value-type="float" office:value="0.5">
            <office:annotation draw:style-name="gr2" draw:text-style-name="P4" svg:width="1.1413in" svg:height="0.5457in" svg:x="10.1791in" svg:y="4.361in" draw:caption-point-x="-0.2402in" draw:caption-point-y="0.6004in">
              <dc:date>2019-05-20T00:00:00</dc:date>
              <text:p text:style-name="P4"><text:span text:style-name="T4">ên trường hỏi điểm + ôn thi cuối kỳ, off sáng </text:span></text:p>
            </office:annotation>
            <text:p>0.5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12.4622in" svg:y="4.3622in" draw:caption-point-x="-0.2402in" draw:caption-point-y="0.5992in">
              <dc:date>2019-05-22T00:00:00</dc:date>
              <text:p text:style-name="P4"><text:span text:style-name="T4">Thi cuối kỳ</text:span></text:p>
            </office:annotation>
            <text:p>1</text:p>
          </table:table-cell>
          <table:table-cell table:style-name="ce160" office:value-type="float" office:value="0.5">
            <text:p>0.5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9">
            <text:p>19</text:p>
          </table:table-cell>
          <table:table-cell table:style-name="ce55" office:value-type="string">
            <text:p>HungLV</text:p>
          </table:table-cell>
          <table:table-cell table:style-name="ce155" table:formula="of:=SUM([.D22:.AH22])" office:value-type="float" office:value="1.5">
            <text:p>1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5.8421in" svg:y="4.6091in" draw:caption-point-x="-0.2402in" draw:caption-point-y="0.6024in">
              <dc:date>2019-05-08T00:00:00</dc:date>
              <text:p text:style-name="P4"><text:span text:style-name="T4"><text:s/></text:span><text:span text:style-name="T4">làm giấy tờ và lấy đồ cho mẹ, off sáng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12.4622in" svg:y="4.6122in" draw:caption-point-x="-0.2402in" draw:caption-point-y="0.5992in">
              <dc:date>2019-05-22T00:00:00</dc:date>
              <text:p text:style-name="P4"><text:span text:style-name="T4">Làm giày tờ cá nhân, off chiều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.5">
            <office:annotation draw:style-name="gr4" draw:text-style-name="P4" svg:width="1.1413in" svg:height="0.3902in" svg:x="14.7457in" svg:y="4.6146in" draw:caption-point-x="-0.2402in" draw:caption-point-y="0.5969in">
              <dc:date>2019-05-27T00:00:00</dc:date>
              <text:p text:style-name="P4"><text:span text:style-name="T4">bận việc gia đình</text:span></text:p>
              <text:p text:style-name="P4"><text:span text:style-name="T4">Off chiều</text:span></text:p>
            </office:annotation>
            <text:p>0.5</text:p>
          </table:table-cell>
          <table:table-cell table:number-columns-repeated="4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0">
            <text:p>20</text:p>
          </table:table-cell>
          <table:table-cell table:style-name="ce55" office:value-type="string">
            <text:p>HungPN</text:p>
          </table:table-cell>
          <table:table-cell table:style-name="ce155" table:formula="of:=SUM([.D23:.AH23])" office:value-type="float" office:value="0">
            <text:p>0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2661in" svg:y="4.8598in" draw:caption-point-x="-0.2402in" draw:caption-point-y="0.6012in">
              <dc:date>2019-05-15T00:00:00</dc:date>
              <text:p text:style-name="P4"><text:span text:style-name="T4">dậy trễ, 8h38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7228in" svg:y="4.8602in" draw:caption-point-x="-0.2402in" draw:caption-point-y="0.6008in">
              <dc:date>2019-05-16T00:00:00</dc:date>
              <text:p text:style-name="P4"><text:span text:style-name="T4">mệt, xin đi trễ, 8h38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1">
            <text:p>21</text:p>
          </table:table-cell>
          <table:table-cell table:style-name="ce55" office:value-type="string">
            <text:p>HuyNG</text:p>
          </table:table-cell>
          <table:table-cell table:style-name="ce155" table:formula="of:=SUM([.D24:.AH24])" office:value-type="float" office:value="1">
            <text:p>1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3.1024in" svg:y="5.1071in" draw:caption-point-x="-0.2402in" draw:caption-point-y="0.6035in">
              <dc:date>2019-05-04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5.1075in" draw:caption-point-x="-0.2402in" draw:caption-point-y="0.6031in">
              <dc:date>2019-05-06T00:00:00</dc:date>
              <text:p text:style-name="P4"><text:span text:style-name="T4"><text:s/></text:span><text:span text:style-name="T4">kẹt xe, 8h38 đến cty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5.3854in" svg:y="5.1079in" draw:caption-point-x="-0.2402in" draw:caption-point-y="0.6028in">
              <dc:date>2019-05-07T00:00:00</dc:date>
              <text:p text:style-name="P4"><text:span text:style-name="T4">mệt, xin đi trễ, 9h03 đến cty</text:span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5.8421in" svg:y="5.1083in" draw:caption-point-x="-0.2402in" draw:caption-point-y="0.6024in">
              <dc:date>2019-05-08T00:00:00</dc:date>
              <text:p text:style-name="P4"><text:span text:style-name="T4">đợi rút tiền, 8h45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3311in" svg:y="5.1087in" draw:caption-point-x="-0.2402in" draw:caption-point-y="0.602in">
              <dc:date>2019-05-09T00:00:00</dc:date>
              <text:p text:style-name="P4"><text:span text:style-name="T4">kẹt tàu lửa, 8h40 đến cty</text:span></text:p>
            </office:annotation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6.8205in" svg:y="5.1087in" draw:caption-point-x="-0.2402in" draw:caption-point-y="0.602in">
              <dc:date>2019-05-09T00:00:00</dc:date>
              <text:p text:style-name="P4"><text:span text:style-name="T4">Về quê đám cưới người thân</text:span></text:p>
            </office:annotation>
            <text:p>1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2661in" svg:y="5.1094in" draw:caption-point-x="-0.2402in" draw:caption-point-y="0.6012in">
              <dc:date>2019-05-15T00:00:00</dc:date>
              <text:p text:style-name="P4"><text:span text:style-name="T4">ngủ quên, xin đi trễ, 9h07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0.1791in" svg:y="5.1102in" draw:caption-point-x="-0.2402in" draw:caption-point-y="0.6004in">
              <dc:date>2019-05-20T00:00:00</dc:date>
              <text:p text:style-name="P4"><text:span text:style-name="T4">hư xe chờ sửa xe, xin đi trễ, 9h14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10" draw:text-style-name="P4" svg:width="1.1413in" svg:height="1.0122in" svg:x="12.0059in" svg:y="5.111in" draw:caption-point-x="-0.2402in" draw:caption-point-y="0.5996in">
              <dc:date>2019-05-21T00:00:00</dc:date>
              <text:p text:style-name="P4"><text:span text:style-name="T4">bị xe lead tung gãy chân chống với kính xe, đang chờ sửa, xin đi trễ, 8h54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6" draw:text-style-name="P4" svg:width="1.1413in" svg:height="0.2634in" svg:x="12.9189in" svg:y="5.1126in" draw:caption-point-x="-0.2402in" draw:caption-point-y="0.598in">
              <dc:date>2019-05-23T00:00:00</dc:date>
              <text:p text:style-name="P4"><text:span text:style-name="T4">8h35 vào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3.3756in" svg:y="5.1134in" draw:caption-point-x="-0.2402in" draw:caption-point-y="0.5972in">
              <dc:date>2019-05-24T00:00:00</dc:date>
              <text:p text:style-name="P4"><text:span text:style-name="T4">đau đầu, xin đi trễ, 8h50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202in" svg:y="5.1142in" draw:caption-point-x="-0.2402in" draw:caption-point-y="0.5965in">
              <dc:date>2019-05-28T00:00:00</dc:date>
              <text:p text:style-name="P4"><text:span text:style-name="T4">mệt, xin đi trễ, 8h48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6587in" svg:y="5.115in" draw:caption-point-x="-0.2402in" draw:caption-point-y="0.5957in">
              <dc:date>2019-05-30T00:00:00</dc:date>
              <text:p text:style-name="P4"><text:span text:style-name="T4">mệt, xin đi trễ, 8h37 đến cty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2">
            <text:p>22</text:p>
          </table:table-cell>
          <table:table-cell table:style-name="ce55" office:value-type="string">
            <text:p>KhangNHH</text:p>
          </table:table-cell>
          <table:table-cell table:style-name="ce155" table:formula="of:=SUM([.D25:.AH25])" office:value-type="float" office:value="0.5">
            <text:p>0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8" draw:text-style-name="P4" svg:width="1.1413in" svg:height="0.8567in" svg:x="9.7228in" svg:y="5.3598in" draw:caption-point-x="-0.2402in" draw:caption-point-y="0.6008in">
              <dc:date>2019-05-16T00:00:00</dc:date>
              <text:p text:style-name="P4"><text:span text:style-name="T4"><text:s/></text:span><text:span text:style-name="T4">ghé bệnh viện khám do hôm thứ 3 đá bóng bị chấn thương, off sáng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2.0059in" svg:y="5.361in" draw:caption-point-x="-0.2402in" draw:caption-point-y="0.5996in">
              <dc:date>2019-05-21T00:00:00</dc:date>
              <text:p text:style-name="P4"><text:span text:style-name="T4">bận việc xin về sớm, 3h50 về</text:span></text:p>
            </office:annotation>
            <text:p>0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3">
            <text:p>23</text:p>
          </table:table-cell>
          <table:table-cell table:style-name="ce55" office:value-type="string">
            <text:p>KhanhNN</text:p>
          </table:table-cell>
          <table:table-cell table:style-name="ce155" table:formula="of:=SUM([.D26:.AH26])" office:value-type="float" office:value="1">
            <text:p>1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4.0157in" svg:y="5.6067in" draw:caption-point-x="-0.2402in" draw:caption-point-y="0.6035in">
              <dc:date>2019-05-04T00:00:00</dc:date>
              <text:p text:style-name="P4"><text:span text:style-name="T4">dậy muộn, 8h38 đến cty</text:span></text:p>
              <text:p text:style-name="P4"><text:span text:style-name="T4"/></text:p>
            </office:annotation>
            <text:p>0</text:p>
          </table:table-cell>
          <table:table-cell table:style-name="ce160"/>
          <table:table-cell table:style-name="ce160" office:value-type="float" office:value="0">
            <office:annotation draw:style-name="gr3" draw:text-style-name="P4" svg:width="1.1413in" svg:height="0.7012in" svg:x="4.9287in" svg:y="5.6071in" draw:caption-point-x="-0.2402in" draw:caption-point-y="0.6031in">
              <dc:date>2019-05-06T00:00:00</dc:date>
              <text:p text:style-name="P4"><text:span text:style-name="T4">điện thoại hư, ghé tiệm sửa điện thoại, xin đi trễ, 9h45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5.3854in" svg:y="5.6075in" draw:caption-point-x="-0.2402in" draw:caption-point-y="0.6028in">
              <dc:date>2019-05-07T00:00:00</dc:date>
              <text:p text:style-name="P4"><text:span text:style-name="T4">đi lấy điện thoại, 9h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3311in" svg:y="5.6083in" draw:caption-point-x="-0.2402in" draw:caption-point-y="0.602in">
              <dc:date>2019-05-09T00:00:00</dc:date>
              <text:p text:style-name="P4"><text:span text:style-name="T4">bận việc nhà, 8h47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8205in" svg:y="5.6087in" draw:caption-point-x="-0.2402in" draw:caption-point-y="0.6016in">
              <dc:date>2019-05-14T00:00:00</dc:date>
              <text:p text:style-name="P4"><text:span text:style-name="T4">dậy muộn, 8h54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8.7768in" svg:y="5.6087in" draw:caption-point-x="-0.2402in" draw:caption-point-y="0.6016in">
              <dc:date>2019-05-14T00:00:00</dc:date>
              <text:p text:style-name="P4"><text:span text:style-name="T4">dậy muộn, 8h37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2661in" svg:y="5.6091in" draw:caption-point-x="-0.2402in" draw:caption-point-y="0.6012in">
              <dc:date>2019-05-15T00:00:00</dc:date>
              <text:p text:style-name="P4"><text:span text:style-name="T4">dậy muộn, 8h37 đến cty</text:span></text:p>
            </office:annotation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9.7228in" svg:y="5.6094in" draw:caption-point-x="-0.2402in" draw:caption-point-y="0.6008in">
              <dc:date>2019-05-20T00:00:00</dc:date>
              <text:p text:style-name="P4"><text:span text:style-name="T4">Đi khám bệnh, off sáng</text:span></text:p>
            </office:annotation>
            <text:p>0.5</text:p>
          </table:table-cell>
          <table:table-cell table:style-name="ce160" office:value-type="float" office:value="0">
            <office:annotation draw:style-name="gr4" draw:text-style-name="P4" svg:width="1.1413in" svg:height="0.3902in" svg:x="10.1791in" svg:y="5.6098in" draw:caption-point-x="-0.2402in" draw:caption-point-y="0.6004in">
              <dc:date>2019-05-20T00:00:00</dc:date>
              <text:p text:style-name="P4"><text:span text:style-name="T4">dậy muộn, 8h40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11.5492in" svg:y="5.6098in" draw:caption-point-x="-0.2402in" draw:caption-point-y="0.6004in">
              <dc:date>2019-05-20T00:00:00</dc:date>
              <text:p text:style-name="P4"><text:span text:style-name="T4">dậy muộn, 8h44 đến cty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2.0059in" svg:y="5.6106in" draw:caption-point-x="-0.2402in" draw:caption-point-y="0.5996in">
              <dc:date>2019-05-21T00:00:00</dc:date>
              <text:p text:style-name="P4"><text:span text:style-name="T4">bận việc cá nhân, 8h36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2.4622in" svg:y="5.611in" draw:caption-point-x="-0.2402in" draw:caption-point-y="0.5992in">
              <dc:date>2019-05-22T00:00:00</dc:date>
              <text:p text:style-name="P4"><text:span text:style-name="T4">bận việc nhà, 8h44 đến cty</text:span></text:p>
            </office:annotation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12.9189in" svg:y="5.6689in" draw:caption-point-x="-0.2402in" draw:caption-point-y="0.5413in">
              <dc:date>2019-05-23T00:00:00</dc:date>
              <text:p text:style-name="P4"><text:span text:style-name="T4">8h35 vào cty</text:span></text:p>
              <text:p text:style-name="P4"><text:span text:style-name="T4">Bận việc cá nhân, off chiều</text:span></text:p>
            </office:annotation>
            <text:p>0.5</text:p>
          </table:table-cell>
          <table:table-cell table:style-name="ce160" office:value-type="float" office:value="0">
            <office:annotation draw:style-name="gr4" draw:text-style-name="P4" svg:width="1.1413in" svg:height="0.3902in" svg:x="13.3756in" svg:y="5.613in" draw:caption-point-x="-0.2402in" draw:caption-point-y="0.5972in">
              <dc:date>2019-05-24T00:00:00</dc:date>
              <text:p text:style-name="P4"><text:span text:style-name="T4">bận việc nhà, 8h39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5.202in" svg:y="5.6138in" draw:caption-point-x="-0.2402in" draw:caption-point-y="0.5965in">
              <dc:date>2019-05-28T00:00:00</dc:date>
              <text:p text:style-name="P4"><text:span text:style-name="T4">không khỏe, xin đi trễ, 9h37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6587in" svg:y="5.6146in" draw:caption-point-x="-0.2402in" draw:caption-point-y="0.5957in">
              <dc:date>2019-05-30T00:00:00</dc:date>
              <text:p text:style-name="P4"><text:span text:style-name="T4">mệt, xin đi trễ, 9h52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6.1154in" svg:y="5.615in" draw:caption-point-x="-0.2402in" draw:caption-point-y="0.5953in">
              <dc:date>2019-05-30T00:00:00</dc:date>
              <text:p text:style-name="P4"><text:span text:style-name="T4">mệt, ngủ dậy trễ, 8h45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6.572in" svg:y="5.6154in" draw:caption-point-x="-0.2402in" draw:caption-point-y="0.5949in">
              <dc:date>2019-05-31T00:00:00</dc:date>
              <text:p text:style-name="P4">không khỏe, 8h44 đến cty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4">
            <text:p>24</text:p>
          </table:table-cell>
          <table:table-cell table:style-name="ce55" office:value-type="string">
            <text:p>KhoaND</text:p>
          </table:table-cell>
          <table:table-cell table:style-name="ce155" table:formula="of:=SUM([.D27:.AH27])" office:value-type="float" office:value="0.5">
            <text:p>0.5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3.1024in" svg:y="5.8567in" draw:caption-point-x="-0.2402in" draw:caption-point-y="0.6035in">
              <dc:date>2019-05-04T00:00:00</dc:date>
              <text:p text:style-name="P4"><text:span text:style-name="T4">dậy trễ, 8h36 đến cty</text:span></text:p>
            </office:annotation>
            <text:p>0</text:p>
          </table:table-cell>
          <table:table-cell table:style-name="ce160" office:value-type="float" office:value="0.5">
            <office:annotation draw:style-name="gr6" draw:text-style-name="P4" svg:width="1.1413in" svg:height="0.2634in" svg:x="3.5591in" svg:y="5.8567in" draw:caption-point-x="-0.2402in" draw:caption-point-y="0.6035in">
              <dc:date>2019-05-04T00:00:00</dc:date>
              <text:p text:style-name="P4"><text:span text:style-name="T4">Bị cảm, off sáng</text:span></text:p>
            </office:annotation>
            <text:p>0.5</text:p>
          </table:table-cell>
          <table:table-cell table:style-name="ce160" office:value-type="float" office:value="0">
            <office:annotation draw:style-name="gr2" draw:text-style-name="P4" svg:width="1.1413in" svg:height="0.5457in" svg:x="4.0157in" svg:y="5.8567in" draw:caption-point-x="-0.2402in" draw:caption-point-y="0.6035in">
              <dc:date>2019-05-04T00:00:00</dc:date>
              <text:p text:style-name="P4"><text:span text:style-name="T4">bận việc nhà, 8h45 đến cty</text:span></text:p>
              <text:p text:style-name="P4"><text:span text:style-name="T4"/></text:p>
            </office:annotation>
            <text:p>0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5.8571in" draw:caption-point-x="-0.2402in" draw:caption-point-y="0.6031in">
              <dc:date>2019-05-06T00:00:00</dc:date>
              <text:p text:style-name="P4"><text:span text:style-name="T4">kẹt xe, 8h41 đến cty</text:span></text:p>
            </office:annotation>
            <text:p>0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8205in" svg:y="5.8587in" draw:caption-point-x="-0.2402in" draw:caption-point-y="0.6016in">
              <dc:date>2019-05-14T00:00:00</dc:date>
              <text:p text:style-name="P4"><text:span text:style-name="T4">ngủ quên, 8h42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8.7768in" svg:y="5.8587in" draw:caption-point-x="-0.2402in" draw:caption-point-y="0.6016in">
              <dc:date>2019-05-1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2661in" svg:y="5.8591in" draw:caption-point-x="-0.2402in" draw:caption-point-y="0.6012in">
              <dc:date>2019-05-15T00:00:00</dc:date>
              <text:p text:style-name="P4"><text:span text:style-name="T4">kẹt xe, 8h41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7228in" svg:y="5.8594in" draw:caption-point-x="-0.2402in" draw:caption-point-y="0.6008in">
              <dc:date>2019-05-16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0.1791in" svg:y="5.8598in" draw:caption-point-x="-0.2402in" draw:caption-point-y="0.6004in">
              <dc:date>2019-05-20T00:00:00</dc:date>
              <text:p text:style-name="P4"><text:span text:style-name="T4">bận việc cá nhân, xin đi trễ, 8h43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11.5492in" svg:y="5.8598in" draw:caption-point-x="-0.2402in" draw:caption-point-y="0.6004in">
              <dc:date>2019-05-20T00:00:00</dc:date>
              <text:p text:style-name="P4"><text:span text:style-name="T4">kẹt xe, 8h44 đến cty</text:span></text:p>
            </office:annotation>
            <text:p>0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3.3756in" svg:y="5.863in" draw:caption-point-x="-0.2402in" draw:caption-point-y="0.5972in">
              <dc:date>2019-05-24T00:00:00</dc:date>
              <text:p text:style-name="P4"><text:span text:style-name="T4">dậy trễ, 8h38 đến cty</text:span></text:p>
            </office:annotation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6.1154in" svg:y="5.865in" draw:caption-point-x="-0.2402in" draw:caption-point-y="0.5953in">
              <dc:date>2019-05-30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5">
            <text:p>25</text:p>
          </table:table-cell>
          <table:table-cell table:style-name="ce55" office:value-type="string">
            <text:p>KietNVT</text:p>
          </table:table-cell>
          <table:table-cell table:style-name="ce155" table:formula="of:=SUM([.D28:.AH28])" office:value-type="float" office:value="8.5">
            <text:p>8.5</text:p>
          </table:table-cell>
          <table:table-cell table:style-name="ce160"/>
          <table:table-cell table:style-name="ce160" office:value-type="float" office:value="0.5">
            <office:annotation draw:style-name="gr2" draw:text-style-name="P4" svg:width="1.1413in" svg:height="0.5457in" svg:x="3.1024in" svg:y="6.1063in" draw:caption-point-x="-0.2402in" draw:caption-point-y="0.6035in">
              <dc:date>2019-05-04T00:00:00</dc:date>
              <text:p text:style-name="P4"><text:span text:style-name="T4"><text:s/></text:span><text:span text:style-name="T4">kẹt xe chưa lên SG kịp, off sáng</text:span></text:p>
              <text:p text:style-name="P4"><text:span text:style-name="T4"/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/>
          <table:table-cell table:style-name="ce160" office:value-type="float" office:value="0.5">
            <office:annotation draw:style-name="gr2" draw:text-style-name="P4" svg:width="1.1413in" svg:height="0.5457in" svg:x="4.9287in" svg:y="6.1075in" draw:caption-point-x="-0.2402in" draw:caption-point-y="0.6024in">
              <dc:date>2019-05-08T00:00:00</dc:date>
              <text:p text:style-name="P4"><text:span text:style-name="T4">Bận việc gia đình, 3h về, làm bù sau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5.8421in" svg:y="6.1075in" draw:caption-point-x="-0.2402in" draw:caption-point-y="0.6024in">
              <dc:date>2019-05-08T00:00:00</dc:date>
              <text:p text:style-name="P4"><text:span text:style-name="T4">Bận việc gia đình, 3h về, làm bù sau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8.7768in" svg:y="6.1083in" draw:caption-point-x="-0.2402in" draw:caption-point-y="0.6016in">
              <dc:date>2019-05-14T00:00:00</dc:date>
              <text:p text:style-name="P4"><text:span text:style-name="T4">Chăm vợ bệnh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10" draw:text-style-name="P4" svg:width="1.1413in" svg:height="1.0122in" svg:x="9.7228in" svg:y="6.1091in" draw:caption-point-x="-0.2402in" draw:caption-point-y="0.6008in">
              <dc:date>2019-05-16T00:00:00</dc:date>
              <text:p text:style-name="P4"><text:span text:style-name="T4">vợ mới xuất viện (tiểu phẩu khối u) cần người chăm → confirm số giờ làm remote</text:span></text:p>
            </office:annotation>
            <text:p>1</text:p>
          </table:table-cell>
          <table:table-cell table:style-name="ce160" office:value-type="float" office:value="1">
            <office:annotation draw:style-name="gr10" draw:text-style-name="P4" svg:width="1.1413in" svg:height="1.0122in" svg:x="10.1791in" svg:y="6.1091in" draw:caption-point-x="-0.2402in" draw:caption-point-y="0.6008in">
              <dc:date>2019-05-16T00:00:00</dc:date>
              <text:p text:style-name="P4"><text:span text:style-name="T4">vợ mới xuất viện (tiểu phẩu khối u) cần người chăm → confirm số giờ làm remote</text:span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2.0059in" svg:y="6.1102in" draw:caption-point-x="-0.2402in" draw:caption-point-y="0.5996in">
              <dc:date>2019-05-21T00:00:00</dc:date>
              <text:p text:style-name="P4"><text:span text:style-name="T4">ngủ quên, 8h38 đến cty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office:annotation draw:style-name="gr2" draw:text-style-name="P4" svg:width="1.1413in" svg:height="0.5457in" svg:x="13.3756in" svg:y="6.1126in" draw:caption-point-x="-0.2402in" draw:caption-point-y="0.5972in">
              <dc:date>2019-05-24T00:00:00</dc:date>
              <text:p text:style-name="P4"><text:span text:style-name="T4">Vợ tái khám, có issue, cần nhập viện</text:span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1">
            <office:annotation draw:style-name="gr6" draw:text-style-name="P4" svg:width="1.1413in" svg:height="0.2634in" svg:x="14.7457in" svg:y="6.113in" draw:caption-point-x="-0.2402in" draw:caption-point-y="0.5969in">
              <dc:date>2019-05-27T00:00:00</dc:date>
              <text:p text:style-name="P4"><text:span text:style-name="T4">vợ nhập viện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5.202in" svg:y="6.113in" draw:caption-point-x="-0.2402in" draw:caption-point-y="0.5969in">
              <dc:date>2019-05-27T00:00:00</dc:date>
              <text:p text:style-name="P4"><text:span text:style-name="T4">vợ nhập viện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10" draw:text-style-name="P4" svg:width="1.1413in" svg:height="1.0122in" svg:x="16.1154in" svg:y="6.1146in" draw:caption-point-x="-0.2402in" draw:caption-point-y="0.5953in">
              <dc:date>2019-05-30T00:00:00</dc:date>
              <text:p text:style-name="P4"><text:span text:style-name="T4">xin về sớm lúc 2h để đi bv làm thủ tục xuất viện cho vợ, sẽ làm bù sau</text:span></text:p>
              <text:p text:style-name="P4"><text:span text:style-name="T4">→ </text:span><text:span text:style-name="T4">cònirm</text:span></text:p>
            </office:annotation>
            <text:p>0.5</text:p>
          </table:table-cell>
          <table:table-cell table:style-name="ce160" office:value-type="float" office:value="0.5">
            <office:annotation draw:style-name="gr2" draw:text-style-name="P4" svg:width="1.1413in" svg:height="0.5457in" svg:x="16.572in" svg:y="6.115in" draw:caption-point-x="-0.2402in" draw:caption-point-y="0.5949in">
              <dc:date>2019-05-31T00:00:00</dc:date>
              <text:p text:style-name="P4">chóng mặt, xin về sớm, 2h24 về</text:p>
              <text:p text:style-name="P4">→ tính off chiều</text:p>
            </office:annotation>
            <text:p>0.5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6">
            <text:p>26</text:p>
          </table:table-cell>
          <table:table-cell table:style-name="ce55" office:value-type="string">
            <text:p>LinhBT</text:p>
          </table:table-cell>
          <table:table-cell table:style-name="ce155" table:formula="of:=SUM([.D29:.AH29])" office:value-type="float" office:value="3">
            <text:p>3</text:p>
          </table:table-cell>
          <table:table-cell table:style-name="ce160"/>
          <table:table-cell table:style-name="ce160" office:value-type="float" office:value="1">
            <office:annotation draw:style-name="gr2" draw:text-style-name="P4" svg:width="1.1413in" svg:height="0.5457in" svg:x="3.1024in" svg:y="6.3539in" draw:caption-point-x="-0.2402in" draw:caption-point-y="0.6055in">
              <dc:date>2019-04-11T00:00:00</dc:date>
              <text:p text:style-name="P4"><text:span text:style-name="T4">đưa vợ con về Hà Nội thăm họ hàng</text:span></text:p>
            </office:annotation>
            <text:p>1</text:p>
          </table:table-cell>
          <table:table-cell table:style-name="ce160" office:value-type="float" office:value="1">
            <office:annotation draw:style-name="gr2" draw:text-style-name="P4" svg:width="1.1413in" svg:height="0.5457in" svg:x="3.5591in" svg:y="6.3539in" draw:caption-point-x="-0.2402in" draw:caption-point-y="0.6055in">
              <dc:date>2019-04-11T00:00:00</dc:date>
              <text:p text:style-name="P4"><text:span text:style-name="T4">đưa vợ con về Hà Nội thăm họ hàng</text:span></text:p>
            </office:annotation>
            <text:p>1</text:p>
          </table:table-cell>
          <table:table-cell table:style-name="ce160" office:value-type="float" office:value="1">
            <office:annotation draw:style-name="gr2" draw:text-style-name="P4" svg:width="1.1413in" svg:height="0.5457in" svg:x="4.0157in" svg:y="6.3539in" draw:caption-point-x="-0.2402in" draw:caption-point-y="0.6055in">
              <dc:date>2019-04-11T00:00:00</dc:date>
              <text:p text:style-name="P4"><text:span text:style-name="T4">đưa vợ con về Hà Nội thăm họ hàng</text:span></text:p>
            </office:annotation>
            <text:p>1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7">
            <text:p>27</text:p>
          </table:table-cell>
          <table:table-cell table:style-name="ce55" office:value-type="string">
            <text:p>LongDD</text:p>
          </table:table-cell>
          <table:table-cell table:style-name="ce155" table:formula="of:=SUM([.D30:.AH30])" office:value-type="float" office:value="1">
            <text:p>1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style-name="ce160" office:value-type="float" office:value="0">
            <office:annotation draw:style-name="gr2" draw:text-style-name="P4" svg:width="1.1413in" svg:height="0.5457in" svg:x="4.9287in" svg:y="6.6063in" draw:caption-point-x="-0.2402in" draw:caption-point-y="0.6031in">
              <dc:date>2019-05-06T00:00:00</dc:date>
              <text:p text:style-name="P4"><text:span text:style-name="T4">về quê làm lại cmnd để thi Toeic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3311in" svg:y="6.6075in" draw:caption-point-x="-0.2402in" draw:caption-point-y="0.602in">
              <dc:date>2019-05-09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2661in" svg:y="6.6083in" draw:caption-point-x="-0.2402in" draw:caption-point-y="0.6012in">
              <dc:date>2019-05-15T00:00:00</dc:date>
              <text:p text:style-name="P4"><text:span text:style-name="T4">hư xe, xin đi trễ, 8h40 đến cty</text:span></text:p>
            </office:annotation>
            <text:p>0</text:p>
          </table:table-cell>
          <table:table-cell table:style-name="ce160" office:value-type="float" office:value="0">
            <office:annotation draw:style-name="gr10" draw:text-style-name="P4" svg:width="1.1413in" svg:height="1.0122in" svg:x="9.7228in" svg:y="6.6094in" draw:caption-point-x="-0.2402in" draw:caption-point-y="0.6in">
              <dc:date>2019-05-21T00:00:00</dc:date>
              <text:p text:style-name="P4"><text:span text:style-name="T4">đăng ký thi Toeic, xin phép khoảng 2h quay lại công ty, sẽ làm bù sau → đã làm bù đủ giờ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1">
            <office:annotation draw:style-name="gr6" draw:text-style-name="P4" svg:width="1.1413in" svg:height="0.2634in" svg:x="14.7457in" svg:y="6.6126in" draw:caption-point-x="-0.2402in" draw:caption-point-y="0.5969in">
              <dc:date>2019-05-27T00:00:00</dc:date>
              <text:p text:style-name="P4"><text:span text:style-name="T4">bị sốt</text:span></text:p>
            </office:annotation>
            <text:p>1</text:p>
          </table:table-cell>
          <table:table-cell table:number-columns-repeated="4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8">
            <text:p>28</text:p>
          </table:table-cell>
          <table:table-cell table:style-name="ce121" office:value-type="string">
            <text:p>MaiLT</text:p>
          </table:table-cell>
          <table:table-cell table:style-name="ce155" table:formula="of:=SUM([.D31:.AH31])" office:value-type="float" office:value="0">
            <text:p>0</text:p>
          </table:table-cell>
          <table:table-cell table:style-name="ce160" table:number-columns-repeated="31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29">
            <text:p>29</text:p>
          </table:table-cell>
          <table:table-cell table:style-name="ce55" office:value-type="string">
            <text:p>ManhNB</text:p>
          </table:table-cell>
          <table:table-cell table:style-name="ce155" table:formula="of:=SUM([.D32:.AH32])" office:value-type="float" office:value="12">
            <text:p>12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9.2661in" svg:y="7.1055in" draw:caption-point-x="-0.2402in" draw:caption-point-y="0.6012in">
              <dc:date>2019-05-15T00:00:00</dc:date>
              <text:p text:style-name="P4"><text:span text:style-name="T4">ghé ngân hàng rút tiền, xin về sớm, 3h45 về</text:span></text:p>
            </office:annotation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9.7228in" svg:y="7.1059in" draw:caption-point-x="-0.2402in" draw:caption-point-y="0.6008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0.1791in" svg:y="7.1059in" draw:caption-point-x="-0.2402in" draw:caption-point-y="0.6008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1">
            <office:annotation draw:style-name="gr6" draw:text-style-name="P4" svg:width="1.1413in" svg:height="0.2634in" svg:x="11.5492in" svg:y="7.1059in" draw:caption-point-x="-0.2402in" draw:caption-point-y="0.6008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2.0059in" svg:y="7.1059in" draw:caption-point-x="-0.2402in" draw:caption-point-y="0.6008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2.4622in" svg:y="7.1059in" draw:caption-point-x="-0.2402in" draw:caption-point-y="0.6008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2.9189in" svg:y="7.1059in" draw:caption-point-x="-0.2402in" draw:caption-point-y="0.6008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3.3756in" svg:y="7.1059in" draw:caption-point-x="-0.2402in" draw:caption-point-y="0.6008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1">
            <office:annotation draw:style-name="gr6" draw:text-style-name="P4" svg:width="1.1413in" svg:height="0.2634in" svg:x="14.7457in" svg:y="7.1059in" draw:caption-point-x="-0.2402in" draw:caption-point-y="0.6008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5.202in" svg:y="7.1059in" draw:caption-point-x="-0.2402in" draw:caption-point-y="0.6008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5.6587in" svg:y="7.1059in" draw:caption-point-x="-0.2402in" draw:caption-point-y="0.6008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6.1154in" svg:y="7.1059in" draw:caption-point-x="-0.2402in" draw:caption-point-y="0.6008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6.572in" svg:y="7.1059in" draw:caption-point-x="-0.2402in" draw:caption-point-y="0.6008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30">
            <text:p>30</text:p>
          </table:table-cell>
          <table:table-cell table:style-name="ce55" office:value-type="string">
            <text:p>NamTV</text:p>
          </table:table-cell>
          <table:table-cell table:style-name="ce155" table:formula="of:=SUM([.D33:.AH33])" office:value-type="float" office:value="1.5">
            <text:p>1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7.3512in" draw:caption-point-x="-0.2402in" draw:caption-point-y="0.6031in">
              <dc:date>2019-05-06T00:00:00</dc:date>
              <text:p text:style-name="P4"><text:span text:style-name="T4"><text:s/></text:span><text:span text:style-name="T4">chở bé đi học, 8h38 đến cty</text:span></text:p>
            </office:annotation>
            <text:p>0</text:p>
          </table:table-cell>
          <table:table-cell table:number-columns-repeated="4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">
            <office:annotation draw:style-name="gr6" draw:text-style-name="P4" svg:width="1.1413in" svg:height="0.2634in" svg:x="12.9189in" svg:y="7.3563in" draw:caption-point-x="-0.2402in" draw:caption-point-y="0.598in">
              <dc:date>2019-05-23T00:00:00</dc:date>
              <text:p text:style-name="P4"><text:span text:style-name="T4">8h40 vào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.5">
            <office:annotation draw:style-name="gr2" draw:text-style-name="P4" svg:width="1.1413in" svg:height="0.5457in" svg:x="14.7457in" svg:y="7.3575in" draw:caption-point-x="-0.2402in" draw:caption-point-y="0.5969in">
              <dc:date>2019-05-27T00:00:00</dc:date>
              <text:p text:style-name="P4"><text:span text:style-name="T4">bận việc đột xuất, xin off chiều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8" draw:text-style-name="P4" svg:width="1.1413in" svg:height="0.8567in" svg:x="16.1154in" svg:y="7.3591in" draw:caption-point-x="-0.2402in" draw:caption-point-y="0.5953in">
              <dc:date>2019-05-30T00:00:00</dc:date>
              <text:p text:style-name="P4"><text:span text:style-name="T4">bận việc cá nhân, xin về sớm lúc 3h30, sẽ làm bù vào tối nay → confirm </text:span></text:p>
            </office:annotation>
            <text:p>0</text:p>
          </table:table-cell>
          <table:table-cell table:style-name="ce160" office:value-type="float" office:value="1">
            <office:annotation draw:style-name="gr3" draw:text-style-name="P4" svg:width="1.1413in" svg:height="0.7012in" svg:x="16.572in" svg:y="7.3594in" draw:caption-point-x="-0.2402in" draw:caption-point-y="0.5949in">
              <dc:date>2019-05-31T00:00:00</dc:date>
              <text:p text:style-name="P4"><text:s/>tối qua bị ngộ độc thực phẩm, không đi làm nổi</text:p>
              <text:p text:style-name="P4"/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1">
            <text:p>31</text:p>
          </table:table-cell>
          <table:table-cell table:style-name="ce55" office:value-type="string">
            <text:p>NhanHTH</text:p>
          </table:table-cell>
          <table:table-cell table:style-name="ce155" table:formula="of:=SUM([.D34:.AH34])" office:value-type="float" office:value="1">
            <text:p>1</text:p>
          </table:table-cell>
          <table:table-cell table:style-name="ce160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8" draw:text-style-name="P4" svg:width="1.1413in" svg:height="0.8567in" svg:x="3.5591in" svg:y="7.6008in" draw:caption-point-x="-0.2402in" draw:caption-point-y="0.6035in">
              <dc:date>2019-05-04T00:00:00</dc:date>
              <text:p text:style-name="P4"><text:span text:style-name="T4">xin phép về sớm đi làm lại giấy tờ, 3h28 về</text:span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12.0059in" svg:y="7.6047in" draw:caption-point-x="-0.2402in" draw:caption-point-y="0.5996in">
              <dc:date>2019-05-21T00:00:00</dc:date>
              <text:p text:style-name="P4"><text:span text:style-name="T4">đưa mẹ đi khám bệnh</text:span></text:p>
            </office:annotation>
            <text:p>1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2">
            <text:p>32</text:p>
          </table:table-cell>
          <table:table-cell table:style-name="ce55" office:value-type="string">
            <text:p>NhanNM</text:p>
          </table:table-cell>
          <table:table-cell table:style-name="ce155" table:formula="of:=SUM([.D35:.AH35])" office:value-type="float" office:value="2">
            <text:p>2</text:p>
          </table:table-cell>
          <table:table-cell table:style-name="ce160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3" draw:text-style-name="P4" svg:width="1.1413in" svg:height="0.7012in" svg:x="3.5591in" svg:y="7.8504in" draw:caption-point-x="-0.2402in" draw:caption-point-y="0.6035in">
              <dc:date>2019-05-04T00:00:00</dc:date>
              <text:p text:style-name="P4"><text:span text:style-name="T4">không khỏe, xin đi trễ, 9h26 đến cty</text:span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7.8508in" draw:caption-point-x="-0.2402in" draw:caption-point-y="0.6031in">
              <dc:date>2019-05-06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5.8421in" svg:y="7.8516in" draw:caption-point-x="-0.2402in" draw:caption-point-y="0.6024in">
              <dc:date>2019-05-08T00:00:00</dc:date>
              <text:p text:style-name="P4"><text:span text:style-name="T4">bận việc nhà, xin đi trễ, 9h07 đến cty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9.7228in" svg:y="7.8531in" draw:caption-point-x="-0.2402in" draw:caption-point-y="0.6008in">
              <dc:date>2019-05-16T00:00:00</dc:date>
              <text:p text:style-name="P4"><text:span text:style-name="T4">Bận việc nhà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15.202in" svg:y="7.8575in" draw:caption-point-x="-0.2402in" draw:caption-point-y="0.5965in">
              <dc:date>2019-05-28T00:00:00</dc:date>
              <text:p text:style-name="P4"><text:span text:style-name="T4">Bận việc nhà</text:span></text:p>
            </office:annotation>
            <text:p>1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3">
            <text:p>33</text:p>
          </table:table-cell>
          <table:table-cell table:style-name="ce55" office:value-type="string">
            <text:p>NhanPV</text:p>
          </table:table-cell>
          <table:table-cell table:style-name="ce155" table:formula="of:=SUM([.D36:.AH36])" office:value-type="float" office:value="3.5">
            <text:p>3.5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1" draw:text-style-name="P4" svg:width="1.1413in" svg:height="1.3232in" svg:x="4.0157in" svg:y="8.1004in" draw:caption-point-x="-0.2402in" draw:caption-point-y="0.6035in">
              <dc:date>2019-05-04T00:00:00</dc:date>
              <text:p text:style-name="P4"><text:span text:style-name="T4"><text:s/></text:span><text:span text:style-name="T4">đi học ở trường, xin đi trễ, khoảng 10h đến cty, sẽ làm bù sau</text:span></text:p>
              <text:p text:style-name="P4"><text:span text:style-name="T4">10h11 đến cty, tạm tính off sáng</text:span></text:p>
              <text:p text:style-name="P4"><text:span text:style-name="T4">→ </text:span><text:span text:style-name="T4">CONFIRM </text:span></text:p>
              <text:p text:style-name="P4"><text:span text:style-name="T4"/></text:p>
            </office:annotation>
            <text:p>0.5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8.1008in" draw:caption-point-x="-0.2402in" draw:caption-point-y="0.6031in">
              <dc:date>2019-05-06T00:00:00</dc:date>
              <text:p text:style-name="P4"><text:span text:style-name="T4">dậy trễ, 8h39 đến cty</text:span></text:p>
            </office:annotation>
            <text:p>0</text:p>
          </table:table-cell>
          <table:table-cell table:style-name="ce160" office:value-type="float" office:value="0">
            <office:annotation draw:style-name="gr5" draw:text-style-name="P4" svg:width="1.1413in" svg:height="1.4787in" svg:x="5.3854in" svg:y="8.1012in" draw:caption-point-x="-0.2402in" draw:caption-point-y="0.6028in">
              <dc:date>2019-05-21T00:00:00</dc:date>
              <text:p text:style-name="P4"><text:span text:style-name="T4"><text:s/></text:span><text:span text:style-name="T4">dậy trễ, 8h35 đến cty</text:span></text:p>
              <text:p text:style-name="P4"><text:span text:style-name="T4">xin phép ra sớm đi học, 1h58 đến <text:s/>quay lại cty, sẽ làm bù vào thứ 4, thứ 5 → đã làm bù đủ giờ</text:span></text:p>
              <text:p text:style-name="P4"><text:span text:style-name="T4"/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office:annotation draw:style-name="gr2" draw:text-style-name="P4" svg:width="1.1413in" svg:height="0.5457in" svg:x="6.8205in" svg:y="8.1024in" draw:caption-point-x="-0.2402in" draw:caption-point-y="0.6016in">
              <dc:date>2019-05-09T00:00:00</dc:date>
              <text:p text:style-name="P4"><text:span text:style-name="T4">Học bù + chuẩn bị thi kết thức học kỳ</text:span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0.5">
            <office:annotation draw:style-name="gr8" draw:text-style-name="P4" svg:width="1.1413in" svg:height="0.8567in" svg:x="8.2878in" svg:y="8.1024in" draw:caption-point-x="-0.2402in" draw:caption-point-y="0.6016in">
              <dc:date>2019-05-14T00:00:00</dc:date>
              <text:p text:style-name="P4"><text:span text:style-name="T4">có lịch thi ở trường, xin off chiều</text:span></text:p>
              <text:p text:style-name="P4"><text:span text:style-name="T4"/></text:p>
              <text:p text:style-name="P4"><text:span text:style-name="T4"/></text:p>
            </office:annotation>
            <text:p>0.5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10.1791in" svg:y="8.1035in" draw:caption-point-x="-0.2402in" draw:caption-point-y="0.6004in">
              <dc:date>2019-05-20T00:00:00</dc:date>
              <text:p text:style-name="P4"><text:span text:style-name="T4">Làm báo cáo đồ án</text:span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12.0059in" svg:y="8.1043in" draw:caption-point-x="-0.2402in" draw:caption-point-y="0.5996in">
              <dc:date>2019-05-21T00:00:00</dc:date>
              <text:p text:style-name="P4"><text:span text:style-name="T4">lên trường nộp hồ sơ xét tốt nghiệp, off sáng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3.3756in" svg:y="8.1067in" draw:caption-point-x="-0.2402in" draw:caption-point-y="0.5972in">
              <dc:date>2019-05-24T00:00:00</dc:date>
              <text:p text:style-name="P4"><text:span text:style-name="T4">ngủ quên, 8h36 đến cty</text:span></text:p>
            </office:annotation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5.6587in" svg:y="8.1083in" draw:caption-point-x="-0.2402in" draw:caption-point-y="0.5957in">
              <dc:date>2019-05-30T00:00:00</dc:date>
              <text:p text:style-name="P4"><text:span text:style-name="T4">ghé làm sim, xin đi trễ, 8h37 đến cty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4">
            <text:p>34</text:p>
          </table:table-cell>
          <table:table-cell table:style-name="ce55" office:value-type="string">
            <text:p>NhatNH</text:p>
          </table:table-cell>
          <table:table-cell table:style-name="ce155" table:formula="of:=SUM([.D37:.AH37])" office:value-type="float" office:value="3">
            <text:p>3</text:p>
          </table:table-cell>
          <table:table-cell table:style-name="ce160"/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3.5591in" svg:y="8.35in" draw:caption-point-x="-0.2402in" draw:caption-point-y="0.6035in">
              <dc:date>2019-05-04T00:00:00</dc:date>
              <text:p text:style-name="P4"><text:span text:style-name="T4">Bay ra Đà Nẵng có việc gia đình</text:span></text:p>
            </office:annotation>
            <text:p>1</text:p>
          </table:table-cell>
          <table:table-cell table:style-name="ce160" office:value-type="float" office:value="0">
            <office:annotation draw:style-name="gr2" draw:text-style-name="P4" svg:width="1.1413in" svg:height="0.5457in" svg:x="4.0157in" svg:y="8.35in" draw:caption-point-x="-0.2402in" draw:caption-point-y="0.6035in">
              <dc:date>2019-05-04T00:00:00</dc:date>
              <text:p text:style-name="P4"><text:span text:style-name="T4">bận việc cá nhân, xin đi trễ</text:span></text:p>
              <text:p text:style-name="P4"><text:span text:style-name="T4">, 9h21 đến cty</text:span></text:p>
            </office:annotation>
            <text:p>0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8.3504in" draw:caption-point-x="-0.2402in" draw:caption-point-y="0.6031in">
              <dc:date>2019-05-06T00:00:00</dc:date>
              <text:p text:style-name="P4"><text:span text:style-name="T4">kẹt xe, 8h48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5.8421in" svg:y="8.3512in" draw:caption-point-x="-0.2402in" draw:caption-point-y="0.6024in">
              <dc:date>2019-05-08T00:00:00</dc:date>
              <text:p text:style-name="P4"><text:span text:style-name="T4">đi lấy đồ, xin đi trễ, 8h47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8205in" svg:y="8.352in" draw:caption-point-x="-0.2402in" draw:caption-point-y="0.6016in">
              <dc:date>2019-05-14T00:00:00</dc:date>
              <text:p text:style-name="P4"><text:span text:style-name="T4">kẹt xe 8h42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2" draw:text-style-name="P4" svg:width="1.1413in" svg:height="0.5457in" svg:x="8.2878in" svg:y="8.352in" draw:caption-point-x="-0.2402in" draw:caption-point-y="0.6016in">
              <dc:date>2019-05-14T00:00:00</dc:date>
              <text:p text:style-name="P4"><text:span text:style-name="T4">ghé ngân hàng, xin đi trễ, 9h52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9.2661in" svg:y="8.3524in" draw:caption-point-x="-0.2402in" draw:caption-point-y="0.6012in">
              <dc:date>2019-05-15T00:00:00</dc:date>
              <text:p text:style-name="P4"><text:span text:style-name="T4">Bận việc đột xuất</text:span></text:p>
            </office:annotation>
            <text:p>1</text:p>
          </table:table-cell>
          <table:table-cell table:style-name="ce160" office:value-type="float" office:value="0">
            <office:annotation draw:style-name="gr4" draw:text-style-name="P4" svg:width="1.1413in" svg:height="0.3902in" svg:x="9.7228in" svg:y="8.3528in" draw:caption-point-x="-0.2402in" draw:caption-point-y="0.6008in">
              <dc:date>2019-05-16T00:00:00</dc:date>
              <text:p text:style-name="P4"><text:span text:style-name="T4">ngủ quên, 9h20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0.1791in" svg:y="8.3531in" draw:caption-point-x="-0.2402in" draw:caption-point-y="0.6004in">
              <dc:date>2019-05-20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1" draw:text-style-name="P4" svg:width="1.1413in" svg:height="1.3232in" svg:x="11.5492in" svg:y="8.3531in" draw:caption-point-x="-0.2402in" draw:caption-point-y="0.6004in">
              <dc:date>2019-05-20T00:00:00</dc:date>
              <text:p text:style-name="P4"><text:span text:style-name="T4">bị mất chìa khóa cổng phòng trọ, không mở cổng được, đi gõ cửa các phòng khác nhờ mở cổng giùm, 8h56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2.4622in" svg:y="8.3543in" draw:caption-point-x="-0.2402in" draw:caption-point-y="0.5992in">
              <dc:date>2019-05-22T00:00:00</dc:date>
              <text:p text:style-name="P4"><text:span text:style-name="T4">bận việc cá nhân, 8h53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3" draw:text-style-name="P4" svg:width="1.1413in" svg:height="0.7012in" svg:x="13.3756in" svg:y="8.3563in" draw:caption-point-x="-0.2402in" draw:caption-point-y="0.5972in">
              <dc:date>2019-05-24T00:00:00</dc:date>
              <text:p text:style-name="P4"><text:span text:style-name="T4">kẹt xe, 8h57 đến cty</text:span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2" draw:text-style-name="P4" svg:width="1.1413in" svg:height="0.5457in" svg:x="15.202in" svg:y="8.3571in" draw:caption-point-x="-0.2402in" draw:caption-point-y="0.5965in">
              <dc:date>2019-05-28T00:00:00</dc:date>
              <text:p text:style-name="P4"><text:span text:style-name="T4">bận việc giấy tờ cá nhân, xin off nguyên ngày</text:span></text:p>
            </office:annotation>
            <text:p>1</text:p>
          </table:table-cell>
          <table:table-cell table:style-name="ce160" office:value-type="float" office:value="0">
            <office:annotation draw:style-name="gr4" draw:text-style-name="P4" svg:width="1.1413in" svg:height="0.3902in" svg:x="15.6587in" svg:y="8.3579in" draw:caption-point-x="-0.2402in" draw:caption-point-y="0.5957in">
              <dc:date>2019-05-30T00:00:00</dc:date>
              <text:p text:style-name="P4"><text:span text:style-name="T4"><text:s/></text:span><text:span text:style-name="T4">kẹt xe, 8h52 đến cty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5">
            <text:p>35</text:p>
          </table:table-cell>
          <table:table-cell table:style-name="ce121" office:value-type="string">
            <text:p>NhungLM</text:p>
          </table:table-cell>
          <table:table-cell table:style-name="ce155" table:formula="of:=SUM([.D38:.AH38])" office:value-type="float" office:value="0">
            <text:p>0</text:p>
          </table:table-cell>
          <table:table-cell table:style-name="ce16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6">
            <text:p>36</text:p>
          </table:table-cell>
          <table:table-cell table:style-name="ce55" office:value-type="string">
            <text:p>NhuPHQ</text:p>
          </table:table-cell>
          <table:table-cell table:style-name="ce155" table:formula="of:=SUM([.D39:.AH39])" office:value-type="float" office:value="1">
            <text:p>1</text:p>
          </table:table-cell>
          <table:table-cell table:style-name="ce160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3.5591in" svg:y="8.8472in" draw:caption-point-x="-0.2402in" draw:caption-point-y="0.6035in">
              <dc:date>2019-05-04T00:00:00</dc:date>
              <text:p text:style-name="P4"><text:span text:style-name="T4">kẹt xe, 8h38 đến cty</text:span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4.0157in" svg:y="8.8472in" draw:caption-point-x="-0.2402in" draw:caption-point-y="0.6035in">
              <dc:date>2019-05-04T00:00:00</dc:date>
              <text:p text:style-name="P4"><text:span text:style-name="T4">đau bụng, 8h44 đến cty</text:span></text:p>
              <text:p text:style-name="P4"><text:span text:style-name="T4"/></text:p>
            </office:annotation>
            <text:p>0</text:p>
          </table:table-cell>
          <table:table-cell table:style-name="ce160"/>
          <table:table-cell table:style-name="ce160" office:value-type="float" office:value="0">
            <office:annotation draw:style-name="gr2" draw:text-style-name="P4" svg:width="1.1413in" svg:height="0.5457in" svg:x="4.9287in" svg:y="8.8476in" draw:caption-point-x="-0.2402in" draw:caption-point-y="0.6031in">
              <dc:date>2019-05-06T00:00:00</dc:date>
              <text:p text:style-name="P4"><text:span text:style-name="T4">chở mẹ đi khám bệnh, 8h47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5.8421in" svg:y="8.8484in" draw:caption-point-x="-0.2402in" draw:caption-point-y="0.6024in">
              <dc:date>2019-05-08T00:00:00</dc:date>
              <text:p text:style-name="P4"><text:span text:style-name="T4"><text:s/></text:span><text:span text:style-name="T4">kẹt xe, 8h38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6.8205in" svg:y="8.8492in" draw:caption-point-x="-0.2402in" draw:caption-point-y="0.6016in">
              <dc:date>2019-05-14T00:00:00</dc:date>
              <text:p text:style-name="P4"><text:span text:style-name="T4">Đi du lịch</text:span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8.7768in" svg:y="8.8492in" draw:caption-point-x="-0.2402in" draw:caption-point-y="0.6016in">
              <dc:date>2019-05-14T00:00:00</dc:date>
              <text:p text:style-name="P4"><text:span text:style-name="T4">xe hư, 8h51 đến cty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0.1791in" svg:y="8.8504in" draw:caption-point-x="-0.2402in" draw:caption-point-y="0.6004in">
              <dc:date>2019-05-20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11.5492in" svg:y="8.8504in" draw:caption-point-x="-0.2402in" draw:caption-point-y="0.6004in">
              <dc:date>2019-05-20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2.0059in" svg:y="8.8512in" draw:caption-point-x="-0.2402in" draw:caption-point-y="0.5996in">
              <dc:date>2019-05-21T00:00:00</dc:date>
              <text:p text:style-name="P4"><text:span text:style-name="T4">chóng mặt, 8h46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2.4622in" svg:y="8.8516in" draw:caption-point-x="-0.2402in" draw:caption-point-y="0.5992in">
              <dc:date>2019-05-22T00:00:00</dc:date>
              <text:p text:style-name="P4"><text:span text:style-name="T4">đau đầu, 8h45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3.3756in" svg:y="8.8535in" draw:caption-point-x="-0.2402in" draw:caption-point-y="0.5972in">
              <dc:date>2019-05-24T00:00:00</dc:date>
              <text:p text:style-name="P4"><text:span text:style-name="T4">kẹt xe lửa, 8h39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202in" svg:y="8.8543in" draw:caption-point-x="-0.2402in" draw:caption-point-y="0.5965in">
              <dc:date>2019-05-28T00:00:00</dc:date>
              <text:p text:style-name="P4"><text:span text:style-name="T4">kẹt xe lửa, 8h44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6587in" svg:y="8.8551in" draw:caption-point-x="-0.2402in" draw:caption-point-y="0.5957in">
              <dc:date>2019-05-30T00:00:00</dc:date>
              <text:p text:style-name="P4"><text:span text:style-name="T4"><text:s/></text:span><text:span text:style-name="T4">kẹt xe lửa, 8h39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6.1154in" svg:y="8.8555in" draw:caption-point-x="-0.2402in" draw:caption-point-y="0.5953in">
              <dc:date>2019-05-30T00:00:00</dc:date>
              <text:p text:style-name="P4"><text:span text:style-name="T4">kẹt xe, 8h42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7">
            <text:p>37</text:p>
          </table:table-cell>
          <table:table-cell table:style-name="ce55" office:value-type="string">
            <text:p>NhuVNQ</text:p>
          </table:table-cell>
          <table:table-cell table:style-name="ce155" table:formula="of:=SUM([.D40:.AH40])" office:value-type="float" office:value="1.5">
            <text:p>1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9.7228in" svg:y="9.1in" draw:caption-point-x="-0.2402in" draw:caption-point-y="0.6008in">
              <dc:date>2019-05-16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4"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16.572in" svg:y="9.1059in" draw:caption-point-x="-0.2402in" draw:caption-point-y="0.5949in">
              <dc:date>2019-05-31T00:00:00</dc:date>
              <text:p text:style-name="P4">bận việc cá nhân</text:p>
              <text:p text:style-name="P4"/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8">
            <text:p>38</text:p>
          </table:table-cell>
          <table:table-cell table:style-name="ce85" office:value-type="string">
            <text:p>PhatHDT</text:p>
          </table:table-cell>
          <table:table-cell table:style-name="ce155" table:formula="of:=SUM([.D41:.AH41])" office:value-type="float" office:value="1">
            <text:p>1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5.3854in" svg:y="9.3476in" draw:caption-point-x="-0.2402in" draw:caption-point-y="0.6028in">
              <dc:date>2019-05-07T00:00:00</dc:date>
              <text:p text:style-name="P4"><text:span text:style-name="T4">Lên trường, off sáng</text:span></text:p>
            </office:annotation>
            <text:p>0.5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9.2661in" svg:y="9.3488in" draw:caption-point-x="-0.2402in" draw:caption-point-y="0.6016in">
              <dc:date>2019-05-14T00:00:00</dc:date>
              <text:p text:style-name="P4"><text:span text:style-name="T4">Lên trường, off sáng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">
            <office:annotation draw:style-name="gr6" draw:text-style-name="P4" svg:width="1.1413in" svg:height="0.2634in" svg:x="12.9189in" svg:y="9.3524in" draw:caption-point-x="-0.2402in" draw:caption-point-y="0.598in">
              <dc:date>2019-05-23T00:00:00</dc:date>
              <text:p text:style-name="P4"><text:span text:style-name="T4">8h35 vào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9">
            <text:p>39</text:p>
          </table:table-cell>
          <table:table-cell table:style-name="ce55" office:value-type="string">
            <text:p>PhongTH</text:p>
          </table:table-cell>
          <table:table-cell table:style-name="ce155" table:formula="of:=SUM([.D42:.AH42])" office:value-type="float" office:value="12.5">
            <text:p>12.5</text:p>
          </table:table-cell>
          <table:table-cell table:style-name="ce160"/>
          <table:table-cell table:style-name="ce160" office:value-type="float" office:value="1">
            <office:annotation draw:style-name="gr4" draw:text-style-name="P4" svg:width="1.1413in" svg:height="0.3902in" svg:x="3.1024in" svg:y="9.5953in" draw:caption-point-x="-0.2402in" draw:caption-point-y="0.6051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4" draw:text-style-name="P4" svg:width="1.1413in" svg:height="0.3902in" svg:x="3.5591in" svg:y="9.5953in" draw:caption-point-x="-0.2402in" draw:caption-point-y="0.6051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4" draw:text-style-name="P4" svg:width="1.1413in" svg:height="0.3902in" svg:x="4.0157in" svg:y="9.5953in" draw:caption-point-x="-0.2402in" draw:caption-point-y="0.6051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style-name="ce160"/>
          <table:table-cell table:style-name="ce160" office:value-type="float" office:value="1">
            <office:annotation draw:style-name="gr4" draw:text-style-name="P4" svg:width="1.1413in" svg:height="0.3902in" svg:x="4.9287in" svg:y="9.5953in" draw:caption-point-x="-0.2402in" draw:caption-point-y="0.6051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4" draw:text-style-name="P4" svg:width="1.1413in" svg:height="0.3902in" svg:x="5.3854in" svg:y="9.5953in" draw:caption-point-x="-0.2402in" draw:caption-point-y="0.6051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4" draw:text-style-name="P4" svg:width="1.1413in" svg:height="0.3902in" svg:x="5.8421in" svg:y="9.5953in" draw:caption-point-x="-0.2402in" draw:caption-point-y="0.6051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4" draw:text-style-name="P4" svg:width="1.1413in" svg:height="0.3902in" svg:x="6.3311in" svg:y="9.5953in" draw:caption-point-x="-0.2402in" draw:caption-point-y="0.6051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4" draw:text-style-name="P4" svg:width="1.1413in" svg:height="0.3902in" svg:x="6.8205in" svg:y="9.5953in" draw:caption-point-x="-0.2402in" draw:caption-point-y="0.6051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1">
            <office:annotation draw:style-name="gr4" draw:text-style-name="P4" svg:width="1.1413in" svg:height="0.3902in" svg:x="8.2878in" svg:y="9.5953in" draw:caption-point-x="-0.2402in" draw:caption-point-y="0.6051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4" draw:text-style-name="P4" svg:width="1.1413in" svg:height="0.3902in" svg:x="8.7768in" svg:y="9.5953in" draw:caption-point-x="-0.2402in" draw:caption-point-y="0.6051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4" draw:text-style-name="P4" svg:width="1.1413in" svg:height="0.3902in" svg:x="9.2661in" svg:y="9.5953in" draw:caption-point-x="-0.2402in" draw:caption-point-y="0.6051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12.0059in" svg:y="9.6008in" draw:caption-point-x="-0.2402in" draw:caption-point-y="0.5996in">
              <dc:date>2019-05-21T00:00:00</dc:date>
              <text:p text:style-name="P4"><text:span text:style-name="T4">bận việc đột xuất, off sáng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6" draw:text-style-name="P4" svg:width="1.1413in" svg:height="0.2634in" svg:x="12.9189in" svg:y="9.6024in" draw:caption-point-x="-0.2402in" draw:caption-point-y="0.598in">
              <dc:date>2019-05-23T00:00:00</dc:date>
              <text:p text:style-name="P4"><text:span text:style-name="T4">8h35 vào cty</text:span></text:p>
            </office:annotation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13.3756in" svg:y="9.6031in" draw:caption-point-x="-0.2402in" draw:caption-point-y="0.5972in">
              <dc:date>2019-05-24T00:00:00</dc:date>
              <text:p text:style-name="P4"><text:span text:style-name="T4">Đầy tháng con</text:span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202in" svg:y="9.6039in" draw:caption-point-x="-0.2402in" draw:caption-point-y="0.5965in">
              <dc:date>2019-05-28T00:00:00</dc:date>
              <text:p text:style-name="P4"><text:span text:style-name="T4">ngủ quên, 8h39 đến cty</text:span></text:p>
            </office:annotation>
            <text:p>0</text:p>
          </table:table-cell>
          <table:table-cell table:style-name="ce160" office:value-type="float" office:value="0">
            <office:annotation draw:style-name="gr3" draw:text-style-name="P4" svg:width="1.1413in" svg:height="0.7012in" svg:x="15.6587in" svg:y="9.6047in" draw:caption-point-x="-0.2402in" draw:caption-point-y="0.5957in">
              <dc:date>2019-05-30T00:00:00</dc:date>
              <text:p text:style-name="P4"><text:span text:style-name="T4">bận việc đột xuất, xin đi trễ, khoảng 9h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6.572in" svg:y="9.6055in" draw:caption-point-x="-0.2402in" draw:caption-point-y="0.5949in">
              <dc:date>2019-05-31T00:00:00</dc:date>
              <text:p text:style-name="P4">dậy muộn, 8h38 đến cty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0">
            <text:p>40</text:p>
          </table:table-cell>
          <table:table-cell table:style-name="ce55" office:value-type="string">
            <text:p>PhuTV</text:p>
          </table:table-cell>
          <table:table-cell table:style-name="ce155" table:formula="of:=SUM([.D43:.AH43])" office:value-type="float" office:value="0">
            <text:p>0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1">
            <text:p>41</text:p>
          </table:table-cell>
          <table:table-cell table:style-name="ce55" office:value-type="string">
            <text:p>SangLT</text:p>
          </table:table-cell>
          <table:table-cell table:style-name="ce155" table:formula="of:=SUM([.D44:.AH44])" office:value-type="float" office:value="1">
            <text:p>1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3.1024in" svg:y="10.0961in" draw:caption-point-x="-0.2402in" draw:caption-point-y="0.6035in">
              <dc:date>2019-05-04T00:00:00</dc:date>
              <text:p text:style-name="P4"><text:span text:style-name="T4">xe hư, xin đi trễ, 9h08 đến cty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/>
          <table:table-cell table:number-columns-repeated="4"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6.8205in" svg:y="10.098in" draw:caption-point-x="-0.2402in" draw:caption-point-y="0.6016in">
              <dc:date>2019-05-14T00:00:00</dc:date>
              <text:p text:style-name="P4"><text:span text:style-name="T4">đi đám cưới bà con ở xa </text:span></text:p>
            </office:annotation>
            <text:p>1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2.0059in" svg:y="10.1in" draw:caption-point-x="-0.2402in" draw:caption-point-y="0.5996in">
              <dc:date>2019-05-21T00:00:00</dc:date>
              <text:p text:style-name="P4"><text:span text:style-name="T4">chở anh ra bến xe, xin đi trễ, 8h35 đến cty</text:span></text:p>
            </office:annotation>
            <text:p>0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2">
            <text:p>42</text:p>
          </table:table-cell>
          <table:table-cell table:style-name="ce55" office:value-type="string">
            <text:p>TaiPA</text:p>
          </table:table-cell>
          <table:table-cell table:style-name="ce155" table:formula="of:=SUM([.D45:.AH45])" office:value-type="float" office:value="2">
            <text:p>2</text:p>
          </table:table-cell>
          <table:table-cell table:style-name="ce160"/>
          <table:table-cell table:style-name="ce160" office:value-type="float" office:value="0">
            <office:annotation draw:style-name="gr2" draw:text-style-name="P4" svg:width="1.1413in" svg:height="0.5457in" svg:x="3.1024in" svg:y="10.3461in" draw:caption-point-x="-0.2402in" draw:caption-point-y="0.6035in">
              <dc:date>2019-05-04T00:00:00</dc:date>
              <text:p text:style-name="P4"><text:span text:style-name="T4">kẹt xe, 8h41 đến cty</text:span></text:p>
              <text:p text:style-name="P4"><text:span text:style-name="T4"/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/>
          <table:table-cell table:style-name="ce160" office:value-type="float" office:value="1">
            <office:annotation draw:style-name="gr4" draw:text-style-name="P4" svg:width="1.1413in" svg:height="0.3902in" svg:x="4.9287in" svg:y="10.3465in" draw:caption-point-x="-0.2402in" draw:caption-point-y="0.6031in">
              <dc:date>2019-05-06T00:00:00</dc:date>
              <text:p text:style-name="P4"><text:span text:style-name="T4">Chở mẹ đi khám bệnh</text:span></text:p>
            </office:annotation>
            <text:p>1</text:p>
          </table:table-cell>
          <table:table-cell table:style-name="ce160" office:value-type="float" office:value="0">
            <office:annotation draw:style-name="gr2" draw:text-style-name="P4" svg:width="1.1413in" svg:height="0.5457in" svg:x="5.3854in" svg:y="10.3469in" draw:caption-point-x="-0.2402in" draw:caption-point-y="0.6028in">
              <dc:date>2019-05-07T00:00:00</dc:date>
              <text:p text:style-name="P4"><text:span text:style-name="T4">kẹt xe, 8h35 đến cty</text:span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6.3311in" svg:y="10.3476in" draw:caption-point-x="-0.2402in" draw:caption-point-y="0.602in">
              <dc:date>2019-05-09T00:00:00</dc:date>
              <text:p text:style-name="P4"><text:span text:style-name="T4">làm giấy tờ, xin đi trễ, 8h45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8.2878in" svg:y="10.348in" draw:caption-point-x="-0.2402in" draw:caption-point-y="0.6016in">
              <dc:date>2019-05-14T00:00:00</dc:date>
              <text:p text:style-name="P4"><text:span text:style-name="T4">dậy muộn, 8h43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8.7768in" svg:y="10.348in" draw:caption-point-x="-0.2402in" draw:caption-point-y="0.6016in">
              <dc:date>2019-05-14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9.7228in" svg:y="10.3488in" draw:caption-point-x="-0.2402in" draw:caption-point-y="0.6008in">
              <dc:date>2019-05-16T00:00:00</dc:date>
              <text:p text:style-name="P4"><text:span text:style-name="T4">bận việc nhà, xin đi trễ, 8h45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0.1791in" svg:y="10.3492in" draw:caption-point-x="-0.2402in" draw:caption-point-y="0.6004in">
              <dc:date>2019-05-20T00:00:00</dc:date>
              <text:p text:style-name="P4"><text:span text:style-name="T4">kẹt xe, 8h40 đé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12.0059in" svg:y="10.35in" draw:caption-point-x="-0.2402in" draw:caption-point-y="0.5996in">
              <dc:date>2019-05-21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6" draw:text-style-name="P4" svg:width="1.1413in" svg:height="0.2634in" svg:x="12.9189in" svg:y="10.4083in" draw:caption-point-x="-0.2402in" draw:caption-point-y="0.5413in">
              <dc:date>2019-05-23T00:00:00</dc:date>
              <text:p text:style-name="P4"><text:span text:style-name="T4">8h39 vào cty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3.3756in" svg:y="10.3524in" draw:caption-point-x="-0.2402in" draw:caption-point-y="0.5972in">
              <dc:date>2019-05-24T00:00:00</dc:date>
              <text:p text:style-name="P4"><text:span text:style-name="T4">bận việc cá nhân, xin đi trễ, 8h44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202in" svg:y="10.3531in" draw:caption-point-x="-0.2402in" draw:caption-point-y="0.5965in">
              <dc:date>2019-05-28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16.1154in" svg:y="10.3543in" draw:caption-point-x="-0.2402in" draw:caption-point-y="0.5953in">
              <dc:date>2019-05-30T00:00:00</dc:date>
              <text:p text:style-name="P4"><text:span text:style-name="T4">không khỏe, xin off chiều</text:span></text:p>
            </office:annotation>
            <text:p>0.5</text:p>
          </table:table-cell>
          <table:table-cell table:style-name="ce160" office:value-type="float" office:value="0">
            <office:annotation draw:style-name="gr4" draw:text-style-name="P4" svg:width="1.1413in" svg:height="0.3902in" svg:x="16.572in" svg:y="10.3547in" draw:caption-point-x="-0.2402in" draw:caption-point-y="0.5949in">
              <dc:date>2019-05-31T00:00:00</dc:date>
              <text:p text:style-name="P4">kẹt xe, 8h35 đến cty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3">
            <text:p>43</text:p>
          </table:table-cell>
          <table:table-cell table:style-name="ce55" office:value-type="string">
            <text:p>TamHVH</text:p>
          </table:table-cell>
          <table:table-cell table:style-name="ce155" table:formula="of:=SUM([.D46:.AH46])" office:value-type="float" office:value="0.5">
            <text:p>0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8.7768in" svg:y="10.5976in" draw:caption-point-x="-0.2402in" draw:caption-point-y="0.6016in">
              <dc:date>2019-05-14T00:00:00</dc:date>
              <text:p text:style-name="P4"><text:span text:style-name="T4">Bận việc gia đình, off chiều</text:span></text:p>
            </office:annotation>
            <text:p>0.5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4">
            <text:p>44</text:p>
          </table:table-cell>
          <table:table-cell table:style-name="ce55" office:value-type="string">
            <text:p>TamLH</text:p>
          </table:table-cell>
          <table:table-cell table:style-name="ce155" table:formula="of:=SUM([.D47:.AH47])" office:value-type="float" office:value="1.5">
            <text:p>1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4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10.1791in" svg:y="10.8484in" draw:caption-point-x="-0.2402in" draw:caption-point-y="0.6004in">
              <dc:date>2019-05-20T00:00:00</dc:date>
              <text:p text:style-name="P4"><text:span text:style-name="T4">đi kiểm tra sức khỏe, off chiều</text:span></text:p>
            </office:annotation>
            <text:p>0.5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12.0059in" svg:y="10.8492in" draw:caption-point-x="-0.2402in" draw:caption-point-y="0.5996in">
              <dc:date>2019-05-21T00:00:00</dc:date>
              <text:p text:style-name="P4"><text:span text:style-name="T4">đi dự tốt nghiệp bạn</text:span></text:p>
            </office:annotation>
            <text:p>1</text:p>
          </table:table-cell>
          <table:table-cell table:style-name="ce160" office:value-type="float" office:value="0">
            <office:annotation draw:style-name="gr3" draw:text-style-name="P4" svg:width="1.1413in" svg:height="0.7012in" svg:x="12.4622in" svg:y="10.8496in" draw:caption-point-x="-0.2402in" draw:caption-point-y="0.5992in">
              <dc:date>2019-05-22T00:00:00</dc:date>
              <text:p text:style-name="P4"><text:span text:style-name="T4">bận việc đột xuất, xin đi trễ, 9h33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3.3756in" svg:y="10.8516in" draw:caption-point-x="-0.2402in" draw:caption-point-y="0.5972in">
              <dc:date>2019-05-24T00:00:00</dc:date>
              <text:p text:style-name="P4"><text:span text:style-name="T4">xe hết xăng dắt bộ, 8h42 đến cty</text:span></text:p>
            </office:annotation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5">
            <text:p>45</text:p>
          </table:table-cell>
          <table:table-cell table:style-name="ce55" office:value-type="string">
            <text:p>TinNQ</text:p>
          </table:table-cell>
          <table:table-cell table:style-name="ce155" table:formula="of:=SUM([.D48:.AH48])" office:value-type="float" office:value="1">
            <text:p>1</text:p>
          </table:table-cell>
          <table:table-cell table:style-name="ce160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3.5591in" svg:y="11.0953in" draw:caption-point-x="-0.2402in" draw:caption-point-y="0.6035in">
              <dc:date>2019-05-04T00:00:00</dc:date>
              <text:p text:style-name="P4"><text:span text:style-name="T4">ghé bệnh viện, xin đi trễ, 9h08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11.0957in" draw:caption-point-x="-0.2402in" draw:caption-point-y="0.6031in">
              <dc:date>2019-05-06T00:00:00</dc:date>
              <text:p text:style-name="P4"><text:span text:style-name="T4">ghé ngân hàng, 8h35 đến cty</text:span></text:p>
            </office:annotation>
            <text:p>0</text:p>
          </table:table-cell>
          <table:table-cell table:number-columns-repeated="4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8.7768in" svg:y="11.0972in" draw:caption-point-x="-0.2402in" draw:caption-point-y="0.6016in">
              <dc:date>2019-05-14T00:00:00</dc:date>
              <text:p text:style-name="P4"><text:span text:style-name="T4">Bận việc gia đình</text:span></text:p>
            </office:annotation>
            <text:p>1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4"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3.3756in" svg:y="11.1016in" draw:caption-point-x="-0.2402in" draw:caption-point-y="0.5972in">
              <dc:date>2019-05-24T00:00:00</dc:date>
              <text:p text:style-name="P4"><text:span text:style-name="T4"><text:s/></text:span><text:span text:style-name="T4">mệt, xin đi trễ, khoảng 9h đến cty</text:span></text:p>
            </office:annotation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5.6587in" svg:y="11.1031in" draw:caption-point-x="-0.2402in" draw:caption-point-y="0.5957in">
              <dc:date>2019-05-30T00:00:00</dc:date>
              <text:p text:style-name="P4"><text:span text:style-name="T4">bận việc riêng, xin đi trễ, 9h17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6.1154in" svg:y="11.1035in" draw:caption-point-x="-0.2402in" draw:caption-point-y="0.5953in">
              <dc:date>2019-05-30T00:00:00</dc:date>
              <text:p text:style-name="P4"><text:span text:style-name="T4">ngủ quên, xin đi trễ, 9h25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6">
            <text:p>46</text:p>
          </table:table-cell>
          <table:table-cell table:style-name="ce55" office:value-type="string">
            <text:p>TinhNVP</text:p>
          </table:table-cell>
          <table:table-cell table:style-name="ce155" table:formula="of:=SUM([.D49:.AH49])" office:value-type="float" office:value="7.5">
            <text:p>7.5</text:p>
          </table:table-cell>
          <table:table-cell table:style-name="ce160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3.5591in" svg:y="11.3449in" draw:caption-point-x="-0.2402in" draw:caption-point-y="0.6035in">
              <dc:date>2019-05-04T00:00:00</dc:date>
              <text:p text:style-name="P4"><text:span text:style-name="T4">ngủ quên + kẹt xe, 8h44 đến cty</text:span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4.0157in" svg:y="11.3449in" draw:caption-point-x="-0.2402in" draw:caption-point-y="0.6035in">
              <dc:date>2019-05-04T00:00:00</dc:date>
              <text:p text:style-name="P4"><text:span text:style-name="T4">học bù ở trường</text:span></text:p>
            </office:annotation>
            <text:p>1</text:p>
          </table:table-cell>
          <table:table-cell table:style-name="ce160"/>
          <table:table-cell table:style-name="ce160" office:value-type="float" office:value="1">
            <office:annotation draw:style-name="gr4" draw:text-style-name="P4" svg:width="1.1413in" svg:height="0.3902in" svg:x="4.9287in" svg:y="11.3453in" draw:caption-point-x="-0.2402in" draw:caption-point-y="0.6031in">
              <dc:date>2019-05-06T00:00:00</dc:date>
              <text:p text:style-name="P4"><text:span text:style-name="T4">Đi học + gặp thấy hướng dẫn</text:span></text:p>
            </office:annotation>
            <text:p>1</text:p>
          </table:table-cell>
          <table:table-cell table:number-columns-repeated="4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1">
            <office:annotation draw:style-name="gr4" draw:text-style-name="P4" svg:width="1.1413in" svg:height="0.3902in" svg:x="8.2878in" svg:y="11.3453in" draw:caption-point-x="-0.2402in" draw:caption-point-y="0.6031in">
              <dc:date>2019-05-06T00:00:00</dc:date>
              <text:p text:style-name="P4"><text:span text:style-name="T4">Đi học + gặp thấy hướng dẫn</text:span></text:p>
            </office:annotation>
            <text:p>1</text:p>
          </table:table-cell>
          <table:table-cell table:number-columns-repeated="4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1">
            <office:annotation draw:style-name="gr2" draw:text-style-name="P4" svg:width="1.1413in" svg:height="0.5457in" svg:x="11.5492in" svg:y="11.348in" draw:caption-point-x="-0.2402in" draw:caption-point-y="0.6004in">
              <dc:date>2019-05-20T00:00:00</dc:date>
              <text:p text:style-name="P4"><text:span text:style-name="T4">đi học + gặp thầy hướng dẫn (theo plan)</text:span></text:p>
            </office:annotation>
            <text:p>1</text:p>
          </table:table-cell>
          <table:table-cell table:style-name="ce160" office:value-type="float" office:value="1">
            <office:annotation draw:style-name="gr4" draw:text-style-name="P4" svg:width="1.1413in" svg:height="0.3902in" svg:x="12.0059in" svg:y="11.3488in" draw:caption-point-x="-0.2402in" draw:caption-point-y="0.5996in">
              <dc:date>2019-05-21T00:00:00</dc:date>
              <text:p text:style-name="P4"><text:span text:style-name="T4">bị ốm do sốc nhiệt</text:span></text:p>
            </office:annotation>
            <text:p>1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1">
            <office:annotation draw:style-name="gr2" draw:text-style-name="P4" svg:width="1.1413in" svg:height="0.5457in" svg:x="14.7457in" svg:y="11.348in" draw:caption-point-x="-0.2402in" draw:caption-point-y="0.6004in">
              <dc:date>2019-05-20T00:00:00</dc:date>
              <text:p text:style-name="P4"><text:span text:style-name="T4">đi học + gặp thầy hướng dẫn (theo plan)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15.6587in" svg:y="11.3524in" draw:caption-point-x="-0.2402in" draw:caption-point-y="0.5961in">
              <dc:date>2019-05-29T00:00:00</dc:date>
              <text:p text:style-name="P4"><text:span text:style-name="T4">bận việc cá nhân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0.5">
            <office:annotation draw:style-name="gr7" draw:text-style-name="P4" svg:width="1.1413in" svg:height="1.1677in" svg:x="16.1154in" svg:y="11.3531in" draw:caption-point-x="-0.2402in" draw:caption-point-y="0.5953in">
              <dc:date>2019-05-30T00:00:00</dc:date>
              <text:p text:style-name="P4"><text:span text:style-name="T4">lên trường gặp giáo viên hướng dẫn, xin về sớm lúc 3h, sẽ làm bù vào thứ 3 và thứ 4 tuần sau </text:span></text:p>
              <text:p text:style-name="P4"><text:span text:style-name="T4">→ </text:span><text:span text:style-name="T4">confirm 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7">
            <text:p>47</text:p>
          </table:table-cell>
          <table:table-cell table:style-name="ce55" office:value-type="string">
            <text:p>TienND</text:p>
          </table:table-cell>
          <table:table-cell table:style-name="ce155" table:formula="of:=SUM([.D50:.AH50])" office:value-type="float" office:value="2.5">
            <text:p>2.5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4.0157in" svg:y="11.5949in" draw:caption-point-x="-0.2402in" draw:caption-point-y="0.6035in">
              <dc:date>2019-05-04T00:00:00</dc:date>
              <text:p text:style-name="P4"><text:span text:style-name="T4">Chăm vợ con, off sáng</text:span></text:p>
            </office:annotation>
            <text:p>0.5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11.5953in" draw:caption-point-x="-0.2402in" draw:caption-point-y="0.6031in">
              <dc:date>2019-05-06T00:00:00</dc:date>
              <text:p text:style-name="P4"><text:span text:style-name="T4">kẹt xe, 8h40 đến cty</text:span></text:p>
            </office:annotation>
            <text:p>0</text:p>
          </table:table-cell>
          <table:table-cell table:number-columns-repeated="4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9.7228in" svg:y="11.5976in" draw:caption-point-x="-0.2402in" draw:caption-point-y="0.6008in">
              <dc:date>2019-05-16T00:00:00</dc:date>
              <text:p text:style-name="P4"><text:span text:style-name="T4">Đầy tháng con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1">
            <office:annotation draw:style-name="gr4" draw:text-style-name="P4" svg:width="1.1413in" svg:height="0.3902in" svg:x="11.5492in" svg:y="11.598in" draw:caption-point-x="-0.2402in" draw:caption-point-y="0.6004in">
              <dc:date>2019-05-20T00:00:00</dc:date>
              <text:p text:style-name="P4"><text:span text:style-name="T4">đưa vợ con đi khám bệnh</text:span></text:p>
            </office:annotation>
            <text:p>1</text:p>
          </table:table-cell>
          <table:table-cell table:number-columns-repeated="4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3" draw:text-style-name="P4" svg:width="1.1413in" svg:height="0.7012in" svg:x="15.6587in" svg:y="11.6028in" draw:caption-point-x="-0.2402in" draw:caption-point-y="0.5957in">
              <dc:date>2019-05-30T00:00:00</dc:date>
              <text:p text:style-name="P4"><text:span text:style-name="T4">bận việc cá nhân nên xin về sớm, 4h40 về, sẽ làm bù vào cuối tuần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8">
            <text:p>48</text:p>
          </table:table-cell>
          <table:table-cell table:style-name="ce121" office:value-type="string">
            <text:p>ToanDT</text:p>
          </table:table-cell>
          <table:table-cell table:style-name="ce155" table:formula="of:=SUM([.D51:.AH51])" office:value-type="float" office:value="0">
            <text:p>0</text:p>
          </table:table-cell>
          <table:table-cell table:style-name="ce16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9">
            <text:p>49</text:p>
          </table:table-cell>
          <table:table-cell table:style-name="ce55" office:value-type="string">
            <text:p>TuanNT</text:p>
          </table:table-cell>
          <table:table-cell table:style-name="ce155" table:formula="of:=SUM([.D52:.AH52])" office:value-type="float" office:value="3">
            <text:p>3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4.0157in" svg:y="12.0921in" draw:caption-point-x="-0.2402in" draw:caption-point-y="0.6035in">
              <dc:date>2019-05-04T00:00:00</dc:date>
              <text:p text:style-name="P4"><text:span text:style-name="T4">đi đám cưới bạn</text:span></text:p>
              <text:p text:style-name="P4"><text:span text:style-name="T4"/></text:p>
            </office:annotation>
            <text:p>1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10" draw:text-style-name="P4" svg:width="1.1413in" svg:height="1.0122in" svg:x="8.2878in" svg:y="12.0949in" draw:caption-point-x="-0.2402in" draw:caption-point-y="0.6008in">
              <dc:date>2019-05-21T00:00:00</dc:date>
              <text:p text:style-name="P4"><text:span text:style-name="T4">bận việc đột xuất, xin về sớm lúc 3h47, sẽ làm bù vào thứ 5 và thứ 6 → đã bù đủ giờ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9.7228in" svg:y="12.0949in" draw:caption-point-x="-0.2402in" draw:caption-point-y="0.6008in">
              <dc:date>2019-05-16T00:00:00</dc:date>
              <text:p text:style-name="P4"><text:span text:style-name="T4">Không khỏe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1">
            <office:annotation draw:style-name="gr4" draw:text-style-name="P4" svg:width="1.1413in" svg:height="0.3902in" svg:x="14.7457in" svg:y="12.0988in" draw:caption-point-x="-0.2402in" draw:caption-point-y="0.5969in">
              <dc:date>2019-05-27T00:00:00</dc:date>
              <text:p text:style-name="P4"><text:span text:style-name="T4">bạn gái bị tai nạn nhập viện</text:span></text:p>
            </office:annotation>
            <text:p>1</text:p>
          </table:table-cell>
          <table:table-cell table:style-name="ce160" office:value-type="float" office:value="0">
            <office:annotation draw:style-name="gr3" draw:text-style-name="P4" svg:width="1.1413in" svg:height="0.7012in" svg:x="15.202in" svg:y="12.0992in" draw:caption-point-x="-0.2402in" draw:caption-point-y="0.5965in">
              <dc:date>2019-05-28T00:00:00</dc:date>
              <text:p text:style-name="P4"><text:span text:style-name="T4">bận việc cá nhân, xin về sớm lúc 4h, sẽ làm bù vào thứ 6</text:span></text:p>
            </office:annotation>
            <text:p>0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0">
            <text:p>50</text:p>
          </table:table-cell>
          <table:table-cell table:style-name="ce55" office:value-type="string">
            <text:p>ThaiNHQ</text:p>
          </table:table-cell>
          <table:table-cell table:style-name="ce155" table:formula="of:=SUM([.D53:.AH53])" office:value-type="float" office:value="1">
            <text:p>1</text:p>
          </table:table-cell>
          <table:table-cell table:style-name="ce160"/>
          <table:table-cell table:style-name="ce160" office:value-type="float" office:value="0">
            <office:annotation draw:style-name="gr2" draw:text-style-name="P4" svg:width="1.1413in" svg:height="0.5457in" svg:x="3.1024in" svg:y="12.3421in" draw:caption-point-x="-0.2402in" draw:caption-point-y="0.6035in">
              <dc:date>2019-05-04T00:00:00</dc:date>
              <text:p text:style-name="P4"><text:span text:style-name="T4">dậy trễ, 8h32 đến cty</text:span></text:p>
              <text:p text:style-name="P4"><text:span text:style-name="T4"/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/>
          <table:table-cell table:number-columns-repeated="4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8205in" svg:y="12.3441in" draw:caption-point-x="-0.2402in" draw:caption-point-y="0.6016in">
              <dc:date>2019-05-14T00:00:00</dc:date>
              <text:p text:style-name="P4"><text:span text:style-name="T4">dậy trễ, 8h38 đến cty</text:span></text:p>
            </office:annotation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7228in" svg:y="12.3449in" draw:caption-point-x="-0.2402in" draw:caption-point-y="0.6008in">
              <dc:date>2019-05-16T00:00:00</dc:date>
              <text:p text:style-name="P4"><text:span text:style-name="T4">dậy trễ, 8h34 đến cty</text:span></text:p>
            </office:annotation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10.1791in" svg:y="12.3453in" draw:caption-point-x="-0.2402in" draw:caption-point-y="0.6004in">
              <dc:date>2019-05-20T00:00:00</dc:date>
              <text:p text:style-name="P4"><text:span text:style-name="T4">Bận việc cá nhân, off sáng</text:span></text:p>
            </office:annotation>
            <text:p>0.5</text:p>
          </table:table-cell>
          <table:table-cell table:style-name="ce160" table:number-columns-repeated="2"/>
          <table:table-cell table:style-name="ce160" office:value-type="float" office:value="0.5">
            <office:annotation draw:style-name="gr4" draw:text-style-name="P4" svg:width="1.1413in" svg:height="0.3902in" svg:x="11.5492in" svg:y="12.3453in" draw:caption-point-x="-0.2402in" draw:caption-point-y="0.6004in">
              <dc:date>2019-05-20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6" draw:text-style-name="P4" svg:width="1.1413in" svg:height="0.2634in" svg:x="12.9189in" svg:y="12.3469in" draw:caption-point-x="-0.2402in" draw:caption-point-y="0.5988in">
              <dc:date>2019-05-23T00:00:00</dc:date>
              <text:p text:style-name="P4"><text:span text:style-name="T4">8h35 vào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3.3756in" svg:y="12.3484in" draw:caption-point-x="-0.2402in" draw:caption-point-y="0.5972in">
              <dc:date>2019-05-24T00:00:00</dc:date>
              <text:p text:style-name="P4"><text:span text:style-name="T4">dậy trễ, 8h42 đến cty</text:span></text:p>
            </office:annotation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1">
            <text:p>51</text:p>
          </table:table-cell>
          <table:table-cell table:style-name="ce55" office:value-type="string">
            <text:p>ThamDT</text:p>
          </table:table-cell>
          <table:table-cell table:style-name="ce155" table:formula="of:=SUM([.D54:.AH54])" office:value-type="float" office:value="1">
            <text:p>1</text:p>
          </table:table-cell>
          <table:table-cell table:style-name="ce160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3.5591in" svg:y="12.5917in" draw:caption-point-x="-0.2402in" draw:caption-point-y="0.6035in">
              <dc:date>2019-05-04T00:00:00</dc:date>
              <text:p text:style-name="P4"><text:span text:style-name="T4">kẹt xe, 8h40 đến ty</text:span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4.0157in" svg:y="12.5921in" draw:caption-point-x="-0.2402in" draw:caption-point-y="0.6031in">
              <dc:date>2019-05-04T00:00:00</dc:date>
              <text:p text:style-name="P4"><text:span text:style-name="T4">Bận việc nhà, off chiều</text:span></text:p>
            </office:annotation>
            <text:p>0.5</text:p>
          </table:table-cell>
          <table:table-cell table:style-name="ce160"/>
          <table:table-cell table:style-name="ce160" office:value-type="float" office:value="0">
            <office:annotation draw:style-name="gr2" draw:text-style-name="P4" svg:width="1.1413in" svg:height="0.5457in" svg:x="4.9287in" svg:y="12.5921in" draw:caption-point-x="-0.2402in" draw:caption-point-y="0.6031in">
              <dc:date>2019-05-06T00:00:00</dc:date>
              <text:p text:style-name="P4"><text:span text:style-name="T4">đưa người nhà đi khám bệnh</text:span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">
            <office:annotation draw:style-name="gr3" draw:text-style-name="P4" svg:width="1.1413in" svg:height="0.7012in" svg:x="5.3854in" svg:y="12.5925in" draw:caption-point-x="-0.2402in" draw:caption-point-y="0.6028in">
              <dc:date>2019-05-07T00:00:00</dc:date>
              <text:p text:style-name="P4"><text:span text:style-name="T4">để quên đồ quay về lấy, 8h50 đến cty</text:span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5.8421in" svg:y="12.5929in" draw:caption-point-x="-0.2402in" draw:caption-point-y="0.6024in">
              <dc:date>2019-05-08T00:00:00</dc:date>
              <text:p text:style-name="P4"><text:span text:style-name="T4"><text:s/></text:span><text:span text:style-name="T4">kẹt xe, 8h38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3311in" svg:y="12.5933in" draw:caption-point-x="-0.2402in" draw:caption-point-y="0.602in">
              <dc:date>2019-05-09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8.7768in" svg:y="12.5941in" draw:caption-point-x="-0.2402in" draw:caption-point-y="0.6012in">
              <dc:date>2019-05-14T00:00:00</dc:date>
              <text:p text:style-name="P4"><text:span text:style-name="T4">Bận việc nhà đột xuất, off chiều</text:span></text:p>
            </office:annotation>
            <text:p>0.5</text:p>
          </table:table-cell>
          <table:table-cell table:style-name="ce160" office:value-type="float" office:value="0">
            <office:annotation draw:style-name="gr2" draw:text-style-name="P4" svg:width="1.1413in" svg:height="0.5457in" svg:x="9.2661in" svg:y="12.5941in" draw:caption-point-x="-0.2402in" draw:caption-point-y="0.6012in">
              <dc:date>2019-05-15T00:00:00</dc:date>
              <text:p text:style-name="P4"><text:span text:style-name="T4"><text:s/></text:span><text:span text:style-name="T4">bé Mint bị bệnh, xin đi trễ, 8h55 đến cty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11.5492in" svg:y="12.5949in" draw:caption-point-x="-0.2402in" draw:caption-point-y="0.6004in">
              <dc:date>2019-05-20T00:00:00</dc:date>
              <text:p text:style-name="P4"><text:span text:style-name="T4">kẹt xe, 8h38 đến cty</text:span></text:p>
            </office:annotation>
            <text:p>0</text:p>
          </table:table-cell>
          <table:table-cell table:number-columns-repeated="4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14.7457in" svg:y="12.5984in" draw:caption-point-x="-0.2402in" draw:caption-point-y="0.5969in">
              <dc:date>2019-05-27T00:00:00</dc:date>
              <text:p text:style-name="P4"><text:span text:style-name="T4"><text:s/></text:span><text:span text:style-name="T4">kẹt xe, 8h46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6587in" svg:y="12.5996in" draw:caption-point-x="-0.2402in" draw:caption-point-y="0.5957in">
              <dc:date>2019-05-30T00:00:00</dc:date>
              <text:p text:style-name="P4"><text:span text:style-name="T4">kẹt xe, 8h41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6.572in" svg:y="12.6004in" draw:caption-point-x="-0.2402in" draw:caption-point-y="0.5949in">
              <dc:date>2019-05-31T00:00:00</dc:date>
              <text:p text:style-name="P4">có việc nhà đột xuất nên xin về sớm, 8h45 về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2">
            <text:p>52</text:p>
          </table:table-cell>
          <table:table-cell table:style-name="ce55" office:value-type="string">
            <text:p>ThanhCH</text:p>
          </table:table-cell>
          <table:table-cell table:style-name="ce155" table:formula="of:=SUM([.D55:.AH55])" office:value-type="float" office:value="0">
            <text:p>0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3" draw:text-style-name="P4" svg:width="1.1413in" svg:height="0.7012in" svg:x="15.202in" svg:y="12.8484in" draw:caption-point-x="-0.2402in" draw:caption-point-y="0.5965in">
              <dc:date>2019-05-28T00:00:00</dc:date>
              <text:p text:style-name="P4"><text:span text:style-name="T4">bận việc cá nhân, xin về sớm, khoảng 4h về</text:span></text:p>
            </office:annotation>
            <text:p>0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3">
            <text:p>53</text:p>
          </table:table-cell>
          <table:table-cell table:style-name="ce55" office:value-type="string">
            <text:p>ThienTM</text:p>
          </table:table-cell>
          <table:table-cell table:style-name="ce155" table:formula="of:=SUM([.D56:.AH56])" office:value-type="float" office:value="3.5">
            <text:p>3.5</text:p>
          </table:table-cell>
          <table:table-cell table:style-name="ce160"/>
          <table:table-cell table:style-name="ce160" office:value-type="float" office:value="0.5">
            <office:annotation draw:style-name="gr4" draw:text-style-name="P4" svg:width="1.1413in" svg:height="0.3902in" svg:x="3.1024in" svg:y="13.0913in" draw:caption-point-x="-0.2402in" draw:caption-point-y="0.6035in">
              <dc:date>2019-05-04T00:00:00</dc:date>
              <text:p text:style-name="P4"><text:span text:style-name="T4">lên trường có việc, off chiều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5.8421in" svg:y="13.0925in" draw:caption-point-x="-0.2402in" draw:caption-point-y="0.6024in">
              <dc:date>2019-05-08T00:00:00</dc:date>
              <text:p text:style-name="P4"><text:span text:style-name="T4"><text:s/></text:span><text:span text:style-name="T4">gặp thầy hướng dẫn luận văn, off chiều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9.2661in" svg:y="13.0925in" draw:caption-point-x="-0.2402in" draw:caption-point-y="0.6024in">
              <dc:date>2019-05-08T00:00:00</dc:date>
              <text:p text:style-name="P4"><text:span text:style-name="T4"><text:s/></text:span><text:span text:style-name="T4">gặp thầy hướng dẫn luận văn, off chiều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12.0059in" svg:y="13.0953in" draw:caption-point-x="-0.2402in" draw:caption-point-y="0.5996in">
              <dc:date>2019-05-21T00:00:00</dc:date>
              <text:p text:style-name="P4"><text:span text:style-name="T4"><text:s/></text:span><text:span text:style-name="T4">lên trường gặp thầy hướng dẫn, off sáng</text:span></text:p>
            </office:annotation>
            <text:p>0.5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1">
            <office:annotation draw:style-name="gr6" draw:text-style-name="P4" svg:width="1.1413in" svg:height="0.2634in" svg:x="14.7457in" svg:y="13.098in" draw:caption-point-x="-0.2402in" draw:caption-point-y="0.5969in">
              <dc:date>2019-05-27T00:00:00</dc:date>
              <text:p text:style-name="P4"><text:span text:style-name="T4">Lên trường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15.6587in" svg:y="13.0992in" draw:caption-point-x="-0.2402in" draw:caption-point-y="0.5957in">
              <dc:date>2019-05-30T00:00:00</dc:date>
              <text:p text:style-name="P4"><text:span text:style-name="T4">ên trường sửa báo cáo luận văn, off sáng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3" draw:text-style-name="P4" svg:width="1.1413in" svg:height="0.7012in" svg:x="16.572in" svg:y="13.1in" draw:caption-point-x="-0.2402in" draw:caption-point-y="0.5949in">
              <dc:date>2019-05-31T00:00:00</dc:date>
              <text:p text:style-name="P4"><text:s/>lên trường nộp báo cáo, xin đi trễ, 8h59 đến cty</text:p>
              <text:p text:style-name="P4"/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4">
            <text:p>54</text:p>
          </table:table-cell>
          <table:table-cell table:style-name="ce121" office:value-type="string">
            <text:p>ThinhCT</text:p>
          </table:table-cell>
          <table:table-cell table:style-name="ce155" table:formula="of:=SUM([.D57:.AH57])" office:value-type="float" office:value="0">
            <text:p>0</text:p>
          </table:table-cell>
          <table:table-cell table:style-name="ce16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5">
            <text:p>55</text:p>
          </table:table-cell>
          <table:table-cell table:style-name="ce55" office:value-type="string">
            <text:p>ThinhT</text:p>
          </table:table-cell>
          <table:table-cell table:style-name="ce155" table:formula="of:=SUM([.D58:.AH58])" office:value-type="float" office:value="2">
            <text:p>2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1">
            <office:annotation draw:style-name="gr4" draw:text-style-name="P4" svg:width="1.1413in" svg:height="0.3902in" svg:x="11.5492in" svg:y="13.5917in" draw:caption-point-x="-0.2402in" draw:caption-point-y="0.6004in">
              <dc:date>2019-05-20T00:00:00</dc:date>
              <text:p text:style-name="P4"><text:span text:style-name="T4">Bận việc gia đình, làm remote</text:span></text:p>
            </office:annotation>
            <text:p>1</text:p>
          </table:table-cell>
          <table:table-cell table:style-name="ce160" office:value-type="float" office:value="1">
            <office:annotation draw:style-name="gr4" draw:text-style-name="P4" svg:width="1.1413in" svg:height="0.3902in" svg:x="12.0059in" svg:y="13.5917in" draw:caption-point-x="-0.2402in" draw:caption-point-y="0.6004in">
              <dc:date>2019-05-20T00:00:00</dc:date>
              <text:p text:style-name="P4"><text:span text:style-name="T4">Bận việc gia đình, làm remote</text:span></text:p>
            </office:annotation>
            <text:p>1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6587in" svg:y="13.5965in" draw:caption-point-x="-0.2402in" draw:caption-point-y="0.5957in">
              <dc:date>2019-05-30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6">
            <text:p>56</text:p>
          </table:table-cell>
          <table:table-cell table:style-name="ce55" office:value-type="string">
            <text:p>ThuyLTT</text:p>
          </table:table-cell>
          <table:table-cell table:style-name="ce155" table:formula="of:=SUM([.D59:.AH59])" office:value-type="float" office:value="4.5">
            <text:p>4.5</text:p>
          </table:table-cell>
          <table:table-cell table:style-name="ce160"/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3.5591in" svg:y="13.8386in" draw:caption-point-x="-0.2402in" draw:caption-point-y="0.6035in">
              <dc:date>2019-05-04T00:00:00</dc:date>
              <text:p text:style-name="P4"><text:span text:style-name="T4">mệt, xin off sáng,, 2h53 đến cty</text:span></text:p>
            </office:annotation>
            <text:p>0.5</text:p>
          </table:table-cell>
          <table:table-cell table:style-name="ce160" office:value-type="float" office:value="0">
            <office:annotation draw:style-name="gr8" draw:text-style-name="P4" svg:width="1.1413in" svg:height="0.8567in" svg:x="4.0157in" svg:y="13.8386in" draw:caption-point-x="-0.2402in" draw:caption-point-y="0.6035in">
              <dc:date>2019-05-04T00:00:00</dc:date>
              <text:p text:style-name="P4"><text:span text:style-name="T4">công chứng giấy tờ cho công ty, xin đi trễ, 9h07 đến cty</text:span></text:p>
              <text:p text:style-name="P4"><text:span text:style-name="T4"/></text:p>
            </office:annotation>
            <text:p>0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13.839in" draw:caption-point-x="-0.2402in" draw:caption-point-y="0.6031in">
              <dc:date>2019-05-06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5.8421in" svg:y="13.8398in" draw:caption-point-x="-0.2402in" draw:caption-point-y="0.6024in">
              <dc:date>2019-05-08T00:00:00</dc:date>
              <text:p text:style-name="P4"><text:span text:style-name="T4">bận việc nhà, xin đi trễ, 9h07 đến cty</text:span></text:p>
            </office:annotation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6.3311in" svg:y="13.8402in" draw:caption-point-x="-0.2402in" draw:caption-point-y="0.602in">
              <dc:date>2019-05-09T00:00:00</dc:date>
              <text:p text:style-name="P4"><text:span text:style-name="T4">Off theo plan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6" draw:text-style-name="P4" svg:width="1.1413in" svg:height="0.2634in" svg:x="8.7768in" svg:y="13.8406in" draw:caption-point-x="-0.2402in" draw:caption-point-y="0.6016in">
              <dc:date>2019-05-14T00:00:00</dc:date>
              <text:p text:style-name="P4"><text:span text:style-name="T4">mệt, xin đi trễ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9.7228in" svg:y="13.8402in" draw:caption-point-x="-0.2402in" draw:caption-point-y="0.602in">
              <dc:date>2019-05-09T00:00:00</dc:date>
              <text:p text:style-name="P4"><text:span text:style-name="T4">Off theo plan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.5">
            <office:annotation draw:style-name="gr4" draw:text-style-name="P4" svg:width="1.1413in" svg:height="0.3902in" svg:x="11.5492in" svg:y="13.8417in" draw:caption-point-x="-0.2402in" draw:caption-point-y="0.6004in">
              <dc:date>2019-05-20T00:00:00</dc:date>
              <text:p text:style-name="P4"><text:span text:style-name="T4">đau họng + sốt</text:span></text:p>
              <text:p text:style-name="P4"><text:span text:style-name="T4">Off sáng</text:span></text:p>
            </office:annotation>
            <text:p>0.5</text:p>
          </table:table-cell>
          <table:table-cell table:style-name="ce160" office:value-type="float" office:value="0">
            <office:annotation draw:style-name="gr2" draw:text-style-name="P4" svg:width="1.1413in" svg:height="0.5457in" svg:x="12.0059in" svg:y="13.8425in" draw:caption-point-x="-0.2402in" draw:caption-point-y="0.5996in">
              <dc:date>2019-05-21T00:00:00</dc:date>
              <text:p text:style-name="P4"><text:span text:style-name="T4">nhà có việc bận, xin đi trễ, 9h24 đến cty</text:span></text:p>
            </office:annotation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12.4622in" svg:y="13.8429in" draw:caption-point-x="-0.2402in" draw:caption-point-y="0.5992in">
              <dc:date>2019-05-22T00:00:00</dc:date>
              <text:p text:style-name="P4"><text:span text:style-name="T4"><text:s/></text:span><text:span text:style-name="T4">mệt, xin đi trễ, 2h02 đến cty → tính off sáng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3.3756in" svg:y="13.8449in" draw:caption-point-x="-0.2402in" draw:caption-point-y="0.5972in">
              <dc:date>2019-05-24T00:00:00</dc:date>
              <text:p text:style-name="P4"><text:span text:style-name="T4">ghé ngân hàng, xin đi trễ, 9h52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15.202in" svg:y="13.8457in" draw:caption-point-x="-0.2402in" draw:caption-point-y="0.5965in">
              <dc:date>2019-05-28T00:00:00</dc:date>
              <text:p text:style-name="P4"><text:span text:style-name="T4">Bận việc nhà</text:span></text:p>
            </office:annotation>
            <text:p>1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6.572in" svg:y="13.8472in" draw:caption-point-x="-0.2402in" draw:caption-point-y="0.5949in">
              <dc:date>2019-05-31T00:00:00</dc:date>
              <text:p text:style-name="P4">có hen di khám bệnh, xin về sớm, 5h07 về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7">
            <text:p>57</text:p>
          </table:table-cell>
          <table:table-cell table:style-name="ce55" office:value-type="string">
            <text:p>ThuyNTX</text:p>
          </table:table-cell>
          <table:table-cell table:style-name="ce155" table:formula="of:=SUM([.D60:.AH60])" office:value-type="float" office:value="0">
            <text:p>0</text:p>
          </table:table-cell>
          <table:table-cell table:style-name="ce160"/>
          <table:table-cell table:style-name="ce160" office:value-type="float" office:value="0">
            <office:annotation draw:style-name="gr2" draw:text-style-name="P4" svg:width="1.1413in" svg:height="0.5457in" svg:x="3.1024in" svg:y="14.0882in" draw:caption-point-x="-0.2402in" draw:caption-point-y="0.6035in">
              <dc:date>2019-05-04T00:00:00</dc:date>
              <text:p text:style-name="P4"><text:span text:style-name="T4"><text:s/></text:span><text:span text:style-name="T4">ở quê mới lên, xin đi trễ,, 8h55 đến cty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14.0886in" draw:caption-point-x="-0.2402in" draw:caption-point-y="0.6031in">
              <dc:date>2019-05-06T00:00:00</dc:date>
              <text:p text:style-name="P4"><text:span text:style-name="T4">đi trễ theo plan, 9h0 đến cty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5.3854in" svg:y="14.089in" draw:caption-point-x="-0.2402in" draw:caption-point-y="0.6028in">
              <dc:date>2019-05-07T00:00:00</dc:date>
              <text:p text:style-name="P4"><text:span text:style-name="T4">đi trễ theo plan, 8h41 đến cty</text:span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5.8421in" svg:y="14.0894in" draw:caption-point-x="-0.2402in" draw:caption-point-y="0.6024in">
              <dc:date>2019-05-08T00:00:00</dc:date>
              <text:p text:style-name="P4"><text:span text:style-name="T4">đi trễ theo plan, 9h07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3311in" svg:y="14.0894in" draw:caption-point-x="-0.2402in" draw:caption-point-y="0.6024in">
              <dc:date>2019-05-09T00:00:00</dc:date>
              <text:p text:style-name="P4"><text:span text:style-name="T4">đi trễ theo plan, 9h05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8205in" svg:y="14.0902in" draw:caption-point-x="-0.2402in" draw:caption-point-y="0.6016in">
              <dc:date>2019-05-14T00:00:00</dc:date>
              <text:p text:style-name="P4"><text:span text:style-name="T4">đi trễ theo plan, 8h51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8.2878in" svg:y="14.0902in" draw:caption-point-x="-0.2402in" draw:caption-point-y="0.6016in">
              <dc:date>2019-05-14T00:00:00</dc:date>
              <text:p text:style-name="P4"><text:span text:style-name="T4">đi trễ theo plan, 9h16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8.7768in" svg:y="14.0902in" draw:caption-point-x="-0.2402in" draw:caption-point-y="0.6016in">
              <dc:date>2019-05-14T00:00:00</dc:date>
              <text:p text:style-name="P4"><text:span text:style-name="T4">đi trễ theo plan, 9h09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2661in" svg:y="14.0902in" draw:caption-point-x="-0.2402in" draw:caption-point-y="0.6016in">
              <dc:date>2019-05-15T00:00:00</dc:date>
              <text:p text:style-name="P4"><text:span text:style-name="T4">đi trễ theo plan, 9h06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7228in" svg:y="14.0902in" draw:caption-point-x="-0.2402in" draw:caption-point-y="0.6016in">
              <dc:date>2019-05-16T00:00:00</dc:date>
              <text:p text:style-name="P4"><text:span text:style-name="T4">đi trễ theo plan, 9h05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11.5492in" svg:y="14.0913in" draw:caption-point-x="-0.2402in" draw:caption-point-y="0.6004in">
              <dc:date>2019-05-20T00:00:00</dc:date>
              <text:p text:style-name="P4"><text:span text:style-name="T4"><text:s/></text:span><text:span text:style-name="T4">đi trễ theo plan, 8h46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2.0059in" svg:y="14.0921in" draw:caption-point-x="-0.2402in" draw:caption-point-y="0.5996in">
              <dc:date>2019-05-21T00:00:00</dc:date>
              <text:p text:style-name="P4"><text:span text:style-name="T4">đi trễ theo plan, 8h44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2.4622in" svg:y="14.0925in" draw:caption-point-x="-0.2402in" draw:caption-point-y="0.5992in">
              <dc:date>2019-05-22T00:00:00</dc:date>
              <text:p text:style-name="P4"><text:span text:style-name="T4">đi trễ theo plan, 9h10 đến cty</text:span></text:p>
            </office:annotation>
            <text:p>0</text:p>
          </table:table-cell>
          <table:table-cell table:style-name="ce160" office:value-type="float" office:value="0">
            <office:annotation draw:style-name="gr6" draw:text-style-name="P4" svg:width="1.1413in" svg:height="0.2634in" svg:x="12.9189in" svg:y="14.0937in" draw:caption-point-x="-0.2402in" draw:caption-point-y="0.598in">
              <dc:date>2019-05-23T00:00:00</dc:date>
              <text:p text:style-name="P4"><text:span text:style-name="T4">9h15 vào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3.3756in" svg:y="14.0925in" draw:caption-point-x="-0.2402in" draw:caption-point-y="0.5992in">
              <dc:date>2019-05-24T00:00:00</dc:date>
              <text:p text:style-name="P4"><text:span text:style-name="T4">đi trễ theo plan, 9h05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14.7457in" svg:y="14.0949in" draw:caption-point-x="-0.2402in" draw:caption-point-y="0.5969in">
              <dc:date>2019-05-27T00:00:00</dc:date>
              <text:p text:style-name="P4"><text:span text:style-name="T4">đi trễ theo plan, 8h50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202in" svg:y="14.0953in" draw:caption-point-x="-0.2402in" draw:caption-point-y="0.5965in">
              <dc:date>2019-05-28T00:00:00</dc:date>
              <text:p text:style-name="P4"><text:span text:style-name="T4">đi trễ theo plan, 9h14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6587in" svg:y="14.0961in" draw:caption-point-x="-0.2402in" draw:caption-point-y="0.5957in">
              <dc:date>2019-05-30T00:00:00</dc:date>
              <text:p text:style-name="P4"><text:span text:style-name="T4"><text:s/></text:span><text:span text:style-name="T4">đi trễ theo plan, 9h07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6.1154in" svg:y="14.0965in" draw:caption-point-x="-0.2402in" draw:caption-point-y="0.5953in">
              <dc:date>2019-05-30T00:00:00</dc:date>
              <text:p text:style-name="P4"><text:span text:style-name="T4">đi trễ theo plan, 9h14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6.572in" svg:y="14.0969in" draw:caption-point-x="-0.2402in" draw:caption-point-y="0.5949in">
              <dc:date>2019-05-31T00:00:00</dc:date>
              <text:p text:style-name="P4">đi trễ theo plan, 9h07 đến cty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8">
            <text:p>58</text:p>
          </table:table-cell>
          <table:table-cell table:style-name="ce55" office:value-type="string">
            <text:p>ThuyenTTN</text:p>
          </table:table-cell>
          <table:table-cell table:style-name="ce155" table:formula="of:=SUM([.D61:.AH61])" office:value-type="float" office:value="0.5">
            <text:p>0.5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3.1024in" svg:y="14.3378in" draw:caption-point-x="-0.2402in" draw:caption-point-y="0.6035in">
              <dc:date>2019-05-04T00:00:00</dc:date>
              <text:p text:style-name="P4"><text:span text:style-name="T4">Không khỏe, xin về sớm, 4h15 về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3.5591in" svg:y="14.3378in" draw:caption-point-x="-0.2402in" draw:caption-point-y="0.6035in">
              <dc:date>2019-05-04T00:00:00</dc:date>
              <text:p text:style-name="P4"><text:span text:style-name="T4">ngủ quên, 8h15 đến cty</text:span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12.9189in" svg:y="14.3433in" draw:caption-point-x="-0.2402in" draw:caption-point-y="0.598in">
              <dc:date>2019-05-23T00:00:00</dc:date>
              <text:p text:style-name="P4"><text:span text:style-name="T4">Off sáng, dự tốt nghiệp của bạn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9">
            <text:p>59</text:p>
          </table:table-cell>
          <table:table-cell table:style-name="ce55" office:value-type="string">
            <text:p>TrietVM</text:p>
          </table:table-cell>
          <table:table-cell table:style-name="ce155" table:formula="of:=SUM([.D62:.AH62])" office:value-type="float" office:value="0">
            <text:p>0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0">
            <text:p>60</text:p>
          </table:table-cell>
          <table:table-cell table:style-name="ce55" office:value-type="string">
            <text:p>TrucPDT</text:p>
          </table:table-cell>
          <table:table-cell table:style-name="ce155" table:formula="of:=SUM([.D63:.AH63])" office:value-type="float" office:value="0">
            <text:p>0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1">
            <text:p>61</text:p>
          </table:table-cell>
          <table:table-cell table:style-name="ce55" office:value-type="string">
            <text:p>VinhNT</text:p>
          </table:table-cell>
          <table:table-cell table:style-name="ce155" table:formula="of:=SUM([.D64:.AH64])" office:value-type="float" office:value="0.5">
            <text:p>0.5</text:p>
          </table:table-cell>
          <table:table-cell table:style-name="ce160"/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3.5591in" svg:y="15.087in" draw:caption-point-x="-0.2402in" draw:caption-point-y="0.6035in">
              <dc:date>2019-05-04T00:00:00</dc:date>
              <text:p text:style-name="P4"><text:span text:style-name="T4">Lên trường có việc, off chiều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2">
            <text:p>62</text:p>
          </table:table-cell>
          <table:table-cell table:style-name="ce55" office:value-type="string">
            <text:p>VinhP</text:p>
          </table:table-cell>
          <table:table-cell table:style-name="ce155" table:formula="of:=SUM([.D65:.AH65])" office:value-type="float" office:value="1.5">
            <text:p>1.5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4.0157in" svg:y="15.337in" draw:caption-point-x="-0.2402in" draw:caption-point-y="0.6035in">
              <dc:date>2019-05-04T00:00:00</dc:date>
              <text:p text:style-name="P4"><text:span text:style-name="T4">về quê giỗ tộc họ</text:span></text:p>
              <text:p text:style-name="P4"><text:span text:style-name="T4"/></text:p>
            </office:annotation>
            <text:p>1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7" draw:text-style-name="P4" svg:width="1.1413in" svg:height="1.1677in" svg:x="6.3311in" svg:y="15.3386in" draw:caption-point-x="-0.2402in" draw:caption-point-y="0.602in">
              <dc:date>2019-05-09T00:00:00</dc:date>
              <text:p text:style-name="P4"><text:span text:style-name="T4">vào bệnh viện khám bệnh, xin đi trễ, 10h10 đến cty → tamjt ính off sáng → làm bù vào chiều nay + chiều mai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3">
            <text:p>63</text:p>
          </table:table-cell>
          <table:table-cell table:style-name="ce55" office:value-type="string">
            <text:p>ViTHT</text:p>
          </table:table-cell>
          <table:table-cell table:style-name="ce155" table:formula="of:=SUM([.D66:.AH66])" office:value-type="float" office:value="2.5">
            <text:p>2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6.3311in" svg:y="15.5882in" draw:caption-point-x="-0.2402in" draw:caption-point-y="0.602in">
              <dc:date>2019-05-09T00:00:00</dc:date>
              <text:p text:style-name="P4"><text:span text:style-name="T4">Lên trường, off sáng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office:annotation draw:style-name="gr8" draw:text-style-name="P4" svg:width="1.1413in" svg:height="0.8567in" svg:x="9.2661in" svg:y="15.589in" draw:caption-point-x="-0.2402in" draw:caption-point-y="0.6012in">
              <dc:date>2019-05-15T00:00:00</dc:date>
              <text:p text:style-name="P4"><text:span text:style-name="T4">đi khám sức khoẻ + lấy kết quả thi Tiếng Anh + nộp bằng Tiếng Anh 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0.1791in" svg:y="15.5898in" draw:caption-point-x="-0.2402in" draw:caption-point-y="0.6004in">
              <dc:date>2019-05-20T00:00:00</dc:date>
              <text:p text:style-name="P4"><text:span text:style-name="T4">lên trường nộp giấy tờ, xin đi trễ, 8h57 đến cty</text:span></text:p>
            </office:annotation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2" draw:text-style-name="P4" svg:width="1.1413in" svg:height="0.5457in" svg:x="15.202in" svg:y="15.5937in" draw:caption-point-x="-0.2402in" draw:caption-point-y="0.5965in">
              <dc:date>2019-05-28T00:00:00</dc:date>
              <text:p text:style-name="P4"><text:span text:style-name="T4">có người thân ở xa về thăm</text:span></text:p>
              <text:p text:style-name="P4"><text:span text:style-name="T4"/></text:p>
            </office:annotation>
            <text:p>1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4">
            <text:p>64</text:p>
          </table:table-cell>
          <table:table-cell table:style-name="ce55" office:value-type="string">
            <text:p>VietDQ</text:p>
          </table:table-cell>
          <table:table-cell table:style-name="ce155" table:formula="of:=SUM([.D67:.AH67])" office:value-type="float" office:value="0">
            <text:p>0</text:p>
          </table:table-cell>
          <table:table-cell table:style-name="ce160" table:number-columns-repeated="26"/>
          <table:table-cell table:number-columns-repeated="5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5">
            <text:p>65</text:p>
          </table:table-cell>
          <table:table-cell table:style-name="ce55" office:value-type="string">
            <text:p>VuPTM</text:p>
          </table:table-cell>
          <table:table-cell table:style-name="ce155" table:formula="of:=SUM([.D68:.AH68])" office:value-type="float" office:value="2">
            <text:p>2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3" draw:text-style-name="P4" svg:width="1.1413in" svg:height="0.7012in" svg:x="5.8421in" svg:y="16.0874in" draw:caption-point-x="-0.2402in" draw:caption-point-y="0.6024in">
              <dc:date>2019-05-08T00:00:00</dc:date>
              <text:p text:style-name="P4"><text:span text:style-name="T4">mua đồ ăn mà đông quá nên đợi lâu, 8h37 đến cty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4" table:style-name="ce160" office:value-type="float" office:value="0">
            <text:p>0</text:p>
          </table:table-cell>
          <table:table-cell table:style-name="ce167" office:value-type="float" office:value="1">
            <office:annotation draw:style-name="gr4" draw:text-style-name="P4" svg:width="1.1413in" svg:height="0.3902in" svg:x="10.1791in" svg:y="16.0894in" draw:caption-point-x="-0.2402in" draw:caption-point-y="0.6004in">
              <dc:date>2019-05-20T00:00:00</dc:date>
              <text:p text:style-name="P4"><text:span text:style-name="T4">Làm giấy tờ cá nhân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1">
            <office:annotation draw:style-name="gr2" draw:text-style-name="P4" svg:width="1.1413in" svg:height="0.5457in" svg:x="16.1154in" svg:y="16.0945in" draw:caption-point-x="-0.2402in" draw:caption-point-y="0.5953in">
              <dc:date>2019-05-30T00:00:00</dc:date>
              <text:p text:style-name="P4"><text:span text:style-name="T4">đi khám chân do đá bóng gặp chấn thương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6">
            <text:p>66</text:p>
          </table:table-cell>
          <table:table-cell table:style-name="ce55" office:value-type="string">
            <text:p>VyNL</text:p>
          </table:table-cell>
          <table:table-cell table:style-name="ce155" table:formula="of:=SUM([.D69:.AH69])" office:value-type="float" office:value="0.5">
            <text:p>0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style-name="ce160" office:value-type="float" office:value="0.5">
            <office:annotation draw:style-name="gr3" draw:text-style-name="P4" svg:width="1.1413in" svg:height="0.7012in" svg:x="4.9287in" svg:y="16.3362in" draw:caption-point-x="-0.2402in" draw:caption-point-y="0.6031in">
              <dc:date>2019-05-06T00:00:00</dc:date>
              <text:p text:style-name="P4"><text:span text:style-name="T4">lên trường ký giấy nhận bằng tốt nghiệp, off sáng</text:span></text:p>
            </office:annotation>
            <text:p>0.5</text:p>
          </table:table-cell>
          <table:table-cell table:number-columns-repeated="4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14.7457in" svg:y="16.3425in" draw:caption-point-x="-0.2402in" draw:caption-point-y="0.5969in">
              <dc:date>2019-05-27T00:00:00</dc:date>
              <text:p text:style-name="P4"><text:span text:style-name="T4">mệt, xin đi trễ, 9h45 đến cty</text:span></text:p>
            </office:annotation>
            <text:p>0</text:p>
          </table:table-cell>
          <table:table-cell table:number-columns-repeated="4" table:style-name="ce160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2"/>
          <table:table-cell table:style-name="ce55"/>
          <table:table-cell table:style-name="ce155"/>
          <table:table-cell table:style-name="ce160" table:number-columns-repeated="13"/>
          <table:table-cell table:style-name="ce167" table:number-columns-repeated="7"/>
          <table:table-cell table:style-name="ce160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156"/>
          <table:covered-table-cell table:number-columns-repeated="31" table:style-name="ce161"/>
          <table:table-cell table:style-name="ce105" table:number-columns-repeated="952"/>
          <table:table-cell table:style-name="ce106" table:number-columns-repeated="38"/>
        </table:table-row>
        <table:table-row table:style-name="ro2" table:number-rows-repeated="65322">
          <table:table-cell table:style-name="ce54" table:number-columns-repeated="3"/>
          <table:table-cell table:style-name="ce162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49">
          <table:table-cell table:style-name="ce54" table:number-columns-repeated="3"/>
          <table:table-cell table:style-name="ce162"/>
          <table:table-cell table:number-columns-repeated="27"/>
          <table:table-cell table:style-name="ce162" table:number-columns-repeated="3"/>
          <table:table-cell table:style-name="ce54" table:number-columns-repeated="952"/>
          <table:table-cell table:number-columns-repeated="38"/>
        </table:table-row>
        <table:table-row table:style-name="ro2" table:number-rows-repeated="9831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6" table:style-name="ta4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8" table:default-cell-style-name="ce177"/>
        <table:table-column table:style-name="co35" table:number-columns-repeated="7" table:default-cell-style-name="ce177"/>
        <table:table-column table:style-name="co34" table:number-columns-repeated="16" table:default-cell-style-name="ce177"/>
        <table:table-column table:style-name="co7" table:number-columns-repeated="990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171" table:number-columns-repeated="8"/>
          <table:table-cell table:style-name="ce178" office:value-type="string" table:number-columns-spanned="2" table:number-rows-spanned="1">
            <text:p>Month</text:p>
          </table:table-cell>
          <table:covered-table-cell table:style-name="ce179"/>
          <table:table-cell table:style-name="ce180" table:content-validation-name="val1" office:value-type="float" office:value="6" table:number-columns-spanned="2" table:number-rows-spanned="1">
            <text:p>6</text:p>
          </table:table-cell>
          <table:covered-table-cell table:style-name="ce179"/>
          <table:table-cell table:style-name="ce178" office:value-type="string" table:number-columns-spanned="2" table:number-rows-spanned="1">
            <text:p>Year</text:p>
          </table:table-cell>
          <table:covered-table-cell table:style-name="ce179"/>
          <table:table-cell table:style-name="ce178" office:value-type="float" office:value="2019" table:number-columns-spanned="2" table:number-rows-spanned="1">
            <text:p>2019</text:p>
          </table:table-cell>
          <table:covered-table-cell table:style-name="ce182"/>
          <table:table-cell table:style-name="ce171" table:number-columns-repeated="15"/>
          <table:table-cell table:style-name="ce104" table:number-columns-repeated="952"/>
          <table:table-cell table:number-columns-repeated="38"/>
        </table:table-row>
        <table:table-row table:style-name="ro2">
          <table:table-cell table:style-name="ce81" table:number-columns-repeated="3"/>
          <table:table-cell table:style-name="ce172" table:formula="of:=DATE([.$R$1];[.N1];1)" office:value-type="date" office:date-value="2019-06-01">
            <text:p>01</text:p>
          </table:table-cell>
          <table:table-cell table:style-name="ce172" table:formula="of:=[.D2]+1" office:value-type="date" office:date-value="2019-06-02">
            <text:p>02</text:p>
          </table:table-cell>
          <table:table-cell table:style-name="ce172" table:formula="of:=[.E2]+1" office:value-type="date" office:date-value="2019-06-03">
            <text:p>03</text:p>
          </table:table-cell>
          <table:table-cell table:style-name="ce172" table:formula="of:=[.F2]+1" office:value-type="date" office:date-value="2019-06-04">
            <text:p>04</text:p>
          </table:table-cell>
          <table:table-cell table:style-name="ce172" table:formula="of:=[.G2]+1" office:value-type="date" office:date-value="2019-06-05">
            <text:p>05</text:p>
          </table:table-cell>
          <table:table-cell table:style-name="ce172" table:formula="of:=[.H2]+1" office:value-type="date" office:date-value="2019-06-06">
            <text:p>06</text:p>
          </table:table-cell>
          <table:table-cell table:style-name="ce172" table:formula="of:=[.I2]+1" office:value-type="date" office:date-value="2019-06-07">
            <text:p>07</text:p>
          </table:table-cell>
          <table:table-cell table:style-name="ce172" table:formula="of:=[.J2]+1" office:value-type="date" office:date-value="2019-06-08">
            <text:p>08</text:p>
          </table:table-cell>
          <table:table-cell table:style-name="ce172" table:formula="of:=[.K2]+1" office:value-type="date" office:date-value="2019-06-09">
            <text:p>09</text:p>
          </table:table-cell>
          <table:table-cell table:style-name="ce172" table:formula="of:=[.L2]+1" office:value-type="date" office:date-value="2019-06-10">
            <text:p>10</text:p>
          </table:table-cell>
          <table:table-cell table:style-name="ce172" table:formula="of:=[.M2]+1" office:value-type="date" office:date-value="2019-06-11">
            <text:p>11</text:p>
          </table:table-cell>
          <table:table-cell table:style-name="ce172" table:formula="of:=[.N2]+1" office:value-type="date" office:date-value="2019-06-12">
            <text:p>12</text:p>
          </table:table-cell>
          <table:table-cell table:style-name="ce172" table:formula="of:=[.O2]+1" office:value-type="date" office:date-value="2019-06-13">
            <text:p>13</text:p>
          </table:table-cell>
          <table:table-cell table:style-name="ce172" table:formula="of:=[.P2]+1" office:value-type="date" office:date-value="2019-06-14">
            <text:p>14</text:p>
          </table:table-cell>
          <table:table-cell table:style-name="ce172" table:formula="of:=[.Q2]+1" office:value-type="date" office:date-value="2019-06-15">
            <text:p>15</text:p>
          </table:table-cell>
          <table:table-cell table:style-name="ce172" table:formula="of:=[.R2]+1" office:value-type="date" office:date-value="2019-06-16">
            <text:p>16</text:p>
          </table:table-cell>
          <table:table-cell table:style-name="ce172" table:formula="of:=[.S2]+1" office:value-type="date" office:date-value="2019-06-17">
            <text:p>17</text:p>
          </table:table-cell>
          <table:table-cell table:style-name="ce172" table:formula="of:=[.T2]+1" office:value-type="date" office:date-value="2019-06-18">
            <text:p>18</text:p>
          </table:table-cell>
          <table:table-cell table:style-name="ce172" table:formula="of:=[.U2]+1" office:value-type="date" office:date-value="2019-06-19">
            <text:p>19</text:p>
          </table:table-cell>
          <table:table-cell table:style-name="ce172" table:formula="of:=[.V2]+1" office:value-type="date" office:date-value="2019-06-20">
            <text:p>20</text:p>
          </table:table-cell>
          <table:table-cell table:style-name="ce172" table:formula="of:=[.W2]+1" office:value-type="date" office:date-value="2019-06-21">
            <text:p>21</text:p>
          </table:table-cell>
          <table:table-cell table:style-name="ce172" table:formula="of:=[.X2]+1" office:value-type="date" office:date-value="2019-06-22">
            <text:p>22</text:p>
          </table:table-cell>
          <table:table-cell table:style-name="ce172" table:formula="of:=[.Y2]+1" office:value-type="date" office:date-value="2019-06-23">
            <text:p>23</text:p>
          </table:table-cell>
          <table:table-cell table:style-name="ce172" table:formula="of:=[.Z2]+1" office:value-type="date" office:date-value="2019-06-24">
            <text:p>24</text:p>
          </table:table-cell>
          <table:table-cell table:style-name="ce172" table:formula="of:=[.AA2]+1" office:value-type="date" office:date-value="2019-06-25">
            <text:p>25</text:p>
          </table:table-cell>
          <table:table-cell table:style-name="ce172" table:formula="of:=[.AB2]+1" office:value-type="date" office:date-value="2019-06-26">
            <text:p>26</text:p>
          </table:table-cell>
          <table:table-cell table:style-name="ce172" table:formula="of:=[.AC2]+1" office:value-type="date" office:date-value="2019-06-27">
            <text:p>27</text:p>
          </table:table-cell>
          <table:table-cell table:style-name="ce172" table:formula="of:=[.AD2]+1" office:value-type="date" office:date-value="2019-06-28">
            <text:p>28</text:p>
          </table:table-cell>
          <table:table-cell table:style-name="ce172" table:formula="of:=[.AE2]+1" office:value-type="date" office:date-value="2019-06-29">
            <text:p>29</text:p>
          </table:table-cell>
          <table:table-cell table:style-name="ce172" table:formula="of:=[.AF2]+1" office:value-type="date" office:date-value="2019-06-30">
            <text:p>30</text:p>
          </table:table-cell>
          <table:table-cell table:style-name="ce172" table:formula="of:=[.AG2]+1" office:value-type="date" office:date-value="2019-07-01">
            <text:p>01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173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3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3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3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3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3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3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3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3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3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3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3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3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3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3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3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3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3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3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3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3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3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3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3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3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3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3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3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3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3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3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169" table:formula="of:=SUM([.D4:.AH4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169" table:formula="of:=SUM([.D5:.AH5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169" table:formula="of:=SUM([.D6:.AH6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169" table:formula="of:=SUM([.D7:.AH7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169" table:formula="of:=SUM([.D8:.AH8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">
            <text:p>6</text:p>
          </table:table-cell>
          <table:table-cell table:style-name="ce85" office:value-type="string">
            <text:p>DauDQ</text:p>
          </table:table-cell>
          <table:table-cell table:style-name="ce169" table:formula="of:=SUM([.D9:.AH9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7">
            <text:p>7</text:p>
          </table:table-cell>
          <table:table-cell table:style-name="ce55" office:value-type="string">
            <text:p>DuongDN</text:p>
          </table:table-cell>
          <table:table-cell table:style-name="ce169" table:formula="of:=SUM([.D10:.AH10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8">
            <text:p>8</text:p>
          </table:table-cell>
          <table:table-cell table:style-name="ce55" office:value-type="string">
            <text:p>DuyNM</text:p>
          </table:table-cell>
          <table:table-cell table:style-name="ce169" table:formula="of:=SUM([.D11:.AH11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9">
            <text:p>9</text:p>
          </table:table-cell>
          <table:table-cell table:style-name="ce55" office:value-type="string">
            <text:p>DuyenLT</text:p>
          </table:table-cell>
          <table:table-cell table:style-name="ce169" table:formula="of:=SUM([.D12:.AH12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0">
            <text:p>10</text:p>
          </table:table-cell>
          <table:table-cell table:style-name="ce55" office:value-type="string">
            <text:p>GiauNV</text:p>
          </table:table-cell>
          <table:table-cell table:style-name="ce169" table:formula="of:=SUM([.D13:.AH13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1">
            <text:p>11</text:p>
          </table:table-cell>
          <table:table-cell table:style-name="ce86" office:value-type="string">
            <text:p>HaTH</text:p>
          </table:table-cell>
          <table:table-cell table:style-name="ce169" table:formula="of:=SUM([.D14:.AH14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2">
            <text:p>12</text:p>
          </table:table-cell>
          <table:table-cell table:style-name="ce55" office:value-type="string">
            <text:p>HaVS</text:p>
          </table:table-cell>
          <table:table-cell table:style-name="ce169" table:formula="of:=SUM([.D15:.AH15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3">
            <text:p>13</text:p>
          </table:table-cell>
          <table:table-cell table:style-name="ce55" office:value-type="string">
            <text:p>HaiNM</text:p>
          </table:table-cell>
          <table:table-cell table:style-name="ce169" table:formula="of:=SUM([.D16:.AH16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4">
            <text:p>14</text:p>
          </table:table-cell>
          <table:table-cell table:style-name="ce55" office:value-type="string">
            <text:p>HangDTT</text:p>
          </table:table-cell>
          <table:table-cell table:style-name="ce169" table:formula="of:=SUM([.D17:.AH17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5">
            <text:p>15</text:p>
          </table:table-cell>
          <table:table-cell table:style-name="ce55" office:value-type="string">
            <text:p>HanTTH</text:p>
          </table:table-cell>
          <table:table-cell table:style-name="ce169" table:formula="of:=SUM([.D18:.AH18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6">
            <text:p>16</text:p>
          </table:table-cell>
          <table:table-cell table:style-name="ce55" office:value-type="string">
            <text:p>HienNV</text:p>
          </table:table-cell>
          <table:table-cell table:style-name="ce169" table:formula="of:=SUM([.D19:.AH19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7">
            <text:p>17</text:p>
          </table:table-cell>
          <table:table-cell table:style-name="ce55" office:value-type="string">
            <text:p>HieuNKT</text:p>
          </table:table-cell>
          <table:table-cell table:style-name="ce169" table:formula="of:=SUM([.D20:.AH20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8">
            <text:p>18</text:p>
          </table:table-cell>
          <table:table-cell table:style-name="ce55" office:value-type="string">
            <text:p>HueND</text:p>
          </table:table-cell>
          <table:table-cell table:style-name="ce169" table:formula="of:=SUM([.D21:.AH21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9">
            <text:p>19</text:p>
          </table:table-cell>
          <table:table-cell table:style-name="ce55" office:value-type="string">
            <text:p>HungLV</text:p>
          </table:table-cell>
          <table:table-cell table:style-name="ce169" table:formula="of:=SUM([.D22:.AH22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0">
            <text:p>20</text:p>
          </table:table-cell>
          <table:table-cell table:style-name="ce55" office:value-type="string">
            <text:p>HungPN</text:p>
          </table:table-cell>
          <table:table-cell table:style-name="ce169" table:formula="of:=SUM([.D23:.AH23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1">
            <text:p>21</text:p>
          </table:table-cell>
          <table:table-cell table:style-name="ce55" office:value-type="string">
            <text:p>HuyNG</text:p>
          </table:table-cell>
          <table:table-cell table:style-name="ce169" table:formula="of:=SUM([.D24:.AH24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2">
            <text:p>22</text:p>
          </table:table-cell>
          <table:table-cell table:style-name="ce55" office:value-type="string">
            <text:p>KhangNHH</text:p>
          </table:table-cell>
          <table:table-cell table:style-name="ce169" table:formula="of:=SUM([.D25:.AH25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3">
            <text:p>23</text:p>
          </table:table-cell>
          <table:table-cell table:style-name="ce55" office:value-type="string">
            <text:p>KhanhNN</text:p>
          </table:table-cell>
          <table:table-cell table:style-name="ce169" table:formula="of:=SUM([.D26:.AH26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4">
            <text:p>24</text:p>
          </table:table-cell>
          <table:table-cell table:style-name="ce55" office:value-type="string">
            <text:p>KhoaND</text:p>
          </table:table-cell>
          <table:table-cell table:style-name="ce169" table:formula="of:=SUM([.D27:.AH27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5">
            <text:p>25</text:p>
          </table:table-cell>
          <table:table-cell table:style-name="ce55" office:value-type="string">
            <text:p>KietNVT</text:p>
          </table:table-cell>
          <table:table-cell table:style-name="ce169" table:formula="of:=SUM([.D28:.AH28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6">
            <text:p>26</text:p>
          </table:table-cell>
          <table:table-cell table:style-name="ce55" office:value-type="string">
            <text:p>LinhBT</text:p>
          </table:table-cell>
          <table:table-cell table:style-name="ce169" table:formula="of:=SUM([.D29:.AH29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7">
            <text:p>27</text:p>
          </table:table-cell>
          <table:table-cell table:style-name="ce55" office:value-type="string">
            <text:p>LongDD</text:p>
          </table:table-cell>
          <table:table-cell table:style-name="ce169" table:formula="of:=SUM([.D30:.AH30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8">
            <text:p>28</text:p>
          </table:table-cell>
          <table:table-cell table:style-name="ce121" office:value-type="string">
            <text:p>MaiLT</text:p>
          </table:table-cell>
          <table:table-cell table:style-name="ce169" table:formula="of:=SUM([.D31:.AH31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29">
            <text:p>29</text:p>
          </table:table-cell>
          <table:table-cell table:style-name="ce55" office:value-type="string">
            <text:p>ManhNB</text:p>
          </table:table-cell>
          <table:table-cell table:style-name="ce169" table:formula="of:=SUM([.D32:.AH32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30">
            <text:p>30</text:p>
          </table:table-cell>
          <table:table-cell table:style-name="ce55" office:value-type="string">
            <text:p>NamTV</text:p>
          </table:table-cell>
          <table:table-cell table:style-name="ce169" table:formula="of:=SUM([.D33:.AH33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1">
            <text:p>31</text:p>
          </table:table-cell>
          <table:table-cell table:style-name="ce55" office:value-type="string">
            <text:p>NhanHTH</text:p>
          </table:table-cell>
          <table:table-cell table:style-name="ce169" table:formula="of:=SUM([.D34:.AH34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2">
            <text:p>32</text:p>
          </table:table-cell>
          <table:table-cell table:style-name="ce55" office:value-type="string">
            <text:p>NhanNM</text:p>
          </table:table-cell>
          <table:table-cell table:style-name="ce169" table:formula="of:=SUM([.D35:.AH35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3">
            <text:p>33</text:p>
          </table:table-cell>
          <table:table-cell table:style-name="ce55" office:value-type="string">
            <text:p>NhanPV</text:p>
          </table:table-cell>
          <table:table-cell table:style-name="ce169" table:formula="of:=SUM([.D36:.AH36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4">
            <text:p>34</text:p>
          </table:table-cell>
          <table:table-cell table:style-name="ce55" office:value-type="string">
            <text:p>NhatNH</text:p>
          </table:table-cell>
          <table:table-cell table:style-name="ce169" table:formula="of:=SUM([.D37:.AH37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5">
            <text:p>35</text:p>
          </table:table-cell>
          <table:table-cell table:style-name="ce55" office:value-type="string">
            <text:p>NhungLM</text:p>
          </table:table-cell>
          <table:table-cell table:style-name="ce169" table:formula="of:=SUM([.D38:.AH38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6">
            <text:p>36</text:p>
          </table:table-cell>
          <table:table-cell table:style-name="ce55" office:value-type="string">
            <text:p>NhuPHQ</text:p>
          </table:table-cell>
          <table:table-cell table:style-name="ce169" table:formula="of:=SUM([.D39:.AH39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7">
            <text:p>37</text:p>
          </table:table-cell>
          <table:table-cell table:style-name="ce55" office:value-type="string">
            <text:p>NhuVNQ</text:p>
          </table:table-cell>
          <table:table-cell table:style-name="ce169" table:formula="of:=SUM([.D40:.AH40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8">
            <text:p>38</text:p>
          </table:table-cell>
          <table:table-cell table:style-name="ce85" office:value-type="string">
            <text:p>PhatHDT</text:p>
          </table:table-cell>
          <table:table-cell table:style-name="ce169" table:formula="of:=SUM([.D41:.AH41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9">
            <text:p>39</text:p>
          </table:table-cell>
          <table:table-cell table:style-name="ce55" office:value-type="string">
            <text:p>PhongTH</text:p>
          </table:table-cell>
          <table:table-cell table:style-name="ce169" table:formula="of:=SUM([.D42:.AH42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0">
            <text:p>40</text:p>
          </table:table-cell>
          <table:table-cell table:style-name="ce55" office:value-type="string">
            <text:p>PhuTV</text:p>
          </table:table-cell>
          <table:table-cell table:style-name="ce169" table:formula="of:=SUM([.D43:.AH43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1">
            <text:p>41</text:p>
          </table:table-cell>
          <table:table-cell table:style-name="ce55" office:value-type="string">
            <text:p>SangLT</text:p>
          </table:table-cell>
          <table:table-cell table:style-name="ce169" table:formula="of:=SUM([.D44:.AH44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2">
            <text:p>42</text:p>
          </table:table-cell>
          <table:table-cell table:style-name="ce55" office:value-type="string">
            <text:p>TaiPA</text:p>
          </table:table-cell>
          <table:table-cell table:style-name="ce169" table:formula="of:=SUM([.D45:.AH45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3">
            <text:p>43</text:p>
          </table:table-cell>
          <table:table-cell table:style-name="ce55" office:value-type="string">
            <text:p>TamHVH</text:p>
          </table:table-cell>
          <table:table-cell table:style-name="ce169" table:formula="of:=SUM([.D46:.AH46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4">
            <text:p>44</text:p>
          </table:table-cell>
          <table:table-cell table:style-name="ce55" office:value-type="string">
            <text:p>TamLH</text:p>
          </table:table-cell>
          <table:table-cell table:style-name="ce169" table:formula="of:=SUM([.D47:.AH47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5">
            <text:p>45</text:p>
          </table:table-cell>
          <table:table-cell table:style-name="ce55" office:value-type="string">
            <text:p>TinNQ</text:p>
          </table:table-cell>
          <table:table-cell table:style-name="ce169" table:formula="of:=SUM([.D48:.AH48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6">
            <text:p>46</text:p>
          </table:table-cell>
          <table:table-cell table:style-name="ce55" office:value-type="string">
            <text:p>TinhNVP</text:p>
          </table:table-cell>
          <table:table-cell table:style-name="ce169" table:formula="of:=SUM([.D49:.AH49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7">
            <text:p>47</text:p>
          </table:table-cell>
          <table:table-cell table:style-name="ce55" office:value-type="string">
            <text:p>TienND</text:p>
          </table:table-cell>
          <table:table-cell table:style-name="ce169" table:formula="of:=SUM([.D50:.AH50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8">
            <text:p>48</text:p>
          </table:table-cell>
          <table:table-cell table:style-name="ce121" office:value-type="string">
            <text:p>ToanDT</text:p>
          </table:table-cell>
          <table:table-cell table:style-name="ce169" table:formula="of:=SUM([.D51:.AH51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9">
            <text:p>49</text:p>
          </table:table-cell>
          <table:table-cell table:style-name="ce55" office:value-type="string">
            <text:p>TuanNT</text:p>
          </table:table-cell>
          <table:table-cell table:style-name="ce169" table:formula="of:=SUM([.D52:.AH52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0">
            <text:p>50</text:p>
          </table:table-cell>
          <table:table-cell table:style-name="ce55" office:value-type="string">
            <text:p>ThaiNHQ</text:p>
          </table:table-cell>
          <table:table-cell table:style-name="ce169" table:formula="of:=SUM([.D53:.AH53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1">
            <text:p>51</text:p>
          </table:table-cell>
          <table:table-cell table:style-name="ce55" office:value-type="string">
            <text:p>ThamDT</text:p>
          </table:table-cell>
          <table:table-cell table:style-name="ce169" table:formula="of:=SUM([.D54:.AH54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2">
            <text:p>52</text:p>
          </table:table-cell>
          <table:table-cell table:style-name="ce55" office:value-type="string">
            <text:p>ThanhCH</text:p>
          </table:table-cell>
          <table:table-cell table:style-name="ce169" table:formula="of:=SUM([.D55:.AH55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3">
            <text:p>53</text:p>
          </table:table-cell>
          <table:table-cell table:style-name="ce55" office:value-type="string">
            <text:p>ThienTM</text:p>
          </table:table-cell>
          <table:table-cell table:style-name="ce169" table:formula="of:=SUM([.D56:.AH56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4">
            <text:p>54</text:p>
          </table:table-cell>
          <table:table-cell table:style-name="ce121" office:value-type="string">
            <text:p>ThinhCT</text:p>
          </table:table-cell>
          <table:table-cell table:style-name="ce169" table:formula="of:=SUM([.D57:.AH57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5">
            <text:p>55</text:p>
          </table:table-cell>
          <table:table-cell table:style-name="ce55" office:value-type="string">
            <text:p>ThinhT</text:p>
          </table:table-cell>
          <table:table-cell table:style-name="ce169" table:formula="of:=SUM([.D58:.AH58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6">
            <text:p>56</text:p>
          </table:table-cell>
          <table:table-cell table:style-name="ce55" office:value-type="string">
            <text:p>ThuyLTT</text:p>
          </table:table-cell>
          <table:table-cell table:style-name="ce169" table:formula="of:=SUM([.D59:.AH59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7">
            <text:p>57</text:p>
          </table:table-cell>
          <table:table-cell table:style-name="ce55" office:value-type="string">
            <text:p>ThuyNTX</text:p>
          </table:table-cell>
          <table:table-cell table:style-name="ce169" table:formula="of:=SUM([.D60:.AH60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8">
            <text:p>58</text:p>
          </table:table-cell>
          <table:table-cell table:style-name="ce55" office:value-type="string">
            <text:p>ThuyenTTN</text:p>
          </table:table-cell>
          <table:table-cell table:style-name="ce169" table:formula="of:=SUM([.D61:.AH61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9">
            <text:p>59</text:p>
          </table:table-cell>
          <table:table-cell table:style-name="ce55" office:value-type="string">
            <text:p>TrietVM</text:p>
          </table:table-cell>
          <table:table-cell table:style-name="ce169" table:formula="of:=SUM([.D62:.AH62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0">
            <text:p>60</text:p>
          </table:table-cell>
          <table:table-cell table:style-name="ce55" office:value-type="string">
            <text:p>TrucPDT</text:p>
          </table:table-cell>
          <table:table-cell table:style-name="ce169" table:formula="of:=SUM([.D63:.AH63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1">
            <text:p>61</text:p>
          </table:table-cell>
          <table:table-cell table:style-name="ce55" office:value-type="string">
            <text:p>VinhNT</text:p>
          </table:table-cell>
          <table:table-cell table:style-name="ce169" table:formula="of:=SUM([.D64:.AH64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2">
            <text:p>62</text:p>
          </table:table-cell>
          <table:table-cell table:style-name="ce55" office:value-type="string">
            <text:p>VinhP</text:p>
          </table:table-cell>
          <table:table-cell table:style-name="ce169" table:formula="of:=SUM([.D65:.AH65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3">
            <text:p>63</text:p>
          </table:table-cell>
          <table:table-cell table:style-name="ce55" office:value-type="string">
            <text:p>ViTHT</text:p>
          </table:table-cell>
          <table:table-cell table:style-name="ce169" table:formula="of:=SUM([.D66:.AH66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4">
            <text:p>64</text:p>
          </table:table-cell>
          <table:table-cell table:style-name="ce55" office:value-type="string">
            <text:p>VietDQ</text:p>
          </table:table-cell>
          <table:table-cell table:style-name="ce169" table:formula="of:=SUM([.D67:.AH67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5">
            <text:p>65</text:p>
          </table:table-cell>
          <table:table-cell table:style-name="ce55" office:value-type="string">
            <text:p>VuPTM</text:p>
          </table:table-cell>
          <table:table-cell table:style-name="ce169" table:formula="of:=SUM([.D68:.AH68])" office:value-type="float" office:value="0">
            <text:p>0</text:p>
          </table:table-cell>
          <table:table-cell table:style-name="ce174" table:number-columns-repeated="13"/>
          <table:table-cell table:style-name="ce181" table:number-columns-repeated="7"/>
          <table:table-cell table:style-name="ce174" table:number-columns-repeated="1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6">
            <text:p>66</text:p>
          </table:table-cell>
          <table:table-cell table:style-name="ce55" office:value-type="string">
            <text:p>VyNL</text:p>
          </table:table-cell>
          <table:table-cell table:style-name="ce169" table:formula="of:=SUM([.D69:.AH69])" office:value-type="float" office:value="0">
            <text:p>0</text:p>
          </table:table-cell>
          <table:table-cell table:style-name="ce174" table:number-columns-repeated="13"/>
          <table:table-cell table:style-name="ce181" table:number-columns-repeated="7"/>
          <table:table-cell table:style-name="ce174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2"/>
          <table:table-cell table:style-name="ce55"/>
          <table:table-cell table:style-name="ce169"/>
          <table:table-cell table:style-name="ce174" table:number-columns-repeated="13"/>
          <table:table-cell table:style-name="ce181" table:number-columns-repeated="7"/>
          <table:table-cell table:style-name="ce174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170"/>
          <table:covered-table-cell table:number-columns-repeated="31" table:style-name="ce175"/>
          <table:table-cell table:style-name="ce105" table:number-columns-repeated="952"/>
          <table:table-cell table:style-name="ce106" table:number-columns-repeated="38"/>
        </table:table-row>
        <table:table-row table:style-name="ro2" table:number-rows-repeated="65323">
          <table:table-cell table:style-name="ce54" table:number-columns-repeated="3"/>
          <table:table-cell table:style-name="ce176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49">
          <table:table-cell table:style-name="ce54" table:number-columns-repeated="3"/>
          <table:table-cell table:style-name="ce176"/>
          <table:table-cell table:number-columns-repeated="27"/>
          <table:table-cell table:style-name="ce176" table:number-columns-repeated="3"/>
          <table:table-cell table:style-name="ce54" table:number-columns-repeated="952"/>
          <table:table-cell table:number-columns-repeated="38"/>
        </table:table-row>
        <table:table-row table:style-name="ro2" table:number-rows-repeated="9831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7" table:style-name="ta4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9" table:default-cell-style-name="ce191"/>
        <table:table-column table:style-name="co35" table:number-columns-repeated="7" table:default-cell-style-name="ce191"/>
        <table:table-column table:style-name="co34" table:number-columns-repeated="15" table:default-cell-style-name="ce191"/>
        <table:table-column table:style-name="co7" table:number-columns-repeated="990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185" table:number-columns-repeated="9"/>
          <table:table-cell table:style-name="ce192" office:value-type="string" table:number-columns-spanned="2" table:number-rows-spanned="1">
            <text:p>Month</text:p>
          </table:table-cell>
          <table:covered-table-cell table:style-name="ce193"/>
          <table:table-cell table:style-name="ce194" table:content-validation-name="val1" office:value-type="float" office:value="7" table:number-columns-spanned="2" table:number-rows-spanned="1">
            <text:p>7</text:p>
          </table:table-cell>
          <table:covered-table-cell table:style-name="ce193"/>
          <table:table-cell table:style-name="ce192" office:value-type="string" table:number-columns-spanned="2" table:number-rows-spanned="1">
            <text:p>Year</text:p>
          </table:table-cell>
          <table:covered-table-cell table:style-name="ce193"/>
          <table:table-cell table:style-name="ce192" office:value-type="float" office:value="2019" table:number-columns-spanned="2" table:number-rows-spanned="1">
            <text:p>2019</text:p>
          </table:table-cell>
          <table:covered-table-cell table:style-name="ce196"/>
          <table:table-cell table:style-name="ce185" table:number-columns-repeated="14"/>
          <table:table-cell table:style-name="ce104" table:number-columns-repeated="952"/>
          <table:table-cell table:number-columns-repeated="38"/>
        </table:table-row>
        <table:table-row table:style-name="ro2">
          <table:table-cell table:style-name="ce81" table:number-columns-repeated="3"/>
          <table:table-cell table:style-name="ce186" table:formula="of:=DATE([.$S$1];[.O1];1)" office:value-type="date" office:date-value="2019-07-01">
            <text:p>01</text:p>
          </table:table-cell>
          <table:table-cell table:style-name="ce186" table:formula="of:=[.D2]+1" office:value-type="date" office:date-value="2019-07-02">
            <text:p>02</text:p>
          </table:table-cell>
          <table:table-cell table:style-name="ce186" table:formula="of:=[.E2]+1" office:value-type="date" office:date-value="2019-07-03">
            <text:p>03</text:p>
          </table:table-cell>
          <table:table-cell table:style-name="ce186" table:formula="of:=[.F2]+1" office:value-type="date" office:date-value="2019-07-04">
            <text:p>04</text:p>
          </table:table-cell>
          <table:table-cell table:style-name="ce186" table:formula="of:=[.G2]+1" office:value-type="date" office:date-value="2019-07-05">
            <text:p>05</text:p>
          </table:table-cell>
          <table:table-cell table:style-name="ce186" table:formula="of:=[.H2]+1" office:value-type="date" office:date-value="2019-07-06">
            <text:p>06</text:p>
          </table:table-cell>
          <table:table-cell table:style-name="ce186" table:formula="of:=[.I2]+1" office:value-type="date" office:date-value="2019-07-07">
            <text:p>07</text:p>
          </table:table-cell>
          <table:table-cell table:style-name="ce186" table:formula="of:=[.J2]+1" office:value-type="date" office:date-value="2019-07-08">
            <text:p>08</text:p>
          </table:table-cell>
          <table:table-cell table:style-name="ce186" table:formula="of:=[.K2]+1" office:value-type="date" office:date-value="2019-07-09">
            <text:p>09</text:p>
          </table:table-cell>
          <table:table-cell table:style-name="ce186" table:formula="of:=[.L2]+1" office:value-type="date" office:date-value="2019-07-10">
            <text:p>10</text:p>
          </table:table-cell>
          <table:table-cell table:style-name="ce186" table:formula="of:=[.M2]+1" office:value-type="date" office:date-value="2019-07-11">
            <text:p>11</text:p>
          </table:table-cell>
          <table:table-cell table:style-name="ce186" table:formula="of:=[.N2]+1" office:value-type="date" office:date-value="2019-07-12">
            <text:p>12</text:p>
          </table:table-cell>
          <table:table-cell table:style-name="ce186" table:formula="of:=[.O2]+1" office:value-type="date" office:date-value="2019-07-13">
            <text:p>13</text:p>
          </table:table-cell>
          <table:table-cell table:style-name="ce186" table:formula="of:=[.P2]+1" office:value-type="date" office:date-value="2019-07-14">
            <text:p>14</text:p>
          </table:table-cell>
          <table:table-cell table:style-name="ce186" table:formula="of:=[.Q2]+1" office:value-type="date" office:date-value="2019-07-15">
            <text:p>15</text:p>
          </table:table-cell>
          <table:table-cell table:style-name="ce186" table:formula="of:=[.R2]+1" office:value-type="date" office:date-value="2019-07-16">
            <text:p>16</text:p>
          </table:table-cell>
          <table:table-cell table:style-name="ce186" table:formula="of:=[.S2]+1" office:value-type="date" office:date-value="2019-07-17">
            <text:p>17</text:p>
          </table:table-cell>
          <table:table-cell table:style-name="ce186" table:formula="of:=[.T2]+1" office:value-type="date" office:date-value="2019-07-18">
            <text:p>18</text:p>
          </table:table-cell>
          <table:table-cell table:style-name="ce186" table:formula="of:=[.U2]+1" office:value-type="date" office:date-value="2019-07-19">
            <text:p>19</text:p>
          </table:table-cell>
          <table:table-cell table:style-name="ce186" table:formula="of:=[.V2]+1" office:value-type="date" office:date-value="2019-07-20">
            <text:p>20</text:p>
          </table:table-cell>
          <table:table-cell table:style-name="ce186" table:formula="of:=[.W2]+1" office:value-type="date" office:date-value="2019-07-21">
            <text:p>21</text:p>
          </table:table-cell>
          <table:table-cell table:style-name="ce186" table:formula="of:=[.X2]+1" office:value-type="date" office:date-value="2019-07-22">
            <text:p>22</text:p>
          </table:table-cell>
          <table:table-cell table:style-name="ce186" table:formula="of:=[.Y2]+1" office:value-type="date" office:date-value="2019-07-23">
            <text:p>23</text:p>
          </table:table-cell>
          <table:table-cell table:style-name="ce186" table:formula="of:=[.Z2]+1" office:value-type="date" office:date-value="2019-07-24">
            <text:p>24</text:p>
          </table:table-cell>
          <table:table-cell table:style-name="ce186" table:formula="of:=[.AA2]+1" office:value-type="date" office:date-value="2019-07-25">
            <text:p>25</text:p>
          </table:table-cell>
          <table:table-cell table:style-name="ce186" table:formula="of:=[.AB2]+1" office:value-type="date" office:date-value="2019-07-26">
            <text:p>26</text:p>
          </table:table-cell>
          <table:table-cell table:style-name="ce186" table:formula="of:=[.AC2]+1" office:value-type="date" office:date-value="2019-07-27">
            <text:p>27</text:p>
          </table:table-cell>
          <table:table-cell table:style-name="ce186" table:formula="of:=[.AD2]+1" office:value-type="date" office:date-value="2019-07-28">
            <text:p>28</text:p>
          </table:table-cell>
          <table:table-cell table:style-name="ce186" table:formula="of:=[.AE2]+1" office:value-type="date" office:date-value="2019-07-29">
            <text:p>29</text:p>
          </table:table-cell>
          <table:table-cell table:style-name="ce186" table:formula="of:=[.AF2]+1" office:value-type="date" office:date-value="2019-07-30">
            <text:p>30</text:p>
          </table:table-cell>
          <table:table-cell table:style-name="ce186" table:formula="of:=[.AG2]+1" office:value-type="date" office:date-value="2019-07-31">
            <text:p>31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187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7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7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7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7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7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7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7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7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7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7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7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7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7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7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7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7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7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7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7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7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7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7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7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7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7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7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7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7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7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7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183" table:formula="of:=SUM([.D4:.AH4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183" table:formula="of:=SUM([.D5:.AH5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183" table:formula="of:=SUM([.D6:.AH6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183" table:formula="of:=SUM([.D7:.AH7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183" table:formula="of:=SUM([.D8:.AH8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">
            <text:p>6</text:p>
          </table:table-cell>
          <table:table-cell table:style-name="ce85" office:value-type="string">
            <text:p>DauDQ</text:p>
          </table:table-cell>
          <table:table-cell table:style-name="ce183" table:formula="of:=SUM([.D9:.AH9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7">
            <text:p>7</text:p>
          </table:table-cell>
          <table:table-cell table:style-name="ce55" office:value-type="string">
            <text:p>DuongDN</text:p>
          </table:table-cell>
          <table:table-cell table:style-name="ce183" table:formula="of:=SUM([.D10:.AH10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8">
            <text:p>8</text:p>
          </table:table-cell>
          <table:table-cell table:style-name="ce55" office:value-type="string">
            <text:p>DuyNM</text:p>
          </table:table-cell>
          <table:table-cell table:style-name="ce183" table:formula="of:=SUM([.D11:.AH11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9">
            <text:p>9</text:p>
          </table:table-cell>
          <table:table-cell table:style-name="ce55" office:value-type="string">
            <text:p>DuyenLT</text:p>
          </table:table-cell>
          <table:table-cell table:style-name="ce183" table:formula="of:=SUM([.D12:.AH12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0">
            <text:p>10</text:p>
          </table:table-cell>
          <table:table-cell table:style-name="ce55" office:value-type="string">
            <text:p>GiauNV</text:p>
          </table:table-cell>
          <table:table-cell table:style-name="ce183" table:formula="of:=SUM([.D13:.AH13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1">
            <text:p>11</text:p>
          </table:table-cell>
          <table:table-cell table:style-name="ce86" office:value-type="string">
            <text:p>HaTH</text:p>
          </table:table-cell>
          <table:table-cell table:style-name="ce183" table:formula="of:=SUM([.D14:.AH14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2">
            <text:p>12</text:p>
          </table:table-cell>
          <table:table-cell table:style-name="ce55" office:value-type="string">
            <text:p>HaVS</text:p>
          </table:table-cell>
          <table:table-cell table:style-name="ce183" table:formula="of:=SUM([.D15:.AH15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3">
            <text:p>13</text:p>
          </table:table-cell>
          <table:table-cell table:style-name="ce55" office:value-type="string">
            <text:p>HaiNM</text:p>
          </table:table-cell>
          <table:table-cell table:style-name="ce183" table:formula="of:=SUM([.D16:.AH16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4">
            <text:p>14</text:p>
          </table:table-cell>
          <table:table-cell table:style-name="ce55" office:value-type="string">
            <text:p>HangDTT</text:p>
          </table:table-cell>
          <table:table-cell table:style-name="ce183" table:formula="of:=SUM([.D17:.AH17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5">
            <text:p>15</text:p>
          </table:table-cell>
          <table:table-cell table:style-name="ce55" office:value-type="string">
            <text:p>HanTTH</text:p>
          </table:table-cell>
          <table:table-cell table:style-name="ce183" table:formula="of:=SUM([.D18:.AH18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6">
            <text:p>16</text:p>
          </table:table-cell>
          <table:table-cell table:style-name="ce55" office:value-type="string">
            <text:p>HienNV</text:p>
          </table:table-cell>
          <table:table-cell table:style-name="ce183" table:formula="of:=SUM([.D19:.AH19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7">
            <text:p>17</text:p>
          </table:table-cell>
          <table:table-cell table:style-name="ce55" office:value-type="string">
            <text:p>HieuNKT</text:p>
          </table:table-cell>
          <table:table-cell table:style-name="ce183" table:formula="of:=SUM([.D20:.AH20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8">
            <text:p>18</text:p>
          </table:table-cell>
          <table:table-cell table:style-name="ce55" office:value-type="string">
            <text:p>HueND</text:p>
          </table:table-cell>
          <table:table-cell table:style-name="ce183" table:formula="of:=SUM([.D21:.AH21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9">
            <text:p>19</text:p>
          </table:table-cell>
          <table:table-cell table:style-name="ce55" office:value-type="string">
            <text:p>HungLV</text:p>
          </table:table-cell>
          <table:table-cell table:style-name="ce183" table:formula="of:=SUM([.D22:.AH22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0">
            <text:p>20</text:p>
          </table:table-cell>
          <table:table-cell table:style-name="ce55" office:value-type="string">
            <text:p>HungPN</text:p>
          </table:table-cell>
          <table:table-cell table:style-name="ce183" table:formula="of:=SUM([.D23:.AH23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1">
            <text:p>21</text:p>
          </table:table-cell>
          <table:table-cell table:style-name="ce55" office:value-type="string">
            <text:p>HuyNG</text:p>
          </table:table-cell>
          <table:table-cell table:style-name="ce183" table:formula="of:=SUM([.D24:.AH24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2">
            <text:p>22</text:p>
          </table:table-cell>
          <table:table-cell table:style-name="ce55" office:value-type="string">
            <text:p>KhangNHH</text:p>
          </table:table-cell>
          <table:table-cell table:style-name="ce183" table:formula="of:=SUM([.D25:.AH25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3">
            <text:p>23</text:p>
          </table:table-cell>
          <table:table-cell table:style-name="ce55" office:value-type="string">
            <text:p>KhanhNN</text:p>
          </table:table-cell>
          <table:table-cell table:style-name="ce183" table:formula="of:=SUM([.D26:.AH26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4">
            <text:p>24</text:p>
          </table:table-cell>
          <table:table-cell table:style-name="ce55" office:value-type="string">
            <text:p>KhoaND</text:p>
          </table:table-cell>
          <table:table-cell table:style-name="ce183" table:formula="of:=SUM([.D27:.AH27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5">
            <text:p>25</text:p>
          </table:table-cell>
          <table:table-cell table:style-name="ce55" office:value-type="string">
            <text:p>KietNVT</text:p>
          </table:table-cell>
          <table:table-cell table:style-name="ce183" table:formula="of:=SUM([.D28:.AH28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6">
            <text:p>26</text:p>
          </table:table-cell>
          <table:table-cell table:style-name="ce55" office:value-type="string">
            <text:p>LinhBT</text:p>
          </table:table-cell>
          <table:table-cell table:style-name="ce183" table:formula="of:=SUM([.D29:.AH29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7">
            <text:p>27</text:p>
          </table:table-cell>
          <table:table-cell table:style-name="ce55" office:value-type="string">
            <text:p>LongDD</text:p>
          </table:table-cell>
          <table:table-cell table:style-name="ce183" table:formula="of:=SUM([.D30:.AH30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8">
            <text:p>28</text:p>
          </table:table-cell>
          <table:table-cell table:style-name="ce121" office:value-type="string">
            <text:p>MaiLT</text:p>
          </table:table-cell>
          <table:table-cell table:style-name="ce183" table:formula="of:=SUM([.D31:.AH31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29">
            <text:p>29</text:p>
          </table:table-cell>
          <table:table-cell table:style-name="ce55" office:value-type="string">
            <text:p>ManhNB</text:p>
          </table:table-cell>
          <table:table-cell table:style-name="ce183" table:formula="of:=SUM([.D32:.AH32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30">
            <text:p>30</text:p>
          </table:table-cell>
          <table:table-cell table:style-name="ce55" office:value-type="string">
            <text:p>NamTV</text:p>
          </table:table-cell>
          <table:table-cell table:style-name="ce183" table:formula="of:=SUM([.D33:.AH33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1">
            <text:p>31</text:p>
          </table:table-cell>
          <table:table-cell table:style-name="ce55" office:value-type="string">
            <text:p>NhanHTH</text:p>
          </table:table-cell>
          <table:table-cell table:style-name="ce183" table:formula="of:=SUM([.D34:.AH34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2">
            <text:p>32</text:p>
          </table:table-cell>
          <table:table-cell table:style-name="ce55" office:value-type="string">
            <text:p>NhanNM</text:p>
          </table:table-cell>
          <table:table-cell table:style-name="ce183" table:formula="of:=SUM([.D35:.AH35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3">
            <text:p>33</text:p>
          </table:table-cell>
          <table:table-cell table:style-name="ce55" office:value-type="string">
            <text:p>NhanPV</text:p>
          </table:table-cell>
          <table:table-cell table:style-name="ce183" table:formula="of:=SUM([.D36:.AH36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4">
            <text:p>34</text:p>
          </table:table-cell>
          <table:table-cell table:style-name="ce55" office:value-type="string">
            <text:p>NhatNH</text:p>
          </table:table-cell>
          <table:table-cell table:style-name="ce183" table:formula="of:=SUM([.D37:.AH37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5">
            <text:p>35</text:p>
          </table:table-cell>
          <table:table-cell table:style-name="ce55" office:value-type="string">
            <text:p>NhungLM</text:p>
          </table:table-cell>
          <table:table-cell table:style-name="ce183" table:formula="of:=SUM([.D38:.AH38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6">
            <text:p>36</text:p>
          </table:table-cell>
          <table:table-cell table:style-name="ce55" office:value-type="string">
            <text:p>NhuPHQ</text:p>
          </table:table-cell>
          <table:table-cell table:style-name="ce183" table:formula="of:=SUM([.D39:.AH39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7">
            <text:p>37</text:p>
          </table:table-cell>
          <table:table-cell table:style-name="ce55" office:value-type="string">
            <text:p>NhuVNQ</text:p>
          </table:table-cell>
          <table:table-cell table:style-name="ce183" table:formula="of:=SUM([.D40:.AH40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8">
            <text:p>38</text:p>
          </table:table-cell>
          <table:table-cell table:style-name="ce85" office:value-type="string">
            <text:p>PhatHDT</text:p>
          </table:table-cell>
          <table:table-cell table:style-name="ce183" table:formula="of:=SUM([.D41:.AH41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9">
            <text:p>39</text:p>
          </table:table-cell>
          <table:table-cell table:style-name="ce55" office:value-type="string">
            <text:p>PhongTH</text:p>
          </table:table-cell>
          <table:table-cell table:style-name="ce183" table:formula="of:=SUM([.D42:.AH42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0">
            <text:p>40</text:p>
          </table:table-cell>
          <table:table-cell table:style-name="ce55" office:value-type="string">
            <text:p>PhuTV</text:p>
          </table:table-cell>
          <table:table-cell table:style-name="ce183" table:formula="of:=SUM([.D43:.AH43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1">
            <text:p>41</text:p>
          </table:table-cell>
          <table:table-cell table:style-name="ce55" office:value-type="string">
            <text:p>SangLT</text:p>
          </table:table-cell>
          <table:table-cell table:style-name="ce183" table:formula="of:=SUM([.D44:.AH44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2">
            <text:p>42</text:p>
          </table:table-cell>
          <table:table-cell table:style-name="ce55" office:value-type="string">
            <text:p>TaiPA</text:p>
          </table:table-cell>
          <table:table-cell table:style-name="ce183" table:formula="of:=SUM([.D45:.AH45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3">
            <text:p>43</text:p>
          </table:table-cell>
          <table:table-cell table:style-name="ce55" office:value-type="string">
            <text:p>TamHVH</text:p>
          </table:table-cell>
          <table:table-cell table:style-name="ce183" table:formula="of:=SUM([.D46:.AH46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4">
            <text:p>44</text:p>
          </table:table-cell>
          <table:table-cell table:style-name="ce55" office:value-type="string">
            <text:p>TamLH</text:p>
          </table:table-cell>
          <table:table-cell table:style-name="ce183" table:formula="of:=SUM([.D47:.AH47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5">
            <text:p>45</text:p>
          </table:table-cell>
          <table:table-cell table:style-name="ce55" office:value-type="string">
            <text:p>TinNQ</text:p>
          </table:table-cell>
          <table:table-cell table:style-name="ce183" table:formula="of:=SUM([.D48:.AH48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6">
            <text:p>46</text:p>
          </table:table-cell>
          <table:table-cell table:style-name="ce55" office:value-type="string">
            <text:p>TinhNVP</text:p>
          </table:table-cell>
          <table:table-cell table:style-name="ce183" table:formula="of:=SUM([.D49:.AH49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7">
            <text:p>47</text:p>
          </table:table-cell>
          <table:table-cell table:style-name="ce55" office:value-type="string">
            <text:p>TienND</text:p>
          </table:table-cell>
          <table:table-cell table:style-name="ce183" table:formula="of:=SUM([.D50:.AH50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8">
            <text:p>48</text:p>
          </table:table-cell>
          <table:table-cell table:style-name="ce121" office:value-type="string">
            <text:p>ToanDT</text:p>
          </table:table-cell>
          <table:table-cell table:style-name="ce183" table:formula="of:=SUM([.D51:.AH51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9">
            <text:p>49</text:p>
          </table:table-cell>
          <table:table-cell table:style-name="ce55" office:value-type="string">
            <text:p>TuanNT</text:p>
          </table:table-cell>
          <table:table-cell table:style-name="ce183" table:formula="of:=SUM([.D52:.AH52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0">
            <text:p>50</text:p>
          </table:table-cell>
          <table:table-cell table:style-name="ce55" office:value-type="string">
            <text:p>ThaiNHQ</text:p>
          </table:table-cell>
          <table:table-cell table:style-name="ce183" table:formula="of:=SUM([.D53:.AH53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1">
            <text:p>51</text:p>
          </table:table-cell>
          <table:table-cell table:style-name="ce55" office:value-type="string">
            <text:p>ThamDT</text:p>
          </table:table-cell>
          <table:table-cell table:style-name="ce183" table:formula="of:=SUM([.D54:.AH54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2">
            <text:p>52</text:p>
          </table:table-cell>
          <table:table-cell table:style-name="ce55" office:value-type="string">
            <text:p>ThanhCH</text:p>
          </table:table-cell>
          <table:table-cell table:style-name="ce183" table:formula="of:=SUM([.D55:.AH55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3">
            <text:p>53</text:p>
          </table:table-cell>
          <table:table-cell table:style-name="ce55" office:value-type="string">
            <text:p>ThienTM</text:p>
          </table:table-cell>
          <table:table-cell table:style-name="ce183" table:formula="of:=SUM([.D56:.AH56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4">
            <text:p>54</text:p>
          </table:table-cell>
          <table:table-cell table:style-name="ce121" office:value-type="string">
            <text:p>ThinhCT</text:p>
          </table:table-cell>
          <table:table-cell table:style-name="ce183" table:formula="of:=SUM([.D57:.AH57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5">
            <text:p>55</text:p>
          </table:table-cell>
          <table:table-cell table:style-name="ce55" office:value-type="string">
            <text:p>ThinhT</text:p>
          </table:table-cell>
          <table:table-cell table:style-name="ce183" table:formula="of:=SUM([.D58:.AH58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6">
            <text:p>56</text:p>
          </table:table-cell>
          <table:table-cell table:style-name="ce55" office:value-type="string">
            <text:p>ThuyLTT</text:p>
          </table:table-cell>
          <table:table-cell table:style-name="ce183" table:formula="of:=SUM([.D59:.AH59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7">
            <text:p>57</text:p>
          </table:table-cell>
          <table:table-cell table:style-name="ce55" office:value-type="string">
            <text:p>ThuyNTX</text:p>
          </table:table-cell>
          <table:table-cell table:style-name="ce183" table:formula="of:=SUM([.D60:.AH60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8">
            <text:p>58</text:p>
          </table:table-cell>
          <table:table-cell table:style-name="ce55" office:value-type="string">
            <text:p>ThuyenTTN</text:p>
          </table:table-cell>
          <table:table-cell table:style-name="ce183" table:formula="of:=SUM([.D61:.AH61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9">
            <text:p>59</text:p>
          </table:table-cell>
          <table:table-cell table:style-name="ce55" office:value-type="string">
            <text:p>TrietVM</text:p>
          </table:table-cell>
          <table:table-cell table:style-name="ce183" table:formula="of:=SUM([.D62:.AH62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0">
            <text:p>60</text:p>
          </table:table-cell>
          <table:table-cell table:style-name="ce55" office:value-type="string">
            <text:p>TrucPDT</text:p>
          </table:table-cell>
          <table:table-cell table:style-name="ce183" table:formula="of:=SUM([.D63:.AH63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1">
            <text:p>61</text:p>
          </table:table-cell>
          <table:table-cell table:style-name="ce55" office:value-type="string">
            <text:p>VinhNT</text:p>
          </table:table-cell>
          <table:table-cell table:style-name="ce183" table:formula="of:=SUM([.D64:.AH64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2">
            <text:p>62</text:p>
          </table:table-cell>
          <table:table-cell table:style-name="ce55" office:value-type="string">
            <text:p>VinhP</text:p>
          </table:table-cell>
          <table:table-cell table:style-name="ce183" table:formula="of:=SUM([.D65:.AH65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3">
            <text:p>63</text:p>
          </table:table-cell>
          <table:table-cell table:style-name="ce55" office:value-type="string">
            <text:p>ViTHT</text:p>
          </table:table-cell>
          <table:table-cell table:style-name="ce183" table:formula="of:=SUM([.D66:.AH66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4">
            <text:p>64</text:p>
          </table:table-cell>
          <table:table-cell table:style-name="ce55" office:value-type="string">
            <text:p>VietDQ</text:p>
          </table:table-cell>
          <table:table-cell table:style-name="ce183" table:formula="of:=SUM([.D67:.AH67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5">
            <text:p>65</text:p>
          </table:table-cell>
          <table:table-cell table:style-name="ce55" office:value-type="string">
            <text:p>VuPTM</text:p>
          </table:table-cell>
          <table:table-cell table:style-name="ce183" table:formula="of:=SUM([.D68:.AH68])" office:value-type="float" office:value="0">
            <text:p>0</text:p>
          </table:table-cell>
          <table:table-cell table:style-name="ce188" table:number-columns-repeated="13"/>
          <table:table-cell table:style-name="ce195" table:number-columns-repeated="7"/>
          <table:table-cell table:style-name="ce188" table:number-columns-repeated="1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6">
            <text:p>66</text:p>
          </table:table-cell>
          <table:table-cell table:style-name="ce55" office:value-type="string">
            <text:p>VyNL</text:p>
          </table:table-cell>
          <table:table-cell table:style-name="ce183" table:formula="of:=SUM([.D69:.AH69])" office:value-type="float" office:value="0">
            <text:p>0</text:p>
          </table:table-cell>
          <table:table-cell table:style-name="ce188" table:number-columns-repeated="13"/>
          <table:table-cell table:style-name="ce195" table:number-columns-repeated="7"/>
          <table:table-cell table:style-name="ce188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2"/>
          <table:table-cell table:style-name="ce55"/>
          <table:table-cell table:style-name="ce183"/>
          <table:table-cell table:style-name="ce188" table:number-columns-repeated="13"/>
          <table:table-cell table:style-name="ce195" table:number-columns-repeated="7"/>
          <table:table-cell table:style-name="ce188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184"/>
          <table:covered-table-cell table:number-columns-repeated="31" table:style-name="ce189"/>
          <table:table-cell table:style-name="ce105" table:number-columns-repeated="952"/>
          <table:table-cell table:style-name="ce106" table:number-columns-repeated="38"/>
        </table:table-row>
        <table:table-row table:style-name="ro2" table:number-rows-repeated="65320">
          <table:table-cell table:style-name="ce54" table:number-columns-repeated="3"/>
          <table:table-cell table:style-name="ce190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49">
          <table:table-cell table:style-name="ce54" table:number-columns-repeated="3"/>
          <table:table-cell table:style-name="ce190"/>
          <table:table-cell table:number-columns-repeated="28"/>
          <table:table-cell table:style-name="ce190" table:number-columns-repeated="2"/>
          <table:table-cell table:style-name="ce54" table:number-columns-repeated="952"/>
          <table:table-cell table:number-columns-repeated="38"/>
        </table:table-row>
        <table:table-row table:style-name="ro2" table:number-rows-repeated="9831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8" table:style-name="ta4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8" table:default-cell-style-name="ce205"/>
        <table:table-column table:style-name="co35" table:number-columns-repeated="7" table:default-cell-style-name="ce205"/>
        <table:table-column table:style-name="co34" table:number-columns-repeated="16" table:default-cell-style-name="ce205"/>
        <table:table-column table:style-name="co7" table:number-columns-repeated="990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199" table:number-columns-repeated="8"/>
          <table:table-cell table:style-name="ce206" office:value-type="string" table:number-columns-spanned="2" table:number-rows-spanned="1">
            <text:p>Month</text:p>
          </table:table-cell>
          <table:covered-table-cell table:style-name="ce207"/>
          <table:table-cell table:style-name="ce208" table:content-validation-name="val1" office:value-type="float" office:value="8" table:number-columns-spanned="2" table:number-rows-spanned="1">
            <text:p>8</text:p>
          </table:table-cell>
          <table:covered-table-cell table:style-name="ce207"/>
          <table:table-cell table:style-name="ce206" office:value-type="string" table:number-columns-spanned="2" table:number-rows-spanned="1">
            <text:p>Year</text:p>
          </table:table-cell>
          <table:covered-table-cell table:style-name="ce207"/>
          <table:table-cell table:style-name="ce206" office:value-type="float" office:value="2019" table:number-columns-spanned="2" table:number-rows-spanned="1">
            <text:p>2019</text:p>
          </table:table-cell>
          <table:covered-table-cell table:style-name="ce210"/>
          <table:table-cell table:style-name="ce199" table:number-columns-repeated="15"/>
          <table:table-cell table:style-name="ce104" table:number-columns-repeated="952"/>
          <table:table-cell table:number-columns-repeated="38"/>
        </table:table-row>
        <table:table-row table:style-name="ro2">
          <table:table-cell table:style-name="ce81" table:number-columns-repeated="3"/>
          <table:table-cell table:style-name="ce200" table:formula="of:=DATE([.$R$1];[.N1];1)" office:value-type="date" office:date-value="2019-08-01">
            <text:p>01</text:p>
          </table:table-cell>
          <table:table-cell table:style-name="ce200" table:formula="of:=[.D2]+1" office:value-type="date" office:date-value="2019-08-02">
            <text:p>02</text:p>
          </table:table-cell>
          <table:table-cell table:style-name="ce200" table:formula="of:=[.E2]+1" office:value-type="date" office:date-value="2019-08-03">
            <text:p>03</text:p>
          </table:table-cell>
          <table:table-cell table:style-name="ce200" table:formula="of:=[.F2]+1" office:value-type="date" office:date-value="2019-08-04">
            <text:p>04</text:p>
          </table:table-cell>
          <table:table-cell table:style-name="ce200" table:formula="of:=[.G2]+1" office:value-type="date" office:date-value="2019-08-05">
            <text:p>05</text:p>
          </table:table-cell>
          <table:table-cell table:style-name="ce200" table:formula="of:=[.H2]+1" office:value-type="date" office:date-value="2019-08-06">
            <text:p>06</text:p>
          </table:table-cell>
          <table:table-cell table:style-name="ce200" table:formula="of:=[.I2]+1" office:value-type="date" office:date-value="2019-08-07">
            <text:p>07</text:p>
          </table:table-cell>
          <table:table-cell table:style-name="ce200" table:formula="of:=[.J2]+1" office:value-type="date" office:date-value="2019-08-08">
            <text:p>08</text:p>
          </table:table-cell>
          <table:table-cell table:style-name="ce200" table:formula="of:=[.K2]+1" office:value-type="date" office:date-value="2019-08-09">
            <text:p>09</text:p>
          </table:table-cell>
          <table:table-cell table:style-name="ce200" table:formula="of:=[.L2]+1" office:value-type="date" office:date-value="2019-08-10">
            <text:p>10</text:p>
          </table:table-cell>
          <table:table-cell table:style-name="ce200" table:formula="of:=[.M2]+1" office:value-type="date" office:date-value="2019-08-11">
            <text:p>11</text:p>
          </table:table-cell>
          <table:table-cell table:style-name="ce200" table:formula="of:=[.N2]+1" office:value-type="date" office:date-value="2019-08-12">
            <text:p>12</text:p>
          </table:table-cell>
          <table:table-cell table:style-name="ce200" table:formula="of:=[.O2]+1" office:value-type="date" office:date-value="2019-08-13">
            <text:p>13</text:p>
          </table:table-cell>
          <table:table-cell table:style-name="ce200" table:formula="of:=[.P2]+1" office:value-type="date" office:date-value="2019-08-14">
            <text:p>14</text:p>
          </table:table-cell>
          <table:table-cell table:style-name="ce200" table:formula="of:=[.Q2]+1" office:value-type="date" office:date-value="2019-08-15">
            <text:p>15</text:p>
          </table:table-cell>
          <table:table-cell table:style-name="ce200" table:formula="of:=[.R2]+1" office:value-type="date" office:date-value="2019-08-16">
            <text:p>16</text:p>
          </table:table-cell>
          <table:table-cell table:style-name="ce200" table:formula="of:=[.S2]+1" office:value-type="date" office:date-value="2019-08-17">
            <text:p>17</text:p>
          </table:table-cell>
          <table:table-cell table:style-name="ce200" table:formula="of:=[.T2]+1" office:value-type="date" office:date-value="2019-08-18">
            <text:p>18</text:p>
          </table:table-cell>
          <table:table-cell table:style-name="ce200" table:formula="of:=[.U2]+1" office:value-type="date" office:date-value="2019-08-19">
            <text:p>19</text:p>
          </table:table-cell>
          <table:table-cell table:style-name="ce200" table:formula="of:=[.V2]+1" office:value-type="date" office:date-value="2019-08-20">
            <text:p>20</text:p>
          </table:table-cell>
          <table:table-cell table:style-name="ce200" table:formula="of:=[.W2]+1" office:value-type="date" office:date-value="2019-08-21">
            <text:p>21</text:p>
          </table:table-cell>
          <table:table-cell table:style-name="ce200" table:formula="of:=[.X2]+1" office:value-type="date" office:date-value="2019-08-22">
            <text:p>22</text:p>
          </table:table-cell>
          <table:table-cell table:style-name="ce200" table:formula="of:=[.Y2]+1" office:value-type="date" office:date-value="2019-08-23">
            <text:p>23</text:p>
          </table:table-cell>
          <table:table-cell table:style-name="ce200" table:formula="of:=[.Z2]+1" office:value-type="date" office:date-value="2019-08-24">
            <text:p>24</text:p>
          </table:table-cell>
          <table:table-cell table:style-name="ce200" table:formula="of:=[.AA2]+1" office:value-type="date" office:date-value="2019-08-25">
            <text:p>25</text:p>
          </table:table-cell>
          <table:table-cell table:style-name="ce200" table:formula="of:=[.AB2]+1" office:value-type="date" office:date-value="2019-08-26">
            <text:p>26</text:p>
          </table:table-cell>
          <table:table-cell table:style-name="ce200" table:formula="of:=[.AC2]+1" office:value-type="date" office:date-value="2019-08-27">
            <text:p>27</text:p>
          </table:table-cell>
          <table:table-cell table:style-name="ce200" table:formula="of:=[.AD2]+1" office:value-type="date" office:date-value="2019-08-28">
            <text:p>28</text:p>
          </table:table-cell>
          <table:table-cell table:style-name="ce200" table:formula="of:=[.AE2]+1" office:value-type="date" office:date-value="2019-08-29">
            <text:p>29</text:p>
          </table:table-cell>
          <table:table-cell table:style-name="ce200" table:formula="of:=[.AF2]+1" office:value-type="date" office:date-value="2019-08-30">
            <text:p>30</text:p>
          </table:table-cell>
          <table:table-cell table:style-name="ce200" table:formula="of:=[.AG2]+1" office:value-type="date" office:date-value="2019-08-31">
            <text:p>31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20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number-columns-repeated="952"/>
          <table:table-cell table:number-columns-repeated="38"/>
        </table:table-row>
        <table:table-row table:style-name="ro12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197" table:formula="of:=SUM([.D4:.AH4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197" table:formula="of:=SUM([.D5:.AH5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197" table:formula="of:=SUM([.D6:.AH6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197" table:formula="of:=SUM([.D7:.AH7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197" table:formula="of:=SUM([.D8:.AH8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">
            <text:p>6</text:p>
          </table:table-cell>
          <table:table-cell table:style-name="ce85" office:value-type="string">
            <text:p>DauDQ</text:p>
          </table:table-cell>
          <table:table-cell table:style-name="ce197" table:formula="of:=SUM([.D9:.AH9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7">
            <text:p>7</text:p>
          </table:table-cell>
          <table:table-cell table:style-name="ce55" office:value-type="string">
            <text:p>DuongDN</text:p>
          </table:table-cell>
          <table:table-cell table:style-name="ce197" table:formula="of:=SUM([.D10:.AH10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8">
            <text:p>8</text:p>
          </table:table-cell>
          <table:table-cell table:style-name="ce55" office:value-type="string">
            <text:p>DuyNM</text:p>
          </table:table-cell>
          <table:table-cell table:style-name="ce197" table:formula="of:=SUM([.D11:.AH11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9">
            <text:p>9</text:p>
          </table:table-cell>
          <table:table-cell table:style-name="ce55" office:value-type="string">
            <text:p>DuyenLT</text:p>
          </table:table-cell>
          <table:table-cell table:style-name="ce197" table:formula="of:=SUM([.D12:.AH12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0">
            <text:p>10</text:p>
          </table:table-cell>
          <table:table-cell table:style-name="ce55" office:value-type="string">
            <text:p>GiauNV</text:p>
          </table:table-cell>
          <table:table-cell table:style-name="ce197" table:formula="of:=SUM([.D13:.AH13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1">
            <text:p>11</text:p>
          </table:table-cell>
          <table:table-cell table:style-name="ce86" office:value-type="string">
            <text:p>HaTH</text:p>
          </table:table-cell>
          <table:table-cell table:style-name="ce197" table:formula="of:=SUM([.D14:.AH14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2">
            <text:p>12</text:p>
          </table:table-cell>
          <table:table-cell table:style-name="ce55" office:value-type="string">
            <text:p>HaVS</text:p>
          </table:table-cell>
          <table:table-cell table:style-name="ce197" table:formula="of:=SUM([.D15:.AH15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3">
            <text:p>13</text:p>
          </table:table-cell>
          <table:table-cell table:style-name="ce55" office:value-type="string">
            <text:p>HaiNM</text:p>
          </table:table-cell>
          <table:table-cell table:style-name="ce197" table:formula="of:=SUM([.D16:.AH16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4">
            <text:p>14</text:p>
          </table:table-cell>
          <table:table-cell table:style-name="ce55" office:value-type="string">
            <text:p>HangDTT</text:p>
          </table:table-cell>
          <table:table-cell table:style-name="ce197" table:formula="of:=SUM([.D17:.AH17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5">
            <text:p>15</text:p>
          </table:table-cell>
          <table:table-cell table:style-name="ce55" office:value-type="string">
            <text:p>HanTTH</text:p>
          </table:table-cell>
          <table:table-cell table:style-name="ce197" table:formula="of:=SUM([.D18:.AH18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6">
            <text:p>16</text:p>
          </table:table-cell>
          <table:table-cell table:style-name="ce55" office:value-type="string">
            <text:p>HienNV</text:p>
          </table:table-cell>
          <table:table-cell table:style-name="ce197" table:formula="of:=SUM([.D19:.AH19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7">
            <text:p>17</text:p>
          </table:table-cell>
          <table:table-cell table:style-name="ce55" office:value-type="string">
            <text:p>HieuNKT</text:p>
          </table:table-cell>
          <table:table-cell table:style-name="ce197" table:formula="of:=SUM([.D20:.AH20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8">
            <text:p>18</text:p>
          </table:table-cell>
          <table:table-cell table:style-name="ce55" office:value-type="string">
            <text:p>HueND</text:p>
          </table:table-cell>
          <table:table-cell table:style-name="ce197" table:formula="of:=SUM([.D21:.AH21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9">
            <text:p>19</text:p>
          </table:table-cell>
          <table:table-cell table:style-name="ce55" office:value-type="string">
            <text:p>HungLV</text:p>
          </table:table-cell>
          <table:table-cell table:style-name="ce197" table:formula="of:=SUM([.D22:.AH22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0">
            <text:p>20</text:p>
          </table:table-cell>
          <table:table-cell table:style-name="ce55" office:value-type="string">
            <text:p>HungPN</text:p>
          </table:table-cell>
          <table:table-cell table:style-name="ce197" table:formula="of:=SUM([.D23:.AH23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1">
            <text:p>21</text:p>
          </table:table-cell>
          <table:table-cell table:style-name="ce55" office:value-type="string">
            <text:p>HuyNG</text:p>
          </table:table-cell>
          <table:table-cell table:style-name="ce197" table:formula="of:=SUM([.D24:.AH24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2">
            <text:p>22</text:p>
          </table:table-cell>
          <table:table-cell table:style-name="ce55" office:value-type="string">
            <text:p>KhangNHH</text:p>
          </table:table-cell>
          <table:table-cell table:style-name="ce197" table:formula="of:=SUM([.D25:.AH25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3">
            <text:p>23</text:p>
          </table:table-cell>
          <table:table-cell table:style-name="ce55" office:value-type="string">
            <text:p>KhanhNN</text:p>
          </table:table-cell>
          <table:table-cell table:style-name="ce197" table:formula="of:=SUM([.D26:.AH26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4">
            <text:p>24</text:p>
          </table:table-cell>
          <table:table-cell table:style-name="ce55" office:value-type="string">
            <text:p>KhoaND</text:p>
          </table:table-cell>
          <table:table-cell table:style-name="ce197" table:formula="of:=SUM([.D27:.AH27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5">
            <text:p>25</text:p>
          </table:table-cell>
          <table:table-cell table:style-name="ce55" office:value-type="string">
            <text:p>KietNVT</text:p>
          </table:table-cell>
          <table:table-cell table:style-name="ce197" table:formula="of:=SUM([.D28:.AH28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6">
            <text:p>26</text:p>
          </table:table-cell>
          <table:table-cell table:style-name="ce55" office:value-type="string">
            <text:p>LinhBT</text:p>
          </table:table-cell>
          <table:table-cell table:style-name="ce197" table:formula="of:=SUM([.D29:.AH29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7">
            <text:p>27</text:p>
          </table:table-cell>
          <table:table-cell table:style-name="ce55" office:value-type="string">
            <text:p>LongDD</text:p>
          </table:table-cell>
          <table:table-cell table:style-name="ce197" table:formula="of:=SUM([.D30:.AH30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8">
            <text:p>28</text:p>
          </table:table-cell>
          <table:table-cell table:style-name="ce121" office:value-type="string">
            <text:p>MaiLT</text:p>
          </table:table-cell>
          <table:table-cell table:style-name="ce197" table:formula="of:=SUM([.D31:.AH31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29">
            <text:p>29</text:p>
          </table:table-cell>
          <table:table-cell table:style-name="ce55" office:value-type="string">
            <text:p>ManhNB</text:p>
          </table:table-cell>
          <table:table-cell table:style-name="ce197" table:formula="of:=SUM([.D32:.AH32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30">
            <text:p>30</text:p>
          </table:table-cell>
          <table:table-cell table:style-name="ce55" office:value-type="string">
            <text:p>NamTV</text:p>
          </table:table-cell>
          <table:table-cell table:style-name="ce197" table:formula="of:=SUM([.D33:.AH33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1">
            <text:p>31</text:p>
          </table:table-cell>
          <table:table-cell table:style-name="ce55" office:value-type="string">
            <text:p>NhanHTH</text:p>
          </table:table-cell>
          <table:table-cell table:style-name="ce197" table:formula="of:=SUM([.D34:.AH34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2">
            <text:p>32</text:p>
          </table:table-cell>
          <table:table-cell table:style-name="ce55" office:value-type="string">
            <text:p>NhanNM</text:p>
          </table:table-cell>
          <table:table-cell table:style-name="ce197" table:formula="of:=SUM([.D35:.AH35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3">
            <text:p>33</text:p>
          </table:table-cell>
          <table:table-cell table:style-name="ce55" office:value-type="string">
            <text:p>NhanPV</text:p>
          </table:table-cell>
          <table:table-cell table:style-name="ce197" table:formula="of:=SUM([.D36:.AH36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4">
            <text:p>34</text:p>
          </table:table-cell>
          <table:table-cell table:style-name="ce55" office:value-type="string">
            <text:p>NhatNH</text:p>
          </table:table-cell>
          <table:table-cell table:style-name="ce197" table:formula="of:=SUM([.D37:.AH37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5">
            <text:p>35</text:p>
          </table:table-cell>
          <table:table-cell table:style-name="ce55" office:value-type="string">
            <text:p>NhungLM</text:p>
          </table:table-cell>
          <table:table-cell table:style-name="ce197" table:formula="of:=SUM([.D38:.AH38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6">
            <text:p>36</text:p>
          </table:table-cell>
          <table:table-cell table:style-name="ce55" office:value-type="string">
            <text:p>NhuPHQ</text:p>
          </table:table-cell>
          <table:table-cell table:style-name="ce197" table:formula="of:=SUM([.D39:.AH39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7">
            <text:p>37</text:p>
          </table:table-cell>
          <table:table-cell table:style-name="ce55" office:value-type="string">
            <text:p>NhuVNQ</text:p>
          </table:table-cell>
          <table:table-cell table:style-name="ce197" table:formula="of:=SUM([.D40:.AH40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8">
            <text:p>38</text:p>
          </table:table-cell>
          <table:table-cell table:style-name="ce85" office:value-type="string">
            <text:p>PhatHDT</text:p>
          </table:table-cell>
          <table:table-cell table:style-name="ce197" table:formula="of:=SUM([.D41:.AH41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9">
            <text:p>39</text:p>
          </table:table-cell>
          <table:table-cell table:style-name="ce55" office:value-type="string">
            <text:p>PhongTH</text:p>
          </table:table-cell>
          <table:table-cell table:style-name="ce197" table:formula="of:=SUM([.D42:.AH42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0">
            <text:p>40</text:p>
          </table:table-cell>
          <table:table-cell table:style-name="ce55" office:value-type="string">
            <text:p>PhuTV</text:p>
          </table:table-cell>
          <table:table-cell table:style-name="ce197" table:formula="of:=SUM([.D43:.AH43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1">
            <text:p>41</text:p>
          </table:table-cell>
          <table:table-cell table:style-name="ce55" office:value-type="string">
            <text:p>SangLT</text:p>
          </table:table-cell>
          <table:table-cell table:style-name="ce197" table:formula="of:=SUM([.D44:.AH44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2">
            <text:p>42</text:p>
          </table:table-cell>
          <table:table-cell table:style-name="ce55" office:value-type="string">
            <text:p>TaiPA</text:p>
          </table:table-cell>
          <table:table-cell table:style-name="ce197" table:formula="of:=SUM([.D45:.AH45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3">
            <text:p>43</text:p>
          </table:table-cell>
          <table:table-cell table:style-name="ce55" office:value-type="string">
            <text:p>TamHVH</text:p>
          </table:table-cell>
          <table:table-cell table:style-name="ce197" table:formula="of:=SUM([.D46:.AH46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4">
            <text:p>44</text:p>
          </table:table-cell>
          <table:table-cell table:style-name="ce55" office:value-type="string">
            <text:p>TamLH</text:p>
          </table:table-cell>
          <table:table-cell table:style-name="ce197" table:formula="of:=SUM([.D47:.AH47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5">
            <text:p>45</text:p>
          </table:table-cell>
          <table:table-cell table:style-name="ce55" office:value-type="string">
            <text:p>TinNQ</text:p>
          </table:table-cell>
          <table:table-cell table:style-name="ce197" table:formula="of:=SUM([.D48:.AH48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6">
            <text:p>46</text:p>
          </table:table-cell>
          <table:table-cell table:style-name="ce55" office:value-type="string">
            <text:p>TinhNVP</text:p>
          </table:table-cell>
          <table:table-cell table:style-name="ce197" table:formula="of:=SUM([.D49:.AH49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7">
            <text:p>47</text:p>
          </table:table-cell>
          <table:table-cell table:style-name="ce55" office:value-type="string">
            <text:p>TienND</text:p>
          </table:table-cell>
          <table:table-cell table:style-name="ce197" table:formula="of:=SUM([.D50:.AH50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8">
            <text:p>48</text:p>
          </table:table-cell>
          <table:table-cell table:style-name="ce121" office:value-type="string">
            <text:p>ToanDT</text:p>
          </table:table-cell>
          <table:table-cell table:style-name="ce197" table:formula="of:=SUM([.D51:.AH51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9">
            <text:p>49</text:p>
          </table:table-cell>
          <table:table-cell table:style-name="ce55" office:value-type="string">
            <text:p>TuanNT</text:p>
          </table:table-cell>
          <table:table-cell table:style-name="ce197" table:formula="of:=SUM([.D52:.AH52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0">
            <text:p>50</text:p>
          </table:table-cell>
          <table:table-cell table:style-name="ce55" office:value-type="string">
            <text:p>ThaiNHQ</text:p>
          </table:table-cell>
          <table:table-cell table:style-name="ce197" table:formula="of:=SUM([.D53:.AH53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1">
            <text:p>51</text:p>
          </table:table-cell>
          <table:table-cell table:style-name="ce55" office:value-type="string">
            <text:p>ThamDT</text:p>
          </table:table-cell>
          <table:table-cell table:style-name="ce197" table:formula="of:=SUM([.D54:.AH54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2">
            <text:p>52</text:p>
          </table:table-cell>
          <table:table-cell table:style-name="ce55" office:value-type="string">
            <text:p>ThanhCH</text:p>
          </table:table-cell>
          <table:table-cell table:style-name="ce197" table:formula="of:=SUM([.D55:.AH55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3">
            <text:p>53</text:p>
          </table:table-cell>
          <table:table-cell table:style-name="ce55" office:value-type="string">
            <text:p>ThienTM</text:p>
          </table:table-cell>
          <table:table-cell table:style-name="ce197" table:formula="of:=SUM([.D56:.AH56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4">
            <text:p>54</text:p>
          </table:table-cell>
          <table:table-cell table:style-name="ce121" office:value-type="string">
            <text:p>ThinhCT</text:p>
          </table:table-cell>
          <table:table-cell table:style-name="ce197" table:formula="of:=SUM([.D57:.AH57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5">
            <text:p>55</text:p>
          </table:table-cell>
          <table:table-cell table:style-name="ce55" office:value-type="string">
            <text:p>ThinhT</text:p>
          </table:table-cell>
          <table:table-cell table:style-name="ce197" table:formula="of:=SUM([.D58:.AH58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6">
            <text:p>56</text:p>
          </table:table-cell>
          <table:table-cell table:style-name="ce55" office:value-type="string">
            <text:p>ThuyLTT</text:p>
          </table:table-cell>
          <table:table-cell table:style-name="ce197" table:formula="of:=SUM([.D59:.AH59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7">
            <text:p>57</text:p>
          </table:table-cell>
          <table:table-cell table:style-name="ce55" office:value-type="string">
            <text:p>ThuyNTX</text:p>
          </table:table-cell>
          <table:table-cell table:style-name="ce197" table:formula="of:=SUM([.D60:.AH60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8">
            <text:p>58</text:p>
          </table:table-cell>
          <table:table-cell table:style-name="ce55" office:value-type="string">
            <text:p>ThuyenTTN</text:p>
          </table:table-cell>
          <table:table-cell table:style-name="ce197" table:formula="of:=SUM([.D61:.AH61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9">
            <text:p>59</text:p>
          </table:table-cell>
          <table:table-cell table:style-name="ce55" office:value-type="string">
            <text:p>TrietVM</text:p>
          </table:table-cell>
          <table:table-cell table:style-name="ce197" table:formula="of:=SUM([.D62:.AH62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0">
            <text:p>60</text:p>
          </table:table-cell>
          <table:table-cell table:style-name="ce55" office:value-type="string">
            <text:p>TrucPDT</text:p>
          </table:table-cell>
          <table:table-cell table:style-name="ce197" table:formula="of:=SUM([.D63:.AH63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1">
            <text:p>61</text:p>
          </table:table-cell>
          <table:table-cell table:style-name="ce55" office:value-type="string">
            <text:p>VinhNT</text:p>
          </table:table-cell>
          <table:table-cell table:style-name="ce197" table:formula="of:=SUM([.D64:.AH64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2">
            <text:p>62</text:p>
          </table:table-cell>
          <table:table-cell table:style-name="ce55" office:value-type="string">
            <text:p>VinhP</text:p>
          </table:table-cell>
          <table:table-cell table:style-name="ce197" table:formula="of:=SUM([.D65:.AH65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3">
            <text:p>63</text:p>
          </table:table-cell>
          <table:table-cell table:style-name="ce55" office:value-type="string">
            <text:p>ViTHT</text:p>
          </table:table-cell>
          <table:table-cell table:style-name="ce197" table:formula="of:=SUM([.D66:.AH66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4">
            <text:p>64</text:p>
          </table:table-cell>
          <table:table-cell table:style-name="ce55" office:value-type="string">
            <text:p>VietDQ</text:p>
          </table:table-cell>
          <table:table-cell table:style-name="ce197" table:formula="of:=SUM([.D67:.AH67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5">
            <text:p>65</text:p>
          </table:table-cell>
          <table:table-cell table:style-name="ce55" office:value-type="string">
            <text:p>VuPTM</text:p>
          </table:table-cell>
          <table:table-cell table:style-name="ce197" table:formula="of:=SUM([.D68:.AH68])" office:value-type="float" office:value="0">
            <text:p>0</text:p>
          </table:table-cell>
          <table:table-cell table:style-name="ce202" table:number-columns-repeated="13"/>
          <table:table-cell table:style-name="ce209" table:number-columns-repeated="7"/>
          <table:table-cell table:style-name="ce202" table:number-columns-repeated="1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6">
            <text:p>66</text:p>
          </table:table-cell>
          <table:table-cell table:style-name="ce55" office:value-type="string">
            <text:p>VyNL</text:p>
          </table:table-cell>
          <table:table-cell table:style-name="ce197" table:formula="of:=SUM([.D69:.AH69])" office:value-type="float" office:value="0">
            <text:p>0</text:p>
          </table:table-cell>
          <table:table-cell table:style-name="ce202" table:number-columns-repeated="13"/>
          <table:table-cell table:style-name="ce209" table:number-columns-repeated="7"/>
          <table:table-cell table:style-name="ce202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2"/>
          <table:table-cell table:style-name="ce55"/>
          <table:table-cell table:style-name="ce197"/>
          <table:table-cell table:style-name="ce202" table:number-columns-repeated="13"/>
          <table:table-cell table:style-name="ce209" table:number-columns-repeated="7"/>
          <table:table-cell table:style-name="ce202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198"/>
          <table:covered-table-cell table:number-columns-repeated="31" table:style-name="ce203"/>
          <table:table-cell table:style-name="ce105" table:number-columns-repeated="952"/>
          <table:table-cell table:style-name="ce106" table:number-columns-repeated="38"/>
        </table:table-row>
        <table:table-row table:style-name="ro2" table:number-rows-repeated="65332">
          <table:table-cell table:style-name="ce54" table:number-columns-repeated="3"/>
          <table:table-cell table:style-name="ce204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49">
          <table:table-cell table:style-name="ce54" table:number-columns-repeated="3"/>
          <table:table-cell table:style-name="ce204"/>
          <table:table-cell table:number-columns-repeated="27"/>
          <table:table-cell table:style-name="ce204" table:number-columns-repeated="3"/>
          <table:table-cell table:style-name="ce54" table:number-columns-repeated="952"/>
          <table:table-cell table:number-columns-repeated="38"/>
        </table:table-row>
        <table:table-row table:style-name="ro2" table:number-rows-repeated="9831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9" table:style-name="ta4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8" table:default-cell-style-name="ce219"/>
        <table:table-column table:style-name="co35" table:number-columns-repeated="7" table:default-cell-style-name="ce219"/>
        <table:table-column table:style-name="co34" table:number-columns-repeated="15" table:default-cell-style-name="ce219"/>
        <table:table-column table:style-name="co7" table:number-columns-repeated="991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213" table:number-columns-repeated="8"/>
          <table:table-cell table:style-name="ce220" office:value-type="string" table:number-columns-spanned="2" table:number-rows-spanned="1">
            <text:p>Month</text:p>
          </table:table-cell>
          <table:covered-table-cell table:style-name="ce221"/>
          <table:table-cell table:style-name="ce222" table:content-validation-name="val1" office:value-type="float" office:value="9" table:number-columns-spanned="2" table:number-rows-spanned="1">
            <text:p>9</text:p>
          </table:table-cell>
          <table:covered-table-cell table:style-name="ce221"/>
          <table:table-cell table:style-name="ce220" office:value-type="string" table:number-columns-spanned="2" table:number-rows-spanned="1">
            <text:p>Year</text:p>
          </table:table-cell>
          <table:covered-table-cell table:style-name="ce221"/>
          <table:table-cell table:style-name="ce220" office:value-type="float" office:value="2019" table:number-columns-spanned="2" table:number-rows-spanned="1">
            <text:p>2019</text:p>
          </table:table-cell>
          <table:covered-table-cell table:style-name="ce224"/>
          <table:table-cell table:style-name="ce213" table:number-columns-repeated="14"/>
          <table:table-cell table:style-name="ce104" table:number-columns-repeated="951"/>
          <table:table-cell table:number-columns-repeated="40"/>
        </table:table-row>
        <table:table-row table:style-name="ro2">
          <table:table-cell table:style-name="ce81" table:number-columns-repeated="3"/>
          <table:table-cell table:style-name="ce214" table:formula="of:=DATE([.$R$1];[.N1];1)" office:value-type="date" office:date-value="2019-09-01">
            <text:p>01</text:p>
          </table:table-cell>
          <table:table-cell table:style-name="ce214" table:formula="of:=[.D2]+1" office:value-type="date" office:date-value="2019-09-02">
            <text:p>02</text:p>
          </table:table-cell>
          <table:table-cell table:style-name="ce214" table:formula="of:=[.E2]+1" office:value-type="date" office:date-value="2019-09-03">
            <text:p>03</text:p>
          </table:table-cell>
          <table:table-cell table:style-name="ce214" table:formula="of:=[.F2]+1" office:value-type="date" office:date-value="2019-09-04">
            <text:p>04</text:p>
          </table:table-cell>
          <table:table-cell table:style-name="ce214" table:formula="of:=[.G2]+1" office:value-type="date" office:date-value="2019-09-05">
            <text:p>05</text:p>
          </table:table-cell>
          <table:table-cell table:style-name="ce214" table:formula="of:=[.H2]+1" office:value-type="date" office:date-value="2019-09-06">
            <text:p>06</text:p>
          </table:table-cell>
          <table:table-cell table:style-name="ce214" table:formula="of:=[.I2]+1" office:value-type="date" office:date-value="2019-09-07">
            <text:p>07</text:p>
          </table:table-cell>
          <table:table-cell table:style-name="ce214" table:formula="of:=[.J2]+1" office:value-type="date" office:date-value="2019-09-08">
            <text:p>08</text:p>
          </table:table-cell>
          <table:table-cell table:style-name="ce214" table:formula="of:=[.K2]+1" office:value-type="date" office:date-value="2019-09-09">
            <text:p>09</text:p>
          </table:table-cell>
          <table:table-cell table:style-name="ce214" table:formula="of:=[.L2]+1" office:value-type="date" office:date-value="2019-09-10">
            <text:p>10</text:p>
          </table:table-cell>
          <table:table-cell table:style-name="ce214" table:formula="of:=[.M2]+1" office:value-type="date" office:date-value="2019-09-11">
            <text:p>11</text:p>
          </table:table-cell>
          <table:table-cell table:style-name="ce214" table:formula="of:=[.N2]+1" office:value-type="date" office:date-value="2019-09-12">
            <text:p>12</text:p>
          </table:table-cell>
          <table:table-cell table:style-name="ce214" table:formula="of:=[.O2]+1" office:value-type="date" office:date-value="2019-09-13">
            <text:p>13</text:p>
          </table:table-cell>
          <table:table-cell table:style-name="ce214" table:formula="of:=[.P2]+1" office:value-type="date" office:date-value="2019-09-14">
            <text:p>14</text:p>
          </table:table-cell>
          <table:table-cell table:style-name="ce214" table:formula="of:=[.Q2]+1" office:value-type="date" office:date-value="2019-09-15">
            <text:p>15</text:p>
          </table:table-cell>
          <table:table-cell table:style-name="ce214" table:formula="of:=[.R2]+1" office:value-type="date" office:date-value="2019-09-16">
            <text:p>16</text:p>
          </table:table-cell>
          <table:table-cell table:style-name="ce214" table:formula="of:=[.S2]+1" office:value-type="date" office:date-value="2019-09-17">
            <text:p>17</text:p>
          </table:table-cell>
          <table:table-cell table:style-name="ce214" table:formula="of:=[.T2]+1" office:value-type="date" office:date-value="2019-09-18">
            <text:p>18</text:p>
          </table:table-cell>
          <table:table-cell table:style-name="ce214" table:formula="of:=[.U2]+1" office:value-type="date" office:date-value="2019-09-19">
            <text:p>19</text:p>
          </table:table-cell>
          <table:table-cell table:style-name="ce214" table:formula="of:=[.V2]+1" office:value-type="date" office:date-value="2019-09-20">
            <text:p>20</text:p>
          </table:table-cell>
          <table:table-cell table:style-name="ce214" table:formula="of:=[.W2]+1" office:value-type="date" office:date-value="2019-09-21">
            <text:p>21</text:p>
          </table:table-cell>
          <table:table-cell table:style-name="ce214" table:formula="of:=[.X2]+1" office:value-type="date" office:date-value="2019-09-22">
            <text:p>22</text:p>
          </table:table-cell>
          <table:table-cell table:style-name="ce214" table:formula="of:=[.Y2]+1" office:value-type="date" office:date-value="2019-09-23">
            <text:p>23</text:p>
          </table:table-cell>
          <table:table-cell table:style-name="ce214" table:formula="of:=[.Z2]+1" office:value-type="date" office:date-value="2019-09-24">
            <text:p>24</text:p>
          </table:table-cell>
          <table:table-cell table:style-name="ce214" table:formula="of:=[.AA2]+1" office:value-type="date" office:date-value="2019-09-25">
            <text:p>25</text:p>
          </table:table-cell>
          <table:table-cell table:style-name="ce214" table:formula="of:=[.AB2]+1" office:value-type="date" office:date-value="2019-09-26">
            <text:p>26</text:p>
          </table:table-cell>
          <table:table-cell table:style-name="ce214" table:formula="of:=[.AC2]+1" office:value-type="date" office:date-value="2019-09-27">
            <text:p>27</text:p>
          </table:table-cell>
          <table:table-cell table:style-name="ce214" table:formula="of:=[.AD2]+1" office:value-type="date" office:date-value="2019-09-28">
            <text:p>28</text:p>
          </table:table-cell>
          <table:table-cell table:style-name="ce214" table:formula="of:=[.AE2]+1" office:value-type="date" office:date-value="2019-09-29">
            <text:p>29</text:p>
          </table:table-cell>
          <table:table-cell table:style-name="ce214" table:formula="of:=[.AF2]+1" office:value-type="date" office:date-value="2019-09-30">
            <text:p>30</text:p>
          </table:table-cell>
          <table:table-cell table:style-name="ce104" table:number-columns-repeated="951"/>
          <table:table-cell table:number-columns-repeated="40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215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5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5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5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5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5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5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5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5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5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5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5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5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5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5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5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5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5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5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5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5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5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5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5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5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5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5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5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5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5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number-columns-repeated="951"/>
          <table:table-cell table:number-columns-repeated="40"/>
        </table:table-row>
        <table:table-row table:style-name="ro12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211" table:formula="of:=SUM([.D4:.AH4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211" table:formula="of:=SUM([.D5:.AH5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211" table:formula="of:=SUM([.D6:.AH6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211" table:formula="of:=SUM([.D7:.AH7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211" table:formula="of:=SUM([.D8:.AH8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">
            <text:p>6</text:p>
          </table:table-cell>
          <table:table-cell table:style-name="ce85" office:value-type="string">
            <text:p>DauDQ</text:p>
          </table:table-cell>
          <table:table-cell table:style-name="ce211" table:formula="of:=SUM([.D9:.AH9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7">
            <text:p>7</text:p>
          </table:table-cell>
          <table:table-cell table:style-name="ce55" office:value-type="string">
            <text:p>DuongDN</text:p>
          </table:table-cell>
          <table:table-cell table:style-name="ce211" table:formula="of:=SUM([.D10:.AH10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8">
            <text:p>8</text:p>
          </table:table-cell>
          <table:table-cell table:style-name="ce55" office:value-type="string">
            <text:p>DuyNM</text:p>
          </table:table-cell>
          <table:table-cell table:style-name="ce211" table:formula="of:=SUM([.D11:.AH11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9">
            <text:p>9</text:p>
          </table:table-cell>
          <table:table-cell table:style-name="ce55" office:value-type="string">
            <text:p>DuyenLT</text:p>
          </table:table-cell>
          <table:table-cell table:style-name="ce211" table:formula="of:=SUM([.D12:.AH12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0">
            <text:p>10</text:p>
          </table:table-cell>
          <table:table-cell table:style-name="ce55" office:value-type="string">
            <text:p>GiauNV</text:p>
          </table:table-cell>
          <table:table-cell table:style-name="ce211" table:formula="of:=SUM([.D13:.AH13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1">
            <text:p>11</text:p>
          </table:table-cell>
          <table:table-cell table:style-name="ce86" office:value-type="string">
            <text:p>HaTH</text:p>
          </table:table-cell>
          <table:table-cell table:style-name="ce211" table:formula="of:=SUM([.D14:.AH14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2">
            <text:p>12</text:p>
          </table:table-cell>
          <table:table-cell table:style-name="ce55" office:value-type="string">
            <text:p>HaVS</text:p>
          </table:table-cell>
          <table:table-cell table:style-name="ce211" table:formula="of:=SUM([.D15:.AH15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3">
            <text:p>13</text:p>
          </table:table-cell>
          <table:table-cell table:style-name="ce55" office:value-type="string">
            <text:p>HaiNM</text:p>
          </table:table-cell>
          <table:table-cell table:style-name="ce211" table:formula="of:=SUM([.D16:.AH16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4">
            <text:p>14</text:p>
          </table:table-cell>
          <table:table-cell table:style-name="ce55" office:value-type="string">
            <text:p>HangDTT</text:p>
          </table:table-cell>
          <table:table-cell table:style-name="ce211" table:formula="of:=SUM([.D17:.AH17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5">
            <text:p>15</text:p>
          </table:table-cell>
          <table:table-cell table:style-name="ce55" office:value-type="string">
            <text:p>HanTTH</text:p>
          </table:table-cell>
          <table:table-cell table:style-name="ce211" table:formula="of:=SUM([.D18:.AH18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6">
            <text:p>16</text:p>
          </table:table-cell>
          <table:table-cell table:style-name="ce55" office:value-type="string">
            <text:p>HienNV</text:p>
          </table:table-cell>
          <table:table-cell table:style-name="ce211" table:formula="of:=SUM([.D19:.AH19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7">
            <text:p>17</text:p>
          </table:table-cell>
          <table:table-cell table:style-name="ce55" office:value-type="string">
            <text:p>HieuNKT</text:p>
          </table:table-cell>
          <table:table-cell table:style-name="ce211" table:formula="of:=SUM([.D20:.AH20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8">
            <text:p>18</text:p>
          </table:table-cell>
          <table:table-cell table:style-name="ce55" office:value-type="string">
            <text:p>HueND</text:p>
          </table:table-cell>
          <table:table-cell table:style-name="ce211" table:formula="of:=SUM([.D21:.AH21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9">
            <text:p>19</text:p>
          </table:table-cell>
          <table:table-cell table:style-name="ce55" office:value-type="string">
            <text:p>HungLV</text:p>
          </table:table-cell>
          <table:table-cell table:style-name="ce211" table:formula="of:=SUM([.D22:.AH22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0">
            <text:p>20</text:p>
          </table:table-cell>
          <table:table-cell table:style-name="ce55" office:value-type="string">
            <text:p>HungPN</text:p>
          </table:table-cell>
          <table:table-cell table:style-name="ce211" table:formula="of:=SUM([.D23:.AH23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1">
            <text:p>21</text:p>
          </table:table-cell>
          <table:table-cell table:style-name="ce55" office:value-type="string">
            <text:p>HuyNG</text:p>
          </table:table-cell>
          <table:table-cell table:style-name="ce211" table:formula="of:=SUM([.D24:.AH24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2">
            <text:p>22</text:p>
          </table:table-cell>
          <table:table-cell table:style-name="ce55" office:value-type="string">
            <text:p>KhangNHH</text:p>
          </table:table-cell>
          <table:table-cell table:style-name="ce211" table:formula="of:=SUM([.D25:.AH25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3">
            <text:p>23</text:p>
          </table:table-cell>
          <table:table-cell table:style-name="ce55" office:value-type="string">
            <text:p>KhanhNN</text:p>
          </table:table-cell>
          <table:table-cell table:style-name="ce211" table:formula="of:=SUM([.D26:.AH26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4">
            <text:p>24</text:p>
          </table:table-cell>
          <table:table-cell table:style-name="ce55" office:value-type="string">
            <text:p>KhoaND</text:p>
          </table:table-cell>
          <table:table-cell table:style-name="ce211" table:formula="of:=SUM([.D27:.AH27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5">
            <text:p>25</text:p>
          </table:table-cell>
          <table:table-cell table:style-name="ce55" office:value-type="string">
            <text:p>KietNVT</text:p>
          </table:table-cell>
          <table:table-cell table:style-name="ce211" table:formula="of:=SUM([.D28:.AH28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6">
            <text:p>26</text:p>
          </table:table-cell>
          <table:table-cell table:style-name="ce55" office:value-type="string">
            <text:p>LinhBT</text:p>
          </table:table-cell>
          <table:table-cell table:style-name="ce211" table:formula="of:=SUM([.D29:.AH29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7">
            <text:p>27</text:p>
          </table:table-cell>
          <table:table-cell table:style-name="ce55" office:value-type="string">
            <text:p>LongDD</text:p>
          </table:table-cell>
          <table:table-cell table:style-name="ce211" table:formula="of:=SUM([.D30:.AH30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8">
            <text:p>28</text:p>
          </table:table-cell>
          <table:table-cell table:style-name="ce121" office:value-type="string">
            <text:p>MaiLT</text:p>
          </table:table-cell>
          <table:table-cell table:style-name="ce211" table:formula="of:=SUM([.D31:.AH31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29">
            <text:p>29</text:p>
          </table:table-cell>
          <table:table-cell table:style-name="ce55" office:value-type="string">
            <text:p>ManhNB</text:p>
          </table:table-cell>
          <table:table-cell table:style-name="ce211" table:formula="of:=SUM([.D32:.AH32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30">
            <text:p>30</text:p>
          </table:table-cell>
          <table:table-cell table:style-name="ce55" office:value-type="string">
            <text:p>NamTV</text:p>
          </table:table-cell>
          <table:table-cell table:style-name="ce211" table:formula="of:=SUM([.D33:.AH33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1">
            <text:p>31</text:p>
          </table:table-cell>
          <table:table-cell table:style-name="ce55" office:value-type="string">
            <text:p>NhanHTH</text:p>
          </table:table-cell>
          <table:table-cell table:style-name="ce211" table:formula="of:=SUM([.D34:.AH34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2">
            <text:p>32</text:p>
          </table:table-cell>
          <table:table-cell table:style-name="ce55" office:value-type="string">
            <text:p>NhanNM</text:p>
          </table:table-cell>
          <table:table-cell table:style-name="ce211" table:formula="of:=SUM([.D35:.AH35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3">
            <text:p>33</text:p>
          </table:table-cell>
          <table:table-cell table:style-name="ce55" office:value-type="string">
            <text:p>NhanPV</text:p>
          </table:table-cell>
          <table:table-cell table:style-name="ce211" table:formula="of:=SUM([.D36:.AH36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4">
            <text:p>34</text:p>
          </table:table-cell>
          <table:table-cell table:style-name="ce55" office:value-type="string">
            <text:p>NhatNH</text:p>
          </table:table-cell>
          <table:table-cell table:style-name="ce211" table:formula="of:=SUM([.D37:.AH37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5">
            <text:p>35</text:p>
          </table:table-cell>
          <table:table-cell table:style-name="ce55" office:value-type="string">
            <text:p>NhungLM</text:p>
          </table:table-cell>
          <table:table-cell table:style-name="ce211" table:formula="of:=SUM([.D38:.AH38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6">
            <text:p>36</text:p>
          </table:table-cell>
          <table:table-cell table:style-name="ce55" office:value-type="string">
            <text:p>NhuPHQ</text:p>
          </table:table-cell>
          <table:table-cell table:style-name="ce211" table:formula="of:=SUM([.D39:.AH39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7">
            <text:p>37</text:p>
          </table:table-cell>
          <table:table-cell table:style-name="ce55" office:value-type="string">
            <text:p>NhuVNQ</text:p>
          </table:table-cell>
          <table:table-cell table:style-name="ce211" table:formula="of:=SUM([.D40:.AH40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8">
            <text:p>38</text:p>
          </table:table-cell>
          <table:table-cell table:style-name="ce85" office:value-type="string">
            <text:p>PhatHDT</text:p>
          </table:table-cell>
          <table:table-cell table:style-name="ce211" table:formula="of:=SUM([.D41:.AH41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9">
            <text:p>39</text:p>
          </table:table-cell>
          <table:table-cell table:style-name="ce55" office:value-type="string">
            <text:p>PhongTH</text:p>
          </table:table-cell>
          <table:table-cell table:style-name="ce211" table:formula="of:=SUM([.D42:.AH42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0">
            <text:p>40</text:p>
          </table:table-cell>
          <table:table-cell table:style-name="ce55" office:value-type="string">
            <text:p>PhuTV</text:p>
          </table:table-cell>
          <table:table-cell table:style-name="ce211" table:formula="of:=SUM([.D43:.AH43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1">
            <text:p>41</text:p>
          </table:table-cell>
          <table:table-cell table:style-name="ce55" office:value-type="string">
            <text:p>SangLT</text:p>
          </table:table-cell>
          <table:table-cell table:style-name="ce211" table:formula="of:=SUM([.D44:.AH44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2">
            <text:p>42</text:p>
          </table:table-cell>
          <table:table-cell table:style-name="ce55" office:value-type="string">
            <text:p>TaiPA</text:p>
          </table:table-cell>
          <table:table-cell table:style-name="ce211" table:formula="of:=SUM([.D45:.AH45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3">
            <text:p>43</text:p>
          </table:table-cell>
          <table:table-cell table:style-name="ce55" office:value-type="string">
            <text:p>TamHVH</text:p>
          </table:table-cell>
          <table:table-cell table:style-name="ce211" table:formula="of:=SUM([.D46:.AH46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4">
            <text:p>44</text:p>
          </table:table-cell>
          <table:table-cell table:style-name="ce55" office:value-type="string">
            <text:p>TamLH</text:p>
          </table:table-cell>
          <table:table-cell table:style-name="ce211" table:formula="of:=SUM([.D47:.AH47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5">
            <text:p>45</text:p>
          </table:table-cell>
          <table:table-cell table:style-name="ce55" office:value-type="string">
            <text:p>TinNQ</text:p>
          </table:table-cell>
          <table:table-cell table:style-name="ce211" table:formula="of:=SUM([.D48:.AH48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6">
            <text:p>46</text:p>
          </table:table-cell>
          <table:table-cell table:style-name="ce55" office:value-type="string">
            <text:p>TinhNVP</text:p>
          </table:table-cell>
          <table:table-cell table:style-name="ce211" table:formula="of:=SUM([.D49:.AH49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7">
            <text:p>47</text:p>
          </table:table-cell>
          <table:table-cell table:style-name="ce55" office:value-type="string">
            <text:p>TienND</text:p>
          </table:table-cell>
          <table:table-cell table:style-name="ce211" table:formula="of:=SUM([.D50:.AH50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8">
            <text:p>48</text:p>
          </table:table-cell>
          <table:table-cell table:style-name="ce121" office:value-type="string">
            <text:p>ToanDT</text:p>
          </table:table-cell>
          <table:table-cell table:style-name="ce211" table:formula="of:=SUM([.D51:.AH51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9">
            <text:p>49</text:p>
          </table:table-cell>
          <table:table-cell table:style-name="ce55" office:value-type="string">
            <text:p>TuanNT</text:p>
          </table:table-cell>
          <table:table-cell table:style-name="ce211" table:formula="of:=SUM([.D52:.AH52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0">
            <text:p>50</text:p>
          </table:table-cell>
          <table:table-cell table:style-name="ce55" office:value-type="string">
            <text:p>ThaiNHQ</text:p>
          </table:table-cell>
          <table:table-cell table:style-name="ce211" table:formula="of:=SUM([.D53:.AH53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1">
            <text:p>51</text:p>
          </table:table-cell>
          <table:table-cell table:style-name="ce55" office:value-type="string">
            <text:p>ThamDT</text:p>
          </table:table-cell>
          <table:table-cell table:style-name="ce211" table:formula="of:=SUM([.D54:.AH54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2">
            <text:p>52</text:p>
          </table:table-cell>
          <table:table-cell table:style-name="ce55" office:value-type="string">
            <text:p>ThanhCH</text:p>
          </table:table-cell>
          <table:table-cell table:style-name="ce211" table:formula="of:=SUM([.D55:.AH55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3">
            <text:p>53</text:p>
          </table:table-cell>
          <table:table-cell table:style-name="ce55" office:value-type="string">
            <text:p>ThienTM</text:p>
          </table:table-cell>
          <table:table-cell table:style-name="ce211" table:formula="of:=SUM([.D56:.AH56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4">
            <text:p>54</text:p>
          </table:table-cell>
          <table:table-cell table:style-name="ce121" office:value-type="string">
            <text:p>ThinhCT</text:p>
          </table:table-cell>
          <table:table-cell table:style-name="ce211" table:formula="of:=SUM([.D57:.AH57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5">
            <text:p>55</text:p>
          </table:table-cell>
          <table:table-cell table:style-name="ce55" office:value-type="string">
            <text:p>ThinhT</text:p>
          </table:table-cell>
          <table:table-cell table:style-name="ce211" table:formula="of:=SUM([.D58:.AH58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6">
            <text:p>56</text:p>
          </table:table-cell>
          <table:table-cell table:style-name="ce55" office:value-type="string">
            <text:p>ThuyLTT</text:p>
          </table:table-cell>
          <table:table-cell table:style-name="ce211" table:formula="of:=SUM([.D59:.AH59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7">
            <text:p>57</text:p>
          </table:table-cell>
          <table:table-cell table:style-name="ce55" office:value-type="string">
            <text:p>ThuyNTX</text:p>
          </table:table-cell>
          <table:table-cell table:style-name="ce211" table:formula="of:=SUM([.D60:.AH60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8">
            <text:p>58</text:p>
          </table:table-cell>
          <table:table-cell table:style-name="ce55" office:value-type="string">
            <text:p>ThuyenTTN</text:p>
          </table:table-cell>
          <table:table-cell table:style-name="ce211" table:formula="of:=SUM([.D61:.AH61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9">
            <text:p>59</text:p>
          </table:table-cell>
          <table:table-cell table:style-name="ce55" office:value-type="string">
            <text:p>TrietVM</text:p>
          </table:table-cell>
          <table:table-cell table:style-name="ce211" table:formula="of:=SUM([.D62:.AH62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0">
            <text:p>60</text:p>
          </table:table-cell>
          <table:table-cell table:style-name="ce55" office:value-type="string">
            <text:p>TrucPDT</text:p>
          </table:table-cell>
          <table:table-cell table:style-name="ce211" table:formula="of:=SUM([.D63:.AH63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1">
            <text:p>61</text:p>
          </table:table-cell>
          <table:table-cell table:style-name="ce55" office:value-type="string">
            <text:p>VinhNT</text:p>
          </table:table-cell>
          <table:table-cell table:style-name="ce211" table:formula="of:=SUM([.D64:.AH64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2">
            <text:p>62</text:p>
          </table:table-cell>
          <table:table-cell table:style-name="ce55" office:value-type="string">
            <text:p>VinhP</text:p>
          </table:table-cell>
          <table:table-cell table:style-name="ce211" table:formula="of:=SUM([.D65:.AH65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3">
            <text:p>63</text:p>
          </table:table-cell>
          <table:table-cell table:style-name="ce55" office:value-type="string">
            <text:p>ViTHT</text:p>
          </table:table-cell>
          <table:table-cell table:style-name="ce211" table:formula="of:=SUM([.D66:.AH66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4">
            <text:p>64</text:p>
          </table:table-cell>
          <table:table-cell table:style-name="ce55" office:value-type="string">
            <text:p>VietDQ</text:p>
          </table:table-cell>
          <table:table-cell table:style-name="ce211" table:formula="of:=SUM([.D67:.AH67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5">
            <text:p>65</text:p>
          </table:table-cell>
          <table:table-cell table:style-name="ce55" office:value-type="string">
            <text:p>VuPTM</text:p>
          </table:table-cell>
          <table:table-cell table:style-name="ce211" table:formula="of:=SUM([.D68:.AH68])" office:value-type="float" office:value="0">
            <text:p>0</text:p>
          </table:table-cell>
          <table:table-cell table:style-name="ce216" table:number-columns-repeated="13"/>
          <table:table-cell table:style-name="ce223" table:number-columns-repeated="7"/>
          <table:table-cell table:style-name="ce216" table:number-columns-repeated="1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6">
            <text:p>66</text:p>
          </table:table-cell>
          <table:table-cell table:style-name="ce55" office:value-type="string">
            <text:p>VyNL</text:p>
          </table:table-cell>
          <table:table-cell table:style-name="ce211" table:formula="of:=SUM([.D69:.AH69])" office:value-type="float" office:value="0">
            <text:p>0</text:p>
          </table:table-cell>
          <table:table-cell table:style-name="ce216" table:number-columns-repeated="13"/>
          <table:table-cell table:style-name="ce223" table:number-columns-repeated="7"/>
          <table:table-cell table:style-name="ce216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2"/>
          <table:table-cell table:style-name="ce55"/>
          <table:table-cell table:style-name="ce211"/>
          <table:table-cell table:style-name="ce216" table:number-columns-repeated="13"/>
          <table:table-cell table:style-name="ce223" table:number-columns-repeated="7"/>
          <table:table-cell table:style-name="ce216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212"/>
          <table:covered-table-cell table:number-columns-repeated="31" table:style-name="ce217"/>
          <table:table-cell table:style-name="ce105" table:number-columns-repeated="952"/>
          <table:table-cell table:style-name="ce106" table:number-columns-repeated="38"/>
        </table:table-row>
        <table:table-row table:style-name="ro2" table:number-rows-repeated="46">
          <table:table-cell table:style-name="ce54" table:number-columns-repeated="3"/>
          <table:table-cell table:style-name="ce218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65288">
          <table:table-cell table:style-name="ce54" table:number-columns-repeated="3"/>
          <table:table-cell table:style-name="ce218" table:number-columns-repeated="30"/>
          <table:table-cell table:style-name="ce54" table:number-columns-repeated="951"/>
          <table:table-cell table:number-columns-repeated="40"/>
        </table:table-row>
        <table:table-row table:style-name="ro2" table:number-rows-repeated="49">
          <table:table-cell table:style-name="ce54" table:number-columns-repeated="3"/>
          <table:table-cell table:style-name="ce218"/>
          <table:table-cell table:number-columns-repeated="27"/>
          <table:table-cell table:style-name="ce218" table:number-columns-repeated="2"/>
          <table:table-cell table:style-name="ce54" table:number-columns-repeated="951"/>
          <table:table-cell table:number-columns-repeated="40"/>
        </table:table-row>
        <table:table-row table:style-name="ro2" table:number-rows-repeated="9831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0" table:style-name="ta4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8" table:default-cell-style-name="ce233"/>
        <table:table-column table:style-name="co35" table:number-columns-repeated="7" table:default-cell-style-name="ce233"/>
        <table:table-column table:style-name="co34" table:number-columns-repeated="16" table:default-cell-style-name="ce233"/>
        <table:table-column table:style-name="co7" table:number-columns-repeated="990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227" table:number-columns-repeated="8"/>
          <table:table-cell table:style-name="ce234" office:value-type="string" table:number-columns-spanned="2" table:number-rows-spanned="1">
            <text:p>Month</text:p>
          </table:table-cell>
          <table:covered-table-cell table:style-name="ce235"/>
          <table:table-cell table:style-name="ce236" table:content-validation-name="val1" office:value-type="float" office:value="10" table:number-columns-spanned="2" table:number-rows-spanned="1">
            <text:p>10</text:p>
          </table:table-cell>
          <table:covered-table-cell table:style-name="ce235"/>
          <table:table-cell table:style-name="ce234" office:value-type="string" table:number-columns-spanned="2" table:number-rows-spanned="1">
            <text:p>Year</text:p>
          </table:table-cell>
          <table:covered-table-cell table:style-name="ce235"/>
          <table:table-cell table:style-name="ce234" office:value-type="float" office:value="2019" table:number-columns-spanned="2" table:number-rows-spanned="1">
            <text:p>2019</text:p>
          </table:table-cell>
          <table:covered-table-cell table:style-name="ce238"/>
          <table:table-cell table:style-name="ce227" table:number-columns-repeated="15"/>
          <table:table-cell table:style-name="ce104" table:number-columns-repeated="952"/>
          <table:table-cell table:number-columns-repeated="38"/>
        </table:table-row>
        <table:table-row table:style-name="ro2">
          <table:table-cell table:style-name="ce81" table:number-columns-repeated="3"/>
          <table:table-cell table:style-name="ce228" table:formula="of:=DATE([.$R$1];[.N1];1)" office:value-type="date" office:date-value="2019-10-01">
            <text:p>01</text:p>
          </table:table-cell>
          <table:table-cell table:style-name="ce228" table:formula="of:=[.D2]+1" office:value-type="date" office:date-value="2019-10-02">
            <text:p>02</text:p>
          </table:table-cell>
          <table:table-cell table:style-name="ce228" table:formula="of:=[.E2]+1" office:value-type="date" office:date-value="2019-10-03">
            <text:p>03</text:p>
          </table:table-cell>
          <table:table-cell table:style-name="ce228" table:formula="of:=[.F2]+1" office:value-type="date" office:date-value="2019-10-04">
            <text:p>04</text:p>
          </table:table-cell>
          <table:table-cell table:style-name="ce228" table:formula="of:=[.G2]+1" office:value-type="date" office:date-value="2019-10-05">
            <text:p>05</text:p>
          </table:table-cell>
          <table:table-cell table:style-name="ce228" table:formula="of:=[.H2]+1" office:value-type="date" office:date-value="2019-10-06">
            <text:p>06</text:p>
          </table:table-cell>
          <table:table-cell table:style-name="ce228" table:formula="of:=[.I2]+1" office:value-type="date" office:date-value="2019-10-07">
            <text:p>07</text:p>
          </table:table-cell>
          <table:table-cell table:style-name="ce228" table:formula="of:=[.J2]+1" office:value-type="date" office:date-value="2019-10-08">
            <text:p>08</text:p>
          </table:table-cell>
          <table:table-cell table:style-name="ce228" table:formula="of:=[.K2]+1" office:value-type="date" office:date-value="2019-10-09">
            <text:p>09</text:p>
          </table:table-cell>
          <table:table-cell table:style-name="ce228" table:formula="of:=[.L2]+1" office:value-type="date" office:date-value="2019-10-10">
            <text:p>10</text:p>
          </table:table-cell>
          <table:table-cell table:style-name="ce228" table:formula="of:=[.M2]+1" office:value-type="date" office:date-value="2019-10-11">
            <text:p>11</text:p>
          </table:table-cell>
          <table:table-cell table:style-name="ce228" table:formula="of:=[.N2]+1" office:value-type="date" office:date-value="2019-10-12">
            <text:p>12</text:p>
          </table:table-cell>
          <table:table-cell table:style-name="ce228" table:formula="of:=[.O2]+1" office:value-type="date" office:date-value="2019-10-13">
            <text:p>13</text:p>
          </table:table-cell>
          <table:table-cell table:style-name="ce228" table:formula="of:=[.P2]+1" office:value-type="date" office:date-value="2019-10-14">
            <text:p>14</text:p>
          </table:table-cell>
          <table:table-cell table:style-name="ce228" table:formula="of:=[.Q2]+1" office:value-type="date" office:date-value="2019-10-15">
            <text:p>15</text:p>
          </table:table-cell>
          <table:table-cell table:style-name="ce228" table:formula="of:=[.R2]+1" office:value-type="date" office:date-value="2019-10-16">
            <text:p>16</text:p>
          </table:table-cell>
          <table:table-cell table:style-name="ce228" table:formula="of:=[.S2]+1" office:value-type="date" office:date-value="2019-10-17">
            <text:p>17</text:p>
          </table:table-cell>
          <table:table-cell table:style-name="ce228" table:formula="of:=[.T2]+1" office:value-type="date" office:date-value="2019-10-18">
            <text:p>18</text:p>
          </table:table-cell>
          <table:table-cell table:style-name="ce228" table:formula="of:=[.U2]+1" office:value-type="date" office:date-value="2019-10-19">
            <text:p>19</text:p>
          </table:table-cell>
          <table:table-cell table:style-name="ce228" table:formula="of:=[.V2]+1" office:value-type="date" office:date-value="2019-10-20">
            <text:p>20</text:p>
          </table:table-cell>
          <table:table-cell table:style-name="ce228" table:formula="of:=[.W2]+1" office:value-type="date" office:date-value="2019-10-21">
            <text:p>21</text:p>
          </table:table-cell>
          <table:table-cell table:style-name="ce228" table:formula="of:=[.X2]+1" office:value-type="date" office:date-value="2019-10-22">
            <text:p>22</text:p>
          </table:table-cell>
          <table:table-cell table:style-name="ce228" table:formula="of:=[.Y2]+1" office:value-type="date" office:date-value="2019-10-23">
            <text:p>23</text:p>
          </table:table-cell>
          <table:table-cell table:style-name="ce228" table:formula="of:=[.Z2]+1" office:value-type="date" office:date-value="2019-10-24">
            <text:p>24</text:p>
          </table:table-cell>
          <table:table-cell table:style-name="ce228" table:formula="of:=[.AA2]+1" office:value-type="date" office:date-value="2019-10-25">
            <text:p>25</text:p>
          </table:table-cell>
          <table:table-cell table:style-name="ce228" table:formula="of:=[.AB2]+1" office:value-type="date" office:date-value="2019-10-26">
            <text:p>26</text:p>
          </table:table-cell>
          <table:table-cell table:style-name="ce228" table:formula="of:=[.AC2]+1" office:value-type="date" office:date-value="2019-10-27">
            <text:p>27</text:p>
          </table:table-cell>
          <table:table-cell table:style-name="ce228" table:formula="of:=[.AD2]+1" office:value-type="date" office:date-value="2019-10-28">
            <text:p>28</text:p>
          </table:table-cell>
          <table:table-cell table:style-name="ce228" table:formula="of:=[.AE2]+1" office:value-type="date" office:date-value="2019-10-29">
            <text:p>29</text:p>
          </table:table-cell>
          <table:table-cell table:style-name="ce228" table:formula="of:=[.AF2]+1" office:value-type="date" office:date-value="2019-10-30">
            <text:p>30</text:p>
          </table:table-cell>
          <table:table-cell table:style-name="ce228" table:formula="of:=[.AG2]+1" office:value-type="date" office:date-value="2019-10-31">
            <text:p>31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229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9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9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9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9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9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9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9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9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9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9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9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9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9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9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9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9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9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9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9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9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9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9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9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9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9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9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9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9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9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9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number-columns-repeated="952"/>
          <table:table-cell table:number-columns-repeated="38"/>
        </table:table-row>
        <table:table-row table:style-name="ro12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225" table:formula="of:=SUM([.D4:.AH4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225" table:formula="of:=SUM([.D5:.AH5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225" table:formula="of:=SUM([.D6:.AH6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225" table:formula="of:=SUM([.D7:.AH7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225" table:formula="of:=SUM([.D8:.AH8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">
            <text:p>6</text:p>
          </table:table-cell>
          <table:table-cell table:style-name="ce85" office:value-type="string">
            <text:p>DauDQ</text:p>
          </table:table-cell>
          <table:table-cell table:style-name="ce225" table:formula="of:=SUM([.D9:.AH9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7">
            <text:p>7</text:p>
          </table:table-cell>
          <table:table-cell table:style-name="ce55" office:value-type="string">
            <text:p>DuongDN</text:p>
          </table:table-cell>
          <table:table-cell table:style-name="ce225" table:formula="of:=SUM([.D10:.AH10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8">
            <text:p>8</text:p>
          </table:table-cell>
          <table:table-cell table:style-name="ce55" office:value-type="string">
            <text:p>DuyNM</text:p>
          </table:table-cell>
          <table:table-cell table:style-name="ce225" table:formula="of:=SUM([.D11:.AH11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9">
            <text:p>9</text:p>
          </table:table-cell>
          <table:table-cell table:style-name="ce55" office:value-type="string">
            <text:p>DuyenLT</text:p>
          </table:table-cell>
          <table:table-cell table:style-name="ce225" table:formula="of:=SUM([.D12:.AH12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0">
            <text:p>10</text:p>
          </table:table-cell>
          <table:table-cell table:style-name="ce55" office:value-type="string">
            <text:p>GiauNV</text:p>
          </table:table-cell>
          <table:table-cell table:style-name="ce225" table:formula="of:=SUM([.D13:.AH13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1">
            <text:p>11</text:p>
          </table:table-cell>
          <table:table-cell table:style-name="ce86" office:value-type="string">
            <text:p>HaTH</text:p>
          </table:table-cell>
          <table:table-cell table:style-name="ce225" table:formula="of:=SUM([.D14:.AH14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2">
            <text:p>12</text:p>
          </table:table-cell>
          <table:table-cell table:style-name="ce55" office:value-type="string">
            <text:p>HaVS</text:p>
          </table:table-cell>
          <table:table-cell table:style-name="ce225" table:formula="of:=SUM([.D15:.AH15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3">
            <text:p>13</text:p>
          </table:table-cell>
          <table:table-cell table:style-name="ce55" office:value-type="string">
            <text:p>HaiNM</text:p>
          </table:table-cell>
          <table:table-cell table:style-name="ce225" table:formula="of:=SUM([.D16:.AH16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4">
            <text:p>14</text:p>
          </table:table-cell>
          <table:table-cell table:style-name="ce55" office:value-type="string">
            <text:p>HangDTT</text:p>
          </table:table-cell>
          <table:table-cell table:style-name="ce225" table:formula="of:=SUM([.D17:.AH17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5">
            <text:p>15</text:p>
          </table:table-cell>
          <table:table-cell table:style-name="ce55" office:value-type="string">
            <text:p>HanTTH</text:p>
          </table:table-cell>
          <table:table-cell table:style-name="ce225" table:formula="of:=SUM([.D18:.AH18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6">
            <text:p>16</text:p>
          </table:table-cell>
          <table:table-cell table:style-name="ce55" office:value-type="string">
            <text:p>HienNV</text:p>
          </table:table-cell>
          <table:table-cell table:style-name="ce225" table:formula="of:=SUM([.D19:.AH19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7">
            <text:p>17</text:p>
          </table:table-cell>
          <table:table-cell table:style-name="ce55" office:value-type="string">
            <text:p>HieuNKT</text:p>
          </table:table-cell>
          <table:table-cell table:style-name="ce225" table:formula="of:=SUM([.D20:.AH20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8">
            <text:p>18</text:p>
          </table:table-cell>
          <table:table-cell table:style-name="ce55" office:value-type="string">
            <text:p>HueND</text:p>
          </table:table-cell>
          <table:table-cell table:style-name="ce225" table:formula="of:=SUM([.D21:.AH21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9">
            <text:p>19</text:p>
          </table:table-cell>
          <table:table-cell table:style-name="ce55" office:value-type="string">
            <text:p>HungLV</text:p>
          </table:table-cell>
          <table:table-cell table:style-name="ce225" table:formula="of:=SUM([.D22:.AH22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0">
            <text:p>20</text:p>
          </table:table-cell>
          <table:table-cell table:style-name="ce55" office:value-type="string">
            <text:p>HungPN</text:p>
          </table:table-cell>
          <table:table-cell table:style-name="ce225" table:formula="of:=SUM([.D23:.AH23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1">
            <text:p>21</text:p>
          </table:table-cell>
          <table:table-cell table:style-name="ce55" office:value-type="string">
            <text:p>HuyNG</text:p>
          </table:table-cell>
          <table:table-cell table:style-name="ce225" table:formula="of:=SUM([.D24:.AH24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2">
            <text:p>22</text:p>
          </table:table-cell>
          <table:table-cell table:style-name="ce55" office:value-type="string">
            <text:p>KhangNHH</text:p>
          </table:table-cell>
          <table:table-cell table:style-name="ce225" table:formula="of:=SUM([.D25:.AH25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3">
            <text:p>23</text:p>
          </table:table-cell>
          <table:table-cell table:style-name="ce55" office:value-type="string">
            <text:p>KhanhNN</text:p>
          </table:table-cell>
          <table:table-cell table:style-name="ce225" table:formula="of:=SUM([.D26:.AH26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4">
            <text:p>24</text:p>
          </table:table-cell>
          <table:table-cell table:style-name="ce55" office:value-type="string">
            <text:p>KhoaND</text:p>
          </table:table-cell>
          <table:table-cell table:style-name="ce225" table:formula="of:=SUM([.D27:.AH27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5">
            <text:p>25</text:p>
          </table:table-cell>
          <table:table-cell table:style-name="ce55" office:value-type="string">
            <text:p>KietNVT</text:p>
          </table:table-cell>
          <table:table-cell table:style-name="ce225" table:formula="of:=SUM([.D28:.AH28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6">
            <text:p>26</text:p>
          </table:table-cell>
          <table:table-cell table:style-name="ce55" office:value-type="string">
            <text:p>LinhBT</text:p>
          </table:table-cell>
          <table:table-cell table:style-name="ce225" table:formula="of:=SUM([.D29:.AH29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7">
            <text:p>27</text:p>
          </table:table-cell>
          <table:table-cell table:style-name="ce55" office:value-type="string">
            <text:p>LongDD</text:p>
          </table:table-cell>
          <table:table-cell table:style-name="ce225" table:formula="of:=SUM([.D30:.AH30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8">
            <text:p>28</text:p>
          </table:table-cell>
          <table:table-cell table:style-name="ce121" office:value-type="string">
            <text:p>MaiLT</text:p>
          </table:table-cell>
          <table:table-cell table:style-name="ce225" table:formula="of:=SUM([.D31:.AH31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29">
            <text:p>29</text:p>
          </table:table-cell>
          <table:table-cell table:style-name="ce55" office:value-type="string">
            <text:p>ManhNB</text:p>
          </table:table-cell>
          <table:table-cell table:style-name="ce225" table:formula="of:=SUM([.D32:.AH32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30">
            <text:p>30</text:p>
          </table:table-cell>
          <table:table-cell table:style-name="ce55" office:value-type="string">
            <text:p>NamTV</text:p>
          </table:table-cell>
          <table:table-cell table:style-name="ce225" table:formula="of:=SUM([.D33:.AH33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1">
            <text:p>31</text:p>
          </table:table-cell>
          <table:table-cell table:style-name="ce55" office:value-type="string">
            <text:p>NhanHTH</text:p>
          </table:table-cell>
          <table:table-cell table:style-name="ce225" table:formula="of:=SUM([.D34:.AH34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2">
            <text:p>32</text:p>
          </table:table-cell>
          <table:table-cell table:style-name="ce55" office:value-type="string">
            <text:p>NhanNM</text:p>
          </table:table-cell>
          <table:table-cell table:style-name="ce225" table:formula="of:=SUM([.D35:.AH35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3">
            <text:p>33</text:p>
          </table:table-cell>
          <table:table-cell table:style-name="ce55" office:value-type="string">
            <text:p>NhanPV</text:p>
          </table:table-cell>
          <table:table-cell table:style-name="ce225" table:formula="of:=SUM([.D36:.AH36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4">
            <text:p>34</text:p>
          </table:table-cell>
          <table:table-cell table:style-name="ce55" office:value-type="string">
            <text:p>NhatNH</text:p>
          </table:table-cell>
          <table:table-cell table:style-name="ce225" table:formula="of:=SUM([.D37:.AH37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5">
            <text:p>35</text:p>
          </table:table-cell>
          <table:table-cell table:style-name="ce55" office:value-type="string">
            <text:p>NhungLM</text:p>
          </table:table-cell>
          <table:table-cell table:style-name="ce225" table:formula="of:=SUM([.D38:.AH38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6">
            <text:p>36</text:p>
          </table:table-cell>
          <table:table-cell table:style-name="ce55" office:value-type="string">
            <text:p>NhuPHQ</text:p>
          </table:table-cell>
          <table:table-cell table:style-name="ce225" table:formula="of:=SUM([.D39:.AH39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7">
            <text:p>37</text:p>
          </table:table-cell>
          <table:table-cell table:style-name="ce55" office:value-type="string">
            <text:p>NhuVNQ</text:p>
          </table:table-cell>
          <table:table-cell table:style-name="ce225" table:formula="of:=SUM([.D40:.AH40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8">
            <text:p>38</text:p>
          </table:table-cell>
          <table:table-cell table:style-name="ce85" office:value-type="string">
            <text:p>PhatHDT</text:p>
          </table:table-cell>
          <table:table-cell table:style-name="ce225" table:formula="of:=SUM([.D41:.AH41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9">
            <text:p>39</text:p>
          </table:table-cell>
          <table:table-cell table:style-name="ce55" office:value-type="string">
            <text:p>PhongTH</text:p>
          </table:table-cell>
          <table:table-cell table:style-name="ce225" table:formula="of:=SUM([.D42:.AH42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0">
            <text:p>40</text:p>
          </table:table-cell>
          <table:table-cell table:style-name="ce55" office:value-type="string">
            <text:p>PhuTV</text:p>
          </table:table-cell>
          <table:table-cell table:style-name="ce225" table:formula="of:=SUM([.D43:.AH43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1">
            <text:p>41</text:p>
          </table:table-cell>
          <table:table-cell table:style-name="ce55" office:value-type="string">
            <text:p>SangLT</text:p>
          </table:table-cell>
          <table:table-cell table:style-name="ce225" table:formula="of:=SUM([.D44:.AH44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2">
            <text:p>42</text:p>
          </table:table-cell>
          <table:table-cell table:style-name="ce55" office:value-type="string">
            <text:p>TaiPA</text:p>
          </table:table-cell>
          <table:table-cell table:style-name="ce225" table:formula="of:=SUM([.D45:.AH45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3">
            <text:p>43</text:p>
          </table:table-cell>
          <table:table-cell table:style-name="ce55" office:value-type="string">
            <text:p>TamHVH</text:p>
          </table:table-cell>
          <table:table-cell table:style-name="ce225" table:formula="of:=SUM([.D46:.AH46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4">
            <text:p>44</text:p>
          </table:table-cell>
          <table:table-cell table:style-name="ce55" office:value-type="string">
            <text:p>TamLH</text:p>
          </table:table-cell>
          <table:table-cell table:style-name="ce225" table:formula="of:=SUM([.D47:.AH47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5">
            <text:p>45</text:p>
          </table:table-cell>
          <table:table-cell table:style-name="ce55" office:value-type="string">
            <text:p>TinNQ</text:p>
          </table:table-cell>
          <table:table-cell table:style-name="ce225" table:formula="of:=SUM([.D48:.AH48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6">
            <text:p>46</text:p>
          </table:table-cell>
          <table:table-cell table:style-name="ce55" office:value-type="string">
            <text:p>TinhNVP</text:p>
          </table:table-cell>
          <table:table-cell table:style-name="ce225" table:formula="of:=SUM([.D49:.AH49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7">
            <text:p>47</text:p>
          </table:table-cell>
          <table:table-cell table:style-name="ce55" office:value-type="string">
            <text:p>TienND</text:p>
          </table:table-cell>
          <table:table-cell table:style-name="ce225" table:formula="of:=SUM([.D50:.AH50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8">
            <text:p>48</text:p>
          </table:table-cell>
          <table:table-cell table:style-name="ce121" office:value-type="string">
            <text:p>ToanDT</text:p>
          </table:table-cell>
          <table:table-cell table:style-name="ce225" table:formula="of:=SUM([.D51:.AH51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9">
            <text:p>49</text:p>
          </table:table-cell>
          <table:table-cell table:style-name="ce55" office:value-type="string">
            <text:p>TuanNT</text:p>
          </table:table-cell>
          <table:table-cell table:style-name="ce225" table:formula="of:=SUM([.D52:.AH52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0">
            <text:p>50</text:p>
          </table:table-cell>
          <table:table-cell table:style-name="ce55" office:value-type="string">
            <text:p>ThaiNHQ</text:p>
          </table:table-cell>
          <table:table-cell table:style-name="ce225" table:formula="of:=SUM([.D53:.AH53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1">
            <text:p>51</text:p>
          </table:table-cell>
          <table:table-cell table:style-name="ce55" office:value-type="string">
            <text:p>ThamDT</text:p>
          </table:table-cell>
          <table:table-cell table:style-name="ce225" table:formula="of:=SUM([.D54:.AH54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2">
            <text:p>52</text:p>
          </table:table-cell>
          <table:table-cell table:style-name="ce55" office:value-type="string">
            <text:p>ThanhCH</text:p>
          </table:table-cell>
          <table:table-cell table:style-name="ce225" table:formula="of:=SUM([.D55:.AH55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3">
            <text:p>53</text:p>
          </table:table-cell>
          <table:table-cell table:style-name="ce55" office:value-type="string">
            <text:p>ThienTM</text:p>
          </table:table-cell>
          <table:table-cell table:style-name="ce225" table:formula="of:=SUM([.D56:.AH56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4">
            <text:p>54</text:p>
          </table:table-cell>
          <table:table-cell table:style-name="ce121" office:value-type="string">
            <text:p>ThinhCT</text:p>
          </table:table-cell>
          <table:table-cell table:style-name="ce225" table:formula="of:=SUM([.D57:.AH57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5">
            <text:p>55</text:p>
          </table:table-cell>
          <table:table-cell table:style-name="ce55" office:value-type="string">
            <text:p>ThinhT</text:p>
          </table:table-cell>
          <table:table-cell table:style-name="ce225" table:formula="of:=SUM([.D58:.AH58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6">
            <text:p>56</text:p>
          </table:table-cell>
          <table:table-cell table:style-name="ce55" office:value-type="string">
            <text:p>ThuyLTT</text:p>
          </table:table-cell>
          <table:table-cell table:style-name="ce225" table:formula="of:=SUM([.D59:.AH59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7">
            <text:p>57</text:p>
          </table:table-cell>
          <table:table-cell table:style-name="ce55" office:value-type="string">
            <text:p>ThuyNTX</text:p>
          </table:table-cell>
          <table:table-cell table:style-name="ce225" table:formula="of:=SUM([.D60:.AH60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8">
            <text:p>58</text:p>
          </table:table-cell>
          <table:table-cell table:style-name="ce55" office:value-type="string">
            <text:p>ThuyenTTN</text:p>
          </table:table-cell>
          <table:table-cell table:style-name="ce225" table:formula="of:=SUM([.D61:.AH61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9">
            <text:p>59</text:p>
          </table:table-cell>
          <table:table-cell table:style-name="ce55" office:value-type="string">
            <text:p>TrietVM</text:p>
          </table:table-cell>
          <table:table-cell table:style-name="ce225" table:formula="of:=SUM([.D62:.AH62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0">
            <text:p>60</text:p>
          </table:table-cell>
          <table:table-cell table:style-name="ce55" office:value-type="string">
            <text:p>TrucPDT</text:p>
          </table:table-cell>
          <table:table-cell table:style-name="ce225" table:formula="of:=SUM([.D63:.AH63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1">
            <text:p>61</text:p>
          </table:table-cell>
          <table:table-cell table:style-name="ce55" office:value-type="string">
            <text:p>VinhNT</text:p>
          </table:table-cell>
          <table:table-cell table:style-name="ce225" table:formula="of:=SUM([.D64:.AH64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2">
            <text:p>62</text:p>
          </table:table-cell>
          <table:table-cell table:style-name="ce55" office:value-type="string">
            <text:p>VinhP</text:p>
          </table:table-cell>
          <table:table-cell table:style-name="ce225" table:formula="of:=SUM([.D65:.AH65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3">
            <text:p>63</text:p>
          </table:table-cell>
          <table:table-cell table:style-name="ce55" office:value-type="string">
            <text:p>ViTHT</text:p>
          </table:table-cell>
          <table:table-cell table:style-name="ce225" table:formula="of:=SUM([.D66:.AH66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4">
            <text:p>64</text:p>
          </table:table-cell>
          <table:table-cell table:style-name="ce55" office:value-type="string">
            <text:p>VietDQ</text:p>
          </table:table-cell>
          <table:table-cell table:style-name="ce225" table:formula="of:=SUM([.D67:.AH67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5">
            <text:p>65</text:p>
          </table:table-cell>
          <table:table-cell table:style-name="ce55" office:value-type="string">
            <text:p>VuPTM</text:p>
          </table:table-cell>
          <table:table-cell table:style-name="ce225" table:formula="of:=SUM([.D68:.AH68])" office:value-type="float" office:value="0">
            <text:p>0</text:p>
          </table:table-cell>
          <table:table-cell table:style-name="ce230" table:number-columns-repeated="13"/>
          <table:table-cell table:style-name="ce237" table:number-columns-repeated="7"/>
          <table:table-cell table:style-name="ce230" table:number-columns-repeated="1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6">
            <text:p>66</text:p>
          </table:table-cell>
          <table:table-cell table:style-name="ce55" office:value-type="string">
            <text:p>VyNL</text:p>
          </table:table-cell>
          <table:table-cell table:style-name="ce225" table:formula="of:=SUM([.D69:.AH69])" office:value-type="float" office:value="0">
            <text:p>0</text:p>
          </table:table-cell>
          <table:table-cell table:style-name="ce230" table:number-columns-repeated="13"/>
          <table:table-cell table:style-name="ce237" table:number-columns-repeated="7"/>
          <table:table-cell table:style-name="ce230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2"/>
          <table:table-cell table:style-name="ce55"/>
          <table:table-cell table:style-name="ce225"/>
          <table:table-cell table:style-name="ce230" table:number-columns-repeated="13"/>
          <table:table-cell table:style-name="ce237" table:number-columns-repeated="7"/>
          <table:table-cell table:style-name="ce230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226"/>
          <table:covered-table-cell table:number-columns-repeated="31" table:style-name="ce231"/>
          <table:table-cell table:style-name="ce105" table:number-columns-repeated="952"/>
          <table:table-cell table:style-name="ce106" table:number-columns-repeated="38"/>
        </table:table-row>
        <table:table-row table:style-name="ro2" table:number-rows-repeated="65336">
          <table:table-cell table:style-name="ce54" table:number-columns-repeated="3"/>
          <table:table-cell table:style-name="ce232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49">
          <table:table-cell table:style-name="ce54" table:number-columns-repeated="3"/>
          <table:table-cell table:style-name="ce232"/>
          <table:table-cell table:number-columns-repeated="27"/>
          <table:table-cell table:style-name="ce232" table:number-columns-repeated="3"/>
          <table:table-cell table:style-name="ce54" table:number-columns-repeated="952"/>
          <table:table-cell table:number-columns-repeated="38"/>
        </table:table-row>
        <table:table-row table:style-name="ro2" table:number-rows-repeated="9831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1" table:style-name="ta4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8" table:default-cell-style-name="ce247"/>
        <table:table-column table:style-name="co35" table:number-columns-repeated="7" table:default-cell-style-name="ce247"/>
        <table:table-column table:style-name="co34" table:number-columns-repeated="16" table:default-cell-style-name="ce247"/>
        <table:table-column table:style-name="co7" table:number-columns-repeated="990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241" table:number-columns-repeated="8"/>
          <table:table-cell table:style-name="ce248" office:value-type="string" table:number-columns-spanned="2" table:number-rows-spanned="1">
            <text:p>Month</text:p>
          </table:table-cell>
          <table:covered-table-cell table:style-name="ce249"/>
          <table:table-cell table:style-name="ce250" table:content-validation-name="val1" office:value-type="float" office:value="11" table:number-columns-spanned="2" table:number-rows-spanned="1">
            <text:p>11</text:p>
          </table:table-cell>
          <table:covered-table-cell table:style-name="ce249"/>
          <table:table-cell table:style-name="ce248" office:value-type="string" table:number-columns-spanned="2" table:number-rows-spanned="1">
            <text:p>Year</text:p>
          </table:table-cell>
          <table:covered-table-cell table:style-name="ce249"/>
          <table:table-cell table:style-name="ce248" office:value-type="float" office:value="2019" table:number-columns-spanned="2" table:number-rows-spanned="1">
            <text:p>2019</text:p>
          </table:table-cell>
          <table:covered-table-cell table:style-name="ce252"/>
          <table:table-cell table:style-name="ce241" table:number-columns-repeated="15"/>
          <table:table-cell table:style-name="ce104" table:number-columns-repeated="952"/>
          <table:table-cell table:number-columns-repeated="38"/>
        </table:table-row>
        <table:table-row table:style-name="ro2">
          <table:table-cell table:style-name="ce81" table:number-columns-repeated="3"/>
          <table:table-cell table:style-name="ce242" table:formula="of:=DATE([.$R$1];[.N1];1)" office:value-type="date" office:date-value="2019-11-01">
            <text:p>01</text:p>
          </table:table-cell>
          <table:table-cell table:style-name="ce242" table:formula="of:=[.D2]+1" office:value-type="date" office:date-value="2019-11-02">
            <text:p>02</text:p>
          </table:table-cell>
          <table:table-cell table:style-name="ce242" table:formula="of:=[.E2]+1" office:value-type="date" office:date-value="2019-11-03">
            <text:p>03</text:p>
          </table:table-cell>
          <table:table-cell table:style-name="ce242" table:formula="of:=[.F2]+1" office:value-type="date" office:date-value="2019-11-04">
            <text:p>04</text:p>
          </table:table-cell>
          <table:table-cell table:style-name="ce242" table:formula="of:=[.G2]+1" office:value-type="date" office:date-value="2019-11-05">
            <text:p>05</text:p>
          </table:table-cell>
          <table:table-cell table:style-name="ce242" table:formula="of:=[.H2]+1" office:value-type="date" office:date-value="2019-11-06">
            <text:p>06</text:p>
          </table:table-cell>
          <table:table-cell table:style-name="ce242" table:formula="of:=[.I2]+1" office:value-type="date" office:date-value="2019-11-07">
            <text:p>07</text:p>
          </table:table-cell>
          <table:table-cell table:style-name="ce242" table:formula="of:=[.J2]+1" office:value-type="date" office:date-value="2019-11-08">
            <text:p>08</text:p>
          </table:table-cell>
          <table:table-cell table:style-name="ce242" table:formula="of:=[.K2]+1" office:value-type="date" office:date-value="2019-11-09">
            <text:p>09</text:p>
          </table:table-cell>
          <table:table-cell table:style-name="ce242" table:formula="of:=[.L2]+1" office:value-type="date" office:date-value="2019-11-10">
            <text:p>10</text:p>
          </table:table-cell>
          <table:table-cell table:style-name="ce242" table:formula="of:=[.M2]+1" office:value-type="date" office:date-value="2019-11-11">
            <text:p>11</text:p>
          </table:table-cell>
          <table:table-cell table:style-name="ce242" table:formula="of:=[.N2]+1" office:value-type="date" office:date-value="2019-11-12">
            <text:p>12</text:p>
          </table:table-cell>
          <table:table-cell table:style-name="ce242" table:formula="of:=[.O2]+1" office:value-type="date" office:date-value="2019-11-13">
            <text:p>13</text:p>
          </table:table-cell>
          <table:table-cell table:style-name="ce242" table:formula="of:=[.P2]+1" office:value-type="date" office:date-value="2019-11-14">
            <text:p>14</text:p>
          </table:table-cell>
          <table:table-cell table:style-name="ce242" table:formula="of:=[.Q2]+1" office:value-type="date" office:date-value="2019-11-15">
            <text:p>15</text:p>
          </table:table-cell>
          <table:table-cell table:style-name="ce242" table:formula="of:=[.R2]+1" office:value-type="date" office:date-value="2019-11-16">
            <text:p>16</text:p>
          </table:table-cell>
          <table:table-cell table:style-name="ce242" table:formula="of:=[.S2]+1" office:value-type="date" office:date-value="2019-11-17">
            <text:p>17</text:p>
          </table:table-cell>
          <table:table-cell table:style-name="ce242" table:formula="of:=[.T2]+1" office:value-type="date" office:date-value="2019-11-18">
            <text:p>18</text:p>
          </table:table-cell>
          <table:table-cell table:style-name="ce242" table:formula="of:=[.U2]+1" office:value-type="date" office:date-value="2019-11-19">
            <text:p>19</text:p>
          </table:table-cell>
          <table:table-cell table:style-name="ce242" table:formula="of:=[.V2]+1" office:value-type="date" office:date-value="2019-11-20">
            <text:p>20</text:p>
          </table:table-cell>
          <table:table-cell table:style-name="ce242" table:formula="of:=[.W2]+1" office:value-type="date" office:date-value="2019-11-21">
            <text:p>21</text:p>
          </table:table-cell>
          <table:table-cell table:style-name="ce242" table:formula="of:=[.X2]+1" office:value-type="date" office:date-value="2019-11-22">
            <text:p>22</text:p>
          </table:table-cell>
          <table:table-cell table:style-name="ce242" table:formula="of:=[.Y2]+1" office:value-type="date" office:date-value="2019-11-23">
            <text:p>23</text:p>
          </table:table-cell>
          <table:table-cell table:style-name="ce242" table:formula="of:=[.Z2]+1" office:value-type="date" office:date-value="2019-11-24">
            <text:p>24</text:p>
          </table:table-cell>
          <table:table-cell table:style-name="ce242" table:formula="of:=[.AA2]+1" office:value-type="date" office:date-value="2019-11-25">
            <text:p>25</text:p>
          </table:table-cell>
          <table:table-cell table:style-name="ce242" table:formula="of:=[.AB2]+1" office:value-type="date" office:date-value="2019-11-26">
            <text:p>26</text:p>
          </table:table-cell>
          <table:table-cell table:style-name="ce242" table:formula="of:=[.AC2]+1" office:value-type="date" office:date-value="2019-11-27">
            <text:p>27</text:p>
          </table:table-cell>
          <table:table-cell table:style-name="ce242" table:formula="of:=[.AD2]+1" office:value-type="date" office:date-value="2019-11-28">
            <text:p>28</text:p>
          </table:table-cell>
          <table:table-cell table:style-name="ce242" table:formula="of:=[.AE2]+1" office:value-type="date" office:date-value="2019-11-29">
            <text:p>29</text:p>
          </table:table-cell>
          <table:table-cell table:style-name="ce242" table:formula="of:=[.AF2]+1" office:value-type="date" office:date-value="2019-11-30">
            <text:p>30</text:p>
          </table:table-cell>
          <table:table-cell table:style-name="ce242" table:formula="of:=[.AG2]+1" office:value-type="date" office:date-value="2019-12-01">
            <text:p>01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243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3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3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3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3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3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3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3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3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3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3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3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3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3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3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3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3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3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3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3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3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3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3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3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3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3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3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3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3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3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3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number-columns-repeated="952"/>
          <table:table-cell table:number-columns-repeated="38"/>
        </table:table-row>
        <table:table-row table:style-name="ro12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239" table:formula="of:=SUM([.D4:.AH4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239" table:formula="of:=SUM([.D5:.AH5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239" table:formula="of:=SUM([.D6:.AH6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239" table:formula="of:=SUM([.D7:.AH7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239" table:formula="of:=SUM([.D8:.AH8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">
            <text:p>6</text:p>
          </table:table-cell>
          <table:table-cell table:style-name="ce85" office:value-type="string">
            <text:p>DauDQ</text:p>
          </table:table-cell>
          <table:table-cell table:style-name="ce239" table:formula="of:=SUM([.D9:.AH9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7">
            <text:p>7</text:p>
          </table:table-cell>
          <table:table-cell table:style-name="ce55" office:value-type="string">
            <text:p>DuongDN</text:p>
          </table:table-cell>
          <table:table-cell table:style-name="ce239" table:formula="of:=SUM([.D10:.AH10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8">
            <text:p>8</text:p>
          </table:table-cell>
          <table:table-cell table:style-name="ce55" office:value-type="string">
            <text:p>DuyNM</text:p>
          </table:table-cell>
          <table:table-cell table:style-name="ce239" table:formula="of:=SUM([.D11:.AH11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9">
            <text:p>9</text:p>
          </table:table-cell>
          <table:table-cell table:style-name="ce55" office:value-type="string">
            <text:p>DuyenLT</text:p>
          </table:table-cell>
          <table:table-cell table:style-name="ce239" table:formula="of:=SUM([.D12:.AH12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0">
            <text:p>10</text:p>
          </table:table-cell>
          <table:table-cell table:style-name="ce55" office:value-type="string">
            <text:p>GiauNV</text:p>
          </table:table-cell>
          <table:table-cell table:style-name="ce239" table:formula="of:=SUM([.D13:.AH13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1">
            <text:p>11</text:p>
          </table:table-cell>
          <table:table-cell table:style-name="ce86" office:value-type="string">
            <text:p>HaTH</text:p>
          </table:table-cell>
          <table:table-cell table:style-name="ce239" table:formula="of:=SUM([.D14:.AH14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2">
            <text:p>12</text:p>
          </table:table-cell>
          <table:table-cell table:style-name="ce55" office:value-type="string">
            <text:p>HaVS</text:p>
          </table:table-cell>
          <table:table-cell table:style-name="ce239" table:formula="of:=SUM([.D15:.AH15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3">
            <text:p>13</text:p>
          </table:table-cell>
          <table:table-cell table:style-name="ce55" office:value-type="string">
            <text:p>HaiNM</text:p>
          </table:table-cell>
          <table:table-cell table:style-name="ce239" table:formula="of:=SUM([.D16:.AH16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4">
            <text:p>14</text:p>
          </table:table-cell>
          <table:table-cell table:style-name="ce55" office:value-type="string">
            <text:p>HangDTT</text:p>
          </table:table-cell>
          <table:table-cell table:style-name="ce239" table:formula="of:=SUM([.D17:.AH17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5">
            <text:p>15</text:p>
          </table:table-cell>
          <table:table-cell table:style-name="ce55" office:value-type="string">
            <text:p>HanTTH</text:p>
          </table:table-cell>
          <table:table-cell table:style-name="ce239" table:formula="of:=SUM([.D18:.AH18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6">
            <text:p>16</text:p>
          </table:table-cell>
          <table:table-cell table:style-name="ce55" office:value-type="string">
            <text:p>HienNV</text:p>
          </table:table-cell>
          <table:table-cell table:style-name="ce239" table:formula="of:=SUM([.D19:.AH19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7">
            <text:p>17</text:p>
          </table:table-cell>
          <table:table-cell table:style-name="ce55" office:value-type="string">
            <text:p>HieuNKT</text:p>
          </table:table-cell>
          <table:table-cell table:style-name="ce239" table:formula="of:=SUM([.D20:.AH20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8">
            <text:p>18</text:p>
          </table:table-cell>
          <table:table-cell table:style-name="ce55" office:value-type="string">
            <text:p>HueND</text:p>
          </table:table-cell>
          <table:table-cell table:style-name="ce239" table:formula="of:=SUM([.D21:.AH21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9">
            <text:p>19</text:p>
          </table:table-cell>
          <table:table-cell table:style-name="ce55" office:value-type="string">
            <text:p>HungLV</text:p>
          </table:table-cell>
          <table:table-cell table:style-name="ce239" table:formula="of:=SUM([.D22:.AH22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0">
            <text:p>20</text:p>
          </table:table-cell>
          <table:table-cell table:style-name="ce55" office:value-type="string">
            <text:p>HungPN</text:p>
          </table:table-cell>
          <table:table-cell table:style-name="ce239" table:formula="of:=SUM([.D23:.AH23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1">
            <text:p>21</text:p>
          </table:table-cell>
          <table:table-cell table:style-name="ce55" office:value-type="string">
            <text:p>HuyNG</text:p>
          </table:table-cell>
          <table:table-cell table:style-name="ce239" table:formula="of:=SUM([.D24:.AH24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2">
            <text:p>22</text:p>
          </table:table-cell>
          <table:table-cell table:style-name="ce55" office:value-type="string">
            <text:p>KhangNHH</text:p>
          </table:table-cell>
          <table:table-cell table:style-name="ce239" table:formula="of:=SUM([.D25:.AH25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3">
            <text:p>23</text:p>
          </table:table-cell>
          <table:table-cell table:style-name="ce55" office:value-type="string">
            <text:p>KhanhNN</text:p>
          </table:table-cell>
          <table:table-cell table:style-name="ce239" table:formula="of:=SUM([.D26:.AH26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4">
            <text:p>24</text:p>
          </table:table-cell>
          <table:table-cell table:style-name="ce55" office:value-type="string">
            <text:p>KhoaND</text:p>
          </table:table-cell>
          <table:table-cell table:style-name="ce239" table:formula="of:=SUM([.D27:.AH27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5">
            <text:p>25</text:p>
          </table:table-cell>
          <table:table-cell table:style-name="ce55" office:value-type="string">
            <text:p>KietNVT</text:p>
          </table:table-cell>
          <table:table-cell table:style-name="ce239" table:formula="of:=SUM([.D28:.AH28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6">
            <text:p>26</text:p>
          </table:table-cell>
          <table:table-cell table:style-name="ce55" office:value-type="string">
            <text:p>LinhBT</text:p>
          </table:table-cell>
          <table:table-cell table:style-name="ce239" table:formula="of:=SUM([.D29:.AH29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7">
            <text:p>27</text:p>
          </table:table-cell>
          <table:table-cell table:style-name="ce55" office:value-type="string">
            <text:p>LongDD</text:p>
          </table:table-cell>
          <table:table-cell table:style-name="ce239" table:formula="of:=SUM([.D30:.AH30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8">
            <text:p>28</text:p>
          </table:table-cell>
          <table:table-cell table:style-name="ce121" office:value-type="string">
            <text:p>MaiLT</text:p>
          </table:table-cell>
          <table:table-cell table:style-name="ce239" table:formula="of:=SUM([.D31:.AH31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29">
            <text:p>29</text:p>
          </table:table-cell>
          <table:table-cell table:style-name="ce55" office:value-type="string">
            <text:p>ManhNB</text:p>
          </table:table-cell>
          <table:table-cell table:style-name="ce239" table:formula="of:=SUM([.D32:.AH32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30">
            <text:p>30</text:p>
          </table:table-cell>
          <table:table-cell table:style-name="ce55" office:value-type="string">
            <text:p>NamTV</text:p>
          </table:table-cell>
          <table:table-cell table:style-name="ce239" table:formula="of:=SUM([.D33:.AH33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1">
            <text:p>31</text:p>
          </table:table-cell>
          <table:table-cell table:style-name="ce55" office:value-type="string">
            <text:p>NhanHTH</text:p>
          </table:table-cell>
          <table:table-cell table:style-name="ce239" table:formula="of:=SUM([.D34:.AH34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2">
            <text:p>32</text:p>
          </table:table-cell>
          <table:table-cell table:style-name="ce55" office:value-type="string">
            <text:p>NhanNM</text:p>
          </table:table-cell>
          <table:table-cell table:style-name="ce239" table:formula="of:=SUM([.D35:.AH35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3">
            <text:p>33</text:p>
          </table:table-cell>
          <table:table-cell table:style-name="ce55" office:value-type="string">
            <text:p>NhanPV</text:p>
          </table:table-cell>
          <table:table-cell table:style-name="ce239" table:formula="of:=SUM([.D36:.AH36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4">
            <text:p>34</text:p>
          </table:table-cell>
          <table:table-cell table:style-name="ce55" office:value-type="string">
            <text:p>NhatNH</text:p>
          </table:table-cell>
          <table:table-cell table:style-name="ce239" table:formula="of:=SUM([.D37:.AH37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5">
            <text:p>35</text:p>
          </table:table-cell>
          <table:table-cell table:style-name="ce55" office:value-type="string">
            <text:p>NhungLM</text:p>
          </table:table-cell>
          <table:table-cell table:style-name="ce239" table:formula="of:=SUM([.D38:.AH38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6">
            <text:p>36</text:p>
          </table:table-cell>
          <table:table-cell table:style-name="ce55" office:value-type="string">
            <text:p>NhuPHQ</text:p>
          </table:table-cell>
          <table:table-cell table:style-name="ce239" table:formula="of:=SUM([.D39:.AH39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7">
            <text:p>37</text:p>
          </table:table-cell>
          <table:table-cell table:style-name="ce55" office:value-type="string">
            <text:p>NhuVNQ</text:p>
          </table:table-cell>
          <table:table-cell table:style-name="ce239" table:formula="of:=SUM([.D40:.AH40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8">
            <text:p>38</text:p>
          </table:table-cell>
          <table:table-cell table:style-name="ce85" office:value-type="string">
            <text:p>PhatHDT</text:p>
          </table:table-cell>
          <table:table-cell table:style-name="ce239" table:formula="of:=SUM([.D41:.AH41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9">
            <text:p>39</text:p>
          </table:table-cell>
          <table:table-cell table:style-name="ce55" office:value-type="string">
            <text:p>PhongTH</text:p>
          </table:table-cell>
          <table:table-cell table:style-name="ce239" table:formula="of:=SUM([.D42:.AH42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0">
            <text:p>40</text:p>
          </table:table-cell>
          <table:table-cell table:style-name="ce55" office:value-type="string">
            <text:p>PhuTV</text:p>
          </table:table-cell>
          <table:table-cell table:style-name="ce239" table:formula="of:=SUM([.D43:.AH43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1">
            <text:p>41</text:p>
          </table:table-cell>
          <table:table-cell table:style-name="ce55" office:value-type="string">
            <text:p>SangLT</text:p>
          </table:table-cell>
          <table:table-cell table:style-name="ce239" table:formula="of:=SUM([.D44:.AH44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2">
            <text:p>42</text:p>
          </table:table-cell>
          <table:table-cell table:style-name="ce55" office:value-type="string">
            <text:p>TaiPA</text:p>
          </table:table-cell>
          <table:table-cell table:style-name="ce239" table:formula="of:=SUM([.D45:.AH45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3">
            <text:p>43</text:p>
          </table:table-cell>
          <table:table-cell table:style-name="ce55" office:value-type="string">
            <text:p>TamHVH</text:p>
          </table:table-cell>
          <table:table-cell table:style-name="ce239" table:formula="of:=SUM([.D46:.AH46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4">
            <text:p>44</text:p>
          </table:table-cell>
          <table:table-cell table:style-name="ce55" office:value-type="string">
            <text:p>TamLH</text:p>
          </table:table-cell>
          <table:table-cell table:style-name="ce239" table:formula="of:=SUM([.D47:.AH47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5">
            <text:p>45</text:p>
          </table:table-cell>
          <table:table-cell table:style-name="ce55" office:value-type="string">
            <text:p>TinNQ</text:p>
          </table:table-cell>
          <table:table-cell table:style-name="ce239" table:formula="of:=SUM([.D48:.AH48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6">
            <text:p>46</text:p>
          </table:table-cell>
          <table:table-cell table:style-name="ce55" office:value-type="string">
            <text:p>TinhNVP</text:p>
          </table:table-cell>
          <table:table-cell table:style-name="ce239" table:formula="of:=SUM([.D49:.AH49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7">
            <text:p>47</text:p>
          </table:table-cell>
          <table:table-cell table:style-name="ce55" office:value-type="string">
            <text:p>TienND</text:p>
          </table:table-cell>
          <table:table-cell table:style-name="ce239" table:formula="of:=SUM([.D50:.AH50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8">
            <text:p>48</text:p>
          </table:table-cell>
          <table:table-cell table:style-name="ce121" office:value-type="string">
            <text:p>ToanDT</text:p>
          </table:table-cell>
          <table:table-cell table:style-name="ce239" table:formula="of:=SUM([.D51:.AH51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9">
            <text:p>49</text:p>
          </table:table-cell>
          <table:table-cell table:style-name="ce55" office:value-type="string">
            <text:p>TuanNT</text:p>
          </table:table-cell>
          <table:table-cell table:style-name="ce239" table:formula="of:=SUM([.D52:.AH52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0">
            <text:p>50</text:p>
          </table:table-cell>
          <table:table-cell table:style-name="ce55" office:value-type="string">
            <text:p>ThaiNHQ</text:p>
          </table:table-cell>
          <table:table-cell table:style-name="ce239" table:formula="of:=SUM([.D53:.AH53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1">
            <text:p>51</text:p>
          </table:table-cell>
          <table:table-cell table:style-name="ce55" office:value-type="string">
            <text:p>ThamDT</text:p>
          </table:table-cell>
          <table:table-cell table:style-name="ce239" table:formula="of:=SUM([.D54:.AH54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2">
            <text:p>52</text:p>
          </table:table-cell>
          <table:table-cell table:style-name="ce55" office:value-type="string">
            <text:p>ThanhCH</text:p>
          </table:table-cell>
          <table:table-cell table:style-name="ce239" table:formula="of:=SUM([.D55:.AH55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3">
            <text:p>53</text:p>
          </table:table-cell>
          <table:table-cell table:style-name="ce55" office:value-type="string">
            <text:p>ThienTM</text:p>
          </table:table-cell>
          <table:table-cell table:style-name="ce239" table:formula="of:=SUM([.D56:.AH56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4">
            <text:p>54</text:p>
          </table:table-cell>
          <table:table-cell table:style-name="ce121" office:value-type="string">
            <text:p>ThinhCT</text:p>
          </table:table-cell>
          <table:table-cell table:style-name="ce239" table:formula="of:=SUM([.D57:.AH57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5">
            <text:p>55</text:p>
          </table:table-cell>
          <table:table-cell table:style-name="ce55" office:value-type="string">
            <text:p>ThinhT</text:p>
          </table:table-cell>
          <table:table-cell table:style-name="ce239" table:formula="of:=SUM([.D58:.AH58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6">
            <text:p>56</text:p>
          </table:table-cell>
          <table:table-cell table:style-name="ce55" office:value-type="string">
            <text:p>ThuyLTT</text:p>
          </table:table-cell>
          <table:table-cell table:style-name="ce239" table:formula="of:=SUM([.D59:.AH59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7">
            <text:p>57</text:p>
          </table:table-cell>
          <table:table-cell table:style-name="ce55" office:value-type="string">
            <text:p>ThuyNTX</text:p>
          </table:table-cell>
          <table:table-cell table:style-name="ce239" table:formula="of:=SUM([.D60:.AH60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8">
            <text:p>58</text:p>
          </table:table-cell>
          <table:table-cell table:style-name="ce55" office:value-type="string">
            <text:p>ThuyenTTN</text:p>
          </table:table-cell>
          <table:table-cell table:style-name="ce239" table:formula="of:=SUM([.D61:.AH61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9">
            <text:p>59</text:p>
          </table:table-cell>
          <table:table-cell table:style-name="ce55" office:value-type="string">
            <text:p>TrietVM</text:p>
          </table:table-cell>
          <table:table-cell table:style-name="ce239" table:formula="of:=SUM([.D62:.AH62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0">
            <text:p>60</text:p>
          </table:table-cell>
          <table:table-cell table:style-name="ce55" office:value-type="string">
            <text:p>TrucPDT</text:p>
          </table:table-cell>
          <table:table-cell table:style-name="ce239" table:formula="of:=SUM([.D63:.AH63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1">
            <text:p>61</text:p>
          </table:table-cell>
          <table:table-cell table:style-name="ce55" office:value-type="string">
            <text:p>VinhNT</text:p>
          </table:table-cell>
          <table:table-cell table:style-name="ce239" table:formula="of:=SUM([.D64:.AH64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2">
            <text:p>62</text:p>
          </table:table-cell>
          <table:table-cell table:style-name="ce55" office:value-type="string">
            <text:p>VinhP</text:p>
          </table:table-cell>
          <table:table-cell table:style-name="ce239" table:formula="of:=SUM([.D65:.AH65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3">
            <text:p>63</text:p>
          </table:table-cell>
          <table:table-cell table:style-name="ce55" office:value-type="string">
            <text:p>ViTHT</text:p>
          </table:table-cell>
          <table:table-cell table:style-name="ce239" table:formula="of:=SUM([.D66:.AH66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4">
            <text:p>64</text:p>
          </table:table-cell>
          <table:table-cell table:style-name="ce55" office:value-type="string">
            <text:p>VietDQ</text:p>
          </table:table-cell>
          <table:table-cell table:style-name="ce239" table:formula="of:=SUM([.D67:.AH67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5">
            <text:p>65</text:p>
          </table:table-cell>
          <table:table-cell table:style-name="ce55" office:value-type="string">
            <text:p>VuPTM</text:p>
          </table:table-cell>
          <table:table-cell table:style-name="ce239" table:formula="of:=SUM([.D68:.AH68])" office:value-type="float" office:value="0">
            <text:p>0</text:p>
          </table:table-cell>
          <table:table-cell table:style-name="ce244" table:number-columns-repeated="13"/>
          <table:table-cell table:style-name="ce251" table:number-columns-repeated="7"/>
          <table:table-cell table:style-name="ce244" table:number-columns-repeated="1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6">
            <text:p>66</text:p>
          </table:table-cell>
          <table:table-cell table:style-name="ce55" office:value-type="string">
            <text:p>VyNL</text:p>
          </table:table-cell>
          <table:table-cell table:style-name="ce239" table:formula="of:=SUM([.D69:.AH69])" office:value-type="float" office:value="0">
            <text:p>0</text:p>
          </table:table-cell>
          <table:table-cell table:style-name="ce244" table:number-columns-repeated="13"/>
          <table:table-cell table:style-name="ce251" table:number-columns-repeated="7"/>
          <table:table-cell table:style-name="ce244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2"/>
          <table:table-cell table:style-name="ce55"/>
          <table:table-cell table:style-name="ce239"/>
          <table:table-cell table:style-name="ce244" table:number-columns-repeated="13"/>
          <table:table-cell table:style-name="ce251" table:number-columns-repeated="7"/>
          <table:table-cell table:style-name="ce244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240"/>
          <table:covered-table-cell table:number-columns-repeated="31" table:style-name="ce245"/>
          <table:table-cell table:style-name="ce105" table:number-columns-repeated="952"/>
          <table:table-cell table:style-name="ce106" table:number-columns-repeated="38"/>
        </table:table-row>
        <table:table-row table:style-name="ro2" table:number-rows-repeated="65336">
          <table:table-cell table:style-name="ce54" table:number-columns-repeated="3"/>
          <table:table-cell table:style-name="ce246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49">
          <table:table-cell table:style-name="ce54" table:number-columns-repeated="3"/>
          <table:table-cell table:style-name="ce246"/>
          <table:table-cell table:number-columns-repeated="27"/>
          <table:table-cell table:style-name="ce246" table:number-columns-repeated="3"/>
          <table:table-cell table:style-name="ce54" table:number-columns-repeated="952"/>
          <table:table-cell table:number-columns-repeated="38"/>
        </table:table-row>
        <table:table-row table:style-name="ro2" table:number-rows-repeated="9831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2" table:style-name="ta4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8" table:default-cell-style-name="ce261"/>
        <table:table-column table:style-name="co35" table:number-columns-repeated="7" table:default-cell-style-name="ce261"/>
        <table:table-column table:style-name="co34" table:number-columns-repeated="16" table:default-cell-style-name="ce261"/>
        <table:table-column table:style-name="co7" table:number-columns-repeated="990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255" table:number-columns-repeated="8"/>
          <table:table-cell table:style-name="ce262" office:value-type="string" table:number-columns-spanned="2" table:number-rows-spanned="1">
            <text:p>Month</text:p>
          </table:table-cell>
          <table:covered-table-cell table:style-name="ce263"/>
          <table:table-cell table:style-name="ce264" table:content-validation-name="val1" office:value-type="float" office:value="12" table:number-columns-spanned="2" table:number-rows-spanned="1">
            <text:p>12</text:p>
          </table:table-cell>
          <table:covered-table-cell table:style-name="ce263"/>
          <table:table-cell table:style-name="ce262" office:value-type="string" table:number-columns-spanned="2" table:number-rows-spanned="1">
            <text:p>Year</text:p>
          </table:table-cell>
          <table:covered-table-cell table:style-name="ce263"/>
          <table:table-cell table:style-name="ce262" office:value-type="float" office:value="2019" table:number-columns-spanned="2" table:number-rows-spanned="1">
            <text:p>2019</text:p>
          </table:table-cell>
          <table:covered-table-cell table:style-name="ce266"/>
          <table:table-cell table:style-name="ce255" table:number-columns-repeated="15"/>
          <table:table-cell table:style-name="ce104" table:number-columns-repeated="952"/>
          <table:table-cell table:number-columns-repeated="38"/>
        </table:table-row>
        <table:table-row table:style-name="ro2">
          <table:table-cell table:style-name="ce81" table:number-columns-repeated="3"/>
          <table:table-cell table:style-name="ce256" table:formula="of:=DATE([.$R$1];[.N1];1)" office:value-type="date" office:date-value="2019-12-01">
            <text:p>01</text:p>
          </table:table-cell>
          <table:table-cell table:style-name="ce256" table:formula="of:=[.D2]+1" office:value-type="date" office:date-value="2019-12-02">
            <text:p>02</text:p>
          </table:table-cell>
          <table:table-cell table:style-name="ce256" table:formula="of:=[.E2]+1" office:value-type="date" office:date-value="2019-12-03">
            <text:p>03</text:p>
          </table:table-cell>
          <table:table-cell table:style-name="ce256" table:formula="of:=[.F2]+1" office:value-type="date" office:date-value="2019-12-04">
            <text:p>04</text:p>
          </table:table-cell>
          <table:table-cell table:style-name="ce256" table:formula="of:=[.G2]+1" office:value-type="date" office:date-value="2019-12-05">
            <text:p>05</text:p>
          </table:table-cell>
          <table:table-cell table:style-name="ce256" table:formula="of:=[.H2]+1" office:value-type="date" office:date-value="2019-12-06">
            <text:p>06</text:p>
          </table:table-cell>
          <table:table-cell table:style-name="ce256" table:formula="of:=[.I2]+1" office:value-type="date" office:date-value="2019-12-07">
            <text:p>07</text:p>
          </table:table-cell>
          <table:table-cell table:style-name="ce256" table:formula="of:=[.J2]+1" office:value-type="date" office:date-value="2019-12-08">
            <text:p>08</text:p>
          </table:table-cell>
          <table:table-cell table:style-name="ce256" table:formula="of:=[.K2]+1" office:value-type="date" office:date-value="2019-12-09">
            <text:p>09</text:p>
          </table:table-cell>
          <table:table-cell table:style-name="ce256" table:formula="of:=[.L2]+1" office:value-type="date" office:date-value="2019-12-10">
            <text:p>10</text:p>
          </table:table-cell>
          <table:table-cell table:style-name="ce256" table:formula="of:=[.M2]+1" office:value-type="date" office:date-value="2019-12-11">
            <text:p>11</text:p>
          </table:table-cell>
          <table:table-cell table:style-name="ce256" table:formula="of:=[.N2]+1" office:value-type="date" office:date-value="2019-12-12">
            <text:p>12</text:p>
          </table:table-cell>
          <table:table-cell table:style-name="ce256" table:formula="of:=[.O2]+1" office:value-type="date" office:date-value="2019-12-13">
            <text:p>13</text:p>
          </table:table-cell>
          <table:table-cell table:style-name="ce256" table:formula="of:=[.P2]+1" office:value-type="date" office:date-value="2019-12-14">
            <text:p>14</text:p>
          </table:table-cell>
          <table:table-cell table:style-name="ce256" table:formula="of:=[.Q2]+1" office:value-type="date" office:date-value="2019-12-15">
            <text:p>15</text:p>
          </table:table-cell>
          <table:table-cell table:style-name="ce256" table:formula="of:=[.R2]+1" office:value-type="date" office:date-value="2019-12-16">
            <text:p>16</text:p>
          </table:table-cell>
          <table:table-cell table:style-name="ce256" table:formula="of:=[.S2]+1" office:value-type="date" office:date-value="2019-12-17">
            <text:p>17</text:p>
          </table:table-cell>
          <table:table-cell table:style-name="ce256" table:formula="of:=[.T2]+1" office:value-type="date" office:date-value="2019-12-18">
            <text:p>18</text:p>
          </table:table-cell>
          <table:table-cell table:style-name="ce256" table:formula="of:=[.U2]+1" office:value-type="date" office:date-value="2019-12-19">
            <text:p>19</text:p>
          </table:table-cell>
          <table:table-cell table:style-name="ce256" table:formula="of:=[.V2]+1" office:value-type="date" office:date-value="2019-12-20">
            <text:p>20</text:p>
          </table:table-cell>
          <table:table-cell table:style-name="ce256" table:formula="of:=[.W2]+1" office:value-type="date" office:date-value="2019-12-21">
            <text:p>21</text:p>
          </table:table-cell>
          <table:table-cell table:style-name="ce256" table:formula="of:=[.X2]+1" office:value-type="date" office:date-value="2019-12-22">
            <text:p>22</text:p>
          </table:table-cell>
          <table:table-cell table:style-name="ce256" table:formula="of:=[.Y2]+1" office:value-type="date" office:date-value="2019-12-23">
            <text:p>23</text:p>
          </table:table-cell>
          <table:table-cell table:style-name="ce256" table:formula="of:=[.Z2]+1" office:value-type="date" office:date-value="2019-12-24">
            <text:p>24</text:p>
          </table:table-cell>
          <table:table-cell table:style-name="ce256" table:formula="of:=[.AA2]+1" office:value-type="date" office:date-value="2019-12-25">
            <text:p>25</text:p>
          </table:table-cell>
          <table:table-cell table:style-name="ce256" table:formula="of:=[.AB2]+1" office:value-type="date" office:date-value="2019-12-26">
            <text:p>26</text:p>
          </table:table-cell>
          <table:table-cell table:style-name="ce256" table:formula="of:=[.AC2]+1" office:value-type="date" office:date-value="2019-12-27">
            <text:p>27</text:p>
          </table:table-cell>
          <table:table-cell table:style-name="ce256" table:formula="of:=[.AD2]+1" office:value-type="date" office:date-value="2019-12-28">
            <text:p>28</text:p>
          </table:table-cell>
          <table:table-cell table:style-name="ce256" table:formula="of:=[.AE2]+1" office:value-type="date" office:date-value="2019-12-29">
            <text:p>29</text:p>
          </table:table-cell>
          <table:table-cell table:style-name="ce256" table:formula="of:=[.AF2]+1" office:value-type="date" office:date-value="2019-12-30">
            <text:p>30</text:p>
          </table:table-cell>
          <table:table-cell table:style-name="ce256" table:formula="of:=[.AG2]+1" office:value-type="date" office:date-value="2019-12-31">
            <text:p>31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257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57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57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57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57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57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57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57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57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57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57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57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57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57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57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57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57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57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57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57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57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57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57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57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57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57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57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57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57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57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57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number-columns-repeated="952"/>
          <table:table-cell table:number-columns-repeated="38"/>
        </table:table-row>
        <table:table-row table:style-name="ro12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253" table:formula="of:=SUM([.D4:.AH4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253" table:formula="of:=SUM([.D5:.AH5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253" table:formula="of:=SUM([.D6:.AH6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253" table:formula="of:=SUM([.D7:.AH7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253" table:formula="of:=SUM([.D8:.AH8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">
            <text:p>6</text:p>
          </table:table-cell>
          <table:table-cell table:style-name="ce85" office:value-type="string">
            <text:p>DauDQ</text:p>
          </table:table-cell>
          <table:table-cell table:style-name="ce253" table:formula="of:=SUM([.D9:.AH9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7">
            <text:p>7</text:p>
          </table:table-cell>
          <table:table-cell table:style-name="ce55" office:value-type="string">
            <text:p>DuongDN</text:p>
          </table:table-cell>
          <table:table-cell table:style-name="ce253" table:formula="of:=SUM([.D10:.AH10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8">
            <text:p>8</text:p>
          </table:table-cell>
          <table:table-cell table:style-name="ce55" office:value-type="string">
            <text:p>DuyNM</text:p>
          </table:table-cell>
          <table:table-cell table:style-name="ce253" table:formula="of:=SUM([.D11:.AH11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9">
            <text:p>9</text:p>
          </table:table-cell>
          <table:table-cell table:style-name="ce55" office:value-type="string">
            <text:p>DuyenLT</text:p>
          </table:table-cell>
          <table:table-cell table:style-name="ce253" table:formula="of:=SUM([.D12:.AH12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0">
            <text:p>10</text:p>
          </table:table-cell>
          <table:table-cell table:style-name="ce55" office:value-type="string">
            <text:p>GiauNV</text:p>
          </table:table-cell>
          <table:table-cell table:style-name="ce253" table:formula="of:=SUM([.D13:.AH13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1">
            <text:p>11</text:p>
          </table:table-cell>
          <table:table-cell table:style-name="ce86" office:value-type="string">
            <text:p>HaTH</text:p>
          </table:table-cell>
          <table:table-cell table:style-name="ce253" table:formula="of:=SUM([.D14:.AH14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2">
            <text:p>12</text:p>
          </table:table-cell>
          <table:table-cell table:style-name="ce55" office:value-type="string">
            <text:p>HaVS</text:p>
          </table:table-cell>
          <table:table-cell table:style-name="ce253" table:formula="of:=SUM([.D15:.AH15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3">
            <text:p>13</text:p>
          </table:table-cell>
          <table:table-cell table:style-name="ce55" office:value-type="string">
            <text:p>HaiNM</text:p>
          </table:table-cell>
          <table:table-cell table:style-name="ce253" table:formula="of:=SUM([.D16:.AH16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4">
            <text:p>14</text:p>
          </table:table-cell>
          <table:table-cell table:style-name="ce55" office:value-type="string">
            <text:p>HangDTT</text:p>
          </table:table-cell>
          <table:table-cell table:style-name="ce253" table:formula="of:=SUM([.D17:.AH17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5">
            <text:p>15</text:p>
          </table:table-cell>
          <table:table-cell table:style-name="ce55" office:value-type="string">
            <text:p>HanTTH</text:p>
          </table:table-cell>
          <table:table-cell table:style-name="ce253" table:formula="of:=SUM([.D18:.AH18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6">
            <text:p>16</text:p>
          </table:table-cell>
          <table:table-cell table:style-name="ce55" office:value-type="string">
            <text:p>HienNV</text:p>
          </table:table-cell>
          <table:table-cell table:style-name="ce253" table:formula="of:=SUM([.D19:.AH19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7">
            <text:p>17</text:p>
          </table:table-cell>
          <table:table-cell table:style-name="ce55" office:value-type="string">
            <text:p>HieuNKT</text:p>
          </table:table-cell>
          <table:table-cell table:style-name="ce253" table:formula="of:=SUM([.D20:.AH20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8">
            <text:p>18</text:p>
          </table:table-cell>
          <table:table-cell table:style-name="ce55" office:value-type="string">
            <text:p>HueND</text:p>
          </table:table-cell>
          <table:table-cell table:style-name="ce253" table:formula="of:=SUM([.D21:.AH21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9">
            <text:p>19</text:p>
          </table:table-cell>
          <table:table-cell table:style-name="ce55" office:value-type="string">
            <text:p>HungLV</text:p>
          </table:table-cell>
          <table:table-cell table:style-name="ce253" table:formula="of:=SUM([.D22:.AH22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0">
            <text:p>20</text:p>
          </table:table-cell>
          <table:table-cell table:style-name="ce55" office:value-type="string">
            <text:p>HungPN</text:p>
          </table:table-cell>
          <table:table-cell table:style-name="ce253" table:formula="of:=SUM([.D23:.AH23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1">
            <text:p>21</text:p>
          </table:table-cell>
          <table:table-cell table:style-name="ce55" office:value-type="string">
            <text:p>HuyNG</text:p>
          </table:table-cell>
          <table:table-cell table:style-name="ce253" table:formula="of:=SUM([.D24:.AH24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2">
            <text:p>22</text:p>
          </table:table-cell>
          <table:table-cell table:style-name="ce55" office:value-type="string">
            <text:p>KhangNHH</text:p>
          </table:table-cell>
          <table:table-cell table:style-name="ce253" table:formula="of:=SUM([.D25:.AH25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3">
            <text:p>23</text:p>
          </table:table-cell>
          <table:table-cell table:style-name="ce55" office:value-type="string">
            <text:p>KhanhNN</text:p>
          </table:table-cell>
          <table:table-cell table:style-name="ce253" table:formula="of:=SUM([.D26:.AH26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4">
            <text:p>24</text:p>
          </table:table-cell>
          <table:table-cell table:style-name="ce55" office:value-type="string">
            <text:p>KhoaND</text:p>
          </table:table-cell>
          <table:table-cell table:style-name="ce253" table:formula="of:=SUM([.D27:.AH27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5">
            <text:p>25</text:p>
          </table:table-cell>
          <table:table-cell table:style-name="ce55" office:value-type="string">
            <text:p>KietNVT</text:p>
          </table:table-cell>
          <table:table-cell table:style-name="ce253" table:formula="of:=SUM([.D28:.AH28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6">
            <text:p>26</text:p>
          </table:table-cell>
          <table:table-cell table:style-name="ce55" office:value-type="string">
            <text:p>LinhBT</text:p>
          </table:table-cell>
          <table:table-cell table:style-name="ce253" table:formula="of:=SUM([.D29:.AH29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7">
            <text:p>27</text:p>
          </table:table-cell>
          <table:table-cell table:style-name="ce55" office:value-type="string">
            <text:p>LongDD</text:p>
          </table:table-cell>
          <table:table-cell table:style-name="ce253" table:formula="of:=SUM([.D30:.AH30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8">
            <text:p>28</text:p>
          </table:table-cell>
          <table:table-cell table:style-name="ce121" office:value-type="string">
            <text:p>MaiLT</text:p>
          </table:table-cell>
          <table:table-cell table:style-name="ce253" table:formula="of:=SUM([.D31:.AH31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29">
            <text:p>29</text:p>
          </table:table-cell>
          <table:table-cell table:style-name="ce55" office:value-type="string">
            <text:p>ManhNB</text:p>
          </table:table-cell>
          <table:table-cell table:style-name="ce253" table:formula="of:=SUM([.D32:.AH32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30">
            <text:p>30</text:p>
          </table:table-cell>
          <table:table-cell table:style-name="ce55" office:value-type="string">
            <text:p>NamTV</text:p>
          </table:table-cell>
          <table:table-cell table:style-name="ce253" table:formula="of:=SUM([.D33:.AH33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1">
            <text:p>31</text:p>
          </table:table-cell>
          <table:table-cell table:style-name="ce55" office:value-type="string">
            <text:p>NhanHTH</text:p>
          </table:table-cell>
          <table:table-cell table:style-name="ce253" table:formula="of:=SUM([.D34:.AH34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2">
            <text:p>32</text:p>
          </table:table-cell>
          <table:table-cell table:style-name="ce55" office:value-type="string">
            <text:p>NhanNM</text:p>
          </table:table-cell>
          <table:table-cell table:style-name="ce253" table:formula="of:=SUM([.D35:.AH35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3">
            <text:p>33</text:p>
          </table:table-cell>
          <table:table-cell table:style-name="ce55" office:value-type="string">
            <text:p>NhanPV</text:p>
          </table:table-cell>
          <table:table-cell table:style-name="ce253" table:formula="of:=SUM([.D36:.AH36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4">
            <text:p>34</text:p>
          </table:table-cell>
          <table:table-cell table:style-name="ce55" office:value-type="string">
            <text:p>NhatNH</text:p>
          </table:table-cell>
          <table:table-cell table:style-name="ce253" table:formula="of:=SUM([.D37:.AH37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5">
            <text:p>35</text:p>
          </table:table-cell>
          <table:table-cell table:style-name="ce55" office:value-type="string">
            <text:p>NhungLM</text:p>
          </table:table-cell>
          <table:table-cell table:style-name="ce253" table:formula="of:=SUM([.D38:.AH38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6">
            <text:p>36</text:p>
          </table:table-cell>
          <table:table-cell table:style-name="ce55" office:value-type="string">
            <text:p>NhuPHQ</text:p>
          </table:table-cell>
          <table:table-cell table:style-name="ce253" table:formula="of:=SUM([.D39:.AH39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7">
            <text:p>37</text:p>
          </table:table-cell>
          <table:table-cell table:style-name="ce55" office:value-type="string">
            <text:p>NhuVNQ</text:p>
          </table:table-cell>
          <table:table-cell table:style-name="ce253" table:formula="of:=SUM([.D40:.AH40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8">
            <text:p>38</text:p>
          </table:table-cell>
          <table:table-cell table:style-name="ce85" office:value-type="string">
            <text:p>PhatHDT</text:p>
          </table:table-cell>
          <table:table-cell table:style-name="ce253" table:formula="of:=SUM([.D41:.AH41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9">
            <text:p>39</text:p>
          </table:table-cell>
          <table:table-cell table:style-name="ce55" office:value-type="string">
            <text:p>PhongTH</text:p>
          </table:table-cell>
          <table:table-cell table:style-name="ce253" table:formula="of:=SUM([.D42:.AH42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0">
            <text:p>40</text:p>
          </table:table-cell>
          <table:table-cell table:style-name="ce55" office:value-type="string">
            <text:p>PhuTV</text:p>
          </table:table-cell>
          <table:table-cell table:style-name="ce253" table:formula="of:=SUM([.D43:.AH43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1">
            <text:p>41</text:p>
          </table:table-cell>
          <table:table-cell table:style-name="ce55" office:value-type="string">
            <text:p>SangLT</text:p>
          </table:table-cell>
          <table:table-cell table:style-name="ce253" table:formula="of:=SUM([.D44:.AH44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2">
            <text:p>42</text:p>
          </table:table-cell>
          <table:table-cell table:style-name="ce55" office:value-type="string">
            <text:p>TaiPA</text:p>
          </table:table-cell>
          <table:table-cell table:style-name="ce253" table:formula="of:=SUM([.D45:.AH45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3">
            <text:p>43</text:p>
          </table:table-cell>
          <table:table-cell table:style-name="ce55" office:value-type="string">
            <text:p>TamHVH</text:p>
          </table:table-cell>
          <table:table-cell table:style-name="ce253" table:formula="of:=SUM([.D46:.AH46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4">
            <text:p>44</text:p>
          </table:table-cell>
          <table:table-cell table:style-name="ce55" office:value-type="string">
            <text:p>TamLH</text:p>
          </table:table-cell>
          <table:table-cell table:style-name="ce253" table:formula="of:=SUM([.D47:.AH47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5">
            <text:p>45</text:p>
          </table:table-cell>
          <table:table-cell table:style-name="ce55" office:value-type="string">
            <text:p>TinNQ</text:p>
          </table:table-cell>
          <table:table-cell table:style-name="ce253" table:formula="of:=SUM([.D48:.AH48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6">
            <text:p>46</text:p>
          </table:table-cell>
          <table:table-cell table:style-name="ce55" office:value-type="string">
            <text:p>TinhNVP</text:p>
          </table:table-cell>
          <table:table-cell table:style-name="ce253" table:formula="of:=SUM([.D49:.AH49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7">
            <text:p>47</text:p>
          </table:table-cell>
          <table:table-cell table:style-name="ce55" office:value-type="string">
            <text:p>TienND</text:p>
          </table:table-cell>
          <table:table-cell table:style-name="ce253" table:formula="of:=SUM([.D50:.AH50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8">
            <text:p>48</text:p>
          </table:table-cell>
          <table:table-cell table:style-name="ce121" office:value-type="string">
            <text:p>ToanDT</text:p>
          </table:table-cell>
          <table:table-cell table:style-name="ce253" table:formula="of:=SUM([.D51:.AH51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9">
            <text:p>49</text:p>
          </table:table-cell>
          <table:table-cell table:style-name="ce55" office:value-type="string">
            <text:p>TuanNT</text:p>
          </table:table-cell>
          <table:table-cell table:style-name="ce253" table:formula="of:=SUM([.D52:.AH52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0">
            <text:p>50</text:p>
          </table:table-cell>
          <table:table-cell table:style-name="ce55" office:value-type="string">
            <text:p>ThaiNHQ</text:p>
          </table:table-cell>
          <table:table-cell table:style-name="ce253" table:formula="of:=SUM([.D53:.AH53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1">
            <text:p>51</text:p>
          </table:table-cell>
          <table:table-cell table:style-name="ce55" office:value-type="string">
            <text:p>ThamDT</text:p>
          </table:table-cell>
          <table:table-cell table:style-name="ce253" table:formula="of:=SUM([.D54:.AH54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2">
            <text:p>52</text:p>
          </table:table-cell>
          <table:table-cell table:style-name="ce55" office:value-type="string">
            <text:p>ThanhCH</text:p>
          </table:table-cell>
          <table:table-cell table:style-name="ce253" table:formula="of:=SUM([.D55:.AH55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3">
            <text:p>53</text:p>
          </table:table-cell>
          <table:table-cell table:style-name="ce55" office:value-type="string">
            <text:p>ThienTM</text:p>
          </table:table-cell>
          <table:table-cell table:style-name="ce253" table:formula="of:=SUM([.D56:.AH56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4">
            <text:p>54</text:p>
          </table:table-cell>
          <table:table-cell table:style-name="ce121" office:value-type="string">
            <text:p>ThinhCT</text:p>
          </table:table-cell>
          <table:table-cell table:style-name="ce253" table:formula="of:=SUM([.D57:.AH57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5">
            <text:p>55</text:p>
          </table:table-cell>
          <table:table-cell table:style-name="ce55" office:value-type="string">
            <text:p>ThinhT</text:p>
          </table:table-cell>
          <table:table-cell table:style-name="ce253" table:formula="of:=SUM([.D58:.AH58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6">
            <text:p>56</text:p>
          </table:table-cell>
          <table:table-cell table:style-name="ce55" office:value-type="string">
            <text:p>ThuyLTT</text:p>
          </table:table-cell>
          <table:table-cell table:style-name="ce253" table:formula="of:=SUM([.D59:.AH59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7">
            <text:p>57</text:p>
          </table:table-cell>
          <table:table-cell table:style-name="ce55" office:value-type="string">
            <text:p>ThuyNTX</text:p>
          </table:table-cell>
          <table:table-cell table:style-name="ce253" table:formula="of:=SUM([.D60:.AH60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8">
            <text:p>58</text:p>
          </table:table-cell>
          <table:table-cell table:style-name="ce55" office:value-type="string">
            <text:p>ThuyenTTN</text:p>
          </table:table-cell>
          <table:table-cell table:style-name="ce253" table:formula="of:=SUM([.D61:.AH61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9">
            <text:p>59</text:p>
          </table:table-cell>
          <table:table-cell table:style-name="ce55" office:value-type="string">
            <text:p>TrietVM</text:p>
          </table:table-cell>
          <table:table-cell table:style-name="ce253" table:formula="of:=SUM([.D62:.AH62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0">
            <text:p>60</text:p>
          </table:table-cell>
          <table:table-cell table:style-name="ce55" office:value-type="string">
            <text:p>TrucPDT</text:p>
          </table:table-cell>
          <table:table-cell table:style-name="ce253" table:formula="of:=SUM([.D63:.AH63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1">
            <text:p>61</text:p>
          </table:table-cell>
          <table:table-cell table:style-name="ce55" office:value-type="string">
            <text:p>VinhNT</text:p>
          </table:table-cell>
          <table:table-cell table:style-name="ce253" table:formula="of:=SUM([.D64:.AH64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2">
            <text:p>62</text:p>
          </table:table-cell>
          <table:table-cell table:style-name="ce55" office:value-type="string">
            <text:p>VinhP</text:p>
          </table:table-cell>
          <table:table-cell table:style-name="ce253" table:formula="of:=SUM([.D65:.AH65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3">
            <text:p>63</text:p>
          </table:table-cell>
          <table:table-cell table:style-name="ce55" office:value-type="string">
            <text:p>ViTHT</text:p>
          </table:table-cell>
          <table:table-cell table:style-name="ce253" table:formula="of:=SUM([.D66:.AH66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4">
            <text:p>64</text:p>
          </table:table-cell>
          <table:table-cell table:style-name="ce55" office:value-type="string">
            <text:p>VietDQ</text:p>
          </table:table-cell>
          <table:table-cell table:style-name="ce253" table:formula="of:=SUM([.D67:.AH67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5">
            <text:p>65</text:p>
          </table:table-cell>
          <table:table-cell table:style-name="ce55" office:value-type="string">
            <text:p>VuPTM</text:p>
          </table:table-cell>
          <table:table-cell table:style-name="ce253" table:formula="of:=SUM([.D68:.AH68])" office:value-type="float" office:value="0">
            <text:p>0</text:p>
          </table:table-cell>
          <table:table-cell table:style-name="ce258" table:number-columns-repeated="13"/>
          <table:table-cell table:style-name="ce265" table:number-columns-repeated="7"/>
          <table:table-cell table:style-name="ce258" table:number-columns-repeated="1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6">
            <text:p>66</text:p>
          </table:table-cell>
          <table:table-cell table:style-name="ce55" office:value-type="string">
            <text:p>VyNL</text:p>
          </table:table-cell>
          <table:table-cell table:style-name="ce253" table:formula="of:=SUM([.D69:.AH69])" office:value-type="float" office:value="0">
            <text:p>0</text:p>
          </table:table-cell>
          <table:table-cell table:style-name="ce258" table:number-columns-repeated="13"/>
          <table:table-cell table:style-name="ce265" table:number-columns-repeated="7"/>
          <table:table-cell table:style-name="ce258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2"/>
          <table:table-cell table:style-name="ce55"/>
          <table:table-cell table:style-name="ce253"/>
          <table:table-cell table:style-name="ce258" table:number-columns-repeated="13"/>
          <table:table-cell table:style-name="ce265" table:number-columns-repeated="7"/>
          <table:table-cell table:style-name="ce258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254"/>
          <table:covered-table-cell table:number-columns-repeated="31" table:style-name="ce259"/>
          <table:table-cell table:style-name="ce105" table:number-columns-repeated="952"/>
          <table:table-cell table:style-name="ce106" table:number-columns-repeated="38"/>
        </table:table-row>
        <table:table-row table:style-name="ro2" table:number-rows-repeated="65331">
          <table:table-cell table:style-name="ce54" table:number-columns-repeated="3"/>
          <table:table-cell table:style-name="ce260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49">
          <table:table-cell table:style-name="ce54" table:number-columns-repeated="3"/>
          <table:table-cell table:style-name="ce260"/>
          <table:table-cell table:number-columns-repeated="27"/>
          <table:table-cell table:style-name="ce260" table:number-columns-repeated="3"/>
          <table:table-cell table:style-name="ce54" table:number-columns-repeated="952"/>
          <table:table-cell table:number-columns-repeated="38"/>
        </table:table-row>
        <table:table-row table:style-name="ro2" table:number-rows-repeated="983124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Tong_Hop_Ngay_Nghi_2019.A9:Tong_Hop_Ngay_Nghi_2019.O69" table:display-filter-buttons="true"/>
        <table:database-range table:name="__Anonymous_Sheet_DB__2" table:target-range-address="Tong_Hop_Ngay_Nghi_2019.A6:Tong_Hop_Ngay_Nghi_2019.O69" table:display-filter-buttons="true"/>
        <table:database-range table:target-range-address="Tong_Hop_Ngay_Nghi_2019.A9:Tong_Hop_Ngay_Nghi_2019.AMJ7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Arial21" svg:font-family="Arial2"/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31" svg:font-family="Arial3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5">
      <number:hours number:style="long"/>
    </number:time-style>
    <number:time-style style:name="N156">
      <number:hours/>
      <number:text>:</number:text>
      <number:minutes number:style="long"/>
    </number:time-style>
    <number:date-style style:name="N157">
      <number:day number:style="long"/>
      <number:text>/</number:text>
      <number:month number:style="long"/>
    </number:date-style>
    <number:number-style style:name="N159P0" style:volatile="true">
      <number:text>Yes</number:text>
    </number:number-style>
    <number:number-style style:name="N159P1" style:volatile="true">
      <number:text>Yes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True</number:text>
    </number:number-style>
    <number:number-style style:name="N161P1" style:volatile="true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On</number:text>
    </number:number-style>
    <number:number-style style:name="N163P1" style:volatile="true">
      <number:text>On</number:text>
    </number:number-style>
    <number:number-style style:name="N163">
      <number:text>Off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5P0"/>
    </number:currency-style>
    <number:date-style style:name="N166">
      <number:month number:textual="true"/>
      <number:text> </number:text>
      <number:day number:style="long"/>
      <number:text>, </number:text>
      <number:year number:style="long"/>
    </number:dat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1" number:min-integer-digits="1"/>
      <number:text>%</number:text>
    </number:percentage-style>
    <number:number-style style:name="N170">
      <number:number number:decimal-places="0" number:min-integer-digits="0"/>
    </number:number-style>
    <number:date-style style:name="N171P0" style:volatile="true">
      <number:month number:style="long"/>
      <number:text>/</number:text>
      <number:day number:style="long"/>
      <number:text>/</number:text>
      <number:year/>
    </number:date-style>
    <number:text-style style:name="N171">
      <number:text-content/>
      <style:map style:condition="value()&gt;=0" style:apply-style-name="N171P0"/>
    </number:text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3P0" style:volatile="true">
      <number:number number:decimal-places="0" number:min-integer-digits="1"/>
    </number:number-style>
    <number:number-style style:name="N173">
      <style:text-properties fo:color="#ff0000"/>
      <number:number number:decimal-places="0" number:min-integer-digits="1"/>
      <style:map style:condition="value()&gt;=0" style:apply-style-name="N173P0"/>
    </number:number-style>
    <number:number-style style:name="N174">
      <number:number number:decimal-places="0" number:min-integer-digits="2"/>
      <number:text>/12</number:text>
    </number:number-style>
    <number:date-style style:name="N175">
      <number:month number:textual="true"/>
      <number:text>-</number:text>
      <number:year number:style="long"/>
    </number:date-style>
    <number:date-style style:name="N176">
      <number:year number:style="long"/>
    </number:date-style>
    <number:date-style style:name="N177">
      <number:month number:style="long"/>
      <number:text> </number:text>
      <number:day number:style="long"/>
      <number:text>, </number:text>
      <number:year number:style="long"/>
    </number:date-style>
    <number:number-style style:name="N178P0" style:volatile="true">
      <number:number number:decimal-places="0" number:min-integer-digits="1" number:grouping="true"/>
      <number:text> </number:text>
    </number:number-style>
    <number:number-style style:name="N178P1" style:volatile="true">
      <number:text> (</number:text>
      <number:number number:decimal-places="0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79">
      <number:text>Trần </number:text>
      <number:year number:style="long"/>
    </number:date-style>
    <number:number-style style:name="N180P0" style:volatile="true">
      <number:number number: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2">
      <number:text>\</number:text>
      <number:number number:decimal-places="0" number:min-integer-digits="1" number:grouping="true"/>
    </number:number-style>
    <number:number-style style:name="N183P0" style:volatile="true">
      <number:text>\</number:text>
      <number:number number:decimal-places="0" number:min-integer-digits="1" number:grouping="true"/>
    </number:number-style>
    <number:number-style style:name="N183">
      <style:text-properties fo:color="#ff0000"/>
      <number:text>\\-</number:text>
      <number:number number:decimal-places="0" number:min-integer-digits="1" number:grouping="true"/>
      <style:map style:condition="value()&gt;=0" style:apply-style-name="N183P0"/>
    </number:number-style>
    <number:number-style style:name="N185P0" style:volatile="true">
      <number:text>\</number:text>
      <number:number number:decimal-places="2" number:min-integer-digits="1" number:grouping="true"/>
    </number:number-style>
    <number:number-style style:name="N185">
      <style:text-properties fo:color="#ff0000"/>
      <number:text>\\\\\\-</number:text>
      <number:number number:decimal-places="2" number:min-integer-digits="1" number:grouping="true"/>
      <style:map style:condition="value()&gt;=0" style:apply-style-name="N185P0"/>
    </number:number-style>
    <number:number-style style:name="N186P0" style:volatile="true">
      <number:text>\</number:text>
      <number:number number:decimal-places="2" number:min-integer-digits="1" number:grouping="true"/>
    </number:number-style>
    <number:number-style style:name="N186">
      <style:text-properties fo:color="#ff0000"/>
      <number:text>\-</number:text>
      <number:number number:decimal-places="2" number:min-integer-digits="1" number:grouping="true"/>
      <style:map style:condition="value()&gt;=0" style:apply-style-name="N186P0"/>
    </number:number-style>
    <number:number-style style:name="N187P0" style:volatile="true">
      <number:text>\</number:text>
      <number:number number:decimal-places="0" number:min-integer-digits="1" number:grouping="true"/>
    </number:number-style>
    <number:number-style style:name="N187">
      <style:text-properties fo:color="#ff0000"/>
      <number:text>\-</number:text>
      <number:number number:decimal-places="0" number:min-integer-digits="1" number:grouping="true"/>
      <style:map style:condition="value()&gt;=0" style:apply-style-name="N187P0"/>
    </number:number-style>
    <number:date-style style:name="N188">
      <number:day number:style="long"/>
      <number:text>/</number:text>
      <number:month number:style="long"/>
      <number:text>/</number:text>
      <number:year number:style="long"/>
    </number:date-style>
    <number:date-style style:name="N18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9">
      <number:text-content/>
      <style:map style:condition="value()&gt;=0" style:apply-style-name="N189P0"/>
    </number:text-style>
    <number:number-style style:name="N192P0" style:volatile="true">
      <number:number number:decimal-places="1" number:min-integer-digits="1" number:grouping="true"/>
      <number:text> </number:text>
    </number:number-style>
    <number:number-style style:name="N192P1" style:volatile="true">
      <number:text> (</number:text>
      <number:number number:decimal-places="1" number:min-integer-digits="1" number:grouping="true"/>
      <number:text>)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date-style style:name="N193">
      <number:month number:style="long"/>
      <number:text>/</number:text>
      <number:year number:style="long"/>
    </number:date-style>
    <number:date-style style:name="N194">
      <number:month number:style="long"/>
      <number:text>/</number:text>
      <number:day-of-week number:style="long"/>
      <number:text>/</number:text>
      <number:year number:style="long"/>
    </number:date-style>
    <number:number-style style:name="N196P0" style:volatile="true">
      <number:text>TRUE</number:text>
    </number:number-style>
    <number:number-style style:name="N196P1" style:volatile="true">
      <number:text>TRUE</number:text>
    </number:number-style>
    <number:number-style style:name="N196">
      <number:text>FALSE</number:text>
      <style:map style:condition="value()&gt;0" style:apply-style-name="N196P0"/>
      <style:map style:condition="value()&lt;0" style:apply-style-name="N196P1"/>
    </number:number-style>
    <number:date-style style:name="N197">
      <number:month number:textual="true"/>
      <number:text> </number:text>
      <number:day number:style="long"/>
      <number:text>, </number:text>
      <number:year/>
    </number:date-style>
    <number:number-style style:name="N198">
      <number:number number:decimal-places="4" number:min-integer-digits="1"/>
    </number:number-style>
    <number:number-style style:name="N199">
      <number:number number:decimal-places="5" number:min-integer-digits="1"/>
    </number:number-style>
    <number:number-style style:name="N200">
      <number:number number:decimal-places="6" number:min-integer-digits="1"/>
    </number:number-style>
    <number:number-style style:name="N201">
      <number:number number:decimal-places="7" number:min-integer-digits="1"/>
    </number:number-style>
    <number:number-style style:name="N202">
      <number:number number:decimal-places="8" number:min-integer-digits="1"/>
    </number:number-style>
    <number:number-style style:name="N203">
      <number:number number:decimal-places="1" number:min-integer-digits="1" number:grouping="true"/>
    </number:number-style>
    <number:currency-style style:name="N2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5P0"/>
    </number:currency-style>
    <number:date-style style:name="N206">
      <number:day number:style="long"/>
    </number:date-style>
    <number:currency-style style:name="N208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8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8P0"/>
    </number:currency-style>
    <number:number-style style:name="N209P0" style:volatile="true">
      <number:number number:decimal-places="0" number:min-integer-digits="1" number:grouping="true"/>
    </number:number-style>
    <number:number-style style:name="N209">
      <number:text>-</number:text>
      <number:number number:decimal-places="0" number:min-integer-digits="1" number:grouping="true"/>
      <style:map style:condition="value()&gt;=0" style:apply-style-name="N209P0"/>
    </number:number-style>
    <number:number-style style:name="N210P0" style:volatile="true">
      <number:number number:decimal-places="0" number:min-integer-digits="1" number:grouping="true"/>
    </number:number-style>
    <number:number-style style:name="N210">
      <style:text-properties fo:color="#ff0000"/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</number:number-style>
    <number:number-style style:name="N211">
      <number:text>-</number:text>
      <number:number number:decimal-places="2" number:min-integer-digits="1" number:grouping="true"/>
      <style:map style:condition="value()&gt;=0" style:apply-style-name="N211P0"/>
    </number:number-style>
    <number:number-style style:name="N212" number:title="User-defined">
      <number:text>4.1.1</number:text>
    </number:number-style>
    <number:number-style style:name="N213">
      <number:number number:decimal-places="2" number:min-integer-digits="1"/>
      <number:text>.</number:text>
    </number:number-style>
    <number:number-style style:name="N214">
      <number:number number:decimal-places="2" number:min-integer-digits="0" number:decimal-replacement=""/>
      <number:text>.</number:text>
    </number:number-style>
    <number:currency-style style:name="N21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6P0"/>
    </number:currency-style>
    <number:date-style style:name="N217">
      <number:day/>
      <number:text>-</number:text>
      <number:month number:textual="true"/>
      <number:text>-</number:text>
      <number:year/>
    </number:date-style>
    <number:number-style style:name="N218P0" style:volatile="true">
      <number:number number:decimal-places="1" number:min-integer-digits="1" number:grouping="true"/>
    </number:number-style>
    <number:number-style style:name="N218">
      <style:text-properties fo:color="#ff0000"/>
      <number:text>-</number:text>
      <number:number number:decimal-places="1" number:min-integer-digits="1" number:grouping="true"/>
      <style:map style:condition="value()&gt;=0" style:apply-style-name="N218P0"/>
    </number:number-style>
    <number:date-style style:name="N21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0">
      <number:number number:decimal-places="0" number:min-integer-digits="4" number:grouping="true"/>
      <number:text>$</number:text>
    </number:number-style>
    <number:number-style style:name="N222P0" style:volatile="true">
      <number:text>đồng</number:text>
      <number:number number:decimal-places="0" number:min-integer-digits="1" number:grouping="true"/>
      <number:text> </number:text>
    </number:number-style>
    <number:number-style style:name="N222">
      <number:text>(đồng</number:text>
      <number:number number: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5P0" style:volatile="true">
      <number:text>đồng</number:text>
      <number:number number:decimal-places="2" number:min-integer-digits="1" number:grouping="true"/>
      <number:text> </number:text>
    </number:number-style>
    <number:number-style style:name="N225">
      <number:text>(đồng</number:text>
      <number:number number:decimal-places="2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30P0" style:volatile="true">
      <number:text> đồng</number:text>
      <number:number number:decimal-places="0" number:min-integer-digits="1" number:grouping="true"/>
      <number:text> </number:text>
    </number:number-style>
    <number:number-style style:name="N230P1" style:volatile="true">
      <number:text> đồng(</number:text>
      <number:number number:decimal-places="0" number:min-integer-digits="1" number:grouping="true"/>
      <number:text>)</number:text>
    </number:number-style>
    <number:number-style style:name="N230P2" style:volatile="true">
      <number:text> đồng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text> đồng</number:text>
      <number:number number:decimal-places="2" number:min-integer-digits="1" number:grouping="true"/>
      <number:text> </number:text>
    </number:number-style>
    <number:number-style style:name="N234P1" style:volatile="true">
      <number:text> đồng(</number:text>
      <number:number number:decimal-places="2" number:min-integer-digits="1" number:grouping="true"/>
      <number:text>)</number:text>
    </number:number-style>
    <number:number-style style:name="N234P2" style:volatile="true">
      <number:text> đồng-</number:text>
      <number:number number: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6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6P0"/>
    </number:currency-style>
    <number:currency-style style:name="N238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8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8P0"/>
    </number:currency-style>
    <number:date-style style:name="N239">
      <number:month number:style="long"/>
      <number:text>-</number:text>
      <number:day number:style="long"/>
      <number:text>-</number:text>
      <number:year number:style="long"/>
    </number:date-style>
    <number:date-style style:name="N240">
      <number:month number:textual="true"/>
      <number:text>-</number:text>
      <number:year/>
    </number:date-style>
    <number:date-style style:name="N242P0" style:volatile="true">
      <number:day/>
      <number:text>-</number:text>
      <number:month number:textual="true"/>
      <number:text>-</number:text>
      <number:year number:style="long"/>
    </number:date-style>
    <number:text-style style:name="N242">
      <number:text-content/>
      <style:map style:condition="value()&gt;=0" style:apply-style-name="N242P0"/>
    </number:text-style>
    <number:number-style style:name="N243P0" style:volatile="true">
      <number:number number:decimal-places="0" number:min-integer-digits="1" number:grouping="true"/>
      <number:text> </number:text>
    </number:number-style>
    <number:number-style style:name="N243">
      <number:text>(</number:text>
      <number:number number:decimal-places="0" number:min-integer-digits="1" number:grouping="true"/>
      <number:text>)</number:text>
      <style:map style:condition="value()&gt;=0" style:apply-style-name="N243P0"/>
    </number:number-style>
    <number:number-style style:name="N245P0" style:volatile="true">
      <number:number number:decimal-places="0" number:min-integer-digits="1"/>
      <number:text> </number:text>
    </number:number-style>
    <number:number-style style:name="N245">
      <number:text>(</number:text>
      <number:number number:decimal-places="0" number:min-integer-digits="1"/>
      <number:text>)</number:text>
      <style:map style:condition="value()&gt;=0" style:apply-style-name="N245P0"/>
    </number:number-style>
    <number:date-style style:name="N246">
      <number:month number:style="long" number:textual="true"/>
      <number:text> </number:text>
      <number:day/>
    </number:date-style>
    <number:date-style style:name="N247">
      <number:month number:textual="true"/>
      <number:day/>
      <number:text> </number:text>
      <number:day/>
      <number:text>, </number:text>
      <number:year/>
    </number:date-style>
    <number:date-style style:name="N248">
      <number:day-of-week/>
      <number:text> </number:text>
      <number:month number:textual="true"/>
      <number:text>, </number:text>
      <number:day/>
    </number:date-style>
    <number:percentage-style style:name="N249">
      <number:number number:decimal-places="0" number:min-integer-digits="0"/>
      <number:text>%</number:text>
    </number:percentage-style>
    <number:date-style style:name="N250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1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2">
      <number:month number:style="long" number:textual="true"/>
      <number:text> </number:text>
      <number:day number:style="long"/>
      <number:text>, </number:text>
      <number:year/>
    </number:date-style>
    <number:date-style style:name="N253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4">
      <number:day number:style="long"/>
      <number:text>-</number:text>
      <number:month number:textual="true"/>
      <number:text>-</number:text>
      <number:year number:style="long"/>
    </number:date-style>
    <number:date-style style:name="N255">
      <number:day number:style="long"/>
      <number:text>-</number:text>
      <number:month number:textual="true"/>
      <number:text>-</number:text>
      <number:year/>
    </number:date-style>
    <number:date-style style:name="N256">
      <number:month number:textual="true"/>
      <number:text>-</number:text>
      <number:day number:style="long"/>
    </number:date-style>
    <number:date-style style:name="N257">
      <number:day-of-week/>
      <number:text>, </number:text>
      <number:month number:textual="true"/>
      <number:text> </number:text>
      <number:day/>
    </number:date-style>
    <number:date-style style:name="N258">
      <number:day/>
      <number:text>/</number:text>
      <number:month/>
    </number:date-style>
    <number:date-style style:name="N259">
      <number:month number:textual="true"/>
      <number:text>, </number:text>
      <number:day number:style="long"/>
      <number:text> </number:text>
      <number:year number:style="long"/>
    </number:date-style>
    <number:date-style style:name="N260">
      <number:month number:textual="true"/>
      <number:text>,</number:text>
      <number:day number:style="long"/>
      <number:text> </number:text>
      <number:year number:style="long"/>
    </number:date-style>
    <number:number-style style:name="N261">
      <number:number number:decimal-places="2" number:min-integer-digits="0"/>
    </number:number-style>
    <number:number-style style:name="N262">
      <number:number number:decimal-places="1" number:min-integer-digits="0"/>
    </number:number-style>
    <number:number-style style:name="N263">
      <number:text>1.1.2</number:text>
    </number:number-style>
    <number:number-style style:name="N264">
      <number:text>1.1.3</number:text>
    </number:number-style>
    <number:number-style style:name="N265">
      <number:number number:decimal-places="1" number:min-integer-digits="1"/>
      <number:text>2.</number:text>
    </number:number-style>
    <number:number-style style:name="N266">
      <number:number number:decimal-places="0" number:min-integer-digits="1"/>
      <number:text>.2.1</number:text>
    </number:number-style>
    <number:number-style style:name="N267">
      <number:number number:decimal-places="0" number:min-integer-digits="0"/>
      <number:text>.2.1</number:text>
    </number:number-style>
    <number:number-style style:name="N268">
      <number:text>1.2.1</number:text>
    </number:number-style>
    <number:number-style style:name="N269">
      <number:text>1.2.2</number:text>
    </number:number-style>
    <number:number-style style:name="N270">
      <number:text>1.2.3</number:text>
    </number:number-style>
    <number:number-style style:name="N271">
      <number:text>1.1.1</number:text>
    </number:number-style>
    <number:number-style style:name="N272">
      <number:text>2.1.1</number:text>
    </number:number-style>
    <number:number-style style:name="N273">
      <number:text>2.1.2</number:text>
    </number:number-style>
    <number:number-style style:name="N274">
      <number:text>2.1.3</number:text>
    </number:number-style>
    <number:number-style style:name="N275">
      <number:text>2.2.1</number:text>
    </number:number-style>
    <number:number-style style:name="N276">
      <number:text>2.3.1</number:text>
    </number:number-style>
    <number:number-style style:name="N277">
      <number:text>2.3.2</number:text>
    </number:number-style>
    <number:number-style style:name="N278">
      <number:text>2.4.1</number:text>
    </number:number-style>
    <number:number-style style:name="N279">
      <number:text>2.4.2</number:text>
    </number:number-style>
    <number:number-style style:name="N280">
      <number:text>2.4.3</number:text>
    </number:number-style>
    <number:number-style style:name="N281">
      <number:text>2.4.4</number:text>
    </number:number-style>
    <number:percentage-style style:name="N282">
      <number:number number:decimal-places="5" number:min-integer-digits="1"/>
      <number:text>%</number:text>
    </number:percentage-style>
    <number:percentage-style style:name="N283">
      <number:number number:decimal-places="6" number:min-integer-digits="1"/>
      <number:text>%</number:text>
    </number:percentage-style>
    <number:percentage-style style:name="N284">
      <number:number number:decimal-places="7" number:min-integer-digits="1"/>
      <number:text>%</number:text>
    </number:percentage-style>
    <number:percentage-style style:name="N285">
      <number:number number:decimal-places="8" number:min-integer-digits="1"/>
      <number:text>%</number:text>
    </number:percentage-style>
    <number:percentage-style style:name="N286">
      <number:number number:decimal-places="9" number:min-integer-digits="1"/>
      <number:text>%</number:text>
    </number:percentage-style>
    <number:number-style style:name="N287">
      <number:number number:decimal-places="0" number:min-integer-digits="2"/>
    </number:number-style>
    <number:date-style style:name="N288">
      <number:day number:style="long"/>
      <number:text>. </number:text>
      <number:month number:textual="true"/>
    </number:date-style>
    <number:date-style style:name="N289">
      <number:month number:style="long"/>
    </number:date-style>
    <number:number-style style:name="N290P0" style:volatile="true">
      <number:number number:decimal-places="0" number:min-integer-digits="1"/>
    </number:number-style>
    <number:currency-style style:name="N290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0P0"/>
    </number:currency-style>
    <number:number-style style:name="N291P0" style:volatile="true">
      <number:number number:decimal-places="0" number:min-integer-digits="1"/>
    </number:number-style>
    <number:number-style style:name="N291">
      <style:text-properties fo:color="#ff0000"/>
      <number:text>-,</number:text>
      <number:number number:decimal-places="0" number:min-integer-digits="1"/>
      <style:map style:condition="value()&gt;=0" style:apply-style-name="N291P0"/>
    </number:number-style>
    <number:number-style style:name="N292P0" style:volatile="true">
      <number:number number:decimal-places="0" number:min-integer-digits="1"/>
    </number:number-style>
    <number:number-style style:name="N292">
      <style:text-properties fo:color="#ff0000"/>
      <number:text>-</number:text>
      <number:number number:decimal-places="0" number:min-integer-digits="1"/>
      <style:map style:condition="value()&gt;=0" style:apply-style-name="N292P0"/>
    </number:number-style>
    <number:date-style style:name="N293">
      <number:day number:style="long"/>
      <number:text>- </number:text>
      <number:month number:textual="true"/>
      <number:text>-</number:text>
      <number:year number:style="long"/>
    </number:date-style>
    <number:number-style style:name="N294">
      <number:number number:decimal-places="3" number:min-integer-digits="0" number:decimal-replacement=""/>
    </number:number-style>
    <number:date-style style:name="N295P0" style:volatile="true">
      <number:day number:style="long"/>
      <number:text>-</number:text>
      <number:month number:textual="true"/>
      <number:text>-</number:text>
      <number:year/>
    </number:date-style>
    <number:text-style style:name="N295">
      <number:text-content/>
      <style:map style:condition="value()&gt;=0" style:apply-style-name="N295P0"/>
    </number:text-style>
    <number:number-style style:name="N296P0" style:volatile="true">
      <number:text>\</number:text>
      <number:number number:decimal-places="0" number:min-integer-digits="1" number:grouping="true"/>
    </number:number-style>
    <number:number-style style:name="N296">
      <number:text>\-</number:text>
      <number:number number:decimal-places="0" number:min-integer-digits="1" number:grouping="true"/>
      <style:map style:condition="value()&gt;=0" style:apply-style-name="N296P0"/>
    </number:number-style>
    <number:number-style style:name="N297P0" style:volatile="true">
      <number:text>\</number:text>
      <number:number number:decimal-places="2" number:min-integer-digits="1" number:grouping="true"/>
    </number:number-style>
    <number:number-style style:name="N297">
      <number:text>\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\</number:text>
      <number:number number:decimal-places="0" number:min-integer-digits="1" number:grouping="true"/>
      <number:text> </number:text>
    </number:number-style>
    <number:number-style style:name="N301P1" style:volatile="true">
      <number:text> \-</number:text>
      <number:number number:decimal-places="0" number:min-integer-digits="1" number:grouping="true"/>
      <number:text> </number:text>
    </number:number-style>
    <number:number-style style:name="N301P2" style:volatile="true">
      <number:text> \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number:min-integer-digits="1" number:grouping="true"/>
      <number:text> </number:text>
    </number:number-style>
    <number:number-style style:name="N303P1" style:volatile="true">
      <number:text> -</number:text>
      <number:number number:decimal-places="0" number:min-integer-digits="1" number:grouping="true"/>
      <number:text> </number:text>
    </number:number-style>
    <number:number-style style:name="N303P2" style:volatile="true">
      <number:text> -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7P0" style:volatile="true">
      <number:text> \</number:text>
      <number:number number:decimal-places="2" number:min-integer-digits="1" number:grouping="true"/>
      <number:text> </number:text>
    </number:number-style>
    <number:number-style style:name="N307P1" style:volatile="true">
      <number:text> \-</number:text>
      <number:number number:decimal-places="2" number:min-integer-digits="1" number:grouping="true"/>
      <number:text> </number:text>
    </number:number-style>
    <number:number-style style:name="N307P2" style:volatile="true">
      <number:text> \-</number:text>
      <number:number number:decimal-places="0" number:min-integer-digits="0"/>
      <number:text>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9P0" style:volatile="true">
      <number:number number:decimal-places="2" number:min-integer-digits="1" number:grouping="true"/>
      <number:text> </number:text>
    </number:number-style>
    <number:number-style style:name="N309P1" style:volatile="true">
      <number:text> -</number:text>
      <number:number number:decimal-places="2" number:min-integer-digits="1" number:grouping="true"/>
      <number:text> </number:text>
    </number:number-style>
    <number:number-style style:name="N309P2" style:volatile="true">
      <number:text> -</number:text>
      <number:number number:decimal-places="0" number:min-integer-digits="0"/>
      <number:text>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date-style style:name="N310P0" style:volatile="true">
      <number:day/>
      <number:text>-</number:text>
      <number:month number:textual="true"/>
      <number:text>-</number:text>
      <number:year/>
    </number:date-style>
    <number:text-style style:name="N310">
      <number:text-content/>
      <style:map style:condition="value()&gt;=0" style:apply-style-name="N310P0"/>
    </number:text-style>
    <number:date-style style:name="N311">
      <number:month number:textual="true"/>
      <number:text>-</number:text>
      <number:day number:style="long"/>
      <number:text>- </number:text>
      <number:year number:style="long"/>
    </number:date-style>
    <number:percentage-style style:name="N312P0" style:volatile="true">
      <number:number number:decimal-places="0" number:min-integer-digits="1"/>
      <number:text>%</number:text>
    </number:percentage-style>
    <number:percentage-style style:name="N312">
      <style:text-properties fo:color="#ff0000"/>
      <number:text>-</number:text>
      <number:number number:decimal-places="0" number:min-integer-digits="1"/>
      <number:text>%</number:text>
      <style:map style:condition="value()&gt;=0" style:apply-style-name="N312P0"/>
    </number:percentage-style>
    <number:date-style style:name="N313">
      <number:day number:style="long"/>
      <number:text>- </number:text>
      <number:month number:textual="true"/>
      <number:text>- </number:text>
      <number:year number:style="long"/>
    </number:date-style>
    <number:date-style style:name="N314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6P0" style:volatile="true">
      <number:text>Rs.</number:text>
      <number:number number:decimal-places="0" number:min-integer-digits="1" number:grouping="true"/>
      <number:text> </number:text>
    </number:number-style>
    <number:number-style style:name="N316">
      <number:text>(Rs.</number:text>
      <number:number number:decimal-places="0" number:min-integer-digits="1" number:grouping="true"/>
      <number:text>)</number:text>
      <style:map style:condition="value()&gt;=0" style:apply-style-name="N316P0"/>
    </number:number-style>
    <number:number-style style:name="N317P0" style:volatile="true">
      <number:text>Rs.</number:text>
      <number:number number:decimal-places="0" number:min-integer-digits="1" number:grouping="true"/>
      <number:text> </number:text>
    </number:number-style>
    <number:number-style style:name="N317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17P0"/>
    </number:number-style>
    <number:number-style style:name="N319P0" style:volatile="true">
      <number:text>Rs.</number:text>
      <number:number number:decimal-places="2" number:min-integer-digits="1" number:grouping="true"/>
      <number:text> </number:text>
    </number:number-style>
    <number:number-style style:name="N319">
      <number:text>(Rs.</number:text>
      <number:number number:decimal-places="2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2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0P0"/>
    </number:number-style>
    <number:number-style style:name="N324P0" style:volatile="true">
      <number:text> Rs.</number:text>
      <number:number number:decimal-places="0" number:min-integer-digits="1" number:grouping="true"/>
      <number:text> </number:text>
    </number:number-style>
    <number:number-style style:name="N324P1" style:volatile="true">
      <number:text> Rs.(</number:text>
      <number:number number:decimal-places="0" number:min-integer-digits="1" number:grouping="true"/>
      <number:text>)</number:text>
    </number:number-style>
    <number:number-style style:name="N324P2" style:volatile="true">
      <number:text> Rs.-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text> Rs.</number:text>
      <number:number number:decimal-places="2" number:min-integer-digits="1" number:grouping="true"/>
      <number:text> </number:text>
    </number:number-style>
    <number:number-style style:name="N328P1" style:volatile="true">
      <number:text> Rs.(</number:text>
      <number:number number:decimal-places="2" number:min-integer-digits="1" number:grouping="true"/>
      <number:text>)</number:text>
    </number:number-style>
    <number:number-style style:name="N328P2" style:volatile="true">
      <number:text> Rs.-</number:text>
      <number:number number:decimal-places="0" number:min-integer-digits="0"/>
      <number:text>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0" number:min-integer-digits="1" number:grouping="true"/>
    </number:number-style>
    <number:number-style style:name="N330">
      <style:text-properties fo:color="#ff0000"/>
      <number:text>-\</number:text>
      <number:number number:decimal-places="0" number:min-integer-digits="1" number:grouping="true"/>
      <style:map style:condition="value()&gt;=0" style:apply-style-name="N330P0"/>
    </number:number-style>
    <number:number-style style:name="N331P0" style:volatile="true">
      <number:text>\</number:text>
      <number:number number:decimal-places="2" number:min-integer-digits="1" number:grouping="true"/>
    </number:number-style>
    <number:number-style style:name="N331">
      <number:text>-\</number:text>
      <number:number number:decimal-places="2" number:min-integer-digits="1" number:grouping="true"/>
      <style:map style:condition="value()&gt;=0" style:apply-style-name="N331P0"/>
    </number:number-style>
    <number:number-style style:name="N332P0" style:volatile="true">
      <number:text>\</number:text>
      <number:number number:decimal-places="2" number:min-integer-digits="1" number:grouping="true"/>
    </number:number-style>
    <number:number-style style:name="N332">
      <style:text-properties fo:color="#ff0000"/>
      <number:text>-\</number:text>
      <number:number number:decimal-places="2" number:min-integer-digits="1" number:grouping="true"/>
      <style:map style:condition="value()&gt;=0" style:apply-style-name="N332P0"/>
    </number:number-style>
    <number:number-style style:name="N334P0" style:volatile="true">
      <number:text> \</number:text>
      <number:number number:decimal-places="0" number:min-integer-digits="1" number:grouping="true"/>
      <number:text> </number:text>
    </number:number-style>
    <number:number-style style:name="N334P1" style:volatile="true">
      <number:text>-\</number:text>
      <number:number number:decimal-places="0" number:min-integer-digits="1" number:grouping="true"/>
      <number:text> </number:text>
    </number:number-style>
    <number:number-style style:name="N334P2" style:volatile="true">
      <number:text> \-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6P0" style:volatile="true">
      <number:number number:decimal-places="0" number:min-integer-digits="1" number:grouping="true"/>
      <number:text> </number:text>
    </number:number-style>
    <number:number-style style:name="N336P1" style:volatile="true">
      <number:text>-</number:text>
      <number:number number:decimal-places="0" number:min-integer-digits="1" number:grouping="true"/>
      <number:text> </number:text>
    </number:number-style>
    <number:number-style style:name="N336P2" style:volatile="true">
      <number:text> -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8P0" style:volatile="true">
      <number:text> \</number:text>
      <number:number number:decimal-places="2" number:min-integer-digits="1" number:grouping="true"/>
      <number:text> </number:text>
    </number:number-style>
    <number:number-style style:name="N338P1" style:volatile="true">
      <number:text>-\</number:text>
      <number:number number:decimal-places="2" number:min-integer-digits="1" number:grouping="true"/>
      <number:text> </number:text>
    </number:number-style>
    <number:number-style style:name="N338P2" style:volatile="true">
      <number:text> \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0P0" style:volatile="true">
      <number:number number:decimal-places="2" number:min-integer-digits="1" number:grouping="true"/>
      <number:text> </number:text>
    </number:number-style>
    <number:number-style style:name="N340P1" style:volatile="true">
      <number:text>-</number:text>
      <number:number number:decimal-places="2" number:min-integer-digits="1" number:grouping="true"/>
      <number:text> </number:text>
    </number:number-style>
    <number:number-style style:name="N340P2" style:volatile="true">
      <number:text> -</number:text>
      <number:number number:decimal-places="0" number:min-integer-digits="0"/>
      <number:text>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percentage-style style:name="N341">
      <number:number number:decimal-places="2" number:min-integer-digits="0"/>
      <number:text>%</number:text>
    </number:percentage-style>
    <number:percentage-style style:name="N342">
      <number:number number:decimal-places="2" number:min-integer-digits="2"/>
      <number:text>%</number:text>
    </number:percentage-style>
    <number:number-style style:name="N344P0" style:volatile="true">
      <number:text>£</number:text>
      <number:number number:decimal-places="0" number:min-integer-digits="1" number:grouping="true"/>
    </number:number-style>
    <number:number-style style:name="N344">
      <number:text>-£</number:text>
      <number:number number:decimal-places="0" number:min-integer-digits="1" number:grouping="true"/>
      <style:map style:condition="value()&gt;=0" style:apply-style-name="N344P0"/>
    </number:number-style>
    <number:number-style style:name="N345P0" style:volatile="true">
      <number:text>£</number:text>
      <number:number number:decimal-places="0" number:min-integer-digits="1" number:grouping="true"/>
    </number:number-style>
    <number:number-style style:name="N345">
      <style:text-properties fo:color="#ff0000"/>
      <number:text>-£</number:text>
      <number:number number:decimal-places="0" number:min-integer-digits="1" number:grouping="true"/>
      <style:map style:condition="value()&gt;=0" style:apply-style-name="N345P0"/>
    </number:number-style>
    <number:number-style style:name="N347P0" style:volatile="true">
      <number:text>£</number:text>
      <number:number number:decimal-places="2" number:min-integer-digits="1" number:grouping="true"/>
    </number:number-style>
    <number:number-style style:name="N347">
      <number:text>-£</number:text>
      <number:number number:decimal-places="2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2" number:min-integer-digits="1" number:grouping="true"/>
    </number:number-style>
    <number:number-style style:name="N348">
      <style:text-properties fo:color="#ff0000"/>
      <number:text>-£</number:text>
      <number:number number:decimal-places="2" number:min-integer-digits="1" number:grouping="true"/>
      <style:map style:condition="value()&gt;=0" style:apply-style-name="N348P0"/>
    </number:number-style>
    <number:number-style style:name="N352P0" style:volatile="true">
      <number:text> £</number:text>
      <number:number number:decimal-places="0" number:min-integer-digits="1" number:grouping="true"/>
      <number:text> </number:text>
    </number:number-style>
    <number:number-style style:name="N352P1" style:volatile="true">
      <number:text>-£</number:text>
      <number:number number:decimal-places="0" number:min-integer-digits="1" number:grouping="true"/>
      <number:text> </number:text>
    </number:number-style>
    <number:number-style style:name="N352P2" style:volatile="true">
      <number:text> £-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6P0" style:volatile="true">
      <number:text> £</number:text>
      <number:number number:decimal-places="2" number:min-integer-digits="1" number:grouping="true"/>
      <number:text> </number:text>
    </number:number-style>
    <number:number-style style:name="N356P1" style:volatile="true">
      <number:text>-£</number:text>
      <number:number number:decimal-places="2" number:min-integer-digits="1" number:grouping="true"/>
      <number:text> </number:text>
    </number:number-style>
    <number:number-style style:name="N356P2" style:volatile="true">
      <number:text> £-</number:text>
      <number:number number:decimal-places="0" number:min-integer-digits="0"/>
      <number:text>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10" number:min-integer-digits="1"/>
    </number:number-style>
    <number:date-style style:name="N358">
      <number:month number:textual="true"/>
      <number:text> </number:text>
      <number:day/>
    </number:date-style>
    <number:number-style style:name="N359">
      <number:text>2.1.2.1</number:text>
    </number:number-style>
    <number:number-style style:name="N360">
      <number:text>2.1.2.2</number:text>
    </number:number-style>
    <number:number-style style:name="N361">
      <number:text>1.2.4</number:text>
    </number:number-style>
    <number:number-style style:name="N362">
      <number:text>1.2.5</number:text>
    </number:number-style>
    <number:number-style style:name="N363">
      <number:text>1.2.6</number:text>
    </number:number-style>
    <number:number-style style:name="N364">
      <number:text>1.2.7</number:text>
    </number:number-style>
    <number:number-style style:name="N365">
      <number:text>1.2.9</number:text>
    </number:number-style>
    <number:number-style style:name="N366">
      <number:text>1.2.8</number:text>
    </number:number-style>
    <number:number-style style:name="N367">
      <number:text>12.1</number:text>
      <number:number number:decimal-places="1" number:min-integer-digits="0"/>
    </number:number-style>
    <number:number-style style:name="N368">
      <number:text>0.0.0</number:text>
    </number:number-style>
    <number:number-style style:name="N369">
      <number:number number:decimal-places="2" number:min-integer-digits="1"/>
      <number:text> </number:text>
    </number:number-style>
    <number:currency-style style:name="N371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1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1P0"/>
    </number:currency-style>
    <number:currency-style style:name="N372">
      <number:currency-symbol>JPY</number:currency-symbol>
      <number:text> </number:text>
      <number:number number:decimal-places="2" number:min-integer-digits="1" number:grouping="true"/>
    </number:currency-style>
    <number:currency-style style:name="N376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6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6P2" style:volatile="true">
      <number:currency-symbol>VND</number:currency-symbol>
      <number:text> - </number:text>
    </number:currency-style>
    <number:text-style style:name="N376">
      <number:text-content/>
      <number:text> </number:text>
      <style:map style:condition="value()&gt;0" style:apply-style-name="N376P0"/>
      <style:map style:condition="value()&lt;0" style:apply-style-name="N376P1"/>
      <style:map style:condition="value()=0" style:apply-style-name="N376P2"/>
    </number:text-style>
    <number:currency-style style:name="N380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0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0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3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39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9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9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date-style style:name="N400">
      <number:year number:style="long"/>
      <number:text>/</number:text>
      <number:month number:style="long"/>
      <number:text>/</number:text>
      <number:day number:style="long"/>
    </number:date-style>
    <number:number-style style:name="N401">
      <number:text>1.1.4</number:text>
    </number:number-style>
    <number:number-style style:name="N402">
      <number:text>1.1.5</number:text>
    </number:number-style>
    <number:number-style style:name="N403">
      <number:text>1.1.6</number:text>
    </number:number-style>
    <number:number-style style:name="N404">
      <number:text>2.2.2</number:text>
    </number:number-style>
    <number:number-style style:name="N405">
      <number:text>2.2.3</number:text>
    </number:number-style>
    <number:number-style style:name="N406">
      <number:text>2.2.4</number:text>
    </number:number-style>
    <number:number-style style:name="N407">
      <number:text>2.2.5</number:text>
    </number:number-style>
    <number:number-style style:name="N408">
      <number:text>2.2.6</number:text>
    </number:number-style>
    <number:number-style style:name="N409">
      <number:text>2.3.4</number:text>
    </number:number-style>
    <number:number-style style:name="N410">
      <number:text>2.3.5</number:text>
    </number:number-style>
    <number:number-style style:name="N411">
      <number:text>2.3.3</number:text>
    </number:number-style>
    <number:number-style style:name="N412">
      <number:text>2.4</number:text>
    </number:number-style>
    <number:number-style style:name="N413">
      <number:text>2.4.5</number:text>
    </number:number-style>
    <number:number-style style:name="N414">
      <number:text>"2.3.2</number:text>
    </number:number-style>
    <number:date-style style:name="N415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6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19P0" style:volatile="true">
      <number:number number:decimal-places="3" number:min-integer-digits="1" number:grouping="true"/>
      <number:text> </number:text>
    </number:number-style>
    <number:number-style style:name="N419P1" style:volatile="true">
      <number:text> (</number:text>
      <number:number number:decimal-places="3" number:min-integer-digits="1" number:grouping="true"/>
      <number:text>)</number:text>
    </number:number-style>
    <number:number-style style:name="N419P2" style:volatile="true">
      <number:text> -</number:text>
      <number:number number:decimal-places="0" number:min-integer-digits="0"/>
      <number:text>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4" number:min-integer-digits="1" number:grouping="true"/>
      <number:text> </number:text>
    </number:number-style>
    <number:number-style style:name="N422P1" style:volatile="true">
      <number:text> (</number:text>
      <number:number number:decimal-places="4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5" number:min-integer-digits="1" number:grouping="true"/>
      <number:text> </number:text>
    </number:number-style>
    <number:number-style style:name="N425P1" style:volatile="true">
      <number:text> (</number:text>
      <number:number number:decimal-places="5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6">
      <number:number number:decimal-places="3" number:min-integer-digits="1" number:grouping="true"/>
    </number:number-style>
    <number:number-style style:name="N427">
      <number:number number:decimal-places="4" number:min-integer-digits="1" number:grouping="true"/>
    </number:number-style>
    <number:number-style style:name="N428">
      <number:number number:decimal-places="5" number:min-integer-digits="0" number:decimal-replacement=""/>
    </number:number-style>
    <number:number-style style:name="N429">
      <number:text>.</number:text>
    </number:number-style>
    <number:number-style style:name="N430">
      <number:number number:decimal-places="0" number:min-integer-digits="5"/>
    </number:number-style>
    <number:currency-style style:name="N432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2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2P0"/>
    </number:currency-style>
    <number:date-style style:name="N433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3">
      <number:text-content/>
      <style:map style:condition="value()&gt;=0" style:apply-style-name="N433P0"/>
    </number:text-style>
    <number:percentage-style style:name="N434">
      <number:number number:decimal-places="0" number:min-integer-digits="1" number:grouping="true"/>
      <number:text>%</number:text>
    </number:percentage-style>
    <number:percentage-style style:name="N435">
      <number:number number:decimal-places="2" number:min-integer-digits="1" number:grouping="true"/>
      <number:text>%</number:text>
    </number:percentage-style>
    <number:currency-style style:name="N437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37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37P0"/>
    </number:currency-style>
    <number:date-style style:name="N438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39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39">
      <number:text-content/>
      <style:map style:condition="value()&gt;=0" style:apply-style-name="N439P0"/>
    </number:text-style>
    <number:date-style style:name="N441P0" style:volatile="true">
      <number:month number:style="long" number:textual="true"/>
      <number:text>-</number:text>
      <number:year/>
    </number:date-style>
    <number:text-style style:name="N441">
      <number:text-content/>
      <style:map style:condition="value()&gt;=0" style:apply-style-name="N441P0"/>
    </number:text-style>
    <number:currency-style style:name="N442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2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2P0"/>
    </number:currency-style>
    <number:currency-style style:name="N444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4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4P0"/>
    </number:currency-style>
    <number:currency-style style:name="N446P0" style:volatile="true">
      <number:number number:decimal-places="0" number:min-integer-digits="0"/>
      <number:text> </number:text>
      <number:currency-symbol>VND</number:currency-symbol>
    </number:currency-style>
    <number:currency-style style:name="N446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6P0"/>
    </number:currency-style>
    <number:currency-style style:name="N447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47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47P0"/>
    </number:currency-style>
    <number:date-style style:name="N448">
      <number:month number:style="long" number:textual="true"/>
      <number:text> </number:text>
      <number:seconds/>
      <number:day/>
      <number:text>, </number:text>
      <number:year number:style="long"/>
    </number:date-style>
    <number:number-style style:name="N449">
      <number:number number:decimal-places="0" number:min-integer-digits="4"/>
    </number:number-style>
    <number:date-style style:name="N450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1">
      <number:number number:decimal-places="1" number:min-integer-digits="3"/>
    </number:number-style>
    <number:date-style style:name="N452">
      <number:month number:style="long" number:textual="true"/>
      <number:text> </number:text>
      <number:day number:style="long"/>
    </number:date-style>
    <number:number-style style:name="N453">
      <number:number number:decimal-places="0" number:min-integer-digits="0" number:grouping="true"/>
    </number:number-style>
    <number:number-style style:name="N455P0" style:volatile="true">
      <number:number number:decimal-places="0" number:min-integer-digits="1" number:grouping="true"/>
      <number:text> DM</number:text>
    </number:number-style>
    <number:number-style style:name="N455">
      <number:text>-</number:text>
      <number:number number:decimal-places="0" number:min-integer-digits="1" number:grouping="true"/>
      <number:text> DM</number:text>
      <style:map style:condition="value()&gt;=0" style:apply-style-name="N455P0"/>
    </number:number-style>
    <number:number-style style:name="N456P0" style:volatile="true">
      <number:number number:decimal-places="0" number:min-integer-digits="1" number:grouping="true"/>
      <number:text> DM</number:text>
    </number:number-style>
    <number:number-style style:name="N456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56P0"/>
    </number:number-style>
    <number:number-style style:name="N458P0" style:volatile="true">
      <number:number number:decimal-places="2" number:min-integer-digits="1" number:grouping="true"/>
      <number:text> DM</number:text>
    </number:number-style>
    <number:number-style style:name="N458">
      <number:text>-</number:text>
      <number:number number:decimal-places="2" number:min-integer-digits="1" number:grouping="true"/>
      <number:text> DM</number:text>
      <style:map style:condition="value()&gt;=0" style:apply-style-name="N458P0"/>
    </number:number-style>
    <number:number-style style:name="N459P0" style:volatile="true">
      <number:number number:decimal-places="2" number:min-integer-digits="1" number:grouping="true"/>
      <number:text> DM</number:text>
    </number:number-style>
    <number:number-style style:name="N45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59P0"/>
    </number:number-style>
    <number:number-style style:name="N463P0" style:volatile="true">
      <number:number number:decimal-places="0" number:min-integer-digits="1" number:grouping="true"/>
      <number:text> DM </number:text>
    </number:number-style>
    <number:number-style style:name="N463P1" style:volatile="true">
      <number:text>-</number:text>
      <number:number number:decimal-places="0" number:min-integer-digits="1" number:grouping="true"/>
      <number:text> DM </number:text>
    </number:number-style>
    <number:number-style style:name="N463P2" style:volatile="true">
      <number:text> - DM </number:text>
    </number:number-style>
    <number:text-style style:name="N463">
      <number:text-content/>
      <number:text> </number:text>
      <style:map style:condition="value()&gt;0" style:apply-style-name="N463P0"/>
      <style:map style:condition="value()&lt;0" style:apply-style-name="N463P1"/>
      <style:map style:condition="value()=0" style:apply-style-name="N463P2"/>
    </number:text-style>
    <number:number-style style:name="N467P0" style:volatile="true">
      <number:number number:decimal-places="0" number:min-integer-digits="1" number:grouping="true"/>
      <number:text>       </number:text>
    </number:number-style>
    <number:number-style style:name="N467P1" style:volatile="true">
      <number:text>-</number:text>
      <number:number number:decimal-places="0" number:min-integer-digits="1" number:grouping="true"/>
      <number:text>       </number:text>
    </number:number-style>
    <number:number-style style:name="N467P2" style:volatile="true">
      <number:text> -       </number:text>
    </number:number-style>
    <number:text-style style:name="N467">
      <number:text-content/>
      <number:text> </number:text>
      <style:map style:condition="value()&gt;0" style:apply-style-name="N467P0"/>
      <style:map style:condition="value()&lt;0" style:apply-style-name="N467P1"/>
      <style:map style:condition="value()=0" style:apply-style-name="N467P2"/>
    </number:text-style>
    <number:number-style style:name="N471P0" style:volatile="true">
      <number:number number:decimal-places="2" number:min-integer-digits="1" number:grouping="true"/>
      <number:text> DM </number:text>
    </number:number-style>
    <number:number-style style:name="N471P1" style:volatile="true">
      <number:text>-</number:text>
      <number:number number:decimal-places="2" number:min-integer-digits="1" number:grouping="true"/>
      <number:text> DM </number:text>
    </number:number-style>
    <number:number-style style:name="N471P2" style:volatile="true">
      <number:text> -</number:text>
      <number:number number:decimal-places="0" number:min-integer-digits="0"/>
      <number:text> DM </number:text>
    </number:number-style>
    <number:text-style style:name="N471">
      <number:text-content/>
      <number:text> </number:text>
      <style:map style:condition="value()&gt;0" style:apply-style-name="N471P0"/>
      <style:map style:condition="value()&lt;0" style:apply-style-name="N471P1"/>
      <style:map style:condition="value()=0" style:apply-style-name="N471P2"/>
    </number:text-style>
    <number:number-style style:name="N475P0" style:volatile="true">
      <number:number number:decimal-places="2" number:min-integer-digits="1" number:grouping="true"/>
      <number:text>       </number:text>
    </number:number-style>
    <number:number-style style:name="N475P1" style:volatile="true">
      <number:text>-</number:text>
      <number:number number:decimal-places="2" number:min-integer-digits="1" number:grouping="true"/>
      <number:text>       </number:text>
    </number:number-style>
    <number:number-style style:name="N475P2" style:volatile="true">
      <number:text> -</number:text>
      <number:number number:decimal-places="0" number:min-integer-digits="0"/>
      <number:text>       </number:text>
    </number:number-style>
    <number:text-style style:name="N475">
      <number:text-content/>
      <number:text> </number:text>
      <style:map style:condition="value()&gt;0" style:apply-style-name="N475P0"/>
      <style:map style:condition="value()&lt;0" style:apply-style-name="N475P1"/>
      <style:map style:condition="value()=0" style:apply-style-name="N475P2"/>
    </number:text-style>
    <number:date-style style:name="N476">
      <number:year/>
      <number:text>/</number:text>
      <number:month number:style="long"/>
      <number:text>/</number:text>
      <number:day number:style="long"/>
    </number:date-style>
    <number:percentage-style style:name="N477">
      <number:number number:decimal-places="0" number:min-integer-digits="1"/>
      <number:text>%  of total efforts</number:text>
    </number:percentage-style>
    <number:percentage-style style:name="N478">
      <number:number number:decimal-places="0" number:min-integer-digits="1"/>
      <number:text>% of total efforts</number:text>
    </number:percentage-style>
    <number:percentage-style style:name="N479">
      <number:number number:decimal-places="0" number:min-integer-digits="1"/>
      <number:text>% of total efforts for unforeseen requirement</number:text>
    </number:percentage-style>
    <number:percentage-style style:name="N480">
      <number:number number:decimal-places="0" number:min-integer-digits="1"/>
      <number:text>% of development efforts</number:text>
    </number:percentage-style>
    <number:number-style style:name="N481P0" style:volatile="true">
      <number:number number:decimal-places="1" number:min-integer-digits="1"/>
    </number:number-style>
    <number:number-style style:name="N481">
      <style:text-properties fo:color="#ff0000"/>
      <number:text>-</number:text>
      <number:number number:decimal-places="1" number:min-integer-digits="1"/>
      <style:map style:condition="value()&gt;=0" style:apply-style-name="N481P0"/>
    </number:number-style>
    <number:time-style style:name="N482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3">
      <number:month number:textual="true"/>
    </number:date-style>
    <number:date-style style:name="N484">
      <number:month number:textual="true"/>
      <number:text> -2011</number:text>
    </number:date-style>
    <number:date-style style:name="N485">
      <number:month number:textual="true"/>
      <number:text> 2011</number:text>
    </number:date-style>
    <number:date-style style:name="N486">
      <number:month number:textual="true"/>
      <number:text> 11</number:text>
    </number:date-style>
    <number:date-style style:name="N487">
      <number:month number:textual="true"/>
      <number:text>, 2011</number:text>
    </number:date-style>
    <number:date-style style:name="N488">
      <number:month number:textual="true"/>
      <number:text>, YYYY</number:text>
    </number:date-style>
    <number:date-style style:name="N489">
      <number:month number:textual="true"/>
      <number:text>, </number:text>
      <number:year number:style="long"/>
    </number:date-style>
    <number:date-style style:name="N490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2P0" style:volatile="true">
      <number:day/>
      <number:text>/</number:text>
      <number:month/>
      <number:text>/</number:text>
      <number:year/>
    </number:date-style>
    <number:text-style style:name="N492">
      <number:text-content/>
      <style:map style:condition="value()&gt;=0" style:apply-style-name="N492P0"/>
    </number:text-style>
    <number:date-style style:name="N494P0" style:volatile="true">
      <number:day/>
      <number:text>/</number:text>
      <number:month/>
      <number:text>/</number:text>
      <number:year number:style="long"/>
    </number:date-style>
    <number:text-style style:name="N494">
      <number:text-content/>
      <style:map style:condition="value()&gt;=0" style:apply-style-name="N494P0"/>
    </number:text-style>
    <number:date-style style:name="N496P0" style:volatile="true">
      <number:day/>
      <number:text>/</number:text>
      <number:month number:style="long"/>
      <number:text>/</number:text>
      <number:year number:style="long"/>
    </number:date-style>
    <number:text-style style:name="N496">
      <number:text-content/>
      <style:map style:condition="value()&gt;=0" style:apply-style-name="N496P0"/>
    </number:text-style>
    <number:percentage-style style:name="N497">
      <number:text>%</number:text>
    </number:percentage-style>
    <number:number-style style:name="N500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0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0P2" style:volatile="true">
      <number:text> -</number:text>
      <number:number number:decimal-places="0" number:min-integer-digits="0"/>
      <number:text> </number:text>
    </number:number-style>
    <number:text-style style:name="N500">
      <number:text-content/>
      <number:text> </number:text>
      <style:map style:condition="value()&gt;0" style:apply-style-name="N500P0"/>
      <style:map style:condition="value()&lt;0" style:apply-style-name="N500P1"/>
      <style:map style:condition="value()=0" style:apply-style-name="N500P2"/>
    </number:text-style>
    <number:number-style style:name="N503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3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3P2" style:volatile="true">
      <number:text> $-</number:text>
      <number:number number:decimal-places="0" number:min-integer-digits="0"/>
      <number:text>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7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07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07P2" style:volatile="true">
      <number:text> - €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11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1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1P2" style:volatile="true">
      <number:text> Gs -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0" number:min-integer-digits="1" number:grouping="true"/>
      <number:text> F </number:text>
    </number:number-style>
    <number:number-style style:name="N515P1" style:volatile="true">
      <number:text>-</number:text>
      <number:number number:decimal-places="0" number:min-integer-digits="1" number:grouping="true"/>
      <number:text> F </number:text>
    </number:number-style>
    <number:number-style style:name="N515P2" style:volatile="true">
      <number:text> - F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8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8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18P2" style:volatile="true">
      <number:text> $- </number:text>
    </number:number-style>
    <number:text-style style:name="N518">
      <number:text-content/>
      <number:text> </number:text>
      <style:map style:condition="value()&gt;0" style:apply-style-name="N518P0"/>
      <style:map style:condition="value()&lt;0" style:apply-style-name="N518P1"/>
      <style:map style:condition="value()=0" style:apply-style-name="N518P2"/>
    </number:text-style>
    <number:number-style style:name="N522P0" style:volatile="true">
      <number:number number:decimal-places="0" number:min-integer-digits="1" number:grouping="true"/>
      <number:text> $ </number:text>
    </number:number-style>
    <number:number-style style:name="N522P1" style:volatile="true">
      <number:text>-</number:text>
      <number:number number:decimal-places="0" number:min-integer-digits="1" number:grouping="true"/>
      <number:text> $ </number:text>
    </number:number-style>
    <number:number-style style:name="N522P2" style:volatile="true">
      <number:text> - $ </number:text>
    </number:number-style>
    <number:text-style style:name="N522">
      <number:text-content/>
      <number:text> </number:text>
      <style:map style:condition="value()&gt;0" style:apply-style-name="N522P0"/>
      <style:map style:condition="value()&lt;0" style:apply-style-name="N522P1"/>
      <style:map style:condition="value()=0" style:apply-style-name="N522P2"/>
    </number:text-style>
    <number:number-style style:name="N524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4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4P2" style:volatile="true">
      <number:text> $- </number:text>
    </number:number-style>
    <number:text-style style:name="N524">
      <number:text-content/>
      <number:text> </number:text>
      <style:map style:condition="value()&gt;0" style:apply-style-name="N524P0"/>
      <style:map style:condition="value()&lt;0" style:apply-style-name="N524P1"/>
      <style:map style:condition="value()=0" style:apply-style-name="N524P2"/>
    </number:text-style>
    <number:number-style style:name="N528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8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8P2" style:volatile="true">
      <number:text> €- </number:text>
    </number:number-style>
    <number:text-style style:name="N528">
      <number:text-content/>
      <number:text> </number:text>
      <style:map style:condition="value()&gt;0" style:apply-style-name="N528P0"/>
      <style:map style:condition="value()&lt;0" style:apply-style-name="N528P1"/>
      <style:map style:condition="value()=0" style:apply-style-name="N528P2"/>
    </number:text-style>
    <number:number-style style:name="N532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2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2P2" style:volatile="true">
      <number:text> Gs-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4P0" style:volatile="true">
      <number:text> $</number:text>
      <number:number number:decimal-places="0" number:min-integer-digits="1" number:grouping="true"/>
      <number:text> </number:text>
    </number:number-style>
    <number:number-style style:name="N534P1" style:volatile="true">
      <number:text>-$</number:text>
      <number:number number:decimal-places="0" number:min-integer-digits="1" number:grouping="true"/>
      <number:text> </number:text>
    </number:number-style>
    <number:number-style style:name="N534P2" style:volatile="true">
      <number:text> $- </number:text>
    </number:number-style>
    <number:text-style style:name="N534">
      <number:text-content/>
      <number:text> </number:text>
      <style:map style:condition="value()&gt;0" style:apply-style-name="N534P0"/>
      <style:map style:condition="value()&lt;0" style:apply-style-name="N534P1"/>
      <style:map style:condition="value()=0" style:apply-style-name="N534P2"/>
    </number:text-style>
    <number:number-style style:name="N536P0" style:volatile="true">
      <number:text> $</number:text>
      <number:number number:decimal-places="2" number:min-integer-digits="1" number:grouping="true"/>
      <number:text> </number:text>
    </number:number-style>
    <number:number-style style:name="N536P1" style:volatile="true">
      <number:text>-$</number:text>
      <number:number number:decimal-places="2" number:min-integer-digits="1" number:grouping="true"/>
      <number:text> </number:text>
    </number:number-style>
    <number:number-style style:name="N536P2" style:volatile="true">
      <number:text> $-</number:text>
      <number:number number:decimal-places="0" number:min-integer-digits="0"/>
      <number:text> </number:text>
    </number:number-style>
    <number:text-style style:name="N536">
      <number:text-content/>
      <number:text> </number:text>
      <style:map style:condition="value()&gt;0" style:apply-style-name="N536P0"/>
      <style:map style:condition="value()&lt;0" style:apply-style-name="N536P1"/>
      <style:map style:condition="value()=0" style:apply-style-name="N536P2"/>
    </number:text-style>
    <number:number-style style:name="N540P0" style:volatile="true">
      <number:text> ñ</number:text>
      <number:number number:decimal-places="0" number:min-integer-digits="1" number:grouping="true"/>
      <number:text> </number:text>
    </number:number-style>
    <number:number-style style:name="N540P1" style:volatile="true">
      <number:text>-ñ</number:text>
      <number:number number:decimal-places="0" number:min-integer-digits="1" number:grouping="true"/>
      <number:text> </number:text>
    </number:number-style>
    <number:number-style style:name="N540P2" style:volatile="true">
      <number:text> ñ- </number:text>
    </number:number-style>
    <number:text-style style:name="N540">
      <number:text-content/>
      <number:text> </number:text>
      <style:map style:condition="value()&gt;0" style:apply-style-name="N540P0"/>
      <style:map style:condition="value()&lt;0" style:apply-style-name="N540P1"/>
      <style:map style:condition="value()=0" style:apply-style-name="N540P2"/>
    </number:text-style>
    <number:number-style style:name="N54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3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3P2" style:volatile="true">
      <number:text> -</number:text>
      <number:number number:decimal-places="0" number:min-integer-digits="0"/>
      <number:text>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5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5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45P2" style:volatile="true">
      <number:text> -</number:text>
      <number:number number:decimal-places="0" number:min-integer-digits="0"/>
      <number:text>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4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49P2" style:volatile="true">
      <number:text> -</number:text>
      <number:number number:decimal-places="0" number:min-integer-digits="0"/>
      <number:text>    </number:text>
    </number:number-style>
    <number:text-style style:name="N549">
      <number:text-content/>
      <number:text> </number:text>
      <style:map style:condition="value()&gt;0" style:apply-style-name="N549P0"/>
      <style:map style:condition="value()&lt;0" style:apply-style-name="N549P1"/>
      <style:map style:condition="value()=0" style:apply-style-name="N549P2"/>
    </number:text-style>
    <number:number-style style:name="N551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1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1P2" style:volatile="true">
      <number:text> -</number:text>
      <number:number number:decimal-places="0" number:min-integer-digits="0"/>
      <number:text> </number:text>
    </number:number-style>
    <number:text-style style:name="N551">
      <number:text-content/>
      <number:text> </number:text>
      <style:map style:condition="value()&gt;0" style:apply-style-name="N551P0"/>
      <style:map style:condition="value()&lt;0" style:apply-style-name="N551P1"/>
      <style:map style:condition="value()=0" style:apply-style-name="N551P2"/>
    </number:text-style>
    <number:number-style style:name="N555P0" style:volatile="true">
      <number:number number:decimal-places="2" number:min-integer-digits="1" number:grouping="true"/>
      <number:text>         </number:text>
    </number:number-style>
    <number:number-style style:name="N555P1" style:volatile="true">
      <number:text>-</number:text>
      <number:number number:decimal-places="2" number:min-integer-digits="1" number:grouping="true"/>
      <number:text>         </number:text>
    </number:number-style>
    <number:number-style style:name="N555P2" style:volatile="true">
      <number:text> -</number:text>
      <number:number number:decimal-places="0" number:min-integer-digits="0"/>
      <number:text>         </number:text>
    </number:number-style>
    <number:text-style style:name="N555">
      <number:text-content/>
      <number:text> </number:text>
      <style:map style:condition="value()&gt;0" style:apply-style-name="N555P0"/>
      <style:map style:condition="value()&lt;0" style:apply-style-name="N555P1"/>
      <style:map style:condition="value()=0" style:apply-style-name="N555P2"/>
    </number:text-style>
    <number:number-style style:name="N558P0" style:volatile="true">
      <number:number number:decimal-places="2" number:min-integer-digits="1" number:grouping="true"/>
      <number:text>    </number:text>
    </number:number-style>
    <number:number-style style:name="N558P1" style:volatile="true">
      <number:text>-</number:text>
      <number:number number:decimal-places="2" number:min-integer-digits="1" number:grouping="true"/>
      <number:text>    </number:text>
    </number:number-style>
    <number:number-style style:name="N558P2" style:volatile="true">
      <number:text> -</number:text>
      <number:number number:decimal-places="0" number:min-integer-digits="0"/>
      <number:text>    </number:text>
    </number:number-style>
    <number:text-style style:name="N558">
      <number:text-content/>
      <number:text> </number:text>
      <style:map style:condition="value()&gt;0" style:apply-style-name="N558P0"/>
      <style:map style:condition="value()&lt;0" style:apply-style-name="N558P1"/>
      <style:map style:condition="value()=0" style:apply-style-name="N558P2"/>
    </number:text-style>
    <number:number-style style:name="N560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0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0P2" style:volatile="true">
      <number:text> -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4P2" style:volatile="true">
      <number:text> -</number:text>
      <number:number number:decimal-places="0" number:min-integer-digits="0"/>
      <number:text> F </number:text>
    </number:number-style>
    <number:text-style style:name="N564"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7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67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67P2" style:volatile="true">
      <number:text> - F </number:text>
    </number:number-style>
    <number:text-style style:name="N567">
      <number:text-content/>
      <number:text> </number:text>
      <style:map style:condition="value()&gt;0" style:apply-style-name="N567P0"/>
      <style:map style:condition="value()&lt;0" style:apply-style-name="N567P1"/>
      <style:map style:condition="value()=0" style:apply-style-name="N567P2"/>
    </number:text-style>
    <number:number-style style:name="N571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1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1P2" style:volatile="true">
      <number:text> $ - </number:text>
    </number:number-style>
    <number:text-style style:name="N571">
      <number:text-content/>
      <number:text> </number:text>
      <style:map style:condition="value()&gt;0" style:apply-style-name="N571P0"/>
      <style:map style:condition="value()&lt;0" style:apply-style-name="N571P1"/>
      <style:map style:condition="value()=0" style:apply-style-name="N571P2"/>
    </number:text-style>
    <number:number-style style:name="N572">
      <number:text>$</number:text>
      <number:number number:decimal-places="0" number:min-integer-digits="1" number:grouping="true"/>
    </number:number-style>
    <number:number-style style:name="N573P0" style:volatile="true">
      <number:text>$</number:text>
      <number:number number:decimal-places="0" number:min-integer-digits="1" number:grouping="true"/>
    </number:number-style>
    <number:number-style style:name="N573">
      <style:text-properties fo:color="#ff0000"/>
      <number:text>-$</number:text>
      <number:number number:decimal-places="0" number:min-integer-digits="1" number:grouping="true"/>
      <style:map style:condition="value()&gt;=0" style:apply-style-name="N573P0"/>
    </number:number-style>
    <number:number-style style:name="N576P0" style:volatile="true">
      <number:text> $ </number:text>
      <number:number number:decimal-places="0" number:min-integer-digits="1" number:grouping="true"/>
      <number:text> </number:text>
    </number:number-style>
    <number:number-style style:name="N576P1" style:volatile="true">
      <number:text> $ (</number:text>
      <number:number number:decimal-places="0" number:min-integer-digits="1" number:grouping="true"/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2" number:min-integer-digits="1" number:grouping="true"/>
    </number:number-style>
    <number:number-style style:name="N578P0" style:volatile="true">
      <number:text>$</number:text>
      <number:number number:decimal-places="2" number:min-integer-digits="1" number:grouping="true"/>
    </number:number-style>
    <number:number-style style:name="N578">
      <style:text-properties fo:color="#ff0000"/>
      <number:text>-$</number:text>
      <number:number number:decimal-places="2" number:min-integer-digits="1" number:grouping="true"/>
      <style:map style:condition="value()&gt;=0" style:apply-style-name="N578P0"/>
    </number:number-style>
    <number:number-style style:name="N582P0" style:volatile="true">
      <number:text> £ </number:text>
      <number:number number:decimal-places="0" number:min-integer-digits="1" number:grouping="true"/>
      <number:text> </number:text>
    </number:number-style>
    <number:number-style style:name="N582P1" style:volatile="true">
      <number:text> £ (</number:text>
      <number:number number:decimal-places="0" number:min-integer-digits="1" number:grouping="true"/>
      <number:text>)</number:text>
    </number:number-style>
    <number:number-style style:name="N582P2" style:volatile="true">
      <number:text> £ - </number:text>
    </number:number-style>
    <number:text-style style:name="N582">
      <number:text-content/>
      <number:text> </number:text>
      <style:map style:condition="value()&gt;0" style:apply-style-name="N582P0"/>
      <style:map style:condition="value()&lt;0" style:apply-style-name="N582P1"/>
      <style:map style:condition="value()=0" style:apply-style-name="N582P2"/>
    </number:text-style>
    <number:number-style style:name="N586P0" style:volatile="true">
      <number:number number:decimal-places="0" number:min-integer-digits="1" number:grouping="true"/>
      <number:text> ñ </number:text>
    </number:number-style>
    <number:number-style style:name="N586P1" style:volatile="true">
      <number:text>-</number:text>
      <number:number number:decimal-places="0" number:min-integer-digits="1" number:grouping="true"/>
      <number:text> ñ </number:text>
    </number:number-style>
    <number:number-style style:name="N586P2" style:volatile="true">
      <number:text> - ñ </number:text>
    </number:number-style>
    <number:text-style style:name="N586">
      <number:text-content/>
      <number:text> </number:text>
      <style:map style:condition="value()&gt;0" style:apply-style-name="N586P0"/>
      <style:map style:condition="value()&lt;0" style:apply-style-name="N586P1"/>
      <style:map style:condition="value()=0" style:apply-style-name="N586P2"/>
    </number:text-style>
    <number:number-style style:name="N587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87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87P2" style:volatile="true">
      <number:text>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1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1P2" style:volatile="true">
      <number:text> -   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3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3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3P2" style:volatile="true">
      <number:text> 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7P0" style:volatile="true">
      <number:number number:decimal-places="0" number:min-integer-digits="1" number:grouping="true"/>
      <number:text>         </number:text>
    </number:number-style>
    <number:number-style style:name="N597P1" style:volatile="true">
      <number:text>-</number:text>
      <number:number number:decimal-places="0" number:min-integer-digits="1" number:grouping="true"/>
      <number:text>         </number:text>
    </number:number-style>
    <number:number-style style:name="N597P2" style:volatile="true">
      <number:text> -         </number:text>
    </number:number-style>
    <number:text-style style:name="N597">
      <number:text-content/>
      <number:text> </number:text>
      <style:map style:condition="value()&gt;0" style:apply-style-name="N597P0"/>
      <style:map style:condition="value()&lt;0" style:apply-style-name="N597P1"/>
      <style:map style:condition="value()=0" style:apply-style-name="N597P2"/>
    </number:text-style>
    <number:number-style style:name="N600P0" style:volatile="true">
      <number:number number:decimal-places="0" number:min-integer-digits="1" number:grouping="true"/>
      <number:text>    </number:text>
    </number:number-style>
    <number:number-style style:name="N600P1" style:volatile="true">
      <number:text>-</number:text>
      <number:number number:decimal-places="0" number:min-integer-digits="1" number:grouping="true"/>
      <number:text>    </number:text>
    </number:number-style>
    <number:number-style style:name="N600P2" style:volatile="true">
      <number:text> -    </number:text>
    </number:number-style>
    <number:text-style style:name="N600">
      <number:text-content/>
      <number:text> </number:text>
      <style:map style:condition="value()&gt;0" style:apply-style-name="N600P0"/>
      <style:map style:condition="value()&lt;0" style:apply-style-name="N600P1"/>
      <style:map style:condition="value()=0" style:apply-style-name="N600P2"/>
    </number:text-style>
    <number:number-style style:name="N602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2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2P0"/>
    </number:number-style>
    <number:number-style style:name="N605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05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05P2" style:volatile="true">
      <number:text> -</number:text>
      <number:number number:decimal-places="0" number:min-integer-digits="0"/>
      <number:text>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percentage-style style:name="N607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07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07P0"/>
    </number:percentage-style>
    <number:number-style style:name="N611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1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1P2" style:volatile="true">
      <number:text> -</number:text>
      <number:number number:decimal-places="0" number:min-integer-digits="0"/>
      <number:text> £ </number:text>
    </number:number-style>
    <number:text-style style:name="N611">
      <number:text-content/>
      <number:text> </number:text>
      <style:map style:condition="value()&gt;0" style:apply-style-name="N611P0"/>
      <style:map style:condition="value()&lt;0" style:apply-style-name="N611P1"/>
      <style:map style:condition="value()=0" style:apply-style-name="N611P2"/>
    </number:text-style>
    <number:number-style style:name="N61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4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4P2" style:volatile="true">
      <number:text> $-</number:text>
      <number:number number:decimal-places="0" number:min-integer-digits="0"/>
      <number:text> </number:text>
    </number:number-style>
    <number:text-style style:name="N614">
      <number:text-content/>
      <number:text> </number:text>
      <style:map style:condition="value()&gt;0" style:apply-style-name="N614P0"/>
      <style:map style:condition="value()&lt;0" style:apply-style-name="N614P1"/>
      <style:map style:condition="value()=0" style:apply-style-name="N614P2"/>
    </number:text-style>
    <number:percentage-style style:name="N615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5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5P0"/>
    </number:percentage-style>
    <number:number-style style:name="N617P0" style:volatile="true">
      <number:text>C</number:text>
      <number:number number:decimal-places="2" number:min-integer-digits="1" number:grouping="true"/>
      <number:text> </number:text>
    </number:number-style>
    <number:number-style style:name="N617">
      <number:text>(C</number:text>
      <number:number number:decimal-places="2" number:min-integer-digits="1" number:grouping="true"/>
      <number:text>)</number:text>
      <style:map style:condition="value()&gt;=0" style:apply-style-name="N617P0"/>
    </number:number-style>
    <number:number-style style:name="N619P0" style:volatile="true">
      <number:text>C</number:text>
      <number:number number:decimal-places="0" number:min-integer-digits="1" number:grouping="true"/>
      <number:text> </number:text>
    </number:number-style>
    <number:number-style style:name="N619">
      <number:text>(C</number:text>
      <number:number number:decimal-places="0" number:min-integer-digits="1" number:grouping="true"/>
      <number:text>)</number:text>
      <style:map style:condition="value()&gt;=0" style:apply-style-name="N619P0"/>
    </number:number-style>
    <number:number-style style:name="N621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1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1P0"/>
    </number:number-style>
    <number:number-style style:name="N624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4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27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27P2" style:volatile="true">
      <number:text> -</number:text>
      <number:number number:decimal-places="0" number:min-integer-digits="0"/>
      <number:text>       </number:text>
    </number:number-style>
    <number:text-style style:name="N627">
      <number:text-content/>
      <number:text> </number:text>
      <style:map style:condition="value()&gt;0" style:apply-style-name="N627P0"/>
      <style:map style:condition="value()&lt;0" style:apply-style-name="N627P1"/>
      <style:map style:condition="value()=0" style:apply-style-name="N627P2"/>
    </number:text-style>
    <number:number-style style:name="N628P0" style:volatile="true">
      <number:text>C</number:text>
      <number:number number:decimal-places="0" number:min-integer-digits="1" number:grouping="true"/>
      <number:text> </number:text>
    </number:number-style>
    <number:number-style style:name="N628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28P0"/>
    </number:number-style>
    <number:currency-style style:name="N632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2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2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5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35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35P2" style:volatile="true">
      <number:text> -</number:text>
      <number:number number:decimal-places="0" number:min-integer-digits="0"/>
      <number:text> </number:text>
    </number:number-style>
    <number:text-style style:name="N635">
      <number:text-content/>
      <number:text> </number:text>
      <style:map style:condition="value()&gt;0" style:apply-style-name="N635P0"/>
      <style:map style:condition="value()&lt;0" style:apply-style-name="N635P1"/>
      <style:map style:condition="value()=0" style:apply-style-name="N635P2"/>
    </number:text-style>
    <number:number-style style:name="N637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37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37P0"/>
    </number:number-style>
    <number:number-style style:name="N639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39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39P0"/>
    </number:number-style>
    <number:number-style style:name="N643P0" style:volatile="true">
      <number:number number:decimal-places="2" number:min-integer-digits="1" number:grouping="true"/>
      <number:text> kr </number:text>
    </number:number-style>
    <number:number-style style:name="N643P1" style:volatile="true">
      <number:text>-</number:text>
      <number:number number:decimal-places="2" number:min-integer-digits="1" number:grouping="true"/>
      <number:text> kr </number:text>
    </number:number-style>
    <number:number-style style:name="N643P2" style:volatile="true">
      <number:text> -</number:text>
      <number:number number:decimal-places="0" number:min-integer-digits="0"/>
      <number:text> kr </number:text>
    </number:number-style>
    <number:text-style style:name="N643">
      <number:text-content/>
      <number:text> </number:text>
      <style:map style:condition="value()&gt;0" style:apply-style-name="N643P0"/>
      <style:map style:condition="value()&lt;0" style:apply-style-name="N643P1"/>
      <style:map style:condition="value()=0" style:apply-style-name="N643P2"/>
    </number:text-style>
    <number:number-style style:name="N647P0" style:volatile="true">
      <number:number number:decimal-places="2" number:min-integer-digits="1" number:grouping="true"/>
      <number:text>     </number:text>
    </number:number-style>
    <number:number-style style:name="N647P1" style:volatile="true">
      <number:text>-</number:text>
      <number:number number:decimal-places="2" number:min-integer-digits="1" number:grouping="true"/>
      <number:text>     </number:text>
    </number:number-style>
    <number:number-style style:name="N647P2" style:volatile="true">
      <number:text> -</number:text>
      <number:number number:decimal-places="0" number:min-integer-digits="0"/>
      <number:text>     </number:text>
    </number:number-style>
    <number:text-style style:name="N647">
      <number:text-content/>
      <number:text> </number:text>
      <style:map style:condition="value()&gt;0" style:apply-style-name="N647P0"/>
      <style:map style:condition="value()&lt;0" style:apply-style-name="N647P1"/>
      <style:map style:condition="value()=0" style:apply-style-name="N647P2"/>
    </number:text-style>
    <number:number-style style:name="N648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0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0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0P0"/>
    </number:number-style>
    <number:number-style style:name="N65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2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2P0"/>
    </number:number-style>
    <number:number-style style:name="N654P0" style:volatile="true">
      <number:number number:decimal-places="2" number:min-integer-digits="1" number:grouping="true"/>
      <number:text> F</number:text>
    </number:number-style>
    <number:number-style style:name="N654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4P0"/>
    </number:number-style>
    <number:number-style style:name="N656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56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56P0"/>
    </number:number-style>
    <number:number-style style:name="N657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57P0"/>
    </number:number-style>
    <number:number-style style:name="N65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8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8P0"/>
    </number:number-style>
    <number:number-style style:name="N660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0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0P0"/>
    </number:number-style>
    <number:number-style style:name="N661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1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1P0"/>
    </number:number-style>
    <number:number-style style:name="N664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4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4P2" style:volatile="true">
      <number:text> - DM </number:text>
    </number:number-style>
    <number:text-style style:name="N664">
      <number:text-content/>
      <number:text> </number:text>
      <style:map style:condition="value()&gt;0" style:apply-style-name="N664P0"/>
      <style:map style:condition="value()&lt;0" style:apply-style-name="N664P1"/>
      <style:map style:condition="value()=0" style:apply-style-name="N664P2"/>
    </number:text-style>
    <number:number-style style:name="N66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67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67P2" style:volatile="true">
      <number:text> -</number:text>
      <number:number number:decimal-places="0" number:min-integer-digits="0"/>
      <number:text> DM </number:text>
    </number:number-style>
    <number:text-style style:name="N667">
      <number:text-content/>
      <number:text> </number:text>
      <style:map style:condition="value()&gt;0" style:apply-style-name="N667P0"/>
      <style:map style:condition="value()&lt;0" style:apply-style-name="N667P1"/>
      <style:map style:condition="value()=0" style:apply-style-name="N667P2"/>
    </number:text-style>
    <number:number-style style:name="N670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0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0P2" style:volatile="true">
      <number:text> - ñ </number:text>
    </number:number-style>
    <number:text-style style:name="N670">
      <number:text-content/>
      <number:text> </number:text>
      <style:map style:condition="value()&gt;0" style:apply-style-name="N670P0"/>
      <style:map style:condition="value()&lt;0" style:apply-style-name="N670P1"/>
      <style:map style:condition="value()=0" style:apply-style-name="N670P2"/>
    </number:text-style>
    <number:number-style style:name="N672P0" style:volatile="true">
      <number:text>SFr. </number:text>
      <number:number number:decimal-places="2" number:min-integer-digits="1" number:grouping="true"/>
    </number:number-style>
    <number:number-style style:name="N672">
      <style:text-properties fo:color="#ff0000"/>
      <number:text>SFr. -</number:text>
      <number:number number:decimal-places="2" number:min-integer-digits="1" number:grouping="true"/>
      <style:map style:condition="value()&gt;=0" style:apply-style-name="N672P0"/>
    </number:number-style>
    <number:number-style style:name="N676P0" style:volatile="true">
      <number:text> SFr. </number:text>
      <number:number number:decimal-places="0" number:min-integer-digits="1" number:grouping="true"/>
      <number:text> </number:text>
    </number:number-style>
    <number:number-style style:name="N676P1" style:volatile="true">
      <number:text> SFr. -</number:text>
      <number:number number:decimal-places="0" number:min-integer-digits="1" number:grouping="true"/>
      <number:text> </number:text>
    </number:number-style>
    <number:number-style style:name="N676P2" style:volatile="true">
      <number:text> SFr. - </number:text>
    </number:number-style>
    <number:text-style style:name="N676">
      <number:text-content/>
      <number:text> </number:text>
      <style:map style:condition="value()&gt;0" style:apply-style-name="N676P0"/>
      <style:map style:condition="value()&lt;0" style:apply-style-name="N676P1"/>
      <style:map style:condition="value()=0" style:apply-style-name="N676P2"/>
    </number:text-style>
    <number:number-style style:name="N677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7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77P0"/>
    </number:number-style>
    <number:number-style style:name="N67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79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79P2" style:volatile="true">
      <number:text> $-</number:text>
      <number:number number: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1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1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1P0"/>
    </number:number-style>
    <number:number-style style:name="N683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3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3P0"/>
    </number:number-style>
    <number:number-style style:name="N685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85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85P0"/>
    </number:number-style>
    <number:number-style style:name="N687P0" style:volatile="true">
      <number:text>"</number:text>
    </number:number-style>
    <number:number-style style:name="N687">
      <number:text>"</number:text>
      <style:map style:condition="value()&gt;=0" style:apply-style-name="N687P0"/>
    </number:number-style>
    <number:percentage-style style:name="N688">
      <number:text>INC TAX @ </number:text>
      <number:number number:decimal-places="0" number:min-integer-digits="1"/>
      <number:text>%</number:text>
    </number:percentage-style>
    <number:date-style style:name="N689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1P0" style:volatile="true">
      <number:text>Rp</number:text>
      <number:number number:decimal-places="0" number:min-integer-digits="1" number:grouping="true"/>
      <number:text> </number:text>
    </number:number-style>
    <number:number-style style:name="N691">
      <number:text>(Rp</number:text>
      <number:number number:decimal-places="0" number:min-integer-digits="1" number:grouping="true"/>
      <number:text>)</number:text>
      <style:map style:condition="value()&gt;=0" style:apply-style-name="N691P0"/>
    </number:number-style>
    <number:number-style style:name="N692P0" style:volatile="true">
      <number:text>Rp</number:text>
      <number:number number:decimal-places="0" number:min-integer-digits="1" number:grouping="true"/>
      <number:text> </number:text>
    </number:number-style>
    <number:number-style style:name="N692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2P0"/>
    </number:number-style>
    <number:number-style style:name="N694P0" style:volatile="true">
      <number:text>Rp</number:text>
      <number:number number:decimal-places="2" number:min-integer-digits="1" number:grouping="true"/>
      <number:text> </number:text>
    </number:number-style>
    <number:number-style style:name="N694">
      <number:text>(Rp</number:text>
      <number:number number:decimal-places="2" number:min-integer-digits="1" number:grouping="true"/>
      <number:text>)</number:text>
      <style:map style:condition="value()&gt;=0" style:apply-style-name="N694P0"/>
    </number:number-style>
    <number:number-style style:name="N695P0" style:volatile="true">
      <number:text>Rp</number:text>
      <number:number number:decimal-places="2" number:min-integer-digits="1" number:grouping="true"/>
      <number:text> </number:text>
    </number:number-style>
    <number:number-style style:name="N695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695P0"/>
    </number:number-style>
    <number:number-style style:name="N699P0" style:volatile="true">
      <number:text> Rp</number:text>
      <number:number number:decimal-places="0" number:min-integer-digits="1" number:grouping="true"/>
      <number:text> </number:text>
    </number:number-style>
    <number:number-style style:name="N699P1" style:volatile="true">
      <number:text> Rp(</number:text>
      <number:number number:decimal-places="0" number:min-integer-digits="1" number:grouping="true"/>
      <number:text>)</number:text>
    </number:number-style>
    <number:number-style style:name="N699P2" style:volatile="true">
      <number:text> Rp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3P0" style:volatile="true">
      <number:text> Rp</number:text>
      <number:number number:decimal-places="2" number:min-integer-digits="1" number:grouping="true"/>
      <number:text> </number:text>
    </number:number-style>
    <number:number-style style:name="N703P1" style:volatile="true">
      <number:text> Rp(</number:text>
      <number:number number:decimal-places="2" number:min-integer-digits="1" number:grouping="true"/>
      <number:text>)</number:text>
    </number:number-style>
    <number:number-style style:name="N703P2" style:volatile="true">
      <number:text> Rp-</number:text>
      <number:number number:decimal-places="0" number:min-integer-digits="0"/>
      <number:text> </number:text>
    </number:number-style>
    <number:text-style style:name="N703">
      <number:text-content/>
      <number:text> </number:text>
      <style:map style:condition="value()&gt;0" style:apply-style-name="N703P0"/>
      <style:map style:condition="value()&lt;0" style:apply-style-name="N703P1"/>
      <style:map style:condition="value()=0" style:apply-style-name="N703P2"/>
    </number:text-style>
    <number:number-style style:name="N704">
      <number:number number:decimal-places="1" number:min-integer-digits="0" number:grouping="true"/>
    </number:number-style>
    <number:number-style style:name="N705">
      <number:number number:decimal-places="2" number:min-integer-digits="2"/>
    </number:number-style>
    <number:date-style style:name="N706">
      <number:day number:style="long"/>
      <number:text> - </number:text>
      <number:month number:textual="true"/>
      <number:text> - </number:text>
      <number:year/>
    </number:date-style>
    <number:currency-style style:name="N708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08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08P0"/>
    </number:currency-style>
    <number:number-style style:name="N710P0" style:volatile="true">
      <number:text>¥</number:text>
      <number:number number:decimal-places="0" number:min-integer-digits="1" number:grouping="true"/>
    </number:number-style>
    <number:number-style style:name="N710">
      <number:text>-¥</number:text>
      <number:number number:decimal-places="0" number:min-integer-digits="1" number:grouping="true"/>
      <style:map style:condition="value()&gt;=0" style:apply-style-name="N710P0"/>
    </number:number-style>
    <number:number-style style:name="N711P0" style:volatile="true">
      <number:text>¥</number:text>
      <number:number number:decimal-places="0" number:min-integer-digits="1" number:grouping="true"/>
    </number:number-style>
    <number:number-style style:name="N711">
      <style:text-properties fo:color="#ff0000"/>
      <number:text>-¥</number:text>
      <number:number number:decimal-places="0" number:min-integer-digits="1" number:grouping="true"/>
      <style:map style:condition="value()&gt;=0" style:apply-style-name="N711P0"/>
    </number:number-style>
    <number:number-style style:name="N713P0" style:volatile="true">
      <number:text>¥</number:text>
      <number:number number:decimal-places="2" number:min-integer-digits="1" number:grouping="true"/>
    </number:number-style>
    <number:number-style style:name="N713">
      <number:text>-¥</number:text>
      <number:number number:decimal-places="2" number:min-integer-digits="1" number:grouping="true"/>
      <style:map style:condition="value()&gt;=0" style:apply-style-name="N713P0"/>
    </number:number-style>
    <number:number-style style:name="N714P0" style:volatile="true">
      <number:text>¥</number:text>
      <number:number number:decimal-places="2" number:min-integer-digits="1" number:grouping="true"/>
    </number:number-style>
    <number:number-style style:name="N714">
      <style:text-properties fo:color="#ff0000"/>
      <number:text>-¥</number:text>
      <number:number number:decimal-places="2" number:min-integer-digits="1" number:grouping="true"/>
      <style:map style:condition="value()&gt;=0" style:apply-style-name="N714P0"/>
    </number:number-style>
    <number:number-style style:name="N718P0" style:volatile="true">
      <number:text> ¥</number:text>
      <number:number number:decimal-places="0" number:min-integer-digits="1" number:grouping="true"/>
      <number:text> </number:text>
    </number:number-style>
    <number:number-style style:name="N718P1" style:volatile="true">
      <number:text>-¥</number:text>
      <number:number number:decimal-places="0" number:min-integer-digits="1" number:grouping="true"/>
      <number:text> </number:text>
    </number:number-style>
    <number:number-style style:name="N718P2" style:volatile="true">
      <number:text> ¥- </number:text>
    </number:number-style>
    <number:text-style style:name="N718">
      <number:text-content/>
      <number:text> </number:text>
      <style:map style:condition="value()&gt;0" style:apply-style-name="N718P0"/>
      <style:map style:condition="value()&lt;0" style:apply-style-name="N718P1"/>
      <style:map style:condition="value()=0" style:apply-style-name="N718P2"/>
    </number:text-style>
    <number:number-style style:name="N722P0" style:volatile="true">
      <number:text> ¥</number:text>
      <number:number number:decimal-places="2" number:min-integer-digits="1" number:grouping="true"/>
      <number:text> </number:text>
    </number:number-style>
    <number:number-style style:name="N722P1" style:volatile="true">
      <number:text>-¥</number:text>
      <number:number number:decimal-places="2" number:min-integer-digits="1" number:grouping="true"/>
      <number:text> </number:text>
    </number:number-style>
    <number:number-style style:name="N722P2" style:volatile="true">
      <number:text> ¥-</number:text>
      <number:number number:decimal-places="0" number:min-integer-digits="0"/>
      <number:text> </number:text>
    </number:number-style>
    <number:text-style style:name="N722">
      <number:text-content/>
      <number:text> </number:text>
      <style:map style:condition="value()&gt;0" style:apply-style-name="N722P0"/>
      <style:map style:condition="value()&lt;0" style:apply-style-name="N722P1"/>
      <style:map style:condition="value()=0" style:apply-style-name="N722P2"/>
    </number:text-style>
    <number:number-style style:name="N723">
      <number:number number:decimal-places="3" number:min-integer-digits="1" number:decimal-replacement=""/>
    </number:number-style>
    <number:number-style style:name="N724">
      <number:number number:decimal-places="2" number:min-integer-digits="1" number:decimal-replacement=""/>
    </number:number-style>
    <number:currency-style style:name="N726P0" style:volatile="true">
      <number:currency-symbol>$</number:currency-symbol>
      <number:number number:decimal-places="2" number:min-integer-digits="1" number:grouping="true"/>
    </number:currency-style>
    <number:currency-style style:name="N72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26P0"/>
    </number:currency-style>
    <number:number-style style:name="N727">
      <number:number number:decimal-places="0" number:min-integer-digits="8"/>
    </number:number-style>
    <number:number-style style:name="N728">
      <number:number number:decimal-places="0" number:min-integer-digits="7"/>
    </number:number-style>
    <number:date-style style:name="N729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0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1">
      <number:month number:style="long" number:textual="true"/>
      <number:text>/</number:text>
      <number:year number:style="long"/>
    </number:date-style>
    <number:number-style style:name="N732P0" style:volatile="true">
      <number:number number:decimal-places="2" number:min-integer-digits="1"/>
    </number:number-style>
    <number:number-style style:name="N732">
      <style:text-properties fo:color="#ff0000"/>
      <number:text>-</number:text>
      <number:number number:decimal-places="2" number:min-integer-digits="1"/>
      <style:map style:condition="value()&gt;=0" style:apply-style-name="N732P0"/>
    </number:number-style>
    <number:date-style style:name="N733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34">
      <number:day-of-week number:style="long"/>
      <number:text>, </number:text>
      <number:month number:style="long" number:textual="true"/>
    </number:date-style>
    <number:date-style style:name="N735">
      <number:day-of-week number:style="long"/>
      <number:text>, </number:text>
    </number:date-style>
    <number:date-style style:name="N736">
      <number:month number:textual="true"/>
      <number:text> </number:text>
      <number:day/>
      <number:text>, </number:text>
    </number:date-style>
    <number:number-style style:name="N737">
      <number:number number:decimal-places="8" number:min-integer-digits="1" number:grouping="true"/>
    </number:number-style>
    <number:date-style style:name="N738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39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0">
      <number:day-of-week/>
      <number:text>, </number:text>
      <number:month number:textual="true"/>
      <number:text> </number:text>
      <number:day number:style="long"/>
    </number:date-style>
    <number:date-style style:name="N741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2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3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44">
      <number:month number:textual="true"/>
      <number:text> </number:text>
      <number:day number:style="long"/>
      <number:text>, </number:text>
    </number:date-style>
    <number:currency-style style:name="N746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46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46P0"/>
    </number:currency-style>
    <number:currency-style style:name="N748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48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48P0"/>
    </number:currency-style>
    <number:number-style style:name="N750P0" style:volatile="true">
      <number:number number:decimal-places="0" number:min-integer-digits="1"/>
    </number:number-style>
    <number:number-style style:name="N750P1" style:volatile="true">
      <number:text>-</number:text>
      <number:number number:decimal-places="0" number:min-integer-digits="1"/>
    </number:number-style>
    <number:number-style style:name="N750">
      <number:text>.</number:text>
      <style:map style:condition="value()&gt;0" style:apply-style-name="N750P0"/>
      <style:map style:condition="value()&lt;0" style:apply-style-name="N750P1"/>
    </number:number-style>
    <number:number-style style:name="N751P0" style:volatile="true">
      <number:number number:decimal-places="0" number:min-integer-digits="1"/>
    </number:number-style>
    <number:number-style style:name="N751P1" style:volatile="true">
      <number:text>-</number:text>
      <number:number number:decimal-places="0" number:min-integer-digits="1"/>
    </number:number-style>
    <number:number-style style:name="N751">
      <number:text/>
      <style:map style:condition="value()&gt;0" style:apply-style-name="N751P0"/>
      <style:map style:condition="value()&lt;0" style:apply-style-name="N751P1"/>
    </number:number-style>
    <number:currency-style style:name="N75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3P0"/>
    </number:currency-style>
    <number:date-style style:name="N754P0" style:volatile="true">
      <number:month/>
      <number:text>/</number:text>
      <number:day/>
      <number:text>/</number:text>
      <number:year/>
    </number:date-style>
    <number:text-style style:name="N754">
      <number:text-content/>
      <style:map style:condition="value()&gt;=0" style:apply-style-name="N754P0"/>
    </number:text-style>
    <number:date-style style:name="N755P0" style:volatile="true">
      <number:month number:textual="true"/>
      <number:text>-</number:text>
      <number:year/>
    </number:date-style>
    <number:text-style style:name="N755">
      <number:text-content/>
      <style:map style:condition="value()&gt;=0" style:apply-style-name="N755P0"/>
    </number:text-style>
    <number:number-style style:name="N756P0" style:volatile="true">
      <number:number number:decimal-places="2" number:min-integer-digits="1" number:grouping="true"/>
    </number:number-style>
    <number:number-style style:name="N756">
      <number:text>-\</number:text>
      <number:number number:decimal-places="2" number:min-integer-digits="1" number:grouping="true"/>
      <style:map style:condition="value()&gt;=0" style:apply-style-name="N756P0"/>
    </number:number-style>
    <number:date-style style:name="N757">
      <number:day-of-week/>
      <number:text> </number:text>
      <number:day number:style="long"/>
    </number:date-style>
    <number:currency-style style:name="N761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1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1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1">
      <number:text-content/>
      <number:text> </number:text>
      <style:map style:condition="value()&gt;0" style:apply-style-name="N761P0"/>
      <style:map style:condition="value()&lt;0" style:apply-style-name="N761P1"/>
      <style:map style:condition="value()=0" style:apply-style-name="N761P2"/>
    </number:text-style>
    <number:number-style style:name="N763P0" style:volatile="true">
      <number:text>¥</number:text>
      <number:number number:decimal-places="0" number:min-integer-digits="1" number:grouping="true"/>
      <number:text> </number:text>
    </number:number-style>
    <number:number-style style:name="N763">
      <number:text>(¥</number:text>
      <number:number number:decimal-places="0" number:min-integer-digits="1" number:grouping="true"/>
      <number:text>)</number:text>
      <style:map style:condition="value()&gt;=0" style:apply-style-name="N763P0"/>
    </number:number-style>
    <number:number-style style:name="N764P0" style:volatile="true">
      <number:text>¥</number:text>
      <number:number number:decimal-places="0" number:min-integer-digits="1" number:grouping="true"/>
      <number:text> </number:text>
    </number:number-style>
    <number:number-style style:name="N764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64P0"/>
    </number:number-style>
    <number:number-style style:name="N766P0" style:volatile="true">
      <number:text>¥</number:text>
      <number:number number:decimal-places="2" number:min-integer-digits="1" number:grouping="true"/>
      <number:text> </number:text>
    </number:number-style>
    <number:number-style style:name="N766">
      <number:text>(¥</number:text>
      <number:number number:decimal-places="2" number:min-integer-digits="1" number:grouping="true"/>
      <number:text>)</number:text>
      <style:map style:condition="value()&gt;=0" style:apply-style-name="N766P0"/>
    </number:number-style>
    <number:number-style style:name="N767P0" style:volatile="true">
      <number:text>¥</number:text>
      <number:number number:decimal-places="2" number:min-integer-digits="1" number:grouping="true"/>
      <number:text> </number:text>
    </number:number-style>
    <number:number-style style:name="N767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67P0"/>
    </number:number-style>
    <number:number-style style:name="N769P0" style:volatile="true">
      <number:text> ¥</number:text>
      <number:number number:decimal-places="0" number:min-integer-digits="1" number:grouping="true"/>
      <number:text> </number:text>
    </number:number-style>
    <number:number-style style:name="N769P1" style:volatile="true">
      <number:text> ¥(</number:text>
      <number:number number:decimal-places="0" number:min-integer-digits="1" number:grouping="true"/>
      <number:text>)</number:text>
    </number:number-style>
    <number:number-style style:name="N769P2" style:volatile="true">
      <number:text> ¥- </number:text>
    </number:number-style>
    <number:text-style style:name="N769">
      <number:text-content/>
      <number:text> </number:text>
      <style:map style:condition="value()&gt;0" style:apply-style-name="N769P0"/>
      <style:map style:condition="value()&lt;0" style:apply-style-name="N769P1"/>
      <style:map style:condition="value()=0" style:apply-style-name="N769P2"/>
    </number:text-style>
    <number:number-style style:name="N771P0" style:volatile="true">
      <number:text> ¥</number:text>
      <number:number number:decimal-places="2" number:min-integer-digits="1" number:grouping="true"/>
      <number:text> </number:text>
    </number:number-style>
    <number:number-style style:name="N771P1" style:volatile="true">
      <number:text> ¥(</number:text>
      <number:number number:decimal-places="2" number:min-integer-digits="1" number:grouping="true"/>
      <number:text>)</number:text>
    </number:number-style>
    <number:number-style style:name="N771P2" style:volatile="true">
      <number:text> ¥-</number:text>
      <number:number number:decimal-places="0" number:min-integer-digits="0"/>
      <number:text> </number:text>
    </number:number-style>
    <number:text-style style:name="N771">
      <number:text-content/>
      <number:text> </number:text>
      <style:map style:condition="value()&gt;0" style:apply-style-name="N771P0"/>
      <style:map style:condition="value()&lt;0" style:apply-style-name="N771P1"/>
      <style:map style:condition="value()=0" style:apply-style-name="N771P2"/>
    </number:text-style>
    <number:currency-style style:name="N775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75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75P2" style:volatile="true">
      <number:currency-symbol number:language="ja" number:country="JP">¥</number:currency-symbol>
      <number:text>- </number:text>
    </number:currency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currency-style style:name="N776">
      <number:currency-symbol number:language="ja" number:country="JP">¥</number:currency-symbol>
      <number:number number:decimal-places="0" number:min-integer-digits="1" number:grouping="true"/>
    </number:currency-style>
    <number:number-style style:name="N777P0" style:volatile="true">
      <number:number number:decimal-places="1" number:min-integer-digits="1"/>
    </number:number-style>
    <number:number-style style:name="N777">
      <style:text-properties fo:color="#ff0000"/>
      <number:number number:decimal-places="1" number:min-integer-digits="1"/>
      <style:map style:condition="value()&gt;=0" style:apply-style-name="N777P0"/>
    </number:number-style>
    <number:number-style style:name="N778">
      <number:number number:decimal-places="0" number:min-integer-digits="3" number:grouping="true"/>
    </number:number-style>
    <number:number-style style:name="N779">
      <number:number number:decimal-places="2" number:min-integer-digits="3" number:grouping="true"/>
    </number:number-style>
    <number:number-style style:name="N780">
      <number:number number:decimal-places="3" number:min-integer-digits="0" number:grouping="true"/>
    </number:number-style>
    <number:currency-style style:name="N781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1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1P0"/>
    </number:currency-style>
    <number:date-style style:name="N782">
      <number:day number:style="long"/>
      <number:text>/</number:text>
      <number:month number:style="long"/>
      <number:text>/</number:text>
      <number:year/>
    </number:date-style>
    <number:currency-style style:name="N784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784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784P0"/>
    </number:currency-style>
    <number:date-style style:name="N785">
      <number:day/>
      <number:text> </number:text>
      <number:month number:style="long" number:textual="true"/>
      <number:text> </number:text>
      <number:year/>
    </number:date-style>
    <number:date-style style:name="N786">
      <number:day number:style="long"/>
      <number:text> </number:text>
      <number:month number:style="long" number:textual="true"/>
    </number:date-style>
    <number:date-style style:name="N787">
      <number:day/>
      <number:text> </number:text>
      <number:month number:style="long" number:textual="true"/>
      <number:text> </number:text>
      <number:year number:style="long"/>
    </number:date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rotation-align="none" style:vertical-align="top"/>
      <style:paragraph-properties fo:text-align="start" fo:margin-left="0in"/>
      <style:text-properties fo:color="#000000" fo:font-size="10pt" fo:font-style="normal" fo:font-weight="normal" style:font-style-asian="italic" style:font-weight-asian="bold" style:font-name-complex="Arial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80" style:text-outline="false" style:text-line-through-style="none" style:font-name="Arial11" fo:font-size="15pt" fo:font-style="italic" fo:text-shadow="none" style:text-underline-style="none" fo:font-weight="normal" style:font-size-asian="15pt" style:font-style-asian="italic" style:font-weight-asian="normal" style:font-name-complex="Arial11" style:font-size-complex="15pt" style:font-style-complex="italic" style:font-weight-complex="normal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993366" style:text-outline="false" style:text-line-through-style="none" style:font-name="Arial21" fo:font-size="16pt" fo:font-style="normal" fo:text-shadow="none" style:text-underline-style="none" fo:font-weight="normal" style:font-size-asian="16pt" style:font-style-asian="normal" style:font-weight-asian="normal" style:font-name-complex="Arial21" style:font-size-complex="16pt" style:font-style-complex="normal" style:font-weight-complex="normal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2_5f_1_20_1" style:display-name="Excel_CondFormat_1_2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3_5f_1_20_1" style:display-name="Excel_CondFormat_1_3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4_5f_1_20_1" style:display-name="Excel_CondFormat_1_4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5_5f_1_20_1" style:display-name="Excel_CondFormat_1_5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6_5f_1_20_1" style:display-name="Excel_CondFormat_1_6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2_5f_1" style:display-name="Excel_CondFormat_1_2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3_5f_1" style:display-name="Excel_CondFormat_1_3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4_5f_1" style:display-name="Excel_CondFormat_1_4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5_5f_1" style:display-name="Excel_CondFormat_1_5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6_5f_1" style:display-name="Excel_CondFormat_1_6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first-page-number="continu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page-layout style:name="Mpm5">
      <style:page-layout-properties fo:page-width="11in" fo:page-height="8.5in" style:num-format="1" style:print-orientation="landscape" fo:margin-top="0.4902in" fo:margin-bottom="0.4902in" fo:margin-left="0.4902in" fo:margin-right="0.4902in" style:print-page-order="ltr" style:scale-to="100%" style:writing-mode="lr-tb"/>
      <style:header-style>
        <style:header-footer-properties fo:min-height="0.2957in" fo:margin-left="0.2575in" fo:margin-right="0.2575in" fo:margin-bottom="0.289in"/>
      </style:header-style>
      <style:footer-style>
        <style:header-footer-properties fo:min-height="0.2957in" fo:margin-left="0.2575in" fo:margin-right="0.2575in" fo:margin-top="0.261in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  <style:style style:name="MT6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7" style:family="text">
      <style:text-properties fo:color="#000000" style:text-outline="false" style:text-line-through-style="none" style:text-position="0% 100%" style:font-name="Arial31" fo:font-size="8pt" fo:font-style="normal" fo:text-shadow="none" style:text-underline-style="none" fo:font-weight="normal" style:font-size-asian="8pt" style:font-style-asian="normal" style:font-weight-asian="normal" style:font-name-complex="Arial31" style:font-size-complex="8pt" style:font-style-complex="normal" style:font-weight-complex="normal"/>
    </style:style>
    <style:style style:name="MT8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05/31/2019</text:date>, <text:time>17:5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9-05-31">05/31/2019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  <style:master-page style:name="PageStyle_5f_Thong_5f_Tin_5f_Ngay_5f_Nghi_5f_201810" style:display-name="PageStyle_Thong_Tin_Ngay_Nghi_201810" style:page-layout-name="Mpm5">
      <style:header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>
      <style:header-left style:display="false"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-left>
      <style:footer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>
      <style:footer-left style:display="false"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-left>
    </style:master-page>
    <style:master-page style:name="PageStyle_5f_Thong_5f_Tin_5f_Ngay_5f_Nghi_5f_201810_20_1" style:display-name="PageStyle_Thong_Tin_Ngay_Nghi_201810 1" style:page-layout-name="Mpm5">
      <style:header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>
      <style:header-left style:display="false"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-left>
      <style:footer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>
      <style:footer-left style:display="false"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1879</meta:editing-cycles>
    <meta:editing-duration>P61DT3H32M17S</meta:editing-duration>
    <meta:generator>OpenOffice/4.1.2$Win32 OpenOffice.org_project/412m3$Build-9782</meta:generator>
    <dc:date>2019-05-31T17:50:13.37</dc:date>
    <meta:print-date>2018-01-05T11:35:11.94</meta:print-date>
    <meta:document-statistic meta:table-count="15" meta:cell-count="10471" meta:object-count="0"/>
    <meta:user-defined meta:name="Info 1"/>
    <meta:user-defined meta:name="Info 2"/>
    <meta:user-defined meta:name="Info 3"/>
    <meta:user-defined meta:name="Info 4"/>
  </office:meta>
</office:document-meta>
</file>